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7d25a9" officeooo:paragraph-rsid="21b97db2" style:language-asian="cs" style:country-asian="CZ"/>
    </style:style>
    <style:style style:name="P19" style:family="paragraph" style:parent-style-name="Text_20_body">
      <style:text-properties fo:language="cs" fo:country="CZ" officeooo:rsid="207d25a9" officeooo:paragraph-rsid="22ba960b" style:language-asian="cs" style:country-asian="CZ"/>
    </style:style>
    <style:style style:name="P20" style:family="paragraph" style:parent-style-name="Text_20_body">
      <style:text-properties fo:language="cs" fo:country="CZ" officeooo:rsid="20834f4f" officeooo:paragraph-rsid="2046eb88" style:language-asian="cs" style:country-asian="CZ"/>
    </style:style>
    <style:style style:name="P21" style:family="paragraph" style:parent-style-name="Text_20_body">
      <style:text-properties fo:language="cs" fo:country="CZ" officeooo:rsid="20834f4f" officeooo:paragraph-rsid="20df4ae1" style:language-asian="cs" style:country-asian="CZ"/>
    </style:style>
    <style:style style:name="P22" style:family="paragraph" style:parent-style-name="Text_20_body">
      <style:text-properties fo:language="cs" fo:country="CZ" officeooo:rsid="20834f4f" officeooo:paragraph-rsid="23c30856" style:language-asian="cs" style:country-asian="CZ"/>
    </style:style>
    <style:style style:name="P23" style:family="paragraph" style:parent-style-name="Text_20_body">
      <style:text-properties fo:language="cs" fo:country="CZ" officeooo:rsid="22410656" officeooo:paragraph-rsid="2242ceb5" style:language-asian="cs" style:country-asian="CZ"/>
    </style:style>
    <style:style style:name="P24" style:family="paragraph" style:parent-style-name="Text_20_body">
      <style:text-properties fo:language="cs" fo:country="CZ" officeooo:rsid="22410656" officeooo:paragraph-rsid="236e204c" style:language-asian="cs" style:country-asian="CZ"/>
    </style:style>
    <style:style style:name="P25" style:family="paragraph" style:parent-style-name="Text_20_body">
      <style:text-properties fo:language="cs" fo:country="CZ" officeooo:rsid="20735a6d" officeooo:paragraph-rsid="20735a6d" style:language-asian="cs" style:country-asian="CZ"/>
    </style:style>
    <style:style style:name="P26" style:family="paragraph" style:parent-style-name="Text_20_body">
      <style:text-properties fo:language="cs" fo:country="CZ" officeooo:rsid="206f2028" officeooo:paragraph-rsid="230337f0" style:language-asian="cs" style:country-asian="CZ"/>
    </style:style>
    <style:style style:name="P27" style:family="paragraph" style:parent-style-name="Text_20_body">
      <style:text-properties fo:language="cs" fo:country="CZ" officeooo:rsid="20759c9f" officeooo:paragraph-rsid="23033a35" style:language-asian="cs" style:country-asian="CZ"/>
    </style:style>
    <style:style style:name="P28" style:family="paragraph" style:parent-style-name="Text_20_body">
      <style:text-properties fo:language="cs" fo:country="CZ" officeooo:rsid="21c502f0" officeooo:paragraph-rsid="236db2ab" style:language-asian="cs" style:country-asian="CZ"/>
    </style:style>
    <style:style style:name="P29" style:family="paragraph" style:parent-style-name="Text_20_body">
      <style:text-properties fo:language="cs" fo:country="CZ" officeooo:rsid="226d8c63" officeooo:paragraph-rsid="236f6335" style:language-asian="cs" style:country-asian="CZ"/>
    </style:style>
    <style:style style:name="P30" style:family="paragraph" style:parent-style-name="Text_20_body">
      <style:text-properties fo:language="cs" fo:country="CZ" officeooo:rsid="2194fb18" officeooo:paragraph-rsid="236f6335" style:language-asian="cs" style:country-asian="CZ"/>
    </style:style>
    <style:style style:name="P31" style:family="paragraph" style:parent-style-name="Text_20_body">
      <style:text-properties fo:language="cs" fo:country="CZ" officeooo:rsid="2194fb18" officeooo:paragraph-rsid="237364a0" style:language-asian="cs" style:country-asian="CZ"/>
    </style:style>
    <style:style style:name="P32" style:family="paragraph" style:parent-style-name="Text_20_body">
      <style:text-properties fo:language="cs" fo:country="CZ" officeooo:rsid="225ad0f8" officeooo:paragraph-rsid="225ad0f8" style:language-asian="cs" style:country-asian="CZ"/>
    </style:style>
    <style:style style:name="P33" style:family="paragraph" style:parent-style-name="Text_20_body">
      <style:text-properties fo:language="cs" fo:country="CZ" officeooo:paragraph-rsid="288afecb" style:language-asian="cs" style:country-asian="CZ"/>
    </style:style>
    <style:style style:name="P34" style:family="paragraph" style:parent-style-name="Text_20_body">
      <style:text-properties fo:language="cs" fo:country="CZ" officeooo:paragraph-rsid="2890662a" style:language-asian="cs" style:country-asian="CZ"/>
    </style:style>
    <style:style style:name="P35" style:family="paragraph" style:parent-style-name="Text_20_body">
      <style:text-properties fo:language="cs" fo:country="CZ" officeooo:rsid="202364ac" style:language-asian="cs" style:country-asian="CZ"/>
    </style:style>
    <style:style style:name="P36" style:family="paragraph" style:parent-style-name="Text_20_body">
      <style:text-properties fo:language="cs" fo:country="CZ" officeooo:rsid="287f4470" officeooo:paragraph-rsid="287f4470" style:language-asian="cs" style:country-asian="CZ"/>
    </style:style>
    <style:style style:name="P37" style:family="paragraph" style:parent-style-name="Text_20_body">
      <style:text-properties fo:language="cs" fo:country="CZ" officeooo:rsid="202b1bc4" officeooo:paragraph-rsid="202b1bc4" style:language-asian="cs" style:country-asian="CZ"/>
    </style:style>
    <style:style style:name="P38" style:family="paragraph" style:parent-style-name="Text_20_body">
      <style:text-properties fo:language="cs" fo:country="CZ" officeooo:rsid="2033ec3f" officeooo:paragraph-rsid="2033ec3f" style:language-asian="cs" style:country-asian="CZ"/>
    </style:style>
    <style:style style:name="P39" style:family="paragraph" style:parent-style-name="Text_20_body">
      <style:text-properties fo:language="cs" fo:country="CZ" officeooo:rsid="28aea984" officeooo:paragraph-rsid="28b0c8e6" style:language-asian="cs" style:country-asian="CZ"/>
    </style:style>
    <style:style style:name="P40" style:family="paragraph" style:parent-style-name="Text_20_body">
      <style:text-properties fo:language="cs" fo:country="CZ" officeooo:rsid="28b0c8e6" officeooo:paragraph-rsid="28b0c8e6" style:language-asian="cs" style:country-asian="CZ"/>
    </style:style>
    <style:style style:name="P41" style:family="paragraph" style:parent-style-name="Text_20_body">
      <style:text-properties fo:language="cs" fo:country="CZ" officeooo:rsid="28aefe7f" officeooo:paragraph-rsid="28aefe7f" style:language-asian="cs" style:country-asian="CZ"/>
    </style:style>
    <style:style style:name="P42"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3"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4" style:family="paragraph" style:parent-style-name="Text_20_body">
      <style:text-properties fo:language="cs" fo:country="CZ" officeooo:rsid="121a4227" officeooo:paragraph-rsid="2599cbac"/>
    </style:style>
    <style:style style:name="P45" style:family="paragraph" style:parent-style-name="Text_20_body">
      <style:text-properties fo:language="cs" fo:country="CZ" officeooo:rsid="244ac7da" officeooo:paragraph-rsid="27911d11"/>
    </style:style>
    <style:style style:name="P46" style:family="paragraph" style:parent-style-name="Text_20_body">
      <style:text-properties fo:language="cs" fo:country="CZ" officeooo:rsid="1e5eb703" officeooo:paragraph-rsid="283b5b27"/>
    </style:style>
    <style:style style:name="P47" style:family="paragraph" style:parent-style-name="Text_20_body">
      <style:text-properties fo:language="cs" fo:country="CZ" officeooo:rsid="283b5b27" officeooo:paragraph-rsid="283b5b27"/>
    </style:style>
    <style:style style:name="P48" style:family="paragraph" style:parent-style-name="Text_20_body">
      <style:text-properties fo:language="cs" fo:country="CZ" officeooo:rsid="17870ee9" officeooo:paragraph-rsid="284f60f7"/>
    </style:style>
    <style:style style:name="P49" style:family="paragraph" style:parent-style-name="Text_20_body">
      <style:text-properties fo:language="cs" fo:country="CZ" officeooo:rsid="28445bcb" officeooo:paragraph-rsid="28445bcb"/>
    </style:style>
    <style:style style:name="P50" style:family="paragraph" style:parent-style-name="Text_20_body">
      <style:text-properties fo:language="cs" fo:country="CZ" officeooo:rsid="287adeee" officeooo:paragraph-rsid="287adeee"/>
    </style:style>
    <style:style style:name="P51" style:family="paragraph" style:parent-style-name="Text_20_body">
      <style:text-properties officeooo:rsid="2052d536" officeooo:paragraph-rsid="205aec31"/>
    </style:style>
    <style:style style:name="P52" style:family="paragraph" style:parent-style-name="Text_20_body">
      <style:text-properties officeooo:rsid="20642488" officeooo:paragraph-rsid="20642488"/>
    </style:style>
    <style:style style:name="P53" style:family="paragraph" style:parent-style-name="Text_20_body">
      <style:text-properties officeooo:rsid="20642488" officeooo:paragraph-rsid="2305469b"/>
    </style:style>
    <style:style style:name="P54" style:family="paragraph" style:parent-style-name="Text_20_body">
      <style:text-properties officeooo:rsid="206449e7" officeooo:paragraph-rsid="2068fff3"/>
    </style:style>
    <style:style style:name="P55" style:family="paragraph" style:parent-style-name="Text_20_body">
      <style:text-properties officeooo:rsid="207d25a9" officeooo:paragraph-rsid="21ad8828"/>
    </style:style>
    <style:style style:name="P56" style:family="paragraph" style:parent-style-name="Text_20_body">
      <style:text-properties officeooo:rsid="207d25a9" officeooo:paragraph-rsid="21adb664"/>
    </style:style>
    <style:style style:name="P57" style:family="paragraph" style:parent-style-name="Text_20_body">
      <style:text-properties officeooo:rsid="207d25a9" officeooo:paragraph-rsid="21b6cacf"/>
    </style:style>
    <style:style style:name="P58" style:family="paragraph" style:parent-style-name="Text_20_body">
      <style:text-properties officeooo:rsid="207d25a9" officeooo:paragraph-rsid="21ca4657"/>
    </style:style>
    <style:style style:name="P59" style:family="paragraph" style:parent-style-name="Text_20_body">
      <style:text-properties officeooo:rsid="207d25a9" officeooo:paragraph-rsid="21d1cb1f"/>
    </style:style>
    <style:style style:name="P60" style:family="paragraph" style:parent-style-name="Text_20_body">
      <style:text-properties officeooo:rsid="207d25a9" officeooo:paragraph-rsid="2205de60"/>
    </style:style>
    <style:style style:name="P61" style:family="paragraph" style:parent-style-name="Text_20_body">
      <style:text-properties officeooo:rsid="207d25a9" officeooo:paragraph-rsid="2207a489"/>
    </style:style>
    <style:style style:name="P62" style:family="paragraph" style:parent-style-name="Text_20_body">
      <style:text-properties officeooo:rsid="207d25a9" officeooo:paragraph-rsid="220f5aec"/>
    </style:style>
    <style:style style:name="P63" style:family="paragraph" style:parent-style-name="Text_20_body">
      <style:text-properties officeooo:rsid="207d25a9" officeooo:paragraph-rsid="2210eef5"/>
    </style:style>
    <style:style style:name="P64" style:family="paragraph" style:parent-style-name="Text_20_body">
      <style:text-properties officeooo:rsid="207d25a9" officeooo:paragraph-rsid="2211047f"/>
    </style:style>
    <style:style style:name="P65" style:family="paragraph" style:parent-style-name="Text_20_body">
      <style:text-properties officeooo:rsid="207d25a9" officeooo:paragraph-rsid="221a0527"/>
    </style:style>
    <style:style style:name="P66" style:family="paragraph" style:parent-style-name="Text_20_body">
      <style:text-properties officeooo:rsid="207d25a9" officeooo:paragraph-rsid="22447983"/>
    </style:style>
    <style:style style:name="P67" style:family="paragraph" style:parent-style-name="Text_20_body">
      <style:text-properties officeooo:rsid="207d25a9" officeooo:paragraph-rsid="224a5cc5"/>
    </style:style>
    <style:style style:name="P68" style:family="paragraph" style:parent-style-name="Text_20_body">
      <style:text-properties officeooo:rsid="207d25a9" officeooo:paragraph-rsid="224c7800"/>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62950f"/>
    </style:style>
    <style:style style:name="P72" style:family="paragraph" style:parent-style-name="Text_20_body">
      <style:text-properties officeooo:rsid="207d25a9" officeooo:paragraph-rsid="227187a1"/>
    </style:style>
    <style:style style:name="P73" style:family="paragraph" style:parent-style-name="Text_20_body">
      <style:text-properties officeooo:rsid="207d25a9" officeooo:paragraph-rsid="22800e48"/>
    </style:style>
    <style:style style:name="P74" style:family="paragraph" style:parent-style-name="Text_20_body">
      <style:text-properties officeooo:rsid="207d25a9" officeooo:paragraph-rsid="228a2f29"/>
    </style:style>
    <style:style style:name="P75" style:family="paragraph" style:parent-style-name="Text_20_body">
      <style:text-properties officeooo:rsid="207d25a9" officeooo:paragraph-rsid="2297aba1"/>
    </style:style>
    <style:style style:name="P76" style:family="paragraph" style:parent-style-name="Text_20_body">
      <style:text-properties officeooo:rsid="207d25a9" officeooo:paragraph-rsid="22bd6cdb"/>
    </style:style>
    <style:style style:name="P77" style:family="paragraph" style:parent-style-name="Text_20_body">
      <style:text-properties officeooo:rsid="207d25a9" officeooo:paragraph-rsid="230337f0"/>
    </style:style>
    <style:style style:name="P78" style:family="paragraph" style:parent-style-name="Text_20_body">
      <style:text-properties officeooo:rsid="207d25a9" officeooo:paragraph-rsid="236db2ab"/>
    </style:style>
    <style:style style:name="P79" style:family="paragraph" style:parent-style-name="Text_20_body">
      <style:text-properties officeooo:rsid="207d25a9" officeooo:paragraph-rsid="236e204c"/>
    </style:style>
    <style:style style:name="P80" style:family="paragraph" style:parent-style-name="Text_20_body">
      <style:text-properties officeooo:rsid="207d25a9" officeooo:paragraph-rsid="236f6335"/>
    </style:style>
    <style:style style:name="P81" style:family="paragraph" style:parent-style-name="Text_20_body">
      <style:text-properties officeooo:rsid="207d25a9" officeooo:paragraph-rsid="237364a0"/>
    </style:style>
    <style:style style:name="P82" style:family="paragraph" style:parent-style-name="Text_20_body">
      <style:text-properties officeooo:rsid="207d25a9" officeooo:paragraph-rsid="23ded328"/>
    </style:style>
    <style:style style:name="P83" style:family="paragraph" style:parent-style-name="Text_20_body">
      <style:text-properties officeooo:rsid="207d25a9" officeooo:paragraph-rsid="23e88232"/>
    </style:style>
    <style:style style:name="P84" style:family="paragraph" style:parent-style-name="Text_20_body">
      <style:text-properties officeooo:rsid="207d25a9" officeooo:paragraph-rsid="23e964f6"/>
    </style:style>
    <style:style style:name="P85" style:family="paragraph" style:parent-style-name="Text_20_body">
      <style:text-properties officeooo:rsid="2089bc52" officeooo:paragraph-rsid="21ad8828"/>
    </style:style>
    <style:style style:name="P86" style:family="paragraph" style:parent-style-name="Text_20_body">
      <style:text-properties officeooo:rsid="2089bc52" officeooo:paragraph-rsid="2089bc52"/>
    </style:style>
    <style:style style:name="P87" style:family="paragraph" style:parent-style-name="Text_20_body">
      <style:text-properties officeooo:rsid="2098b342" officeooo:paragraph-rsid="20a19e91"/>
    </style:style>
    <style:style style:name="P88" style:family="paragraph" style:parent-style-name="Text_20_body">
      <style:text-properties officeooo:rsid="2098b342" officeooo:paragraph-rsid="20ace839"/>
    </style:style>
    <style:style style:name="P89" style:family="paragraph" style:parent-style-name="Text_20_body">
      <style:text-properties officeooo:rsid="2098b342" officeooo:paragraph-rsid="20c1c0ac"/>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2365c541"/>
    </style:style>
    <style:style style:name="P94" style:family="paragraph" style:parent-style-name="Text_20_body">
      <style:text-properties officeooo:rsid="2098b342" officeooo:paragraph-rsid="250683f3"/>
    </style:style>
    <style:style style:name="P95" style:family="paragraph" style:parent-style-name="Text_20_body">
      <style:text-properties officeooo:rsid="2098b342" officeooo:paragraph-rsid="2512ec2a"/>
    </style:style>
    <style:style style:name="P96" style:family="paragraph" style:parent-style-name="Text_20_body">
      <style:text-properties officeooo:rsid="2098b342" officeooo:paragraph-rsid="2854994a"/>
    </style:style>
    <style:style style:name="P97" style:family="paragraph" style:parent-style-name="Text_20_body">
      <style:text-properties officeooo:rsid="2098b342" officeooo:paragraph-rsid="285506bd"/>
    </style:style>
    <style:style style:name="P98" style:family="paragraph" style:parent-style-name="Text_20_body">
      <style:text-properties officeooo:rsid="2098b342" officeooo:paragraph-rsid="285c2fe7"/>
    </style:style>
    <style:style style:name="P99" style:family="paragraph" style:parent-style-name="Text_20_body">
      <style:text-properties officeooo:rsid="2098b342" officeooo:paragraph-rsid="285cc5b9"/>
    </style:style>
    <style:style style:name="P100" style:family="paragraph" style:parent-style-name="Text_20_body">
      <style:text-properties officeooo:rsid="20a1bc0a" officeooo:paragraph-rsid="20a3122c"/>
    </style:style>
    <style:style style:name="P101" style:family="paragraph" style:parent-style-name="Text_20_body">
      <style:text-properties officeooo:rsid="20b5f42b" officeooo:paragraph-rsid="20b5f42b"/>
    </style:style>
    <style:style style:name="P102" style:family="paragraph" style:parent-style-name="Text_20_body">
      <style:text-properties officeooo:rsid="20b5f42b" officeooo:paragraph-rsid="22462321"/>
    </style:style>
    <style:style style:name="P103" style:family="paragraph" style:parent-style-name="Text_20_body">
      <style:text-properties officeooo:rsid="20c37e13" officeooo:paragraph-rsid="20c37e13"/>
    </style:style>
    <style:style style:name="P104" style:family="paragraph" style:parent-style-name="Text_20_body">
      <style:text-properties officeooo:rsid="20c8b3c0" officeooo:paragraph-rsid="20c8b3c0"/>
    </style:style>
    <style:style style:name="P105"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6"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7" style:family="paragraph" style:parent-style-name="Text_20_body">
      <style:text-properties officeooo:rsid="2067fcc6" officeooo:paragraph-rsid="2068fff3"/>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46911ff" officeooo:paragraph-rsid="2473cef6"/>
    </style:style>
    <style:style style:name="P111" style:family="paragraph" style:parent-style-name="Text_20_body">
      <style:text-properties style:text-line-through-style="none" style:text-line-through-type="none" officeooo:rsid="24969cfe" officeooo:paragraph-rsid="24969cfe"/>
    </style:style>
    <style:style style:name="P112" style:family="paragraph" style:parent-style-name="Text_20_body">
      <style:text-properties style:text-line-through-style="none" style:text-line-through-type="none" officeooo:rsid="2498f3a8" officeooo:paragraph-rsid="2498f3a8"/>
    </style:style>
    <style:style style:name="P113" style:family="paragraph" style:parent-style-name="Text_20_body">
      <style:text-properties style:text-line-through-style="none" style:text-line-through-type="none" officeooo:rsid="2801dd04" officeooo:paragraph-rsid="2801dd04" fo:background-color="transparent"/>
    </style:style>
    <style:style style:name="P114" style:family="paragraph" style:parent-style-name="Text_20_body">
      <style:text-properties style:text-line-through-style="none" style:text-line-through-type="none" officeooo:rsid="2808ebbf" officeooo:paragraph-rsid="2808ebbf" fo:background-color="transparent"/>
    </style:style>
    <style:style style:name="P115" style:family="paragraph" style:parent-style-name="Text_20_body">
      <style:text-properties style:text-line-through-style="none" style:text-line-through-type="none" officeooo:rsid="249687ad" officeooo:paragraph-rsid="283a7a76"/>
    </style:style>
    <style:style style:name="P116" style:family="paragraph" style:parent-style-name="Text_20_body">
      <style:text-properties style:text-line-through-style="none" style:text-line-through-type="none" officeooo:rsid="18d5013b" officeooo:paragraph-rsid="28376d61"/>
    </style:style>
    <style:style style:name="P117" style:family="paragraph" style:parent-style-name="Text_20_body">
      <style:text-properties style:text-line-through-style="none" style:text-line-through-type="none" officeooo:rsid="1bf7b356" officeooo:paragraph-rsid="2839ac60"/>
    </style:style>
    <style:style style:name="P118"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9" style:family="paragraph" style:parent-style-name="Text_20_body">
      <style:text-properties style:text-line-through-style="none" style:text-line-through-type="none" officeooo:rsid="21279893" officeooo:paragraph-rsid="295955da"/>
    </style:style>
    <style:style style:name="P120" style:family="paragraph" style:parent-style-name="Text_20_body">
      <style:text-properties style:text-line-through-style="none" style:text-line-through-type="none" officeooo:rsid="2997b27c" officeooo:paragraph-rsid="2997b27c"/>
    </style:style>
    <style:style style:name="P121" style:family="paragraph" style:parent-style-name="Text_20_body">
      <style:text-properties style:text-line-through-style="none" style:text-line-through-type="none" officeooo:rsid="2990865f" officeooo:paragraph-rsid="2990865f"/>
    </style:style>
    <style:style style:name="P122" style:family="paragraph" style:parent-style-name="Text_20_body">
      <style:text-properties style:text-line-through-style="none" style:text-line-through-type="none" officeooo:rsid="29995bff" officeooo:paragraph-rsid="299bc094"/>
    </style:style>
    <style:style style:name="P123" style:family="paragraph" style:parent-style-name="Text_20_body">
      <style:text-properties officeooo:rsid="20ee825d" officeooo:paragraph-rsid="21e9668e"/>
    </style:style>
    <style:style style:name="P124" style:family="paragraph" style:parent-style-name="Text_20_body">
      <style:text-properties officeooo:rsid="21537a33" officeooo:paragraph-rsid="21537a33"/>
    </style:style>
    <style:style style:name="P125" style:family="paragraph" style:parent-style-name="Text_20_body">
      <style:text-properties officeooo:rsid="21537a33" officeooo:paragraph-rsid="215a0579"/>
    </style:style>
    <style:style style:name="P126" style:family="paragraph" style:parent-style-name="Text_20_body">
      <style:text-properties officeooo:rsid="21537a33" officeooo:paragraph-rsid="215a7955"/>
    </style:style>
    <style:style style:name="P127" style:family="paragraph" style:parent-style-name="Text_20_body">
      <style:text-properties officeooo:rsid="21537a33" officeooo:paragraph-rsid="22e7a051"/>
    </style:style>
    <style:style style:name="P128" style:family="paragraph" style:parent-style-name="Text_20_body">
      <style:text-properties officeooo:rsid="21537a33" officeooo:paragraph-rsid="23c30856"/>
    </style:style>
    <style:style style:name="P129" style:family="paragraph" style:parent-style-name="Text_20_body">
      <style:text-properties officeooo:rsid="2194fb18" officeooo:paragraph-rsid="21ca843b"/>
    </style:style>
    <style:style style:name="P130" style:family="paragraph" style:parent-style-name="Text_20_body">
      <style:text-properties officeooo:rsid="2194fb18" officeooo:paragraph-rsid="226d1d4a"/>
    </style:style>
    <style:style style:name="P131" style:family="paragraph" style:parent-style-name="Text_20_body">
      <style:text-properties officeooo:paragraph-rsid="2195aae2"/>
    </style:style>
    <style:style style:name="P132" style:family="paragraph" style:parent-style-name="Text_20_body">
      <style:text-properties officeooo:paragraph-rsid="21966d5f"/>
    </style:style>
    <style:style style:name="P133" style:family="paragraph" style:parent-style-name="Text_20_body">
      <style:text-properties officeooo:rsid="211603d5" officeooo:paragraph-rsid="21ab8207"/>
    </style:style>
    <style:style style:name="P134" style:family="paragraph" style:parent-style-name="Text_20_body">
      <style:text-properties officeooo:rsid="21adb664" officeooo:paragraph-rsid="21adb664"/>
    </style:style>
    <style:style style:name="P135" style:family="paragraph" style:parent-style-name="Text_20_body">
      <style:text-properties officeooo:rsid="21b23b24" officeooo:paragraph-rsid="21b78951"/>
    </style:style>
    <style:style style:name="P136" style:family="paragraph" style:parent-style-name="Text_20_body">
      <style:text-properties officeooo:rsid="21d1cb1f" officeooo:paragraph-rsid="21d1cb1f"/>
    </style:style>
    <style:style style:name="P137" style:family="paragraph" style:parent-style-name="Text_20_body">
      <style:paragraph-properties fo:text-align="end" style:justify-single-word="false"/>
      <style:text-properties officeooo:rsid="1efe6072" officeooo:paragraph-rsid="1efe6072"/>
    </style:style>
    <style:style style:name="P138" style:family="paragraph" style:parent-style-name="Text_20_body">
      <style:text-properties officeooo:paragraph-rsid="215a0579"/>
    </style:style>
    <style:style style:name="P139" style:family="paragraph" style:parent-style-name="Text_20_body">
      <style:text-properties officeooo:paragraph-rsid="215a7955"/>
    </style:style>
    <style:style style:name="P140" style:family="paragraph" style:parent-style-name="Text_20_body">
      <style:text-properties officeooo:rsid="21f79b9f" officeooo:paragraph-rsid="21f79b9f"/>
    </style:style>
    <style:style style:name="P141" style:family="paragraph" style:parent-style-name="Text_20_body">
      <style:text-properties officeooo:rsid="22035c33" officeooo:paragraph-rsid="220b2653"/>
    </style:style>
    <style:style style:name="P142" style:family="paragraph" style:parent-style-name="Text_20_body">
      <style:text-properties officeooo:rsid="2205de60" officeooo:paragraph-rsid="2205de60"/>
    </style:style>
    <style:style style:name="P143" style:family="paragraph" style:parent-style-name="Text_20_body">
      <style:text-properties officeooo:rsid="220fea8a" officeooo:paragraph-rsid="220fea8a"/>
    </style:style>
    <style:style style:name="P144" style:family="paragraph" style:parent-style-name="Text_20_body">
      <style:text-properties officeooo:rsid="2210eef5" officeooo:paragraph-rsid="2212f493"/>
    </style:style>
    <style:style style:name="P145" style:family="paragraph" style:parent-style-name="Text_20_body">
      <style:text-properties officeooo:rsid="2210eef5" officeooo:paragraph-rsid="2215a714"/>
    </style:style>
    <style:style style:name="P146" style:family="paragraph" style:parent-style-name="Text_20_body">
      <style:text-properties officeooo:rsid="221a0527" officeooo:paragraph-rsid="221a0527"/>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6394fa" officeooo:paragraph-rsid="226394fa"/>
    </style:style>
    <style:style style:name="P149" style:family="paragraph" style:parent-style-name="Text_20_body">
      <style:text-properties officeooo:rsid="228327ad" officeooo:paragraph-rsid="2284bf97"/>
    </style:style>
    <style:style style:name="P150" style:family="paragraph" style:parent-style-name="Text_20_body">
      <style:text-properties officeooo:rsid="2297affa" officeooo:paragraph-rsid="229b2d63"/>
    </style:style>
    <style:style style:name="P151" style:family="paragraph" style:parent-style-name="Text_20_body">
      <style:text-properties officeooo:rsid="21577601" officeooo:paragraph-rsid="21577601"/>
    </style:style>
    <style:style style:name="P152" style:family="paragraph" style:parent-style-name="Text_20_body">
      <style:text-properties officeooo:rsid="21577601" officeooo:paragraph-rsid="22fc745d"/>
    </style:style>
    <style:style style:name="P153" style:family="paragraph" style:parent-style-name="Text_20_body">
      <style:text-properties officeooo:rsid="21577601" officeooo:paragraph-rsid="22fd30c1"/>
    </style:style>
    <style:style style:name="P154" style:family="paragraph" style:parent-style-name="Text_20_body">
      <style:text-properties officeooo:rsid="21577601" officeooo:paragraph-rsid="23c30856"/>
    </style:style>
    <style:style style:name="P155" style:family="paragraph" style:parent-style-name="Text_20_body">
      <style:text-properties officeooo:rsid="22d6a232" officeooo:paragraph-rsid="22d9bedb"/>
    </style:style>
    <style:style style:name="P156" style:family="paragraph" style:parent-style-name="Text_20_body">
      <style:text-properties officeooo:rsid="2024c342" officeooo:paragraph-rsid="2024c342"/>
    </style:style>
    <style:style style:name="P157" style:family="paragraph" style:parent-style-name="Text_20_body">
      <style:text-properties officeooo:rsid="21a77545" officeooo:paragraph-rsid="21a77545"/>
    </style:style>
    <style:style style:name="P158" style:family="paragraph" style:parent-style-name="Text_20_body">
      <style:text-properties officeooo:rsid="2058902b" officeooo:paragraph-rsid="22f1aa78"/>
    </style:style>
    <style:style style:name="P159" style:family="paragraph" style:parent-style-name="Text_20_body">
      <style:text-properties officeooo:rsid="207831ef" officeooo:paragraph-rsid="23033a35"/>
    </style:style>
    <style:style style:name="P160" style:family="paragraph" style:parent-style-name="Text_20_body">
      <style:text-properties officeooo:rsid="20774db6" officeooo:paragraph-rsid="23033a35"/>
    </style:style>
    <style:style style:name="P161" style:family="paragraph" style:parent-style-name="Text_20_body">
      <style:text-properties officeooo:rsid="20879cf5" officeooo:paragraph-rsid="23033a35"/>
    </style:style>
    <style:style style:name="P162" style:family="paragraph" style:parent-style-name="Text_20_body">
      <style:text-properties officeooo:rsid="20bc2715" officeooo:paragraph-rsid="2366bc69"/>
    </style:style>
    <style:style style:name="P163" style:family="paragraph" style:parent-style-name="Text_20_body">
      <style:text-properties officeooo:rsid="20ca50b1" officeooo:paragraph-rsid="23688ba4"/>
    </style:style>
    <style:style style:name="P164" style:family="paragraph" style:parent-style-name="Text_20_body">
      <style:text-properties officeooo:rsid="20b7a83f" officeooo:paragraph-rsid="23688ba4"/>
    </style:style>
    <style:style style:name="P165" style:family="paragraph" style:parent-style-name="Text_20_body">
      <style:text-properties officeooo:rsid="21c07a49" officeooo:paragraph-rsid="21c07a49"/>
    </style:style>
    <style:style style:name="P166" style:family="paragraph" style:parent-style-name="Text_20_body">
      <style:text-properties officeooo:paragraph-rsid="237987a4"/>
    </style:style>
    <style:style style:name="P167" style:family="paragraph" style:parent-style-name="Text_20_body">
      <style:text-properties officeooo:paragraph-rsid="219805d8"/>
    </style:style>
    <style:style style:name="P168" style:family="paragraph" style:parent-style-name="Text_20_body">
      <style:paragraph-properties fo:text-align="center" style:justify-single-word="false"/>
      <style:text-properties officeooo:paragraph-rsid="0ce719f8"/>
    </style:style>
    <style:style style:name="P169" style:family="paragraph" style:parent-style-name="Text_20_body">
      <style:text-properties officeooo:rsid="2397efe5" officeooo:paragraph-rsid="2397efe5"/>
    </style:style>
    <style:style style:name="P170" style:family="paragraph" style:parent-style-name="Text_20_body">
      <style:text-properties officeooo:rsid="2397efe5" officeooo:paragraph-rsid="23b0ce43"/>
    </style:style>
    <style:style style:name="P171" style:family="paragraph" style:parent-style-name="Text_20_body">
      <style:text-properties officeooo:rsid="23981548" officeooo:paragraph-rsid="23c21e07"/>
    </style:style>
    <style:style style:name="P172" style:family="paragraph" style:parent-style-name="Text_20_body">
      <style:text-properties officeooo:rsid="2399f6d8" officeooo:paragraph-rsid="2399f6d8"/>
    </style:style>
    <style:style style:name="P173" style:family="paragraph" style:parent-style-name="Text_20_body">
      <style:text-properties officeooo:rsid="239ee6d2" officeooo:paragraph-rsid="239ee6d2"/>
    </style:style>
    <style:style style:name="P174" style:family="paragraph" style:parent-style-name="Text_20_body">
      <style:text-properties officeooo:rsid="239ee6d2" officeooo:paragraph-rsid="239ee9e8"/>
    </style:style>
    <style:style style:name="P175" style:family="paragraph" style:parent-style-name="Text_20_body">
      <style:text-properties officeooo:rsid="239ee6d2" officeooo:paragraph-rsid="23a5525d"/>
    </style:style>
    <style:style style:name="P176" style:family="paragraph" style:parent-style-name="Text_20_body">
      <style:text-properties officeooo:rsid="239ee6d2" officeooo:paragraph-rsid="23d41b6c"/>
    </style:style>
    <style:style style:name="P177" style:family="paragraph" style:parent-style-name="Text_20_body">
      <style:text-properties officeooo:rsid="239f3212" officeooo:paragraph-rsid="23a68aaa"/>
    </style:style>
    <style:style style:name="P178" style:family="paragraph" style:parent-style-name="Text_20_body">
      <style:text-properties officeooo:rsid="23a2d0a9" officeooo:paragraph-rsid="23a2d0a9"/>
    </style:style>
    <style:style style:name="P179" style:family="paragraph" style:parent-style-name="Text_20_body">
      <style:text-properties officeooo:rsid="23a5525d" officeooo:paragraph-rsid="23a5525d"/>
    </style:style>
    <style:style style:name="P180" style:family="paragraph" style:parent-style-name="Text_20_body">
      <style:text-properties officeooo:rsid="23aa7f86" officeooo:paragraph-rsid="23c07497"/>
    </style:style>
    <style:style style:name="P181" style:family="paragraph" style:parent-style-name="Text_20_body">
      <style:text-properties officeooo:rsid="23c804c5" officeooo:paragraph-rsid="23cb1884"/>
    </style:style>
    <style:style style:name="P182" style:family="paragraph" style:parent-style-name="Text_20_body">
      <style:text-properties officeooo:rsid="23c97ddf" officeooo:paragraph-rsid="23c97ddf"/>
    </style:style>
    <style:style style:name="P183" style:family="paragraph" style:parent-style-name="Text_20_body">
      <style:text-properties officeooo:rsid="23cc4087" officeooo:paragraph-rsid="23cc4087"/>
    </style:style>
    <style:style style:name="P184" style:family="paragraph" style:parent-style-name="Text_20_body">
      <style:text-properties officeooo:rsid="23d41b6c" officeooo:paragraph-rsid="23d41b6c"/>
    </style:style>
    <style:style style:name="P185" style:family="paragraph" style:parent-style-name="Text_20_body">
      <style:text-properties officeooo:paragraph-rsid="22ba960b"/>
    </style:style>
    <style:style style:name="P186" style:family="paragraph" style:parent-style-name="Text_20_body">
      <style:text-properties officeooo:rsid="2431d875" officeooo:paragraph-rsid="2431d875"/>
    </style:style>
    <style:style style:name="P187" style:family="paragraph" style:parent-style-name="Text_20_body">
      <style:text-properties officeooo:rsid="2437c5dd" officeooo:paragraph-rsid="2437c5dd"/>
    </style:style>
    <style:style style:name="P188" style:family="paragraph" style:parent-style-name="Text_20_body">
      <style:text-properties officeooo:rsid="2439eff7" officeooo:paragraph-rsid="2444f0d8"/>
    </style:style>
    <style:style style:name="P189" style:family="paragraph" style:parent-style-name="Text_20_body">
      <style:text-properties officeooo:rsid="2152db7f" officeooo:paragraph-rsid="2455efb8"/>
    </style:style>
    <style:style style:name="P190" style:family="paragraph" style:parent-style-name="Text_20_body">
      <style:text-properties officeooo:rsid="246de800" officeooo:paragraph-rsid="246de800"/>
    </style:style>
    <style:style style:name="P191" style:family="paragraph" style:parent-style-name="Text_20_body">
      <style:text-properties officeooo:rsid="246de800" officeooo:paragraph-rsid="24c89ecb"/>
    </style:style>
    <style:style style:name="P192" style:family="paragraph" style:parent-style-name="Text_20_body">
      <style:text-properties officeooo:rsid="249a7289" officeooo:paragraph-rsid="249d1577"/>
    </style:style>
    <style:style style:name="P193" style:family="paragraph" style:parent-style-name="Text_20_body">
      <style:text-properties officeooo:rsid="249ff65b" officeooo:paragraph-rsid="249ff65b"/>
    </style:style>
    <style:style style:name="P194" style:family="paragraph" style:parent-style-name="Text_20_body">
      <style:text-properties officeooo:rsid="24a005f2" officeooo:paragraph-rsid="24a005f2"/>
    </style:style>
    <style:style style:name="P195" style:family="paragraph" style:parent-style-name="Text_20_body">
      <style:text-properties officeooo:rsid="249bb37b" officeooo:paragraph-rsid="249d1577"/>
    </style:style>
    <style:style style:name="P196" style:family="paragraph" style:parent-style-name="Text_20_body">
      <style:text-properties officeooo:rsid="24a87c3c" officeooo:paragraph-rsid="24d09203"/>
    </style:style>
    <style:style style:name="P197" style:family="paragraph" style:parent-style-name="Text_20_body">
      <style:text-properties officeooo:rsid="24969cfe" officeooo:paragraph-rsid="24969cfe"/>
    </style:style>
    <style:style style:name="P198" style:family="paragraph" style:parent-style-name="Text_20_body">
      <style:text-properties officeooo:paragraph-rsid="20af97d2"/>
    </style:style>
    <style:style style:name="P199" style:family="paragraph" style:parent-style-name="Text_20_body">
      <style:text-properties officeooo:rsid="2500ef65" officeooo:paragraph-rsid="2500ef65"/>
    </style:style>
    <style:style style:name="P200" style:family="paragraph" style:parent-style-name="Text_20_body">
      <style:text-properties officeooo:rsid="2512ec2a" officeooo:paragraph-rsid="2512ec2a"/>
    </style:style>
    <style:style style:name="P201" style:family="paragraph" style:parent-style-name="Text_20_body">
      <style:text-properties officeooo:rsid="1e05f260" officeooo:paragraph-rsid="2557ae3b"/>
    </style:style>
    <style:style style:name="P202" style:family="paragraph" style:parent-style-name="Text_20_body">
      <style:text-properties officeooo:rsid="18e685e5" officeooo:paragraph-rsid="2560f252"/>
    </style:style>
    <style:style style:name="P203" style:family="paragraph" style:parent-style-name="Text_20_body">
      <style:text-properties officeooo:rsid="19263f66" officeooo:paragraph-rsid="25616a1b"/>
    </style:style>
    <style:style style:name="P204" style:family="paragraph" style:parent-style-name="Text_20_body">
      <style:text-properties officeooo:rsid="2554a1de" officeooo:paragraph-rsid="25b07de2"/>
    </style:style>
    <style:style style:name="P205" style:family="paragraph" style:parent-style-name="Text_20_body">
      <style:text-properties officeooo:rsid="1d536beb" officeooo:paragraph-rsid="259f0425"/>
    </style:style>
    <style:style style:name="P206" style:family="paragraph" style:parent-style-name="Text_20_body">
      <style:text-properties officeooo:paragraph-rsid="25a0872c"/>
    </style:style>
    <style:style style:name="P207" style:family="paragraph" style:parent-style-name="Text_20_body">
      <style:text-properties officeooo:rsid="25a5346e" officeooo:paragraph-rsid="25a5346e"/>
    </style:style>
    <style:style style:name="P208" style:family="paragraph" style:parent-style-name="Text_20_body">
      <style:text-properties officeooo:rsid="1d1682b7" officeooo:paragraph-rsid="25b31656"/>
    </style:style>
    <style:style style:name="P209" style:family="paragraph" style:parent-style-name="Text_20_body">
      <style:text-properties officeooo:paragraph-rsid="25b9334e"/>
    </style:style>
    <style:style style:name="P210" style:family="paragraph" style:parent-style-name="Text_20_body">
      <style:text-properties officeooo:paragraph-rsid="25bb2127"/>
    </style:style>
    <style:style style:name="P211" style:family="paragraph" style:parent-style-name="Text_20_body">
      <style:text-properties officeooo:rsid="023fd48c" officeooo:paragraph-rsid="2554a1de"/>
    </style:style>
    <style:style style:name="P212" style:family="paragraph" style:parent-style-name="Text_20_body">
      <style:text-properties officeooo:rsid="1cdbb04f" officeooo:paragraph-rsid="25b688d0"/>
    </style:style>
    <style:style style:name="P213" style:family="paragraph" style:parent-style-name="Text_20_body">
      <style:text-properties officeooo:rsid="217d02ee" officeooo:paragraph-rsid="26a758d5" fo:background-color="transparent"/>
    </style:style>
    <style:style style:name="P214" style:family="paragraph" style:parent-style-name="Text_20_body">
      <style:text-properties officeooo:rsid="217d02ee" officeooo:paragraph-rsid="274785d5" fo:background-color="transparent"/>
    </style:style>
    <style:style style:name="P215" style:family="paragraph" style:parent-style-name="Text_20_body">
      <style:text-properties officeooo:rsid="1f9c2383" officeooo:paragraph-rsid="266c7af0" fo:background-color="transparent"/>
    </style:style>
    <style:style style:name="P216" style:family="paragraph" style:parent-style-name="Text_20_body">
      <style:text-properties officeooo:rsid="1f765eb8" officeooo:paragraph-rsid="26722ac6" fo:background-color="transparent"/>
    </style:style>
    <style:style style:name="P217" style:family="paragraph" style:parent-style-name="Text_20_body">
      <style:text-properties officeooo:rsid="25c44266" officeooo:paragraph-rsid="26d10de3" fo:background-color="transparent"/>
    </style:style>
    <style:style style:name="P218" style:family="paragraph" style:parent-style-name="Text_20_body">
      <style:text-properties officeooo:rsid="26d8fde5" officeooo:paragraph-rsid="26d8fde5" fo:background-color="transparent"/>
    </style:style>
    <style:style style:name="P219" style:family="paragraph" style:parent-style-name="Text_20_body">
      <style:text-properties officeooo:rsid="2128d94f" officeooo:paragraph-rsid="27283b99" fo:background-color="transparent"/>
    </style:style>
    <style:style style:name="P220" style:family="paragraph" style:parent-style-name="Text_20_body">
      <style:text-properties officeooo:rsid="273ba786" officeooo:paragraph-rsid="273ba786" fo:background-color="transparent"/>
    </style:style>
    <style:style style:name="P221" style:family="paragraph" style:parent-style-name="Text_20_body">
      <style:text-properties officeooo:rsid="27ace2b1" officeooo:paragraph-rsid="27ace2b1" fo:background-color="transparent"/>
    </style:style>
    <style:style style:name="P222" style:family="paragraph" style:parent-style-name="Text_20_body">
      <style:text-properties officeooo:rsid="280aa77e" officeooo:paragraph-rsid="280aa77e" fo:background-color="transparent"/>
    </style:style>
    <style:style style:name="P223" style:family="paragraph" style:parent-style-name="Text_20_body">
      <style:text-properties officeooo:rsid="280d8053" officeooo:paragraph-rsid="280d8053" fo:background-color="transparent"/>
    </style:style>
    <style:style style:name="P224" style:family="paragraph" style:parent-style-name="Text_20_body">
      <style:text-properties officeooo:rsid="28175705" officeooo:paragraph-rsid="28175705" fo:background-color="transparent"/>
    </style:style>
    <style:style style:name="P225" style:family="paragraph" style:parent-style-name="Text_20_body">
      <style:text-properties officeooo:rsid="217d02ee" officeooo:paragraph-rsid="25eb4898"/>
    </style:style>
    <style:style style:name="P226" style:family="paragraph" style:parent-style-name="Text_20_body">
      <style:text-properties officeooo:rsid="2569af57" officeooo:paragraph-rsid="25f0f872"/>
    </style:style>
    <style:style style:name="P227" style:family="paragraph" style:parent-style-name="Text_20_body">
      <style:text-properties officeooo:rsid="25f91fac" officeooo:paragraph-rsid="25f91fac"/>
    </style:style>
    <style:style style:name="P228" style:family="paragraph" style:parent-style-name="Text_20_body">
      <style:text-properties officeooo:rsid="25f948cb" officeooo:paragraph-rsid="25f948cb"/>
    </style:style>
    <style:style style:name="P229" style:family="paragraph" style:parent-style-name="Text_20_body">
      <style:text-properties officeooo:rsid="25b9334e" officeooo:paragraph-rsid="25bb2127"/>
    </style:style>
    <style:style style:name="P230" style:family="paragraph" style:parent-style-name="Text_20_body">
      <style:text-properties officeooo:rsid="25c73a8f" officeooo:paragraph-rsid="2615345a"/>
    </style:style>
    <style:style style:name="P231" style:family="paragraph" style:parent-style-name="Text_20_body">
      <style:text-properties officeooo:rsid="1f41bc33" officeooo:paragraph-rsid="2656844a"/>
    </style:style>
    <style:style style:name="P232"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3" style:family="paragraph" style:parent-style-name="Text_20_body">
      <style:text-properties fo:font-style="normal" officeooo:rsid="27c4ff00" officeooo:paragraph-rsid="27f3e5ba" fo:background-color="transparent" style:font-style-asian="normal" style:font-style-complex="normal"/>
    </style:style>
    <style:style style:name="P234" style:family="paragraph" style:parent-style-name="Text_20_body">
      <style:text-properties fo:font-style="normal" officeooo:rsid="1bdbbaf9" officeooo:paragraph-rsid="2849de42" style:font-style-asian="normal" style:font-style-complex="normal"/>
    </style:style>
    <style:style style:name="P235" style:family="paragraph" style:parent-style-name="Text_20_body">
      <style:text-properties fo:font-style="normal" officeooo:rsid="214801ec" officeooo:paragraph-rsid="284d90c6" style:font-style-asian="normal" style:font-style-complex="normal"/>
    </style:style>
    <style:style style:name="P236" style:family="paragraph" style:parent-style-name="Text_20_body">
      <style:text-properties fo:font-style="normal" officeooo:rsid="1bc71b76" officeooo:paragraph-rsid="284e03ae" style:font-style-asian="normal" style:font-style-complex="normal"/>
    </style:style>
    <style:style style:name="P237" style:family="paragraph" style:parent-style-name="Text_20_body">
      <style:text-properties fo:font-style="normal" officeooo:rsid="160e7e69" officeooo:paragraph-rsid="284eff00" style:font-style-asian="normal" style:font-style-complex="normal"/>
    </style:style>
    <style:style style:name="P238" style:family="paragraph" style:parent-style-name="Text_20_body">
      <style:text-properties fo:font-style="normal" officeooo:rsid="161194ba" officeooo:paragraph-rsid="284eff00" style:font-style-asian="normal" style:font-style-complex="normal"/>
    </style:style>
    <style:style style:name="P239" style:family="paragraph" style:parent-style-name="Text_20_body">
      <style:text-properties fo:font-style="normal" officeooo:rsid="18bfea3d" officeooo:paragraph-rsid="283a7a76" style:font-style-asian="normal" style:font-style-complex="normal"/>
    </style:style>
    <style:style style:name="P240" style:family="paragraph" style:parent-style-name="Text_20_body">
      <style:text-properties fo:font-style="normal" officeooo:rsid="287f4470" officeooo:paragraph-rsid="287f4470" style:font-style-asian="normal" style:font-style-complex="normal"/>
    </style:style>
    <style:style style:name="P241" style:family="paragraph" style:parent-style-name="Text_20_body">
      <style:text-properties officeooo:rsid="1d1d9988" officeooo:paragraph-rsid="26639cdc"/>
    </style:style>
    <style:style style:name="P242" style:family="paragraph" style:parent-style-name="Text_20_body">
      <style:text-properties officeooo:rsid="1f724502" officeooo:paragraph-rsid="2673633b"/>
    </style:style>
    <style:style style:name="P243" style:family="paragraph" style:parent-style-name="Text_20_body">
      <style:text-properties officeooo:rsid="247aa9fe" officeooo:paragraph-rsid="269668ef"/>
    </style:style>
    <style:style style:name="P244" style:family="paragraph" style:parent-style-name="Text_20_body">
      <style:text-properties officeooo:rsid="26992d29" officeooo:paragraph-rsid="26992d29"/>
    </style:style>
    <style:style style:name="P245" style:family="paragraph" style:parent-style-name="Text_20_body">
      <style:text-properties officeooo:rsid="269b258f" officeooo:paragraph-rsid="269b258f"/>
    </style:style>
    <style:style style:name="P246" style:family="paragraph" style:parent-style-name="Text_20_body">
      <style:text-properties officeooo:rsid="26a3593b" officeooo:paragraph-rsid="26a3593b"/>
    </style:style>
    <style:style style:name="P247" style:family="paragraph" style:parent-style-name="Text_20_body">
      <style:text-properties officeooo:rsid="26b07eff" officeooo:paragraph-rsid="26b07eff"/>
    </style:style>
    <style:style style:name="P248" style:family="paragraph" style:parent-style-name="Text_20_body">
      <style:text-properties officeooo:rsid="1fc06964" officeooo:paragraph-rsid="27283b99"/>
    </style:style>
    <style:style style:name="P249" style:family="paragraph" style:parent-style-name="Text_20_body">
      <style:text-properties officeooo:rsid="272e2044" officeooo:paragraph-rsid="272e2044"/>
    </style:style>
    <style:style style:name="P250" style:family="paragraph" style:parent-style-name="Text_20_body">
      <style:text-properties officeooo:rsid="1fce4b29" officeooo:paragraph-rsid="273b9d1e"/>
    </style:style>
    <style:style style:name="P251" style:family="paragraph" style:parent-style-name="Text_20_body">
      <style:text-properties officeooo:rsid="273dc687" officeooo:paragraph-rsid="273dc687"/>
    </style:style>
    <style:style style:name="P252" style:family="paragraph" style:parent-style-name="Text_20_body">
      <style:text-properties officeooo:rsid="275149cc" officeooo:paragraph-rsid="275149cc"/>
    </style:style>
    <style:style style:name="P253" style:family="paragraph" style:parent-style-name="Text_20_body">
      <style:text-properties officeooo:rsid="2762e78e" officeooo:paragraph-rsid="2762e78e"/>
    </style:style>
    <style:style style:name="P254" style:family="paragraph" style:parent-style-name="Text_20_body">
      <style:text-properties officeooo:rsid="276b8729" officeooo:paragraph-rsid="276b8729"/>
    </style:style>
    <style:style style:name="P255" style:family="paragraph" style:parent-style-name="Text_20_body">
      <style:text-properties officeooo:rsid="26c93516" officeooo:paragraph-rsid="27742e6c"/>
    </style:style>
    <style:style style:name="P256" style:family="paragraph" style:parent-style-name="Text_20_body">
      <style:text-properties officeooo:rsid="277dff14" officeooo:paragraph-rsid="277dff14"/>
    </style:style>
    <style:style style:name="P257" style:family="paragraph" style:parent-style-name="Text_20_body">
      <style:text-properties officeooo:rsid="25bfd212" officeooo:paragraph-rsid="26586c92"/>
    </style:style>
    <style:style style:name="P258" style:family="paragraph" style:parent-style-name="Text_20_body">
      <style:text-properties officeooo:rsid="2409a335" officeooo:paragraph-rsid="27911d11"/>
    </style:style>
    <style:style style:name="P259" style:family="paragraph" style:parent-style-name="Text_20_body">
      <style:text-properties officeooo:rsid="244802c2" officeooo:paragraph-rsid="27911d11"/>
    </style:style>
    <style:style style:name="P260" style:family="paragraph" style:parent-style-name="Text_20_body">
      <style:text-properties officeooo:rsid="2795358b" officeooo:paragraph-rsid="2795358b"/>
    </style:style>
    <style:style style:name="P261" style:family="paragraph" style:parent-style-name="Text_20_body">
      <style:text-properties officeooo:rsid="279e46b6" officeooo:paragraph-rsid="279e46b6"/>
    </style:style>
    <style:style style:name="P262" style:family="paragraph" style:parent-style-name="Text_20_body">
      <style:text-properties officeooo:rsid="218cfb73" officeooo:paragraph-rsid="27f3e5ba"/>
    </style:style>
    <style:style style:name="P263" style:family="paragraph" style:parent-style-name="Text_20_body">
      <style:text-properties officeooo:rsid="27c1a74d" officeooo:paragraph-rsid="27c1a74d"/>
    </style:style>
    <style:style style:name="P264" style:family="paragraph" style:parent-style-name="Text_20_body">
      <style:text-properties officeooo:rsid="27c703fc" officeooo:paragraph-rsid="27c703fc"/>
    </style:style>
    <style:style style:name="P265" style:family="paragraph" style:parent-style-name="Text_20_body">
      <style:text-properties officeooo:rsid="27de6c88" officeooo:paragraph-rsid="27dfeaae"/>
    </style:style>
    <style:style style:name="P266" style:family="paragraph" style:parent-style-name="Text_20_body">
      <style:text-properties officeooo:rsid="27dfeaae" officeooo:paragraph-rsid="27dfeaae"/>
    </style:style>
    <style:style style:name="P267" style:family="paragraph" style:parent-style-name="Text_20_body">
      <style:text-properties officeooo:rsid="27e201ac" officeooo:paragraph-rsid="27e201ac"/>
    </style:style>
    <style:style style:name="P268" style:family="paragraph" style:parent-style-name="Text_20_body">
      <style:text-properties officeooo:rsid="27ea0ea6" officeooo:paragraph-rsid="27eb7acb"/>
    </style:style>
    <style:style style:name="P269" style:family="paragraph" style:parent-style-name="Text_20_body">
      <style:text-properties officeooo:rsid="27ebd5a0" officeooo:paragraph-rsid="27ebd5a0"/>
    </style:style>
    <style:style style:name="P270" style:family="paragraph" style:parent-style-name="Text_20_body">
      <style:text-properties officeooo:rsid="27eea8c9" officeooo:paragraph-rsid="27eea8c9"/>
    </style:style>
    <style:style style:name="P271" style:family="paragraph" style:parent-style-name="Text_20_body">
      <style:text-properties officeooo:rsid="27f4fa7b" officeooo:paragraph-rsid="27f4fa7b"/>
    </style:style>
    <style:style style:name="P272" style:family="paragraph" style:parent-style-name="Text_20_body">
      <style:text-properties officeooo:rsid="27f58c0f" officeooo:paragraph-rsid="27f58c0f"/>
    </style:style>
    <style:style style:name="P273" style:family="paragraph" style:parent-style-name="Text_20_body">
      <style:text-properties officeooo:rsid="27f58cff" officeooo:paragraph-rsid="27f58cff"/>
    </style:style>
    <style:style style:name="P274" style:family="paragraph" style:parent-style-name="Text_20_body">
      <style:text-properties officeooo:rsid="27ff85eb" officeooo:paragraph-rsid="27ff85eb"/>
    </style:style>
    <style:style style:name="P275" style:family="paragraph" style:parent-style-name="Text_20_body">
      <style:text-properties officeooo:rsid="2800826c" officeooo:paragraph-rsid="2800826c"/>
    </style:style>
    <style:style style:name="P276" style:family="paragraph" style:parent-style-name="Text_20_body">
      <style:text-properties officeooo:rsid="2801dd04" officeooo:paragraph-rsid="2801dd04"/>
    </style:style>
    <style:style style:name="P277" style:family="paragraph" style:parent-style-name="Text_20_body">
      <style:text-properties officeooo:rsid="28064983" officeooo:paragraph-rsid="28064983"/>
    </style:style>
    <style:style style:name="P278" style:family="paragraph" style:parent-style-name="Text_20_body">
      <style:text-properties officeooo:rsid="281025f2" officeooo:paragraph-rsid="28113e50"/>
    </style:style>
    <style:style style:name="P279" style:family="paragraph" style:parent-style-name="Text_20_body">
      <style:text-properties officeooo:rsid="28159ee9" officeooo:paragraph-rsid="28159ee9"/>
    </style:style>
    <style:style style:name="P280" style:family="paragraph" style:parent-style-name="Text_20_body">
      <style:text-properties officeooo:rsid="27bcad0c" officeooo:paragraph-rsid="26c705ee"/>
    </style:style>
    <style:style style:name="P281" style:family="paragraph" style:parent-style-name="Text_20_body">
      <style:text-properties officeooo:rsid="27be212f" officeooo:paragraph-rsid="27be212f"/>
    </style:style>
    <style:style style:name="P282" style:family="paragraph" style:parent-style-name="Text_20_body">
      <style:text-properties officeooo:rsid="217800a7" officeooo:paragraph-rsid="259f0425"/>
    </style:style>
    <style:style style:name="P283" style:family="paragraph" style:parent-style-name="Text_20_body">
      <style:text-properties officeooo:rsid="27f6cc8e" officeooo:paragraph-rsid="27f6cc8e"/>
    </style:style>
    <style:style style:name="P284" style:family="paragraph" style:parent-style-name="Text_20_body">
      <style:text-properties officeooo:rsid="142dd805" officeooo:paragraph-rsid="282f1ba6"/>
    </style:style>
    <style:style style:name="P285" style:family="paragraph" style:parent-style-name="Text_20_body">
      <style:text-properties officeooo:rsid="114dc1c6" officeooo:paragraph-rsid="2830e9f4"/>
    </style:style>
    <style:style style:name="P286" style:family="paragraph" style:parent-style-name="Text_20_body">
      <style:text-properties officeooo:rsid="0d679da4" officeooo:paragraph-rsid="2830e9f4"/>
    </style:style>
    <style:style style:name="P287" style:family="paragraph" style:parent-style-name="Text_20_body">
      <style:text-properties officeooo:rsid="0df8ab2d" officeooo:paragraph-rsid="2830e9f4"/>
    </style:style>
    <style:style style:name="P288" style:family="paragraph" style:parent-style-name="Text_20_body">
      <style:text-properties officeooo:paragraph-rsid="2830e9f4"/>
    </style:style>
    <style:style style:name="P289" style:family="paragraph" style:parent-style-name="Text_20_body">
      <style:text-properties officeooo:rsid="2832e265" officeooo:paragraph-rsid="2832e265"/>
    </style:style>
    <style:style style:name="P290" style:family="paragraph" style:parent-style-name="Text_20_body">
      <style:text-properties officeooo:rsid="18cc4ecc" officeooo:paragraph-rsid="28376d61"/>
    </style:style>
    <style:style style:name="P291" style:family="paragraph" style:parent-style-name="Text_20_body">
      <style:text-properties officeooo:rsid="18cd3ad4" officeooo:paragraph-rsid="28376d61"/>
    </style:style>
    <style:style style:name="P292" style:family="paragraph" style:parent-style-name="Text_20_body">
      <style:text-properties officeooo:paragraph-rsid="28376d61"/>
    </style:style>
    <style:style style:name="P293" style:family="paragraph" style:parent-style-name="Text_20_body">
      <style:text-properties officeooo:rsid="28384367" officeooo:paragraph-rsid="28384367"/>
    </style:style>
    <style:style style:name="P294" style:family="paragraph" style:parent-style-name="Text_20_body">
      <style:text-properties officeooo:rsid="1658caa3" officeooo:paragraph-rsid="2839ac60"/>
    </style:style>
    <style:style style:name="P295" style:family="paragraph" style:parent-style-name="Text_20_body">
      <style:text-properties officeooo:rsid="1bf6438f" officeooo:paragraph-rsid="2839ac60"/>
    </style:style>
    <style:style style:name="P296" style:family="paragraph" style:parent-style-name="Text_20_body">
      <style:text-properties officeooo:rsid="1bf4e358" officeooo:paragraph-rsid="2839ac60"/>
    </style:style>
    <style:style style:name="P297" style:family="paragraph" style:parent-style-name="Text_20_body">
      <style:text-properties officeooo:rsid="25583d8a" officeooo:paragraph-rsid="2839ac60"/>
    </style:style>
    <style:style style:name="P298" style:family="paragraph" style:parent-style-name="Text_20_body">
      <style:text-properties officeooo:paragraph-rsid="283a7a76"/>
    </style:style>
    <style:style style:name="P299" style:family="paragraph" style:parent-style-name="Text_20_body">
      <style:text-properties officeooo:rsid="18a69eb1" officeooo:paragraph-rsid="283a7a76"/>
    </style:style>
    <style:style style:name="P300" style:family="paragraph" style:parent-style-name="Text_20_body">
      <style:text-properties officeooo:rsid="18a73f57" officeooo:paragraph-rsid="283a7a76"/>
    </style:style>
    <style:style style:name="P301" style:family="paragraph" style:parent-style-name="Text_20_body">
      <style:text-properties officeooo:rsid="18b03c24" officeooo:paragraph-rsid="283a7a76"/>
    </style:style>
    <style:style style:name="P302" style:family="paragraph" style:parent-style-name="Text_20_body">
      <style:text-properties officeooo:rsid="18b7ca6c" officeooo:paragraph-rsid="283a7a76"/>
    </style:style>
    <style:style style:name="P303" style:family="paragraph" style:parent-style-name="Text_20_body">
      <style:text-properties officeooo:rsid="166573f1" officeooo:paragraph-rsid="283a7a76"/>
    </style:style>
    <style:style style:name="P304" style:family="paragraph" style:parent-style-name="Text_20_body">
      <style:text-properties officeooo:rsid="166d686a" officeooo:paragraph-rsid="283a7a76"/>
    </style:style>
    <style:style style:name="P305" style:family="paragraph" style:parent-style-name="Text_20_body">
      <style:text-properties fo:font-style="italic" officeooo:rsid="18bfea3d" officeooo:paragraph-rsid="283a7a76" style:font-style-asian="italic" style:font-style-complex="italic"/>
    </style:style>
    <style:style style:name="P306" style:family="paragraph" style:parent-style-name="Text_20_body">
      <style:text-properties fo:font-style="italic" officeooo:rsid="12ca63e1" officeooo:paragraph-rsid="284eff00" style:font-style-asian="italic" style:font-style-complex="italic"/>
    </style:style>
    <style:style style:name="P307" style:family="paragraph" style:parent-style-name="Text_20_body">
      <style:text-properties fo:font-style="italic" officeooo:rsid="15fad1cc" officeooo:paragraph-rsid="284eff00" style:font-style-asian="italic" style:font-style-complex="italic"/>
    </style:style>
    <style:style style:name="P308" style:family="paragraph" style:parent-style-name="Text_20_body">
      <style:text-properties fo:font-style="italic" officeooo:rsid="12d8b3cc" officeooo:paragraph-rsid="284eff00" style:font-style-asian="italic" style:font-style-complex="italic"/>
    </style:style>
    <style:style style:name="P309" style:family="paragraph" style:parent-style-name="Text_20_body">
      <style:text-properties fo:font-style="italic" officeooo:rsid="160e7e69" officeooo:paragraph-rsid="284eff00" style:font-style-asian="italic" style:font-style-complex="italic"/>
    </style:style>
    <style:style style:name="P310" style:family="paragraph" style:parent-style-name="Text_20_body">
      <style:text-properties officeooo:rsid="18bf2cff" officeooo:paragraph-rsid="283a7a76"/>
    </style:style>
    <style:style style:name="P311" style:family="paragraph" style:parent-style-name="Text_20_body">
      <style:text-properties officeooo:rsid="18c84115" officeooo:paragraph-rsid="283a7a76"/>
    </style:style>
    <style:style style:name="P312" style:family="paragraph" style:parent-style-name="Text_20_body">
      <style:text-properties officeooo:rsid="1e60abaa" officeooo:paragraph-rsid="283b5b27"/>
    </style:style>
    <style:style style:name="P313" style:family="paragraph" style:parent-style-name="Text_20_body">
      <style:text-properties officeooo:rsid="1daf878f" officeooo:paragraph-rsid="283b5b27"/>
    </style:style>
    <style:style style:name="P314" style:family="paragraph" style:parent-style-name="Text_20_body">
      <style:text-properties officeooo:rsid="1743cb1d" officeooo:paragraph-rsid="283d4ef9"/>
    </style:style>
    <style:style style:name="P315" style:family="paragraph" style:parent-style-name="Text_20_body">
      <style:text-properties officeooo:rsid="19e5887b" officeooo:paragraph-rsid="283d4ef9"/>
    </style:style>
    <style:style style:name="P316" style:family="paragraph" style:parent-style-name="Text_20_body">
      <style:text-properties officeooo:rsid="14c8a310" officeooo:paragraph-rsid="28400f36"/>
    </style:style>
    <style:style style:name="P317" style:family="paragraph" style:parent-style-name="Text_20_body">
      <style:text-properties officeooo:rsid="10ef4032" officeooo:paragraph-rsid="2842b948"/>
    </style:style>
    <style:style style:name="P318" style:family="paragraph" style:parent-style-name="Text_20_body">
      <style:text-properties officeooo:rsid="1ac05084" officeooo:paragraph-rsid="2842b948"/>
    </style:style>
    <style:style style:name="P319" style:family="paragraph" style:parent-style-name="Text_20_body">
      <style:text-properties officeooo:rsid="137b1378" officeooo:paragraph-rsid="2842b948"/>
    </style:style>
    <style:style style:name="P320" style:family="paragraph" style:parent-style-name="Text_20_body">
      <style:text-properties officeooo:rsid="109943b2" officeooo:paragraph-rsid="2842b948"/>
    </style:style>
    <style:style style:name="P321" style:family="paragraph" style:parent-style-name="Text_20_body">
      <style:text-properties officeooo:rsid="1ac27fde" officeooo:paragraph-rsid="2842b948"/>
    </style:style>
    <style:style style:name="P322" style:family="paragraph" style:parent-style-name="Text_20_body">
      <style:text-properties officeooo:rsid="10a2cf85" officeooo:paragraph-rsid="2842b948"/>
    </style:style>
    <style:style style:name="P323" style:family="paragraph" style:parent-style-name="Text_20_body">
      <style:text-properties officeooo:rsid="1a1cdfe0" officeooo:paragraph-rsid="28445bcb"/>
    </style:style>
    <style:style style:name="P324" style:family="paragraph" style:parent-style-name="Text_20_body">
      <style:text-properties officeooo:rsid="284482c7" officeooo:paragraph-rsid="284482c7"/>
    </style:style>
    <style:style style:name="P325" style:family="paragraph" style:parent-style-name="Text_20_body">
      <style:text-properties officeooo:rsid="169df590" officeooo:paragraph-rsid="2849de42"/>
    </style:style>
    <style:style style:name="P326" style:family="paragraph" style:parent-style-name="Text_20_body">
      <style:text-properties officeooo:rsid="14763b02" officeooo:paragraph-rsid="2849de42"/>
    </style:style>
    <style:style style:name="P327" style:family="paragraph" style:parent-style-name="Text_20_body">
      <style:text-properties officeooo:rsid="14763b02" officeooo:paragraph-rsid="284c49a8"/>
    </style:style>
    <style:style style:name="P328" style:family="paragraph" style:parent-style-name="Text_20_body">
      <style:text-properties officeooo:rsid="147b0296" officeooo:paragraph-rsid="2849de42"/>
    </style:style>
    <style:style style:name="P329" style:family="paragraph" style:parent-style-name="Text_20_body">
      <style:text-properties officeooo:rsid="14780134" officeooo:paragraph-rsid="2849de42"/>
    </style:style>
    <style:style style:name="P330" style:family="paragraph" style:parent-style-name="Text_20_body">
      <style:text-properties officeooo:rsid="1c1d28cd" officeooo:paragraph-rsid="2849de42"/>
    </style:style>
    <style:style style:name="P331" style:family="paragraph" style:parent-style-name="Text_20_body">
      <style:text-properties officeooo:rsid="1c1edfc2" officeooo:paragraph-rsid="2849de42"/>
    </style:style>
    <style:style style:name="P332" style:family="paragraph" style:parent-style-name="Text_20_body">
      <style:text-properties officeooo:rsid="1bce3dd3" officeooo:paragraph-rsid="2849de42"/>
    </style:style>
    <style:style style:name="P333" style:family="paragraph" style:parent-style-name="Text_20_body">
      <style:text-properties officeooo:rsid="1bf12398" officeooo:paragraph-rsid="2849de42"/>
    </style:style>
    <style:style style:name="P334" style:family="paragraph" style:parent-style-name="Text_20_body">
      <style:text-properties officeooo:rsid="1b1133f5" officeooo:paragraph-rsid="2849de42"/>
    </style:style>
    <style:style style:name="P335" style:family="paragraph" style:parent-style-name="Text_20_body">
      <style:text-properties officeooo:rsid="1ba85a2c" officeooo:paragraph-rsid="2849de42"/>
    </style:style>
    <style:style style:name="P336" style:family="paragraph" style:parent-style-name="Text_20_body">
      <style:text-properties officeooo:paragraph-rsid="2849de42"/>
    </style:style>
    <style:style style:name="P337" style:family="paragraph" style:parent-style-name="Text_20_body">
      <style:text-properties officeooo:rsid="284c49a8" officeooo:paragraph-rsid="284c49a8"/>
    </style:style>
    <style:style style:name="P338" style:family="paragraph" style:parent-style-name="Text_20_body">
      <style:text-properties officeooo:rsid="21050cb4" officeooo:paragraph-rsid="284d90c6"/>
    </style:style>
    <style:style style:name="P339" style:family="paragraph" style:parent-style-name="Text_20_body">
      <style:text-properties officeooo:rsid="2107ada6" officeooo:paragraph-rsid="284d90c6"/>
    </style:style>
    <style:style style:name="P340" style:family="paragraph" style:parent-style-name="Text_20_body">
      <style:text-properties officeooo:rsid="17efa3a4" officeooo:paragraph-rsid="284d90c6"/>
    </style:style>
    <style:style style:name="P341" style:family="paragraph" style:parent-style-name="Text_20_body">
      <style:text-properties officeooo:rsid="212150a4" officeooo:paragraph-rsid="284d90c6"/>
    </style:style>
    <style:style style:name="P342" style:family="paragraph" style:parent-style-name="Text_20_body">
      <style:text-properties officeooo:rsid="210ceec1" officeooo:paragraph-rsid="284e03ae"/>
    </style:style>
    <style:style style:name="P343" style:family="paragraph" style:parent-style-name="Text_20_body">
      <style:text-properties officeooo:rsid="1bc04f01" officeooo:paragraph-rsid="284e03ae"/>
    </style:style>
    <style:style style:name="P344" style:family="paragraph" style:parent-style-name="Text_20_body">
      <style:text-properties officeooo:rsid="1bc58a8c" officeooo:paragraph-rsid="284e03ae"/>
    </style:style>
    <style:style style:name="P345" style:family="paragraph" style:parent-style-name="Text_20_body">
      <style:text-properties officeooo:paragraph-rsid="284e03ae"/>
    </style:style>
    <style:style style:name="P346" style:family="paragraph" style:parent-style-name="Text_20_body">
      <style:text-properties officeooo:rsid="15f90d02" officeooo:paragraph-rsid="284eff00"/>
    </style:style>
    <style:style style:name="P347" style:family="paragraph" style:parent-style-name="Text_20_body">
      <style:text-properties officeooo:rsid="15ff1c9e" officeooo:paragraph-rsid="284eff00"/>
    </style:style>
    <style:style style:name="P348" style:family="paragraph" style:parent-style-name="Text_20_body">
      <style:text-properties officeooo:rsid="164d2894" officeooo:paragraph-rsid="284eff00"/>
    </style:style>
    <style:style style:name="P349" style:family="paragraph" style:parent-style-name="Text_20_body">
      <style:text-properties officeooo:rsid="1b403fd8" officeooo:paragraph-rsid="284eff00"/>
    </style:style>
    <style:style style:name="P350" style:family="paragraph" style:parent-style-name="Text_20_body">
      <style:text-properties officeooo:rsid="16211d4b" officeooo:paragraph-rsid="284eff00"/>
    </style:style>
    <style:style style:name="P351" style:family="paragraph" style:parent-style-name="Text_20_body">
      <style:text-properties officeooo:rsid="16216b0f" officeooo:paragraph-rsid="284eff00"/>
    </style:style>
    <style:style style:name="P352" style:family="paragraph" style:parent-style-name="Text_20_body">
      <style:text-properties officeooo:paragraph-rsid="284eff00"/>
    </style:style>
    <style:style style:name="P353" style:family="paragraph" style:parent-style-name="Text_20_body">
      <style:text-properties officeooo:rsid="134243ab" officeooo:paragraph-rsid="284f60f7"/>
    </style:style>
    <style:style style:name="P354" style:family="paragraph" style:parent-style-name="Text_20_body">
      <style:text-properties officeooo:rsid="0f3e2872" officeooo:paragraph-rsid="284f60f7"/>
    </style:style>
    <style:style style:name="P355" style:family="paragraph" style:parent-style-name="Text_20_body">
      <style:text-properties officeooo:rsid="1920e4fe" officeooo:paragraph-rsid="284c49a8"/>
    </style:style>
    <style:style style:name="P356" style:family="paragraph" style:parent-style-name="Text_20_body">
      <style:text-properties officeooo:rsid="224a4c61" officeooo:paragraph-rsid="2851c44a"/>
    </style:style>
    <style:style style:name="P357" style:family="paragraph" style:parent-style-name="Text_20_body">
      <style:text-properties officeooo:rsid="27567664" officeooo:paragraph-rsid="288afecb"/>
    </style:style>
    <style:style style:name="P358" style:family="paragraph" style:parent-style-name="Text_20_body">
      <style:text-properties officeooo:rsid="20cb160c" officeooo:paragraph-rsid="20cb160c"/>
    </style:style>
    <style:style style:name="P359" style:family="paragraph" style:parent-style-name="Text_20_body">
      <style:text-properties officeooo:rsid="28550227" officeooo:paragraph-rsid="28550227"/>
    </style:style>
    <style:style style:name="P360" style:family="paragraph" style:parent-style-name="Text_20_body">
      <style:text-properties officeooo:rsid="28550227" officeooo:paragraph-rsid="285506bd"/>
    </style:style>
    <style:style style:name="P361" style:family="paragraph" style:parent-style-name="Text_20_body">
      <style:text-properties officeooo:rsid="24ffc69a" officeooo:paragraph-rsid="24ffc69a"/>
    </style:style>
    <style:style style:name="P362" style:family="paragraph" style:parent-style-name="Text_20_body">
      <style:text-properties officeooo:rsid="20b59c5a" officeooo:paragraph-rsid="236a9e26"/>
    </style:style>
    <style:style style:name="P363" style:family="paragraph" style:parent-style-name="Text_20_body">
      <style:text-properties officeooo:rsid="285c2fe7" officeooo:paragraph-rsid="285c2fe7"/>
    </style:style>
    <style:style style:name="P364" style:family="paragraph" style:parent-style-name="Text_20_body">
      <style:text-properties officeooo:rsid="285c2fe7" officeooo:paragraph-rsid="285cc5b9"/>
    </style:style>
    <style:style style:name="P365" style:family="paragraph" style:parent-style-name="Text_20_body">
      <style:text-properties officeooo:rsid="20a19e91" officeooo:paragraph-rsid="20a19e91"/>
    </style:style>
    <style:style style:name="P366" style:family="paragraph" style:parent-style-name="Text_20_body">
      <style:text-properties officeooo:paragraph-rsid="2860138b"/>
    </style:style>
    <style:style style:name="P367" style:family="paragraph" style:parent-style-name="Text_20_body">
      <style:text-properties officeooo:paragraph-rsid="286ee754"/>
    </style:style>
    <style:style style:name="P368" style:family="paragraph" style:parent-style-name="Text_20_body">
      <style:text-properties officeooo:paragraph-rsid="2873a08e"/>
    </style:style>
    <style:style style:name="P369" style:family="paragraph" style:parent-style-name="Text_20_body">
      <style:text-properties officeooo:paragraph-rsid="202364ac"/>
    </style:style>
    <style:style style:name="P370" style:family="paragraph" style:parent-style-name="Text_20_body">
      <style:text-properties officeooo:rsid="287f4470" officeooo:paragraph-rsid="287f4470"/>
    </style:style>
    <style:style style:name="P371" style:family="paragraph" style:parent-style-name="Text_20_body">
      <style:text-properties officeooo:rsid="2883472f" officeooo:paragraph-rsid="2883472f"/>
    </style:style>
    <style:style style:name="P372" style:family="paragraph" style:parent-style-name="Text_20_body">
      <style:text-properties officeooo:rsid="21e9668e" officeooo:paragraph-rsid="21e9668e"/>
    </style:style>
    <style:style style:name="P373" style:family="paragraph" style:parent-style-name="Text_20_body">
      <style:text-properties officeooo:paragraph-rsid="21e9668e"/>
    </style:style>
    <style:style style:name="P374" style:family="paragraph" style:parent-style-name="Text_20_body">
      <style:text-properties officeooo:paragraph-rsid="288afecb"/>
    </style:style>
    <style:style style:name="P375" style:family="paragraph" style:parent-style-name="Text_20_body">
      <style:text-properties officeooo:paragraph-rsid="289be73f"/>
    </style:style>
    <style:style style:name="P376" style:family="paragraph" style:parent-style-name="Text_20_body">
      <style:text-properties officeooo:rsid="289d2cb7" officeooo:paragraph-rsid="289d2cb7"/>
    </style:style>
    <style:style style:name="P377" style:family="paragraph" style:parent-style-name="Text_20_body">
      <style:text-properties officeooo:rsid="28a8f94c" officeooo:paragraph-rsid="28a8f94c"/>
    </style:style>
    <style:style style:name="P378" style:family="paragraph" style:parent-style-name="Text_20_body">
      <style:text-properties officeooo:paragraph-rsid="28b276ea"/>
    </style:style>
    <style:style style:name="P379" style:family="paragraph" style:parent-style-name="Text_20_body">
      <style:text-properties officeooo:rsid="21337cc1" officeooo:paragraph-rsid="21e9668e"/>
    </style:style>
    <style:style style:name="P380" style:family="paragraph" style:parent-style-name="Text_20_body">
      <style:text-properties officeooo:rsid="28d6fd40" officeooo:paragraph-rsid="28d6fd40"/>
    </style:style>
    <style:style style:name="P381" style:family="paragraph" style:parent-style-name="Text_20_body">
      <style:text-properties officeooo:rsid="215d4e07" officeooo:paragraph-rsid="28f28620"/>
    </style:style>
    <style:style style:name="P382" style:family="paragraph" style:parent-style-name="Text_20_body">
      <style:text-properties officeooo:rsid="1877b3ae" officeooo:paragraph-rsid="29095b4d"/>
    </style:style>
    <style:style style:name="P383" style:family="paragraph" style:parent-style-name="Text_20_body">
      <style:text-properties officeooo:rsid="1a44020f" officeooo:paragraph-rsid="2952fd7c"/>
    </style:style>
    <style:style style:name="P384" style:family="paragraph" style:parent-style-name="Text_20_body">
      <style:text-properties officeooo:rsid="28dfd528" officeooo:paragraph-rsid="28dfd528"/>
    </style:style>
    <style:style style:name="P385" style:family="paragraph" style:parent-style-name="Text_20_body">
      <style:text-properties officeooo:rsid="28dfd528" officeooo:paragraph-rsid="28e40697"/>
    </style:style>
    <style:style style:name="P386" style:family="paragraph" style:parent-style-name="Text_20_body">
      <style:text-properties officeooo:rsid="28e9a78f" officeooo:paragraph-rsid="28e9a78f"/>
    </style:style>
    <style:style style:name="P387" style:family="paragraph" style:parent-style-name="Text_20_body">
      <style:text-properties officeooo:rsid="215e7a47" officeooo:paragraph-rsid="28f28620"/>
    </style:style>
    <style:style style:name="P388" style:family="paragraph" style:parent-style-name="Text_20_body">
      <style:text-properties officeooo:rsid="24ad076f" officeooo:paragraph-rsid="28fe9422"/>
    </style:style>
    <style:style style:name="P389" style:family="paragraph" style:parent-style-name="Text_20_body">
      <style:text-properties officeooo:rsid="1a5209d2" officeooo:paragraph-rsid="29095b4d"/>
    </style:style>
    <style:style style:name="P390" style:family="paragraph" style:parent-style-name="Text_20_body">
      <style:text-properties officeooo:rsid="1a4c9a67" officeooo:paragraph-rsid="2952fd7c"/>
    </style:style>
    <style:style style:name="P391" style:family="paragraph" style:parent-style-name="Text_20_body">
      <style:text-properties officeooo:paragraph-rsid="29095b4d"/>
    </style:style>
    <style:style style:name="P392" style:family="paragraph" style:parent-style-name="Text_20_body">
      <style:text-properties officeooo:rsid="290c43f4" officeooo:paragraph-rsid="290c43f4"/>
    </style:style>
    <style:style style:name="P393" style:family="paragraph" style:parent-style-name="Text_20_body">
      <style:text-properties officeooo:rsid="29166430" officeooo:paragraph-rsid="29166430"/>
    </style:style>
    <style:style style:name="P394" style:family="paragraph" style:parent-style-name="Text_20_body">
      <style:text-properties officeooo:rsid="29175b96" officeooo:paragraph-rsid="29175b96"/>
    </style:style>
    <style:style style:name="P395" style:family="paragraph" style:parent-style-name="Text_20_body">
      <style:text-properties officeooo:rsid="291a2300" officeooo:paragraph-rsid="291a2300"/>
    </style:style>
    <style:style style:name="P396" style:family="paragraph" style:parent-style-name="Text_20_body">
      <style:text-properties officeooo:rsid="291c910d" officeooo:paragraph-rsid="291d95ed"/>
    </style:style>
    <style:style style:name="P397" style:family="paragraph" style:parent-style-name="Text_20_body">
      <style:text-properties officeooo:rsid="291d95ed" officeooo:paragraph-rsid="291d95ed"/>
    </style:style>
    <style:style style:name="P398" style:family="paragraph" style:parent-style-name="Text_20_body">
      <style:text-properties officeooo:rsid="291f3f49" officeooo:paragraph-rsid="291f3f49"/>
    </style:style>
    <style:style style:name="P399" style:family="paragraph" style:parent-style-name="Text_20_body">
      <style:text-properties officeooo:rsid="29205610" officeooo:paragraph-rsid="29205610"/>
    </style:style>
    <style:style style:name="P400" style:family="paragraph" style:parent-style-name="Text_20_body">
      <style:text-properties officeooo:rsid="292ff4b3" officeooo:paragraph-rsid="293044db"/>
    </style:style>
    <style:style style:name="P401" style:family="paragraph" style:parent-style-name="Text_20_body">
      <style:text-properties officeooo:rsid="293a810a" officeooo:paragraph-rsid="293bcf6c"/>
    </style:style>
    <style:style style:name="P402" style:family="paragraph" style:parent-style-name="Text_20_body">
      <style:text-properties officeooo:rsid="2947b2f5" officeooo:paragraph-rsid="295264b7"/>
    </style:style>
    <style:style style:name="P403" style:family="paragraph" style:parent-style-name="Text_20_body">
      <style:text-properties officeooo:paragraph-rsid="294f4b59"/>
    </style:style>
    <style:style style:name="P404" style:family="paragraph" style:parent-style-name="Text_20_body">
      <style:text-properties officeooo:rsid="293bcf6c" officeooo:paragraph-rsid="293bcf6c"/>
    </style:style>
    <style:style style:name="P405" style:family="paragraph" style:parent-style-name="Text_20_body">
      <style:text-properties officeooo:rsid="28e2de2a" officeooo:paragraph-rsid="28e2de2a"/>
    </style:style>
    <style:style style:name="P406" style:family="paragraph" style:parent-style-name="Text_20_body">
      <style:text-properties officeooo:rsid="2848fd51" officeooo:paragraph-rsid="2848fd51"/>
    </style:style>
    <style:style style:name="P407" style:family="paragraph" style:parent-style-name="Text_20_body">
      <style:text-properties officeooo:rsid="2237b1e2" officeooo:paragraph-rsid="2971f1c0"/>
    </style:style>
    <style:style style:name="P408" style:family="paragraph" style:parent-style-name="Text_20_body">
      <style:text-properties officeooo:rsid="240b9cc4" officeooo:paragraph-rsid="29748564"/>
    </style:style>
    <style:style style:name="P409" style:family="paragraph" style:parent-style-name="Text_20_body">
      <style:text-properties officeooo:rsid="240b9cc4" officeooo:paragraph-rsid="2a2bb3f3"/>
    </style:style>
    <style:style style:name="P410" style:family="paragraph" style:parent-style-name="Text_20_body">
      <style:text-properties officeooo:rsid="2239f255" officeooo:paragraph-rsid="2971f1c0"/>
    </style:style>
    <style:style style:name="P411" style:family="paragraph" style:parent-style-name="Text_20_body">
      <style:text-properties officeooo:rsid="21e0d06b" officeooo:paragraph-rsid="2971f1c0"/>
    </style:style>
    <style:style style:name="P412" style:family="paragraph" style:parent-style-name="Text_20_body">
      <style:text-properties officeooo:paragraph-rsid="29739d0f"/>
    </style:style>
    <style:style style:name="P413" style:family="paragraph" style:parent-style-name="Text_20_body">
      <style:text-properties officeooo:rsid="113240ec" officeooo:paragraph-rsid="29739d0f"/>
    </style:style>
    <style:style style:name="P414" style:family="paragraph" style:parent-style-name="Text_20_body">
      <style:text-properties officeooo:rsid="2977bc9f" officeooo:paragraph-rsid="298f3600"/>
    </style:style>
    <style:style style:name="P415" style:family="paragraph" style:parent-style-name="Text_20_body">
      <style:text-properties officeooo:rsid="29901351" officeooo:paragraph-rsid="29901351"/>
    </style:style>
    <style:style style:name="P416" style:family="paragraph" style:parent-style-name="Text_20_body">
      <style:text-properties officeooo:paragraph-rsid="29915c7e"/>
    </style:style>
    <style:style style:name="P417" style:family="paragraph" style:parent-style-name="Text_20_body">
      <style:text-properties officeooo:rsid="2999581b" officeooo:paragraph-rsid="2999581b"/>
    </style:style>
    <style:style style:name="P418" style:family="paragraph" style:parent-style-name="Text_20_body">
      <style:text-properties officeooo:rsid="29995bff" officeooo:paragraph-rsid="299bc094"/>
    </style:style>
    <style:style style:name="P419" style:family="paragraph" style:parent-style-name="Text_20_body">
      <style:text-properties officeooo:rsid="299bc094" officeooo:paragraph-rsid="29a34dba"/>
    </style:style>
    <style:style style:name="P420" style:family="paragraph" style:parent-style-name="Text_20_body">
      <style:text-properties officeooo:rsid="299bc094" officeooo:paragraph-rsid="29a7205d"/>
    </style:style>
    <style:style style:name="P421" style:family="paragraph" style:parent-style-name="Text_20_body">
      <style:text-properties officeooo:rsid="29ac4c0b" officeooo:paragraph-rsid="29ac4c0b"/>
    </style:style>
    <style:style style:name="P422" style:family="paragraph" style:parent-style-name="Text_20_body">
      <style:text-properties officeooo:rsid="29b4fce0" officeooo:paragraph-rsid="29b56b55"/>
    </style:style>
    <style:style style:name="P423" style:family="paragraph" style:parent-style-name="Text_20_body">
      <style:text-properties officeooo:rsid="29be751c" officeooo:paragraph-rsid="29be751c"/>
    </style:style>
    <style:style style:name="P424" style:family="paragraph" style:parent-style-name="Text_20_body">
      <style:text-properties officeooo:rsid="29c4513c" officeooo:paragraph-rsid="29c4513c"/>
    </style:style>
    <style:style style:name="P425" style:family="paragraph" style:parent-style-name="Text_20_body">
      <style:text-properties officeooo:rsid="29c5836c" officeooo:paragraph-rsid="29c5836c"/>
    </style:style>
    <style:style style:name="P426" style:family="paragraph" style:parent-style-name="Text_20_body">
      <style:text-properties officeooo:rsid="240e4950" officeooo:paragraph-rsid="2a48c148"/>
    </style:style>
    <style:style style:name="P427" style:family="paragraph" style:parent-style-name="Text_20_body">
      <style:text-properties officeooo:rsid="29763f4f" officeooo:paragraph-rsid="2a308645"/>
    </style:style>
    <style:style style:name="P428" style:family="paragraph" style:parent-style-name="Text_20_body">
      <style:text-properties officeooo:rsid="245d908c" officeooo:paragraph-rsid="29ec35f4"/>
    </style:style>
    <style:style style:name="P429" style:family="paragraph" style:parent-style-name="Text_20_body">
      <style:text-properties officeooo:rsid="286a31ba" officeooo:paragraph-rsid="29ec35f4"/>
    </style:style>
    <style:style style:name="P430" style:family="paragraph" style:parent-style-name="Text_20_body">
      <style:text-properties officeooo:rsid="18552efa" officeooo:paragraph-rsid="2a225784"/>
    </style:style>
    <style:style style:name="P431" style:family="paragraph" style:parent-style-name="Text_20_body">
      <style:text-properties officeooo:rsid="29fe042f" officeooo:paragraph-rsid="2a143e40"/>
    </style:style>
    <style:style style:name="P432" style:family="paragraph" style:parent-style-name="Text_20_body">
      <style:text-properties officeooo:rsid="2a2a576c" officeooo:paragraph-rsid="2a2a576c"/>
    </style:style>
    <style:style style:name="P433" style:family="paragraph" style:parent-style-name="Text_20_body">
      <style:text-properties officeooo:rsid="240b9cc4" officeooo:paragraph-rsid="29748564" fo:background-color="#fff200"/>
    </style:style>
    <style:style style:name="P434" style:family="paragraph" style:parent-style-name="Text_20_body">
      <style:text-properties officeooo:rsid="2415a15d" officeooo:paragraph-rsid="29748564" fo:background-color="#fff200"/>
    </style:style>
    <style:style style:name="P435" style:family="paragraph" style:parent-style-name="Text_20_body">
      <style:text-properties officeooo:rsid="241e318e" officeooo:paragraph-rsid="29748564" fo:background-color="#fff200"/>
    </style:style>
    <style:style style:name="P436" style:family="paragraph" style:parent-style-name="Text_20_body">
      <style:text-properties officeooo:rsid="29763f4f" officeooo:paragraph-rsid="29804e6b" fo:background-color="#fff200"/>
    </style:style>
    <style:style style:name="P437" style:family="paragraph" style:parent-style-name="Text_20_body">
      <style:text-properties officeooo:rsid="29763f4f" officeooo:paragraph-rsid="29763f4f" fo:background-color="#fff200"/>
    </style:style>
    <style:style style:name="P438" style:family="paragraph" style:parent-style-name="Text_20_body">
      <style:text-properties officeooo:rsid="29856776" officeooo:paragraph-rsid="29856776" fo:background-color="#fff200"/>
    </style:style>
    <style:style style:name="P439" style:family="paragraph" style:parent-style-name="Text_20_body">
      <style:text-properties officeooo:rsid="298276a7" officeooo:paragraph-rsid="298276a7" fo:background-color="#fff200"/>
    </style:style>
    <style:style style:name="P440" style:family="paragraph" style:parent-style-name="Text_20_body">
      <style:text-properties officeooo:rsid="297cc427" officeooo:paragraph-rsid="29748564" fo:background-color="#fff200"/>
    </style:style>
    <style:style style:name="P441" style:family="paragraph" style:parent-style-name="Text_20_body">
      <style:text-properties officeooo:rsid="296ba690" officeooo:paragraph-rsid="29748564" fo:background-color="#fff200"/>
    </style:style>
    <style:style style:name="P442" style:family="paragraph" style:parent-style-name="Text_20_body">
      <style:text-properties officeooo:rsid="2415a15d" officeooo:paragraph-rsid="2a49905a"/>
    </style:style>
    <style:style style:name="P443" style:family="paragraph" style:parent-style-name="Text_20_body">
      <style:text-properties officeooo:rsid="29856776" officeooo:paragraph-rsid="2a308645"/>
    </style:style>
    <style:style style:name="P444" style:family="paragraph" style:parent-style-name="Text_20_body">
      <style:text-properties officeooo:rsid="298276a7" officeooo:paragraph-rsid="2a308645"/>
    </style:style>
    <style:style style:name="P445" style:family="paragraph" style:parent-style-name="Text_20_body">
      <style:text-properties officeooo:rsid="2a435651" officeooo:paragraph-rsid="2a45a27c"/>
    </style:style>
    <style:style style:name="P446" style:family="paragraph" style:parent-style-name="Standard">
      <style:paragraph-properties fo:text-align="center" style:justify-single-word="false"/>
      <style:text-properties officeooo:rsid="057aae1d" officeooo:paragraph-rsid="057aae1d"/>
    </style:style>
    <style:style style:name="P44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4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4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5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5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5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53" style:family="paragraph" style:parent-style-name="Example_20_Header">
      <style:text-properties officeooo:paragraph-rsid="0ce95318"/>
    </style:style>
    <style:style style:name="P454" style:family="paragraph" style:parent-style-name="Example_20_Header">
      <style:text-properties officeooo:paragraph-rsid="2049b142"/>
    </style:style>
    <style:style style:name="P455" style:family="paragraph" style:parent-style-name="Example_20_Header">
      <style:text-properties officeooo:rsid="21d5baa3" officeooo:paragraph-rsid="21d5baa3"/>
    </style:style>
    <style:style style:name="P456" style:family="paragraph" style:parent-style-name="Example_20_Header">
      <style:text-properties officeooo:paragraph-rsid="256b3a1f"/>
    </style:style>
    <style:style style:name="P457" style:family="paragraph" style:parent-style-name="Example_20_Header">
      <style:text-properties officeooo:paragraph-rsid="2583568e"/>
    </style:style>
    <style:style style:name="P458" style:family="paragraph" style:parent-style-name="Example_20_Header">
      <style:text-properties officeooo:paragraph-rsid="259f0425"/>
    </style:style>
    <style:style style:name="P459" style:family="paragraph" style:parent-style-name="Example_20_Header">
      <style:text-properties officeooo:paragraph-rsid="25a0872c"/>
    </style:style>
    <style:style style:name="P460" style:family="paragraph" style:parent-style-name="Example_20_Header">
      <style:text-properties officeooo:paragraph-rsid="2601f6bf"/>
    </style:style>
    <style:style style:name="P461" style:family="paragraph" style:parent-style-name="Example_20_Header">
      <style:text-properties officeooo:paragraph-rsid="26270f32"/>
    </style:style>
    <style:style style:name="P462" style:family="paragraph" style:parent-style-name="Example_20_Header">
      <style:text-properties officeooo:paragraph-rsid="266ff55f"/>
    </style:style>
    <style:style style:name="P463" style:family="paragraph" style:parent-style-name="Example_20_Header">
      <style:text-properties officeooo:paragraph-rsid="269668ef"/>
    </style:style>
    <style:style style:name="P464" style:family="paragraph" style:parent-style-name="Example_20_Header">
      <style:text-properties officeooo:paragraph-rsid="27283b99"/>
    </style:style>
    <style:style style:name="P465" style:family="paragraph" style:parent-style-name="Example_20_Header">
      <style:text-properties officeooo:paragraph-rsid="273b9d1e"/>
    </style:style>
    <style:style style:name="P466" style:family="paragraph" style:parent-style-name="Example_20_Header">
      <style:text-properties officeooo:paragraph-rsid="273ba786"/>
    </style:style>
    <style:style style:name="P467" style:family="paragraph" style:parent-style-name="Example_20_Header">
      <style:text-properties officeooo:paragraph-rsid="274cfdd4"/>
    </style:style>
    <style:style style:name="P468" style:family="paragraph" style:parent-style-name="Example_20_Header">
      <style:text-properties officeooo:paragraph-rsid="275f9bed"/>
    </style:style>
    <style:style style:name="P469" style:family="paragraph" style:parent-style-name="Example_20_Header">
      <style:text-properties officeooo:paragraph-rsid="27742e6c"/>
    </style:style>
    <style:style style:name="P470" style:family="paragraph" style:parent-style-name="Example_20_Header">
      <style:text-properties officeooo:paragraph-rsid="27911d11"/>
    </style:style>
    <style:style style:name="P471" style:family="paragraph" style:parent-style-name="Example_20_Header">
      <style:text-properties officeooo:paragraph-rsid="2712130b"/>
    </style:style>
    <style:style style:name="P472" style:family="paragraph" style:parent-style-name="Example_20_Header">
      <style:text-properties officeooo:paragraph-rsid="2796ff13"/>
    </style:style>
    <style:style style:name="P473" style:family="paragraph" style:parent-style-name="Example_20_Header">
      <style:text-properties officeooo:rsid="279e46b6" officeooo:paragraph-rsid="279e46b6"/>
    </style:style>
    <style:style style:name="P474" style:family="paragraph" style:parent-style-name="Example_20_Header">
      <style:text-properties officeooo:rsid="279e46b6" officeooo:paragraph-rsid="27ace2b1"/>
    </style:style>
    <style:style style:name="P475" style:family="paragraph" style:parent-style-name="Example_20_Header">
      <style:text-properties officeooo:rsid="279e46b6" officeooo:paragraph-rsid="27ff85eb"/>
    </style:style>
    <style:style style:name="P476" style:family="paragraph" style:parent-style-name="Example_20_Header">
      <style:text-properties officeooo:rsid="27e08a27" officeooo:paragraph-rsid="27e08a27"/>
    </style:style>
    <style:style style:name="P477" style:family="paragraph" style:parent-style-name="Example_20_Header">
      <style:text-properties officeooo:rsid="27e08a27" officeooo:paragraph-rsid="27e201ac"/>
    </style:style>
    <style:style style:name="P478" style:family="paragraph" style:parent-style-name="Example_20_Header">
      <style:text-properties officeooo:rsid="27e08a27" officeooo:paragraph-rsid="27e80366"/>
    </style:style>
    <style:style style:name="P479" style:family="paragraph" style:parent-style-name="Example_20_Header">
      <style:text-properties officeooo:rsid="27e08a27" officeooo:paragraph-rsid="27eb7acb"/>
    </style:style>
    <style:style style:name="P480" style:family="paragraph" style:parent-style-name="Example_20_Header">
      <style:text-properties officeooo:rsid="27e08a27" officeooo:paragraph-rsid="27ef31c1"/>
    </style:style>
    <style:style style:name="P481" style:family="paragraph" style:parent-style-name="Example_20_Header">
      <style:text-properties officeooo:rsid="27e08a27" officeooo:paragraph-rsid="27f58c0f"/>
    </style:style>
    <style:style style:name="P482" style:family="paragraph" style:parent-style-name="Example_20_Header">
      <style:text-properties officeooo:paragraph-rsid="27f261ba"/>
    </style:style>
    <style:style style:name="P483" style:family="paragraph" style:parent-style-name="Example_20_Header">
      <style:text-properties officeooo:paragraph-rsid="27f3e5ba"/>
    </style:style>
    <style:style style:name="P484" style:family="paragraph" style:parent-style-name="Example_20_Header">
      <style:text-properties officeooo:paragraph-rsid="2805168e"/>
    </style:style>
    <style:style style:name="P485" style:family="paragraph" style:parent-style-name="Example_20_Header">
      <style:text-properties officeooo:paragraph-rsid="28064983"/>
    </style:style>
    <style:style style:name="P486" style:family="paragraph" style:parent-style-name="Example_20_Header">
      <style:text-properties officeooo:paragraph-rsid="280aa77e"/>
    </style:style>
    <style:style style:name="P487" style:family="paragraph" style:parent-style-name="Example_20_Header">
      <style:text-properties officeooo:paragraph-rsid="280d8053"/>
    </style:style>
    <style:style style:name="P488" style:family="paragraph" style:parent-style-name="Example_20_Header">
      <style:text-properties style:text-line-through-style="none" style:text-line-through-type="none" officeooo:rsid="2801dd04" officeooo:paragraph-rsid="2801dd04" fo:background-color="transparent"/>
    </style:style>
    <style:style style:name="P489" style:family="paragraph" style:parent-style-name="Example_20_Header">
      <style:text-properties officeooo:paragraph-rsid="282211ed"/>
    </style:style>
    <style:style style:name="P490" style:family="paragraph" style:parent-style-name="Example_20_Header">
      <style:text-properties officeooo:paragraph-rsid="283b5b27"/>
    </style:style>
    <style:style style:name="P491" style:family="paragraph" style:parent-style-name="Example_20_Header">
      <style:text-properties officeooo:paragraph-rsid="2842b948"/>
    </style:style>
    <style:style style:name="P492" style:family="paragraph" style:parent-style-name="Example_20_Header">
      <style:text-properties officeooo:paragraph-rsid="28445bcb"/>
    </style:style>
    <style:style style:name="P493" style:family="paragraph" style:parent-style-name="Example_20_Header">
      <style:text-properties officeooo:paragraph-rsid="29095b4d"/>
    </style:style>
    <style:style style:name="P494" style:family="paragraph" style:parent-style-name="Example_20_Header">
      <style:text-properties officeooo:paragraph-rsid="2950f66b"/>
    </style:style>
    <style:style style:name="P495" style:family="paragraph" style:parent-style-name="Example_20_Header">
      <style:text-properties officeooo:rsid="1877b3ae" officeooo:paragraph-rsid="2950f66b"/>
    </style:style>
    <style:style style:name="P496" style:family="paragraph" style:parent-style-name="Example_20_Header">
      <style:text-properties officeooo:paragraph-rsid="29739d0f"/>
    </style:style>
    <style:style style:name="P497" style:family="paragraph" style:parent-style-name="Example">
      <style:text-properties officeooo:rsid="21d5baa3" officeooo:paragraph-rsid="21d5baa3"/>
    </style:style>
    <style:style style:name="P498" style:family="paragraph" style:parent-style-name="Example">
      <style:text-properties officeooo:paragraph-rsid="24c92b39"/>
    </style:style>
    <style:style style:name="P499" style:family="paragraph" style:parent-style-name="Example">
      <style:text-properties officeooo:paragraph-rsid="2576dfad"/>
    </style:style>
    <style:style style:name="P500" style:family="paragraph" style:parent-style-name="Example">
      <style:text-properties officeooo:paragraph-rsid="2583568e"/>
    </style:style>
    <style:style style:name="P501" style:family="paragraph" style:parent-style-name="Example">
      <style:text-properties fo:language="cs" fo:country="CZ" officeooo:rsid="25612f74" officeooo:paragraph-rsid="25a0872c" style:language-asian="zxx" style:country-asian="none" style:language-complex="ar" style:country-complex="SA"/>
    </style:style>
    <style:style style:name="P502"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03" style:family="paragraph" style:parent-style-name="Example">
      <style:text-properties officeooo:rsid="122861d3" officeooo:paragraph-rsid="259f0425"/>
    </style:style>
    <style:style style:name="P504" style:family="paragraph" style:parent-style-name="Example">
      <style:text-properties officeooo:rsid="122861d3" officeooo:paragraph-rsid="25a63f6d"/>
    </style:style>
    <style:style style:name="P505" style:family="paragraph" style:parent-style-name="Example">
      <style:text-properties officeooo:paragraph-rsid="259f0425"/>
    </style:style>
    <style:style style:name="P506" style:family="paragraph" style:parent-style-name="Example">
      <style:text-properties officeooo:paragraph-rsid="2597a654"/>
    </style:style>
    <style:style style:name="P507" style:family="paragraph" style:parent-style-name="Example">
      <style:text-properties officeooo:paragraph-rsid="25a63f6d"/>
    </style:style>
    <style:style style:name="P508" style:family="paragraph" style:parent-style-name="Example">
      <style:text-properties officeooo:paragraph-rsid="256b3a1f"/>
    </style:style>
    <style:style style:name="P509" style:family="paragraph" style:parent-style-name="Example">
      <style:text-properties officeooo:paragraph-rsid="258abddb"/>
    </style:style>
    <style:style style:name="P510" style:family="paragraph" style:parent-style-name="Example">
      <style:text-properties officeooo:rsid="217800a7" officeooo:paragraph-rsid="25f2d04a"/>
    </style:style>
    <style:style style:name="P511" style:family="paragraph" style:parent-style-name="Example">
      <style:text-properties officeooo:rsid="2601f6bf" officeooo:paragraph-rsid="26270f32"/>
    </style:style>
    <style:style style:name="P512" style:family="paragraph" style:parent-style-name="Example">
      <style:text-properties officeooo:paragraph-rsid="26080d49"/>
    </style:style>
    <style:style style:name="P513" style:family="paragraph" style:parent-style-name="Example">
      <style:text-properties officeooo:rsid="25c61070" officeooo:paragraph-rsid="266ff55f" fo:background-color="transparent"/>
    </style:style>
    <style:style style:name="P514" style:family="paragraph" style:parent-style-name="Example">
      <style:text-properties officeooo:rsid="2632c719" officeooo:paragraph-rsid="27283b99" fo:background-color="transparent"/>
    </style:style>
    <style:style style:name="P515" style:family="paragraph" style:parent-style-name="Example">
      <style:text-properties officeooo:rsid="273ba786" officeooo:paragraph-rsid="273ba786" fo:background-color="transparent"/>
    </style:style>
    <style:style style:name="P516" style:family="paragraph" style:parent-style-name="Example">
      <style:text-properties officeooo:rsid="266fc3c7" officeooo:paragraph-rsid="27283b99" fo:background-color="transparent"/>
    </style:style>
    <style:style style:name="P517" style:family="paragraph" style:parent-style-name="Example">
      <style:text-properties officeooo:rsid="2795358b" officeooo:paragraph-rsid="2795358b" fo:background-color="transparent"/>
    </style:style>
    <style:style style:name="P518" style:family="paragraph" style:parent-style-name="Example">
      <style:text-properties officeooo:rsid="2795358b" officeooo:paragraph-rsid="2799384d" fo:background-color="transparent"/>
    </style:style>
    <style:style style:name="P519" style:family="paragraph" style:parent-style-name="Example">
      <style:text-properties officeooo:rsid="2795358b" officeooo:paragraph-rsid="27f261ba" fo:background-color="transparent"/>
    </style:style>
    <style:style style:name="P520" style:family="paragraph" style:parent-style-name="Example">
      <style:text-properties officeooo:rsid="279a808c" officeooo:paragraph-rsid="279a808c" fo:background-color="transparent"/>
    </style:style>
    <style:style style:name="P521" style:family="paragraph" style:parent-style-name="Example">
      <style:text-properties officeooo:rsid="279e46b6" officeooo:paragraph-rsid="279e46b6" fo:background-color="transparent"/>
    </style:style>
    <style:style style:name="P522" style:family="paragraph" style:parent-style-name="Example">
      <style:text-properties officeooo:rsid="280d8053" officeooo:paragraph-rsid="280d8053" fo:background-color="transparent"/>
    </style:style>
    <style:style style:name="P523" style:family="paragraph" style:parent-style-name="Example">
      <style:text-properties officeooo:rsid="280aa77e" officeooo:paragraph-rsid="280aa77e" fo:background-color="transparent"/>
    </style:style>
    <style:style style:name="P524" style:family="paragraph" style:parent-style-name="Example">
      <style:text-properties officeooo:paragraph-rsid="2684f7d7"/>
    </style:style>
    <style:style style:name="P525" style:family="paragraph" style:parent-style-name="Example">
      <style:text-properties officeooo:paragraph-rsid="269668ef"/>
    </style:style>
    <style:style style:name="P526" style:family="paragraph" style:parent-style-name="Example">
      <style:text-properties officeooo:rsid="26d10de3" officeooo:paragraph-rsid="26d10de3"/>
    </style:style>
    <style:style style:name="P527" style:family="paragraph" style:parent-style-name="Example">
      <style:text-properties officeooo:paragraph-rsid="27283b99"/>
    </style:style>
    <style:style style:name="P528" style:family="paragraph" style:parent-style-name="Example">
      <style:text-properties officeooo:paragraph-rsid="2734f380"/>
    </style:style>
    <style:style style:name="P529" style:family="paragraph" style:parent-style-name="Example">
      <style:text-properties officeooo:paragraph-rsid="273b9d1e"/>
    </style:style>
    <style:style style:name="P530" style:family="paragraph" style:parent-style-name="Example">
      <style:text-properties officeooo:rsid="274cfdd4" officeooo:paragraph-rsid="274e343c"/>
    </style:style>
    <style:style style:name="P531" style:family="paragraph" style:parent-style-name="Example">
      <style:text-properties officeooo:rsid="275f9bed" officeooo:paragraph-rsid="275f9bed"/>
    </style:style>
    <style:style style:name="P532" style:family="paragraph" style:parent-style-name="Example">
      <style:text-properties officeooo:paragraph-rsid="27742e6c"/>
    </style:style>
    <style:style style:name="P533" style:family="paragraph" style:parent-style-name="Example">
      <style:text-properties officeooo:paragraph-rsid="27911d11"/>
    </style:style>
    <style:style style:name="P534" style:family="paragraph" style:parent-style-name="Example">
      <style:text-properties fo:font-style="italic" officeooo:paragraph-rsid="27f3e5ba" fo:background-color="transparent" style:font-style-asian="italic" style:font-style-complex="italic"/>
    </style:style>
    <style:style style:name="P535" style:family="paragraph" style:parent-style-name="Example">
      <style:text-properties fo:font-style="italic" officeooo:paragraph-rsid="29ec35f4" style:font-style-asian="italic" style:font-style-complex="italic"/>
    </style:style>
    <style:style style:name="P536" style:family="paragraph" style:parent-style-name="Example">
      <style:text-properties officeooo:rsid="279e46b6" officeooo:paragraph-rsid="279e46b6"/>
    </style:style>
    <style:style style:name="P537" style:family="paragraph" style:parent-style-name="Example">
      <style:text-properties officeooo:rsid="27ace2b1" officeooo:paragraph-rsid="27ace2b1"/>
    </style:style>
    <style:style style:name="P538" style:family="paragraph" style:parent-style-name="Example">
      <style:text-properties officeooo:paragraph-rsid="27c703fc"/>
    </style:style>
    <style:style style:name="P539" style:family="paragraph" style:parent-style-name="Example">
      <style:text-properties officeooo:paragraph-rsid="27c86e38"/>
    </style:style>
    <style:style style:name="P540" style:family="paragraph" style:parent-style-name="Example">
      <style:text-properties officeooo:rsid="27e08a27" officeooo:paragraph-rsid="27e08a27"/>
    </style:style>
    <style:style style:name="P541" style:family="paragraph" style:parent-style-name="Example">
      <style:text-properties officeooo:rsid="27e201ac" officeooo:paragraph-rsid="27e201ac"/>
    </style:style>
    <style:style style:name="P542" style:family="paragraph" style:parent-style-name="Example">
      <style:text-properties officeooo:rsid="27e201ac" officeooo:paragraph-rsid="27ef31c1"/>
    </style:style>
    <style:style style:name="P543" style:family="paragraph" style:parent-style-name="Example">
      <style:text-properties officeooo:paragraph-rsid="27f3e5ba"/>
    </style:style>
    <style:style style:name="P544" style:family="paragraph" style:parent-style-name="Example">
      <style:text-properties officeooo:rsid="27f58c0f" officeooo:paragraph-rsid="27f58c0f"/>
    </style:style>
    <style:style style:name="P545" style:family="paragraph" style:parent-style-name="Example">
      <style:text-properties officeooo:rsid="26c93516" officeooo:paragraph-rsid="2805168e"/>
    </style:style>
    <style:style style:name="P546" style:family="paragraph" style:parent-style-name="Example">
      <style:text-properties officeooo:rsid="2805168e" officeooo:paragraph-rsid="2805168e"/>
    </style:style>
    <style:style style:name="P547" style:family="paragraph" style:parent-style-name="Example">
      <style:text-properties officeooo:rsid="2808ebbf" officeooo:paragraph-rsid="2808ebbf"/>
    </style:style>
    <style:style style:name="P548" style:family="paragraph" style:parent-style-name="Example">
      <style:text-properties officeooo:rsid="280aa77e" officeooo:paragraph-rsid="280aa77e"/>
    </style:style>
    <style:style style:name="P549" style:family="paragraph" style:parent-style-name="Example">
      <style:text-properties officeooo:rsid="27ea0ea6" officeooo:paragraph-rsid="27eb7acb"/>
    </style:style>
    <style:style style:name="P550" style:family="paragraph" style:parent-style-name="Example">
      <style:text-properties style:text-line-through-style="none" style:text-line-through-type="none" officeooo:rsid="2795358b" officeooo:paragraph-rsid="2795358b" fo:background-color="transparent"/>
    </style:style>
    <style:style style:name="P551" style:family="paragraph" style:parent-style-name="Example">
      <style:text-properties style:text-line-through-style="none" style:text-line-through-type="none" officeooo:rsid="27ff85eb" officeooo:paragraph-rsid="27ff85eb" fo:background-color="transparent"/>
    </style:style>
    <style:style style:name="P552" style:family="paragraph" style:parent-style-name="Example">
      <style:text-properties officeooo:paragraph-rsid="283b5b27"/>
    </style:style>
    <style:style style:name="P553" style:family="paragraph" style:parent-style-name="Example">
      <style:text-properties officeooo:rsid="261b77fd" officeooo:paragraph-rsid="261b77fd"/>
    </style:style>
    <style:style style:name="P554" style:family="paragraph" style:parent-style-name="Example">
      <style:text-properties officeooo:rsid="2823eee8" officeooo:paragraph-rsid="2823eee8"/>
    </style:style>
    <style:style style:name="P555" style:family="paragraph" style:parent-style-name="Example">
      <style:text-properties officeooo:rsid="2823eee8" officeooo:paragraph-rsid="2842b948"/>
    </style:style>
    <style:style style:name="P556" style:family="paragraph" style:parent-style-name="Example">
      <style:text-properties officeooo:paragraph-rsid="28445bcb"/>
    </style:style>
    <style:style style:name="P557" style:family="paragraph" style:parent-style-name="Example">
      <style:text-properties officeooo:paragraph-rsid="284482c7"/>
    </style:style>
    <style:style style:name="P558" style:family="paragraph" style:parent-style-name="Example">
      <style:text-properties officeooo:paragraph-rsid="29095b4d"/>
    </style:style>
    <style:style style:name="P559" style:family="paragraph" style:parent-style-name="Example">
      <style:text-properties officeooo:paragraph-rsid="2952fd7c"/>
    </style:style>
    <style:style style:name="P560" style:family="paragraph" style:parent-style-name="Example">
      <style:text-properties officeooo:rsid="21ddad74" officeooo:paragraph-rsid="29739d0f"/>
    </style:style>
    <style:style style:name="P561" style:family="paragraph" style:parent-style-name="Example">
      <style:text-properties officeooo:paragraph-rsid="29739d0f"/>
    </style:style>
    <style:style style:name="P562" style:family="paragraph" style:parent-style-name="Example">
      <style:text-properties officeooo:rsid="14641de2" officeooo:paragraph-rsid="29ec35f4"/>
    </style:style>
    <style:style style:name="P563" style:family="paragraph" style:parent-style-name="Example">
      <style:text-properties officeooo:paragraph-rsid="29ec35f4"/>
    </style:style>
    <style:style style:name="P564" style:family="paragraph" style:parent-style-name="Contents_20_1">
      <style:paragraph-properties>
        <style:tab-stops>
          <style:tab-stop style:position="14.801cm" style:type="right" style:leader-style="dotted" style:leader-text="."/>
        </style:tab-stops>
      </style:paragraph-properties>
    </style:style>
    <style:style style:name="P565" style:family="paragraph" style:parent-style-name="Contents_20_2">
      <style:paragraph-properties>
        <style:tab-stops>
          <style:tab-stop style:position="14.801cm" style:type="right" style:leader-style="dotted" style:leader-text="."/>
        </style:tab-stops>
      </style:paragraph-properties>
    </style:style>
    <style:style style:name="P566" style:family="paragraph" style:parent-style-name="Text_20_body">
      <style:paragraph-properties fo:margin-left="0cm" fo:margin-right="0cm" fo:text-indent="0cm" style:auto-text-indent="false"/>
      <style:text-properties officeooo:rsid="261e8383" officeooo:paragraph-rsid="26270f32"/>
    </style:style>
    <style:style style:name="P567" style:family="paragraph" style:parent-style-name="Text_20_body">
      <style:paragraph-properties fo:margin-left="0cm" fo:margin-right="0cm" fo:text-indent="0cm" style:auto-text-indent="false"/>
      <style:text-properties officeooo:rsid="2632c719" officeooo:paragraph-rsid="263a2851"/>
    </style:style>
    <style:style style:name="P568" style:family="paragraph" style:parent-style-name="Text_20_body">
      <style:paragraph-properties fo:margin-left="0cm" fo:margin-right="0cm" fo:text-indent="0cm" style:auto-text-indent="false"/>
      <style:text-properties officeooo:rsid="263958db" officeooo:paragraph-rsid="263958db"/>
    </style:style>
    <style:style style:name="P569" style:family="paragraph" style:parent-style-name="Text_20_body">
      <style:paragraph-properties fo:margin-left="0cm" fo:margin-right="0cm" fo:text-indent="0cm" style:auto-text-indent="false"/>
      <style:text-properties officeooo:rsid="263cd0cf" officeooo:paragraph-rsid="263cd0cf"/>
    </style:style>
    <style:style style:name="P570" style:family="paragraph" style:parent-style-name="Text_20_Body_20_Full_20_Page">
      <style:text-properties officeooo:rsid="1f43b011" officeooo:paragraph-rsid="2656844a"/>
    </style:style>
    <style:style style:name="P571" style:family="paragraph" style:parent-style-name="Text_20_Body_20_Full_20_Page">
      <style:text-properties officeooo:paragraph-rsid="282f1ba6"/>
    </style:style>
    <style:style style:name="P57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573" style:family="paragraph" style:parent-style-name="Heading_20_4">
      <style:text-properties officeooo:rsid="237eccd0" officeooo:paragraph-rsid="237eccd0"/>
    </style:style>
    <style:style style:name="P574" style:family="paragraph" style:parent-style-name="Heading_20_4">
      <style:text-properties style:text-line-through-style="none" style:text-line-through-type="none" officeooo:rsid="21f79b9f" officeooo:paragraph-rsid="21f79b9f"/>
    </style:style>
    <style:style style:name="P57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576" style:family="paragraph" style:parent-style-name="Heading_20_4">
      <style:text-properties officeooo:paragraph-rsid="283a7a76"/>
    </style:style>
    <style:style style:name="P577" style:family="paragraph" style:parent-style-name="Heading_20_4">
      <style:text-properties officeooo:rsid="28400f36"/>
    </style:style>
    <style:style style:name="P578" style:family="paragraph" style:parent-style-name="Heading_20_4">
      <style:text-properties officeooo:paragraph-rsid="27283b99"/>
    </style:style>
    <style:style style:name="P579" style:family="paragraph" style:parent-style-name="Heading_20_4">
      <style:text-properties officeooo:rsid="25a98614" officeooo:paragraph-rsid="27ee83d7"/>
    </style:style>
    <style:style style:name="P580" style:family="paragraph" style:parent-style-name="Heading_20_4">
      <style:text-properties officeooo:rsid="25a98614" officeooo:paragraph-rsid="27de6c88"/>
    </style:style>
    <style:style style:name="P581" style:family="paragraph" style:parent-style-name="Heading_20_4">
      <style:text-properties officeooo:paragraph-rsid="27f3e5ba"/>
    </style:style>
    <style:style style:name="P582" style:family="paragraph" style:parent-style-name="Heading_20_4">
      <style:text-properties officeooo:rsid="27925bf3" officeooo:paragraph-rsid="27bfdf9b"/>
    </style:style>
    <style:style style:name="P583" style:family="paragraph" style:parent-style-name="Heading_20_4">
      <style:text-properties officeooo:rsid="27f58cff" officeooo:paragraph-rsid="27f58cff"/>
    </style:style>
    <style:style style:name="P584" style:family="paragraph" style:parent-style-name="Heading_20_4">
      <style:text-properties officeooo:paragraph-rsid="29739d0f"/>
    </style:style>
    <style:style style:name="P585" style:family="paragraph" style:parent-style-name="Heading_20_4">
      <style:text-properties officeooo:paragraph-rsid="284eff00"/>
    </style:style>
    <style:style style:name="P586" style:family="paragraph" style:parent-style-name="Heading_20_4">
      <style:text-properties officeooo:paragraph-rsid="284f60f7"/>
    </style:style>
    <style:style style:name="P587" style:family="paragraph" style:parent-style-name="Heading_20_3">
      <style:text-properties officeooo:rsid="2a39d348" officeooo:paragraph-rsid="2a39d348"/>
    </style:style>
    <style:style style:name="P588" style:family="paragraph" style:parent-style-name="Heading_20_3">
      <style:text-properties officeooo:paragraph-rsid="2a2bb3f3"/>
    </style:style>
    <style:style style:name="P589" style:family="paragraph" style:parent-style-name="Heading_20_3">
      <style:text-properties officeooo:rsid="2a2bb3f3" officeooo:paragraph-rsid="2a2bb3f3"/>
    </style:style>
    <style:style style:name="P590" style:family="paragraph" style:parent-style-name="Heading_20_3">
      <style:text-properties officeooo:paragraph-rsid="202197c0"/>
    </style:style>
    <style:style style:name="P591" style:family="paragraph" style:parent-style-name="Heading_20_3">
      <style:text-properties officeooo:paragraph-rsid="202b038b"/>
    </style:style>
    <style:style style:name="P592" style:family="paragraph" style:parent-style-name="Heading_20_3">
      <style:text-properties fo:language="cs" fo:country="CZ" officeooo:paragraph-rsid="202197c0" style:language-asian="cs" style:country-asian="CZ"/>
    </style:style>
    <style:style style:name="P593" style:family="paragraph" style:parent-style-name="Heading_20_3">
      <style:text-properties fo:language="cs" fo:country="CZ" officeooo:paragraph-rsid="288afecb" style:language-asian="cs" style:country-asian="CZ"/>
    </style:style>
    <style:style style:name="P594" style:family="paragraph" style:parent-style-name="Heading_20_3">
      <style:text-properties fo:language="cs" fo:country="CZ" officeooo:rsid="2745b86e" officeooo:paragraph-rsid="274785d5"/>
    </style:style>
    <style:style style:name="P595" style:family="paragraph" style:parent-style-name="Heading_20_3">
      <style:text-properties officeooo:paragraph-rsid="288afecb"/>
    </style:style>
    <style:style style:name="P596" style:family="paragraph" style:parent-style-name="Heading_20_3">
      <style:text-properties officeooo:paragraph-rsid="21e9668e"/>
    </style:style>
    <style:style style:name="P597" style:family="paragraph" style:parent-style-name="Heading_20_3">
      <style:text-properties officeooo:paragraph-rsid="290a9445"/>
    </style:style>
    <style:style style:name="P598" style:family="paragraph" style:parent-style-name="Heading_20_3">
      <style:text-properties officeooo:paragraph-rsid="294f4b59"/>
    </style:style>
    <style:style style:name="P599" style:family="paragraph" style:parent-style-name="Heading_20_3">
      <style:text-properties officeooo:paragraph-rsid="295264b7"/>
    </style:style>
    <style:style style:name="P600" style:family="paragraph" style:parent-style-name="Heading_20_3">
      <style:text-properties fo:background-color="#fff200"/>
    </style:style>
    <style:style style:name="P601" style:family="paragraph" style:parent-style-name="Heading_20_3">
      <style:text-properties officeooo:rsid="21e0d06b" officeooo:paragraph-rsid="2a308645"/>
    </style:style>
    <style:style style:name="P602" style:family="paragraph" style:parent-style-name="Heading_20_3">
      <style:text-properties officeooo:rsid="18d36f2a" officeooo:paragraph-rsid="28376d61"/>
    </style:style>
    <style:style style:name="P603" style:family="paragraph" style:parent-style-name="Heading_20_3">
      <style:text-properties officeooo:paragraph-rsid="2839ac60"/>
    </style:style>
    <style:style style:name="P604" style:family="paragraph" style:parent-style-name="Heading_20_3">
      <style:text-properties officeooo:paragraph-rsid="283a7a76"/>
    </style:style>
    <style:style style:name="P605" style:family="paragraph" style:parent-style-name="Heading_20_3">
      <style:text-properties officeooo:paragraph-rsid="26270f32"/>
    </style:style>
    <style:style style:name="P606" style:family="paragraph" style:parent-style-name="Heading_20_3">
      <style:text-properties fo:background-color="transparent"/>
    </style:style>
    <style:style style:name="P607" style:family="paragraph" style:parent-style-name="Heading_20_3">
      <style:text-properties officeooo:paragraph-rsid="25d65836"/>
    </style:style>
    <style:style style:name="P608" style:family="paragraph" style:parent-style-name="Heading_20_3">
      <style:text-properties officeooo:rsid="273dc687" officeooo:paragraph-rsid="273dc687"/>
    </style:style>
    <style:style style:name="P609" style:family="paragraph" style:parent-style-name="Heading_20_3">
      <style:text-properties officeooo:rsid="275149cc" officeooo:paragraph-rsid="275149cc"/>
    </style:style>
    <style:style style:name="P610" style:family="paragraph" style:parent-style-name="Heading_20_3">
      <style:text-properties officeooo:rsid="2783d3ac" officeooo:paragraph-rsid="2783d3ac"/>
    </style:style>
    <style:style style:name="P611" style:family="paragraph" style:parent-style-name="Heading_20_3">
      <style:text-properties officeooo:paragraph-rsid="27bfdf9b"/>
    </style:style>
    <style:style style:name="P612" style:family="paragraph" style:parent-style-name="Heading_20_3">
      <style:text-properties officeooo:rsid="27ff7c41" officeooo:paragraph-rsid="27ff7c41"/>
    </style:style>
    <style:style style:name="P613" style:family="paragraph" style:parent-style-name="Heading_20_3">
      <style:text-properties officeooo:paragraph-rsid="2842b948"/>
    </style:style>
    <style:style style:name="P614" style:family="paragraph" style:parent-style-name="Heading_20_3">
      <style:text-properties officeooo:rsid="14e0c600" officeooo:paragraph-rsid="28dfd528"/>
    </style:style>
    <style:style style:name="P615" style:family="paragraph" style:parent-style-name="Heading_20_3">
      <style:text-properties officeooo:rsid="28dfd528" officeooo:paragraph-rsid="28dfd528"/>
    </style:style>
    <style:style style:name="P616" style:family="paragraph" style:parent-style-name="Heading_20_3">
      <style:text-properties officeooo:paragraph-rsid="2958d1ed"/>
    </style:style>
    <style:style style:name="P617" style:family="paragraph" style:parent-style-name="Heading_20_3">
      <style:text-properties officeooo:paragraph-rsid="2849de42"/>
    </style:style>
    <style:style style:name="P618" style:family="paragraph" style:parent-style-name="Heading_20_3">
      <style:text-properties officeooo:rsid="1483bbd2" officeooo:paragraph-rsid="2849de42"/>
    </style:style>
    <style:style style:name="P619" style:family="paragraph" style:parent-style-name="Heading_20_3">
      <style:text-properties officeooo:paragraph-rsid="284d90c6"/>
    </style:style>
    <style:style style:name="P620" style:family="paragraph" style:parent-style-name="Heading_20_3">
      <style:text-properties officeooo:paragraph-rsid="284e03ae"/>
    </style:style>
    <style:style style:name="P621" style:family="paragraph" style:parent-style-name="Heading_20_3">
      <style:text-properties officeooo:rsid="299bc094" officeooo:paragraph-rsid="299bc094"/>
    </style:style>
    <style:style style:name="P622" style:family="paragraph" style:parent-style-name="Heading_20_3">
      <style:text-properties officeooo:paragraph-rsid="284eff00"/>
    </style:style>
    <style:style style:name="P623" style:family="paragraph" style:parent-style-name="Heading_20_3">
      <style:text-properties officeooo:paragraph-rsid="284f60f7"/>
    </style:style>
    <style:style style:name="P624" style:family="paragraph" style:parent-style-name="Heading_20_3">
      <style:text-properties officeooo:paragraph-rsid="2a8b3125"/>
    </style:style>
    <style:style style:name="P625" style:family="paragraph" style:parent-style-name="Heading_20_3">
      <style:text-properties officeooo:paragraph-rsid="2aaa4bfe"/>
    </style:style>
    <style:style style:name="P626" style:family="paragraph" style:parent-style-name="Heading_20_1">
      <style:text-properties officeooo:rsid="24ffc69a" officeooo:paragraph-rsid="24fb15e5"/>
    </style:style>
    <style:style style:name="P627" style:family="paragraph" style:parent-style-name="Heading_20_1">
      <style:text-properties officeooo:rsid="108bcbf7" officeooo:paragraph-rsid="282f1ba6"/>
    </style:style>
    <style:style style:name="P628" style:family="paragraph" style:parent-style-name="Heading_20_1">
      <style:text-properties officeooo:rsid="108bcbf7" officeooo:paragraph-rsid="202197c0"/>
    </style:style>
    <style:style style:name="P629" style:family="paragraph" style:parent-style-name="Heading_20_1">
      <style:text-properties officeooo:rsid="245d2150" officeooo:paragraph-rsid="24c63b72"/>
    </style:style>
    <style:style style:name="P630" style:family="paragraph" style:parent-style-name="Heading_20_1">
      <style:text-properties officeooo:rsid="21de3bfb" officeooo:paragraph-rsid="29739d0f"/>
    </style:style>
    <style:style style:name="P631" style:family="paragraph" style:parent-style-name="Heading_20_1">
      <style:text-properties officeooo:rsid="2236b9e5" officeooo:paragraph-rsid="2971f1c0"/>
    </style:style>
    <style:style style:name="P632" style:family="paragraph" style:parent-style-name="Heading_20_1">
      <style:text-properties officeooo:paragraph-rsid="272051e0"/>
    </style:style>
    <style:style style:name="P633" style:family="paragraph" style:parent-style-name="Heading_20_1">
      <style:text-properties officeooo:paragraph-rsid="28dfd528"/>
    </style:style>
    <style:style style:name="P634" style:family="paragraph" style:parent-style-name="Heading_20_1">
      <style:text-properties officeooo:paragraph-rsid="29739d0f"/>
    </style:style>
    <style:style style:name="P635" style:family="paragraph" style:parent-style-name="Heading_20_1">
      <style:text-properties officeooo:rsid="215d4e07" officeooo:paragraph-rsid="28f28620"/>
    </style:style>
    <style:style style:name="P636" style:family="paragraph" style:parent-style-name="Heading_20_1">
      <style:text-properties officeooo:rsid="254772b6" officeooo:paragraph-rsid="282f1ba6"/>
    </style:style>
    <style:style style:name="P637" style:family="paragraph" style:parent-style-name="Heading_20_2">
      <style:text-properties officeooo:rsid="18495320" officeooo:paragraph-rsid="2a225784"/>
    </style:style>
    <style:style style:name="P638" style:family="paragraph" style:parent-style-name="Heading_20_2">
      <style:text-properties officeooo:rsid="181f7fed" officeooo:paragraph-rsid="2830e9f4"/>
    </style:style>
    <style:style style:name="P639" style:family="paragraph" style:parent-style-name="Heading_20_2">
      <style:text-properties officeooo:paragraph-rsid="21e9668e"/>
    </style:style>
    <style:style style:name="P640" style:family="paragraph" style:parent-style-name="Heading_20_2">
      <style:text-properties officeooo:rsid="21597f75" officeooo:paragraph-rsid="21e9668e"/>
    </style:style>
    <style:style style:name="P641" style:family="paragraph" style:parent-style-name="Heading_20_2">
      <style:text-properties fo:language="cs" fo:country="CZ" officeooo:rsid="28aea984" officeooo:paragraph-rsid="28aefe7f" style:language-asian="cs" style:country-asian="CZ"/>
    </style:style>
    <style:style style:name="P642" style:family="paragraph" style:parent-style-name="Heading_20_2">
      <style:text-properties officeooo:rsid="29ac4c0b" officeooo:paragraph-rsid="29ac4c0b"/>
    </style:style>
    <style:style style:name="P643" style:family="paragraph" style:parent-style-name="Heading_20_2">
      <style:text-properties officeooo:paragraph-rsid="2830e9f4"/>
    </style:style>
    <style:style style:name="P644" style:family="paragraph" style:parent-style-name="Heading_20_2">
      <style:text-properties officeooo:rsid="2861b7f6" officeooo:paragraph-rsid="2860138b"/>
    </style:style>
    <style:style style:name="P645" style:family="paragraph" style:parent-style-name="Heading_20_2">
      <style:text-properties officeooo:paragraph-rsid="29ec35f4"/>
    </style:style>
    <style:style style:name="P646" style:family="paragraph" style:parent-style-name="Heading_20_2">
      <style:text-properties officeooo:rsid="28fd5b00" officeooo:paragraph-rsid="29095b4d"/>
    </style:style>
    <style:style style:name="P647" style:family="paragraph" style:parent-style-name="Heading_20_2">
      <style:text-properties officeooo:rsid="2853fcde" officeooo:paragraph-rsid="2aaa4bfe"/>
    </style:style>
    <style:style style:name="P648" style:family="paragraph" style:parent-style-name="Heading_20_2">
      <style:text-properties officeooo:paragraph-rsid="29095b4d"/>
    </style:style>
    <style:style style:name="P649" style:family="paragraph" style:parent-style-name="Heading_20_2">
      <style:text-properties officeooo:paragraph-rsid="295264b7"/>
    </style:style>
    <style:style style:name="P650" style:family="paragraph" style:parent-style-name="Heading_20_2">
      <style:text-properties officeooo:paragraph-rsid="2971f1c0"/>
    </style:style>
    <style:style style:name="P651" style:family="paragraph" style:parent-style-name="Heading_20_2">
      <style:text-properties officeooo:paragraph-rsid="2839ac60"/>
    </style:style>
    <style:style style:name="P652" style:family="paragraph" style:parent-style-name="Heading_20_2">
      <style:text-properties officeooo:rsid="1bf74c1b" officeooo:paragraph-rsid="2839ac60"/>
    </style:style>
    <style:style style:name="P653" style:family="paragraph" style:parent-style-name="Heading_20_2">
      <style:text-properties officeooo:paragraph-rsid="283a7a76"/>
    </style:style>
    <style:style style:name="P654" style:family="paragraph" style:parent-style-name="Heading_20_2">
      <style:text-properties officeooo:rsid="253b3c77" officeooo:paragraph-rsid="253b3c77"/>
    </style:style>
    <style:style style:name="P655" style:family="paragraph" style:parent-style-name="Heading_20_2">
      <style:text-properties officeooo:rsid="2790ad45" officeooo:paragraph-rsid="27911d11"/>
    </style:style>
    <style:style style:name="P656" style:family="paragraph" style:parent-style-name="Heading_20_2">
      <style:text-properties officeooo:rsid="2415a15d" officeooo:paragraph-rsid="27911d11"/>
    </style:style>
    <style:style style:name="P657" style:family="paragraph" style:parent-style-name="Heading_20_2">
      <style:text-properties officeooo:rsid="18e685e5" officeooo:paragraph-rsid="25611652"/>
    </style:style>
    <style:style style:name="P658" style:family="paragraph" style:parent-style-name="Heading_20_2">
      <style:text-properties officeooo:rsid="18e6729c" officeooo:paragraph-rsid="25616a1b"/>
    </style:style>
    <style:style style:name="P659" style:family="paragraph" style:parent-style-name="Heading_20_2">
      <style:text-properties officeooo:rsid="212b88ed" officeooo:paragraph-rsid="252a5a54"/>
    </style:style>
    <style:style style:name="P660" style:family="paragraph" style:parent-style-name="Heading_20_2">
      <style:text-properties officeooo:rsid="1cd61472" officeooo:paragraph-rsid="25b688d0"/>
    </style:style>
    <style:style style:name="P661" style:family="paragraph" style:parent-style-name="Heading_20_2">
      <style:text-properties officeooo:rsid="284482c7" officeooo:paragraph-rsid="284482c7"/>
    </style:style>
    <style:style style:name="P662" style:family="paragraph" style:parent-style-name="Heading_20_2">
      <style:text-properties officeooo:paragraph-rsid="2842b948"/>
    </style:style>
    <style:style style:name="P663" style:family="paragraph" style:parent-style-name="Heading_20_2">
      <style:text-properties officeooo:rsid="1bcbcc1a" officeooo:paragraph-rsid="2849de42"/>
    </style:style>
    <style:style style:name="P664" style:family="paragraph" style:parent-style-name="Heading_20_2">
      <style:text-properties officeooo:rsid="1bcc61dd" officeooo:paragraph-rsid="2849de42"/>
    </style:style>
    <style:style style:name="P665" style:family="paragraph" style:parent-style-name="Heading_20_2">
      <style:text-properties officeooo:rsid="2999581b" officeooo:paragraph-rsid="2999581b"/>
    </style:style>
    <style:style style:name="P666" style:family="paragraph" style:parent-style-name="Heading_20_2">
      <style:text-properties officeooo:rsid="15f5671d" officeooo:paragraph-rsid="284eff00"/>
    </style:style>
    <style:style style:name="P667" style:family="paragraph" style:parent-style-name="Heading_20_2">
      <style:text-properties officeooo:rsid="283b5b27" officeooo:paragraph-rsid="283b5b27"/>
    </style:style>
    <style:style style:name="P668" style:family="paragraph" style:parent-style-name="Heading_20_2">
      <style:text-properties officeooo:paragraph-rsid="2a8b3125"/>
    </style:style>
    <style:style style:name="P669" style:family="paragraph" style:parent-style-name="Heading_20_2">
      <style:text-properties officeooo:rsid="2a9283ca" officeooo:paragraph-rsid="2a9283ca"/>
    </style:style>
    <style:style style:name="P670" style:family="paragraph" style:parent-style-name="Heading_20_2">
      <style:text-properties officeooo:paragraph-rsid="2aaa4bfe"/>
    </style:style>
    <style:style style:name="P671" style:family="paragraph" style:parent-style-name="Heading_20_2">
      <style:text-properties officeooo:paragraph-rsid="2aac1b25"/>
    </style:style>
    <style:style style:name="P672" style:family="paragraph" style:parent-style-name="Heading_20_5">
      <style:text-properties officeooo:paragraph-rsid="205aec31"/>
    </style:style>
    <style:style style:name="P673" style:family="paragraph" style:parent-style-name="Heading_20_5">
      <style:text-properties officeooo:paragraph-rsid="21ab8207"/>
    </style:style>
    <style:style style:name="P674" style:family="paragraph" style:parent-style-name="Heading_20_5">
      <style:text-properties officeooo:paragraph-rsid="22f1aa78"/>
    </style:style>
    <style:style style:name="P675" style:family="paragraph" style:parent-style-name="Heading_20_5">
      <style:text-properties fo:language="cs" fo:country="CZ" officeooo:rsid="23a11401" officeooo:paragraph-rsid="23a11401" style:language-asian="cs" style:country-asian="CZ"/>
    </style:style>
    <style:style style:name="P676" style:family="paragraph" style:parent-style-name="Heading_20_5">
      <style:text-properties fo:language="cs" fo:country="CZ" officeooo:rsid="20a56c6b" officeooo:paragraph-rsid="20aac5d0" style:language-asian="cs" style:country-asian="CZ"/>
    </style:style>
    <style:style style:name="P67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67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679" style:family="paragraph" style:parent-style-name="Heading_20_5">
      <style:text-properties officeooo:rsid="206449e7" officeooo:paragraph-rsid="206449e7"/>
    </style:style>
    <style:style style:name="P680" style:family="paragraph" style:parent-style-name="Heading_20_5">
      <style:text-properties officeooo:paragraph-rsid="2065587c"/>
    </style:style>
    <style:style style:name="P681" style:family="paragraph" style:parent-style-name="Heading_20_5">
      <style:text-properties officeooo:rsid="20768cfb" officeooo:paragraph-rsid="23033a35"/>
    </style:style>
    <style:style style:name="P682" style:family="paragraph" style:parent-style-name="Heading_20_5">
      <style:text-properties officeooo:paragraph-rsid="23033a35"/>
    </style:style>
    <style:style style:name="P683" style:family="paragraph" style:parent-style-name="Heading_20_5">
      <style:text-properties officeooo:paragraph-rsid="230337f0"/>
    </style:style>
    <style:style style:name="P68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68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686"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68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68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68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69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69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69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69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69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69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69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69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69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699" style:family="paragraph" style:parent-style-name="Heading_20_5">
      <style:text-properties officeooo:paragraph-rsid="2366bc69"/>
    </style:style>
    <style:style style:name="P700" style:family="paragraph" style:parent-style-name="Heading_20_5">
      <style:text-properties officeooo:rsid="20a1bc0a" officeooo:paragraph-rsid="20ace839"/>
    </style:style>
    <style:style style:name="P701" style:family="paragraph" style:parent-style-name="Heading_20_5">
      <style:text-properties officeooo:paragraph-rsid="21ac324b"/>
    </style:style>
    <style:style style:name="P702" style:family="paragraph" style:parent-style-name="Heading_20_5">
      <style:text-properties officeooo:paragraph-rsid="220231cf"/>
    </style:style>
    <style:style style:name="P703" style:family="paragraph" style:parent-style-name="Heading_20_5">
      <style:text-properties officeooo:paragraph-rsid="236db2ab"/>
    </style:style>
    <style:style style:name="P704" style:family="paragraph" style:parent-style-name="Heading_20_5">
      <style:text-properties officeooo:paragraph-rsid="236e204c"/>
    </style:style>
    <style:style style:name="P705" style:family="paragraph" style:parent-style-name="Heading_20_5">
      <style:text-properties officeooo:paragraph-rsid="237364a0"/>
    </style:style>
    <style:style style:name="P706" style:family="paragraph" style:parent-style-name="Heading_20_5">
      <style:text-properties officeooo:paragraph-rsid="236f6335"/>
    </style:style>
    <style:style style:name="P707" style:family="paragraph" style:parent-style-name="Heading_20_5">
      <style:text-properties officeooo:paragraph-rsid="22800e48"/>
    </style:style>
    <style:style style:name="P708" style:family="paragraph" style:parent-style-name="Heading_20_5">
      <style:text-properties officeooo:paragraph-rsid="2202b942"/>
    </style:style>
    <style:style style:name="P709" style:family="paragraph" style:parent-style-name="Heading_20_5">
      <style:text-properties officeooo:paragraph-rsid="22035c33"/>
    </style:style>
    <style:style style:name="P710" style:family="paragraph" style:parent-style-name="Heading_20_5">
      <style:text-properties officeooo:paragraph-rsid="237987a4"/>
    </style:style>
    <style:style style:name="P711" style:family="paragraph" style:parent-style-name="Heading_20_5">
      <style:text-properties officeooo:paragraph-rsid="2195aae2"/>
    </style:style>
    <style:style style:name="P712" style:family="paragraph" style:parent-style-name="Heading_20_5">
      <style:text-properties officeooo:paragraph-rsid="23ded328"/>
    </style:style>
    <style:style style:name="P713" style:family="paragraph" style:parent-style-name="Heading_20_5">
      <style:text-properties officeooo:rsid="239baad3" officeooo:paragraph-rsid="239baad3"/>
    </style:style>
    <style:style style:name="P714" style:family="paragraph" style:parent-style-name="Heading_20_5">
      <style:text-properties officeooo:rsid="2395a884" officeooo:paragraph-rsid="2395a884"/>
    </style:style>
    <style:style style:name="P715" style:family="paragraph" style:parent-style-name="Heading_20_5">
      <style:text-properties officeooo:rsid="2397efe5" officeooo:paragraph-rsid="23a113dd"/>
    </style:style>
    <style:style style:name="P716" style:family="paragraph" style:parent-style-name="Heading_20_5">
      <style:text-properties officeooo:rsid="23c804c5" officeooo:paragraph-rsid="23c97ddf"/>
    </style:style>
    <style:style style:name="P717" style:family="paragraph" style:parent-style-name="Text_20_body" style:master-page-name="Standard">
      <style:paragraph-properties fo:text-align="end" style:justify-single-word="false" style:page-number="auto"/>
      <style:text-properties officeooo:rsid="2590605e" officeooo:paragraph-rsid="2590605e"/>
    </style:style>
    <style:style style:name="P718" style:family="paragraph" style:parent-style-name="Text_20_body" style:list-style-name="L1">
      <style:text-properties officeooo:rsid="14585935" officeooo:paragraph-rsid="282f1ba6"/>
    </style:style>
    <style:style style:name="P719" style:family="paragraph" style:parent-style-name="Text_20_body" style:list-style-name="L2">
      <style:text-properties officeooo:rsid="145722f9" officeooo:paragraph-rsid="282f1ba6"/>
    </style:style>
    <style:style style:name="P720" style:family="paragraph" style:parent-style-name="Text_20_body" style:list-style-name="L2">
      <style:text-properties officeooo:rsid="14d3e335" officeooo:paragraph-rsid="282f1ba6"/>
    </style:style>
    <style:style style:name="P721" style:family="paragraph" style:parent-style-name="Text_20_body" style:list-style-name="L2">
      <style:text-properties officeooo:rsid="14641de2" officeooo:paragraph-rsid="282f1ba6"/>
    </style:style>
    <style:style style:name="P722" style:family="paragraph" style:parent-style-name="Text_20_body">
      <style:text-properties officeooo:rsid="29f5c0d7" officeooo:paragraph-rsid="29f5c0d7"/>
    </style:style>
    <style:style style:name="P723" style:family="paragraph" style:parent-style-name="Text_20_body" style:list-style-name="L4">
      <style:text-properties officeooo:rsid="29fe042f" officeooo:paragraph-rsid="2a55b2e6"/>
    </style:style>
    <style:style style:name="P724" style:family="paragraph" style:parent-style-name="Text_20_body">
      <style:text-properties officeooo:rsid="29fe042f" officeooo:paragraph-rsid="2a9283ca"/>
    </style:style>
    <style:style style:name="P725" style:family="paragraph" style:parent-style-name="Text_20_body" style:list-style-name="L4">
      <style:text-properties officeooo:rsid="29ffc963" officeooo:paragraph-rsid="2a54390c"/>
    </style:style>
    <style:style style:name="P726" style:family="paragraph" style:parent-style-name="Text_20_body" style:list-style-name="L4">
      <style:text-properties officeooo:rsid="2a01ea90" officeooo:paragraph-rsid="2a54390c"/>
    </style:style>
    <style:style style:name="P727" style:family="paragraph" style:parent-style-name="Text_20_body" style:list-style-name="L5">
      <style:text-properties officeooo:rsid="2a2a576c" officeooo:paragraph-rsid="2a2a576c"/>
    </style:style>
    <style:style style:name="P728" style:family="paragraph" style:parent-style-name="Text_20_body" style:list-style-name="L6">
      <style:text-properties officeooo:rsid="2968b071" officeooo:paragraph-rsid="2a2bb3f3"/>
    </style:style>
    <style:style style:name="P729" style:family="paragraph" style:parent-style-name="Text_20_body" style:list-style-name="L6">
      <style:text-properties officeooo:rsid="29698431" officeooo:paragraph-rsid="2a2bb3f3"/>
    </style:style>
    <style:style style:name="P730" style:family="paragraph" style:parent-style-name="Text_20_body" style:list-style-name="L6">
      <style:text-properties fo:language="cs" fo:country="CZ" officeooo:rsid="2a4e5a57" officeooo:paragraph-rsid="2a4e5a57"/>
    </style:style>
    <style:style style:name="P731" style:family="paragraph" style:parent-style-name="Text_20_body" style:list-style-name="L13">
      <style:text-properties fo:language="cs" fo:country="CZ" officeooo:rsid="28b0c8e6" officeooo:paragraph-rsid="28b0c8e6" style:language-asian="cs" style:country-asian="CZ"/>
    </style:style>
    <style:style style:name="P732" style:family="paragraph" style:parent-style-name="Text_20_body" style:list-style-name="L14">
      <style:text-properties fo:language="cs" fo:country="CZ" officeooo:rsid="28b276ea" officeooo:paragraph-rsid="28b276ea" style:language-asian="cs" style:country-asian="CZ"/>
    </style:style>
    <style:style style:name="P733" style:family="paragraph" style:parent-style-name="Text_20_body" style:list-style-name="L14">
      <style:text-properties fo:language="cs" fo:country="CZ" officeooo:rsid="28b276ea" officeooo:paragraph-rsid="28c1aa0b" style:language-asian="cs" style:country-asian="CZ"/>
    </style:style>
    <style:style style:name="P734" style:family="paragraph" style:parent-style-name="Text_20_body" style:list-style-name="L15">
      <style:text-properties fo:language="cs" fo:country="CZ" officeooo:rsid="28b58987" officeooo:paragraph-rsid="28c57953" style:language-asian="cs" style:country-asian="CZ"/>
    </style:style>
    <style:style style:name="P735" style:family="paragraph" style:parent-style-name="Text_20_body" style:list-style-name="L18">
      <style:text-properties fo:language="cs" fo:country="CZ" officeooo:rsid="2022d038" officeooo:paragraph-rsid="2349b8a1" style:language-asian="cs" style:country-asian="CZ"/>
    </style:style>
    <style:style style:name="P736" style:family="paragraph" style:parent-style-name="Text_20_body" style:list-style-name="L18">
      <style:text-properties fo:language="cs" fo:country="CZ" officeooo:rsid="2022d038" officeooo:paragraph-rsid="22e7537f" style:language-asian="cs" style:country-asian="CZ"/>
    </style:style>
    <style:style style:name="P737" style:family="paragraph" style:parent-style-name="Text_20_body" style:list-style-name="L18">
      <style:text-properties fo:language="cs" fo:country="CZ" officeooo:rsid="2022d038" officeooo:paragraph-rsid="22e7a051" style:language-asian="cs" style:country-asian="CZ"/>
    </style:style>
    <style:style style:name="P738" style:family="paragraph" style:parent-style-name="Text_20_body" style:list-style-name="L18">
      <style:text-properties fo:language="cs" fo:country="CZ" officeooo:rsid="2022d038" officeooo:paragraph-rsid="22e50c1a" style:language-asian="cs" style:country-asian="CZ"/>
    </style:style>
    <style:style style:name="P739" style:family="paragraph" style:parent-style-name="Text_20_body" style:list-style-name="L18">
      <style:text-properties fo:language="cs" fo:country="CZ" officeooo:rsid="2022d038" officeooo:paragraph-rsid="22eaa210" style:language-asian="cs" style:country-asian="CZ"/>
    </style:style>
    <style:style style:name="P740" style:family="paragraph" style:parent-style-name="Text_20_body" style:list-style-name="L18">
      <style:text-properties fo:language="cs" fo:country="CZ" officeooo:rsid="2022d038" officeooo:paragraph-rsid="22eb0b83" style:language-asian="cs" style:country-asian="CZ"/>
    </style:style>
    <style:style style:name="P741" style:family="paragraph" style:parent-style-name="Text_20_body" style:list-style-name="L18">
      <style:text-properties fo:language="cs" fo:country="CZ" officeooo:rsid="2022d038" officeooo:paragraph-rsid="22efc542" style:language-asian="cs" style:country-asian="CZ"/>
    </style:style>
    <style:style style:name="P742" style:family="paragraph" style:parent-style-name="Text_20_body" style:list-style-name="L18">
      <style:text-properties fo:language="cs" fo:country="CZ" officeooo:rsid="2022d038" officeooo:paragraph-rsid="22f36276" style:language-asian="cs" style:country-asian="CZ"/>
    </style:style>
    <style:style style:name="P743" style:family="paragraph" style:parent-style-name="Text_20_body" style:list-style-name="L27">
      <style:text-properties fo:language="cs" fo:country="CZ" officeooo:rsid="2022d038" officeooo:paragraph-rsid="216fef7d" style:language-asian="cs" style:country-asian="CZ"/>
    </style:style>
    <style:style style:name="P744" style:family="paragraph" style:parent-style-name="Text_20_body" style:list-style-name="L30">
      <style:text-properties fo:language="cs" fo:country="CZ" officeooo:rsid="2022d038" officeooo:paragraph-rsid="21996beb" style:language-asian="cs" style:country-asian="CZ"/>
    </style:style>
    <style:style style:name="P745" style:family="paragraph" style:parent-style-name="Text_20_body" style:list-style-name="L18">
      <style:text-properties fo:language="cs" fo:country="CZ" officeooo:rsid="22f4aacb" officeooo:paragraph-rsid="22f4aacb" style:language-asian="cs" style:country-asian="CZ"/>
    </style:style>
    <style:style style:name="P746" style:family="paragraph" style:parent-style-name="Text_20_body" style:list-style-name="L18">
      <style:text-properties fo:language="cs" fo:country="CZ" officeooo:rsid="22e976b1" officeooo:paragraph-rsid="22e976b1" style:language-asian="cs" style:country-asian="CZ"/>
    </style:style>
    <style:style style:name="P747" style:family="paragraph" style:parent-style-name="Text_20_body" style:list-style-name="L18">
      <style:text-properties fo:language="cs" fo:country="CZ" officeooo:rsid="22e976b1" officeooo:paragraph-rsid="22f36276" style:language-asian="cs" style:country-asian="CZ"/>
    </style:style>
    <style:style style:name="P748" style:family="paragraph" style:parent-style-name="Text_20_body" style:list-style-name="L32">
      <style:text-properties fo:language="cs" fo:country="CZ" officeooo:rsid="22e976b1" officeooo:paragraph-rsid="23c30856" style:language-asian="cs" style:country-asian="CZ"/>
    </style:style>
    <style:style style:name="P749" style:family="paragraph" style:parent-style-name="Text_20_body" style:list-style-name="L18">
      <style:text-properties fo:language="cs" fo:country="CZ" officeooo:rsid="22e50c1a" officeooo:paragraph-rsid="22eaa210" style:language-asian="cs" style:country-asian="CZ"/>
    </style:style>
    <style:style style:name="P750" style:family="paragraph" style:parent-style-name="Text_20_body" style:list-style-name="L20">
      <style:text-properties fo:language="cs" fo:country="CZ" officeooo:rsid="21537a33" officeooo:paragraph-rsid="21537a33" style:language-asian="cs" style:country-asian="CZ"/>
    </style:style>
    <style:style style:name="P751" style:family="paragraph" style:parent-style-name="Text_20_body" style:list-style-name="L20">
      <style:text-properties fo:language="cs" fo:country="CZ" officeooo:rsid="21537a33" officeooo:paragraph-rsid="23c30856" style:language-asian="cs" style:country-asian="CZ"/>
    </style:style>
    <style:style style:name="P752" style:family="paragraph" style:parent-style-name="Text_20_body" style:list-style-name="L20">
      <style:text-properties fo:language="cs" fo:country="CZ" officeooo:rsid="2065d056" officeooo:paragraph-rsid="2065d056" style:language-asian="cs" style:country-asian="CZ"/>
    </style:style>
    <style:style style:name="P753" style:family="paragraph" style:parent-style-name="Text_20_body" style:list-style-name="L20">
      <style:text-properties fo:language="cs" fo:country="CZ" officeooo:rsid="2065d056" officeooo:paragraph-rsid="23c30856" style:language-asian="cs" style:country-asian="CZ"/>
    </style:style>
    <style:style style:name="P754" style:family="paragraph" style:parent-style-name="Text_20_body" style:list-style-name="L24">
      <style:text-properties fo:language="cs" fo:country="CZ" officeooo:rsid="216a5f13" officeooo:paragraph-rsid="216a5f13" style:language-asian="cs" style:country-asian="CZ"/>
    </style:style>
    <style:style style:name="P755" style:family="paragraph" style:parent-style-name="Text_20_body" style:list-style-name="L27">
      <style:text-properties fo:language="cs" fo:country="CZ" officeooo:rsid="216fef7d" officeooo:paragraph-rsid="216fef7d" style:language-asian="cs" style:country-asian="CZ"/>
    </style:style>
    <style:style style:name="P756" style:family="paragraph" style:parent-style-name="Text_20_body" style:list-style-name="L27">
      <style:text-properties fo:language="cs" fo:country="CZ" officeooo:rsid="216fef7d" officeooo:paragraph-rsid="23637825" style:language-asian="cs" style:country-asian="CZ"/>
    </style:style>
    <style:style style:name="P757" style:family="paragraph" style:parent-style-name="Text_20_body" style:list-style-name="L20">
      <style:text-properties fo:language="cs" fo:country="CZ" officeooo:rsid="216fef7d" officeooo:paragraph-rsid="23637825" style:language-asian="cs" style:country-asian="CZ"/>
    </style:style>
    <style:style style:name="P758" style:family="paragraph" style:parent-style-name="Text_20_body" style:list-style-name="L20">
      <style:text-properties fo:language="cs" fo:country="CZ" fo:font-style="italic" officeooo:rsid="21556a76" officeooo:paragraph-rsid="221e54e3" style:language-asian="cs" style:country-asian="CZ" style:font-style-asian="italic" style:font-style-complex="italic"/>
    </style:style>
    <style:style style:name="P759" style:family="paragraph" style:parent-style-name="Text_20_body" style:list-style-name="L20">
      <style:text-properties fo:language="cs" fo:country="CZ" fo:font-style="italic" officeooo:rsid="21556a76" officeooo:paragraph-rsid="23c30856" style:language-asian="cs" style:country-asian="CZ" style:font-style-asian="italic" style:font-style-complex="italic"/>
    </style:style>
    <style:style style:name="P760" style:family="paragraph" style:parent-style-name="Text_20_body" style:list-style-name="L20">
      <style:text-properties fo:language="cs" fo:country="CZ" fo:font-style="normal" officeooo:rsid="2157048b" officeooo:paragraph-rsid="21577601" style:language-asian="cs" style:country-asian="CZ" style:font-style-asian="normal" style:font-style-complex="normal"/>
    </style:style>
    <style:style style:name="P761" style:family="paragraph" style:parent-style-name="Text_20_body" style:list-style-name="L20">
      <style:text-properties fo:language="cs" fo:country="CZ" fo:font-style="normal" officeooo:rsid="2157048b" officeooo:paragraph-rsid="2310fe24" style:language-asian="cs" style:country-asian="CZ" style:font-style-asian="normal" style:font-style-complex="normal"/>
    </style:style>
    <style:style style:name="P762" style:family="paragraph" style:parent-style-name="Text_20_body" style:list-style-name="L20">
      <style:text-properties fo:language="cs" fo:country="CZ" fo:font-style="normal" officeooo:rsid="2157048b" officeooo:paragraph-rsid="23c30856" style:language-asian="cs" style:country-asian="CZ" style:font-style-asian="normal" style:font-style-complex="normal"/>
    </style:style>
    <style:style style:name="P763" style:family="paragraph" style:parent-style-name="Text_20_body" style:list-style-name="L22">
      <style:text-properties fo:language="cs" fo:country="CZ" fo:font-style="normal" officeooo:rsid="2157048b" officeooo:paragraph-rsid="2228c0da" style:language-asian="cs" style:country-asian="CZ" style:font-style-asian="normal" style:font-style-complex="normal"/>
    </style:style>
    <style:style style:name="P764" style:family="paragraph" style:parent-style-name="Text_20_body" style:list-style-name="L22">
      <style:text-properties fo:language="cs" fo:country="CZ" fo:font-style="normal" officeooo:rsid="2157048b" officeooo:paragraph-rsid="22fd30c1" style:language-asian="cs" style:country-asian="CZ" style:font-style-asian="normal" style:font-style-complex="normal"/>
    </style:style>
    <style:style style:name="P765" style:family="paragraph" style:parent-style-name="Text_20_body" style:list-style-name="L30">
      <style:text-properties fo:language="cs" fo:country="CZ" fo:font-style="normal" officeooo:rsid="2157048b" officeooo:paragraph-rsid="2315ffae" style:language-asian="cs" style:country-asian="CZ" style:font-style-asian="normal" style:font-style-complex="normal"/>
    </style:style>
    <style:style style:name="P766" style:family="paragraph" style:parent-style-name="Text_20_body" style:list-style-name="L34">
      <style:text-properties fo:language="cs" fo:country="CZ" fo:font-style="normal" officeooo:rsid="2157048b" officeooo:paragraph-rsid="23c30856" style:language-asian="cs" style:country-asian="CZ" style:font-style-asian="normal" style:font-style-complex="normal"/>
    </style:style>
    <style:style style:name="P767" style:family="paragraph" style:parent-style-name="Text_20_body" style:list-style-name="L22">
      <style:text-properties fo:language="cs" fo:country="CZ" fo:font-style="normal" officeooo:rsid="2065d056" officeooo:paragraph-rsid="2310fe24" style:language-asian="cs" style:country-asian="CZ" style:font-style-asian="normal" style:font-style-complex="normal"/>
    </style:style>
    <style:style style:name="P768" style:family="paragraph" style:parent-style-name="Text_20_body" style:list-style-name="L22">
      <style:text-properties fo:language="cs" fo:country="CZ" fo:font-style="normal" officeooo:rsid="2065d056" officeooo:paragraph-rsid="2313a2d1" style:language-asian="cs" style:country-asian="CZ" style:font-style-asian="normal" style:font-style-complex="normal"/>
    </style:style>
    <style:style style:name="P769" style:family="paragraph" style:parent-style-name="Text_20_body" style:list-style-name="L31">
      <style:text-properties fo:language="cs" fo:country="CZ" fo:font-style="normal" officeooo:rsid="219f8206" officeooo:paragraph-rsid="219f3a48" style:language-asian="cs" style:country-asian="CZ" style:font-style-asian="normal" style:font-style-complex="normal"/>
    </style:style>
    <style:style style:name="P770" style:family="paragraph" style:parent-style-name="Text_20_body" style:list-style-name="L30">
      <style:text-properties fo:language="cs" fo:country="CZ" fo:font-style="normal" officeooo:rsid="219f8206" officeooo:paragraph-rsid="21a0579a" style:language-asian="cs" style:country-asian="CZ" style:font-style-asian="normal" style:font-style-complex="normal"/>
    </style:style>
    <style:style style:name="P771" style:family="paragraph" style:parent-style-name="Text_20_body" style:list-style-name="L31">
      <style:text-properties fo:language="cs" fo:country="CZ" fo:font-style="normal" officeooo:rsid="2022d038" officeooo:paragraph-rsid="23751612" style:language-asian="cs" style:country-asian="CZ" style:font-style-asian="normal" style:font-style-complex="normal"/>
    </style:style>
    <style:style style:name="P772" style:family="paragraph" style:parent-style-name="Text_20_body" style:list-style-name="L30">
      <style:text-properties fo:language="cs" fo:country="CZ" fo:font-style="normal" officeooo:rsid="2022d038" officeooo:paragraph-rsid="2376f410" style:language-asian="cs" style:country-asian="CZ" style:font-style-asian="normal" style:font-style-complex="normal"/>
    </style:style>
    <style:style style:name="P773" style:family="paragraph" style:parent-style-name="Text_20_body" style:list-style-name="L22">
      <style:text-properties fo:language="cs" fo:country="CZ" fo:font-style="normal" officeooo:rsid="2022d038" officeooo:paragraph-rsid="2376f410" style:language-asian="cs" style:country-asian="CZ" style:font-style-asian="normal" style:font-style-complex="normal"/>
    </style:style>
    <style:style style:name="P774" style:family="paragraph" style:parent-style-name="Text_20_body" style:list-style-name="L34">
      <style:text-properties fo:language="cs" fo:country="CZ" fo:font-style="normal" officeooo:rsid="2022d038" officeooo:paragraph-rsid="23c30856" style:language-asian="cs" style:country-asian="CZ" style:font-style-asian="normal" style:font-style-complex="normal"/>
    </style:style>
    <style:style style:name="P775" style:family="paragraph" style:parent-style-name="Text_20_body" style:list-style-name="L6">
      <style:text-properties fo:language="cs" fo:country="CZ" officeooo:rsid="296dddab" officeooo:paragraph-rsid="29748564" fo:background-color="#fff200"/>
    </style:style>
    <style:style style:name="P776" style:family="paragraph" style:parent-style-name="Text_20_body" style:list-style-name="L84">
      <style:text-properties fo:language="cs" fo:country="CZ" officeooo:rsid="1a1cdfe0" officeooo:paragraph-rsid="28445bcb"/>
    </style:style>
    <style:style style:name="P777" style:family="paragraph" style:parent-style-name="Text_20_body" style:list-style-name="L84">
      <style:text-properties fo:language="cs" fo:country="CZ" officeooo:rsid="1a224a2d" officeooo:paragraph-rsid="28445bcb"/>
    </style:style>
    <style:style style:name="P778" style:family="paragraph" style:parent-style-name="Text_20_body" style:list-style-name="L84">
      <style:text-properties fo:language="cs" fo:country="CZ" officeooo:rsid="16b81fd2" officeooo:paragraph-rsid="28445bcb"/>
    </style:style>
    <style:style style:name="P779" style:family="paragraph" style:parent-style-name="Text_20_body" style:list-style-name="L7">
      <style:text-properties officeooo:rsid="240e4950" officeooo:paragraph-rsid="2a2bb3f3"/>
    </style:style>
    <style:style style:name="P780" style:family="paragraph" style:parent-style-name="Text_20_body">
      <style:text-properties officeooo:rsid="2a49905a" officeooo:paragraph-rsid="2a48c148"/>
    </style:style>
    <style:style style:name="P781" style:family="paragraph" style:parent-style-name="Text_20_body" style:list-style-name="L20">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782" style:family="paragraph" style:parent-style-name="Text_20_body" style:list-style-name="L20">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783" style:family="paragraph" style:parent-style-name="Text_20_body" style:list-style-name="L23">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784" style:family="paragraph" style:parent-style-name="Text_20_body" style:list-style-name="L23">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785" style:family="paragraph" style:parent-style-name="Text_20_body" style:list-style-name="L23">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786" style:family="paragraph" style:parent-style-name="Text_20_body" style:list-style-name="L23">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787" style:family="paragraph" style:parent-style-name="Text_20_body" style:list-style-name="L23">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788" style:family="paragraph" style:parent-style-name="Text_20_body" style:list-style-name="L23">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789" style:family="paragraph" style:parent-style-name="Text_20_body" style:list-style-name="L23">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790" style:family="paragraph" style:parent-style-name="Text_20_body" style:list-style-name="L23">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791" style:family="paragraph" style:parent-style-name="Text_20_body" style:list-style-name="L23">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792" style:family="paragraph" style:parent-style-name="Text_20_body" style:list-style-name="L20">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793" style:family="paragraph" style:parent-style-name="Text_20_body" style:list-style-name="L2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794"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795" style:family="paragraph" style:parent-style-name="Text_20_body" style:list-style-name="L22">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796" style:family="paragraph" style:parent-style-name="Text_20_body" style:list-style-name="L2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797" style:family="paragraph" style:parent-style-name="Text_20_body" style:list-style-name="L22">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798" style:family="paragraph" style:parent-style-name="Text_20_body" style:list-style-name="L2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799" style:family="paragraph" style:parent-style-name="Text_20_body" style:list-style-name="L22">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800" style:family="paragraph" style:parent-style-name="Text_20_body" style:list-style-name="L22">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801" style:family="paragraph" style:parent-style-name="Text_20_body" style:list-style-name="L22">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802" style:family="paragraph" style:parent-style-name="Text_20_body" style:list-style-name="L23">
      <style:text-properties style:text-line-through-style="none" style:text-line-through-type="none" fo:language="cs" fo:country="CZ" officeooo:rsid="2022d038" officeooo:paragraph-rsid="216a5f13" style:language-asian="cs" style:country-asian="CZ"/>
    </style:style>
    <style:style style:name="P803" style:family="paragraph" style:parent-style-name="Text_20_body" style:list-style-name="L20">
      <style:text-properties style:text-line-through-style="none" style:text-line-through-type="none" fo:language="cs" fo:country="CZ" officeooo:rsid="2022d038" officeooo:paragraph-rsid="216da214" style:language-asian="cs" style:country-asian="CZ"/>
    </style:style>
    <style:style style:name="P804" style:family="paragraph" style:parent-style-name="Text_20_body" style:list-style-name="L20">
      <style:text-properties style:text-line-through-style="none" style:text-line-through-type="none" fo:language="cs" fo:country="CZ" officeooo:rsid="21b05bb6" officeooo:paragraph-rsid="237ee0db" style:language-asian="cs" style:country-asian="CZ"/>
    </style:style>
    <style:style style:name="P805" style:family="paragraph" style:parent-style-name="Text_20_body" style:list-style-name="L28">
      <style:text-properties style:text-line-through-style="none" style:text-line-through-type="none" fo:language="cs" fo:country="CZ" officeooo:rsid="21f79b9f" officeooo:paragraph-rsid="21f79b9f" style:language-asian="cs" style:country-asian="CZ"/>
    </style:style>
    <style:style style:name="P806" style:family="paragraph" style:parent-style-name="Text_20_body" style:list-style-name="L28">
      <style:text-properties style:text-line-through-style="none" style:text-line-through-type="none" fo:language="cs" fo:country="CZ" officeooo:rsid="21f79b9f" officeooo:paragraph-rsid="2202c6b8" style:language-asian="cs" style:country-asian="CZ"/>
    </style:style>
    <style:style style:name="P807" style:family="paragraph" style:parent-style-name="Text_20_body" style:list-style-name="L95">
      <style:text-properties style:text-line-through-style="none" style:text-line-through-type="none" fo:language="cs" fo:country="CZ" officeooo:rsid="215d4e07" officeooo:paragraph-rsid="28f28620" style:language-asian="cs" style:country-asian="CZ"/>
    </style:style>
    <style:style style:name="P808" style:family="paragraph" style:parent-style-name="Text_20_body" style:list-style-name="L96">
      <style:text-properties style:text-line-through-style="none" style:text-line-through-type="none" fo:language="cs" fo:country="CZ" officeooo:rsid="285e298f" officeooo:paragraph-rsid="28f28620" style:language-asian="cs" style:country-asian="CZ"/>
    </style:style>
    <style:style style:name="P809" style:family="paragraph" style:parent-style-name="Text_20_body" style:list-style-name="L96">
      <style:text-properties style:text-line-through-style="none" style:text-line-through-type="none" fo:language="cs" fo:country="CZ" officeooo:rsid="2863396e" officeooo:paragraph-rsid="28f28620" style:language-asian="cs" style:country-asian="CZ"/>
    </style:style>
    <style:style style:name="P810" style:family="paragraph" style:parent-style-name="Text_20_body" style:list-style-name="L23">
      <style:text-properties style:text-line-through-style="none" style:text-line-through-type="none" fo:font-style="italic" officeooo:rsid="2229be1f" officeooo:paragraph-rsid="2229be1f" style:font-style-asian="italic" style:font-style-complex="italic"/>
    </style:style>
    <style:style style:name="P811" style:family="paragraph" style:parent-style-name="Text_20_body" style:list-style-name="L47">
      <style:text-properties style:text-line-through-style="none" style:text-line-through-type="none" officeooo:rsid="29901351" officeooo:paragraph-rsid="29901351"/>
    </style:style>
    <style:style style:name="P812" style:family="paragraph" style:parent-style-name="Text_20_body" style:list-style-name="L87">
      <style:text-properties style:text-line-through-style="none" style:text-line-through-type="none" officeooo:rsid="212834b8" officeooo:paragraph-rsid="212834b8"/>
    </style:style>
    <style:style style:name="P813" style:family="paragraph" style:parent-style-name="Text_20_body" style:list-style-name="L93">
      <style:text-properties style:text-line-through-style="none" style:text-line-through-type="none" officeooo:rsid="295955da" officeooo:paragraph-rsid="295955da"/>
    </style:style>
    <style:style style:name="P814" style:family="paragraph" style:parent-style-name="Text_20_body" style:list-style-name="L110">
      <style:text-properties style:text-line-through-style="none" style:text-line-through-type="none" officeooo:rsid="2999581b" officeooo:paragraph-rsid="2999581b"/>
    </style:style>
    <style:style style:name="P815" style:family="paragraph" style:parent-style-name="Text_20_body" style:list-style-name="L8">
      <style:text-properties officeooo:rsid="0d649d1e" officeooo:paragraph-rsid="2830e9f4"/>
    </style:style>
    <style:style style:name="P816" style:family="paragraph" style:parent-style-name="Text_20_body" style:list-style-name="L9">
      <style:text-properties officeooo:rsid="2832e265" officeooo:paragraph-rsid="2832e265"/>
    </style:style>
    <style:style style:name="P817" style:family="paragraph" style:parent-style-name="Text_20_body" style:list-style-name="L10">
      <style:text-properties officeooo:rsid="0db82cab" officeooo:paragraph-rsid="2830e9f4"/>
    </style:style>
    <style:style style:name="P818" style:family="paragraph" style:parent-style-name="Text_20_body" style:list-style-name="L11">
      <style:text-properties officeooo:rsid="2024c342" officeooo:paragraph-rsid="23f3e835"/>
    </style:style>
    <style:style style:name="P819" style:family="paragraph" style:parent-style-name="Text_20_body" style:list-style-name="L12">
      <style:text-properties officeooo:rsid="21597f75" officeooo:paragraph-rsid="21e9668e"/>
    </style:style>
    <style:style style:name="P820" style:family="paragraph" style:parent-style-name="Text_20_body" style:list-style-name="L16">
      <style:text-properties officeooo:rsid="20ef5728" officeooo:paragraph-rsid="21e9668e"/>
    </style:style>
    <style:style style:name="P821" style:family="paragraph" style:parent-style-name="Text_20_body" style:list-style-name="L17">
      <style:text-properties officeooo:rsid="2004c7fc" officeooo:paragraph-rsid="2830e9f4"/>
    </style:style>
    <style:style style:name="P822" style:family="paragraph" style:parent-style-name="Text_20_body" style:list-style-name="L17">
      <style:text-properties officeooo:rsid="1f7d75fb" officeooo:paragraph-rsid="2830e9f4"/>
    </style:style>
    <style:style style:name="P823" style:family="paragraph" style:parent-style-name="Text_20_body" style:list-style-name="L17">
      <style:text-properties officeooo:rsid="20147782" officeooo:paragraph-rsid="2830e9f4"/>
    </style:style>
    <style:style style:name="P824" style:family="paragraph" style:parent-style-name="Text_20_body" style:list-style-name="L17">
      <style:text-properties officeooo:rsid="20177120" officeooo:paragraph-rsid="2830e9f4"/>
    </style:style>
    <style:style style:name="P825" style:family="paragraph" style:parent-style-name="Text_20_body" style:list-style-name="L17">
      <style:text-properties officeooo:rsid="1ff30acd" officeooo:paragraph-rsid="2830e9f4"/>
    </style:style>
    <style:style style:name="P826" style:family="paragraph" style:parent-style-name="Text_20_body" style:list-style-name="L17">
      <style:text-properties officeooo:rsid="1ff24342" officeooo:paragraph-rsid="2830e9f4"/>
    </style:style>
    <style:style style:name="P827" style:family="paragraph" style:parent-style-name="Text_20_body" style:list-style-name="L17">
      <style:text-properties officeooo:rsid="1ff1bd16" officeooo:paragraph-rsid="2830e9f4"/>
    </style:style>
    <style:style style:name="P828" style:family="paragraph" style:parent-style-name="Text_20_body" style:list-style-name="L17">
      <style:text-properties officeooo:rsid="200b719d" officeooo:paragraph-rsid="2830e9f4"/>
    </style:style>
    <style:style style:name="P829" style:family="paragraph" style:parent-style-name="Text_20_body" style:list-style-name="L17">
      <style:text-properties officeooo:rsid="2018b107" officeooo:paragraph-rsid="2830e9f4"/>
    </style:style>
    <style:style style:name="P830" style:family="paragraph" style:parent-style-name="Text_20_body" style:list-style-name="L17">
      <style:text-properties officeooo:rsid="1ff4d6e7" officeooo:paragraph-rsid="2830e9f4"/>
    </style:style>
    <style:style style:name="P831" style:family="paragraph" style:parent-style-name="Text_20_body" style:list-style-name="L17">
      <style:text-properties officeooo:rsid="20192bd4" officeooo:paragraph-rsid="2830e9f4"/>
    </style:style>
    <style:style style:name="P832" style:family="paragraph" style:parent-style-name="Text_20_body" style:list-style-name="L17">
      <style:text-properties officeooo:rsid="1ff4dbd9" officeooo:paragraph-rsid="2830e9f4"/>
    </style:style>
    <style:style style:name="P833" style:family="paragraph" style:parent-style-name="Text_20_body" style:list-style-name="L17">
      <style:text-properties officeooo:rsid="1ff57b82" officeooo:paragraph-rsid="2830e9f4"/>
    </style:style>
    <style:style style:name="P834" style:family="paragraph" style:parent-style-name="Text_20_body" style:list-style-name="L17">
      <style:text-properties officeooo:rsid="20152acd" officeooo:paragraph-rsid="2830e9f4"/>
    </style:style>
    <style:style style:name="P835" style:family="paragraph" style:parent-style-name="Text_20_body" style:list-style-name="L17">
      <style:text-properties officeooo:rsid="1ffdc37c" officeooo:paragraph-rsid="2830e9f4"/>
    </style:style>
    <style:style style:name="P836" style:family="paragraph" style:parent-style-name="Text_20_body" style:list-style-name="L17">
      <style:text-properties officeooo:rsid="1fffae91" officeooo:paragraph-rsid="2830e9f4"/>
    </style:style>
    <style:style style:name="P837" style:family="paragraph" style:parent-style-name="Text_20_body" style:list-style-name="L17">
      <style:text-properties officeooo:rsid="20008eeb" officeooo:paragraph-rsid="2830e9f4"/>
    </style:style>
    <style:style style:name="P838" style:family="paragraph" style:parent-style-name="Text_20_body" style:list-style-name="L17">
      <style:text-properties officeooo:rsid="20019f83" officeooo:paragraph-rsid="2830e9f4"/>
    </style:style>
    <style:style style:name="P839" style:family="paragraph" style:parent-style-name="Text_20_body" style:list-style-name="L17">
      <style:text-properties officeooo:rsid="2008463a" officeooo:paragraph-rsid="2830e9f4"/>
    </style:style>
    <style:style style:name="P840" style:family="paragraph" style:parent-style-name="Text_20_body" style:list-style-name="L17">
      <style:text-properties officeooo:rsid="1ff6f841" officeooo:paragraph-rsid="2830e9f4"/>
    </style:style>
    <style:style style:name="P841" style:family="paragraph" style:parent-style-name="Text_20_body" style:list-style-name="L17">
      <style:text-properties officeooo:rsid="1ffc8454" officeooo:paragraph-rsid="2830e9f4"/>
    </style:style>
    <style:style style:name="P842" style:family="paragraph" style:parent-style-name="Text_20_body" style:list-style-name="L17">
      <style:text-properties officeooo:rsid="2010390f" officeooo:paragraph-rsid="2830e9f4"/>
    </style:style>
    <style:style style:name="P843" style:family="paragraph" style:parent-style-name="Text_20_body" style:list-style-name="L17">
      <style:text-properties officeooo:rsid="1ff86ef0" officeooo:paragraph-rsid="2830e9f4"/>
    </style:style>
    <style:style style:name="P844" style:family="paragraph" style:parent-style-name="Text_20_body" style:list-style-name="L17">
      <style:text-properties officeooo:rsid="200a5e30" officeooo:paragraph-rsid="2830e9f4"/>
    </style:style>
    <style:style style:name="P845" style:family="paragraph" style:parent-style-name="Text_20_body" style:list-style-name="L17">
      <style:text-properties officeooo:rsid="200e3d4b" officeooo:paragraph-rsid="2830e9f4"/>
    </style:style>
    <style:style style:name="P846" style:family="paragraph" style:parent-style-name="Text_20_body" style:list-style-name="L17">
      <style:text-properties officeooo:rsid="200fc94e" officeooo:paragraph-rsid="2830e9f4"/>
    </style:style>
    <style:style style:name="P847" style:family="paragraph" style:parent-style-name="Text_20_body" style:list-style-name="L17">
      <style:text-properties officeooo:rsid="20107045" officeooo:paragraph-rsid="2830e9f4"/>
    </style:style>
    <style:style style:name="P848" style:family="paragraph" style:parent-style-name="Text_20_body" style:list-style-name="L17">
      <style:text-properties officeooo:rsid="20126b1e" officeooo:paragraph-rsid="2830e9f4"/>
    </style:style>
    <style:style style:name="P849" style:family="paragraph" style:parent-style-name="Text_20_body" style:list-style-name="L17">
      <style:text-properties officeooo:rsid="20139a78" officeooo:paragraph-rsid="2830e9f4"/>
    </style:style>
    <style:style style:name="P850" style:family="paragraph" style:parent-style-name="Text_20_body" style:list-style-name="L18"/>
    <style:style style:name="P851" style:family="paragraph" style:parent-style-name="Text_20_body" style:list-style-name="L18">
      <style:text-properties officeooo:paragraph-rsid="221e937b"/>
    </style:style>
    <style:style style:name="P852" style:family="paragraph" style:parent-style-name="Text_20_body" style:list-style-name="L18">
      <style:text-properties officeooo:paragraph-rsid="28caaa0a"/>
    </style:style>
    <style:style style:name="P853" style:family="paragraph" style:parent-style-name="Text_20_body" style:list-style-name="L18">
      <style:text-properties officeooo:rsid="215eb081" officeooo:paragraph-rsid="215eb081"/>
    </style:style>
    <style:style style:name="P854" style:family="paragraph" style:parent-style-name="Text_20_body" style:list-style-name="L18">
      <style:text-properties officeooo:rsid="21605ebf" officeooo:paragraph-rsid="21ab8207"/>
    </style:style>
    <style:style style:name="P855" style:family="paragraph" style:parent-style-name="Text_20_body" style:list-style-name="L19">
      <style:text-properties officeooo:rsid="2052d536" officeooo:paragraph-rsid="205aec31"/>
    </style:style>
    <style:style style:name="P856" style:family="paragraph" style:parent-style-name="Text_20_body" style:list-style-name="L20">
      <style:text-properties officeooo:paragraph-rsid="2234d0ce"/>
    </style:style>
    <style:style style:name="P857" style:family="paragraph" style:parent-style-name="Text_20_body" style:list-style-name="L20">
      <style:text-properties officeooo:paragraph-rsid="2332e601"/>
    </style:style>
    <style:style style:name="P858" style:family="paragraph" style:parent-style-name="Text_20_body" style:list-style-name="L20">
      <style:text-properties officeooo:paragraph-rsid="2065d056"/>
    </style:style>
    <style:style style:name="P859" style:family="paragraph" style:parent-style-name="Text_20_body" style:list-style-name="L20">
      <style:text-properties officeooo:paragraph-rsid="23c30856"/>
    </style:style>
    <style:style style:name="P860" style:family="paragraph" style:parent-style-name="Text_20_body" style:list-style-name="L20">
      <style:text-properties officeooo:paragraph-rsid="23e6ad01"/>
    </style:style>
    <style:style style:name="P861" style:family="paragraph" style:parent-style-name="Text_20_body" style:list-style-name="L20">
      <style:text-properties officeooo:rsid="20dd41c4" officeooo:paragraph-rsid="232c9c53"/>
    </style:style>
    <style:style style:name="P862" style:family="paragraph" style:parent-style-name="Text_20_body" style:list-style-name="L20">
      <style:text-properties officeooo:rsid="20dd41c4" officeooo:paragraph-rsid="21537a33"/>
    </style:style>
    <style:style style:name="P863" style:family="paragraph" style:parent-style-name="Text_20_body" style:list-style-name="L20">
      <style:text-properties officeooo:rsid="20dd41c4" officeooo:paragraph-rsid="23297522"/>
    </style:style>
    <style:style style:name="P864" style:family="paragraph" style:parent-style-name="Text_20_body" style:list-style-name="L20">
      <style:text-properties officeooo:rsid="20dd41c4" officeooo:paragraph-rsid="216ba9fc"/>
    </style:style>
    <style:style style:name="P865" style:family="paragraph" style:parent-style-name="Text_20_body" style:list-style-name="L20">
      <style:text-properties officeooo:rsid="20dd41c4" officeooo:paragraph-rsid="23c30856"/>
    </style:style>
    <style:style style:name="P866" style:family="paragraph" style:parent-style-name="Text_20_body" style:list-style-name="L20">
      <style:text-properties officeooo:rsid="21556a76" officeooo:paragraph-rsid="221e54e3"/>
    </style:style>
    <style:style style:name="P867" style:family="paragraph" style:parent-style-name="Text_20_body" style:list-style-name="L20">
      <style:text-properties officeooo:rsid="21556a76" officeooo:paragraph-rsid="23c30856"/>
    </style:style>
    <style:style style:name="P868" style:family="paragraph" style:parent-style-name="Text_20_body" style:list-style-name="L23">
      <style:text-properties officeooo:rsid="21556a76" officeooo:paragraph-rsid="231e8445"/>
    </style:style>
    <style:style style:name="P869" style:family="paragraph" style:parent-style-name="Text_20_body" style:list-style-name="L23">
      <style:text-properties officeooo:rsid="21556a76" officeooo:paragraph-rsid="232057a1"/>
    </style:style>
    <style:style style:name="P870" style:family="paragraph" style:parent-style-name="Text_20_body" style:list-style-name="L23">
      <style:text-properties officeooo:rsid="21556a76" officeooo:paragraph-rsid="232231a2"/>
    </style:style>
    <style:style style:name="P871" style:family="paragraph" style:parent-style-name="Text_20_body" style:list-style-name="L20">
      <style:text-properties officeooo:rsid="21211fb4" officeooo:paragraph-rsid="23631931"/>
    </style:style>
    <style:style style:name="P872" style:family="paragraph" style:parent-style-name="Text_20_body" style:list-style-name="L20">
      <style:text-properties officeooo:rsid="21211fb4" officeooo:paragraph-rsid="23c30856"/>
    </style:style>
    <style:style style:name="P873" style:family="paragraph" style:parent-style-name="Text_20_body" style:list-style-name="L20">
      <style:text-properties officeooo:rsid="21537a33" officeooo:paragraph-rsid="2307f958"/>
    </style:style>
    <style:style style:name="P874" style:family="paragraph" style:parent-style-name="Text_20_body" style:list-style-name="L20">
      <style:text-properties officeooo:rsid="21537a33" officeooo:paragraph-rsid="21537a33"/>
    </style:style>
    <style:style style:name="P875" style:family="paragraph" style:parent-style-name="Text_20_body" style:list-style-name="L20">
      <style:text-properties officeooo:rsid="21537a33" officeooo:paragraph-rsid="23e690ea"/>
    </style:style>
    <style:style style:name="P876" style:family="paragraph" style:parent-style-name="Text_20_body" style:list-style-name="L20">
      <style:text-properties officeooo:rsid="21537a33" officeooo:paragraph-rsid="23c30856"/>
    </style:style>
    <style:style style:name="P877" style:family="paragraph" style:parent-style-name="Text_20_body" style:list-style-name="L21">
      <style:text-properties officeooo:paragraph-rsid="21577601"/>
    </style:style>
    <style:style style:name="P878" style:family="paragraph" style:parent-style-name="Text_20_body" style:list-style-name="L20">
      <style:text-properties officeooo:rsid="21577601" officeooo:paragraph-rsid="232f7481"/>
    </style:style>
    <style:style style:name="P879" style:family="paragraph" style:parent-style-name="Text_20_body" style:list-style-name="L20">
      <style:text-properties officeooo:rsid="21577601" officeooo:paragraph-rsid="23c30856"/>
    </style:style>
    <style:style style:name="P880" style:family="paragraph" style:parent-style-name="Text_20_body" style:list-style-name="L22">
      <style:text-properties officeooo:paragraph-rsid="2331678d"/>
    </style:style>
    <style:style style:name="P881" style:family="paragraph" style:parent-style-name="Text_20_body" style:list-style-name="L23">
      <style:text-properties officeooo:paragraph-rsid="2165869a"/>
    </style:style>
    <style:style style:name="P882" style:family="paragraph" style:parent-style-name="Text_20_body" style:list-style-name="L23">
      <style:text-properties officeooo:paragraph-rsid="2332e601"/>
    </style:style>
    <style:style style:name="P883" style:family="paragraph" style:parent-style-name="Text_20_body" style:list-style-name="L23">
      <style:text-properties officeooo:rsid="216a235d" officeooo:paragraph-rsid="216a235d"/>
    </style:style>
    <style:style style:name="P884" style:family="paragraph" style:parent-style-name="Text_20_body" style:list-style-name="L24">
      <style:text-properties officeooo:paragraph-rsid="216a5f13"/>
    </style:style>
    <style:style style:name="P885" style:family="paragraph" style:parent-style-name="Text_20_body" style:list-style-name="L25">
      <style:text-properties officeooo:rsid="20cbce30" officeooo:paragraph-rsid="211d0b7d"/>
    </style:style>
    <style:style style:name="P886" style:family="paragraph" style:parent-style-name="Text_20_body" style:list-style-name="L26">
      <style:text-properties officeooo:rsid="20cbce30" officeooo:paragraph-rsid="211d0b7d"/>
    </style:style>
    <style:style style:name="P887" style:family="paragraph" style:parent-style-name="Text_20_body" style:list-style-name="L26">
      <style:text-properties officeooo:rsid="20cd3211" officeooo:paragraph-rsid="211d0b7d"/>
    </style:style>
    <style:style style:name="P888" style:family="paragraph" style:parent-style-name="Text_20_body" style:list-style-name="L26">
      <style:text-properties officeooo:rsid="20d16baa" officeooo:paragraph-rsid="211d0b7d"/>
    </style:style>
    <style:style style:name="P889" style:family="paragraph" style:parent-style-name="Text_20_body" style:list-style-name="L26">
      <style:text-properties officeooo:rsid="21d96890" officeooo:paragraph-rsid="21d96890"/>
    </style:style>
    <style:style style:name="P890" style:family="paragraph" style:parent-style-name="Text_20_body" style:list-style-name="L20">
      <style:text-properties officeooo:rsid="237ee0db" officeooo:paragraph-rsid="237ee0db"/>
    </style:style>
    <style:style style:name="P891" style:family="paragraph" style:parent-style-name="Text_20_body" style:list-style-name="L27">
      <style:text-properties officeooo:rsid="216fef7d" officeooo:paragraph-rsid="216fef7d"/>
    </style:style>
    <style:style style:name="P892" style:family="paragraph" style:parent-style-name="Text_20_body" style:list-style-name="L20">
      <style:text-properties officeooo:rsid="216fef7d" officeooo:paragraph-rsid="23625b74"/>
    </style:style>
    <style:style style:name="P893" style:family="paragraph" style:parent-style-name="Text_20_body" style:list-style-name="L28">
      <style:text-properties officeooo:rsid="21f79b9f" officeooo:paragraph-rsid="2202c6b8"/>
    </style:style>
    <style:style style:name="P894" style:family="paragraph" style:parent-style-name="Text_20_body" style:list-style-name="L28">
      <style:text-properties officeooo:rsid="21f79eda" officeooo:paragraph-rsid="21f79eda"/>
    </style:style>
    <style:style style:name="P895" style:family="paragraph" style:parent-style-name="Text_20_body" style:list-style-name="L29">
      <style:text-properties officeooo:rsid="22107167" officeooo:paragraph-rsid="22107167"/>
    </style:style>
    <style:style style:name="P896" style:family="paragraph" style:parent-style-name="Text_20_body" style:list-style-name="L30">
      <style:text-properties officeooo:paragraph-rsid="233724c6"/>
    </style:style>
    <style:style style:name="P897" style:family="paragraph" style:parent-style-name="Text_20_body" style:list-style-name="L30">
      <style:text-properties officeooo:rsid="21996beb" officeooo:paragraph-rsid="21996beb"/>
    </style:style>
    <style:style style:name="P898" style:family="paragraph" style:parent-style-name="Text_20_body" style:list-style-name="L33">
      <style:text-properties officeooo:paragraph-rsid="23c30856"/>
    </style:style>
    <style:style style:name="P899" style:family="paragraph" style:parent-style-name="Text_20_body" style:list-style-name="L34">
      <style:text-properties officeooo:paragraph-rsid="23c30856"/>
    </style:style>
    <style:style style:name="P900" style:family="paragraph" style:parent-style-name="Text_20_body" style:list-style-name="L35">
      <style:text-properties officeooo:rsid="214d1197" officeooo:paragraph-rsid="28627fc3"/>
    </style:style>
    <style:style style:name="P901" style:family="paragraph" style:parent-style-name="Text_20_body" style:list-style-name="L35">
      <style:text-properties officeooo:rsid="214e4d42" officeooo:paragraph-rsid="28627fc3"/>
    </style:style>
    <style:style style:name="P902" style:family="paragraph" style:parent-style-name="Text_20_body">
      <style:text-properties officeooo:rsid="188aab53" officeooo:paragraph-rsid="29ec35f4"/>
    </style:style>
    <style:style style:name="P903" style:family="paragraph" style:parent-style-name="Text_20_body" style:list-style-name="L36">
      <style:text-properties officeooo:rsid="246911ff" officeooo:paragraph-rsid="246911ff"/>
    </style:style>
    <style:style style:name="P904" style:family="paragraph" style:parent-style-name="Text_20_body" style:list-style-name="L36">
      <style:text-properties officeooo:rsid="246911ff" officeooo:paragraph-rsid="24ca2bd1"/>
    </style:style>
    <style:style style:name="P905" style:family="paragraph" style:parent-style-name="Text_20_body" style:list-style-name="L37">
      <style:text-properties officeooo:paragraph-rsid="246ee417"/>
    </style:style>
    <style:style style:name="P906" style:family="paragraph" style:parent-style-name="Text_20_body" style:list-style-name="L37">
      <style:text-properties officeooo:rsid="246ee417" officeooo:paragraph-rsid="246ee417"/>
    </style:style>
    <style:style style:name="P907" style:family="paragraph" style:parent-style-name="Text_20_body" style:list-style-name="L38">
      <style:text-properties officeooo:rsid="1a44020f" officeooo:paragraph-rsid="2952fd7c"/>
    </style:style>
    <style:style style:name="P908" style:family="paragraph" style:parent-style-name="Text_20_body" style:list-style-name="L38">
      <style:text-properties officeooo:rsid="1a44020f" officeooo:paragraph-rsid="2aaa4bfe"/>
    </style:style>
    <style:style style:name="P909" style:family="paragraph" style:parent-style-name="Text_20_body">
      <style:text-properties officeooo:rsid="1a44020f" officeooo:paragraph-rsid="2aaa4bfe"/>
    </style:style>
    <style:style style:name="P910" style:family="paragraph" style:parent-style-name="Text_20_body" style:list-style-name="L39">
      <style:text-properties officeooo:rsid="291f3f49" officeooo:paragraph-rsid="291f3f49"/>
    </style:style>
    <style:style style:name="P911" style:family="paragraph" style:parent-style-name="Text_20_body" style:list-style-name="L39">
      <style:text-properties officeooo:rsid="29205610" officeooo:paragraph-rsid="29205610"/>
    </style:style>
    <style:style style:name="P912" style:family="paragraph" style:parent-style-name="Text_20_body" style:list-style-name="L40">
      <style:text-properties officeooo:rsid="29305f4d" officeooo:paragraph-rsid="29305f4d"/>
    </style:style>
    <style:style style:name="P913" style:family="paragraph" style:parent-style-name="Text_20_body" style:list-style-name="L40">
      <style:text-properties officeooo:rsid="29305f4d" officeooo:paragraph-rsid="2aaa4bfe"/>
    </style:style>
    <style:style style:name="P914" style:family="paragraph" style:parent-style-name="Text_20_body" style:list-style-name="L40">
      <style:text-properties officeooo:rsid="2934b58e" officeooo:paragraph-rsid="2934b58e"/>
    </style:style>
    <style:style style:name="P915" style:family="paragraph" style:parent-style-name="Text_20_body" style:list-style-name="L40">
      <style:text-properties officeooo:rsid="2934b58e" officeooo:paragraph-rsid="293916c7"/>
    </style:style>
    <style:style style:name="P916" style:family="paragraph" style:parent-style-name="Text_20_body" style:list-style-name="L40">
      <style:text-properties officeooo:rsid="2934b58e" officeooo:paragraph-rsid="2aaa4bfe"/>
    </style:style>
    <style:style style:name="P917" style:family="paragraph" style:parent-style-name="Text_20_body" style:list-style-name="L41">
      <style:text-properties officeooo:rsid="293bcf6c" officeooo:paragraph-rsid="293bcf6c"/>
    </style:style>
    <style:style style:name="P918" style:family="paragraph" style:parent-style-name="Text_20_body" style:list-style-name="L42">
      <style:text-properties officeooo:rsid="293bcf6c" officeooo:paragraph-rsid="293bcf6c"/>
    </style:style>
    <style:style style:name="P919" style:family="paragraph" style:parent-style-name="Text_20_body" style:list-style-name="L123">
      <style:text-properties officeooo:rsid="293bcf6c" officeooo:paragraph-rsid="2aaa4bfe"/>
    </style:style>
    <style:style style:name="P920" style:family="paragraph" style:parent-style-name="Text_20_body" style:list-style-name="L123">
      <style:text-properties officeooo:rsid="293bcf6c" officeooo:paragraph-rsid="2aac1b25"/>
    </style:style>
    <style:style style:name="P921" style:family="paragraph" style:parent-style-name="Text_20_body" style:list-style-name="L124">
      <style:text-properties officeooo:rsid="293bcf6c" officeooo:paragraph-rsid="2aaa4bfe"/>
    </style:style>
    <style:style style:name="P922" style:family="paragraph" style:parent-style-name="Text_20_body">
      <style:text-properties officeooo:rsid="293bcf6c" officeooo:paragraph-rsid="2aaa4bfe"/>
    </style:style>
    <style:style style:name="P923" style:family="paragraph" style:parent-style-name="Text_20_body" style:list-style-name="L125">
      <style:text-properties officeooo:rsid="293bcf6c" officeooo:paragraph-rsid="2aac1b25"/>
    </style:style>
    <style:style style:name="P924" style:family="paragraph" style:parent-style-name="Text_20_body">
      <style:text-properties officeooo:rsid="293bcf6c" officeooo:paragraph-rsid="2aac1b25"/>
    </style:style>
    <style:style style:name="P925" style:family="paragraph" style:parent-style-name="Text_20_body" style:list-style-name="L42">
      <style:text-properties officeooo:rsid="293d5d30" officeooo:paragraph-rsid="293d5d30"/>
    </style:style>
    <style:style style:name="P926" style:family="paragraph" style:parent-style-name="Text_20_body" style:list-style-name="L124">
      <style:text-properties officeooo:rsid="293d5d30" officeooo:paragraph-rsid="2aaa4bfe"/>
    </style:style>
    <style:style style:name="P927" style:family="paragraph" style:parent-style-name="Text_20_body" style:list-style-name="L125">
      <style:text-properties officeooo:rsid="293d5d30" officeooo:paragraph-rsid="2aac1b25"/>
    </style:style>
    <style:style style:name="P928" style:family="paragraph" style:parent-style-name="Text_20_body" style:list-style-name="L42">
      <style:text-properties officeooo:rsid="293e33ce" officeooo:paragraph-rsid="293e33ce"/>
    </style:style>
    <style:style style:name="P929" style:family="paragraph" style:parent-style-name="Text_20_body" style:list-style-name="L124">
      <style:text-properties officeooo:rsid="293e33ce" officeooo:paragraph-rsid="2aaa4bfe"/>
    </style:style>
    <style:style style:name="P930" style:family="paragraph" style:parent-style-name="Text_20_body" style:list-style-name="L125">
      <style:text-properties officeooo:rsid="293e33ce" officeooo:paragraph-rsid="2aac1b25"/>
    </style:style>
    <style:style style:name="P931" style:family="paragraph" style:parent-style-name="Text_20_body" style:list-style-name="L42">
      <style:text-properties officeooo:rsid="293fc653" officeooo:paragraph-rsid="293fc653"/>
    </style:style>
    <style:style style:name="P932" style:family="paragraph" style:parent-style-name="Text_20_body" style:list-style-name="L124">
      <style:text-properties officeooo:rsid="293fc653" officeooo:paragraph-rsid="2aaa4bfe"/>
    </style:style>
    <style:style style:name="P933" style:family="paragraph" style:parent-style-name="Text_20_body" style:list-style-name="L125">
      <style:text-properties officeooo:rsid="293fc653" officeooo:paragraph-rsid="2aac1b25"/>
    </style:style>
    <style:style style:name="P934" style:family="paragraph" style:parent-style-name="Text_20_body" style:list-style-name="L42">
      <style:text-properties officeooo:rsid="29451b5a" officeooo:paragraph-rsid="29451b5a"/>
    </style:style>
    <style:style style:name="P935" style:family="paragraph" style:parent-style-name="Text_20_body" style:list-style-name="L125">
      <style:text-properties officeooo:rsid="29451b5a" officeooo:paragraph-rsid="2aac1b25"/>
    </style:style>
    <style:style style:name="P936" style:family="paragraph" style:parent-style-name="Text_20_body" style:list-style-name="L6">
      <style:text-properties officeooo:rsid="2968b071" officeooo:paragraph-rsid="29748564" fo:background-color="#fff200"/>
    </style:style>
    <style:style style:name="P937" style:family="paragraph" style:parent-style-name="Text_20_body" style:list-style-name="L6">
      <style:text-properties officeooo:rsid="29698431" officeooo:paragraph-rsid="29748564" fo:background-color="#fff200"/>
    </style:style>
    <style:style style:name="P938" style:family="paragraph" style:parent-style-name="Text_20_body" style:list-style-name="L43">
      <style:text-properties officeooo:rsid="240e4950" officeooo:paragraph-rsid="29e3870f" fo:background-color="#fff200"/>
    </style:style>
    <style:style style:name="P939" style:family="paragraph" style:parent-style-name="Text_20_body" style:list-style-name="L43">
      <style:text-properties officeooo:rsid="240e4950" officeooo:paragraph-rsid="29748564" fo:background-color="#fff200"/>
    </style:style>
    <style:style style:name="P940" style:family="paragraph" style:parent-style-name="Text_20_body" style:list-style-name="L44">
      <style:text-properties officeooo:rsid="298145c2" officeooo:paragraph-rsid="29748564" fo:background-color="#fff200"/>
    </style:style>
    <style:style style:name="P941" style:family="paragraph" style:parent-style-name="Text_20_body" style:list-style-name="L44">
      <style:text-properties officeooo:rsid="29763f4f" officeooo:paragraph-rsid="29763f4f" fo:background-color="#fff200"/>
    </style:style>
    <style:style style:name="P942" style:family="paragraph" style:parent-style-name="Text_20_body" style:list-style-name="L44">
      <style:text-properties officeooo:rsid="29760400" officeooo:paragraph-rsid="29760400" fo:background-color="#fff200"/>
    </style:style>
    <style:style style:name="P943" style:family="paragraph" style:parent-style-name="Text_20_body" style:list-style-name="L45">
      <style:text-properties officeooo:rsid="298145c2" officeooo:paragraph-rsid="2a308645"/>
    </style:style>
    <style:style style:name="P944" style:family="paragraph" style:parent-style-name="Text_20_body" style:list-style-name="L45">
      <style:text-properties officeooo:rsid="29763f4f" officeooo:paragraph-rsid="2a308645"/>
    </style:style>
    <style:style style:name="P945" style:family="paragraph" style:parent-style-name="Text_20_body" style:list-style-name="L45">
      <style:text-properties officeooo:rsid="29760400" officeooo:paragraph-rsid="2a308645"/>
    </style:style>
    <style:style style:name="P946" style:family="paragraph" style:parent-style-name="Text_20_body" style:list-style-name="L46">
      <style:text-properties officeooo:paragraph-rsid="297fc3d3"/>
    </style:style>
    <style:style style:name="P947" style:family="paragraph" style:parent-style-name="Text_20_body" style:list-style-name="L46">
      <style:text-properties officeooo:rsid="21e40ee3" officeooo:paragraph-rsid="2971f1c0"/>
    </style:style>
    <style:style style:name="P948" style:family="paragraph" style:parent-style-name="Text_20_body" style:list-style-name="L46">
      <style:text-properties officeooo:rsid="297fc3d3" officeooo:paragraph-rsid="297fc3d3"/>
    </style:style>
    <style:style style:name="P949" style:family="paragraph" style:parent-style-name="Text_20_body" style:list-style-name="L48">
      <style:text-properties officeooo:rsid="2237b1e2" officeooo:paragraph-rsid="2971f1c0"/>
    </style:style>
    <style:style style:name="P950" style:family="paragraph" style:parent-style-name="Text_20_body" style:list-style-name="L49">
      <style:text-properties officeooo:rsid="2237b1e2" officeooo:paragraph-rsid="2971f1c0"/>
    </style:style>
    <style:style style:name="P951" style:family="paragraph" style:parent-style-name="Text_20_body" style:list-style-name="L50">
      <style:text-properties officeooo:rsid="18cc4ecc" officeooo:paragraph-rsid="28376d61"/>
    </style:style>
    <style:style style:name="P952" style:family="paragraph" style:parent-style-name="Text_20_body" style:list-style-name="L51">
      <style:text-properties officeooo:rsid="18ceb635" officeooo:paragraph-rsid="28376d61"/>
    </style:style>
    <style:style style:name="P953" style:family="paragraph" style:parent-style-name="Text_20_body" style:list-style-name="L52">
      <style:text-properties officeooo:rsid="25604653" officeooo:paragraph-rsid="2839ac60"/>
    </style:style>
    <style:style style:name="P954" style:family="paragraph" style:parent-style-name="Text_20_body" style:list-style-name="L53">
      <style:text-properties officeooo:rsid="1bf74c1b" officeooo:paragraph-rsid="2839ac60"/>
    </style:style>
    <style:style style:name="P955" style:family="paragraph" style:parent-style-name="Text_20_body" style:list-style-name="L54">
      <style:text-properties officeooo:rsid="18a7e032" officeooo:paragraph-rsid="283a7a76"/>
    </style:style>
    <style:style style:name="P956" style:family="paragraph" style:parent-style-name="Text_20_body" style:list-style-name="L55">
      <style:text-properties officeooo:paragraph-rsid="283a7a76"/>
    </style:style>
    <style:style style:name="P957" style:family="paragraph" style:parent-style-name="Text_20_body" style:list-style-name="L56">
      <style:text-properties officeooo:paragraph-rsid="283a7a76"/>
    </style:style>
    <style:style style:name="P958" style:family="paragraph" style:parent-style-name="Text_20_body" style:list-style-name="L56">
      <style:text-properties fo:font-style="normal" officeooo:rsid="18ecaf8e" officeooo:paragraph-rsid="283a7a76" style:font-style-asian="normal" style:font-style-complex="normal"/>
    </style:style>
    <style:style style:name="P959" style:family="paragraph" style:parent-style-name="Text_20_body" style:list-style-name="L57">
      <style:text-properties fo:font-style="normal" officeooo:rsid="18ed13ec" officeooo:paragraph-rsid="283a7a76" style:font-style-asian="normal" style:font-style-complex="normal"/>
    </style:style>
    <style:style style:name="P960" style:family="paragraph" style:parent-style-name="Text_20_body" style:list-style-name="L97">
      <style:text-properties fo:font-style="normal" officeooo:rsid="1bdc3c6c" officeooo:paragraph-rsid="2849de42" style:font-style-asian="normal" style:font-style-complex="normal"/>
    </style:style>
    <style:style style:name="P961" style:family="paragraph" style:parent-style-name="Text_20_body" style:list-style-name="L106">
      <style:text-properties fo:font-style="normal" officeooo:rsid="1bc0908c" officeooo:paragraph-rsid="284e03ae" style:font-style-asian="normal" style:font-style-complex="normal"/>
    </style:style>
    <style:style style:name="P962" style:family="paragraph" style:parent-style-name="Text_20_body" style:list-style-name="L117">
      <style:text-properties fo:font-style="normal" officeooo:paragraph-rsid="284f60f7" style:font-style-asian="normal" style:font-style-complex="normal"/>
    </style:style>
    <style:style style:name="P963" style:family="paragraph" style:parent-style-name="Text_20_body" style:list-style-name="L65">
      <style:text-properties fo:font-style="normal" fo:font-weight="normal" officeooo:rsid="1f41bc33" officeooo:paragraph-rsid="2656844a" style:font-style-asian="normal" style:font-weight-asian="normal" style:font-style-complex="normal" style:font-weight-complex="normal"/>
    </style:style>
    <style:style style:name="P964" style:family="paragraph" style:parent-style-name="Text_20_body" style:list-style-name="L66">
      <style:text-properties fo:font-style="normal" fo:font-weight="normal" officeooo:rsid="1f41bc33" officeooo:paragraph-rsid="2656844a" style:font-style-asian="normal" style:font-weight-asian="normal" style:font-style-complex="normal" style:font-weight-complex="normal"/>
    </style:style>
    <style:style style:name="P965" style:family="paragraph" style:parent-style-name="Text_20_body" style:list-style-name="L65">
      <style:text-properties fo:font-style="normal" fo:font-weight="normal" officeooo:rsid="1f788c88" officeooo:paragraph-rsid="2656844a" style:font-style-asian="normal" style:font-weight-asian="normal" style:font-style-complex="normal" style:font-weight-complex="normal"/>
    </style:style>
    <style:style style:name="P966" style:family="paragraph" style:parent-style-name="Text_20_body" style:list-style-name="L66">
      <style:text-properties fo:font-style="normal" fo:font-weight="normal" officeooo:rsid="265b4d36" officeooo:paragraph-rsid="265b4d36" style:font-style-asian="normal" style:font-weight-asian="normal" style:font-style-complex="normal" style:font-weight-complex="normal"/>
    </style:style>
    <style:style style:name="P967" style:family="paragraph" style:parent-style-name="Text_20_body" style:list-style-name="L66">
      <style:text-properties fo:font-style="normal" fo:font-weight="normal" officeooo:rsid="265b32cf" officeooo:paragraph-rsid="265b32cf" style:font-style-asian="normal" style:font-weight-asian="normal" style:font-style-complex="normal" style:font-weight-complex="normal"/>
    </style:style>
    <style:style style:name="P968" style:family="paragraph" style:parent-style-name="Text_20_body" style:list-style-name="L58">
      <style:text-properties officeooo:rsid="24a005f2" officeooo:paragraph-rsid="24a005f2"/>
    </style:style>
    <style:style style:name="P969" style:family="paragraph" style:parent-style-name="Text_20_body" style:list-style-name="L59">
      <style:text-properties officeooo:rsid="023fd48c" officeooo:paragraph-rsid="2554a1de"/>
    </style:style>
    <style:style style:name="P970" style:family="paragraph" style:parent-style-name="Text_20_body" style:list-style-name="L60">
      <style:text-properties officeooo:rsid="023fd48c" officeooo:paragraph-rsid="2554a1de"/>
    </style:style>
    <style:style style:name="P971" style:family="paragraph" style:parent-style-name="Text_20_body" style:list-style-name="L60">
      <style:text-properties officeooo:rsid="1cff432a" officeooo:paragraph-rsid="2554a1de"/>
    </style:style>
    <style:style style:name="P972" style:family="paragraph" style:parent-style-name="Text_20_body" style:list-style-name="L60">
      <style:text-properties officeooo:rsid="2554a1de" officeooo:paragraph-rsid="2554a1de"/>
    </style:style>
    <style:style style:name="P973" style:family="paragraph" style:parent-style-name="Text_20_body" style:list-style-name="L60">
      <style:text-properties officeooo:rsid="1cf61bf5" officeooo:paragraph-rsid="2554a1de"/>
    </style:style>
    <style:style style:name="P974" style:family="paragraph" style:parent-style-name="Text_20_body" style:list-style-name="L60">
      <style:text-properties officeooo:rsid="1cf214c9" officeooo:paragraph-rsid="2554a1de"/>
    </style:style>
    <style:style style:name="P975" style:family="paragraph" style:parent-style-name="Text_20_body" style:list-style-name="L60">
      <style:text-properties officeooo:rsid="1f3ea2e3" officeooo:paragraph-rsid="2554a1de"/>
    </style:style>
    <style:style style:name="P976" style:family="paragraph" style:parent-style-name="Text_20_body" style:list-style-name="L60">
      <style:text-properties officeooo:rsid="1cf2501e" officeooo:paragraph-rsid="2554a1de"/>
    </style:style>
    <style:style style:name="P977" style:family="paragraph" style:parent-style-name="Text_20_body" style:list-style-name="L60">
      <style:text-properties officeooo:rsid="1d0d8164" officeooo:paragraph-rsid="2554a1de"/>
    </style:style>
    <style:style style:name="P978" style:family="paragraph" style:parent-style-name="Text_20_body" style:list-style-name="L60">
      <style:text-properties officeooo:rsid="1cf512fc" officeooo:paragraph-rsid="2554a1de"/>
    </style:style>
    <style:style style:name="P979" style:family="paragraph" style:parent-style-name="Text_20_body" style:list-style-name="L60">
      <style:text-properties officeooo:rsid="1e0f14ff" officeooo:paragraph-rsid="2554a1de"/>
    </style:style>
    <style:style style:name="P980" style:family="paragraph" style:parent-style-name="Text_20_body" style:list-style-name="L60">
      <style:text-properties officeooo:rsid="1d05d909" officeooo:paragraph-rsid="2554a1de"/>
    </style:style>
    <style:style style:name="P981" style:family="paragraph" style:parent-style-name="Text_20_body" style:list-style-name="L61">
      <style:text-properties officeooo:rsid="17e3a390" officeooo:paragraph-rsid="25b31656"/>
    </style:style>
    <style:style style:name="P982" style:family="paragraph" style:parent-style-name="Text_20_body" style:list-style-name="L61">
      <style:text-properties officeooo:rsid="25258903" officeooo:paragraph-rsid="25b31656"/>
    </style:style>
    <style:style style:name="P983" style:family="paragraph" style:parent-style-name="Text_20_body" style:list-style-name="L61">
      <style:text-properties officeooo:rsid="19e29a33" officeooo:paragraph-rsid="25f6013d"/>
    </style:style>
    <style:style style:name="P984" style:family="paragraph" style:parent-style-name="Text_20_body" style:list-style-name="L61">
      <style:text-properties officeooo:rsid="19e29a33" officeooo:paragraph-rsid="25b31656"/>
    </style:style>
    <style:style style:name="P985" style:family="paragraph" style:parent-style-name="Text_20_body" style:list-style-name="L62">
      <style:text-properties officeooo:rsid="25b9334e" officeooo:paragraph-rsid="25b9334e"/>
    </style:style>
    <style:style style:name="P986" style:family="paragraph" style:parent-style-name="Text_20_body" style:list-style-name="L63">
      <style:text-properties officeooo:rsid="1d1d9988" officeooo:paragraph-rsid="266616ba"/>
    </style:style>
    <style:style style:name="P987" style:family="paragraph" style:parent-style-name="Text_20_body" style:list-style-name="L64">
      <style:text-properties officeooo:rsid="1cdbb04f" officeooo:paragraph-rsid="25bf67a6"/>
    </style:style>
    <style:style style:name="P988" style:family="paragraph" style:parent-style-name="Text_20_body" style:list-style-name="L64">
      <style:text-properties officeooo:rsid="25e547a7" officeooo:paragraph-rsid="2603b79d"/>
    </style:style>
    <style:style style:name="P989" style:family="paragraph" style:parent-style-name="Text_20_body" style:list-style-name="L64">
      <style:text-properties officeooo:rsid="25bf67a6" officeooo:paragraph-rsid="25bf67a6"/>
    </style:style>
    <style:style style:name="P990" style:family="paragraph" style:parent-style-name="Text_20_body" style:list-style-name="L65">
      <style:text-properties officeooo:rsid="1f41bc33" officeooo:paragraph-rsid="2656844a"/>
    </style:style>
    <style:style style:name="P991" style:family="paragraph" style:parent-style-name="Text_20_body" style:list-style-name="L66">
      <style:text-properties officeooo:rsid="1f41bc33" officeooo:paragraph-rsid="2656844a"/>
    </style:style>
    <style:style style:name="P992" style:family="paragraph" style:parent-style-name="Text_20_body" style:list-style-name="L67">
      <style:text-properties officeooo:rsid="25f91fac" officeooo:paragraph-rsid="25f91fac"/>
    </style:style>
    <style:style style:name="P993" style:family="paragraph" style:parent-style-name="Text_20_body" style:list-style-name="L68">
      <style:text-properties officeooo:rsid="19e05936" officeooo:paragraph-rsid="28400f36"/>
    </style:style>
    <style:style style:name="P994" style:family="paragraph" style:parent-style-name="Text_20_body" style:list-style-name="L69">
      <style:text-properties officeooo:paragraph-rsid="263a2851"/>
    </style:style>
    <style:style style:name="P995" style:family="paragraph" style:parent-style-name="Text_20_body" style:list-style-name="L70">
      <style:text-properties fo:font-weight="normal" officeooo:rsid="1f9eac7b" officeooo:paragraph-rsid="266e20aa" fo:background-color="transparent" style:font-weight-asian="normal" style:font-weight-complex="normal"/>
    </style:style>
    <style:style style:name="P996" style:family="paragraph" style:parent-style-name="Text_20_body" style:list-style-name="L71">
      <style:text-properties officeooo:rsid="25c44266" officeooo:paragraph-rsid="25c44266" fo:background-color="transparent"/>
    </style:style>
    <style:style style:name="P997" style:family="paragraph" style:parent-style-name="Text_20_body" style:list-style-name="L71">
      <style:text-properties officeooo:rsid="25d1238f" officeooo:paragraph-rsid="25c44266" fo:background-color="transparent"/>
    </style:style>
    <style:style style:name="P998" style:family="paragraph" style:parent-style-name="Text_20_body" style:list-style-name="L71">
      <style:text-properties officeooo:rsid="25cb9d66" officeooo:paragraph-rsid="25cb9d66" fo:background-color="transparent"/>
    </style:style>
    <style:style style:name="P999" style:family="paragraph" style:parent-style-name="Text_20_body" style:list-style-name="L73">
      <style:text-properties officeooo:rsid="271575e8" officeooo:paragraph-rsid="271575e8" fo:background-color="transparent"/>
    </style:style>
    <style:style style:name="P1000" style:family="paragraph" style:parent-style-name="Text_20_body" style:list-style-name="L73">
      <style:text-properties officeooo:rsid="27183685" officeooo:paragraph-rsid="2718b236" fo:background-color="transparent"/>
    </style:style>
    <style:style style:name="P1001" style:family="paragraph" style:parent-style-name="Text_20_body" style:list-style-name="L73">
      <style:text-properties officeooo:rsid="27157765" officeooo:paragraph-rsid="27157765" fo:background-color="transparent"/>
    </style:style>
    <style:style style:name="P1002" style:family="paragraph" style:parent-style-name="Text_20_body" style:list-style-name="L73">
      <style:text-properties officeooo:rsid="268dc65d" officeooo:paragraph-rsid="272b592c" fo:background-color="transparent"/>
    </style:style>
    <style:style style:name="P1003" style:family="paragraph" style:parent-style-name="Text_20_body" style:list-style-name="L77">
      <style:text-properties officeooo:rsid="25dd9674" officeooo:paragraph-rsid="27487751" fo:background-color="transparent"/>
    </style:style>
    <style:style style:name="P1004" style:family="paragraph" style:parent-style-name="Text_20_body" style:list-style-name="L78">
      <style:text-properties officeooo:rsid="25dd9674" officeooo:paragraph-rsid="274785d5" fo:background-color="transparent"/>
    </style:style>
    <style:style style:name="P1005" style:family="paragraph" style:parent-style-name="Text_20_body" style:list-style-name="L77">
      <style:text-properties officeooo:rsid="217d02ee" officeooo:paragraph-rsid="27487751" fo:background-color="transparent"/>
    </style:style>
    <style:style style:name="P1006" style:family="paragraph" style:parent-style-name="Text_20_body" style:list-style-name="L72">
      <style:text-properties officeooo:rsid="1fa4b8bf" officeooo:paragraph-rsid="2673633b"/>
    </style:style>
    <style:style style:name="P1007" style:family="paragraph" style:parent-style-name="Text_20_body" style:list-style-name="L72">
      <style:text-properties officeooo:rsid="1fa59f87" officeooo:paragraph-rsid="2673633b"/>
    </style:style>
    <style:style style:name="P1008" style:family="paragraph" style:parent-style-name="Text_20_body" style:list-style-name="L72">
      <style:text-properties officeooo:rsid="1ef8a4eb" officeooo:paragraph-rsid="2673633b"/>
    </style:style>
    <style:style style:name="P1009" style:family="paragraph" style:parent-style-name="Text_20_body" style:list-style-name="L72">
      <style:text-properties officeooo:rsid="28420f89" officeooo:paragraph-rsid="28420f89"/>
    </style:style>
    <style:style style:name="P1010" style:family="paragraph" style:parent-style-name="Text_20_body" style:list-style-name="L72">
      <style:text-properties officeooo:rsid="1fddbc8a" officeooo:paragraph-rsid="2673633b"/>
    </style:style>
    <style:style style:name="P1011" style:family="paragraph" style:parent-style-name="Text_20_body" style:list-style-name="L72">
      <style:text-properties officeooo:rsid="1fb10ae9" officeooo:paragraph-rsid="2673633b"/>
    </style:style>
    <style:style style:name="P1012" style:family="paragraph" style:parent-style-name="Text_20_body" style:list-style-name="L72">
      <style:text-properties officeooo:rsid="26785863" officeooo:paragraph-rsid="26785863"/>
    </style:style>
    <style:style style:name="P1013" style:family="paragraph" style:parent-style-name="Text_20_body" style:list-style-name="L72">
      <style:text-properties officeooo:rsid="1fb564f3" officeooo:paragraph-rsid="2673633b"/>
    </style:style>
    <style:style style:name="P1014" style:family="paragraph" style:parent-style-name="Text_20_body" style:list-style-name="L72">
      <style:text-properties officeooo:rsid="1fe12da0" officeooo:paragraph-rsid="2673633b"/>
    </style:style>
    <style:style style:name="P1015" style:family="paragraph" style:parent-style-name="Text_20_body" style:list-style-name="L72">
      <style:text-properties officeooo:rsid="26ca73a0" officeooo:paragraph-rsid="26ca73a0"/>
    </style:style>
    <style:style style:name="P1016" style:family="paragraph" style:parent-style-name="Text_20_body" style:list-style-name="L72">
      <style:text-properties officeooo:rsid="2713eaed" officeooo:paragraph-rsid="2713eaed"/>
    </style:style>
    <style:style style:name="P1017" style:family="paragraph" style:parent-style-name="Text_20_body" style:list-style-name="L72">
      <style:text-properties officeooo:rsid="1fe5ba75" officeooo:paragraph-rsid="2673633b"/>
    </style:style>
    <style:style style:name="P1018" style:family="paragraph" style:parent-style-name="Text_20_body" style:list-style-name="L73">
      <style:text-properties officeooo:paragraph-rsid="268dc65d"/>
    </style:style>
    <style:style style:name="P1019" style:family="paragraph" style:parent-style-name="Text_20_body" style:list-style-name="L74">
      <style:text-properties officeooo:paragraph-rsid="27190835"/>
    </style:style>
    <style:style style:name="P1020" style:family="paragraph" style:parent-style-name="Text_20_body" style:list-style-name="L75">
      <style:text-properties officeooo:rsid="273dc687" officeooo:paragraph-rsid="273dc687"/>
    </style:style>
    <style:style style:name="P1021" style:family="paragraph" style:parent-style-name="Text_20_body" style:list-style-name="L75">
      <style:text-properties officeooo:rsid="273eb589" officeooo:paragraph-rsid="273eb589"/>
    </style:style>
    <style:style style:name="P1022" style:family="paragraph" style:parent-style-name="Text_20_body" style:list-style-name="L76">
      <style:text-properties officeooo:paragraph-rsid="275a9103"/>
    </style:style>
    <style:style style:name="P1023" style:family="paragraph" style:parent-style-name="Text_20_body" style:list-style-name="L77">
      <style:text-properties officeooo:paragraph-rsid="26a758d5"/>
    </style:style>
    <style:style style:name="P1024" style:family="paragraph" style:parent-style-name="Text_20_body" style:list-style-name="L78">
      <style:text-properties officeooo:paragraph-rsid="27683dd9"/>
    </style:style>
    <style:style style:name="P1025" style:family="paragraph" style:parent-style-name="Text_20_body" style:list-style-name="L79">
      <style:text-properties officeooo:rsid="19e5887b" officeooo:paragraph-rsid="283d4ef9"/>
    </style:style>
    <style:style style:name="P1026" style:family="paragraph" style:parent-style-name="Text_20_body" style:list-style-name="L80">
      <style:text-properties officeooo:rsid="26992d29" officeooo:paragraph-rsid="26992d29"/>
    </style:style>
    <style:style style:name="P1027" style:family="paragraph" style:parent-style-name="Text_20_body" style:list-style-name="L81">
      <style:text-properties officeooo:rsid="269cbd15" officeooo:paragraph-rsid="269cbd15"/>
    </style:style>
    <style:style style:name="P1028" style:family="paragraph" style:parent-style-name="Text_20_body" style:list-style-name="L81">
      <style:text-properties officeooo:rsid="269f5c8a" officeooo:paragraph-rsid="269f5c8a"/>
    </style:style>
    <style:style style:name="P1029" style:family="paragraph" style:parent-style-name="Text_20_body" style:list-style-name="L81">
      <style:text-properties officeooo:rsid="269e503f" officeooo:paragraph-rsid="269e503f"/>
    </style:style>
    <style:style style:name="P1030" style:family="paragraph" style:parent-style-name="Text_20_body" style:list-style-name="L81">
      <style:text-properties officeooo:rsid="269e503f" officeooo:paragraph-rsid="26a3593b"/>
    </style:style>
    <style:style style:name="P1031" style:family="paragraph" style:parent-style-name="Text_20_body" style:list-style-name="L81">
      <style:text-properties officeooo:rsid="27b1fd4b" officeooo:paragraph-rsid="27b1fd4b"/>
    </style:style>
    <style:style style:name="P1032" style:family="paragraph" style:parent-style-name="Text_20_body" style:list-style-name="L81">
      <style:text-properties officeooo:rsid="2181dc18" officeooo:paragraph-rsid="26a3593b"/>
    </style:style>
    <style:style style:name="P1033" style:family="paragraph" style:parent-style-name="Text_20_body" style:list-style-name="L82">
      <style:text-properties officeooo:rsid="27c1a74d" officeooo:paragraph-rsid="27c1a74d"/>
    </style:style>
    <style:style style:name="P1034" style:family="paragraph" style:parent-style-name="Text_20_body" style:list-style-name="L83">
      <style:text-properties officeooo:rsid="27dfeaae" officeooo:paragraph-rsid="27dfeaae"/>
    </style:style>
    <style:style style:name="P1035" style:family="paragraph" style:parent-style-name="Text_20_body" style:list-style-name="L84">
      <style:text-properties officeooo:rsid="1a224a2d" officeooo:paragraph-rsid="28445bcb"/>
    </style:style>
    <style:style style:name="P1036" style:family="paragraph" style:parent-style-name="Text_20_body" style:list-style-name="L85">
      <style:text-properties officeooo:rsid="27f58cff" officeooo:paragraph-rsid="27f58cff"/>
    </style:style>
    <style:style style:name="P1037" style:family="paragraph" style:parent-style-name="Text_20_body" style:list-style-name="L86">
      <style:text-properties officeooo:rsid="2811e5a0" officeooo:paragraph-rsid="2812b376"/>
    </style:style>
    <style:style style:name="P1038" style:family="paragraph" style:parent-style-name="Text_20_body" style:list-style-name="L88">
      <style:text-properties officeooo:rsid="176dcc34" officeooo:paragraph-rsid="2842b948"/>
    </style:style>
    <style:style style:name="P1039" style:family="paragraph" style:parent-style-name="Text_20_body" style:list-style-name="L88">
      <style:text-properties officeooo:rsid="1a2b313c" officeooo:paragraph-rsid="2842b948"/>
    </style:style>
    <style:style style:name="P1040" style:family="paragraph" style:parent-style-name="Text_20_body" style:list-style-name="L88">
      <style:text-properties officeooo:rsid="176f2ef9" officeooo:paragraph-rsid="2842b948"/>
    </style:style>
    <style:style style:name="P1041" style:family="paragraph" style:parent-style-name="Text_20_body" style:list-style-name="L89">
      <style:text-properties officeooo:paragraph-rsid="2842b948"/>
    </style:style>
    <style:style style:name="P1042" style:family="paragraph" style:parent-style-name="Text_20_body" style:list-style-name="L90">
      <style:text-properties officeooo:paragraph-rsid="2842b948"/>
    </style:style>
    <style:style style:name="P1043" style:family="paragraph" style:parent-style-name="Text_20_body" style:list-style-name="L88">
      <style:text-properties officeooo:rsid="137b4eb5" officeooo:paragraph-rsid="2842b948"/>
    </style:style>
    <style:style style:name="P1044" style:family="paragraph" style:parent-style-name="Text_20_body" style:list-style-name="L91">
      <style:text-properties officeooo:rsid="1ac27fde" officeooo:paragraph-rsid="2842b948"/>
    </style:style>
    <style:style style:name="P1045" style:family="paragraph" style:parent-style-name="Text_20_body" style:list-style-name="L91">
      <style:text-properties officeooo:rsid="1ac363d4" officeooo:paragraph-rsid="2842b948"/>
    </style:style>
    <style:style style:name="P1046" style:family="paragraph" style:parent-style-name="Text_20_body" style:list-style-name="L92">
      <style:text-properties officeooo:rsid="1b23bb2a" officeooo:paragraph-rsid="28dfd528"/>
    </style:style>
    <style:style style:name="P1047" style:family="paragraph" style:parent-style-name="Text_20_body" style:list-style-name="L92">
      <style:text-properties officeooo:rsid="28ebbe8d" officeooo:paragraph-rsid="28ebbe8d"/>
    </style:style>
    <style:style style:name="P1048" style:family="paragraph" style:parent-style-name="Text_20_body" style:list-style-name="L92">
      <style:text-properties officeooo:rsid="28ed4af8" officeooo:paragraph-rsid="28ed4af8"/>
    </style:style>
    <style:style style:name="P1049" style:family="paragraph" style:parent-style-name="Text_20_body" style:list-style-name="L92">
      <style:text-properties officeooo:rsid="28e2de2a" officeooo:paragraph-rsid="28e2de2a"/>
    </style:style>
    <style:style style:name="P1050" style:family="paragraph" style:parent-style-name="Text_20_body" style:list-style-name="L93">
      <style:text-properties officeooo:paragraph-rsid="295955da"/>
    </style:style>
    <style:style style:name="P1051" style:family="paragraph" style:parent-style-name="Text_20_body" style:list-style-name="L93">
      <style:text-properties officeooo:rsid="295955da" officeooo:paragraph-rsid="295dbffe"/>
    </style:style>
    <style:style style:name="P1052" style:family="paragraph" style:parent-style-name="Text_20_body" style:list-style-name="L93">
      <style:text-properties officeooo:rsid="2959d93c" officeooo:paragraph-rsid="2959d93c"/>
    </style:style>
    <style:style style:name="P1053" style:family="paragraph" style:parent-style-name="Text_20_body" style:list-style-name="L94">
      <style:text-properties officeooo:rsid="218cfb5a" officeooo:paragraph-rsid="29739d0f"/>
    </style:style>
    <style:style style:name="P1054" style:family="paragraph" style:parent-style-name="Text_20_body" style:list-style-name="L94">
      <style:text-properties officeooo:rsid="218eee67" officeooo:paragraph-rsid="29739d0f"/>
    </style:style>
    <style:style style:name="P1055" style:family="paragraph" style:parent-style-name="Text_20_body" style:list-style-name="L94">
      <style:text-properties officeooo:rsid="219226d3" officeooo:paragraph-rsid="29739d0f"/>
    </style:style>
    <style:style style:name="P1056" style:family="paragraph" style:parent-style-name="Text_20_body" style:list-style-name="L94">
      <style:text-properties officeooo:rsid="218f7dde" officeooo:paragraph-rsid="29739d0f"/>
    </style:style>
    <style:style style:name="P1057" style:family="paragraph" style:parent-style-name="Text_20_body" style:list-style-name="L95">
      <style:text-properties officeooo:paragraph-rsid="28f28620"/>
    </style:style>
    <style:style style:name="P1058" style:family="paragraph" style:parent-style-name="Text_20_body" style:list-style-name="L95">
      <style:text-properties officeooo:rsid="215d4e07" officeooo:paragraph-rsid="28f28620"/>
    </style:style>
    <style:style style:name="P1059" style:family="paragraph" style:parent-style-name="Text_20_body" style:list-style-name="L96">
      <style:text-properties officeooo:paragraph-rsid="28f28620"/>
    </style:style>
    <style:style style:name="P1060" style:family="paragraph" style:parent-style-name="Text_20_body" style:list-style-name="L97">
      <style:text-properties officeooo:rsid="14802dd0" officeooo:paragraph-rsid="2849de42"/>
    </style:style>
    <style:style style:name="P1061" style:family="paragraph" style:parent-style-name="Text_20_body" style:list-style-name="L97">
      <style:text-properties fo:font-style="italic" officeooo:rsid="1bdaaf4b" officeooo:paragraph-rsid="2849de42" style:font-style-asian="italic" style:font-style-complex="italic"/>
    </style:style>
    <style:style style:name="P1062" style:family="paragraph" style:parent-style-name="Text_20_body" style:list-style-name="L97">
      <style:text-properties fo:font-style="italic" officeooo:rsid="1bd786c4" officeooo:paragraph-rsid="2849de42" style:font-style-asian="italic" style:font-style-complex="italic"/>
    </style:style>
    <style:style style:name="P1063" style:family="paragraph" style:parent-style-name="Text_20_body" style:list-style-name="L97">
      <style:text-properties fo:font-style="italic" officeooo:rsid="1bdc3c6c" officeooo:paragraph-rsid="2849de42" style:font-style-asian="italic" style:font-style-complex="italic"/>
    </style:style>
    <style:style style:name="P1064" style:family="paragraph" style:parent-style-name="Text_20_body" style:list-style-name="L101">
      <style:text-properties fo:font-style="italic" officeooo:rsid="1baf0ceb" officeooo:paragraph-rsid="2849de42" style:font-style-asian="italic" style:font-style-complex="italic"/>
    </style:style>
    <style:style style:name="P1065" style:family="paragraph" style:parent-style-name="Text_20_body" style:list-style-name="L114">
      <style:text-properties fo:font-style="italic" officeooo:rsid="1621ff56" officeooo:paragraph-rsid="284eff00" style:font-style-asian="italic" style:font-style-complex="italic"/>
    </style:style>
    <style:style style:name="P1066" style:family="paragraph" style:parent-style-name="Text_20_body" style:list-style-name="L114">
      <style:text-properties fo:font-style="italic" officeooo:rsid="1626bafa" officeooo:paragraph-rsid="284eff00" style:font-style-asian="italic" style:font-style-complex="italic"/>
    </style:style>
    <style:style style:name="P1067" style:family="paragraph" style:parent-style-name="Text_20_body" style:list-style-name="L97">
      <style:text-properties officeooo:rsid="1bd786c4" officeooo:paragraph-rsid="2849de42"/>
    </style:style>
    <style:style style:name="P1068" style:family="paragraph" style:parent-style-name="Text_20_body" style:list-style-name="L98">
      <style:text-properties officeooo:rsid="1c1edfc2" officeooo:paragraph-rsid="2849de42"/>
    </style:style>
    <style:style style:name="P1069" style:family="paragraph" style:parent-style-name="Text_20_body" style:list-style-name="L99">
      <style:text-properties officeooo:rsid="1bd3639d" officeooo:paragraph-rsid="2849de42"/>
    </style:style>
    <style:style style:name="P1070" style:family="paragraph" style:parent-style-name="Text_20_body" style:list-style-name="L99">
      <style:text-properties officeooo:rsid="1be09be4" officeooo:paragraph-rsid="2849de42"/>
    </style:style>
    <style:style style:name="P1071" style:family="paragraph" style:parent-style-name="Text_20_body" style:list-style-name="L99">
      <style:text-properties officeooo:rsid="1be22b86" officeooo:paragraph-rsid="2849de42"/>
    </style:style>
    <style:style style:name="P1072" style:family="paragraph" style:parent-style-name="Text_20_body" style:list-style-name="L100">
      <style:text-properties officeooo:paragraph-rsid="2849de42"/>
    </style:style>
    <style:style style:name="P1073" style:family="paragraph" style:parent-style-name="Text_20_body" style:list-style-name="L100">
      <style:text-properties officeooo:rsid="1ba0195d" officeooo:paragraph-rsid="2849de42"/>
    </style:style>
    <style:style style:name="P1074" style:family="paragraph" style:parent-style-name="Text_20_body" style:list-style-name="L101">
      <style:text-properties officeooo:rsid="1baf0ceb" officeooo:paragraph-rsid="2849de42"/>
    </style:style>
    <style:style style:name="P1075" style:family="paragraph" style:parent-style-name="Text_20_body" style:list-style-name="L102">
      <style:text-properties officeooo:rsid="210667ea" officeooo:paragraph-rsid="284d90c6"/>
    </style:style>
    <style:style style:name="P1076" style:family="paragraph" style:parent-style-name="Text_20_body" style:list-style-name="L102">
      <style:text-properties officeooo:rsid="17ac7bf8" officeooo:paragraph-rsid="284d90c6"/>
    </style:style>
    <style:style style:name="P1077" style:family="paragraph" style:parent-style-name="Text_20_body" style:list-style-name="L103">
      <style:text-properties officeooo:paragraph-rsid="284d90c6"/>
    </style:style>
    <style:style style:name="P1078" style:family="paragraph" style:parent-style-name="Text_20_body" style:list-style-name="L103">
      <style:text-properties officeooo:rsid="210a62bf" officeooo:paragraph-rsid="284d90c6"/>
    </style:style>
    <style:style style:name="P1079" style:family="paragraph" style:parent-style-name="Text_20_body" style:list-style-name="L104">
      <style:text-properties officeooo:rsid="2107ada6" officeooo:paragraph-rsid="284d90c6"/>
    </style:style>
    <style:style style:name="P1080" style:family="paragraph" style:parent-style-name="Text_20_body" style:list-style-name="L105">
      <style:text-properties officeooo:rsid="21223c73" officeooo:paragraph-rsid="284d90c6"/>
    </style:style>
    <style:style style:name="P1081" style:family="paragraph" style:parent-style-name="Text_20_body" style:list-style-name="L105">
      <style:text-properties officeooo:rsid="21240466" officeooo:paragraph-rsid="284d90c6"/>
    </style:style>
    <style:style style:name="P1082" style:family="paragraph" style:parent-style-name="Text_20_body" style:list-style-name="L107">
      <style:text-properties officeooo:rsid="210ceec1" officeooo:paragraph-rsid="284e03ae"/>
    </style:style>
    <style:style style:name="P1083" style:family="paragraph" style:parent-style-name="Text_20_body" style:list-style-name="L108">
      <style:text-properties officeooo:rsid="210ceec1" officeooo:paragraph-rsid="284e03ae"/>
    </style:style>
    <style:style style:name="P1084" style:family="paragraph" style:parent-style-name="Text_20_body" style:list-style-name="L107">
      <style:text-properties officeooo:rsid="1bc52482" officeooo:paragraph-rsid="284e03ae"/>
    </style:style>
    <style:style style:name="P1085" style:family="paragraph" style:parent-style-name="Text_20_body" style:list-style-name="L109">
      <style:text-properties officeooo:rsid="1bc58a8c" officeooo:paragraph-rsid="284e03ae"/>
    </style:style>
    <style:style style:name="P1086" style:family="paragraph" style:parent-style-name="Text_20_body" style:list-style-name="L111">
      <style:text-properties officeooo:rsid="12c8c6da" officeooo:paragraph-rsid="284eff00"/>
    </style:style>
    <style:style style:name="P1087" style:family="paragraph" style:parent-style-name="Text_20_body" style:list-style-name="L112">
      <style:text-properties officeooo:rsid="164e3b7e" officeooo:paragraph-rsid="284eff00"/>
    </style:style>
    <style:style style:name="P1088" style:family="paragraph" style:parent-style-name="Text_20_body" style:list-style-name="L113">
      <style:text-properties officeooo:rsid="1b403fd8" officeooo:paragraph-rsid="284eff00"/>
    </style:style>
    <style:style style:name="P1089" style:family="paragraph" style:parent-style-name="Text_20_body" style:list-style-name="L114">
      <style:text-properties officeooo:rsid="1b3479eb" officeooo:paragraph-rsid="284eff00"/>
    </style:style>
    <style:style style:name="P1090" style:family="paragraph" style:parent-style-name="Text_20_body" style:list-style-name="L115">
      <style:text-properties officeooo:paragraph-rsid="283b5b27"/>
    </style:style>
    <style:style style:name="P1091" style:family="paragraph" style:parent-style-name="Text_20_body" style:list-style-name="L115">
      <style:text-properties officeooo:rsid="1dbb2aa5" officeooo:paragraph-rsid="283b5b27"/>
    </style:style>
    <style:style style:name="P1092" style:family="paragraph" style:parent-style-name="Text_20_body" style:list-style-name="L116">
      <style:text-properties officeooo:rsid="0f3e2872" officeooo:paragraph-rsid="284f60f7"/>
    </style:style>
    <style:style style:name="P1093" style:family="paragraph" style:parent-style-name="Text_20_body" style:list-style-name="L117">
      <style:text-properties officeooo:rsid="13bcbb86" officeooo:paragraph-rsid="284f60f7"/>
    </style:style>
    <style:style style:name="P1094" style:family="paragraph" style:parent-style-name="Text_20_body" style:list-style-name="L117">
      <style:text-properties officeooo:rsid="15d332f9" officeooo:paragraph-rsid="284f60f7"/>
    </style:style>
    <style:style style:name="P1095" style:family="paragraph" style:parent-style-name="Text_20_body" style:list-style-name="L117">
      <style:text-properties officeooo:rsid="13e2a301" officeooo:paragraph-rsid="284f60f7"/>
    </style:style>
    <style:style style:name="P1096" style:family="paragraph" style:parent-style-name="Text_20_body" style:list-style-name="L118">
      <style:text-properties officeooo:rsid="2432a1ec" officeooo:paragraph-rsid="2444f0d8"/>
    </style:style>
    <style:style style:name="P1097" style:family="paragraph" style:parent-style-name="Text_20_body" style:list-style-name="L119">
      <style:text-properties officeooo:rsid="2543b6e6" officeooo:paragraph-rsid="282f1ba6"/>
    </style:style>
    <style:style style:name="P1098" style:family="paragraph" style:parent-style-name="Text_20_body" style:list-style-name="L119">
      <style:text-properties officeooo:rsid="2545656a" officeooo:paragraph-rsid="282f1ba6"/>
    </style:style>
    <style:style style:name="P1099" style:family="paragraph" style:parent-style-name="Text_20_body">
      <style:text-properties officeooo:rsid="29edc12d" officeooo:paragraph-rsid="29edc12d"/>
    </style:style>
    <style:style style:name="P1100" style:family="paragraph" style:parent-style-name="Text_20_body">
      <style:text-properties officeooo:rsid="2a58db68" officeooo:paragraph-rsid="2a58db68"/>
    </style:style>
    <style:style style:name="P1101" style:family="paragraph" style:parent-style-name="Text_20_body" style:list-style-name="L120">
      <style:text-properties officeooo:rsid="2a59df94" officeooo:paragraph-rsid="2a59df94"/>
    </style:style>
    <style:style style:name="P1102" style:family="paragraph" style:parent-style-name="Text_20_body" style:list-style-name="L120">
      <style:text-properties officeooo:rsid="2a5b281e" officeooo:paragraph-rsid="2a5b281e"/>
    </style:style>
    <style:style style:name="P1103" style:family="paragraph" style:parent-style-name="Text_20_body">
      <style:text-properties officeooo:rsid="2a1cd60e" officeooo:paragraph-rsid="2a1cd60e"/>
    </style:style>
    <style:style style:name="P1104" style:family="paragraph" style:parent-style-name="Text_20_body">
      <style:text-properties officeooo:rsid="2a39d348" officeooo:paragraph-rsid="2a70bce6"/>
    </style:style>
    <style:style style:name="P1105" style:family="paragraph" style:parent-style-name="Text_20_body" style:list-style-name="L121">
      <style:text-properties officeooo:paragraph-rsid="2a70bce6"/>
    </style:style>
    <style:style style:name="P1106" style:family="paragraph" style:parent-style-name="Text_20_body">
      <style:text-properties officeooo:paragraph-rsid="2a70bce6"/>
    </style:style>
    <style:style style:name="P1107" style:family="paragraph" style:parent-style-name="Text_20_body" style:list-style-name="L6">
      <style:text-properties officeooo:rsid="2a84aab1" officeooo:paragraph-rsid="2a84aab1"/>
    </style:style>
    <style:style style:name="P1108" style:family="paragraph" style:parent-style-name="Text_20_body">
      <style:text-properties officeooo:rsid="2a8d2813" officeooo:paragraph-rsid="2a8d2813"/>
    </style:style>
    <style:style style:name="P1109" style:family="paragraph" style:parent-style-name="Text_20_body" style:list-style-name="L122">
      <style:text-properties officeooo:rsid="2a8d2813" officeooo:paragraph-rsid="2a8d2813"/>
    </style:style>
    <style:style style:name="P1110" style:family="paragraph" style:parent-style-name="Text_20_body">
      <style:text-properties officeooo:rsid="2a7c7b96" officeooo:paragraph-rsid="2a7d184f"/>
    </style:style>
    <style:style style:name="P1111" style:family="paragraph" style:parent-style-name="Text_20_body">
      <style:text-properties officeooo:rsid="2a9d3418" officeooo:paragraph-rsid="2a9d3418"/>
    </style:style>
    <style:style style:name="P1112" style:family="paragraph" style:parent-style-name="Text_20_body">
      <style:text-properties officeooo:rsid="25204fbc" officeooo:paragraph-rsid="2aa87f50"/>
    </style:style>
    <style:style style:name="P1113" style:family="paragraph" style:parent-style-name="Text_20_body">
      <style:text-properties officeooo:rsid="24b51085" officeooo:paragraph-rsid="2aaa4bfe"/>
    </style:style>
    <style:style style:name="P1114" style:family="paragraph" style:parent-style-name="Text_20_body">
      <style:text-properties officeooo:rsid="292ff4b3" officeooo:paragraph-rsid="2aaa4bfe"/>
    </style:style>
    <style:style style:name="P1115" style:family="paragraph" style:parent-style-name="Text_20_body">
      <style:text-properties officeooo:rsid="293a810a" officeooo:paragraph-rsid="2aaa4bfe"/>
    </style:style>
    <style:style style:name="P1116" style:family="paragraph" style:parent-style-name="Text_20_body">
      <style:text-properties officeooo:rsid="293a810a" officeooo:paragraph-rsid="2aac1b25"/>
    </style:style>
    <style:style style:name="P1117" style:family="paragraph" style:parent-style-name="Text_20_body">
      <style:text-properties officeooo:rsid="1a5209d2" officeooo:paragraph-rsid="2aaa4bfe"/>
    </style:style>
    <style:style style:name="P1118" style:family="paragraph" style:parent-style-name="Text_20_body">
      <style:text-properties officeooo:rsid="1877b3ae" officeooo:paragraph-rsid="2aaa4bfe"/>
    </style:style>
    <style:style style:name="P1119" style:family="paragraph" style:parent-style-name="Text_20_body">
      <style:text-properties officeooo:rsid="2947b2f5" officeooo:paragraph-rsid="2aaa4bfe"/>
    </style:style>
    <style:style style:name="P1120" style:family="paragraph" style:parent-style-name="Text_20_body">
      <style:text-properties officeooo:paragraph-rsid="2aaa4bfe"/>
    </style:style>
    <style:style style:name="P1121" style:family="paragraph" style:parent-style-name="Text_20_body">
      <style:text-properties officeooo:rsid="1a4c9a67" officeooo:paragraph-rsid="2aaa4bfe"/>
    </style:style>
    <style:style style:name="P1122" style:family="paragraph" style:parent-style-name="Example" style:list-style-name="L18">
      <style:text-properties officeooo:rsid="215eb081" officeooo:paragraph-rsid="28cbd7ae"/>
    </style:style>
    <style:style style:name="P1123" style:family="paragraph" style:parent-style-name="Example" style:list-style-name="L20"/>
    <style:style style:name="P1124" style:family="paragraph" style:parent-style-name="Example" style:list-style-name="L23"/>
    <style:style style:name="P1125" style:family="paragraph" style:parent-style-name="Example" style:list-style-name="L72"/>
    <style:style style:name="P1126" style:family="paragraph" style:parent-style-name="Example" style:list-style-name="L72">
      <style:text-properties officeooo:paragraph-rsid="2673633b"/>
    </style:style>
    <style:style style:name="P1127" style:family="paragraph" style:parent-style-name="Example" style:list-style-name="L72">
      <style:text-properties officeooo:rsid="26785863" officeooo:paragraph-rsid="26785863"/>
    </style:style>
    <style:style style:name="P1128" style:family="paragraph" style:parent-style-name="Example" style:list-style-name="L72">
      <style:text-properties officeooo:rsid="26ca73a0" officeooo:paragraph-rsid="26ca73a0"/>
    </style:style>
    <style:style style:name="P1129" style:family="paragraph" style:parent-style-name="Example" style:list-style-name="L72">
      <style:text-properties officeooo:rsid="26ca73a0" officeooo:paragraph-rsid="26ca9064"/>
    </style:style>
    <style:style style:name="P1130" style:family="paragraph" style:parent-style-name="Example" style:list-style-name="L72">
      <style:text-properties officeooo:rsid="2713eaed" officeooo:paragraph-rsid="2713eaed"/>
    </style:style>
    <style:style style:name="P1131" style:family="paragraph" style:parent-style-name="Example">
      <style:text-properties officeooo:paragraph-rsid="28f98aba"/>
    </style:style>
    <style:style style:name="P1132" style:family="paragraph" style:parent-style-name="Example">
      <style:text-properties officeooo:rsid="246911ff" officeooo:paragraph-rsid="2aa45f8b"/>
    </style:style>
    <style:style style:name="P1133" style:family="paragraph" style:parent-style-name="Example">
      <style:text-properties officeooo:paragraph-rsid="2aaa4bfe"/>
    </style:style>
    <style:style style:name="P1134" style:family="paragraph" style:parent-style-name="Example_20_Header">
      <style:text-properties officeooo:paragraph-rsid="2aa45f8b"/>
    </style:style>
    <style:style style:name="P1135" style:family="paragraph" style:parent-style-name="Example_20_Header">
      <style:text-properties officeooo:rsid="1877b3ae" officeooo:paragraph-rsid="2aaa4bfe"/>
    </style:style>
    <style:style style:name="P1136" style:family="paragraph" style:parent-style-name="Example_20_Header">
      <style:text-properties officeooo:paragraph-rsid="2aaa4bfe"/>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language-asian="cs" style:country-asian="CZ"/>
    </style:style>
    <style:style style:name="T7" style:family="text">
      <style:text-properties style:text-line-through-style="none" style:text-line-through-type="none" fo:language="cs" fo:country="CZ" officeooo:rsid="2123f7c4" style:language-asian="cs" style:country-asian="CZ"/>
    </style:style>
    <style:style style:name="T8" style:family="text">
      <style:text-properties style:text-line-through-style="none" style:text-line-through-type="none" fo:language="cs" fo:country="CZ" officeooo:rsid="207b8e54" style:language-asian="cs" style:country-asian="CZ"/>
    </style:style>
    <style:style style:name="T9" style:family="text">
      <style:text-properties style:text-line-through-style="none" style:text-line-through-type="none" fo:language="cs" fo:country="CZ" officeooo:rsid="212570df" style:language-asian="cs" style:country-asian="CZ"/>
    </style:style>
    <style:style style:name="T10" style:family="text">
      <style:text-properties style:text-line-through-style="none" style:text-line-through-type="none" fo:language="cs" fo:country="CZ" officeooo:rsid="2022d038" style:language-asian="cs" style:country-asian="CZ"/>
    </style:style>
    <style:style style:name="T11" style:family="text">
      <style:text-properties style:text-line-through-style="none" style:text-line-through-type="none" fo:language="cs" fo:country="CZ" officeooo:rsid="20dbfabc" style:language-asian="cs" style:country-asian="CZ"/>
    </style:style>
    <style:style style:name="T12" style:family="text">
      <style:text-properties style:text-line-through-style="none" style:text-line-through-type="none" fo:language="cs" fo:country="CZ" officeooo:rsid="21f858a0" style:language-asian="cs" style:country-asian="CZ"/>
    </style:style>
    <style:style style:name="T13" style:family="text">
      <style:text-properties style:text-line-through-style="none" style:text-line-through-type="none" fo:language="cs" fo:country="CZ" officeooo:rsid="21fa3429" style:language-asian="cs" style:country-asian="CZ"/>
    </style:style>
    <style:style style:name="T14" style:family="text">
      <style:text-properties style:text-line-through-style="none" style:text-line-through-type="none" fo:language="cs" fo:country="CZ" officeooo:rsid="21fb3d8c" style:language-asian="cs" style:country-asian="CZ"/>
    </style:style>
    <style:style style:name="T15" style:family="text">
      <style:text-properties style:text-line-through-style="none" style:text-line-through-type="none" fo:language="cs" fo:country="CZ" officeooo:rsid="23c7121f" style:language-asian="cs" style:country-asian="CZ"/>
    </style:style>
    <style:style style:name="T16" style:family="text">
      <style:text-properties style:text-line-through-style="none" style:text-line-through-type="none" fo:language="cs" fo:country="CZ" officeooo:rsid="23f608a6" style:language-asian="cs" style:country-asian="CZ"/>
    </style:style>
    <style:style style:name="T17" style:family="text">
      <style:text-properties style:text-line-through-style="none" style:text-line-through-type="none" fo:language="cs" fo:country="CZ" officeooo:rsid="285e905e" style:language-asian="cs" style:country-asian="CZ"/>
    </style:style>
    <style:style style:name="T18" style:family="text">
      <style:text-properties style:text-line-through-style="none" style:text-line-through-type="none" fo:language="cs" fo:country="CZ" officeooo:rsid="11354dcd" style:language-asian="cs" style:country-asian="CZ"/>
    </style:style>
    <style:style style:name="T19" style:family="text">
      <style:text-properties style:text-line-through-style="none" style:text-line-through-type="none" fo:language="cs" fo:country="CZ" fo:font-style="italic" style:language-asian="cs" style:country-asian="CZ" style:font-style-asian="italic" style:font-style-complex="italic"/>
    </style:style>
    <style:style style:name="T20" style:family="text">
      <style:text-properties style:text-line-through-style="none" style:text-line-through-type="none" fo:language="cs" fo:country="CZ" fo:font-style="normal" officeooo:rsid="2128d94f" style:font-style-asian="normal" style:font-style-complex="normal"/>
    </style:style>
    <style:style style:name="T21" style:family="text">
      <style:text-properties style:text-line-through-style="none" style:text-line-through-type="none" fo:language="cs" fo:country="CZ" fo:font-style="normal" officeooo:rsid="2585de1a" style:font-style-asian="normal" style:font-style-complex="normal"/>
    </style:style>
    <style:style style:name="T22" style:family="text">
      <style:text-properties style:text-line-through-style="none" style:text-line-through-type="none" fo:language="cs" fo:country="CZ" fo:font-style="normal" officeooo:rsid="1f7f9864" style:font-style-asian="normal" style:font-style-complex="normal"/>
    </style:style>
    <style:style style:name="T23" style:family="text">
      <style:text-properties style:text-line-through-style="none" style:text-line-through-type="none" fo:language="cs" fo:country="CZ" fo:font-style="normal" officeooo:rsid="25a1a551" style:font-style-asian="normal" style:font-style-complex="normal"/>
    </style:style>
    <style:style style:name="T2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9"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0"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1" style:family="text">
      <style:text-properties style:text-line-through-style="none" style:text-line-through-type="none" fo:language="cs" fo:country="CZ" officeooo:rsid="11354dcd"/>
    </style:style>
    <style:style style:name="T32" style:family="text">
      <style:text-properties style:text-line-through-style="none" style:text-line-through-type="none" fo:language="cs" fo:country="CZ" officeooo:rsid="2481b530"/>
    </style:style>
    <style:style style:name="T33" style:family="text">
      <style:text-properties style:text-line-through-style="none" style:text-line-through-type="none" fo:language="cs" fo:country="CZ" officeooo:rsid="28f385a2"/>
    </style:style>
    <style:style style:name="T34" style:family="text">
      <style:text-properties style:text-line-through-style="none" style:text-line-through-type="none" fo:language="cs" fo:country="CZ" officeooo:rsid="2a830165"/>
    </style:style>
    <style:style style:name="T35" style:family="text">
      <style:text-properties style:text-line-through-style="none" style:text-line-through-type="none" fo:language="cs" fo:country="CZ" officeooo:rsid="2a7f9756"/>
    </style:style>
    <style:style style:name="T36" style:family="text">
      <style:text-properties style:text-line-through-style="none" style:text-line-through-type="none" officeooo:rsid="2128d94f"/>
    </style:style>
    <style:style style:name="T37" style:family="text">
      <style:text-properties style:text-line-through-style="none" style:text-line-through-type="none" officeooo:rsid="2130bbfa"/>
    </style:style>
    <style:style style:name="T38" style:family="text">
      <style:text-properties style:text-line-through-style="none" style:text-line-through-type="none" officeooo:rsid="2134d3bf"/>
    </style:style>
    <style:style style:name="T39" style:family="text">
      <style:text-properties style:text-line-through-style="none" style:text-line-through-type="none" officeooo:rsid="21471276"/>
    </style:style>
    <style:style style:name="T40" style:family="text">
      <style:text-properties style:text-line-through-style="none" style:text-line-through-type="none" officeooo:rsid="22e16dc2"/>
    </style:style>
    <style:style style:name="T41" style:family="text">
      <style:text-properties style:text-line-through-style="none" style:text-line-through-type="none" officeooo:rsid="2348d26f"/>
    </style:style>
    <style:style style:name="T42" style:family="text">
      <style:text-properties style:text-line-through-style="none" style:text-line-through-type="none" officeooo:rsid="24636339"/>
    </style:style>
    <style:style style:name="T43" style:family="text">
      <style:text-properties style:text-line-through-style="none" style:text-line-through-type="none" officeooo:rsid="2464ee38"/>
    </style:style>
    <style:style style:name="T44" style:family="text">
      <style:text-properties style:text-line-through-style="none" style:text-line-through-type="none" officeooo:rsid="2465aaea"/>
    </style:style>
    <style:style style:name="T45" style:family="text">
      <style:text-properties style:text-line-through-style="none" style:text-line-through-type="none" officeooo:rsid="2466c53a"/>
    </style:style>
    <style:style style:name="T46" style:family="text">
      <style:text-properties style:text-line-through-style="none" style:text-line-through-type="none" officeooo:rsid="24687981"/>
    </style:style>
    <style:style style:name="T47" style:family="text">
      <style:text-properties style:text-line-through-style="none" style:text-line-through-type="none" officeooo:rsid="246911ff"/>
    </style:style>
    <style:style style:name="T48" style:family="text">
      <style:text-properties style:text-line-through-style="none" style:text-line-through-type="none" officeooo:rsid="246a6250"/>
    </style:style>
    <style:style style:name="T49" style:family="text">
      <style:text-properties style:text-line-through-style="none" style:text-line-through-type="none" officeooo:rsid="246a92cc"/>
    </style:style>
    <style:style style:name="T50" style:family="text">
      <style:text-properties style:text-line-through-style="none" style:text-line-through-type="none" officeooo:rsid="246b6f8f"/>
    </style:style>
    <style:style style:name="T51" style:family="text">
      <style:text-properties style:text-line-through-style="none" style:text-line-through-type="none" officeooo:rsid="246db62b"/>
    </style:style>
    <style:style style:name="T52" style:family="text">
      <style:text-properties style:text-line-through-style="none" style:text-line-through-type="none" officeooo:rsid="246ee417"/>
    </style:style>
    <style:style style:name="T53" style:family="text">
      <style:text-properties style:text-line-through-style="none" style:text-line-through-type="none" officeooo:rsid="24730125"/>
    </style:style>
    <style:style style:name="T54" style:family="text">
      <style:text-properties style:text-line-through-style="none" style:text-line-through-type="none" fo:font-style="italic" officeooo:rsid="247aa9fe" style:font-style-asian="italic" style:font-style-complex="italic"/>
    </style:style>
    <style:style style:name="T55" style:family="text">
      <style:text-properties style:text-line-through-style="none" style:text-line-through-type="none" officeooo:rsid="247ab094"/>
    </style:style>
    <style:style style:name="T56" style:family="text">
      <style:text-properties style:text-line-through-style="none" style:text-line-through-type="none" officeooo:rsid="2481b530"/>
    </style:style>
    <style:style style:name="T57" style:family="text">
      <style:text-properties style:text-line-through-style="none" style:text-line-through-type="none" officeooo:rsid="2486d86e"/>
    </style:style>
    <style:style style:name="T58" style:family="text">
      <style:text-properties style:text-line-through-style="none" style:text-line-through-type="none" officeooo:rsid="24887cbd"/>
    </style:style>
    <style:style style:name="T59" style:family="text">
      <style:text-properties style:text-line-through-style="none" style:text-line-through-type="none" officeooo:rsid="24888590"/>
    </style:style>
    <style:style style:name="T60" style:family="text">
      <style:text-properties style:text-line-through-style="none" style:text-line-through-type="none" officeooo:rsid="2488a13c"/>
    </style:style>
    <style:style style:name="T61" style:family="text">
      <style:text-properties style:text-line-through-style="none" style:text-line-through-type="none" officeooo:rsid="24898e49"/>
    </style:style>
    <style:style style:name="T62" style:family="text">
      <style:text-properties style:text-line-through-style="none" style:text-line-through-type="none" officeooo:rsid="2490d87c"/>
    </style:style>
    <style:style style:name="T63" style:family="text">
      <style:text-properties style:text-line-through-style="none" style:text-line-through-type="none" officeooo:rsid="24928a21"/>
    </style:style>
    <style:style style:name="T64" style:family="text">
      <style:text-properties style:text-line-through-style="none" style:text-line-through-type="none" officeooo:rsid="249687ad"/>
    </style:style>
    <style:style style:name="T65" style:family="text">
      <style:text-properties style:text-line-through-style="none" style:text-line-through-type="none" officeooo:rsid="2498f3a8"/>
    </style:style>
    <style:style style:name="T66" style:family="text">
      <style:text-properties style:text-line-through-style="none" style:text-line-through-type="none" officeooo:rsid="2499edbb"/>
    </style:style>
    <style:style style:name="T67" style:family="text">
      <style:text-properties style:text-line-through-style="none" style:text-line-through-type="none" officeooo:rsid="24c4625e"/>
    </style:style>
    <style:style style:name="T68" style:family="text">
      <style:text-properties style:text-line-through-style="none" style:text-line-through-type="none" officeooo:rsid="24c510fe"/>
    </style:style>
    <style:style style:name="T69" style:family="text">
      <style:text-properties style:text-line-through-style="none" style:text-line-through-type="none" officeooo:rsid="24c7e578"/>
    </style:style>
    <style:style style:name="T70" style:family="text">
      <style:text-properties style:text-line-through-style="none" style:text-line-through-type="none" officeooo:rsid="24c92b39"/>
    </style:style>
    <style:style style:name="T71" style:family="text">
      <style:text-properties style:text-line-through-style="none" style:text-line-through-type="none" fo:font-weight="bold" style:font-weight-asian="bold" style:font-weight-complex="bold"/>
    </style:style>
    <style:style style:name="T72" style:family="text">
      <style:text-properties style:text-line-through-style="none" style:text-line-through-type="none" fo:font-weight="bold" officeooo:rsid="24888590" style:font-weight-asian="bold" style:font-weight-complex="bold"/>
    </style:style>
    <style:style style:name="T73" style:family="text">
      <style:text-properties style:text-line-through-style="none" style:text-line-through-type="none" fo:font-weight="bold" officeooo:rsid="24c92b39" style:font-weight-asian="bold" style:font-weight-complex="bold"/>
    </style:style>
    <style:style style:name="T74" style:family="text">
      <style:text-properties style:text-line-through-style="none" style:text-line-through-type="none" fo:font-weight="bold" officeooo:rsid="247cebc3" style:font-weight-asian="bold" style:font-weight-complex="bold"/>
    </style:style>
    <style:style style:name="T75" style:family="text">
      <style:text-properties style:text-line-through-style="none" style:text-line-through-type="none" fo:font-weight="bold" officeooo:rsid="2799384d" style:font-weight-asian="bold" style:font-weight-complex="bold"/>
    </style:style>
    <style:style style:name="T76" style:family="text">
      <style:text-properties style:text-line-through-style="none" style:text-line-through-type="none" fo:font-weight="bold" officeooo:rsid="2145b31d" style:font-weight-asian="bold" style:font-weight-complex="bold"/>
    </style:style>
    <style:style style:name="T77" style:family="text">
      <style:text-properties style:text-line-through-style="none" style:text-line-through-type="none" fo:font-weight="bold" officeooo:rsid="28f98aba" style:font-weight-asian="bold" style:font-weight-complex="bold"/>
    </style:style>
    <style:style style:name="T78" style:family="text">
      <style:text-properties style:text-line-through-style="none" style:text-line-through-type="none" fo:font-weight="bold" officeooo:rsid="2a7d184f" style:font-weight-asian="bold" style:font-weight-complex="bold"/>
    </style:style>
    <style:style style:name="T79" style:family="text">
      <style:text-properties style:text-line-through-style="none" style:text-line-through-type="none" officeooo:rsid="24d95970"/>
    </style:style>
    <style:style style:name="T80" style:family="text">
      <style:text-properties style:text-line-through-style="none" style:text-line-through-type="none" officeooo:rsid="24dab1d3"/>
    </style:style>
    <style:style style:name="T81" style:family="text">
      <style:text-properties style:text-line-through-style="none" style:text-line-through-type="none" officeooo:rsid="24dfda1f"/>
    </style:style>
    <style:style style:name="T82" style:family="text">
      <style:text-properties style:text-line-through-style="none" style:text-line-through-type="none" officeooo:rsid="24e040d0"/>
    </style:style>
    <style:style style:name="T83" style:family="text">
      <style:text-properties style:text-line-through-style="none" style:text-line-through-type="none" officeooo:rsid="24f10ba4"/>
    </style:style>
    <style:style style:name="T84" style:family="text">
      <style:text-properties style:text-line-through-style="none" style:text-line-through-type="none" officeooo:rsid="24b75ee0"/>
    </style:style>
    <style:style style:name="T85" style:family="text">
      <style:text-properties style:text-line-through-style="none" style:text-line-through-type="none" officeooo:rsid="24bb23ec"/>
    </style:style>
    <style:style style:name="T86" style:family="text">
      <style:text-properties style:text-line-through-style="none" style:text-line-through-type="none" officeooo:rsid="24b803aa"/>
    </style:style>
    <style:style style:name="T87" style:family="text">
      <style:text-properties style:text-line-through-style="none" style:text-line-through-type="none" officeooo:rsid="24bcd44c"/>
    </style:style>
    <style:style style:name="T88" style:family="text">
      <style:text-properties style:text-line-through-style="none" style:text-line-through-type="none" officeooo:rsid="25217927"/>
    </style:style>
    <style:style style:name="T89" style:family="text">
      <style:text-properties style:text-line-through-style="none" style:text-line-through-type="none" officeooo:rsid="18fa2bc6"/>
    </style:style>
    <style:style style:name="T90" style:family="text">
      <style:text-properties style:text-line-through-style="none" style:text-line-through-type="none" officeooo:rsid="1cc6322d"/>
    </style:style>
    <style:style style:name="T91" style:family="text">
      <style:text-properties style:text-line-through-style="none" style:text-line-through-type="none" officeooo:rsid="1904c501"/>
    </style:style>
    <style:style style:name="T92" style:family="text">
      <style:text-properties style:text-line-through-style="none" style:text-line-through-type="none" officeooo:rsid="25611652"/>
    </style:style>
    <style:style style:name="T93" style:family="text">
      <style:text-properties style:text-line-through-style="none" style:text-line-through-type="none" officeooo:rsid="247bd336"/>
    </style:style>
    <style:style style:name="T94" style:family="text">
      <style:text-properties style:text-line-through-style="none" style:text-line-through-type="none" officeooo:rsid="269668ef"/>
    </style:style>
    <style:style style:name="T95" style:family="text">
      <style:text-properties style:text-line-through-style="none" style:text-line-through-type="none" officeooo:rsid="272051e0"/>
    </style:style>
    <style:style style:name="T96" style:family="text">
      <style:text-properties style:text-line-through-style="none" style:text-line-through-type="none" officeooo:rsid="24304c85"/>
    </style:style>
    <style:style style:name="T97" style:family="text">
      <style:text-properties style:text-line-through-style="none" style:text-line-through-type="none" officeooo:rsid="2415a15d"/>
    </style:style>
    <style:style style:name="T98" style:family="text">
      <style:text-properties style:text-line-through-style="none" style:text-line-through-type="none" officeooo:rsid="240b1c6e"/>
    </style:style>
    <style:style style:name="T99" style:family="text">
      <style:text-properties style:text-line-through-style="none" style:text-line-through-type="none" officeooo:rsid="244b657c"/>
    </style:style>
    <style:style style:name="T100" style:family="text">
      <style:text-properties style:text-line-through-style="none" style:text-line-through-type="none" officeooo:rsid="247aa9fe"/>
    </style:style>
    <style:style style:name="T101" style:family="text">
      <style:text-properties style:text-line-through-style="none" style:text-line-through-type="none" fo:background-color="transparent" loext:char-shading-value="0"/>
    </style:style>
    <style:style style:name="T102" style:family="text">
      <style:text-properties style:text-line-through-style="none" style:text-line-through-type="none" officeooo:rsid="27afbcb5" fo:background-color="transparent" loext:char-shading-value="0"/>
    </style:style>
    <style:style style:name="T103" style:family="text">
      <style:text-properties style:text-line-through-style="none" style:text-line-through-type="none" officeooo:rsid="27b04583" fo:background-color="transparent" loext:char-shading-value="0"/>
    </style:style>
    <style:style style:name="T104" style:family="text">
      <style:text-properties style:text-line-through-style="none" style:text-line-through-type="none" officeooo:rsid="27aedea8" fo:background-color="transparent" loext:char-shading-value="0"/>
    </style:style>
    <style:style style:name="T105" style:family="text">
      <style:text-properties style:text-line-through-style="none" style:text-line-through-type="none" officeooo:rsid="2796ff13"/>
    </style:style>
    <style:style style:name="T106" style:family="text">
      <style:text-properties style:text-line-through-style="none" style:text-line-through-type="none" officeooo:rsid="2797f29e"/>
    </style:style>
    <style:style style:name="T107" style:family="text">
      <style:text-properties style:text-line-through-style="none" style:text-line-through-type="none" fo:font-weight="normal" style:font-weight-asian="normal" style:font-weight-complex="normal"/>
    </style:style>
    <style:style style:name="T108" style:family="text">
      <style:text-properties style:text-line-through-style="none" style:text-line-through-type="none" fo:font-weight="normal" officeooo:rsid="2799384d" style:font-weight-asian="normal" style:font-weight-complex="normal"/>
    </style:style>
    <style:style style:name="T109" style:family="text">
      <style:text-properties style:text-line-through-style="none" style:text-line-through-type="none" fo:font-weight="normal" officeooo:rsid="2795358b" style:font-weight-asian="normal" style:font-weight-complex="normal"/>
    </style:style>
    <style:style style:name="T110" style:family="text">
      <style:text-properties style:text-line-through-style="none" style:text-line-through-type="none" fo:font-weight="normal" officeooo:rsid="279c65fa" style:font-weight-asian="normal" style:font-weight-complex="normal"/>
    </style:style>
    <style:style style:name="T111" style:family="text">
      <style:text-properties style:text-line-through-style="none" style:text-line-through-type="none" fo:font-weight="normal" officeooo:rsid="27fa3184" style:font-weight-asian="normal" style:font-weight-complex="normal"/>
    </style:style>
    <style:style style:name="T112" style:family="text">
      <style:text-properties style:text-line-through-style="none" style:text-line-through-type="none" fo:font-weight="normal" officeooo:rsid="2145b31d" style:font-weight-asian="normal" style:font-weight-complex="normal"/>
    </style:style>
    <style:style style:name="T113" style:family="text">
      <style:text-properties style:text-line-through-style="none" style:text-line-through-type="none" fo:font-weight="normal" officeooo:rsid="28c3b957" style:font-weight-asian="normal" style:font-weight-complex="normal"/>
    </style:style>
    <style:style style:name="T114" style:family="text">
      <style:text-properties style:text-line-through-style="none" style:text-line-through-type="none" fo:font-weight="normal" officeooo:rsid="28c87f82" style:font-weight-asian="normal" style:font-weight-complex="normal"/>
    </style:style>
    <style:style style:name="T115" style:family="text">
      <style:text-properties style:text-line-through-style="none" style:text-line-through-type="none" fo:font-style="normal" officeooo:rsid="27a6175d" style:font-style-asian="normal" style:font-style-complex="normal"/>
    </style:style>
    <style:style style:name="T116" style:family="text">
      <style:text-properties style:text-line-through-style="none" style:text-line-through-type="none" fo:font-style="normal" officeooo:rsid="2465aaea" style:font-style-asian="normal" style:font-style-complex="normal"/>
    </style:style>
    <style:style style:name="T117" style:family="text">
      <style:text-properties style:text-line-through-style="none" style:text-line-through-type="none" fo:font-style="normal" officeooo:rsid="286bd658" style:font-style-asian="normal" style:font-style-complex="normal"/>
    </style:style>
    <style:style style:name="T118" style:family="text">
      <style:text-properties style:text-line-through-style="none" style:text-line-through-type="none" fo:font-style="normal" officeooo:rsid="28f54263" style:font-style-asian="normal" style:font-style-complex="normal"/>
    </style:style>
    <style:style style:name="T119" style:family="text">
      <style:text-properties style:text-line-through-style="none" style:text-line-through-type="none" fo:font-style="normal" officeooo:rsid="28f56b6a" style:font-style-asian="normal" style:font-style-complex="normal"/>
    </style:style>
    <style:style style:name="T120" style:family="text">
      <style:text-properties style:text-line-through-style="none" style:text-line-through-type="none" fo:font-style="normal" officeooo:rsid="18552efa" style:font-style-asian="normal" style:font-style-complex="normal"/>
    </style:style>
    <style:style style:name="T121" style:family="text">
      <style:text-properties style:text-line-through-style="none" style:text-line-through-type="none" fo:font-style="normal" officeooo:rsid="29c96723" style:font-style-asian="normal" style:font-style-complex="normal"/>
    </style:style>
    <style:style style:name="T122" style:family="text">
      <style:text-properties style:text-line-through-style="none" style:text-line-through-type="none" fo:font-style="normal" officeooo:rsid="29ca5043" style:font-style-asian="normal" style:font-style-complex="normal"/>
    </style:style>
    <style:style style:name="T123" style:family="text">
      <style:text-properties style:text-line-through-style="none" style:text-line-through-type="none" fo:font-style="normal" officeooo:rsid="29cb7018" style:font-style-asian="normal" style:font-style-complex="normal"/>
    </style:style>
    <style:style style:name="T124" style:family="text">
      <style:text-properties style:text-line-through-style="none" style:text-line-through-type="none" fo:font-style="normal" officeooo:rsid="29d033ae" style:font-style-asian="normal" style:font-style-complex="normal"/>
    </style:style>
    <style:style style:name="T125" style:family="text">
      <style:text-properties style:text-line-through-style="none" style:text-line-through-type="none" fo:font-style="normal" officeooo:rsid="29d242b3" style:font-style-asian="normal" style:font-style-complex="normal"/>
    </style:style>
    <style:style style:name="T126" style:family="text">
      <style:text-properties style:text-line-through-style="none" style:text-line-through-type="none" fo:font-style="normal" officeooo:rsid="29d3a316" style:font-style-asian="normal" style:font-style-complex="normal"/>
    </style:style>
    <style:style style:name="T127" style:family="text">
      <style:text-properties style:text-line-through-style="none" style:text-line-through-type="none" fo:font-style="normal" officeooo:rsid="29d3d2c1" style:font-style-asian="normal" style:font-style-complex="normal"/>
    </style:style>
    <style:style style:name="T128" style:family="text">
      <style:text-properties style:text-line-through-style="none" style:text-line-through-type="none" fo:font-style="normal" officeooo:rsid="29ec9d30" style:font-style-asian="normal" style:font-style-complex="normal"/>
    </style:style>
    <style:style style:name="T129" style:family="text">
      <style:text-properties style:text-line-through-style="none" style:text-line-through-type="none" fo:font-style="normal" officeooo:rsid="297070ea" style:font-style-asian="normal" style:font-style-complex="normal"/>
    </style:style>
    <style:style style:name="T130" style:family="text">
      <style:text-properties style:text-line-through-style="none" style:text-line-through-type="none" fo:font-style="normal" officeooo:rsid="2499edbb" style:font-style-asian="normal" style:font-style-complex="normal"/>
    </style:style>
    <style:style style:name="T131" style:family="text">
      <style:text-properties style:text-line-through-style="none" style:text-line-through-type="none" fo:font-style="normal" officeooo:rsid="24b75ee0" style:font-style-asian="normal" style:font-style-complex="normal"/>
    </style:style>
    <style:style style:name="T132" style:family="text">
      <style:text-properties style:text-line-through-style="none" style:text-line-through-type="none" fo:font-style="normal" officeooo:rsid="2948e1b1" style:font-style-asian="normal" style:font-style-complex="normal"/>
    </style:style>
    <style:style style:name="T133" style:family="text">
      <style:text-properties style:text-line-through-style="none" style:text-line-through-type="none" fo:font-style="normal" officeooo:rsid="24bb23ec" style:font-style-asian="normal" style:font-style-complex="normal"/>
    </style:style>
    <style:style style:name="T134" style:family="text">
      <style:text-properties style:text-line-through-style="none" style:text-line-through-type="none" fo:font-style="normal" officeooo:rsid="24b803aa" style:font-style-asian="normal" style:font-style-complex="normal"/>
    </style:style>
    <style:style style:name="T135" style:family="text">
      <style:text-properties style:text-line-through-style="none" style:text-line-through-type="none" fo:font-style="normal" officeooo:rsid="294a412d" style:font-style-asian="normal" style:font-style-complex="normal"/>
    </style:style>
    <style:style style:name="T136" style:family="text">
      <style:text-properties style:text-line-through-style="none" style:text-line-through-type="none" fo:font-style="normal" officeooo:rsid="294b2f09" style:font-style-asian="normal" style:font-style-complex="normal"/>
    </style:style>
    <style:style style:name="T137" style:family="text">
      <style:text-properties style:text-line-through-style="none" style:text-line-through-type="none" fo:font-style="normal" officeooo:rsid="297185f3" style:font-style-asian="normal" style:font-style-complex="normal"/>
    </style:style>
    <style:style style:name="T138" style:family="text">
      <style:text-properties style:text-line-through-style="none" style:text-line-through-type="none" fo:font-style="normal" officeooo:rsid="24bcd44c" style:font-style-asian="normal" style:font-style-complex="normal"/>
    </style:style>
    <style:style style:name="T139" style:family="text">
      <style:text-properties style:text-line-through-style="none" style:text-line-through-type="none" officeooo:rsid="279f02ea"/>
    </style:style>
    <style:style style:name="T140" style:family="text">
      <style:text-properties style:text-line-through-style="none" style:text-line-through-type="none" officeooo:rsid="27a6175d"/>
    </style:style>
    <style:style style:name="T141" style:family="text">
      <style:text-properties style:text-line-through-style="none" style:text-line-through-type="none" officeooo:rsid="27a804db"/>
    </style:style>
    <style:style style:name="T142" style:family="text">
      <style:text-properties style:text-line-through-style="none" style:text-line-through-type="none" officeooo:rsid="27b6f898"/>
    </style:style>
    <style:style style:name="T143" style:family="text">
      <style:text-properties style:text-line-through-style="none" style:text-line-through-type="none" officeooo:rsid="27b7fd17"/>
    </style:style>
    <style:style style:name="T144" style:family="text">
      <style:text-properties style:text-line-through-style="none" style:text-line-through-type="none" officeooo:rsid="286d74af"/>
    </style:style>
    <style:style style:name="T145" style:family="text">
      <style:text-properties style:text-line-through-style="none" style:text-line-through-type="none" fo:language="en" fo:country="US" fo:font-weight="normal" style:font-weight-asian="normal" style:font-weight-complex="normal"/>
    </style:style>
    <style:style style:name="T146" style:family="text">
      <style:text-properties style:text-line-through-style="none" style:text-line-through-type="none" fo:language="en" fo:country="US" officeooo:rsid="2a7ecc82"/>
    </style:style>
    <style:style style:name="T147" style:family="text">
      <style:text-properties style:text-line-through-style="none" style:text-line-through-type="none" fo:language="en" fo:country="US" officeooo:rsid="2a7e2415"/>
    </style:style>
    <style:style style:name="T148" style:family="text">
      <style:text-properties style:text-line-through-style="none" style:text-line-through-type="none" officeooo:rsid="28f98aba"/>
    </style:style>
    <style:style style:name="T149" style:family="text">
      <style:text-properties style:text-line-through-style="none" style:text-line-through-type="none" officeooo:rsid="24b1429a"/>
    </style:style>
    <style:style style:name="T150" style:family="text">
      <style:text-properties style:text-line-through-style="none" style:text-line-through-type="none" officeooo:rsid="28fe9422"/>
    </style:style>
    <style:style style:name="T151" style:family="text">
      <style:text-properties style:text-line-through-style="none" style:text-line-through-type="none" officeooo:rsid="290035c8"/>
    </style:style>
    <style:style style:name="T152" style:family="text">
      <style:text-properties style:text-line-through-style="none" style:text-line-through-type="none" officeooo:rsid="2900f17b"/>
    </style:style>
    <style:style style:name="T153" style:family="text">
      <style:text-properties style:text-line-through-style="none" style:text-line-through-type="none" officeooo:rsid="2902a8cd"/>
    </style:style>
    <style:style style:name="T154" style:family="text">
      <style:text-properties style:text-line-through-style="none" style:text-line-through-type="none" officeooo:rsid="2903e21d"/>
    </style:style>
    <style:style style:name="T155" style:family="text">
      <style:text-properties style:text-line-through-style="none" style:text-line-through-type="none" officeooo:rsid="29048649"/>
    </style:style>
    <style:style style:name="T156" style:family="text">
      <style:text-properties style:text-line-through-style="none" style:text-line-through-type="none" officeooo:rsid="29057b5a"/>
    </style:style>
    <style:style style:name="T157" style:family="text">
      <style:text-properties style:text-line-through-style="none" style:text-line-through-type="none" officeooo:rsid="2924b3c4"/>
    </style:style>
    <style:style style:name="T158" style:family="text">
      <style:text-properties style:text-line-through-style="none" style:text-line-through-type="none" officeooo:rsid="2925b729"/>
    </style:style>
    <style:style style:name="T159" style:family="text">
      <style:text-properties style:text-line-through-style="none" style:text-line-through-type="none" officeooo:rsid="2948e1b1"/>
    </style:style>
    <style:style style:name="T160" style:family="text">
      <style:text-properties style:text-line-through-style="none" style:text-line-through-type="none" officeooo:rsid="294a412d"/>
    </style:style>
    <style:style style:name="T161" style:family="text">
      <style:text-properties style:text-line-through-style="none" style:text-line-through-type="none" officeooo:rsid="294b2f09"/>
    </style:style>
    <style:style style:name="T162" style:family="text">
      <style:text-properties style:text-line-through-style="none" style:text-line-through-type="none" officeooo:rsid="295955da"/>
    </style:style>
    <style:style style:name="T163" style:family="text">
      <style:text-properties style:text-line-through-style="none" style:text-line-through-type="none" officeooo:rsid="295dbffe"/>
    </style:style>
    <style:style style:name="T164" style:family="text">
      <style:text-properties style:text-line-through-style="none" style:text-line-through-type="none" officeooo:rsid="295dfa68"/>
    </style:style>
    <style:style style:name="T165" style:family="text">
      <style:text-properties style:text-line-through-style="none" style:text-line-through-type="none" officeooo:rsid="295f4291"/>
    </style:style>
    <style:style style:name="T166" style:family="text">
      <style:text-properties style:text-line-through-style="none" style:text-line-through-type="none" officeooo:rsid="297070ea"/>
    </style:style>
    <style:style style:name="T167" style:family="text">
      <style:text-properties style:text-line-through-style="none" style:text-line-through-type="none" officeooo:rsid="297185f3"/>
    </style:style>
    <style:style style:name="T168" style:family="text">
      <style:text-properties style:text-line-through-style="none" style:text-line-through-type="none" officeooo:rsid="2977e592"/>
    </style:style>
    <style:style style:name="T169" style:family="text">
      <style:text-properties style:text-line-through-style="none" style:text-line-through-type="none" officeooo:rsid="29791b42"/>
    </style:style>
    <style:style style:name="T170" style:family="text">
      <style:text-properties style:text-line-through-style="none" style:text-line-through-type="none" officeooo:rsid="297fc3d3"/>
    </style:style>
    <style:style style:name="T171" style:family="text">
      <style:text-properties style:text-line-through-style="none" style:text-line-through-type="none" officeooo:rsid="298948b9"/>
    </style:style>
    <style:style style:name="T172" style:family="text">
      <style:text-properties style:text-line-through-style="none" style:text-line-through-type="none" officeooo:rsid="298d23fe"/>
    </style:style>
    <style:style style:name="T173" style:family="text">
      <style:text-properties style:text-line-through-style="none" style:text-line-through-type="none" officeooo:rsid="298ecf06"/>
    </style:style>
    <style:style style:name="T174" style:family="text">
      <style:text-properties style:text-line-through-style="none" style:text-line-through-type="none" officeooo:rsid="298f3600"/>
    </style:style>
    <style:style style:name="T175" style:family="text">
      <style:text-properties style:text-line-through-style="none" style:text-line-through-type="none" officeooo:rsid="298fb97f"/>
    </style:style>
    <style:style style:name="T176" style:family="text">
      <style:text-properties style:text-line-through-style="none" style:text-line-through-type="none" officeooo:rsid="299ac7f6"/>
    </style:style>
    <style:style style:name="T177" style:family="text">
      <style:text-properties style:text-line-through-style="none" style:text-line-through-type="none" officeooo:rsid="299b5317"/>
    </style:style>
    <style:style style:name="T178" style:family="text">
      <style:text-properties style:text-line-through-style="none" style:text-line-through-type="none" officeooo:rsid="299b6334"/>
    </style:style>
    <style:style style:name="T179" style:family="text">
      <style:text-properties style:text-line-through-style="none" style:text-line-through-type="none" officeooo:rsid="299bc094"/>
    </style:style>
    <style:style style:name="T180" style:family="text">
      <style:text-properties style:text-line-through-style="none" style:text-line-through-type="none" officeooo:rsid="299eef2d"/>
    </style:style>
    <style:style style:name="T181" style:family="text">
      <style:text-properties style:text-line-through-style="none" style:text-line-through-type="none" officeooo:rsid="299f2c25"/>
    </style:style>
    <style:style style:name="T182" style:family="text">
      <style:text-properties style:text-line-through-style="none" style:text-line-through-type="none" officeooo:rsid="29a0868d"/>
    </style:style>
    <style:style style:name="T183" style:family="text">
      <style:text-properties style:text-line-through-style="none" style:text-line-through-type="none" officeooo:rsid="29a2e20d"/>
    </style:style>
    <style:style style:name="T184" style:family="text">
      <style:text-properties style:text-line-through-style="none" style:text-line-through-type="none" officeooo:rsid="29a53b3b"/>
    </style:style>
    <style:style style:name="T185" style:family="text">
      <style:text-properties style:text-line-through-style="none" style:text-line-through-type="none" officeooo:rsid="29a7205d"/>
    </style:style>
    <style:style style:name="T186" style:family="text">
      <style:text-properties style:text-line-through-style="none" style:text-line-through-type="none" officeooo:rsid="29a83033"/>
    </style:style>
    <style:style style:name="T187" style:family="text">
      <style:text-properties style:text-line-through-style="none" style:text-line-through-type="none" officeooo:rsid="29d9d883"/>
    </style:style>
    <style:style style:name="T188" style:family="text">
      <style:text-properties style:text-line-through-style="none" style:text-line-through-type="none" officeooo:rsid="29dae639"/>
    </style:style>
    <style:style style:name="T189" style:family="text">
      <style:text-properties style:text-line-through-style="none" style:text-line-through-type="none" officeooo:rsid="29dcd891"/>
    </style:style>
    <style:style style:name="T190" style:family="text">
      <style:text-properties style:text-line-through-style="none" style:text-line-through-type="none" officeooo:rsid="29dd335b"/>
    </style:style>
    <style:style style:name="T191" style:family="text">
      <style:text-properties style:text-line-through-style="none" style:text-line-through-type="none" officeooo:rsid="29de9013"/>
    </style:style>
    <style:style style:name="T192" style:family="text">
      <style:text-properties style:text-line-through-style="none" style:text-line-through-type="none" officeooo:rsid="29e8761c"/>
    </style:style>
    <style:style style:name="T193" style:family="text">
      <style:text-properties style:text-line-through-style="none" style:text-line-through-type="none" officeooo:rsid="29ea66bb"/>
    </style:style>
    <style:style style:name="T194" style:family="text">
      <style:text-properties style:text-line-through-style="none" style:text-line-through-type="none" officeooo:rsid="29f4c98b"/>
    </style:style>
    <style:style style:name="T195" style:family="text">
      <style:text-properties style:text-line-through-style="none" style:text-line-through-type="none" officeooo:rsid="29f5d46f"/>
    </style:style>
    <style:style style:name="T196" style:family="text">
      <style:text-properties style:text-line-through-style="none" style:text-line-through-type="none" officeooo:rsid="29f62c31"/>
    </style:style>
    <style:style style:name="T197" style:family="text">
      <style:text-properties style:text-line-through-style="none" style:text-line-through-type="none" officeooo:rsid="29f7523c"/>
    </style:style>
    <style:style style:name="T198" style:family="text">
      <style:text-properties style:text-line-through-style="none" style:text-line-through-type="none" officeooo:rsid="29ff1cc5"/>
    </style:style>
    <style:style style:name="T199" style:family="text">
      <style:text-properties style:text-line-through-style="none" style:text-line-through-type="none" officeooo:rsid="2a003ff6"/>
    </style:style>
    <style:style style:name="T200" style:family="text">
      <style:text-properties style:text-line-through-style="none" style:text-line-through-type="none" officeooo:rsid="2a03b40a"/>
    </style:style>
    <style:style style:name="T201" style:family="text">
      <style:text-properties style:text-line-through-style="none" style:text-line-through-type="none" officeooo:rsid="2a052f21"/>
    </style:style>
    <style:style style:name="T202" style:family="text">
      <style:text-properties style:text-line-through-style="none" style:text-line-through-type="none" officeooo:rsid="2a0655cc"/>
    </style:style>
    <style:style style:name="T203" style:family="text">
      <style:text-properties style:text-line-through-style="none" style:text-line-through-type="none" officeooo:rsid="2a07a172"/>
    </style:style>
    <style:style style:name="T204" style:family="text">
      <style:text-properties style:text-line-through-style="none" style:text-line-through-type="none" officeooo:rsid="2a0902a7"/>
    </style:style>
    <style:style style:name="T205" style:family="text">
      <style:text-properties style:text-line-through-style="none" style:text-line-through-type="none" officeooo:rsid="2a0a03e6"/>
    </style:style>
    <style:style style:name="T206" style:family="text">
      <style:text-properties style:text-line-through-style="none" style:text-line-through-type="none" officeooo:rsid="2a0b9bc6"/>
    </style:style>
    <style:style style:name="T207" style:family="text">
      <style:text-properties style:text-line-through-style="none" style:text-line-through-type="none" officeooo:rsid="2a0c5e21"/>
    </style:style>
    <style:style style:name="T208" style:family="text">
      <style:text-properties style:text-line-through-style="none" style:text-line-through-type="none" officeooo:rsid="2a0ccdc5"/>
    </style:style>
    <style:style style:name="T209" style:family="text">
      <style:text-properties style:text-line-through-style="none" style:text-line-through-type="none" officeooo:rsid="2a0df7ab"/>
    </style:style>
    <style:style style:name="T210" style:family="text">
      <style:text-properties style:text-line-through-style="none" style:text-line-through-type="none" officeooo:rsid="2a0e1735"/>
    </style:style>
    <style:style style:name="T211" style:family="text">
      <style:text-properties style:text-line-through-style="none" style:text-line-through-type="none" officeooo:rsid="2a10b778"/>
    </style:style>
    <style:style style:name="T212" style:family="text">
      <style:text-properties style:text-line-through-style="none" style:text-line-through-type="none" officeooo:rsid="2a143e40"/>
    </style:style>
    <style:style style:name="T213" style:family="text">
      <style:text-properties style:text-line-through-style="none" style:text-line-through-type="none" officeooo:rsid="2a17affe"/>
    </style:style>
    <style:style style:name="T214" style:family="text">
      <style:text-properties style:text-line-through-style="none" style:text-line-through-type="none" officeooo:rsid="2a1ae17f"/>
    </style:style>
    <style:style style:name="T215" style:family="text">
      <style:text-properties style:text-line-through-style="none" style:text-line-through-type="none" officeooo:rsid="2a1ae689"/>
    </style:style>
    <style:style style:name="T216" style:family="text">
      <style:text-properties style:text-line-through-style="none" style:text-line-through-type="none" officeooo:rsid="2a229b3f"/>
    </style:style>
    <style:style style:name="T217" style:family="text">
      <style:text-properties style:text-line-through-style="none" style:text-line-through-type="none" officeooo:rsid="2a23bacf"/>
    </style:style>
    <style:style style:name="T218" style:family="text">
      <style:text-properties style:text-line-through-style="none" style:text-line-through-type="none" officeooo:rsid="2a51b4a8"/>
    </style:style>
    <style:style style:name="T219" style:family="text">
      <style:text-properties style:text-line-through-style="none" style:text-line-through-type="none" officeooo:rsid="2a527400"/>
    </style:style>
    <style:style style:name="T220" style:family="text">
      <style:text-properties style:text-line-through-style="none" style:text-line-through-type="none" officeooo:rsid="2a54390c"/>
    </style:style>
    <style:style style:name="T221" style:family="text">
      <style:text-properties style:text-line-through-style="none" style:text-line-through-type="none" officeooo:rsid="2a54fb21"/>
    </style:style>
    <style:style style:name="T222" style:family="text">
      <style:text-properties style:text-line-through-style="none" style:text-line-through-type="none" officeooo:rsid="2a55b2e6"/>
    </style:style>
    <style:style style:name="T223" style:family="text">
      <style:text-properties style:text-line-through-style="none" style:text-line-through-type="none" officeooo:rsid="2a574759"/>
    </style:style>
    <style:style style:name="T224" style:family="text">
      <style:text-properties style:text-line-through-style="none" style:text-line-through-type="none" officeooo:rsid="2a583442"/>
    </style:style>
    <style:style style:name="T225" style:family="text">
      <style:text-properties style:text-line-through-style="none" style:text-line-through-type="none" officeooo:rsid="2a59df94"/>
    </style:style>
    <style:style style:name="T226" style:family="text">
      <style:text-properties style:text-line-through-style="none" style:text-line-through-type="none" officeooo:rsid="2a5b281e"/>
    </style:style>
    <style:style style:name="T227" style:family="text">
      <style:text-properties style:text-line-through-style="none" style:text-line-through-type="none" officeooo:rsid="2a5d8d12"/>
    </style:style>
    <style:style style:name="T228" style:family="text">
      <style:text-properties style:text-line-through-style="none" style:text-line-through-type="none" officeooo:rsid="2a5f66b7"/>
    </style:style>
    <style:style style:name="T229" style:family="text">
      <style:text-properties style:text-line-through-style="none" style:text-line-through-type="none" officeooo:rsid="2a628b1c"/>
    </style:style>
    <style:style style:name="T230" style:family="text">
      <style:text-properties style:text-line-through-style="none" style:text-line-through-type="none" officeooo:rsid="2a6324c9"/>
    </style:style>
    <style:style style:name="T231" style:family="text">
      <style:text-properties style:text-line-through-style="none" style:text-line-through-type="none" officeooo:rsid="2a651b4c"/>
    </style:style>
    <style:style style:name="T232" style:family="text">
      <style:text-properties style:text-line-through-style="none" style:text-line-through-type="none" officeooo:rsid="2a660774"/>
    </style:style>
    <style:style style:name="T233" style:family="text">
      <style:text-properties style:text-line-through-style="none" style:text-line-through-type="none" officeooo:rsid="2a674e99"/>
    </style:style>
    <style:style style:name="T234" style:family="text">
      <style:text-properties style:text-line-through-style="none" style:text-line-through-type="none" officeooo:rsid="2a680dc7"/>
    </style:style>
    <style:style style:name="T235" style:family="text">
      <style:text-properties style:text-line-through-style="none" style:text-line-through-type="none" officeooo:rsid="2a690695"/>
    </style:style>
    <style:style style:name="T236" style:family="text">
      <style:text-properties style:text-line-through-style="none" style:text-line-through-type="none" officeooo:rsid="2a6a764c"/>
    </style:style>
    <style:style style:name="T237" style:family="text">
      <style:text-properties style:text-line-through-style="none" style:text-line-through-type="none" officeooo:rsid="2a9054de"/>
    </style:style>
    <style:style style:name="T238" style:family="text">
      <style:text-properties style:text-line-through-style="none" style:text-line-through-type="none" officeooo:rsid="2a209c82"/>
    </style:style>
    <style:style style:name="T239" style:family="text">
      <style:text-properties style:text-line-through-style="none" style:text-line-through-type="none" officeooo:rsid="2a9307b8"/>
    </style:style>
    <style:style style:name="T240" style:family="text">
      <style:text-properties style:text-line-through-style="none" style:text-line-through-type="none" officeooo:rsid="2a84aab1"/>
    </style:style>
    <style:style style:name="T241" style:family="text">
      <style:text-properties style:text-line-through-style="none" style:text-line-through-type="none" officeooo:rsid="2a7f9756"/>
    </style:style>
    <style:style style:name="T242" style:family="text">
      <style:text-properties style:text-line-through-style="none" style:text-line-through-type="none" officeooo:rsid="2a886461"/>
    </style:style>
    <style:style style:name="T243" style:family="text">
      <style:text-properties style:text-line-through-style="none" style:text-line-through-type="none" officeooo:rsid="2a80534a"/>
    </style:style>
    <style:style style:name="T244" style:family="text">
      <style:text-properties style:text-line-through-style="none" style:text-line-through-type="none" officeooo:rsid="2a88a4ae"/>
    </style:style>
    <style:style style:name="T245" style:family="text">
      <style:text-properties style:text-line-through-style="none" style:text-line-through-type="none" officeooo:rsid="2a7d184f"/>
    </style:style>
    <style:style style:name="T246" style:family="text">
      <style:text-properties style:text-line-through-style="none" style:text-line-through-type="none" officeooo:rsid="2aa56ab1"/>
    </style:style>
    <style:style style:name="T247" style:family="text">
      <style:text-properties style:text-line-through-style="none" style:text-line-through-type="none" officeooo:rsid="2aa6241b"/>
    </style:style>
    <style:style style:name="T248" style:family="text">
      <style:text-properties style:text-line-through-style="none" style:text-line-through-type="none" officeooo:rsid="2aa72c88"/>
    </style:style>
    <style:style style:name="T249" style:family="text">
      <style:text-properties fo:language="cs" fo:country="CZ"/>
    </style:style>
    <style:style style:name="T250" style:family="text">
      <style:text-properties fo:language="cs" fo:country="CZ" fo:font-style="italic" style:language-asian="cs" style:country-asian="CZ" style:font-style-asian="italic" style:font-style-complex="italic"/>
    </style:style>
    <style:style style:name="T251" style:family="text">
      <style:text-properties fo:language="cs" fo:country="CZ" fo:font-style="italic" officeooo:rsid="20759c9f" style:language-asian="cs" style:country-asian="CZ" style:font-style-asian="italic" style:font-style-complex="italic"/>
    </style:style>
    <style:style style:name="T252" style:family="text">
      <style:text-properties fo:language="cs" fo:country="CZ" fo:font-style="italic" officeooo:rsid="20a19e91" style:language-asian="cs" style:country-asian="CZ" style:font-style-asian="italic" style:font-style-complex="italic"/>
    </style:style>
    <style:style style:name="T253" style:family="text">
      <style:text-properties fo:language="cs" fo:country="CZ" fo:font-style="italic" officeooo:rsid="20a75113" style:language-asian="cs" style:country-asian="CZ" style:font-style-asian="italic" style:font-style-complex="italic"/>
    </style:style>
    <style:style style:name="T254" style:family="text">
      <style:text-properties fo:language="cs" fo:country="CZ" fo:font-style="italic" officeooo:rsid="216ba9fc" style:language-asian="cs" style:country-asian="CZ" style:font-style-asian="italic" style:font-style-complex="italic"/>
    </style:style>
    <style:style style:name="T255" style:family="text">
      <style:text-properties fo:language="cs" fo:country="CZ" fo:font-style="italic" officeooo:rsid="21966d5f" style:language-asian="cs" style:country-asian="CZ" style:font-style-asian="italic" style:font-style-complex="italic"/>
    </style:style>
    <style:style style:name="T256" style:family="text">
      <style:text-properties fo:language="cs" fo:country="CZ" fo:font-style="italic" officeooo:rsid="21ad8828" style:language-asian="cs" style:country-asian="CZ" style:font-style-asian="italic" style:font-style-complex="italic"/>
    </style:style>
    <style:style style:name="T257" style:family="text">
      <style:text-properties fo:language="cs" fo:country="CZ" fo:font-style="italic" officeooo:rsid="20774db6" style:language-asian="cs" style:country-asian="CZ" style:font-style-asian="italic" style:font-style-complex="italic"/>
    </style:style>
    <style:style style:name="T258" style:family="text">
      <style:text-properties fo:language="cs" fo:country="CZ" fo:font-style="italic" officeooo:rsid="21b1e115" style:language-asian="cs" style:country-asian="CZ" style:font-style-asian="italic" style:font-style-complex="italic"/>
    </style:style>
    <style:style style:name="T259" style:family="text">
      <style:text-properties fo:language="cs" fo:country="CZ" fo:font-style="italic" officeooo:rsid="22197097" style:language-asian="cs" style:country-asian="CZ" style:font-style-asian="italic" style:font-style-complex="italic"/>
    </style:style>
    <style:style style:name="T260" style:family="text">
      <style:text-properties fo:language="cs" fo:country="CZ" fo:font-style="italic" officeooo:rsid="20e96c9d" style:language-asian="cs" style:country-asian="CZ" style:font-style-asian="italic" style:font-style-complex="italic"/>
    </style:style>
    <style:style style:name="T261" style:family="text">
      <style:text-properties fo:language="cs" fo:country="CZ" fo:font-style="italic" officeooo:rsid="223e7fa9" style:language-asian="cs" style:country-asian="CZ" style:font-style-asian="italic" style:font-style-complex="italic"/>
    </style:style>
    <style:style style:name="T262" style:family="text">
      <style:text-properties fo:language="cs" fo:country="CZ" fo:font-style="italic" officeooo:rsid="22404075" style:language-asian="cs" style:country-asian="CZ" style:font-style-asian="italic" style:font-style-complex="italic"/>
    </style:style>
    <style:style style:name="T263" style:family="text">
      <style:text-properties fo:language="cs" fo:country="CZ" fo:font-style="italic" officeooo:rsid="224ad8f1" style:language-asian="cs" style:country-asian="CZ" style:font-style-asian="italic" style:font-style-complex="italic"/>
    </style:style>
    <style:style style:name="T264" style:family="text">
      <style:text-properties fo:language="cs" fo:country="CZ" fo:font-style="italic" officeooo:rsid="224b196c" style:language-asian="cs" style:country-asian="CZ" style:font-style-asian="italic" style:font-style-complex="italic"/>
    </style:style>
    <style:style style:name="T265" style:family="text">
      <style:text-properties fo:language="cs" fo:country="CZ" fo:font-style="italic" officeooo:rsid="2257a472" style:language-asian="cs" style:country-asian="CZ" style:font-style-asian="italic" style:font-style-complex="italic"/>
    </style:style>
    <style:style style:name="T266" style:family="text">
      <style:text-properties fo:language="cs" fo:country="CZ" fo:font-style="italic" officeooo:rsid="16077e11" style:language-asian="cs" style:country-asian="CZ" style:font-style-asian="italic" style:font-style-complex="italic"/>
    </style:style>
    <style:style style:name="T267" style:family="text">
      <style:text-properties fo:language="cs" fo:country="CZ" fo:font-style="italic" officeooo:rsid="2264f721" style:language-asian="cs" style:country-asian="CZ" style:font-style-asian="italic" style:font-style-complex="italic"/>
    </style:style>
    <style:style style:name="T268" style:family="text">
      <style:text-properties fo:language="cs" fo:country="CZ" fo:font-style="italic" officeooo:rsid="2262950f" style:language-asian="cs" style:country-asian="CZ" style:font-style-asian="italic" style:font-style-complex="italic"/>
    </style:style>
    <style:style style:name="T269" style:family="text">
      <style:text-properties fo:language="cs" fo:country="CZ" fo:font-style="italic" officeooo:rsid="2270d6b1" style:language-asian="cs" style:country-asian="CZ" style:font-style-asian="italic" style:font-style-complex="italic"/>
    </style:style>
    <style:style style:name="T270" style:family="text">
      <style:text-properties fo:language="cs" fo:country="CZ" fo:font-style="italic" officeooo:rsid="2270e0f8" style:language-asian="cs" style:country-asian="CZ" style:font-style-asian="italic" style:font-style-complex="italic"/>
    </style:style>
    <style:style style:name="T271" style:family="text">
      <style:text-properties fo:language="cs" fo:country="CZ" fo:font-style="italic" officeooo:rsid="227187a1" style:language-asian="cs" style:country-asian="CZ" style:font-style-asian="italic" style:font-style-complex="italic"/>
    </style:style>
    <style:style style:name="T272" style:family="text">
      <style:text-properties fo:language="cs" fo:country="CZ" fo:font-style="italic" officeooo:rsid="227200b6" style:language-asian="cs" style:country-asian="CZ" style:font-style-asian="italic" style:font-style-complex="italic"/>
    </style:style>
    <style:style style:name="T273" style:family="text">
      <style:text-properties fo:language="cs" fo:country="CZ" fo:font-style="italic" officeooo:rsid="22800e48" style:language-asian="cs" style:country-asian="CZ" style:font-style-asian="italic" style:font-style-complex="italic"/>
    </style:style>
    <style:style style:name="T274" style:family="text">
      <style:text-properties fo:language="cs" fo:country="CZ" fo:font-style="italic" officeooo:rsid="2282078d" style:language-asian="cs" style:country-asian="CZ" style:font-style-asian="italic" style:font-style-complex="italic"/>
    </style:style>
    <style:style style:name="T275" style:family="text">
      <style:text-properties fo:language="cs" fo:country="CZ" fo:font-style="italic" officeooo:rsid="228a945e" style:language-asian="cs" style:country-asian="CZ" style:font-style-asian="italic" style:font-style-complex="italic"/>
    </style:style>
    <style:style style:name="T276" style:family="text">
      <style:text-properties fo:language="cs" fo:country="CZ" fo:font-style="italic" officeooo:rsid="228dc0f3" style:language-asian="cs" style:country-asian="CZ" style:font-style-asian="italic" style:font-style-complex="italic"/>
    </style:style>
    <style:style style:name="T277" style:family="text">
      <style:text-properties fo:language="cs" fo:country="CZ" fo:font-style="italic" officeooo:rsid="228eef0d" style:language-asian="cs" style:country-asian="CZ" style:font-style-asian="italic" style:font-style-complex="italic"/>
    </style:style>
    <style:style style:name="T278" style:family="text">
      <style:text-properties fo:language="cs" fo:country="CZ" fo:font-style="italic" officeooo:rsid="2297aba1" style:language-asian="cs" style:country-asian="CZ" style:font-style-asian="italic" style:font-style-complex="italic"/>
    </style:style>
    <style:style style:name="T279" style:family="text">
      <style:text-properties fo:language="cs" fo:country="CZ" fo:font-style="italic" officeooo:rsid="2297affa" style:language-asian="cs" style:country-asian="CZ" style:font-style-asian="italic" style:font-style-complex="italic"/>
    </style:style>
    <style:style style:name="T280" style:family="text">
      <style:text-properties fo:language="cs" fo:country="CZ" fo:font-style="italic" officeooo:rsid="229c2711" style:language-asian="cs" style:country-asian="CZ" style:font-style-asian="italic" style:font-style-complex="italic"/>
    </style:style>
    <style:style style:name="T281" style:family="text">
      <style:text-properties fo:language="cs" fo:country="CZ" fo:font-style="italic" officeooo:rsid="22a49575" style:language-asian="cs" style:country-asian="CZ" style:font-style-asian="italic" style:font-style-complex="italic"/>
    </style:style>
    <style:style style:name="T282" style:family="text">
      <style:text-properties fo:language="cs" fo:country="CZ" fo:font-style="italic" officeooo:rsid="2070f8c1" style:language-asian="cs" style:country-asian="CZ" style:font-style-asian="italic" style:font-style-complex="italic"/>
    </style:style>
    <style:style style:name="T283" style:family="text">
      <style:text-properties fo:language="cs" fo:country="CZ" fo:font-style="italic" officeooo:rsid="23297522" style:language-asian="cs" style:country-asian="CZ" style:font-style-asian="italic" style:font-style-complex="italic"/>
    </style:style>
    <style:style style:name="T284" style:family="text">
      <style:text-properties fo:language="cs" fo:country="CZ" fo:font-style="italic" officeooo:rsid="233a4c33" style:language-asian="cs" style:country-asian="CZ" style:font-style-asian="italic" style:font-style-complex="italic"/>
    </style:style>
    <style:style style:name="T285" style:family="text">
      <style:text-properties fo:language="cs" fo:country="CZ" fo:font-style="italic" officeooo:rsid="21bdf1e6" style:language-asian="cs" style:country-asian="CZ" style:font-style-asian="italic" style:font-style-complex="italic"/>
    </style:style>
    <style:style style:name="T286" style:family="text">
      <style:text-properties fo:language="cs" fo:country="CZ" fo:font-style="italic" officeooo:rsid="237ee0db" style:language-asian="cs" style:country-asian="CZ" style:font-style-asian="italic" style:font-style-complex="italic"/>
    </style:style>
    <style:style style:name="T287" style:family="text">
      <style:text-properties fo:language="cs" fo:country="CZ" fo:font-style="italic" officeooo:rsid="2395a884" style:language-asian="cs" style:country-asian="CZ" style:font-style-asian="italic" style:font-style-complex="italic"/>
    </style:style>
    <style:style style:name="T288" style:family="text">
      <style:text-properties fo:language="cs" fo:country="CZ" fo:font-style="italic" officeooo:rsid="2397efe5" style:language-asian="cs" style:country-asian="CZ" style:font-style-asian="italic" style:font-style-complex="italic"/>
    </style:style>
    <style:style style:name="T289" style:family="text">
      <style:text-properties fo:language="cs" fo:country="CZ" fo:font-style="italic" officeooo:rsid="239baad3" style:language-asian="cs" style:country-asian="CZ" style:font-style-asian="italic" style:font-style-complex="italic"/>
    </style:style>
    <style:style style:name="T290" style:family="text">
      <style:text-properties fo:language="cs" fo:country="CZ" fo:font-style="italic" officeooo:rsid="239f3212" style:language-asian="cs" style:country-asian="CZ" style:font-style-asian="italic" style:font-style-complex="italic"/>
    </style:style>
    <style:style style:name="T291" style:family="text">
      <style:text-properties fo:language="cs" fo:country="CZ" fo:font-style="italic" officeooo:rsid="23a66355" style:language-asian="cs" style:country-asian="CZ" style:font-style-asian="italic" style:font-style-complex="italic"/>
    </style:style>
    <style:style style:name="T292" style:family="text">
      <style:text-properties fo:language="cs" fo:country="CZ" fo:font-style="italic" officeooo:rsid="23a68aaa" style:language-asian="cs" style:country-asian="CZ" style:font-style-asian="italic" style:font-style-complex="italic"/>
    </style:style>
    <style:style style:name="T293" style:family="text">
      <style:text-properties fo:language="cs" fo:country="CZ" fo:font-style="italic" officeooo:rsid="23b742fd" style:language-asian="cs" style:country-asian="CZ" style:font-style-asian="italic" style:font-style-complex="italic"/>
    </style:style>
    <style:style style:name="T294" style:family="text">
      <style:text-properties fo:language="cs" fo:country="CZ" fo:font-style="italic" officeooo:rsid="23bc305e" style:language-asian="cs" style:country-asian="CZ" style:font-style-asian="italic" style:font-style-complex="italic"/>
    </style:style>
    <style:style style:name="T295" style:family="text">
      <style:text-properties fo:language="cs" fo:country="CZ" fo:font-style="italic" officeooo:rsid="239ee6d2" style:language-asian="cs" style:country-asian="CZ" style:font-style-asian="italic" style:font-style-complex="italic"/>
    </style:style>
    <style:style style:name="T296" style:family="text">
      <style:text-properties fo:language="cs" fo:country="CZ" fo:font-style="italic" officeooo:rsid="23cb1884" style:language-asian="cs" style:country-asian="CZ" style:font-style-asian="italic" style:font-style-complex="italic"/>
    </style:style>
    <style:style style:name="T297" style:family="text">
      <style:text-properties fo:language="cs" fo:country="CZ" fo:font-style="italic" officeooo:rsid="23c97ddf" style:language-asian="cs" style:country-asian="CZ" style:font-style-asian="italic" style:font-style-complex="italic"/>
    </style:style>
    <style:style style:name="T298" style:family="text">
      <style:text-properties fo:language="cs" fo:country="CZ" fo:font-style="italic" officeooo:rsid="23cc4087" style:language-asian="cs" style:country-asian="CZ" style:font-style-asian="italic" style:font-style-complex="italic"/>
    </style:style>
    <style:style style:name="T299" style:family="text">
      <style:text-properties fo:language="cs" fo:country="CZ" fo:font-style="italic" officeooo:rsid="23d24716" style:language-asian="cs" style:country-asian="CZ" style:font-style-asian="italic" style:font-style-complex="italic"/>
    </style:style>
    <style:style style:name="T300" style:family="text">
      <style:text-properties fo:language="cs" fo:country="CZ" fo:font-style="italic" officeooo:rsid="23e9cc18" style:language-asian="cs" style:country-asian="CZ" style:font-style-asian="italic" style:font-style-complex="italic"/>
    </style:style>
    <style:style style:name="T301" style:family="text">
      <style:text-properties fo:language="cs" fo:country="CZ" fo:font-style="italic" officeooo:rsid="250683f3" style:language-asian="cs" style:country-asian="CZ" style:font-style-asian="italic" style:font-style-complex="italic"/>
    </style:style>
    <style:style style:name="T302" style:family="text">
      <style:text-properties fo:language="cs" fo:country="CZ" fo:font-style="italic" officeooo:rsid="27e08a27" style:language-asian="cs" style:country-asian="CZ" style:font-style-asian="italic" style:font-style-complex="italic"/>
    </style:style>
    <style:style style:name="T303" style:family="text">
      <style:text-properties fo:language="cs" fo:country="CZ" fo:font-style="italic" officeooo:rsid="27e72a02" style:language-asian="cs" style:country-asian="CZ" style:font-style-asian="italic" style:font-style-complex="italic"/>
    </style:style>
    <style:style style:name="T304" style:family="text">
      <style:text-properties fo:language="cs" fo:country="CZ" fo:font-style="italic" style:font-style-asian="italic" style:font-style-complex="italic"/>
    </style:style>
    <style:style style:name="T305" style:family="text">
      <style:text-properties fo:language="cs" fo:country="CZ" fo:font-style="italic" officeooo:rsid="120adea7" style:font-style-asian="italic" style:font-style-complex="italic"/>
    </style:style>
    <style:style style:name="T306" style:family="text">
      <style:text-properties fo:language="cs" fo:country="CZ" fo:font-style="italic" officeooo:rsid="134c3978" style:font-style-asian="italic" style:font-style-complex="italic"/>
    </style:style>
    <style:style style:name="T307" style:family="text">
      <style:text-properties fo:language="cs" fo:country="CZ" fo:font-style="italic" officeooo:rsid="1219fef8" style:font-style-asian="italic" style:font-style-complex="italic"/>
    </style:style>
    <style:style style:name="T308" style:family="text">
      <style:text-properties fo:language="cs" fo:country="CZ" fo:font-style="italic" officeooo:rsid="120b53e2" style:font-style-asian="italic" style:font-style-complex="italic"/>
    </style:style>
    <style:style style:name="T309" style:family="text">
      <style:text-properties fo:language="cs" fo:country="CZ" fo:font-style="italic" officeooo:rsid="121a2aad" style:font-style-asian="italic" style:font-style-complex="italic"/>
    </style:style>
    <style:style style:name="T310" style:family="text">
      <style:text-properties fo:language="cs" fo:country="CZ" fo:font-style="italic" officeooo:rsid="256ef27a" style:font-style-asian="italic" style:font-style-complex="italic"/>
    </style:style>
    <style:style style:name="T311" style:family="text">
      <style:text-properties fo:language="cs" fo:country="CZ" fo:font-style="italic" officeooo:rsid="25733ca9" style:font-style-asian="italic" style:font-style-complex="italic"/>
    </style:style>
    <style:style style:name="T312" style:family="text">
      <style:text-properties fo:language="cs" fo:country="CZ" fo:font-style="italic" officeooo:rsid="2576dfad" style:font-style-asian="italic" style:font-style-complex="italic"/>
    </style:style>
    <style:style style:name="T313" style:family="text">
      <style:text-properties fo:language="cs" fo:country="CZ" fo:font-style="italic" officeooo:rsid="25796d8b" style:font-style-asian="italic" style:font-style-complex="italic"/>
    </style:style>
    <style:style style:name="T314" style:family="text">
      <style:text-properties fo:language="cs" fo:country="CZ" fo:font-style="italic" officeooo:rsid="1f23f6d8" style:font-style-asian="italic" style:font-style-complex="italic"/>
    </style:style>
    <style:style style:name="T315" style:family="text">
      <style:text-properties fo:language="cs" fo:country="CZ" fo:font-style="italic" officeooo:rsid="1a67d4d3" style:font-style-asian="italic" style:font-style-complex="italic"/>
    </style:style>
    <style:style style:name="T316" style:family="text">
      <style:text-properties fo:language="cs" fo:country="CZ" fo:font-style="italic" officeooo:rsid="1f24bc92" style:font-style-asian="italic" style:font-style-complex="italic"/>
    </style:style>
    <style:style style:name="T317" style:family="text">
      <style:text-properties fo:language="cs" fo:country="CZ" fo:font-style="italic" officeooo:rsid="2582dc7c" style:font-style-asian="italic" style:font-style-complex="italic"/>
    </style:style>
    <style:style style:name="T318" style:family="text">
      <style:text-properties fo:language="cs" fo:country="CZ" fo:font-style="italic" officeooo:rsid="2569af57" style:font-style-asian="italic" style:font-style-complex="italic"/>
    </style:style>
    <style:style style:name="T319" style:family="text">
      <style:text-properties fo:language="cs" fo:country="CZ" fo:font-style="italic" officeooo:rsid="1dfd222d" style:font-style-asian="italic" style:font-style-complex="italic"/>
    </style:style>
    <style:style style:name="T320" style:family="text">
      <style:text-properties fo:language="cs" fo:country="CZ" fo:font-style="italic" officeooo:rsid="258b9ec7" style:font-style-asian="italic" style:font-style-complex="italic"/>
    </style:style>
    <style:style style:name="T321" style:family="text">
      <style:text-properties fo:language="cs" fo:country="CZ" fo:font-style="italic" officeooo:rsid="25a63f6d" style:font-style-asian="italic" style:font-style-complex="italic"/>
    </style:style>
    <style:style style:name="T322" style:family="text">
      <style:text-properties fo:language="cs" fo:country="CZ" fo:font-style="italic" officeooo:rsid="25ab7249" style:font-style-asian="italic" style:font-style-complex="italic"/>
    </style:style>
    <style:style style:name="T323" style:family="text">
      <style:text-properties fo:language="cs" fo:country="CZ" fo:font-style="italic" officeooo:rsid="25ee5055" style:font-style-asian="italic" style:font-style-complex="italic"/>
    </style:style>
    <style:style style:name="T324" style:family="text">
      <style:text-properties fo:language="cs" fo:country="CZ" fo:font-style="italic" officeooo:rsid="25f1c2f6" style:font-style-asian="italic" style:font-style-complex="italic"/>
    </style:style>
    <style:style style:name="T325" style:family="text">
      <style:text-properties fo:language="cs" fo:country="CZ" fo:font-style="italic" officeooo:rsid="256ff369" style:font-style-asian="italic" style:font-style-complex="italic"/>
    </style:style>
    <style:style style:name="T326" style:family="text">
      <style:text-properties fo:language="cs" fo:country="CZ" fo:font-style="italic" officeooo:rsid="25a87d4c" style:font-style-asian="italic" style:font-style-complex="italic"/>
    </style:style>
    <style:style style:name="T327" style:family="text">
      <style:text-properties fo:language="cs" fo:country="CZ" fo:font-style="italic" officeooo:rsid="26b8725f" style:font-style-asian="italic" style:font-style-complex="italic"/>
    </style:style>
    <style:style style:name="T328" style:family="text">
      <style:text-properties fo:language="cs" fo:country="CZ" fo:font-style="italic" officeooo:rsid="1aa8fb70" style:font-style-asian="italic" style:font-style-complex="italic"/>
    </style:style>
    <style:style style:name="T329" style:family="text">
      <style:text-properties fo:language="cs" fo:country="CZ" fo:font-style="italic" officeooo:rsid="1aaaf7b3" style:font-style-asian="italic" style:font-style-complex="italic"/>
    </style:style>
    <style:style style:name="T330" style:family="text">
      <style:text-properties fo:language="cs" fo:country="CZ" fo:font-style="italic" officeooo:rsid="1f05e202" style:language-asian="zxx" style:country-asian="none" style:font-style-asian="italic" style:language-complex="ar" style:country-complex="SA" style:font-style-complex="italic"/>
    </style:style>
    <style:style style:name="T331" style:family="text">
      <style:text-properties fo:language="cs" fo:country="CZ" fo:font-style="italic" officeooo:rsid="1f803185" style:language-asian="zxx" style:country-asian="none" style:font-style-asian="italic" style:language-complex="ar" style:country-complex="SA" style:font-style-complex="italic"/>
    </style:style>
    <style:style style:name="T332" style:family="text">
      <style:text-properties fo:language="cs" fo:country="CZ" fo:font-style="italic" officeooo:rsid="256e38d1" style:language-asian="zxx" style:country-asian="none" style:font-style-asian="italic" style:language-complex="ar" style:country-complex="SA" style:font-style-complex="italic"/>
    </style:style>
    <style:style style:name="T333" style:family="text">
      <style:text-properties fo:language="cs" fo:country="CZ" fo:font-style="italic" officeooo:rsid="25612f74" style:language-asian="zxx" style:country-asian="none" style:font-style-asian="italic" style:language-complex="ar" style:country-complex="SA" style:font-style-complex="italic"/>
    </style:style>
    <style:style style:name="T334" style:family="text">
      <style:text-properties fo:language="cs" fo:country="CZ" fo:font-style="italic" officeooo:rsid="2594f3bd" style:language-asian="zxx" style:country-asian="none" style:font-style-asian="italic" style:language-complex="ar" style:country-complex="SA" style:font-style-complex="italic"/>
    </style:style>
    <style:style style:name="T335" style:family="text">
      <style:text-properties fo:language="cs" fo:country="CZ" fo:font-style="italic" officeooo:rsid="1f1b0fd4" style:language-asian="zxx" style:country-asian="none" style:font-style-asian="italic" style:language-complex="ar" style:country-complex="SA" style:font-style-complex="italic"/>
    </style:style>
    <style:style style:name="T336" style:family="text">
      <style:text-properties fo:language="cs" fo:country="CZ" fo:font-style="italic" officeooo:rsid="2597a654" style:language-asian="zxx" style:country-asian="none" style:font-style-asian="italic" style:language-complex="ar" style:country-complex="SA" style:font-style-complex="italic"/>
    </style:style>
    <style:style style:name="T337" style:family="text">
      <style:text-properties fo:language="cs" fo:country="CZ" fo:font-style="italic" officeooo:rsid="25988030" style:language-asian="zxx" style:country-asian="none" style:font-style-asian="italic" style:language-complex="ar" style:country-complex="SA" style:font-style-complex="italic"/>
    </style:style>
    <style:style style:name="T338" style:family="text">
      <style:text-properties fo:language="cs" fo:country="CZ" fo:font-style="normal" style:language-asian="cs" style:country-asian="CZ" style:font-style-asian="normal" style:font-style-complex="normal"/>
    </style:style>
    <style:style style:name="T339" style:family="text">
      <style:text-properties fo:language="cs" fo:country="CZ" fo:font-style="normal" officeooo:rsid="2157048b" style:language-asian="cs" style:country-asian="CZ" style:font-style-asian="normal" style:font-style-complex="normal"/>
    </style:style>
    <style:style style:name="T340" style:family="text">
      <style:text-properties fo:language="cs" fo:country="CZ" fo:font-style="normal" officeooo:rsid="2195aae2" style:language-asian="cs" style:country-asian="CZ" style:font-style-asian="normal" style:font-style-complex="normal"/>
    </style:style>
    <style:style style:name="T341" style:family="text">
      <style:text-properties fo:language="cs" fo:country="CZ" fo:font-style="normal" officeooo:rsid="2195b040" style:language-asian="cs" style:country-asian="CZ" style:font-style-asian="normal" style:font-style-complex="normal"/>
    </style:style>
    <style:style style:name="T342" style:family="text">
      <style:text-properties fo:language="cs" fo:country="CZ" fo:font-style="normal" officeooo:rsid="20e96c9d" style:language-asian="cs" style:country-asian="CZ" style:font-style-asian="normal" style:font-style-complex="normal"/>
    </style:style>
    <style:style style:name="T343" style:family="text">
      <style:text-properties fo:language="cs" fo:country="CZ" fo:font-style="normal" officeooo:rsid="2231cc63" style:language-asian="cs" style:country-asian="CZ" style:font-style-asian="normal" style:font-style-complex="normal"/>
    </style:style>
    <style:style style:name="T344" style:family="text">
      <style:text-properties fo:language="cs" fo:country="CZ" fo:font-style="normal" officeooo:rsid="16077e11" style:language-asian="cs" style:country-asian="CZ" style:font-style-asian="normal" style:font-style-complex="normal"/>
    </style:style>
    <style:style style:name="T345" style:family="text">
      <style:text-properties fo:language="cs" fo:country="CZ" fo:font-style="normal" officeooo:rsid="1445805e" style:language-asian="cs" style:country-asian="CZ" style:font-style-asian="normal" style:font-style-complex="normal"/>
    </style:style>
    <style:style style:name="T346" style:family="text">
      <style:text-properties fo:language="cs" fo:country="CZ" fo:font-style="normal" officeooo:rsid="15fcf686" style:language-asian="cs" style:country-asian="CZ" style:font-style-asian="normal" style:font-style-complex="normal"/>
    </style:style>
    <style:style style:name="T347" style:family="text">
      <style:text-properties fo:language="cs" fo:country="CZ" fo:font-style="normal" officeooo:rsid="1612c537" style:language-asian="cs" style:country-asian="CZ" style:font-style-asian="normal" style:font-style-complex="normal"/>
    </style:style>
    <style:style style:name="T348" style:family="text">
      <style:text-properties fo:language="cs" fo:country="CZ" fo:font-style="normal" officeooo:rsid="2262950f" style:language-asian="cs" style:country-asian="CZ" style:font-style-asian="normal" style:font-style-complex="normal"/>
    </style:style>
    <style:style style:name="T349" style:family="text">
      <style:text-properties fo:language="cs" fo:country="CZ" fo:font-style="normal" officeooo:rsid="2264f721" style:language-asian="cs" style:country-asian="CZ" style:font-style-asian="normal" style:font-style-complex="normal"/>
    </style:style>
    <style:style style:name="T350" style:family="text">
      <style:text-properties fo:language="cs" fo:country="CZ" fo:font-style="normal" officeooo:rsid="2265ef66" style:language-asian="cs" style:country-asian="CZ" style:font-style-asian="normal" style:font-style-complex="normal"/>
    </style:style>
    <style:style style:name="T351" style:family="text">
      <style:text-properties fo:language="cs" fo:country="CZ" fo:font-style="normal" officeooo:rsid="22e5d946" style:language-asian="cs" style:country-asian="CZ" style:font-style-asian="normal" style:font-style-complex="normal"/>
    </style:style>
    <style:style style:name="T352" style:family="text">
      <style:text-properties fo:language="cs" fo:country="CZ" fo:font-style="normal" officeooo:rsid="2065d056" style:language-asian="cs" style:country-asian="CZ" style:font-style-asian="normal" style:font-style-complex="normal"/>
    </style:style>
    <style:style style:name="T353" style:family="text">
      <style:text-properties fo:language="cs" fo:country="CZ" fo:font-style="normal" officeooo:rsid="22fc745d" style:language-asian="cs" style:country-asian="CZ" style:font-style-asian="normal" style:font-style-complex="normal"/>
    </style:style>
    <style:style style:name="T354" style:family="text">
      <style:text-properties fo:language="cs" fo:country="CZ" fo:font-style="normal" officeooo:rsid="21537a33" style:language-asian="cs" style:country-asian="CZ" style:font-style-asian="normal" style:font-style-complex="normal"/>
    </style:style>
    <style:style style:name="T355" style:family="text">
      <style:text-properties fo:language="cs" fo:country="CZ" fo:font-style="normal" officeooo:rsid="230ba10e" style:language-asian="cs" style:country-asian="CZ" style:font-style-asian="normal" style:font-style-complex="normal"/>
    </style:style>
    <style:style style:name="T356" style:family="text">
      <style:text-properties fo:language="cs" fo:country="CZ" fo:font-style="normal" officeooo:rsid="232dc870" style:language-asian="cs" style:country-asian="CZ" style:font-style-asian="normal" style:font-style-complex="normal"/>
    </style:style>
    <style:style style:name="T357" style:family="text">
      <style:text-properties fo:language="cs" fo:country="CZ" fo:font-style="normal" officeooo:rsid="216ba9fc" style:language-asian="cs" style:country-asian="CZ" style:font-style-asian="normal" style:font-style-complex="normal"/>
    </style:style>
    <style:style style:name="T358" style:family="text">
      <style:text-properties fo:language="cs" fo:country="CZ" fo:font-style="normal" officeooo:rsid="2351a1c2" style:language-asian="cs" style:country-asian="CZ" style:font-style-asian="normal" style:font-style-complex="normal"/>
    </style:style>
    <style:style style:name="T359" style:family="text">
      <style:text-properties fo:language="cs" fo:country="CZ" fo:font-style="normal" officeooo:rsid="235399e7" style:language-asian="cs" style:country-asian="CZ" style:font-style-asian="normal" style:font-style-complex="normal"/>
    </style:style>
    <style:style style:name="T360" style:family="text">
      <style:text-properties fo:language="cs" fo:country="CZ" fo:font-style="normal" officeooo:rsid="235a9de7" style:language-asian="cs" style:country-asian="CZ" style:font-style-asian="normal" style:font-style-complex="normal"/>
    </style:style>
    <style:style style:name="T361" style:family="text">
      <style:text-properties fo:language="cs" fo:country="CZ" fo:font-style="normal" officeooo:rsid="219805d8" style:language-asian="cs" style:country-asian="CZ" style:font-style-asian="normal" style:font-style-complex="normal"/>
    </style:style>
    <style:style style:name="T362" style:family="text">
      <style:text-properties fo:language="cs" fo:country="CZ" fo:font-style="normal" officeooo:rsid="21e767d4" style:language-asian="cs" style:country-asian="CZ" style:font-style-asian="normal" style:font-style-complex="normal"/>
    </style:style>
    <style:style style:name="T363" style:family="text">
      <style:text-properties fo:language="cs" fo:country="CZ" fo:font-style="normal" officeooo:rsid="237987a4" style:language-asian="cs" style:country-asian="CZ" style:font-style-asian="normal" style:font-style-complex="normal"/>
    </style:style>
    <style:style style:name="T364" style:family="text">
      <style:text-properties fo:language="cs" fo:country="CZ" fo:font-style="normal" officeooo:rsid="2197e806" style:language-asian="cs" style:country-asian="CZ" style:font-style-asian="normal" style:font-style-complex="normal"/>
    </style:style>
    <style:style style:name="T365" style:family="text">
      <style:text-properties fo:language="cs" fo:country="CZ" fo:font-style="normal" officeooo:rsid="2395a884" style:language-asian="cs" style:country-asian="CZ" style:font-style-asian="normal" style:font-style-complex="normal"/>
    </style:style>
    <style:style style:name="T366" style:family="text">
      <style:text-properties fo:language="cs" fo:country="CZ" fo:font-style="normal" officeooo:rsid="23963425" style:language-asian="cs" style:country-asian="CZ" style:font-style-asian="normal" style:font-style-complex="normal"/>
    </style:style>
    <style:style style:name="T367" style:family="text">
      <style:text-properties fo:language="cs" fo:country="CZ" fo:font-style="normal" officeooo:rsid="239baad3" style:language-asian="cs" style:country-asian="CZ" style:font-style-asian="normal" style:font-style-complex="normal"/>
    </style:style>
    <style:style style:name="T368" style:family="text">
      <style:text-properties fo:language="cs" fo:country="CZ" fo:font-style="normal" officeooo:rsid="239d5616" style:language-asian="cs" style:country-asian="CZ" style:font-style-asian="normal" style:font-style-complex="normal"/>
    </style:style>
    <style:style style:name="T369" style:family="text">
      <style:text-properties fo:language="cs" fo:country="CZ" fo:font-style="normal" officeooo:rsid="239d9eb9" style:language-asian="cs" style:country-asian="CZ" style:font-style-asian="normal" style:font-style-complex="normal"/>
    </style:style>
    <style:style style:name="T370" style:family="text">
      <style:text-properties fo:language="cs" fo:country="CZ" fo:font-style="normal" officeooo:rsid="239ee6d2" style:language-asian="cs" style:country-asian="CZ" style:font-style-asian="normal" style:font-style-complex="normal"/>
    </style:style>
    <style:style style:name="T371" style:family="text">
      <style:text-properties fo:language="cs" fo:country="CZ" fo:font-style="normal" officeooo:rsid="2397efe5" style:language-asian="cs" style:country-asian="CZ" style:font-style-asian="normal" style:font-style-complex="normal"/>
    </style:style>
    <style:style style:name="T372" style:family="text">
      <style:text-properties fo:language="cs" fo:country="CZ" fo:font-style="normal" officeooo:rsid="239ee9e8" style:language-asian="cs" style:country-asian="CZ" style:font-style-asian="normal" style:font-style-complex="normal"/>
    </style:style>
    <style:style style:name="T373" style:family="text">
      <style:text-properties fo:language="cs" fo:country="CZ" fo:font-style="normal" officeooo:rsid="239f3212" style:language-asian="cs" style:country-asian="CZ" style:font-style-asian="normal" style:font-style-complex="normal"/>
    </style:style>
    <style:style style:name="T374" style:family="text">
      <style:text-properties fo:language="cs" fo:country="CZ" fo:font-style="normal" officeooo:rsid="23a5525d" style:language-asian="cs" style:country-asian="CZ" style:font-style-asian="normal" style:font-style-complex="normal"/>
    </style:style>
    <style:style style:name="T375" style:family="text">
      <style:text-properties fo:language="cs" fo:country="CZ" fo:font-style="normal" officeooo:rsid="23a66355" style:language-asian="cs" style:country-asian="CZ" style:font-style-asian="normal" style:font-style-complex="normal"/>
    </style:style>
    <style:style style:name="T376" style:family="text">
      <style:text-properties fo:language="cs" fo:country="CZ" fo:font-style="normal" officeooo:rsid="23a68aaa" style:language-asian="cs" style:country-asian="CZ" style:font-style-asian="normal" style:font-style-complex="normal"/>
    </style:style>
    <style:style style:name="T377" style:family="text">
      <style:text-properties fo:language="cs" fo:country="CZ" fo:font-style="normal" officeooo:rsid="23acc3e5" style:language-asian="cs" style:country-asian="CZ" style:font-style-asian="normal" style:font-style-complex="normal"/>
    </style:style>
    <style:style style:name="T378" style:family="text">
      <style:text-properties fo:language="cs" fo:country="CZ" fo:font-style="normal" officeooo:rsid="23aecfed" style:language-asian="cs" style:country-asian="CZ" style:font-style-asian="normal" style:font-style-complex="normal"/>
    </style:style>
    <style:style style:name="T379" style:family="text">
      <style:text-properties fo:language="cs" fo:country="CZ" fo:font-style="normal" officeooo:rsid="23b28370" style:language-asian="cs" style:country-asian="CZ" style:font-style-asian="normal" style:font-style-complex="normal"/>
    </style:style>
    <style:style style:name="T380" style:family="text">
      <style:text-properties fo:language="cs" fo:country="CZ" fo:font-style="normal" officeooo:rsid="23b4563e" style:language-asian="cs" style:country-asian="CZ" style:font-style-asian="normal" style:font-style-complex="normal"/>
    </style:style>
    <style:style style:name="T381" style:family="text">
      <style:text-properties fo:language="cs" fo:country="CZ" fo:font-style="normal" officeooo:rsid="23b61cad" style:language-asian="cs" style:country-asian="CZ" style:font-style-asian="normal" style:font-style-complex="normal"/>
    </style:style>
    <style:style style:name="T382" style:family="text">
      <style:text-properties fo:language="cs" fo:country="CZ" fo:font-style="normal" officeooo:rsid="23b742fd" style:language-asian="cs" style:country-asian="CZ" style:font-style-asian="normal" style:font-style-complex="normal"/>
    </style:style>
    <style:style style:name="T383" style:family="text">
      <style:text-properties fo:language="cs" fo:country="CZ" fo:font-style="normal" officeooo:rsid="23b95478" style:language-asian="cs" style:country-asian="CZ" style:font-style-asian="normal" style:font-style-complex="normal"/>
    </style:style>
    <style:style style:name="T384" style:family="text">
      <style:text-properties fo:language="cs" fo:country="CZ" fo:font-style="normal" officeooo:rsid="23ba6ab9" style:language-asian="cs" style:country-asian="CZ" style:font-style-asian="normal" style:font-style-complex="normal"/>
    </style:style>
    <style:style style:name="T385" style:family="text">
      <style:text-properties fo:language="cs" fo:country="CZ" fo:font-style="normal" officeooo:rsid="23bc305e" style:language-asian="cs" style:country-asian="CZ" style:font-style-asian="normal" style:font-style-complex="normal"/>
    </style:style>
    <style:style style:name="T386" style:family="text">
      <style:text-properties fo:language="cs" fo:country="CZ" fo:font-style="normal" officeooo:rsid="23be1e85" style:language-asian="cs" style:country-asian="CZ" style:font-style-asian="normal" style:font-style-complex="normal"/>
    </style:style>
    <style:style style:name="T387" style:family="text">
      <style:text-properties fo:language="cs" fo:country="CZ" fo:font-style="normal" officeooo:rsid="23be7e05" style:language-asian="cs" style:country-asian="CZ" style:font-style-asian="normal" style:font-style-complex="normal"/>
    </style:style>
    <style:style style:name="T388" style:family="text">
      <style:text-properties fo:language="cs" fo:country="CZ" fo:font-style="normal" officeooo:rsid="23c07497" style:language-asian="cs" style:country-asian="CZ" style:font-style-asian="normal" style:font-style-complex="normal"/>
    </style:style>
    <style:style style:name="T389" style:family="text">
      <style:text-properties fo:language="cs" fo:country="CZ" fo:font-style="normal" officeooo:rsid="23c21e07" style:language-asian="cs" style:country-asian="CZ" style:font-style-asian="normal" style:font-style-complex="normal"/>
    </style:style>
    <style:style style:name="T390" style:family="text">
      <style:text-properties fo:language="cs" fo:country="CZ" fo:font-style="normal" officeooo:rsid="23c804c5" style:language-asian="cs" style:country-asian="CZ" style:font-style-asian="normal" style:font-style-complex="normal"/>
    </style:style>
    <style:style style:name="T391" style:family="text">
      <style:text-properties fo:language="cs" fo:country="CZ" fo:font-style="normal" officeooo:rsid="23c97ddf" style:language-asian="cs" style:country-asian="CZ" style:font-style-asian="normal" style:font-style-complex="normal"/>
    </style:style>
    <style:style style:name="T392" style:family="text">
      <style:text-properties fo:language="cs" fo:country="CZ" fo:font-style="normal" officeooo:rsid="23cb1884" style:language-asian="cs" style:country-asian="CZ" style:font-style-asian="normal" style:font-style-complex="normal"/>
    </style:style>
    <style:style style:name="T393" style:family="text">
      <style:text-properties fo:language="cs" fo:country="CZ" fo:font-style="normal" officeooo:rsid="23cc4087" style:language-asian="cs" style:country-asian="CZ" style:font-style-asian="normal" style:font-style-complex="normal"/>
    </style:style>
    <style:style style:name="T394" style:family="text">
      <style:text-properties fo:language="cs" fo:country="CZ" fo:font-style="normal" officeooo:rsid="23cd9f0a" style:language-asian="cs" style:country-asian="CZ" style:font-style-asian="normal" style:font-style-complex="normal"/>
    </style:style>
    <style:style style:name="T395" style:family="text">
      <style:text-properties fo:language="cs" fo:country="CZ" fo:font-style="normal" officeooo:rsid="23ce8c77" style:language-asian="cs" style:country-asian="CZ" style:font-style-asian="normal" style:font-style-complex="normal"/>
    </style:style>
    <style:style style:name="T396" style:family="text">
      <style:text-properties fo:language="cs" fo:country="CZ" fo:font-style="normal" officeooo:rsid="23cf6590" style:language-asian="cs" style:country-asian="CZ" style:font-style-asian="normal" style:font-style-complex="normal"/>
    </style:style>
    <style:style style:name="T397" style:family="text">
      <style:text-properties fo:language="cs" fo:country="CZ" fo:font-style="normal" officeooo:rsid="23cfd7be" style:language-asian="cs" style:country-asian="CZ" style:font-style-asian="normal" style:font-style-complex="normal"/>
    </style:style>
    <style:style style:name="T398" style:family="text">
      <style:text-properties fo:language="cs" fo:country="CZ" fo:font-style="normal" officeooo:rsid="23d0e82c" style:language-asian="cs" style:country-asian="CZ" style:font-style-asian="normal" style:font-style-complex="normal"/>
    </style:style>
    <style:style style:name="T399" style:family="text">
      <style:text-properties fo:language="cs" fo:country="CZ" fo:font-style="normal" officeooo:rsid="23d24716" style:language-asian="cs" style:country-asian="CZ" style:font-style-asian="normal" style:font-style-complex="normal"/>
    </style:style>
    <style:style style:name="T400" style:family="text">
      <style:text-properties fo:language="cs" fo:country="CZ" fo:font-style="normal" officeooo:rsid="23d41b6c" style:language-asian="cs" style:country-asian="CZ" style:font-style-asian="normal" style:font-style-complex="normal"/>
    </style:style>
    <style:style style:name="T401" style:family="text">
      <style:text-properties fo:language="cs" fo:country="CZ" fo:font-style="normal" officeooo:rsid="23d523ff" style:language-asian="cs" style:country-asian="CZ" style:font-style-asian="normal" style:font-style-complex="normal"/>
    </style:style>
    <style:style style:name="T402" style:family="text">
      <style:text-properties fo:language="cs" fo:country="CZ" fo:font-style="normal" officeooo:rsid="23d5646f" style:language-asian="cs" style:country-asian="CZ" style:font-style-asian="normal" style:font-style-complex="normal"/>
    </style:style>
    <style:style style:name="T403" style:family="text">
      <style:text-properties fo:language="cs" fo:country="CZ" fo:font-style="normal" officeooo:rsid="23d8d5f9" style:language-asian="cs" style:country-asian="CZ" style:font-style-asian="normal" style:font-style-complex="normal"/>
    </style:style>
    <style:style style:name="T404" style:family="text">
      <style:text-properties fo:language="cs" fo:country="CZ" fo:font-style="normal" officeooo:rsid="23d917ad" style:language-asian="cs" style:country-asian="CZ" style:font-style-asian="normal" style:font-style-complex="normal"/>
    </style:style>
    <style:style style:name="T405" style:family="text">
      <style:text-properties fo:language="cs" fo:country="CZ" fo:font-style="normal" officeooo:rsid="23d97dc5" style:language-asian="cs" style:country-asian="CZ" style:font-style-asian="normal" style:font-style-complex="normal"/>
    </style:style>
    <style:style style:name="T406" style:family="text">
      <style:text-properties fo:language="cs" fo:country="CZ" fo:font-style="normal" officeooo:rsid="23d9858a" style:language-asian="cs" style:country-asian="CZ" style:font-style-asian="normal" style:font-style-complex="normal"/>
    </style:style>
    <style:style style:name="T407" style:family="text">
      <style:text-properties fo:language="cs" fo:country="CZ" fo:font-style="normal" officeooo:rsid="23dd2eaa" style:language-asian="cs" style:country-asian="CZ" style:font-style-asian="normal" style:font-style-complex="normal"/>
    </style:style>
    <style:style style:name="T408" style:family="text">
      <style:text-properties fo:language="cs" fo:country="CZ" fo:font-style="normal" officeooo:rsid="207e1207" style:language-asian="cs" style:country-asian="CZ" style:font-style-asian="normal" style:font-style-complex="normal"/>
    </style:style>
    <style:style style:name="T409" style:family="text">
      <style:text-properties fo:language="cs" fo:country="CZ" fo:font-style="normal" officeooo:rsid="208751d0" style:language-asian="cs" style:country-asian="CZ" style:font-style-asian="normal" style:font-style-complex="normal"/>
    </style:style>
    <style:style style:name="T410" style:family="text">
      <style:text-properties fo:language="cs" fo:country="CZ" fo:font-style="normal" officeooo:rsid="207fb675" style:language-asian="cs" style:country-asian="CZ" style:font-style-asian="normal" style:font-style-complex="normal"/>
    </style:style>
    <style:style style:name="T411" style:family="text">
      <style:text-properties fo:language="cs" fo:country="CZ" fo:font-style="normal" officeooo:rsid="23ded328" style:language-asian="cs" style:country-asian="CZ" style:font-style-asian="normal" style:font-style-complex="normal"/>
    </style:style>
    <style:style style:name="T412" style:family="text">
      <style:text-properties fo:language="cs" fo:country="CZ" fo:font-style="normal" officeooo:rsid="23e02bac" style:language-asian="cs" style:country-asian="CZ" style:font-style-asian="normal" style:font-style-complex="normal"/>
    </style:style>
    <style:style style:name="T413" style:family="text">
      <style:text-properties fo:language="cs" fo:country="CZ" fo:font-style="normal" officeooo:rsid="23e9cc18" style:language-asian="cs" style:country-asian="CZ" style:font-style-asian="normal" style:font-style-complex="normal"/>
    </style:style>
    <style:style style:name="T414" style:family="text">
      <style:text-properties fo:language="cs" fo:country="CZ" fo:font-style="normal" officeooo:rsid="23efea3c" style:language-asian="cs" style:country-asian="CZ" style:font-style-asian="normal" style:font-style-complex="normal"/>
    </style:style>
    <style:style style:name="T415" style:family="text">
      <style:text-properties fo:language="cs" fo:country="CZ" fo:font-style="normal" officeooo:rsid="27e08a27" style:language-asian="cs" style:country-asian="CZ" style:font-style-asian="normal" style:font-style-complex="normal"/>
    </style:style>
    <style:style style:name="T416" style:family="text">
      <style:text-properties fo:language="cs" fo:country="CZ" fo:font-style="normal" officeooo:rsid="22404075" style:language-asian="cs" style:country-asian="CZ" style:font-style-asian="normal" style:font-style-complex="normal"/>
    </style:style>
    <style:style style:name="T417" style:family="text">
      <style:text-properties fo:language="cs" fo:country="CZ" fo:font-style="normal" officeooo:rsid="27e2941a" style:language-asian="cs" style:country-asian="CZ" style:font-style-asian="normal" style:font-style-complex="normal"/>
    </style:style>
    <style:style style:name="T418" style:family="text">
      <style:text-properties fo:language="cs" fo:country="CZ" fo:font-style="normal" officeooo:rsid="27e72a02" style:language-asian="cs" style:country-asian="CZ" style:font-style-asian="normal" style:font-style-complex="normal"/>
    </style:style>
    <style:style style:name="T419" style:family="text">
      <style:text-properties fo:language="cs" fo:country="CZ" fo:font-style="normal" officeooo:rsid="27ef31c1" style:language-asian="cs" style:country-asian="CZ" style:font-style-asian="normal" style:font-style-complex="normal"/>
    </style:style>
    <style:style style:name="T420" style:family="text">
      <style:text-properties fo:language="cs" fo:country="CZ" fo:font-style="normal" officeooo:rsid="27f0e6cd" style:language-asian="cs" style:country-asian="CZ" style:font-style-asian="normal" style:font-style-complex="normal"/>
    </style:style>
    <style:style style:name="T421" style:family="text">
      <style:text-properties fo:language="cs" fo:country="CZ" fo:font-style="normal" fo:font-weight="normal" officeooo:rsid="1f0953c4" style:font-style-asian="normal" style:font-weight-asian="normal" style:font-style-complex="normal" style:font-weight-complex="normal"/>
    </style:style>
    <style:style style:name="T422" style:family="text">
      <style:text-properties fo:language="cs" fo:country="CZ" fo:font-style="normal" fo:font-weight="normal" officeooo:rsid="1e07a243" style:font-style-asian="normal" style:font-weight-asian="normal" style:font-style-complex="normal" style:font-weight-complex="normal"/>
    </style:style>
    <style:style style:name="T423" style:family="text">
      <style:text-properties fo:language="cs" fo:country="CZ" fo:font-style="normal" fo:font-weight="normal" officeooo:rsid="1e08667a" style:font-style-asian="normal" style:font-weight-asian="normal" style:font-style-complex="normal" style:font-weight-complex="normal"/>
    </style:style>
    <style:style style:name="T424" style:family="text">
      <style:text-properties fo:language="cs" fo:country="CZ" fo:font-style="normal" fo:font-weight="normal" officeooo:rsid="1e05f260" style:font-style-asian="normal" style:font-weight-asian="normal" style:font-style-complex="normal" style:font-weight-complex="normal"/>
    </style:style>
    <style:style style:name="T425" style:family="text">
      <style:text-properties fo:language="cs" fo:country="CZ" fo:font-style="normal" fo:font-weight="normal" officeooo:rsid="257c02ea" style:font-style-asian="normal" style:font-weight-asian="normal" style:font-style-complex="normal" style:font-weight-complex="normal"/>
    </style:style>
    <style:style style:name="T426" style:family="text">
      <style:text-properties fo:language="cs" fo:country="CZ" fo:font-style="normal" fo:font-weight="normal" officeooo:rsid="257e1516" style:font-style-asian="normal" style:font-weight-asian="normal" style:font-style-complex="normal" style:font-weight-complex="normal"/>
    </style:style>
    <style:style style:name="T427" style:family="text">
      <style:text-properties fo:language="cs" fo:country="CZ" fo:font-style="normal" fo:font-weight="normal" officeooo:rsid="257f20c1" style:font-style-asian="normal" style:font-weight-asian="normal" style:font-style-complex="normal" style:font-weight-complex="normal"/>
    </style:style>
    <style:style style:name="T428" style:family="text">
      <style:text-properties fo:language="cs" fo:country="CZ" fo:font-style="normal" fo:font-weight="normal" officeooo:rsid="258efb2f" style:font-style-asian="normal" style:font-weight-asian="normal" style:font-style-complex="normal" style:font-weight-complex="normal"/>
    </style:style>
    <style:style style:name="T429" style:family="text">
      <style:text-properties fo:language="cs" fo:country="CZ" fo:font-style="normal" fo:font-weight="normal" officeooo:rsid="258f3419" style:font-style-asian="normal" style:font-weight-asian="normal" style:font-style-complex="normal" style:font-weight-complex="normal"/>
    </style:style>
    <style:style style:name="T430" style:family="text">
      <style:text-properties fo:language="cs" fo:country="CZ" fo:font-style="normal" fo:font-weight="normal" officeooo:rsid="259f0425" style:font-style-asian="normal" style:font-weight-asian="normal" style:font-style-complex="normal" style:font-weight-complex="normal"/>
    </style:style>
    <style:style style:name="T431" style:family="text">
      <style:text-properties fo:language="cs" fo:country="CZ" fo:font-style="normal" fo:font-weight="normal" officeooo:rsid="26bcff23" style:font-style-asian="normal" style:font-weight-asian="normal" style:font-style-complex="normal" style:font-weight-complex="normal"/>
    </style:style>
    <style:style style:name="T432" style:family="text">
      <style:text-properties fo:language="cs" fo:country="CZ" fo:font-style="normal" fo:font-weight="bold" style:font-style-asian="normal" style:font-weight-asian="bold" style:font-style-complex="normal" style:font-weight-complex="bold"/>
    </style:style>
    <style:style style:name="T433" style:family="text">
      <style:text-properties fo:language="cs" fo:country="CZ" fo:font-style="normal" fo:font-weight="bold" officeooo:rsid="11d44a88" style:font-style-asian="normal" style:font-weight-asian="bold" style:font-style-complex="normal" style:font-weight-complex="bold"/>
    </style:style>
    <style:style style:name="T434" style:family="text">
      <style:text-properties fo:language="cs" fo:country="CZ" fo:font-style="normal" fo:font-weight="bold" officeooo:rsid="2569af57" style:font-style-asian="normal" style:font-weight-asian="bold" style:font-style-complex="normal" style:font-weight-complex="bold"/>
    </style:style>
    <style:style style:name="T435" style:family="text">
      <style:text-properties fo:language="cs" fo:country="CZ" fo:font-style="normal" fo:font-weight="bold" officeooo:rsid="1dfd222d" style:font-style-asian="normal" style:font-weight-asian="bold" style:font-style-complex="normal" style:font-weight-complex="bold"/>
    </style:style>
    <style:style style:name="T436" style:family="text">
      <style:text-properties fo:language="cs" fo:country="CZ" fo:font-style="normal" fo:font-weight="bold" officeooo:rsid="183e0810" style:font-style-asian="normal" style:font-weight-asian="bold" style:font-style-complex="normal" style:font-weight-complex="bold"/>
    </style:style>
    <style:style style:name="T437" style:family="text">
      <style:text-properties fo:language="cs" fo:country="CZ" fo:font-style="normal" fo:font-weight="bold" officeooo:rsid="11354dcd" style:font-style-asian="normal" style:font-weight-asian="bold" style:font-style-complex="normal" style:font-weight-complex="bold"/>
    </style:style>
    <style:style style:name="T438" style:family="text">
      <style:text-properties fo:language="cs" fo:country="CZ" fo:font-style="normal" fo:font-weight="bold" officeooo:rsid="28f385a2" style:font-style-asian="normal" style:font-weight-asian="bold" style:font-style-complex="normal" style:font-weight-complex="bold"/>
    </style:style>
    <style:style style:name="T439" style:family="text">
      <style:text-properties fo:language="cs" fo:country="CZ" fo:font-style="normal" style:font-style-asian="normal" style:font-style-complex="normal"/>
    </style:style>
    <style:style style:name="T440" style:family="text">
      <style:text-properties fo:language="cs" fo:country="CZ" fo:font-style="normal" officeooo:rsid="1dbdf5ee" style:font-style-asian="normal" style:font-style-complex="normal"/>
    </style:style>
    <style:style style:name="T441" style:family="text">
      <style:text-properties fo:language="cs" fo:country="CZ" fo:font-style="normal" officeooo:rsid="1dfd222d" style:font-style-asian="normal" style:font-style-complex="normal"/>
    </style:style>
    <style:style style:name="T442" style:family="text">
      <style:text-properties fo:language="cs" fo:country="CZ" fo:font-style="normal" officeooo:rsid="1dc2ae84" style:font-style-asian="normal" style:font-style-complex="normal"/>
    </style:style>
    <style:style style:name="T443" style:family="text">
      <style:text-properties fo:language="cs" fo:country="CZ" fo:font-style="normal" officeooo:rsid="1f8f71f4" style:font-style-asian="normal" style:font-style-complex="normal"/>
    </style:style>
    <style:style style:name="T444" style:family="text">
      <style:text-properties fo:language="cs" fo:country="CZ" fo:font-style="normal" officeooo:rsid="2569af57" style:font-style-asian="normal" style:font-style-complex="normal"/>
    </style:style>
    <style:style style:name="T445" style:family="text">
      <style:text-properties fo:language="cs" fo:country="CZ" fo:font-style="normal" officeooo:rsid="259f0425" style:font-style-asian="normal" style:font-style-complex="normal"/>
    </style:style>
    <style:style style:name="T446" style:family="text">
      <style:text-properties fo:language="cs" fo:country="CZ" fo:font-style="normal" officeooo:rsid="1dfdd6ef" style:font-style-asian="normal" style:font-style-complex="normal"/>
    </style:style>
    <style:style style:name="T447" style:family="text">
      <style:text-properties fo:language="cs" fo:country="CZ" fo:font-style="normal" officeooo:rsid="25a0872c" style:font-style-asian="normal" style:font-style-complex="normal"/>
    </style:style>
    <style:style style:name="T448" style:family="text">
      <style:text-properties fo:language="cs" fo:country="CZ" fo:font-style="normal" officeooo:rsid="25a63f6d" style:font-style-asian="normal" style:font-style-complex="normal"/>
    </style:style>
    <style:style style:name="T449" style:family="text">
      <style:text-properties fo:language="cs" fo:country="CZ" fo:font-style="normal" officeooo:rsid="25f2cf8b" style:font-style-asian="normal" style:font-style-complex="normal"/>
    </style:style>
    <style:style style:name="T450" style:family="text">
      <style:text-properties fo:language="cs" fo:country="CZ" fo:font-style="normal" officeooo:rsid="26b92a3f" style:font-style-asian="normal" style:font-style-complex="normal"/>
    </style:style>
    <style:style style:name="T451" style:family="text">
      <style:text-properties fo:language="cs" fo:country="CZ" fo:font-style="normal" officeooo:rsid="26bb1452" style:font-style-asian="normal" style:font-style-complex="normal"/>
    </style:style>
    <style:style style:name="T452" style:family="text">
      <style:text-properties fo:language="cs" fo:country="CZ" fo:font-style="normal" officeooo:rsid="13e65e33" style:font-style-asian="normal" style:font-style-complex="normal"/>
    </style:style>
    <style:style style:name="T453" style:family="text">
      <style:text-properties fo:language="cs" fo:country="CZ" fo:font-style="normal" officeooo:rsid="13e2a301" style:font-style-asian="normal" style:font-style-complex="normal"/>
    </style:style>
    <style:style style:name="T454" style:family="text">
      <style:text-properties fo:language="cs" fo:country="CZ" fo:font-style="normal" officeooo:rsid="1a138103" style:font-style-asian="normal" style:font-style-complex="normal"/>
    </style:style>
    <style:style style:name="T455" style:family="text">
      <style:text-properties fo:language="cs" fo:country="CZ" fo:font-style="normal" officeooo:rsid="13e3b3c3" style:font-style-asian="normal" style:font-style-complex="normal"/>
    </style:style>
    <style:style style:name="T456" style:family="text">
      <style:text-properties fo:language="cs" fo:country="CZ" style:language-asian="cs" style:country-asian="CZ"/>
    </style:style>
    <style:style style:name="T457" style:family="text">
      <style:text-properties fo:language="cs" fo:country="CZ" officeooo:rsid="20228d7e" style:language-asian="cs" style:country-asian="CZ"/>
    </style:style>
    <style:style style:name="T458" style:family="text">
      <style:text-properties fo:language="cs" fo:country="CZ" officeooo:rsid="2022d038" style:language-asian="cs" style:country-asian="CZ"/>
    </style:style>
    <style:style style:name="T459" style:family="text">
      <style:text-properties fo:language="cs" fo:country="CZ" officeooo:rsid="202364ac" style:language-asian="cs" style:country-asian="CZ"/>
    </style:style>
    <style:style style:name="T460" style:family="text">
      <style:text-properties fo:language="cs" fo:country="CZ" officeooo:rsid="20267c2c" style:language-asian="cs" style:country-asian="CZ"/>
    </style:style>
    <style:style style:name="T461" style:family="text">
      <style:text-properties fo:language="cs" fo:country="CZ" officeooo:rsid="202b1bc4" style:language-asian="cs" style:country-asian="CZ"/>
    </style:style>
    <style:style style:name="T462" style:family="text">
      <style:text-properties fo:language="cs" fo:country="CZ" officeooo:rsid="202b31b7" style:language-asian="cs" style:country-asian="CZ"/>
    </style:style>
    <style:style style:name="T463" style:family="text">
      <style:text-properties fo:language="cs" fo:country="CZ" officeooo:rsid="202c217c" style:language-asian="cs" style:country-asian="CZ"/>
    </style:style>
    <style:style style:name="T464" style:family="text">
      <style:text-properties fo:language="cs" fo:country="CZ" officeooo:rsid="202ffbff" style:language-asian="cs" style:country-asian="CZ"/>
    </style:style>
    <style:style style:name="T465" style:family="text">
      <style:text-properties fo:language="cs" fo:country="CZ" officeooo:rsid="203187de" style:language-asian="cs" style:country-asian="CZ"/>
    </style:style>
    <style:style style:name="T466" style:family="text">
      <style:text-properties fo:language="cs" fo:country="CZ" officeooo:rsid="2033ec3f" style:language-asian="cs" style:country-asian="CZ"/>
    </style:style>
    <style:style style:name="T467" style:family="text">
      <style:text-properties fo:language="cs" fo:country="CZ" officeooo:rsid="203781ed" style:language-asian="cs" style:country-asian="CZ"/>
    </style:style>
    <style:style style:name="T468" style:family="text">
      <style:text-properties fo:language="cs" fo:country="CZ" officeooo:rsid="2038b19c" style:language-asian="cs" style:country-asian="CZ"/>
    </style:style>
    <style:style style:name="T469" style:family="text">
      <style:text-properties fo:language="cs" fo:country="CZ" officeooo:rsid="2065d056" style:language-asian="cs" style:country-asian="CZ"/>
    </style:style>
    <style:style style:name="T470" style:family="text">
      <style:text-properties fo:language="cs" fo:country="CZ" officeooo:rsid="206d0113" style:language-asian="cs" style:country-asian="CZ"/>
    </style:style>
    <style:style style:name="T471" style:family="text">
      <style:text-properties fo:language="cs" fo:country="CZ" officeooo:rsid="2070f8c1" style:language-asian="cs" style:country-asian="CZ"/>
    </style:style>
    <style:style style:name="T472" style:family="text">
      <style:text-properties fo:language="cs" fo:country="CZ" officeooo:rsid="206f2028" style:language-asian="cs" style:country-asian="CZ"/>
    </style:style>
    <style:style style:name="T473" style:family="text">
      <style:text-properties fo:language="cs" fo:country="CZ" officeooo:rsid="20759c9f" style:language-asian="cs" style:country-asian="CZ"/>
    </style:style>
    <style:style style:name="T474" style:family="text">
      <style:text-properties fo:language="cs" fo:country="CZ" officeooo:rsid="20834f4f" style:language-asian="cs" style:country-asian="CZ"/>
    </style:style>
    <style:style style:name="T475" style:family="text">
      <style:text-properties fo:language="cs" fo:country="CZ" officeooo:rsid="20a3122c" style:language-asian="cs" style:country-asian="CZ"/>
    </style:style>
    <style:style style:name="T476" style:family="text">
      <style:text-properties fo:language="cs" fo:country="CZ" officeooo:rsid="20a3c511" style:language-asian="cs" style:country-asian="CZ"/>
    </style:style>
    <style:style style:name="T477" style:family="text">
      <style:text-properties fo:language="cs" fo:country="CZ" officeooo:rsid="20a56c6b" style:language-asian="cs" style:country-asian="CZ"/>
    </style:style>
    <style:style style:name="T478" style:family="text">
      <style:text-properties fo:language="cs" fo:country="CZ" officeooo:rsid="20a75113" style:language-asian="cs" style:country-asian="CZ"/>
    </style:style>
    <style:style style:name="T479" style:family="text">
      <style:text-properties fo:language="cs" fo:country="CZ" officeooo:rsid="20aac5d0" style:language-asian="cs" style:country-asian="CZ"/>
    </style:style>
    <style:style style:name="T480" style:family="text">
      <style:text-properties fo:language="cs" fo:country="CZ" officeooo:rsid="20ace839" style:language-asian="cs" style:country-asian="CZ"/>
    </style:style>
    <style:style style:name="T481" style:family="text">
      <style:text-properties fo:language="cs" fo:country="CZ" officeooo:rsid="2122963b" style:language-asian="cs" style:country-asian="CZ"/>
    </style:style>
    <style:style style:name="T482" style:family="text">
      <style:text-properties fo:language="cs" fo:country="CZ" officeooo:rsid="207b8e54" style:language-asian="cs" style:country-asian="CZ"/>
    </style:style>
    <style:style style:name="T483" style:family="text">
      <style:text-properties fo:language="cs" fo:country="CZ" officeooo:rsid="21537a33" style:language-asian="cs" style:country-asian="CZ"/>
    </style:style>
    <style:style style:name="T484" style:family="text">
      <style:text-properties fo:language="cs" fo:country="CZ" officeooo:rsid="215a0579" style:language-asian="cs" style:country-asian="CZ"/>
    </style:style>
    <style:style style:name="T485" style:family="text">
      <style:text-properties fo:language="cs" fo:country="CZ" officeooo:rsid="2165869a" style:language-asian="cs" style:country-asian="CZ"/>
    </style:style>
    <style:style style:name="T486" style:family="text">
      <style:text-properties fo:language="cs" fo:country="CZ" officeooo:rsid="21667c9e" style:language-asian="cs" style:country-asian="CZ"/>
    </style:style>
    <style:style style:name="T487" style:family="text">
      <style:text-properties fo:language="cs" fo:country="CZ" officeooo:rsid="216a5f13" style:language-asian="cs" style:country-asian="CZ"/>
    </style:style>
    <style:style style:name="T488" style:family="text">
      <style:text-properties fo:language="cs" fo:country="CZ" officeooo:rsid="21716f32" style:language-asian="cs" style:country-asian="CZ"/>
    </style:style>
    <style:style style:name="T489" style:family="text">
      <style:text-properties fo:language="cs" fo:country="CZ" officeooo:rsid="2194fb18" style:language-asian="cs" style:country-asian="CZ"/>
    </style:style>
    <style:style style:name="T490" style:family="text">
      <style:text-properties fo:language="cs" fo:country="CZ" officeooo:rsid="21966d5f" style:language-asian="cs" style:country-asian="CZ"/>
    </style:style>
    <style:style style:name="T491" style:family="text">
      <style:text-properties fo:language="cs" fo:country="CZ" officeooo:rsid="2196dca8" style:language-asian="cs" style:country-asian="CZ"/>
    </style:style>
    <style:style style:name="T492" style:family="text">
      <style:text-properties fo:language="cs" fo:country="CZ" officeooo:rsid="219aa5af" style:language-asian="cs" style:country-asian="CZ"/>
    </style:style>
    <style:style style:name="T493" style:family="text">
      <style:text-properties fo:language="cs" fo:country="CZ" officeooo:rsid="21ab8207" style:language-asian="cs" style:country-asian="CZ"/>
    </style:style>
    <style:style style:name="T494" style:family="text">
      <style:text-properties fo:language="cs" fo:country="CZ" officeooo:rsid="21b78951" style:language-asian="cs" style:country-asian="CZ"/>
    </style:style>
    <style:style style:name="T495" style:family="text">
      <style:text-properties fo:language="cs" fo:country="CZ" officeooo:rsid="21b97db2" style:language-asian="cs" style:country-asian="CZ"/>
    </style:style>
    <style:style style:name="T496" style:family="text">
      <style:text-properties fo:language="cs" fo:country="CZ" officeooo:rsid="21b1e115" style:language-asian="cs" style:country-asian="CZ"/>
    </style:style>
    <style:style style:name="T497" style:family="text">
      <style:text-properties fo:language="cs" fo:country="CZ" officeooo:rsid="21c502f0" style:language-asian="cs" style:country-asian="CZ"/>
    </style:style>
    <style:style style:name="T498" style:family="text">
      <style:text-properties fo:language="cs" fo:country="CZ" officeooo:rsid="21ca4657" style:language-asian="cs" style:country-asian="CZ"/>
    </style:style>
    <style:style style:name="T499" style:family="text">
      <style:text-properties fo:language="cs" fo:country="CZ" officeooo:rsid="21ca843b" style:language-asian="cs" style:country-asian="CZ"/>
    </style:style>
    <style:style style:name="T500" style:family="text">
      <style:text-properties fo:language="cs" fo:country="CZ" officeooo:rsid="21cc25a8" style:language-asian="cs" style:country-asian="CZ"/>
    </style:style>
    <style:style style:name="T501" style:family="text">
      <style:text-properties fo:language="cs" fo:country="CZ" officeooo:rsid="21cc6043" style:language-asian="cs" style:country-asian="CZ"/>
    </style:style>
    <style:style style:name="T502" style:family="text">
      <style:text-properties fo:language="cs" fo:country="CZ" officeooo:rsid="21d0ba1e" style:language-asian="cs" style:country-asian="CZ"/>
    </style:style>
    <style:style style:name="T503" style:family="text">
      <style:text-properties fo:language="cs" fo:country="CZ" officeooo:rsid="21d106c2" style:language-asian="cs" style:country-asian="CZ"/>
    </style:style>
    <style:style style:name="T504" style:family="text">
      <style:text-properties fo:language="cs" fo:country="CZ" officeooo:rsid="21d1cb1f" style:language-asian="cs" style:country-asian="CZ"/>
    </style:style>
    <style:style style:name="T505" style:family="text">
      <style:text-properties fo:language="cs" fo:country="CZ" officeooo:rsid="21d3385f" style:language-asian="cs" style:country-asian="CZ"/>
    </style:style>
    <style:style style:name="T506" style:family="text">
      <style:text-properties fo:language="cs" fo:country="CZ" officeooo:rsid="21d3dbb1" style:language-asian="cs" style:country-asian="CZ"/>
    </style:style>
    <style:style style:name="T507" style:family="text">
      <style:text-properties fo:language="cs" fo:country="CZ" officeooo:rsid="22069267" style:language-asian="cs" style:country-asian="CZ"/>
    </style:style>
    <style:style style:name="T508" style:family="text">
      <style:text-properties fo:language="cs" fo:country="CZ" officeooo:rsid="2209386b" style:language-asian="cs" style:country-asian="CZ"/>
    </style:style>
    <style:style style:name="T509" style:family="text">
      <style:text-properties fo:language="cs" fo:country="CZ" officeooo:rsid="220f5aec" style:language-asian="cs" style:country-asian="CZ"/>
    </style:style>
    <style:style style:name="T510" style:family="text">
      <style:text-properties fo:language="cs" fo:country="CZ" officeooo:rsid="2212f493" style:language-asian="cs" style:country-asian="CZ"/>
    </style:style>
    <style:style style:name="T511" style:family="text">
      <style:text-properties fo:language="cs" fo:country="CZ" officeooo:rsid="22147956" style:language-asian="cs" style:country-asian="CZ"/>
    </style:style>
    <style:style style:name="T512" style:family="text">
      <style:text-properties fo:language="cs" fo:country="CZ" officeooo:rsid="2215a714" style:language-asian="cs" style:country-asian="CZ"/>
    </style:style>
    <style:style style:name="T513" style:family="text">
      <style:text-properties fo:language="cs" fo:country="CZ" officeooo:rsid="221657ce" style:language-asian="cs" style:country-asian="CZ"/>
    </style:style>
    <style:style style:name="T514" style:family="text">
      <style:text-properties fo:language="cs" fo:country="CZ" officeooo:rsid="22197097" style:language-asian="cs" style:country-asian="CZ"/>
    </style:style>
    <style:style style:name="T515" style:family="text">
      <style:text-properties fo:language="cs" fo:country="CZ" officeooo:rsid="221a0527" style:language-asian="cs" style:country-asian="CZ"/>
    </style:style>
    <style:style style:name="T516" style:family="text">
      <style:text-properties fo:language="cs" fo:country="CZ" officeooo:rsid="221e54e3" style:language-asian="cs" style:country-asian="CZ"/>
    </style:style>
    <style:style style:name="T517" style:family="text">
      <style:text-properties fo:language="cs" fo:country="CZ" officeooo:rsid="221e937b" style:language-asian="cs" style:country-asian="CZ"/>
    </style:style>
    <style:style style:name="T518" style:family="text">
      <style:text-properties fo:language="cs" fo:country="CZ" officeooo:rsid="2229be1f" style:language-asian="cs" style:country-asian="CZ"/>
    </style:style>
    <style:style style:name="T519" style:family="text">
      <style:text-properties fo:language="cs" fo:country="CZ" officeooo:rsid="223126e4" style:language-asian="cs" style:country-asian="CZ"/>
    </style:style>
    <style:style style:name="T520" style:family="text">
      <style:text-properties fo:language="cs" fo:country="CZ" officeooo:rsid="22334148" style:language-asian="cs" style:country-asian="CZ"/>
    </style:style>
    <style:style style:name="T521" style:family="text">
      <style:text-properties fo:language="cs" fo:country="CZ" officeooo:rsid="223e7fa9" style:language-asian="cs" style:country-asian="CZ"/>
    </style:style>
    <style:style style:name="T522" style:family="text">
      <style:text-properties fo:language="cs" fo:country="CZ" officeooo:rsid="22404075" style:language-asian="cs" style:country-asian="CZ"/>
    </style:style>
    <style:style style:name="T523" style:family="text">
      <style:text-properties fo:language="cs" fo:country="CZ" officeooo:rsid="2242ceb5" style:language-asian="cs" style:country-asian="CZ"/>
    </style:style>
    <style:style style:name="T524" style:family="text">
      <style:text-properties fo:language="cs" fo:country="CZ" officeooo:rsid="22447983" style:language-asian="cs" style:country-asian="CZ"/>
    </style:style>
    <style:style style:name="T525" style:family="text">
      <style:text-properties fo:language="cs" fo:country="CZ" officeooo:rsid="224a5cc5" style:language-asian="cs" style:country-asian="CZ"/>
    </style:style>
    <style:style style:name="T526" style:family="text">
      <style:text-properties fo:language="cs" fo:country="CZ" officeooo:rsid="224b196c" style:language-asian="cs" style:country-asian="CZ"/>
    </style:style>
    <style:style style:name="T527" style:family="text">
      <style:text-properties fo:language="cs" fo:country="CZ" officeooo:rsid="224c7800" style:language-asian="cs" style:country-asian="CZ"/>
    </style:style>
    <style:style style:name="T528" style:family="text">
      <style:text-properties fo:language="cs" fo:country="CZ" officeooo:rsid="224de8a4" style:language-asian="cs" style:country-asian="CZ"/>
    </style:style>
    <style:style style:name="T529" style:family="text">
      <style:text-properties fo:language="cs" fo:country="CZ" officeooo:rsid="224f2e6b" style:language-asian="cs" style:country-asian="CZ"/>
    </style:style>
    <style:style style:name="T530" style:family="text">
      <style:text-properties fo:language="cs" fo:country="CZ" officeooo:rsid="224faa8c" style:language-asian="cs" style:country-asian="CZ"/>
    </style:style>
    <style:style style:name="T531" style:family="text">
      <style:text-properties fo:language="cs" fo:country="CZ" officeooo:rsid="2250e708" style:language-asian="cs" style:country-asian="CZ"/>
    </style:style>
    <style:style style:name="T532" style:family="text">
      <style:text-properties fo:language="cs" fo:country="CZ" officeooo:rsid="2255106c" style:language-asian="cs" style:country-asian="CZ"/>
    </style:style>
    <style:style style:name="T533" style:family="text">
      <style:text-properties fo:language="cs" fo:country="CZ" officeooo:rsid="2257a472" style:language-asian="cs" style:country-asian="CZ"/>
    </style:style>
    <style:style style:name="T534" style:family="text">
      <style:text-properties fo:language="cs" fo:country="CZ" officeooo:rsid="22593a1f" style:language-asian="cs" style:country-asian="CZ"/>
    </style:style>
    <style:style style:name="T535" style:family="text">
      <style:text-properties fo:language="cs" fo:country="CZ" officeooo:rsid="2262950f" style:language-asian="cs" style:country-asian="CZ"/>
    </style:style>
    <style:style style:name="T536" style:family="text">
      <style:text-properties fo:language="cs" fo:country="CZ" officeooo:rsid="2270d6b1" style:language-asian="cs" style:country-asian="CZ"/>
    </style:style>
    <style:style style:name="T537" style:family="text">
      <style:text-properties fo:language="cs" fo:country="CZ" officeooo:rsid="2270e0f8" style:language-asian="cs" style:country-asian="CZ"/>
    </style:style>
    <style:style style:name="T538" style:family="text">
      <style:text-properties fo:language="cs" fo:country="CZ" officeooo:rsid="227187a1" style:language-asian="cs" style:country-asian="CZ"/>
    </style:style>
    <style:style style:name="T539" style:family="text">
      <style:text-properties fo:language="cs" fo:country="CZ" officeooo:rsid="227200b6" style:language-asian="cs" style:country-asian="CZ"/>
    </style:style>
    <style:style style:name="T540" style:family="text">
      <style:text-properties fo:language="cs" fo:country="CZ" officeooo:rsid="22727396" style:language-asian="cs" style:country-asian="CZ"/>
    </style:style>
    <style:style style:name="T541" style:family="text">
      <style:text-properties fo:language="cs" fo:country="CZ" officeooo:rsid="227303f0" style:language-asian="cs" style:country-asian="CZ"/>
    </style:style>
    <style:style style:name="T542" style:family="text">
      <style:text-properties fo:language="cs" fo:country="CZ" officeooo:rsid="22735bcd" style:language-asian="cs" style:country-asian="CZ"/>
    </style:style>
    <style:style style:name="T543" style:family="text">
      <style:text-properties fo:language="cs" fo:country="CZ" officeooo:rsid="2274e3d9" style:language-asian="cs" style:country-asian="CZ"/>
    </style:style>
    <style:style style:name="T544" style:family="text">
      <style:text-properties fo:language="cs" fo:country="CZ" officeooo:rsid="227aef80" style:language-asian="cs" style:country-asian="CZ"/>
    </style:style>
    <style:style style:name="T545" style:family="text">
      <style:text-properties fo:language="cs" fo:country="CZ" officeooo:rsid="227f3f4c" style:language-asian="cs" style:country-asian="CZ"/>
    </style:style>
    <style:style style:name="T546" style:family="text">
      <style:text-properties fo:language="cs" fo:country="CZ" officeooo:rsid="22800e48" style:language-asian="cs" style:country-asian="CZ"/>
    </style:style>
    <style:style style:name="T547" style:family="text">
      <style:text-properties fo:language="cs" fo:country="CZ" officeooo:rsid="2282078d" style:language-asian="cs" style:country-asian="CZ"/>
    </style:style>
    <style:style style:name="T548" style:family="text">
      <style:text-properties fo:language="cs" fo:country="CZ" officeooo:rsid="2283fdc0" style:language-asian="cs" style:country-asian="CZ"/>
    </style:style>
    <style:style style:name="T549" style:family="text">
      <style:text-properties fo:language="cs" fo:country="CZ" officeooo:rsid="2284bf97" style:language-asian="cs" style:country-asian="CZ"/>
    </style:style>
    <style:style style:name="T550" style:family="text">
      <style:text-properties fo:language="cs" fo:country="CZ" officeooo:rsid="2285b6a1" style:language-asian="cs" style:country-asian="CZ"/>
    </style:style>
    <style:style style:name="T551" style:family="text">
      <style:text-properties fo:language="cs" fo:country="CZ" officeooo:rsid="228809ae" style:language-asian="cs" style:country-asian="CZ"/>
    </style:style>
    <style:style style:name="T552" style:family="text">
      <style:text-properties fo:language="cs" fo:country="CZ" officeooo:rsid="161b024d" style:language-asian="cs" style:country-asian="CZ"/>
    </style:style>
    <style:style style:name="T553" style:family="text">
      <style:text-properties fo:language="cs" fo:country="CZ" officeooo:rsid="228a0369" style:language-asian="cs" style:country-asian="CZ"/>
    </style:style>
    <style:style style:name="T554" style:family="text">
      <style:text-properties fo:language="cs" fo:country="CZ" officeooo:rsid="228a2f29" style:language-asian="cs" style:country-asian="CZ"/>
    </style:style>
    <style:style style:name="T555" style:family="text">
      <style:text-properties fo:language="cs" fo:country="CZ" officeooo:rsid="228a945e" style:language-asian="cs" style:country-asian="CZ"/>
    </style:style>
    <style:style style:name="T556" style:family="text">
      <style:text-properties fo:language="cs" fo:country="CZ" officeooo:rsid="228dc0f3" style:language-asian="cs" style:country-asian="CZ"/>
    </style:style>
    <style:style style:name="T557" style:family="text">
      <style:text-properties fo:language="cs" fo:country="CZ" officeooo:rsid="22908664" style:language-asian="cs" style:country-asian="CZ"/>
    </style:style>
    <style:style style:name="T558" style:family="text">
      <style:text-properties fo:language="cs" fo:country="CZ" officeooo:rsid="22925ac4" style:language-asian="cs" style:country-asian="CZ"/>
    </style:style>
    <style:style style:name="T559" style:family="text">
      <style:text-properties fo:language="cs" fo:country="CZ" officeooo:rsid="2293f1b1" style:language-asian="cs" style:country-asian="CZ"/>
    </style:style>
    <style:style style:name="T560" style:family="text">
      <style:text-properties fo:language="cs" fo:country="CZ" officeooo:rsid="2297aba1" style:language-asian="cs" style:country-asian="CZ"/>
    </style:style>
    <style:style style:name="T561" style:family="text">
      <style:text-properties fo:language="cs" fo:country="CZ" officeooo:rsid="2297affa" style:language-asian="cs" style:country-asian="CZ"/>
    </style:style>
    <style:style style:name="T562" style:family="text">
      <style:text-properties fo:language="cs" fo:country="CZ" officeooo:rsid="2299a298" style:language-asian="cs" style:country-asian="CZ"/>
    </style:style>
    <style:style style:name="T563" style:family="text">
      <style:text-properties fo:language="cs" fo:country="CZ" officeooo:rsid="229c2711" style:language-asian="cs" style:country-asian="CZ"/>
    </style:style>
    <style:style style:name="T564" style:family="text">
      <style:text-properties fo:language="cs" fo:country="CZ" officeooo:rsid="22a49575" style:language-asian="cs" style:country-asian="CZ"/>
    </style:style>
    <style:style style:name="T565" style:family="text">
      <style:text-properties fo:language="cs" fo:country="CZ" officeooo:rsid="22ae25cb" style:language-asian="cs" style:country-asian="CZ"/>
    </style:style>
    <style:style style:name="T566" style:family="text">
      <style:text-properties fo:language="cs" fo:country="CZ" officeooo:rsid="22b022b7" style:language-asian="cs" style:country-asian="CZ"/>
    </style:style>
    <style:style style:name="T567" style:family="text">
      <style:text-properties fo:language="cs" fo:country="CZ" officeooo:rsid="22b20bb0" style:language-asian="cs" style:country-asian="CZ"/>
    </style:style>
    <style:style style:name="T568" style:family="text">
      <style:text-properties fo:language="cs" fo:country="CZ" officeooo:rsid="22ba960b" style:language-asian="cs" style:country-asian="CZ"/>
    </style:style>
    <style:style style:name="T569" style:family="text">
      <style:text-properties fo:language="cs" fo:country="CZ" officeooo:rsid="22c1f3e0" style:language-asian="cs" style:country-asian="CZ"/>
    </style:style>
    <style:style style:name="T570" style:family="text">
      <style:text-properties fo:language="cs" fo:country="CZ" officeooo:rsid="22d09261" style:language-asian="cs" style:country-asian="CZ"/>
    </style:style>
    <style:style style:name="T571" style:family="text">
      <style:text-properties fo:language="cs" fo:country="CZ" officeooo:rsid="22e5d946" style:language-asian="cs" style:country-asian="CZ"/>
    </style:style>
    <style:style style:name="T572" style:family="text">
      <style:text-properties fo:language="cs" fo:country="CZ" officeooo:rsid="22e7a051" style:language-asian="cs" style:country-asian="CZ"/>
    </style:style>
    <style:style style:name="T573" style:family="text">
      <style:text-properties fo:language="cs" fo:country="CZ" officeooo:rsid="22ec9b08" style:language-asian="cs" style:country-asian="CZ"/>
    </style:style>
    <style:style style:name="T574" style:family="text">
      <style:text-properties fo:language="cs" fo:country="CZ" officeooo:rsid="22f1962f" style:language-asian="cs" style:country-asian="CZ"/>
    </style:style>
    <style:style style:name="T575" style:family="text">
      <style:text-properties fo:language="cs" fo:country="CZ" officeooo:rsid="21a77545" style:language-asian="cs" style:country-asian="CZ"/>
    </style:style>
    <style:style style:name="T576" style:family="text">
      <style:text-properties fo:language="cs" fo:country="CZ" officeooo:rsid="2059a202" style:language-asian="cs" style:country-asian="CZ"/>
    </style:style>
    <style:style style:name="T577" style:family="text">
      <style:text-properties fo:language="cs" fo:country="CZ" officeooo:rsid="22f92fef" style:language-asian="cs" style:country-asian="CZ"/>
    </style:style>
    <style:style style:name="T578" style:family="text">
      <style:text-properties fo:language="cs" fo:country="CZ" officeooo:rsid="22fd6eed" style:language-asian="cs" style:country-asian="CZ"/>
    </style:style>
    <style:style style:name="T579" style:family="text">
      <style:text-properties fo:language="cs" fo:country="CZ" officeooo:rsid="22fe0d01" style:language-asian="cs" style:country-asian="CZ"/>
    </style:style>
    <style:style style:name="T580" style:family="text">
      <style:text-properties fo:language="cs" fo:country="CZ" officeooo:rsid="2302436a" style:language-asian="cs" style:country-asian="CZ"/>
    </style:style>
    <style:style style:name="T581" style:family="text">
      <style:text-properties fo:language="cs" fo:country="CZ" officeooo:rsid="2304ad9b" style:language-asian="cs" style:country-asian="CZ"/>
    </style:style>
    <style:style style:name="T582" style:family="text">
      <style:text-properties fo:language="cs" fo:country="CZ" officeooo:rsid="230ba10e" style:language-asian="cs" style:country-asian="CZ"/>
    </style:style>
    <style:style style:name="T583" style:family="text">
      <style:text-properties fo:language="cs" fo:country="CZ" officeooo:rsid="23287c8b" style:language-asian="cs" style:country-asian="CZ"/>
    </style:style>
    <style:style style:name="T584" style:family="text">
      <style:text-properties fo:language="cs" fo:country="CZ" officeooo:rsid="23297522" style:language-asian="cs" style:country-asian="CZ"/>
    </style:style>
    <style:style style:name="T585" style:family="text">
      <style:text-properties fo:language="cs" fo:country="CZ" officeooo:rsid="232dc870" style:language-asian="cs" style:country-asian="CZ"/>
    </style:style>
    <style:style style:name="T586" style:family="text">
      <style:text-properties fo:language="cs" fo:country="CZ" officeooo:rsid="2337b7cb" style:language-asian="cs" style:country-asian="CZ"/>
    </style:style>
    <style:style style:name="T587" style:family="text">
      <style:text-properties fo:language="cs" fo:country="CZ" officeooo:rsid="233899bf" style:language-asian="cs" style:country-asian="CZ"/>
    </style:style>
    <style:style style:name="T588" style:family="text">
      <style:text-properties fo:language="cs" fo:country="CZ" officeooo:rsid="233a4c33" style:language-asian="cs" style:country-asian="CZ"/>
    </style:style>
    <style:style style:name="T589" style:family="text">
      <style:text-properties fo:language="cs" fo:country="CZ" officeooo:rsid="233bf6f9" style:language-asian="cs" style:country-asian="CZ"/>
    </style:style>
    <style:style style:name="T590" style:family="text">
      <style:text-properties fo:language="cs" fo:country="CZ" officeooo:rsid="233de38f" style:language-asian="cs" style:country-asian="CZ"/>
    </style:style>
    <style:style style:name="T591" style:family="text">
      <style:text-properties fo:language="cs" fo:country="CZ" officeooo:rsid="233e2e2f" style:language-asian="cs" style:country-asian="CZ"/>
    </style:style>
    <style:style style:name="T592" style:family="text">
      <style:text-properties fo:language="cs" fo:country="CZ" officeooo:rsid="233ef26f" style:language-asian="cs" style:country-asian="CZ"/>
    </style:style>
    <style:style style:name="T593" style:family="text">
      <style:text-properties fo:language="cs" fo:country="CZ" officeooo:rsid="2340d566" style:language-asian="cs" style:country-asian="CZ"/>
    </style:style>
    <style:style style:name="T594" style:family="text">
      <style:text-properties fo:language="cs" fo:country="CZ" officeooo:rsid="2342c918" style:language-asian="cs" style:country-asian="CZ"/>
    </style:style>
    <style:style style:name="T595" style:family="text">
      <style:text-properties fo:language="cs" fo:country="CZ" officeooo:rsid="2349a476" style:language-asian="cs" style:country-asian="CZ"/>
    </style:style>
    <style:style style:name="T596" style:family="text">
      <style:text-properties fo:language="cs" fo:country="CZ" officeooo:rsid="234ed141" style:language-asian="cs" style:country-asian="CZ"/>
    </style:style>
    <style:style style:name="T597" style:family="text">
      <style:text-properties fo:language="cs" fo:country="CZ" officeooo:rsid="2350b240" style:language-asian="cs" style:country-asian="CZ"/>
    </style:style>
    <style:style style:name="T598" style:family="text">
      <style:text-properties fo:language="cs" fo:country="CZ" officeooo:rsid="2351a1c2" style:language-asian="cs" style:country-asian="CZ"/>
    </style:style>
    <style:style style:name="T599" style:family="text">
      <style:text-properties fo:language="cs" fo:country="CZ" officeooo:rsid="235399e7" style:language-asian="cs" style:country-asian="CZ"/>
    </style:style>
    <style:style style:name="T600" style:family="text">
      <style:text-properties fo:language="cs" fo:country="CZ" officeooo:rsid="2354ebb9" style:language-asian="cs" style:country-asian="CZ"/>
    </style:style>
    <style:style style:name="T601" style:family="text">
      <style:text-properties fo:language="cs" fo:country="CZ" officeooo:rsid="2358e570" style:language-asian="cs" style:country-asian="CZ"/>
    </style:style>
    <style:style style:name="T602" style:family="text">
      <style:text-properties fo:language="cs" fo:country="CZ" officeooo:rsid="235ad2ff" style:language-asian="cs" style:country-asian="CZ"/>
    </style:style>
    <style:style style:name="T603" style:family="text">
      <style:text-properties fo:language="cs" fo:country="CZ" officeooo:rsid="235d5154" style:language-asian="cs" style:country-asian="CZ"/>
    </style:style>
    <style:style style:name="T604" style:family="text">
      <style:text-properties fo:language="cs" fo:country="CZ" officeooo:rsid="236348de" style:language-asian="cs" style:country-asian="CZ"/>
    </style:style>
    <style:style style:name="T605" style:family="text">
      <style:text-properties fo:language="cs" fo:country="CZ" officeooo:rsid="23637825" style:language-asian="cs" style:country-asian="CZ"/>
    </style:style>
    <style:style style:name="T606" style:family="text">
      <style:text-properties fo:language="cs" fo:country="CZ" officeooo:rsid="23640718" style:language-asian="cs" style:country-asian="CZ"/>
    </style:style>
    <style:style style:name="T607" style:family="text">
      <style:text-properties fo:language="cs" fo:country="CZ" officeooo:rsid="21c21dcb" style:language-asian="cs" style:country-asian="CZ"/>
    </style:style>
    <style:style style:name="T608" style:family="text">
      <style:text-properties fo:language="cs" fo:country="CZ" officeooo:rsid="21bdf1e6" style:language-asian="cs" style:country-asian="CZ"/>
    </style:style>
    <style:style style:name="T609" style:family="text">
      <style:text-properties fo:language="cs" fo:country="CZ" officeooo:rsid="2370a0a3" style:language-asian="cs" style:country-asian="CZ"/>
    </style:style>
    <style:style style:name="T610" style:family="text">
      <style:text-properties fo:language="cs" fo:country="CZ" officeooo:rsid="23711f9a" style:language-asian="cs" style:country-asian="CZ"/>
    </style:style>
    <style:style style:name="T611" style:family="text">
      <style:text-properties fo:language="cs" fo:country="CZ" officeooo:rsid="23751612" style:language-asian="cs" style:country-asian="CZ"/>
    </style:style>
    <style:style style:name="T612" style:family="text">
      <style:text-properties fo:language="cs" fo:country="CZ" officeooo:rsid="237987a4" style:language-asian="cs" style:country-asian="CZ"/>
    </style:style>
    <style:style style:name="T613" style:family="text">
      <style:text-properties fo:language="cs" fo:country="CZ" officeooo:rsid="237e2cb7" style:language-asian="cs" style:country-asian="CZ"/>
    </style:style>
    <style:style style:name="T614" style:family="text">
      <style:text-properties fo:language="cs" fo:country="CZ" officeooo:rsid="23c614f4" style:language-asian="cs" style:country-asian="CZ"/>
    </style:style>
    <style:style style:name="T615" style:family="text">
      <style:text-properties fo:language="cs" fo:country="CZ" officeooo:rsid="23e20368" style:language-asian="cs" style:country-asian="CZ"/>
    </style:style>
    <style:style style:name="T616" style:family="text">
      <style:text-properties fo:language="cs" fo:country="CZ" officeooo:rsid="23e38e31" style:language-asian="cs" style:country-asian="CZ"/>
    </style:style>
    <style:style style:name="T617" style:family="text">
      <style:text-properties fo:language="cs" fo:country="CZ" officeooo:rsid="23e5863d" style:language-asian="cs" style:country-asian="CZ"/>
    </style:style>
    <style:style style:name="T618" style:family="text">
      <style:text-properties fo:language="cs" fo:country="CZ" officeooo:rsid="207d25a9" style:language-asian="cs" style:country-asian="CZ"/>
    </style:style>
    <style:style style:name="T619" style:family="text">
      <style:text-properties fo:language="cs" fo:country="CZ" officeooo:rsid="23f092d1" style:language-asian="cs" style:country-asian="CZ"/>
    </style:style>
    <style:style style:name="T620" style:family="text">
      <style:text-properties fo:language="cs" fo:country="CZ" officeooo:rsid="2451a4bf" style:language-asian="cs" style:country-asian="CZ"/>
    </style:style>
    <style:style style:name="T621" style:family="text">
      <style:text-properties fo:language="cs" fo:country="CZ" officeooo:rsid="2451cc85" style:language-asian="cs" style:country-asian="CZ"/>
    </style:style>
    <style:style style:name="T622" style:family="text">
      <style:text-properties fo:language="cs" fo:country="CZ" officeooo:rsid="206bafad" style:language-asian="cs" style:country-asian="CZ"/>
    </style:style>
    <style:style style:name="T623" style:family="text">
      <style:text-properties fo:language="cs" fo:country="CZ" officeooo:rsid="2454e91c" style:language-asian="cs" style:country-asian="CZ"/>
    </style:style>
    <style:style style:name="T624" style:family="text">
      <style:text-properties fo:language="cs" fo:country="CZ" officeooo:rsid="2452f1d3" style:language-asian="cs" style:country-asian="CZ"/>
    </style:style>
    <style:style style:name="T625" style:family="text">
      <style:text-properties fo:language="cs" fo:country="CZ" officeooo:rsid="2455efb8" style:language-asian="cs" style:country-asian="CZ"/>
    </style:style>
    <style:style style:name="T626" style:family="text">
      <style:text-properties fo:language="cs" fo:country="CZ" officeooo:rsid="24576df1" style:language-asian="cs" style:country-asian="CZ"/>
    </style:style>
    <style:style style:name="T627" style:family="text">
      <style:text-properties fo:language="cs" fo:country="CZ" officeooo:rsid="24aba3ac" style:language-asian="cs" style:country-asian="CZ"/>
    </style:style>
    <style:style style:name="T628" style:family="text">
      <style:text-properties fo:language="cs" fo:country="CZ" officeooo:rsid="250a4b82" style:language-asian="cs" style:country-asian="CZ"/>
    </style:style>
    <style:style style:name="T629" style:family="text">
      <style:text-properties fo:language="cs" fo:country="CZ" officeooo:rsid="250bfea4" style:language-asian="cs" style:country-asian="CZ"/>
    </style:style>
    <style:style style:name="T630" style:family="text">
      <style:text-properties fo:language="cs" fo:country="CZ" officeooo:rsid="2046eb88" style:language-asian="cs" style:country-asian="CZ"/>
    </style:style>
    <style:style style:name="T631" style:family="text">
      <style:text-properties fo:language="cs" fo:country="CZ" officeooo:rsid="204851d8" style:language-asian="cs" style:country-asian="CZ"/>
    </style:style>
    <style:style style:name="T632" style:family="text">
      <style:text-properties fo:language="cs" fo:country="CZ" officeooo:rsid="2884d194" style:language-asian="cs" style:country-asian="CZ"/>
    </style:style>
    <style:style style:name="T633" style:family="text">
      <style:text-properties fo:language="cs" fo:country="CZ" officeooo:rsid="2885db4c" style:language-asian="cs" style:country-asian="CZ"/>
    </style:style>
    <style:style style:name="T634" style:family="text">
      <style:text-properties fo:language="cs" fo:country="CZ" officeooo:rsid="2885e3dc" style:language-asian="cs" style:country-asian="CZ"/>
    </style:style>
    <style:style style:name="T635" style:family="text">
      <style:text-properties fo:language="cs" fo:country="CZ" officeooo:rsid="289656e2" style:language-asian="cs" style:country-asian="CZ"/>
    </style:style>
    <style:style style:name="T636" style:family="text">
      <style:text-properties fo:language="cs" fo:country="CZ" officeooo:rsid="2896fc41" style:language-asian="cs" style:country-asian="CZ"/>
    </style:style>
    <style:style style:name="T637" style:family="text">
      <style:text-properties fo:language="cs" fo:country="CZ" officeooo:rsid="289a0b55" style:language-asian="cs" style:country-asian="CZ"/>
    </style:style>
    <style:style style:name="T638" style:family="text">
      <style:text-properties fo:language="cs" fo:country="CZ" officeooo:rsid="21387b25" style:language-asian="cs" style:country-asian="CZ"/>
    </style:style>
    <style:style style:name="T639" style:family="text">
      <style:text-properties fo:language="cs" fo:country="CZ" officeooo:rsid="2145b31d" style:language-asian="cs" style:country-asian="CZ"/>
    </style:style>
    <style:style style:name="T640" style:family="text">
      <style:text-properties fo:language="cs" fo:country="CZ" officeooo:rsid="22e50c1a" style:language-asian="cs" style:country-asian="CZ"/>
    </style:style>
    <style:style style:name="T641" style:family="text">
      <style:text-properties fo:language="cs" fo:country="CZ" officeooo:rsid="28cb58c3" style:language-asian="cs" style:country-asian="CZ"/>
    </style:style>
    <style:style style:name="T642" style:family="text">
      <style:text-properties fo:language="cs" fo:country="CZ" officeooo:rsid="28cbd7ae" style:language-asian="cs" style:country-asian="CZ"/>
    </style:style>
    <style:style style:name="T643" style:family="text">
      <style:text-properties fo:language="cs" fo:country="CZ" officeooo:rsid="28caaa0a" style:language-asian="cs" style:country-asian="CZ"/>
    </style:style>
    <style:style style:name="T644" style:family="text">
      <style:text-properties fo:language="cs" fo:country="CZ" officeooo:rsid="11354dcd"/>
    </style:style>
    <style:style style:name="T645" style:family="text">
      <style:text-properties fo:language="cs" fo:country="CZ" officeooo:rsid="12a7fb9d"/>
    </style:style>
    <style:style style:name="T646" style:family="text">
      <style:text-properties fo:language="cs" fo:country="CZ" officeooo:rsid="117240dd"/>
    </style:style>
    <style:style style:name="T647" style:family="text">
      <style:text-properties fo:language="cs" fo:country="CZ" officeooo:rsid="119bf22f"/>
    </style:style>
    <style:style style:name="T648" style:family="text">
      <style:text-properties fo:language="cs" fo:country="CZ" officeooo:rsid="11326cea"/>
    </style:style>
    <style:style style:name="T649" style:family="text">
      <style:text-properties fo:language="cs" fo:country="CZ" officeooo:rsid="11729fe3"/>
    </style:style>
    <style:style style:name="T650" style:family="text">
      <style:text-properties fo:language="cs" fo:country="CZ" officeooo:rsid="1172f2c2"/>
    </style:style>
    <style:style style:name="T651" style:family="text">
      <style:text-properties fo:language="cs" fo:country="CZ" officeooo:rsid="119dffd6"/>
    </style:style>
    <style:style style:name="T652" style:family="text">
      <style:text-properties fo:language="cs" fo:country="CZ" officeooo:rsid="21de3bfb"/>
    </style:style>
    <style:style style:name="T653" style:family="text">
      <style:text-properties fo:language="cs" fo:country="CZ" officeooo:rsid="20e96c9d"/>
    </style:style>
    <style:style style:name="T654" style:family="text">
      <style:text-properties fo:language="cs" fo:country="CZ" officeooo:rsid="20e18c0c"/>
    </style:style>
    <style:style style:name="T655" style:family="text">
      <style:text-properties fo:language="cs" fo:country="CZ" officeooo:rsid="1dfd222d"/>
    </style:style>
    <style:style style:name="T656" style:family="text">
      <style:text-properties fo:language="cs" fo:country="CZ" officeooo:rsid="1906384c"/>
    </style:style>
    <style:style style:name="T657" style:family="text">
      <style:text-properties fo:language="cs" fo:country="CZ" officeooo:rsid="1217208f"/>
    </style:style>
    <style:style style:name="T658" style:family="text">
      <style:text-properties fo:language="cs" fo:country="CZ" officeooo:rsid="19263f66"/>
    </style:style>
    <style:style style:name="T659" style:family="text">
      <style:text-properties fo:language="cs" fo:country="CZ" officeooo:rsid="256e38d1"/>
    </style:style>
    <style:style style:name="T660" style:family="text">
      <style:text-properties fo:language="cs" fo:country="CZ" fo:font-weight="bold" style:font-weight-asian="bold" style:font-weight-complex="bold"/>
    </style:style>
    <style:style style:name="T661" style:family="text">
      <style:text-properties fo:language="cs" fo:country="CZ" fo:font-weight="bold" officeooo:rsid="1dbdf5ee" style:font-weight-asian="bold" style:font-weight-complex="bold"/>
    </style:style>
    <style:style style:name="T662" style:family="text">
      <style:text-properties fo:language="cs" fo:country="CZ" fo:font-weight="bold" officeooo:rsid="1dfd222d" style:font-weight-asian="bold" style:font-weight-complex="bold"/>
    </style:style>
    <style:style style:name="T663" style:family="text">
      <style:text-properties fo:language="cs" fo:country="CZ" fo:font-weight="bold" officeooo:rsid="25612f74" style:language-asian="zxx" style:country-asian="none" style:font-weight-asian="bold" style:language-complex="ar" style:country-complex="SA" style:font-weight-complex="bold"/>
    </style:style>
    <style:style style:name="T664" style:family="text">
      <style:text-properties fo:language="cs" fo:country="CZ" fo:font-weight="bold" officeooo:rsid="27190835" fo:background-color="transparent" loext:char-shading-value="0" style:font-weight-asian="bold" style:font-weight-complex="bold"/>
    </style:style>
    <style:style style:name="T665" style:family="text">
      <style:text-properties fo:language="cs" fo:country="CZ" fo:font-weight="bold" officeooo:rsid="2145b31d" style:language-asian="cs" style:country-asian="CZ" style:font-weight-asian="bold" style:font-weight-complex="bold"/>
    </style:style>
    <style:style style:name="T666" style:family="text">
      <style:text-properties fo:language="cs" fo:country="CZ" officeooo:rsid="25612f74" style:language-asian="zxx" style:country-asian="none" style:language-complex="ar" style:country-complex="SA"/>
    </style:style>
    <style:style style:name="T667" style:family="text">
      <style:text-properties fo:language="cs" fo:country="CZ" officeooo:rsid="26b25225"/>
    </style:style>
    <style:style style:name="T668" style:family="text">
      <style:text-properties fo:language="cs" fo:country="CZ" officeooo:rsid="27190835" fo:background-color="transparent" loext:char-shading-value="0"/>
    </style:style>
    <style:style style:name="T669" style:family="text">
      <style:text-properties fo:language="cs" fo:country="CZ" officeooo:rsid="27911d11"/>
    </style:style>
    <style:style style:name="T670" style:family="text">
      <style:text-properties fo:language="cs" fo:country="CZ" officeooo:rsid="2791a04d"/>
    </style:style>
    <style:style style:name="T671" style:family="text">
      <style:text-properties fo:language="cs" fo:country="CZ" officeooo:rsid="0eaac3f1"/>
    </style:style>
    <style:style style:name="T672" style:family="text">
      <style:text-properties fo:language="cs" fo:country="CZ" officeooo:rsid="0de85b3b"/>
    </style:style>
    <style:style style:name="T673" style:family="text">
      <style:text-properties fo:language="cs" fo:country="CZ" officeooo:rsid="0dfa8c96"/>
    </style:style>
    <style:style style:name="T674" style:family="text">
      <style:text-properties fo:language="cs" fo:country="CZ" officeooo:rsid="0e4039ce"/>
    </style:style>
    <style:style style:name="T675" style:family="text">
      <style:text-properties fo:language="cs" fo:country="CZ" officeooo:rsid="2832e265"/>
    </style:style>
    <style:style style:name="T676" style:family="text">
      <style:text-properties fo:language="cs" fo:country="CZ" officeooo:rsid="28343638"/>
    </style:style>
    <style:style style:name="T677" style:family="text">
      <style:text-properties fo:language="cs" fo:country="CZ" officeooo:rsid="28357bc6"/>
    </style:style>
    <style:style style:name="T678" style:family="text">
      <style:text-properties fo:language="cs" fo:country="CZ" officeooo:rsid="1927ecca"/>
    </style:style>
    <style:style style:name="T679" style:family="text">
      <style:text-properties fo:language="cs" fo:country="CZ" officeooo:rsid="1db0ffcb"/>
    </style:style>
    <style:style style:name="T680" style:family="text">
      <style:text-properties fo:language="cs" fo:country="CZ" officeooo:rsid="1db21e23"/>
    </style:style>
    <style:style style:name="T681" style:family="text">
      <style:text-properties fo:language="cs" fo:country="CZ" officeooo:rsid="1db7691e"/>
    </style:style>
    <style:style style:name="T682" style:family="text">
      <style:text-properties fo:language="cs" fo:country="CZ" officeooo:rsid="1db92161"/>
    </style:style>
    <style:style style:name="T683" style:family="text">
      <style:text-properties fo:language="cs" fo:country="CZ" officeooo:rsid="1db36cd0"/>
    </style:style>
    <style:style style:name="T684" style:family="text">
      <style:text-properties fo:language="cs" fo:country="CZ" officeooo:rsid="1db29c50"/>
    </style:style>
    <style:style style:name="T685" style:family="text">
      <style:text-properties fo:language="cs" fo:country="CZ" officeooo:rsid="1db9a601"/>
    </style:style>
    <style:style style:name="T686" style:family="text">
      <style:text-properties fo:language="cs" fo:country="CZ" officeooo:rsid="1dbc2461"/>
    </style:style>
    <style:style style:name="T687" style:family="text">
      <style:text-properties fo:language="cs" fo:country="CZ" officeooo:rsid="1b1c6d53"/>
    </style:style>
    <style:style style:name="T688" style:family="text">
      <style:text-properties fo:language="cs" fo:country="CZ" officeooo:rsid="1ab052d1"/>
    </style:style>
    <style:style style:name="T689" style:family="text">
      <style:text-properties fo:language="cs" fo:country="CZ" officeooo:rsid="1b1ca47e"/>
    </style:style>
    <style:style style:name="T690" style:family="text">
      <style:text-properties fo:language="cs" fo:country="CZ" officeooo:rsid="1ab2f360"/>
    </style:style>
    <style:style style:name="T691" style:family="text">
      <style:text-properties fo:language="cs" fo:country="CZ" officeooo:rsid="27925bf3"/>
    </style:style>
    <style:style style:name="T692" style:family="text">
      <style:text-properties fo:language="cs" fo:country="CZ" officeooo:rsid="16b81fd2"/>
    </style:style>
    <style:style style:name="T693" style:family="text">
      <style:text-properties fo:language="cs" fo:country="CZ" officeooo:rsid="1aa8fb70"/>
    </style:style>
    <style:style style:name="T694" style:family="text">
      <style:text-properties fo:language="cs" fo:country="CZ" officeooo:rsid="1a230bad"/>
    </style:style>
    <style:style style:name="T695" style:family="text">
      <style:text-properties fo:language="cs" fo:country="CZ" officeooo:rsid="1aaaf7b3"/>
    </style:style>
    <style:style style:name="T696" style:family="text">
      <style:text-properties fo:language="cs" fo:country="CZ" officeooo:rsid="28b276ea"/>
    </style:style>
    <style:style style:name="T697" style:family="text">
      <style:text-properties fo:language="cs" fo:country="CZ" officeooo:rsid="28d9aa9e"/>
    </style:style>
    <style:style style:name="T698" style:family="text">
      <style:text-properties fo:language="cs" fo:country="CZ" officeooo:rsid="28db584d"/>
    </style:style>
    <style:style style:name="T699" style:family="text">
      <style:text-properties fo:language="cs" fo:country="CZ" officeooo:rsid="28de7012"/>
    </style:style>
    <style:style style:name="T700" style:family="text">
      <style:text-properties fo:language="cs" fo:country="CZ" officeooo:rsid="28f385a2"/>
    </style:style>
    <style:style style:name="T701" style:family="text">
      <style:text-properties fo:language="cs" fo:country="CZ" officeooo:rsid="296dddab"/>
    </style:style>
    <style:style style:name="T702" style:family="text">
      <style:text-properties fo:language="cs" fo:country="CZ" officeooo:rsid="2986922c"/>
    </style:style>
    <style:style style:name="T703" style:family="text">
      <style:text-properties fo:language="cs" fo:country="CZ" officeooo:rsid="2988648a"/>
    </style:style>
    <style:style style:name="T704" style:family="text">
      <style:text-properties fo:language="cs" fo:country="CZ" officeooo:rsid="29ae1b33"/>
    </style:style>
    <style:style style:name="T705" style:family="text">
      <style:text-properties fo:language="cs" fo:country="CZ" officeooo:rsid="2a2d0ada"/>
    </style:style>
    <style:style style:name="T706" style:family="text">
      <style:text-properties fo:language="cs" fo:country="CZ" officeooo:rsid="2a3361d2"/>
    </style:style>
    <style:style style:name="T707" style:family="text">
      <style:text-properties fo:language="cs" fo:country="CZ" officeooo:rsid="2a37b45c"/>
    </style:style>
    <style:style style:name="T708" style:family="text">
      <style:text-properties fo:language="cs" fo:country="CZ" officeooo:rsid="2a399227"/>
    </style:style>
    <style:style style:name="T709" style:family="text">
      <style:text-properties fo:language="cs" fo:country="CZ" officeooo:rsid="2a410826"/>
    </style:style>
    <style:style style:name="T710" style:family="text">
      <style:text-properties fo:language="cs" fo:country="CZ" officeooo:rsid="2a6ebe3f"/>
    </style:style>
    <style:style style:name="T711" style:family="text">
      <style:text-properties fo:language="cs" fo:country="CZ" officeooo:rsid="2a942c81"/>
    </style:style>
    <style:style style:name="T712" style:family="text">
      <style:text-properties fo:font-style="italic" style:font-style-asian="italic" style:font-style-complex="italic"/>
    </style:style>
    <style:style style:name="T713" style:family="text">
      <style:text-properties fo:font-style="italic" officeooo:rsid="2068fff3" style:font-style-asian="italic" style:font-style-complex="italic"/>
    </style:style>
    <style:style style:name="T714" style:family="text">
      <style:text-properties fo:font-style="italic" officeooo:rsid="20768cfb" style:font-style-asian="italic" style:font-style-complex="italic"/>
    </style:style>
    <style:style style:name="T715" style:family="text">
      <style:text-properties fo:font-style="italic" officeooo:rsid="20889469" style:font-style-asian="italic" style:font-style-complex="italic"/>
    </style:style>
    <style:style style:name="T716" style:family="text">
      <style:text-properties fo:font-style="italic" officeooo:rsid="20a19e91" style:font-style-asian="italic" style:font-style-complex="italic"/>
    </style:style>
    <style:style style:name="T717" style:family="text">
      <style:text-properties fo:font-style="italic" officeooo:rsid="20f7086f" style:font-style-asian="italic" style:font-style-complex="italic"/>
    </style:style>
    <style:style style:name="T718" style:family="text">
      <style:text-properties fo:font-style="italic" officeooo:rsid="20774db6" style:font-style-asian="italic" style:font-style-complex="italic"/>
    </style:style>
    <style:style style:name="T719" style:family="text">
      <style:text-properties fo:font-style="italic" officeooo:rsid="21b430db" style:font-style-asian="italic" style:font-style-complex="italic"/>
    </style:style>
    <style:style style:name="T720" style:family="text">
      <style:text-properties fo:font-style="italic" officeooo:rsid="21b1e115" style:font-style-asian="italic" style:font-style-complex="italic"/>
    </style:style>
    <style:style style:name="T721" style:family="text">
      <style:text-properties fo:font-style="italic" officeooo:rsid="21ad8828" style:font-style-asian="italic" style:font-style-complex="italic"/>
    </style:style>
    <style:style style:name="T722" style:family="text">
      <style:text-properties fo:font-style="italic" officeooo:rsid="2209a5d2" style:font-style-asian="italic" style:font-style-complex="italic"/>
    </style:style>
    <style:style style:name="T723" style:family="text">
      <style:text-properties fo:font-style="italic" officeooo:rsid="2264f721" style:font-style-asian="italic" style:font-style-complex="italic"/>
    </style:style>
    <style:style style:name="T724" style:family="text">
      <style:text-properties fo:font-style="italic" officeooo:rsid="2298b5b6" style:font-style-asian="italic" style:font-style-complex="italic"/>
    </style:style>
    <style:style style:name="T725" style:family="text">
      <style:text-properties fo:font-style="italic" officeooo:rsid="21adb664" style:font-style-asian="italic" style:font-style-complex="italic"/>
    </style:style>
    <style:style style:name="T726" style:family="text">
      <style:text-properties fo:font-style="italic" officeooo:rsid="22bd1088" style:font-style-asian="italic" style:font-style-complex="italic"/>
    </style:style>
    <style:style style:name="T727" style:family="text">
      <style:text-properties fo:font-style="italic" officeooo:rsid="22ac30f8" style:font-style-asian="italic" style:font-style-complex="italic"/>
    </style:style>
    <style:style style:name="T728" style:family="text">
      <style:text-properties fo:font-style="italic" officeooo:rsid="22a871c9" style:font-style-asian="italic" style:font-style-complex="italic"/>
    </style:style>
    <style:style style:name="T729" style:family="text">
      <style:text-properties fo:font-style="italic" officeooo:rsid="22c85621" style:font-style-asian="italic" style:font-style-complex="italic"/>
    </style:style>
    <style:style style:name="T730" style:family="text">
      <style:text-properties fo:font-style="italic" officeooo:rsid="22c8d110" style:font-style-asian="italic" style:font-style-complex="italic"/>
    </style:style>
    <style:style style:name="T731" style:family="text">
      <style:text-properties fo:font-style="italic" officeooo:rsid="23ac06b8" style:font-style-asian="italic" style:font-style-complex="italic"/>
    </style:style>
    <style:style style:name="T732" style:family="text">
      <style:text-properties fo:font-style="italic" officeooo:rsid="23b0ce43" style:font-style-asian="italic" style:font-style-complex="italic"/>
    </style:style>
    <style:style style:name="T733" style:family="text">
      <style:text-properties fo:font-style="italic" officeooo:rsid="23981548" style:font-style-asian="italic" style:font-style-complex="italic"/>
    </style:style>
    <style:style style:name="T734" style:family="text">
      <style:text-properties fo:font-style="italic" officeooo:rsid="24393486" style:font-style-asian="italic" style:font-style-complex="italic"/>
    </style:style>
    <style:style style:name="T735" style:family="text">
      <style:text-properties fo:font-style="italic" officeooo:rsid="250683f3" style:font-style-asian="italic" style:font-style-complex="italic"/>
    </style:style>
    <style:style style:name="T736" style:family="text">
      <style:text-properties fo:font-style="italic" officeooo:rsid="24ffc69a" style:font-style-asian="italic" style:font-style-complex="italic"/>
    </style:style>
    <style:style style:name="T737" style:family="text">
      <style:text-properties fo:font-style="italic" officeooo:rsid="250c1d04" style:font-style-asian="italic" style:font-style-complex="italic"/>
    </style:style>
    <style:style style:name="T738" style:family="text">
      <style:text-properties fo:font-style="italic" officeooo:rsid="252d7cd4" style:font-style-asian="italic" style:font-style-complex="italic"/>
    </style:style>
    <style:style style:name="T739" style:family="text">
      <style:text-properties fo:font-style="italic" officeooo:rsid="1f05e202" style:font-style-asian="italic" style:font-style-complex="italic"/>
    </style:style>
    <style:style style:name="T740" style:family="text">
      <style:text-properties fo:font-style="italic" officeooo:rsid="256e38d1" style:font-style-asian="italic" style:font-style-complex="italic"/>
    </style:style>
    <style:style style:name="T741" style:family="text">
      <style:text-properties fo:font-style="italic" officeooo:rsid="2571d9c7" style:font-style-asian="italic" style:font-style-complex="italic"/>
    </style:style>
    <style:style style:name="T742" style:family="text">
      <style:text-properties fo:font-style="italic" officeooo:rsid="2576dfad" style:font-style-asian="italic" style:font-style-complex="italic"/>
    </style:style>
    <style:style style:name="T743" style:family="text">
      <style:text-properties fo:font-style="italic" officeooo:rsid="25a0872c" style:font-style-asian="italic" style:font-style-complex="italic"/>
    </style:style>
    <style:style style:name="T744" style:family="text">
      <style:text-properties fo:font-style="italic" officeooo:rsid="1f356719" style:font-style-asian="italic" style:font-style-complex="italic"/>
    </style:style>
    <style:style style:name="T745" style:family="text">
      <style:text-properties fo:font-style="italic" officeooo:rsid="229f4bef" style:font-style-asian="italic" style:font-style-complex="italic"/>
    </style:style>
    <style:style style:name="T746" style:family="text">
      <style:text-properties fo:font-style="italic" officeooo:rsid="1cd8d774" style:font-style-asian="italic" style:font-style-complex="italic"/>
    </style:style>
    <style:style style:name="T747" style:family="text">
      <style:text-properties fo:font-style="italic" officeooo:rsid="25e5fd83" style:font-style-asian="italic" style:font-style-complex="italic"/>
    </style:style>
    <style:style style:name="T748" style:family="text">
      <style:text-properties fo:font-style="italic" officeooo:rsid="25f2d04a" style:font-style-asian="italic" style:font-style-complex="italic"/>
    </style:style>
    <style:style style:name="T749" style:family="text">
      <style:text-properties fo:font-style="italic" officeooo:rsid="25f31ebd" style:font-style-asian="italic" style:font-style-complex="italic"/>
    </style:style>
    <style:style style:name="T750" style:family="text">
      <style:text-properties fo:font-style="italic" officeooo:rsid="25f3c728" style:font-style-asian="italic" style:font-style-complex="italic"/>
    </style:style>
    <style:style style:name="T751" style:family="text">
      <style:text-properties fo:font-style="italic" officeooo:rsid="2603a14f" style:font-style-asian="italic" style:font-style-complex="italic"/>
    </style:style>
    <style:style style:name="T752" style:family="text">
      <style:text-properties fo:font-style="italic" officeooo:rsid="2619167c" style:font-style-asian="italic" style:font-style-complex="italic"/>
    </style:style>
    <style:style style:name="T753" style:family="text">
      <style:text-properties fo:font-style="italic" officeooo:rsid="26270f32" style:font-style-asian="italic" style:font-style-complex="italic"/>
    </style:style>
    <style:style style:name="T754" style:family="text">
      <style:text-properties fo:font-style="italic" officeooo:rsid="264dcf99" style:font-style-asian="italic" style:font-style-complex="italic"/>
    </style:style>
    <style:style style:name="T755" style:family="text">
      <style:text-properties fo:font-style="italic" officeooo:rsid="265e265c" style:font-style-asian="italic" style:font-style-complex="italic"/>
    </style:style>
    <style:style style:name="T756" style:family="text">
      <style:text-properties fo:font-style="italic" officeooo:rsid="1d631bec" style:font-style-asian="italic" style:font-style-complex="italic"/>
    </style:style>
    <style:style style:name="T757" style:family="text">
      <style:text-properties fo:font-style="italic" officeooo:rsid="266616ba" style:font-style-asian="italic" style:font-style-complex="italic"/>
    </style:style>
    <style:style style:name="T758" style:family="text">
      <style:text-properties fo:font-style="italic" officeooo:rsid="266ff55f" style:font-style-asian="italic" style:font-style-complex="italic"/>
    </style:style>
    <style:style style:name="T759" style:family="text">
      <style:text-properties fo:font-style="italic" officeooo:rsid="2683345e" style:font-style-asian="italic" style:font-style-complex="italic"/>
    </style:style>
    <style:style style:name="T760" style:family="text">
      <style:text-properties fo:font-style="italic" officeooo:rsid="2684f7d7" style:font-style-asian="italic" style:font-style-complex="italic"/>
    </style:style>
    <style:style style:name="T761" style:family="text">
      <style:text-properties fo:font-style="italic" officeooo:rsid="26d6747e" style:font-style-asian="italic" style:font-style-complex="italic"/>
    </style:style>
    <style:style style:name="T762" style:family="text">
      <style:text-properties fo:font-style="italic" officeooo:rsid="26d67ad6" style:font-style-asian="italic" style:font-style-complex="italic"/>
    </style:style>
    <style:style style:name="T763" style:family="text">
      <style:text-properties fo:font-style="italic" officeooo:rsid="26f112c4" style:font-style-asian="italic" style:font-style-complex="italic"/>
    </style:style>
    <style:style style:name="T764" style:family="text">
      <style:text-properties fo:font-style="italic" officeooo:rsid="275149cc" style:font-style-asian="italic" style:font-style-complex="italic"/>
    </style:style>
    <style:style style:name="T765" style:family="text">
      <style:text-properties fo:font-style="italic" officeooo:rsid="275da196" style:font-style-asian="italic" style:font-style-complex="italic"/>
    </style:style>
    <style:style style:name="T766" style:family="text">
      <style:text-properties fo:font-style="italic" officeooo:rsid="276d93f6" style:font-style-asian="italic" style:font-style-complex="italic"/>
    </style:style>
    <style:style style:name="T767" style:family="text">
      <style:text-properties fo:font-style="italic" officeooo:rsid="280f0850" style:font-style-asian="italic" style:font-style-complex="italic"/>
    </style:style>
    <style:style style:name="T768" style:family="text">
      <style:text-properties fo:font-style="italic" officeooo:rsid="281b7f63" style:font-style-asian="italic" style:font-style-complex="italic"/>
    </style:style>
    <style:style style:name="T769" style:family="text">
      <style:text-properties fo:font-style="italic" officeooo:rsid="18d09906" style:font-style-asian="italic" style:font-style-complex="italic"/>
    </style:style>
    <style:style style:name="T770" style:family="text">
      <style:text-properties fo:font-style="italic" officeooo:rsid="166b8d4a" style:font-style-asian="italic" style:font-style-complex="italic"/>
    </style:style>
    <style:style style:name="T771" style:family="text">
      <style:text-properties fo:font-style="italic" officeooo:rsid="1874e701" style:font-style-asian="italic" style:font-style-complex="italic"/>
    </style:style>
    <style:style style:name="T772" style:family="text">
      <style:text-properties fo:font-style="italic" officeooo:rsid="166df4b7" style:font-style-asian="italic" style:font-style-complex="italic"/>
    </style:style>
    <style:style style:name="T773" style:family="text">
      <style:text-properties fo:font-style="italic" officeooo:rsid="18ba1be0" style:font-style-asian="italic" style:font-style-complex="italic"/>
    </style:style>
    <style:style style:name="T774" style:family="text">
      <style:text-properties fo:font-style="italic" officeooo:rsid="18f6469d" style:font-style-asian="italic" style:font-style-complex="italic"/>
    </style:style>
    <style:style style:name="T775" style:family="text">
      <style:text-properties fo:font-style="italic" officeooo:rsid="1a4594f8" style:font-style-asian="italic" style:font-style-complex="italic"/>
    </style:style>
    <style:style style:name="T776" style:family="text">
      <style:text-properties fo:font-style="italic" officeooo:rsid="1a4dc0d9" style:font-style-asian="italic" style:font-style-complex="italic"/>
    </style:style>
    <style:style style:name="T777" style:family="text">
      <style:text-properties fo:font-style="italic" officeooo:rsid="176cb349" style:font-style-asian="italic" style:font-style-complex="italic"/>
    </style:style>
    <style:style style:name="T778" style:family="text">
      <style:text-properties fo:font-style="italic" officeooo:rsid="1a2b313c" style:font-style-asian="italic" style:font-style-complex="italic"/>
    </style:style>
    <style:style style:name="T779" style:family="text">
      <style:text-properties fo:font-style="italic" officeooo:rsid="1ac04dff" style:font-style-asian="italic" style:font-style-complex="italic"/>
    </style:style>
    <style:style style:name="T780" style:family="text">
      <style:text-properties fo:font-style="italic" officeooo:rsid="1ac1f010" style:font-style-asian="italic" style:font-style-complex="italic"/>
    </style:style>
    <style:style style:name="T781" style:family="text">
      <style:text-properties fo:font-style="italic" officeooo:rsid="1bddadae" style:font-style-asian="italic" style:font-style-complex="italic"/>
    </style:style>
    <style:style style:name="T782" style:family="text">
      <style:text-properties fo:font-style="italic" officeooo:rsid="1ba0195d" style:font-style-asian="italic" style:font-style-complex="italic"/>
    </style:style>
    <style:style style:name="T783" style:family="text">
      <style:text-properties fo:font-style="italic" officeooo:rsid="17b00c43" style:font-style-asian="italic" style:font-style-complex="italic"/>
    </style:style>
    <style:style style:name="T784" style:family="text">
      <style:text-properties fo:font-style="italic" officeooo:rsid="2111f746" style:font-style-asian="italic" style:font-style-complex="italic"/>
    </style:style>
    <style:style style:name="T785" style:family="text">
      <style:text-properties fo:font-style="italic" officeooo:rsid="17b424d6" style:font-style-asian="italic" style:font-style-complex="italic"/>
    </style:style>
    <style:style style:name="T786" style:family="text">
      <style:text-properties fo:font-style="italic" officeooo:rsid="210d8ae5" style:font-style-asian="italic" style:font-style-complex="italic"/>
    </style:style>
    <style:style style:name="T787" style:family="text">
      <style:text-properties fo:font-style="italic" officeooo:rsid="210b2273" style:font-style-asian="italic" style:font-style-complex="italic"/>
    </style:style>
    <style:style style:name="T788" style:family="text">
      <style:text-properties fo:font-style="italic" officeooo:rsid="15ff5bcc" style:font-style-asian="italic" style:font-style-complex="italic"/>
    </style:style>
    <style:style style:name="T789" style:family="text">
      <style:text-properties fo:font-style="italic" officeooo:rsid="160990c0" style:font-style-asian="italic" style:font-style-complex="italic"/>
    </style:style>
    <style:style style:name="T790" style:family="text">
      <style:text-properties fo:font-style="italic" officeooo:rsid="1b41fd68" style:font-style-asian="italic" style:font-style-complex="italic"/>
    </style:style>
    <style:style style:name="T791" style:family="text">
      <style:text-properties fo:font-style="italic" officeooo:rsid="2845c25f" style:font-style-asian="italic" style:font-style-complex="italic"/>
    </style:style>
    <style:style style:name="T792" style:family="text">
      <style:text-properties fo:font-style="italic" officeooo:rsid="2239f255" style:font-style-asian="italic" style:font-style-complex="italic"/>
    </style:style>
    <style:style style:name="T793" style:family="text">
      <style:text-properties fo:font-style="italic" fo:font-weight="bold" style:font-style-asian="italic" style:font-weight-asian="bold" style:font-style-complex="italic" style:font-weight-complex="bold"/>
    </style:style>
    <style:style style:name="T794" style:family="text">
      <style:text-properties fo:font-style="italic" fo:font-weight="bold" officeooo:rsid="2576dfad" style:font-style-asian="italic" style:font-weight-asian="bold" style:font-style-complex="italic" style:font-weight-complex="bold"/>
    </style:style>
    <style:style style:name="T795" style:family="text">
      <style:text-properties fo:font-style="italic" fo:background-color="transparent" loext:char-shading-value="0" style:font-style-asian="italic" style:font-style-complex="italic"/>
    </style:style>
    <style:style style:name="T796" style:family="text">
      <style:text-properties fo:font-style="italic" officeooo:rsid="274e343c" fo:background-color="transparent" loext:char-shading-value="0" style:font-style-asian="italic" style:font-style-complex="italic"/>
    </style:style>
    <style:style style:name="T797" style:family="text">
      <style:text-properties fo:font-style="italic" officeooo:rsid="27677566" fo:background-color="transparent" loext:char-shading-value="0" style:font-style-asian="italic" style:font-style-complex="italic"/>
    </style:style>
    <style:style style:name="T798" style:family="text">
      <style:text-properties fo:font-style="italic" officeooo:rsid="274785d5" fo:background-color="transparent" loext:char-shading-value="0" style:font-style-asian="italic" style:font-style-complex="italic"/>
    </style:style>
    <style:style style:name="T799" style:family="text">
      <style:text-properties fo:font-style="italic" officeooo:rsid="28113e50" fo:background-color="transparent" loext:char-shading-value="0" style:font-style-asian="italic" style:font-style-complex="italic"/>
    </style:style>
    <style:style style:name="T800" style:family="text">
      <style:text-properties fo:font-style="italic" fo:font-weight="normal" style:font-style-asian="italic" style:font-weight-asian="normal" style:font-style-complex="italic" style:font-weight-complex="normal"/>
    </style:style>
    <style:style style:name="T801" style:family="text">
      <style:text-properties fo:font-style="italic" fo:font-weight="normal" officeooo:rsid="1a583429" style:font-style-asian="italic" style:font-weight-asian="normal" style:font-style-complex="italic" style:font-weight-complex="normal"/>
    </style:style>
    <style:style style:name="T802" style:family="text">
      <style:text-properties fo:font-style="italic" fo:font-weight="normal" officeooo:rsid="1a58f3e6" style:font-style-asian="italic" style:font-weight-asian="normal" style:font-style-complex="italic" style:font-weight-complex="normal"/>
    </style:style>
    <style:style style:name="T803" style:family="text">
      <style:text-properties fo:font-style="normal" style:font-style-asian="normal" style:font-style-complex="normal"/>
    </style:style>
    <style:style style:name="T804" style:family="text">
      <style:text-properties fo:font-style="normal" officeooo:rsid="2231cc63" style:font-style-asian="normal" style:font-style-complex="normal"/>
    </style:style>
    <style:style style:name="T805" style:family="text">
      <style:text-properties fo:font-style="normal" officeooo:rsid="25a0872c" style:font-style-asian="normal" style:font-style-complex="normal"/>
    </style:style>
    <style:style style:name="T806" style:family="text">
      <style:text-properties fo:font-style="normal" officeooo:rsid="2619167c" style:font-style-asian="normal" style:font-style-complex="normal"/>
    </style:style>
    <style:style style:name="T807" style:family="text">
      <style:text-properties fo:font-style="normal" officeooo:rsid="261d5b91" style:font-style-asian="normal" style:font-style-complex="normal"/>
    </style:style>
    <style:style style:name="T808" style:family="text">
      <style:text-properties fo:font-style="normal" officeooo:rsid="2625577c" style:font-style-asian="normal" style:font-style-complex="normal"/>
    </style:style>
    <style:style style:name="T809" style:family="text">
      <style:text-properties fo:font-style="normal" officeooo:rsid="26270f32" style:font-style-asian="normal" style:font-style-complex="normal"/>
    </style:style>
    <style:style style:name="T810" style:family="text">
      <style:text-properties fo:font-style="normal" officeooo:rsid="26303892" style:font-style-asian="normal" style:font-style-complex="normal"/>
    </style:style>
    <style:style style:name="T811" style:family="text">
      <style:text-properties fo:font-style="normal" officeooo:rsid="2632c719" style:font-style-asian="normal" style:font-style-complex="normal"/>
    </style:style>
    <style:style style:name="T812" style:family="text">
      <style:text-properties fo:font-style="normal" officeooo:rsid="26363661" style:font-style-asian="normal" style:font-style-complex="normal"/>
    </style:style>
    <style:style style:name="T813" style:family="text">
      <style:text-properties fo:font-style="normal" officeooo:rsid="26377c64" style:font-style-asian="normal" style:font-style-complex="normal"/>
    </style:style>
    <style:style style:name="T814" style:family="text">
      <style:text-properties fo:font-style="normal" officeooo:rsid="263463a9" style:font-style-asian="normal" style:font-style-complex="normal"/>
    </style:style>
    <style:style style:name="T815" style:family="text">
      <style:text-properties fo:font-style="normal" officeooo:rsid="263854a4" style:font-style-asian="normal" style:font-style-complex="normal"/>
    </style:style>
    <style:style style:name="T816" style:family="text">
      <style:text-properties fo:font-style="normal" officeooo:rsid="263b2c2b" style:font-style-asian="normal" style:font-style-complex="normal"/>
    </style:style>
    <style:style style:name="T817" style:family="text">
      <style:text-properties fo:font-style="normal" officeooo:rsid="2640eef9" style:font-style-asian="normal" style:font-style-complex="normal"/>
    </style:style>
    <style:style style:name="T818" style:family="text">
      <style:text-properties fo:font-style="normal" officeooo:rsid="2643a342" style:font-style-asian="normal" style:font-style-complex="normal"/>
    </style:style>
    <style:style style:name="T819" style:family="text">
      <style:text-properties fo:font-style="normal" officeooo:rsid="2645a2f0" style:font-style-asian="normal" style:font-style-complex="normal"/>
    </style:style>
    <style:style style:name="T820" style:family="text">
      <style:text-properties fo:font-style="normal" officeooo:rsid="2648edf7" style:font-style-asian="normal" style:font-style-complex="normal"/>
    </style:style>
    <style:style style:name="T821" style:family="text">
      <style:text-properties fo:font-style="normal" officeooo:rsid="264aa090" style:font-style-asian="normal" style:font-style-complex="normal"/>
    </style:style>
    <style:style style:name="T822" style:family="text">
      <style:text-properties fo:font-style="normal" officeooo:rsid="264bc209" style:font-style-asian="normal" style:font-style-complex="normal"/>
    </style:style>
    <style:style style:name="T823" style:family="text">
      <style:text-properties fo:font-style="normal" officeooo:rsid="264f0438" style:font-style-asian="normal" style:font-style-complex="normal"/>
    </style:style>
    <style:style style:name="T824" style:family="text">
      <style:text-properties fo:font-style="normal" officeooo:rsid="26610347" style:font-style-asian="normal" style:font-style-complex="normal"/>
    </style:style>
    <style:style style:name="T825" style:family="text">
      <style:text-properties fo:font-style="normal" officeooo:rsid="2662f301" style:font-style-asian="normal" style:font-style-complex="normal"/>
    </style:style>
    <style:style style:name="T826" style:family="text">
      <style:text-properties fo:font-style="normal" officeooo:rsid="1dc8db78" style:font-style-asian="normal" style:font-style-complex="normal"/>
    </style:style>
    <style:style style:name="T827" style:family="text">
      <style:text-properties fo:font-style="normal" officeooo:rsid="266616ba" style:font-style-asian="normal" style:font-style-complex="normal"/>
    </style:style>
    <style:style style:name="T828" style:family="text">
      <style:text-properties fo:font-style="normal" officeooo:rsid="26cc3c6e" style:font-style-asian="normal" style:font-style-complex="normal"/>
    </style:style>
    <style:style style:name="T829" style:family="text">
      <style:text-properties fo:font-style="normal" officeooo:rsid="26cd86fe" style:font-style-asian="normal" style:font-style-complex="normal"/>
    </style:style>
    <style:style style:name="T830" style:family="text">
      <style:text-properties fo:font-style="normal" officeooo:rsid="26cf9a46" style:font-style-asian="normal" style:font-style-complex="normal"/>
    </style:style>
    <style:style style:name="T831" style:family="text">
      <style:text-properties fo:font-style="normal" officeooo:rsid="188b13b1" style:font-style-asian="normal" style:font-style-complex="normal"/>
    </style:style>
    <style:style style:name="T832" style:family="text">
      <style:text-properties fo:font-style="normal" officeooo:rsid="183e0810" style:font-style-asian="normal" style:font-style-complex="normal"/>
    </style:style>
    <style:style style:name="T833" style:family="text">
      <style:text-properties fo:font-style="normal" officeooo:rsid="111b4dc3" style:font-style-asian="normal" style:font-style-complex="normal"/>
    </style:style>
    <style:style style:name="T834" style:family="text">
      <style:text-properties fo:font-style="normal" officeooo:rsid="183e2f5c" style:font-style-asian="normal" style:font-style-complex="normal"/>
    </style:style>
    <style:style style:name="T835" style:family="text">
      <style:text-properties fo:font-style="normal" officeooo:rsid="18e1fc6c" style:font-style-asian="normal" style:font-style-complex="normal"/>
    </style:style>
    <style:style style:name="T836" style:family="text">
      <style:text-properties fo:font-style="normal" officeooo:rsid="18b83d31" style:font-style-asian="normal" style:font-style-complex="normal"/>
    </style:style>
    <style:style style:name="T837" style:family="text">
      <style:text-properties fo:font-style="normal" officeooo:rsid="18c4e1d8" style:font-style-asian="normal" style:font-style-complex="normal"/>
    </style:style>
    <style:style style:name="T838" style:family="text">
      <style:text-properties fo:font-style="normal" officeooo:rsid="18ba1be0" style:font-style-asian="normal" style:font-style-complex="normal"/>
    </style:style>
    <style:style style:name="T839" style:family="text">
      <style:text-properties fo:font-style="normal" officeooo:rsid="18c38b6b" style:font-style-asian="normal" style:font-style-complex="normal"/>
    </style:style>
    <style:style style:name="T840" style:family="text">
      <style:text-properties fo:font-style="normal" officeooo:rsid="18bfea3d" style:font-style-asian="normal" style:font-style-complex="normal"/>
    </style:style>
    <style:style style:name="T841" style:family="text">
      <style:text-properties fo:font-style="normal" officeooo:rsid="18bc6162" style:font-style-asian="normal" style:font-style-complex="normal"/>
    </style:style>
    <style:style style:name="T842" style:family="text">
      <style:text-properties fo:font-style="normal" officeooo:rsid="18bdb37b" style:font-style-asian="normal" style:font-style-complex="normal"/>
    </style:style>
    <style:style style:name="T843" style:family="text">
      <style:text-properties fo:font-style="normal" officeooo:rsid="18fa2bc6" style:font-style-asian="normal" style:font-style-complex="normal"/>
    </style:style>
    <style:style style:name="T844" style:family="text">
      <style:text-properties fo:font-style="normal" officeooo:rsid="18ecaf8e" style:font-style-asian="normal" style:font-style-complex="normal"/>
    </style:style>
    <style:style style:name="T845" style:family="text">
      <style:text-properties fo:font-style="normal" officeooo:rsid="18f198a1" style:font-style-asian="normal" style:font-style-complex="normal"/>
    </style:style>
    <style:style style:name="T846" style:family="text">
      <style:text-properties fo:font-style="normal" officeooo:rsid="18ed13ec" style:font-style-asian="normal" style:font-style-complex="normal"/>
    </style:style>
    <style:style style:name="T847" style:family="text">
      <style:text-properties fo:font-style="normal" officeooo:rsid="18f1ed60" style:font-style-asian="normal" style:font-style-complex="normal"/>
    </style:style>
    <style:style style:name="T848" style:family="text">
      <style:text-properties fo:font-style="normal" officeooo:rsid="18c8760e" style:font-style-asian="normal" style:font-style-complex="normal"/>
    </style:style>
    <style:style style:name="T849" style:family="text">
      <style:text-properties fo:font-style="normal" officeooo:rsid="18edc664" style:font-style-asian="normal" style:font-style-complex="normal"/>
    </style:style>
    <style:style style:name="T850" style:family="text">
      <style:text-properties fo:font-style="normal" officeooo:rsid="1a4594f8" style:font-style-asian="normal" style:font-style-complex="normal"/>
    </style:style>
    <style:style style:name="T851" style:family="text">
      <style:text-properties fo:font-style="normal" officeooo:rsid="1a44020f" style:font-style-asian="normal" style:font-style-complex="normal"/>
    </style:style>
    <style:style style:name="T852" style:family="text">
      <style:text-properties fo:font-style="normal" officeooo:rsid="1a4749e8" style:font-style-asian="normal" style:font-style-complex="normal"/>
    </style:style>
    <style:style style:name="T853" style:family="text">
      <style:text-properties fo:font-style="normal" officeooo:rsid="1ba0195d" style:font-style-asian="normal" style:font-style-complex="normal"/>
    </style:style>
    <style:style style:name="T854" style:family="text">
      <style:text-properties fo:font-style="normal" officeooo:rsid="1ba85a2c" style:font-style-asian="normal" style:font-style-complex="normal"/>
    </style:style>
    <style:style style:name="T855" style:family="text">
      <style:text-properties fo:font-style="normal" officeooo:rsid="210d8ae5" style:font-style-asian="normal" style:font-style-complex="normal"/>
    </style:style>
    <style:style style:name="T856" style:family="text">
      <style:text-properties fo:font-style="normal" officeooo:rsid="1bc0908c" style:font-style-asian="normal" style:font-style-complex="normal"/>
    </style:style>
    <style:style style:name="T857" style:family="text">
      <style:text-properties fo:font-style="normal" officeooo:rsid="1628b02c" style:font-style-asian="normal" style:font-style-complex="normal"/>
    </style:style>
    <style:style style:name="T858" style:family="text">
      <style:text-properties fo:font-style="normal" officeooo:rsid="1628b066" style:font-style-asian="normal" style:font-style-complex="normal"/>
    </style:style>
    <style:style style:name="T859" style:family="text">
      <style:text-properties fo:font-style="normal" officeooo:rsid="15ff5bcc" style:font-style-asian="normal" style:font-style-complex="normal"/>
    </style:style>
    <style:style style:name="T860" style:family="text">
      <style:text-properties fo:font-style="normal" officeooo:rsid="16038801" style:font-style-asian="normal" style:font-style-complex="normal"/>
    </style:style>
    <style:style style:name="T861" style:family="text">
      <style:text-properties fo:font-style="normal" officeooo:rsid="15faff95" style:font-style-asian="normal" style:font-style-complex="normal"/>
    </style:style>
    <style:style style:name="T862" style:family="text">
      <style:text-properties fo:font-style="normal" officeooo:rsid="1604bca0" style:font-style-asian="normal" style:font-style-complex="normal"/>
    </style:style>
    <style:style style:name="T863" style:family="text">
      <style:text-properties fo:font-style="normal" officeooo:rsid="289be73f" style:font-style-asian="normal" style:font-style-complex="normal"/>
    </style:style>
    <style:style style:name="T864" style:family="text">
      <style:text-properties fo:font-style="normal" officeooo:rsid="294e79e3" style:font-style-asian="normal" style:font-style-complex="normal"/>
    </style:style>
    <style:style style:name="T865" style:family="text">
      <style:text-properties fo:font-style="normal" officeooo:rsid="295485bb" style:font-style-asian="normal" style:font-style-complex="normal"/>
    </style:style>
    <style:style style:name="T866" style:family="text">
      <style:text-properties fo:font-style="normal" officeooo:rsid="2955964d" style:font-style-asian="normal" style:font-style-complex="normal"/>
    </style:style>
    <style:style style:name="T867" style:family="text">
      <style:text-properties fo:font-style="normal" officeooo:rsid="29c85d15" style:font-style-asian="normal" style:font-style-complex="normal"/>
    </style:style>
    <style:style style:name="T868" style:family="text">
      <style:text-properties fo:font-style="normal" officeooo:rsid="29d53365" style:font-style-asian="normal" style:font-style-complex="normal"/>
    </style:style>
    <style:style style:name="T869" style:family="text">
      <style:text-properties fo:font-style="normal" officeooo:rsid="29d5cdc0" style:font-style-asian="normal" style:font-style-complex="normal"/>
    </style:style>
    <style:style style:name="T870" style:family="text">
      <style:text-properties fo:font-style="normal" officeooo:rsid="29d6df68" style:font-style-asian="normal" style:font-style-complex="normal"/>
    </style:style>
    <style:style style:name="T871" style:family="text">
      <style:text-properties fo:font-style="normal" style:text-underline-style="none" style:font-style-asian="normal" style:font-style-complex="normal"/>
    </style:style>
    <style:style style:name="T872" style:family="text">
      <style:text-properties fo:font-style="normal" style:text-underline-style="none" officeooo:rsid="22f7ad49" style:font-style-asian="normal" style:font-style-complex="normal"/>
    </style:style>
    <style:style style:name="T873" style:family="text">
      <style:text-properties fo:font-style="normal" fo:font-weight="bold" style:font-style-asian="normal" style:font-weight-asian="bold" style:font-style-complex="normal" style:font-weight-complex="bold"/>
    </style:style>
    <style:style style:name="T874" style:family="text">
      <style:text-properties fo:font-style="normal" fo:font-weight="bold" officeooo:rsid="25a0872c" style:font-style-asian="normal" style:font-weight-asian="bold" style:font-style-complex="normal" style:font-weight-complex="bold"/>
    </style:style>
    <style:style style:name="T875" style:family="text">
      <style:text-properties fo:font-style="normal" fo:font-weight="bold" officeooo:rsid="1a4749e8" style:font-style-asian="normal" style:font-weight-asian="bold" style:font-style-complex="normal" style:font-weight-complex="bold"/>
    </style:style>
    <style:style style:name="T876" style:family="text">
      <style:text-properties fo:font-style="normal" fo:font-weight="normal" style:font-style-asian="normal" style:font-weight-asian="normal" style:font-style-complex="normal" style:font-weight-complex="normal"/>
    </style:style>
    <style:style style:name="T877" style:family="text">
      <style:text-properties fo:font-style="normal" fo:font-weight="normal" officeooo:rsid="19865a9c" style:font-style-asian="normal" style:font-weight-asian="normal" style:font-style-complex="normal" style:font-weight-complex="normal"/>
    </style:style>
    <style:style style:name="T878" style:family="text">
      <style:text-properties fo:font-style="normal" fo:font-weight="normal" officeooo:rsid="1f4c3fae" style:font-style-asian="normal" style:font-weight-asian="normal" style:font-style-complex="normal" style:font-weight-complex="normal"/>
    </style:style>
    <style:style style:name="T879" style:family="text">
      <style:text-properties fo:font-style="normal" fo:font-weight="normal" officeooo:rsid="1f4cbbd5" style:font-style-asian="normal" style:font-weight-asian="normal" style:font-style-complex="normal" style:font-weight-complex="normal"/>
    </style:style>
    <style:style style:name="T880" style:family="text">
      <style:text-properties fo:font-style="normal" fo:font-weight="normal" officeooo:rsid="1f4d0110" style:font-style-asian="normal" style:font-weight-asian="normal" style:font-style-complex="normal" style:font-weight-complex="normal"/>
    </style:style>
    <style:style style:name="T881" style:family="text">
      <style:text-properties fo:font-style="normal" fo:font-weight="normal" officeooo:rsid="1f78a846" style:font-style-asian="normal" style:font-weight-asian="normal" style:font-style-complex="normal" style:font-weight-complex="normal"/>
    </style:style>
    <style:style style:name="T882" style:family="text">
      <style:text-properties fo:font-style="normal" fo:font-weight="normal" officeooo:rsid="26586c92" style:font-style-asian="normal" style:font-weight-asian="normal" style:font-style-complex="normal" style:font-weight-complex="normal"/>
    </style:style>
    <style:style style:name="T883" style:family="text">
      <style:text-properties officeooo:rsid="201d0560"/>
    </style:style>
    <style:style style:name="T884" style:family="text">
      <style:text-properties officeooo:rsid="20270e3e"/>
    </style:style>
    <style:style style:name="T885" style:family="text">
      <style:text-properties officeooo:rsid="2027dbf6"/>
    </style:style>
    <style:style style:name="T886" style:family="text">
      <style:text-properties officeooo:rsid="20298579"/>
    </style:style>
    <style:style style:name="T887" style:family="text">
      <style:text-properties officeooo:rsid="203a73cb"/>
    </style:style>
    <style:style style:name="T888" style:family="text">
      <style:text-properties officeooo:rsid="205345cd"/>
    </style:style>
    <style:style style:name="T889" style:family="text">
      <style:text-properties officeooo:rsid="2058902b"/>
    </style:style>
    <style:style style:name="T890" style:family="text">
      <style:text-properties officeooo:rsid="205cb6a1"/>
    </style:style>
    <style:style style:name="T891" style:family="text">
      <style:text-properties officeooo:rsid="2065587c"/>
    </style:style>
    <style:style style:name="T892" style:family="text">
      <style:text-properties officeooo:rsid="2068fff3"/>
    </style:style>
    <style:style style:name="T893" style:family="text">
      <style:text-properties officeooo:rsid="206acc77"/>
    </style:style>
    <style:style style:name="T894" style:family="text">
      <style:text-properties officeooo:rsid="20768cfb"/>
    </style:style>
    <style:style style:name="T895" style:family="text">
      <style:text-properties officeooo:rsid="207a19a7"/>
    </style:style>
    <style:style style:name="T896" style:family="text">
      <style:text-properties officeooo:rsid="207e1207"/>
    </style:style>
    <style:style style:name="T897" style:family="text">
      <style:text-properties officeooo:rsid="208751d0"/>
    </style:style>
    <style:style style:name="T898" style:family="text">
      <style:text-properties officeooo:rsid="20889469"/>
    </style:style>
    <style:style style:name="T899" style:family="text">
      <style:text-properties officeooo:rsid="209a6c6f"/>
    </style:style>
    <style:style style:name="T900" style:family="text">
      <style:text-properties officeooo:rsid="20a19e91"/>
    </style:style>
    <style:style style:name="T901" style:family="text">
      <style:text-properties fo:font-size="9.5pt" fo:letter-spacing="0.009cm" fo:language="cs" fo:country="CZ" style:font-size-asian="9.5pt" style:language-asian="cs" style:country-asian="CZ"/>
    </style:style>
    <style:style style:name="T902" style:family="text">
      <style:text-properties fo:font-size="9.5pt" fo:letter-spacing="0.009cm" fo:language="cs" fo:country="CZ" officeooo:rsid="20aac5d0" style:font-size-asian="9.5pt" style:language-asian="cs" style:country-asian="CZ"/>
    </style:style>
    <style:style style:name="T903" style:family="text">
      <style:text-properties fo:font-size="9.5pt" fo:letter-spacing="0.009cm" fo:language="cs" fo:country="CZ" officeooo:rsid="20ace839" style:font-size-asian="9.5pt" style:language-asian="cs" style:country-asian="CZ"/>
    </style:style>
    <style:style style:name="T904" style:family="text">
      <style:text-properties fo:font-size="9.5pt" fo:letter-spacing="0.009cm" fo:language="cs" fo:country="CZ" officeooo:rsid="20a56c6b" style:font-size-asian="9.5pt" style:language-asian="cs" style:country-asian="CZ"/>
    </style:style>
    <style:style style:name="T905" style:family="text">
      <style:text-properties fo:font-size="9.5pt" fo:letter-spacing="0.009cm" fo:language="cs" fo:country="CZ" officeooo:rsid="20a75113" style:font-size-asian="9.5pt" style:language-asian="cs" style:country-asian="CZ"/>
    </style:style>
    <style:style style:name="T906" style:family="text">
      <style:text-properties fo:font-size="9.5pt" fo:letter-spacing="0.009cm" fo:language="cs" fo:country="CZ" officeooo:rsid="20af97d2" style:font-size-asian="9.5pt" style:language-asian="cs" style:country-asian="CZ"/>
    </style:style>
    <style:style style:name="T907" style:family="text">
      <style:text-properties fo:font-size="9.5pt" fo:letter-spacing="0.009cm" fo:language="cs" fo:country="CZ" officeooo:rsid="20b19335" style:font-size-asian="9.5pt" style:language-asian="cs" style:country-asian="CZ"/>
    </style:style>
    <style:style style:name="T908" style:family="text">
      <style:text-properties fo:font-size="9.5pt" fo:letter-spacing="0.009cm" fo:language="cs" fo:country="CZ" officeooo:rsid="20b709c7" style:font-size-asian="9.5pt" style:language-asian="cs" style:country-asian="CZ"/>
    </style:style>
    <style:style style:name="T909" style:family="text">
      <style:text-properties fo:font-size="9.5pt" fo:letter-spacing="0.009cm" fo:language="cs" fo:country="CZ" officeooo:rsid="20b85116" style:font-size-asian="9.5pt" style:language-asian="cs" style:country-asian="CZ"/>
    </style:style>
    <style:style style:name="T910" style:family="text">
      <style:text-properties fo:font-size="9.5pt" fo:letter-spacing="0.009cm" fo:language="cs" fo:country="CZ" officeooo:rsid="20c1c0ac" style:font-size-asian="9.5pt" style:language-asian="cs" style:country-asian="CZ"/>
    </style:style>
    <style:style style:name="T911" style:family="text">
      <style:text-properties fo:font-size="9.5pt" fo:letter-spacing="0.009cm" fo:language="cs" fo:country="CZ" officeooo:rsid="20c7ab34" style:font-size-asian="9.5pt" style:language-asian="cs" style:country-asian="CZ"/>
    </style:style>
    <style:style style:name="T912" style:family="text">
      <style:text-properties fo:font-size="9.5pt" fo:letter-spacing="0.009cm" fo:language="cs" fo:country="CZ" officeooo:rsid="20c7e044" style:font-size-asian="9.5pt" style:language-asian="cs" style:country-asian="CZ"/>
    </style:style>
    <style:style style:name="T913" style:family="text">
      <style:text-properties fo:font-size="9.5pt" fo:letter-spacing="0.009cm" fo:language="cs" fo:country="CZ" officeooo:rsid="20ca50b1" style:font-size-asian="9.5pt" style:language-asian="cs" style:country-asian="CZ"/>
    </style:style>
    <style:style style:name="T914" style:family="text">
      <style:text-properties fo:font-size="9.5pt" fo:letter-spacing="0.009cm" fo:language="cs" fo:country="CZ" officeooo:rsid="20caf294" style:font-size-asian="9.5pt" style:language-asian="cs" style:country-asian="CZ"/>
    </style:style>
    <style:style style:name="T915" style:family="text">
      <style:text-properties fo:font-size="9.5pt" fo:letter-spacing="0.009cm" fo:language="cs" fo:country="CZ" officeooo:rsid="21fc73fc" style:font-size-asian="9.5pt" style:language-asian="cs" style:country-asian="CZ"/>
    </style:style>
    <style:style style:name="T916" style:family="text">
      <style:text-properties fo:font-size="9.5pt" fo:letter-spacing="0.009cm" fo:language="cs" fo:country="CZ" officeooo:rsid="223e7fa9" style:font-size-asian="9.5pt" style:language-asian="cs" style:country-asian="CZ"/>
    </style:style>
    <style:style style:name="T917" style:family="text">
      <style:text-properties fo:font-size="9.5pt" fo:letter-spacing="0.009cm" fo:language="cs" fo:country="CZ" officeooo:rsid="22462321" style:font-size-asian="9.5pt" style:language-asian="cs" style:country-asian="CZ"/>
    </style:style>
    <style:style style:name="T918" style:family="text">
      <style:text-properties fo:font-size="9.5pt" fo:letter-spacing="0.009cm" fo:language="cs" fo:country="CZ" officeooo:rsid="2366bc69" style:font-size-asian="9.5pt" style:language-asian="cs" style:country-asian="CZ"/>
    </style:style>
    <style:style style:name="T919" style:family="text">
      <style:text-properties fo:font-size="9.5pt" fo:letter-spacing="0.009cm" fo:language="cs" fo:country="CZ" officeooo:rsid="236a0e98" style:font-size-asian="9.5pt" style:language-asian="cs" style:country-asian="CZ"/>
    </style:style>
    <style:style style:name="T920" style:family="text">
      <style:text-properties fo:font-size="9.5pt" fo:letter-spacing="0.009cm" fo:language="cs" fo:country="CZ" officeooo:rsid="24fd5613" style:font-size-asian="9.5pt" style:language-asian="cs" style:country-asian="CZ"/>
    </style:style>
    <style:style style:name="T921" style:family="text">
      <style:text-properties fo:font-size="9.5pt" fo:letter-spacing="0.009cm" fo:language="cs" fo:country="CZ" officeooo:rsid="24fd7573" style:font-size-asian="9.5pt" style:language-asian="cs" style:country-asian="CZ"/>
    </style:style>
    <style:style style:name="T922" style:family="text">
      <style:text-properties fo:font-size="9.5pt" fo:letter-spacing="0.009cm" fo:language="cs" fo:country="CZ" officeooo:rsid="2503d268" style:font-size-asian="9.5pt" style:language-asian="cs" style:country-asian="CZ"/>
    </style:style>
    <style:style style:name="T923" style:family="text">
      <style:text-properties fo:font-size="9.5pt" fo:letter-spacing="0.009cm" fo:language="cs" fo:country="CZ" officeooo:rsid="25047196" style:font-size-asian="9.5pt" style:language-asian="cs" style:country-asian="CZ"/>
    </style:style>
    <style:style style:name="T924" style:family="text">
      <style:text-properties fo:font-size="9.5pt" fo:letter-spacing="0.009cm" fo:language="cs" fo:country="CZ" officeooo:rsid="25057cc0" style:font-size-asian="9.5pt" style:language-asian="cs" style:country-asian="CZ"/>
    </style:style>
    <style:style style:name="T925" style:family="text">
      <style:text-properties fo:font-size="9.5pt" fo:letter-spacing="0.009cm" fo:language="cs" fo:country="CZ" officeooo:rsid="25085263" style:font-size-asian="9.5pt" style:language-asian="cs" style:country-asian="CZ"/>
    </style:style>
    <style:style style:name="T926" style:family="text">
      <style:text-properties fo:font-size="9.5pt" fo:letter-spacing="0.009cm" fo:language="cs" fo:country="CZ" officeooo:rsid="250854d9" style:font-size-asian="9.5pt" style:language-asian="cs" style:country-asian="CZ"/>
    </style:style>
    <style:style style:name="T927" style:family="text">
      <style:text-properties fo:font-size="9.5pt" fo:letter-spacing="0.009cm" fo:language="cs" fo:country="CZ" officeooo:rsid="2511aac7" style:font-size-asian="9.5pt" style:language-asian="cs" style:country-asian="CZ"/>
    </style:style>
    <style:style style:name="T928" style:family="text">
      <style:text-properties fo:font-size="9.5pt" fo:letter-spacing="0.009cm" fo:language="cs" fo:country="CZ" officeooo:rsid="2514d94b" style:font-size-asian="9.5pt" style:language-asian="cs" style:country-asian="CZ"/>
    </style:style>
    <style:style style:name="T929" style:family="text">
      <style:text-properties fo:font-size="9.5pt" fo:letter-spacing="0.009cm" fo:language="cs" fo:country="CZ" officeooo:rsid="25172e89" style:font-size-asian="9.5pt" style:language-asian="cs" style:country-asian="CZ"/>
    </style:style>
    <style:style style:name="T930" style:family="text">
      <style:text-properties fo:font-size="9.5pt" fo:letter-spacing="0.009cm" fo:language="cs" fo:country="CZ" officeooo:rsid="2517543e" style:font-size-asian="9.5pt" style:language-asian="cs" style:country-asian="CZ"/>
    </style:style>
    <style:style style:name="T931" style:family="text">
      <style:text-properties fo:font-size="9.5pt" fo:letter-spacing="0.009cm" fo:language="cs" fo:country="CZ" officeooo:rsid="2518ab17" style:font-size-asian="9.5pt" style:language-asian="cs" style:country-asian="CZ"/>
    </style:style>
    <style:style style:name="T932" style:family="text">
      <style:text-properties fo:font-size="9.5pt" fo:letter-spacing="0.009cm" fo:language="cs" fo:country="CZ" officeooo:rsid="25193a8d" style:font-size-asian="9.5pt" style:language-asian="cs" style:country-asian="CZ"/>
    </style:style>
    <style:style style:name="T933" style:family="text">
      <style:text-properties fo:font-size="9.5pt" fo:letter-spacing="0.009cm" fo:language="cs" fo:country="CZ" officeooo:rsid="251a8563" style:font-size-asian="9.5pt" style:language-asian="cs" style:country-asian="CZ"/>
    </style:style>
    <style:style style:name="T934" style:family="text">
      <style:text-properties fo:font-size="9.5pt" fo:letter-spacing="0.009cm" fo:language="cs" fo:country="CZ" officeooo:rsid="251b4fd4" style:font-size-asian="9.5pt" style:language-asian="cs" style:country-asian="CZ"/>
    </style:style>
    <style:style style:name="T935" style:family="text">
      <style:text-properties fo:font-size="9.5pt" fo:letter-spacing="0.009cm" fo:language="cs" fo:country="CZ" officeooo:rsid="251c1b9b" style:font-size-asian="9.5pt" style:language-asian="cs" style:country-asian="CZ"/>
    </style:style>
    <style:style style:name="T936" style:family="text">
      <style:text-properties fo:font-size="9.5pt" fo:letter-spacing="0.009cm" fo:language="cs" fo:country="CZ" officeooo:rsid="251cc7bb" style:font-size-asian="9.5pt" style:language-asian="cs" style:country-asian="CZ"/>
    </style:style>
    <style:style style:name="T937" style:family="text">
      <style:text-properties fo:font-size="9.5pt" fo:letter-spacing="0.009cm" fo:language="cs" fo:country="CZ" officeooo:rsid="251d440f" style:font-size-asian="9.5pt" style:language-asian="cs" style:country-asian="CZ"/>
    </style:style>
    <style:style style:name="T938" style:family="text">
      <style:text-properties fo:font-size="9.5pt" fo:letter-spacing="0.009cm" fo:language="cs" fo:country="CZ" officeooo:rsid="2855eaa6" style:font-size-asian="9.5pt" style:language-asian="cs" style:country-asian="CZ"/>
    </style:style>
    <style:style style:name="T939" style:family="text">
      <style:text-properties fo:font-size="9.5pt" fo:letter-spacing="0.009cm" fo:language="cs" fo:country="CZ" officeooo:rsid="285c2fe7" style:font-size-asian="9.5pt" style:language-asian="cs" style:country-asian="CZ"/>
    </style:style>
    <style:style style:name="T940" style:family="text">
      <style:text-properties fo:font-size="9.5pt" fo:letter-spacing="0.009cm" fo:language="cs" fo:country="CZ" officeooo:rsid="285cc5b9" style:font-size-asian="9.5pt" style:language-asian="cs" style:country-asian="CZ"/>
    </style:style>
    <style:style style:name="T941" style:family="text">
      <style:text-properties fo:font-size="9.5pt" fo:letter-spacing="0.009cm" fo:language="cs" fo:country="CZ" officeooo:rsid="285e1a03" style:font-size-asian="9.5pt" style:language-asian="cs" style:country-asian="CZ"/>
    </style:style>
    <style:style style:name="T942" style:family="text">
      <style:text-properties fo:font-size="9.5pt" fo:letter-spacing="0.009cm" fo:language="cs" fo:country="CZ" fo:font-style="italic" style:font-size-asian="9.5pt" style:language-asian="cs" style:country-asian="CZ" style:font-style-asian="italic" style:font-style-complex="italic"/>
    </style:style>
    <style:style style:name="T943"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944"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94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94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94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94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949"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950"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951"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952"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953"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954"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955"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956" style:family="text">
      <style:text-properties fo:font-size="9.5pt" fo:letter-spacing="0.009cm" fo:language="en" fo:country="US" officeooo:rsid="20b19335" style:font-size-asian="9.5pt" style:language-asian="cs" style:country-asian="CZ"/>
    </style:style>
    <style:style style:name="T957" style:family="text">
      <style:text-properties fo:font-size="9.5pt" fo:language="cs" fo:country="CZ" style:font-size-asian="9.5pt" style:language-asian="cs" style:country-asian="CZ"/>
    </style:style>
    <style:style style:name="T958" style:family="text">
      <style:text-properties fo:font-size="9.5pt" fo:language="cs" fo:country="CZ" officeooo:rsid="227d5938" style:font-size-asian="9.5pt" style:language-asian="cs" style:country-asian="CZ"/>
    </style:style>
    <style:style style:name="T959" style:family="text">
      <style:text-properties fo:font-size="9.5pt" fo:language="cs" fo:country="CZ" officeooo:rsid="2858b2e9" style:font-size-asian="9.5pt" style:language-asian="cs" style:country-asian="CZ"/>
    </style:style>
    <style:style style:name="T960" style:family="text">
      <style:text-properties fo:font-size="9.5pt" fo:language="cs" fo:country="CZ" officeooo:rsid="285a490a" style:font-size-asian="9.5pt" style:language-asian="cs" style:country-asian="CZ"/>
    </style:style>
    <style:style style:name="T961" style:family="text">
      <style:text-properties fo:language="en" fo:country="US"/>
    </style:style>
    <style:style style:name="T962" style:family="text">
      <style:text-properties fo:language="en" fo:country="US" officeooo:rsid="20e18c0c"/>
    </style:style>
    <style:style style:name="T963" style:family="text">
      <style:text-properties fo:language="en" fo:country="US" officeooo:rsid="20f1f757"/>
    </style:style>
    <style:style style:name="T964" style:family="text">
      <style:text-properties fo:language="en" fo:country="US" officeooo:rsid="2718b236"/>
    </style:style>
    <style:style style:name="T965" style:family="text">
      <style:text-properties fo:language="en" fo:country="US" fo:font-weight="normal" officeooo:rsid="2718b236" style:font-weight-asian="normal" style:font-weight-complex="normal"/>
    </style:style>
    <style:style style:name="T966" style:family="text">
      <style:text-properties fo:language="en" fo:country="US" officeooo:rsid="2718f0f3"/>
    </style:style>
    <style:style style:name="T967" style:family="text">
      <style:text-properties fo:language="en" fo:country="US" officeooo:rsid="2718b236" fo:background-color="transparent" loext:char-shading-value="0"/>
    </style:style>
    <style:style style:name="T968" style:family="text">
      <style:text-properties fo:language="en" fo:country="US" officeooo:rsid="28acefdc" style:language-asian="cs" style:country-asian="CZ"/>
    </style:style>
    <style:style style:name="T969" style:family="text">
      <style:text-properties fo:language="en" fo:country="US" officeooo:rsid="28d9aa9e"/>
    </style:style>
    <style:style style:name="T970" style:family="text">
      <style:text-properties fo:language="en" fo:country="US" officeooo:rsid="2a3f98d4"/>
    </style:style>
    <style:style style:name="T971" style:family="text">
      <style:text-properties officeooo:rsid="20f7086f"/>
    </style:style>
    <style:style style:name="T972" style:family="text">
      <style:text-properties officeooo:rsid="2112f312"/>
    </style:style>
    <style:style style:name="T973" style:family="text">
      <style:text-properties officeooo:rsid="211e75b5"/>
    </style:style>
    <style:style style:name="T974" style:family="text">
      <style:text-properties officeooo:rsid="212cf64d"/>
    </style:style>
    <style:style style:name="T975" style:family="text">
      <style:text-properties officeooo:rsid="2130bbfa"/>
    </style:style>
    <style:style style:name="T976" style:family="text">
      <style:text-properties officeooo:rsid="213d0be9"/>
    </style:style>
    <style:style style:name="T977" style:family="text">
      <style:text-properties officeooo:rsid="21464600"/>
    </style:style>
    <style:style style:name="T978" style:family="text">
      <style:text-properties officeooo:rsid="214ce48d"/>
    </style:style>
    <style:style style:name="T979" style:family="text">
      <style:text-properties officeooo:rsid="2163e5a4"/>
    </style:style>
    <style:style style:name="T980" style:family="text">
      <style:text-properties officeooo:rsid="2164a9a6"/>
    </style:style>
    <style:style style:name="T981" style:family="text">
      <style:text-properties officeooo:rsid="218eee67"/>
    </style:style>
    <style:style style:name="T982" style:family="text">
      <style:text-properties officeooo:rsid="2195b040"/>
    </style:style>
    <style:style style:name="T983" style:family="text">
      <style:text-properties officeooo:rsid="2197e806"/>
    </style:style>
    <style:style style:name="T984" style:family="text">
      <style:text-properties officeooo:rsid="2198b31a"/>
    </style:style>
    <style:style style:name="T985" style:family="text">
      <style:text-properties officeooo:rsid="21996beb"/>
    </style:style>
    <style:style style:name="T986" style:family="text">
      <style:text-properties officeooo:rsid="21a922d0"/>
    </style:style>
    <style:style style:name="T987" style:family="text">
      <style:text-properties officeooo:rsid="21adb664"/>
    </style:style>
    <style:style style:name="T988" style:family="text">
      <style:text-properties officeooo:rsid="21b04fb0"/>
    </style:style>
    <style:style style:name="T989" style:family="text">
      <style:text-properties officeooo:rsid="21b1e115"/>
    </style:style>
    <style:style style:name="T990" style:family="text">
      <style:text-properties officeooo:rsid="21b3d0c4"/>
    </style:style>
    <style:style style:name="T991" style:family="text">
      <style:text-properties officeooo:rsid="21b6cacf"/>
    </style:style>
    <style:style style:name="T992" style:family="text">
      <style:text-properties officeooo:rsid="21b97db2"/>
    </style:style>
    <style:style style:name="T993" style:family="text">
      <style:text-properties officeooo:rsid="21d6f3b6"/>
    </style:style>
    <style:style style:name="T994" style:family="text">
      <style:text-properties officeooo:rsid="21d77dca"/>
    </style:style>
    <style:style style:name="T995" style:family="text">
      <style:text-properties officeooo:rsid="21d784b3"/>
    </style:style>
    <style:style style:name="T996" style:family="text">
      <style:text-properties officeooo:rsid="21d9cbd9"/>
    </style:style>
    <style:style style:name="T997" style:family="text">
      <style:text-properties officeooo:rsid="21e28bc8"/>
    </style:style>
    <style:style style:name="T998" style:family="text">
      <style:text-properties officeooo:rsid="21e40ee3"/>
    </style:style>
    <style:style style:name="T999" style:family="text">
      <style:text-properties officeooo:rsid="21e88bb8"/>
    </style:style>
    <style:style style:name="T1000" style:family="text">
      <style:text-properties officeooo:rsid="2209a5d2"/>
    </style:style>
    <style:style style:name="T1001" style:family="text">
      <style:text-properties officeooo:rsid="220b2653"/>
    </style:style>
    <style:style style:name="T1002" style:family="text">
      <style:text-properties officeooo:rsid="220d11cf"/>
    </style:style>
    <style:style style:name="T1003" style:family="text">
      <style:text-properties officeooo:rsid="220e90a3"/>
    </style:style>
    <style:style style:name="T1004" style:family="text">
      <style:text-properties officeooo:rsid="221e3299"/>
    </style:style>
    <style:style style:name="T1005" style:family="text">
      <style:text-properties officeooo:rsid="21316e66"/>
    </style:style>
    <style:style style:name="T1006" style:family="text">
      <style:text-properties officeooo:rsid="20f1f757"/>
    </style:style>
    <style:style style:name="T1007" style:family="text">
      <style:text-properties officeooo:rsid="21084381"/>
    </style:style>
    <style:style style:name="T1008" style:family="text">
      <style:text-properties officeooo:rsid="2237b1e2"/>
    </style:style>
    <style:style style:name="T1009" style:family="text">
      <style:text-properties officeooo:rsid="2238d29b"/>
    </style:style>
    <style:style style:name="T1010" style:family="text">
      <style:text-properties officeooo:rsid="22439781"/>
    </style:style>
    <style:style style:name="T1011" style:family="text">
      <style:text-properties officeooo:rsid="22447983"/>
    </style:style>
    <style:style style:name="T1012" style:family="text">
      <style:text-properties officeooo:rsid="224eb86c"/>
    </style:style>
    <style:style style:name="T1013" style:family="text">
      <style:text-properties officeooo:rsid="2264f721"/>
    </style:style>
    <style:style style:name="T1014" style:family="text">
      <style:text-properties officeooo:rsid="2267e6f5"/>
    </style:style>
    <style:style style:name="T1015" style:family="text">
      <style:text-properties officeooo:rsid="228a945e"/>
    </style:style>
    <style:style style:name="T1016" style:family="text">
      <style:text-properties officeooo:rsid="2298b5b6"/>
    </style:style>
    <style:style style:name="T1017" style:family="text">
      <style:text-properties officeooo:rsid="229b2d63"/>
    </style:style>
    <style:style style:name="T1018" style:family="text">
      <style:text-properties officeooo:rsid="22a758fa"/>
    </style:style>
    <style:style style:name="T1019" style:family="text">
      <style:text-properties officeooo:rsid="22ac7656"/>
    </style:style>
    <style:style style:name="T1020" style:family="text">
      <style:text-properties officeooo:rsid="22b85964"/>
    </style:style>
    <style:style style:name="T1021" style:family="text">
      <style:text-properties officeooo:rsid="22ba25be"/>
    </style:style>
    <style:style style:name="T1022" style:family="text">
      <style:text-properties officeooo:rsid="22ba960b"/>
    </style:style>
    <style:style style:name="T1023" style:family="text">
      <style:text-properties officeooo:rsid="22bd1088"/>
    </style:style>
    <style:style style:name="T1024" style:family="text">
      <style:text-properties officeooo:rsid="22c10484"/>
    </style:style>
    <style:style style:name="T1025" style:family="text">
      <style:text-properties officeooo:rsid="22c43c3b"/>
    </style:style>
    <style:style style:name="T1026" style:family="text">
      <style:text-properties officeooo:rsid="22c58244"/>
    </style:style>
    <style:style style:name="T1027" style:family="text">
      <style:text-properties officeooo:rsid="22d30b1a"/>
    </style:style>
    <style:style style:name="T1028" style:family="text">
      <style:text-properties officeooo:rsid="204f4e25"/>
    </style:style>
    <style:style style:name="T1029" style:family="text">
      <style:text-properties officeooo:rsid="22d854a9"/>
    </style:style>
    <style:style style:name="T1030" style:family="text">
      <style:text-properties officeooo:rsid="22dd5c36"/>
    </style:style>
    <style:style style:name="T1031" style:family="text">
      <style:text-properties officeooo:rsid="22defc71"/>
    </style:style>
    <style:style style:name="T1032" style:family="text">
      <style:text-properties officeooo:rsid="22e50c1a"/>
    </style:style>
    <style:style style:name="T1033" style:family="text">
      <style:text-properties officeooo:rsid="2022d038"/>
    </style:style>
    <style:style style:name="T1034" style:family="text">
      <style:text-properties officeooo:rsid="22e5bb83"/>
    </style:style>
    <style:style style:name="T1035" style:family="text">
      <style:text-properties officeooo:rsid="22e7537f"/>
    </style:style>
    <style:style style:name="T1036" style:family="text">
      <style:text-properties officeooo:rsid="22f5da9a"/>
    </style:style>
    <style:style style:name="T1037" style:family="text">
      <style:text-properties officeooo:rsid="2304ad9b"/>
    </style:style>
    <style:style style:name="T1038" style:family="text">
      <style:text-properties officeooo:rsid="2305469b"/>
    </style:style>
    <style:style style:name="T1039" style:family="text">
      <style:text-properties officeooo:rsid="2305659e"/>
    </style:style>
    <style:style style:name="T1040" style:family="text">
      <style:text-properties officeooo:rsid="232f7481"/>
    </style:style>
    <style:style style:name="T1041" style:family="text">
      <style:text-properties officeooo:rsid="2331678d"/>
    </style:style>
    <style:style style:name="T1042" style:family="text">
      <style:text-properties officeooo:rsid="2332d987"/>
    </style:style>
    <style:style style:name="T1043" style:family="text">
      <style:text-properties officeooo:rsid="2332e601"/>
    </style:style>
    <style:style style:name="T1044" style:family="text">
      <style:text-properties officeooo:rsid="234722bb"/>
    </style:style>
    <style:style style:name="T1045" style:family="text">
      <style:text-properties officeooo:rsid="23484d0e"/>
    </style:style>
    <style:style style:name="T1046" style:family="text">
      <style:text-properties officeooo:rsid="2349a476"/>
    </style:style>
    <style:style style:name="T1047" style:family="text">
      <style:text-properties officeooo:rsid="2349b8a1"/>
    </style:style>
    <style:style style:name="T1048" style:family="text">
      <style:text-properties officeooo:rsid="234a7ac3"/>
    </style:style>
    <style:style style:name="T1049" style:family="text">
      <style:text-properties officeooo:rsid="234c1eda"/>
    </style:style>
    <style:style style:name="T1050" style:family="text">
      <style:text-properties officeooo:rsid="234c7f7d"/>
    </style:style>
    <style:style style:name="T1051" style:family="text">
      <style:text-properties officeooo:rsid="234e0d17"/>
    </style:style>
    <style:style style:name="T1052" style:family="text">
      <style:text-properties officeooo:rsid="235399e7"/>
    </style:style>
    <style:style style:name="T1053" style:family="text">
      <style:text-properties officeooo:rsid="2356c6ea"/>
    </style:style>
    <style:style style:name="T1054" style:family="text">
      <style:text-properties officeooo:rsid="23585241"/>
    </style:style>
    <style:style style:name="T1055" style:family="text">
      <style:text-properties officeooo:rsid="2358e570"/>
    </style:style>
    <style:style style:name="T1056" style:family="text">
      <style:text-properties officeooo:rsid="235b4c7d"/>
    </style:style>
    <style:style style:name="T1057" style:family="text">
      <style:text-properties officeooo:rsid="23637825"/>
    </style:style>
    <style:style style:name="T1058" style:family="text">
      <style:text-properties officeooo:rsid="236484a9"/>
    </style:style>
    <style:style style:name="T1059" style:family="text">
      <style:text-properties officeooo:rsid="236c8ad4"/>
    </style:style>
    <style:style style:name="T1060" style:family="text">
      <style:text-properties officeooo:rsid="2295c09f"/>
    </style:style>
    <style:style style:name="T1061" style:family="text">
      <style:text-properties officeooo:rsid="22a655ef"/>
    </style:style>
    <style:style style:name="T1062" style:family="text">
      <style:text-properties officeooo:rsid="21c8752c"/>
    </style:style>
    <style:style style:name="T1063" style:family="text">
      <style:text-properties officeooo:rsid="236db2ab"/>
    </style:style>
    <style:style style:name="T1064" style:family="text">
      <style:text-properties officeooo:rsid="22cc5d09"/>
    </style:style>
    <style:style style:name="T1065" style:family="text">
      <style:text-properties officeooo:rsid="22c85621"/>
    </style:style>
    <style:style style:name="T1066" style:family="text">
      <style:text-properties officeooo:rsid="22c8d110"/>
    </style:style>
    <style:style style:name="T1067" style:family="text">
      <style:text-properties officeooo:rsid="22a871c9"/>
    </style:style>
    <style:style style:name="T1068" style:family="text">
      <style:text-properties officeooo:rsid="23751612"/>
    </style:style>
    <style:style style:name="T1069" style:family="text">
      <style:text-properties officeooo:rsid="2376cc3a"/>
    </style:style>
    <style:style style:name="T1070" style:family="text">
      <style:text-properties officeooo:rsid="2376f410"/>
    </style:style>
    <style:style style:name="T1071" style:family="text">
      <style:text-properties officeooo:rsid="237987a4"/>
    </style:style>
    <style:style style:name="T1072" style:family="text">
      <style:text-properties officeooo:rsid="2386816f"/>
    </style:style>
    <style:style style:name="T1073" style:family="text">
      <style:text-properties officeooo:rsid="238c0f02"/>
    </style:style>
    <style:style style:name="T1074" style:family="text">
      <style:text-properties officeooo:rsid="238d7811"/>
    </style:style>
    <style:style style:name="T1075" style:family="text">
      <style:text-properties officeooo:rsid="23ac06b8"/>
    </style:style>
    <style:style style:name="T1076" style:family="text">
      <style:text-properties officeooo:rsid="23adf46b"/>
    </style:style>
    <style:style style:name="T1077" style:family="text">
      <style:text-properties officeooo:rsid="23b0ce43"/>
    </style:style>
    <style:style style:name="T1078" style:family="text">
      <style:text-properties officeooo:rsid="23c07497"/>
    </style:style>
    <style:style style:name="T1079" style:family="text">
      <style:text-properties officeooo:rsid="23c30856"/>
    </style:style>
    <style:style style:name="T1080" style:family="text">
      <style:text-properties officeooo:rsid="23e1443b"/>
    </style:style>
    <style:style style:name="T1081" style:family="text">
      <style:text-properties officeooo:rsid="23ec6efa"/>
    </style:style>
    <style:style style:name="T1082" style:family="text">
      <style:text-properties officeooo:rsid="23f092d1"/>
    </style:style>
    <style:style style:name="T1083" style:family="text">
      <style:text-properties fo:font-variant="normal" fo:text-transform="none" fo:color="#333333" style:font-name="CharisSILW" fo:font-size="9pt" fo:letter-spacing="normal" fo:font-style="normal" fo:font-weight="normal"/>
    </style:style>
    <style:style style:name="T1084" style:family="text">
      <style:text-properties officeooo:rsid="23f9895c"/>
    </style:style>
    <style:style style:name="T1085" style:family="text">
      <style:text-properties officeooo:rsid="23fb23e7"/>
    </style:style>
    <style:style style:name="T1086" style:family="text">
      <style:text-properties officeooo:rsid="24102bdb"/>
    </style:style>
    <style:style style:name="T1087" style:family="text">
      <style:text-properties officeooo:rsid="24138f8e"/>
    </style:style>
    <style:style style:name="T1088" style:family="text">
      <style:text-properties officeooo:rsid="24158005"/>
    </style:style>
    <style:style style:name="T1089" style:family="text">
      <style:text-properties officeooo:rsid="2427981b"/>
    </style:style>
    <style:style style:name="T1090" style:family="text">
      <style:text-properties officeooo:rsid="2427ec22"/>
    </style:style>
    <style:style style:name="T1091" style:family="text">
      <style:text-properties officeooo:rsid="24291992"/>
    </style:style>
    <style:style style:name="T1092" style:family="text">
      <style:text-properties officeooo:rsid="2432a1ec"/>
    </style:style>
    <style:style style:name="T1093" style:family="text">
      <style:text-properties officeooo:rsid="2436a92f"/>
    </style:style>
    <style:style style:name="T1094" style:family="text">
      <style:text-properties officeooo:rsid="24393486"/>
    </style:style>
    <style:style style:name="T1095" style:family="text">
      <style:text-properties officeooo:rsid="243a354b"/>
    </style:style>
    <style:style style:name="T1096" style:family="text">
      <style:text-properties officeooo:rsid="243e32f5"/>
    </style:style>
    <style:style style:name="T1097" style:family="text">
      <style:text-properties officeooo:rsid="243e4498"/>
    </style:style>
    <style:style style:name="T1098" style:family="text">
      <style:text-properties officeooo:rsid="2442f892"/>
    </style:style>
    <style:style style:name="T1099" style:family="text">
      <style:text-properties officeooo:rsid="2445badc"/>
    </style:style>
    <style:style style:name="T1100" style:family="text">
      <style:text-properties officeooo:rsid="2447010a"/>
    </style:style>
    <style:style style:name="T1101" style:family="text">
      <style:text-properties officeooo:rsid="2451a4bf"/>
    </style:style>
    <style:style style:name="T1102" style:family="text">
      <style:text-properties officeooo:rsid="2459ac89"/>
    </style:style>
    <style:style style:name="T1103" style:family="text">
      <style:text-properties fo:font-weight="bold" style:font-weight-asian="bold" style:font-weight-complex="bold"/>
    </style:style>
    <style:style style:name="T1104" style:family="text">
      <style:text-properties fo:font-weight="bold" officeooo:rsid="2459ac89" style:font-weight-asian="bold" style:font-weight-complex="bold"/>
    </style:style>
    <style:style style:name="T1105" style:family="text">
      <style:text-properties fo:font-weight="bold" officeooo:rsid="25f2d04a" style:font-weight-asian="bold" style:font-weight-complex="bold"/>
    </style:style>
    <style:style style:name="T1106" style:family="text">
      <style:text-properties fo:font-weight="bold" officeooo:rsid="26f112c4" style:font-weight-asian="bold" style:font-weight-complex="bold"/>
    </style:style>
    <style:style style:name="T1107" style:family="text">
      <style:text-properties fo:font-weight="bold" officeooo:rsid="2718b236" style:font-weight-asian="bold" style:font-weight-complex="bold"/>
    </style:style>
    <style:style style:name="T1108" style:family="text">
      <style:text-properties fo:font-weight="bold" officeooo:rsid="27911d11" style:font-weight-asian="bold" style:font-weight-complex="bold"/>
    </style:style>
    <style:style style:name="T1109" style:family="text">
      <style:text-properties fo:font-weight="bold" officeooo:rsid="27c86e38" style:font-weight-asian="bold" style:font-weight-complex="bold"/>
    </style:style>
    <style:style style:name="T1110" style:family="text">
      <style:text-properties fo:font-weight="bold" officeooo:rsid="282f1ba6" style:font-weight-asian="bold" style:font-weight-complex="bold"/>
    </style:style>
    <style:style style:name="T1111" style:family="text">
      <style:text-properties fo:font-weight="bold" officeooo:rsid="1a4594f8" style:font-weight-asian="bold" style:font-weight-complex="bold"/>
    </style:style>
    <style:style style:name="T1112" style:family="text">
      <style:text-properties fo:font-weight="bold" officeooo:rsid="1ba0195d" style:font-weight-asian="bold" style:font-weight-complex="bold"/>
    </style:style>
    <style:style style:name="T1113" style:family="text">
      <style:text-properties fo:font-weight="bold" officeooo:rsid="294e79e3" style:font-weight-asian="bold" style:font-weight-complex="bold"/>
    </style:style>
    <style:style style:name="T1114" style:family="text">
      <style:text-properties fo:font-weight="bold" officeooo:rsid="2950f66b" style:font-weight-asian="bold" style:font-weight-complex="bold"/>
    </style:style>
    <style:style style:name="T1115" style:family="text">
      <style:text-properties fo:font-weight="bold" officeooo:rsid="29601fa7" style:font-weight-asian="bold" style:font-weight-complex="bold"/>
    </style:style>
    <style:style style:name="T1116" style:family="text">
      <style:text-properties fo:font-weight="bold" officeooo:rsid="2a3baf2e" style:font-weight-asian="bold" style:font-weight-complex="bold"/>
    </style:style>
    <style:style style:name="T1117" style:family="text">
      <style:text-properties officeooo:rsid="2491ec00"/>
    </style:style>
    <style:style style:name="T1118" style:family="text">
      <style:text-properties officeooo:rsid="2494db82"/>
    </style:style>
    <style:style style:name="T1119" style:family="text">
      <style:text-properties officeooo:rsid="24969242"/>
    </style:style>
    <style:style style:name="T1120" style:family="text">
      <style:text-properties officeooo:rsid="249ea524"/>
    </style:style>
    <style:style style:name="T1121" style:family="text">
      <style:text-properties officeooo:rsid="24a1636b"/>
    </style:style>
    <style:style style:name="T1122" style:family="text">
      <style:text-properties officeooo:rsid="24a1ac3d"/>
    </style:style>
    <style:style style:name="T1123" style:family="text">
      <style:text-properties officeooo:rsid="24a28b99"/>
    </style:style>
    <style:style style:name="T1124" style:family="text">
      <style:text-properties officeooo:rsid="24a2af6d"/>
    </style:style>
    <style:style style:name="T1125" style:family="text">
      <style:text-properties officeooo:rsid="24a437c8"/>
    </style:style>
    <style:style style:name="T1126" style:family="text">
      <style:text-properties officeooo:rsid="24e3898b"/>
    </style:style>
    <style:style style:name="T1127" style:family="text">
      <style:text-properties officeooo:rsid="250c1d04"/>
    </style:style>
    <style:style style:name="T1128" style:family="text">
      <style:text-properties officeooo:rsid="24ffc69a"/>
    </style:style>
    <style:style style:name="T1129" style:family="text">
      <style:text-properties officeooo:rsid="250cd62e"/>
    </style:style>
    <style:style style:name="T1130" style:family="text">
      <style:text-properties officeooo:rsid="2527754f"/>
    </style:style>
    <style:style style:name="T1131" style:family="text">
      <style:text-properties officeooo:rsid="2533b5ae"/>
    </style:style>
    <style:style style:name="T1132" style:family="text">
      <style:text-properties officeooo:rsid="2534c700"/>
    </style:style>
    <style:style style:name="T1133" style:family="text">
      <style:text-properties officeooo:rsid="2538c7b4"/>
    </style:style>
    <style:style style:name="T1134" style:family="text">
      <style:text-properties officeooo:rsid="253baab1"/>
    </style:style>
    <style:style style:name="T1135" style:family="text">
      <style:text-properties officeooo:rsid="253ccebd"/>
    </style:style>
    <style:style style:name="T1136" style:family="text">
      <style:text-properties officeooo:rsid="253ea991"/>
    </style:style>
    <style:style style:name="T1137" style:family="text">
      <style:text-properties officeooo:rsid="254b58a5"/>
    </style:style>
    <style:style style:name="T1138" style:family="text">
      <style:text-properties officeooo:rsid="2554a1de"/>
    </style:style>
    <style:style style:name="T1139" style:family="text">
      <style:text-properties officeooo:rsid="1d3a4787"/>
    </style:style>
    <style:style style:name="T1140" style:family="text">
      <style:text-properties officeooo:rsid="1f3a5e21"/>
    </style:style>
    <style:style style:name="T1141" style:family="text">
      <style:text-properties officeooo:rsid="1f31535e"/>
    </style:style>
    <style:style style:name="T1142" style:family="text">
      <style:text-properties officeooo:rsid="1f331a4f"/>
    </style:style>
    <style:style style:name="T1143" style:family="text">
      <style:text-properties officeooo:rsid="1d1bab64"/>
    </style:style>
    <style:style style:name="T1144" style:family="text">
      <style:text-properties officeooo:rsid="1cee05c8"/>
    </style:style>
    <style:style style:name="T1145" style:family="text">
      <style:text-properties officeooo:rsid="1cfa83a5"/>
    </style:style>
    <style:style style:name="T1146" style:family="text">
      <style:text-properties officeooo:rsid="1f2d49e7"/>
    </style:style>
    <style:style style:name="T1147" style:family="text">
      <style:text-properties officeooo:rsid="1d0d8164"/>
    </style:style>
    <style:style style:name="T1148" style:family="text">
      <style:text-properties officeooo:rsid="19239c11"/>
    </style:style>
    <style:style style:name="T1149" style:family="text">
      <style:text-properties officeooo:rsid="1f05e202"/>
    </style:style>
    <style:style style:name="T1150" style:family="text">
      <style:text-properties officeooo:rsid="259a1df0"/>
    </style:style>
    <style:style style:name="T1151" style:family="text">
      <style:text-properties officeooo:rsid="25aea8f0"/>
    </style:style>
    <style:style style:name="T1152" style:family="text">
      <style:text-properties officeooo:rsid="1f34f748"/>
    </style:style>
    <style:style style:name="T1153" style:family="text">
      <style:text-properties officeooo:rsid="1d17f2b0"/>
    </style:style>
    <style:style style:name="T1154" style:family="text">
      <style:text-properties officeooo:rsid="1d14e3d8"/>
    </style:style>
    <style:style style:name="T1155" style:family="text">
      <style:text-properties officeooo:rsid="19e52a5d"/>
    </style:style>
    <style:style style:name="T1156" style:family="text">
      <style:text-properties officeooo:rsid="25b31656"/>
    </style:style>
    <style:style style:name="T1157" style:family="text">
      <style:text-properties officeooo:rsid="1f356719"/>
    </style:style>
    <style:style style:name="T1158" style:family="text">
      <style:text-properties officeooo:rsid="229f4bef"/>
    </style:style>
    <style:style style:name="T1159" style:family="text">
      <style:text-properties officeooo:rsid="1f3ed1fc"/>
    </style:style>
    <style:style style:name="T1160" style:family="text">
      <style:text-properties officeooo:rsid="1cd8d774"/>
    </style:style>
    <style:style style:name="T1161" style:family="text">
      <style:text-properties officeooo:rsid="25b825af"/>
    </style:style>
    <style:style style:name="T1162" style:family="text">
      <style:text-properties officeooo:rsid="25b8c8b6"/>
    </style:style>
    <style:style style:name="T1163" style:family="text">
      <style:text-properties officeooo:rsid="1f350f43"/>
    </style:style>
    <style:style style:name="T1164" style:family="text">
      <style:text-properties officeooo:rsid="25b9334e"/>
    </style:style>
    <style:style style:name="T1165" style:family="text">
      <style:text-properties officeooo:rsid="25c73a8f"/>
    </style:style>
    <style:style style:name="T1166" style:family="text">
      <style:text-properties officeooo:rsid="25cb9d66"/>
    </style:style>
    <style:style style:name="T1167" style:family="text">
      <style:text-properties officeooo:rsid="25d1fb93"/>
    </style:style>
    <style:style style:name="T1168" style:family="text">
      <style:text-properties officeooo:rsid="25dd9674"/>
    </style:style>
    <style:style style:name="T1169" style:family="text">
      <style:text-properties fo:background-color="transparent" loext:char-shading-value="0"/>
    </style:style>
    <style:style style:name="T1170" style:family="text">
      <style:text-properties officeooo:rsid="25dd9674" fo:background-color="transparent" loext:char-shading-value="0"/>
    </style:style>
    <style:style style:name="T1171" style:family="text">
      <style:text-properties officeooo:rsid="2683345e" fo:background-color="transparent" loext:char-shading-value="0"/>
    </style:style>
    <style:style style:name="T1172" style:family="text">
      <style:text-properties officeooo:rsid="217d02ee" fo:background-color="transparent" loext:char-shading-value="0"/>
    </style:style>
    <style:style style:name="T1173" style:family="text">
      <style:text-properties officeooo:rsid="268c50a4" fo:background-color="transparent" loext:char-shading-value="0"/>
    </style:style>
    <style:style style:name="T1174" style:family="text">
      <style:text-properties officeooo:rsid="268dc65d" fo:background-color="transparent" loext:char-shading-value="0"/>
    </style:style>
    <style:style style:name="T1175" style:family="text">
      <style:text-properties officeooo:rsid="26a758d5" fo:background-color="transparent" loext:char-shading-value="0"/>
    </style:style>
    <style:style style:name="T1176" style:family="text">
      <style:text-properties officeooo:rsid="27156c24" fo:background-color="transparent" loext:char-shading-value="0"/>
    </style:style>
    <style:style style:name="T1177" style:family="text">
      <style:text-properties officeooo:rsid="27157765" fo:background-color="transparent" loext:char-shading-value="0"/>
    </style:style>
    <style:style style:name="T1178" style:family="text">
      <style:text-properties officeooo:rsid="2632c719" fo:background-color="transparent" loext:char-shading-value="0"/>
    </style:style>
    <style:style style:name="T1179" style:family="text">
      <style:text-properties officeooo:rsid="26e47adb" fo:background-color="transparent" loext:char-shading-value="0"/>
    </style:style>
    <style:style style:name="T1180" style:family="text">
      <style:text-properties officeooo:rsid="1fc51bdc" fo:background-color="transparent" loext:char-shading-value="0"/>
    </style:style>
    <style:style style:name="T1181" style:family="text">
      <style:text-properties officeooo:rsid="26e5fbb8" fo:background-color="transparent" loext:char-shading-value="0"/>
    </style:style>
    <style:style style:name="T1182" style:family="text">
      <style:text-properties officeooo:rsid="1fc23eee" fo:background-color="transparent" loext:char-shading-value="0"/>
    </style:style>
    <style:style style:name="T1183" style:family="text">
      <style:text-properties officeooo:rsid="272b165f" fo:background-color="transparent" loext:char-shading-value="0"/>
    </style:style>
    <style:style style:name="T1184" style:family="text">
      <style:text-properties officeooo:rsid="25c44266" fo:background-color="transparent" loext:char-shading-value="0"/>
    </style:style>
    <style:style style:name="T1185" style:family="text">
      <style:text-properties officeooo:rsid="1fd00e63" fo:background-color="transparent" loext:char-shading-value="0"/>
    </style:style>
    <style:style style:name="T1186" style:family="text">
      <style:text-properties officeooo:rsid="273b9d1e" fo:background-color="transparent" loext:char-shading-value="0"/>
    </style:style>
    <style:style style:name="T1187" style:family="text">
      <style:text-properties officeooo:rsid="273cd2c7" fo:background-color="transparent" loext:char-shading-value="0"/>
    </style:style>
    <style:style style:name="T1188" style:family="text">
      <style:text-properties officeooo:rsid="27487751" fo:background-color="transparent" loext:char-shading-value="0"/>
    </style:style>
    <style:style style:name="T1189" style:family="text">
      <style:text-properties officeooo:rsid="26ae8a95" fo:background-color="transparent" loext:char-shading-value="0"/>
    </style:style>
    <style:style style:name="T1190" style:family="text">
      <style:text-properties officeooo:rsid="274e343c" fo:background-color="transparent" loext:char-shading-value="0"/>
    </style:style>
    <style:style style:name="T1191" style:family="text">
      <style:text-properties officeooo:rsid="27615ccc" fo:background-color="transparent" loext:char-shading-value="0"/>
    </style:style>
    <style:style style:name="T1192" style:family="text">
      <style:text-properties officeooo:rsid="27677566" fo:background-color="transparent" loext:char-shading-value="0"/>
    </style:style>
    <style:style style:name="T1193" style:family="text">
      <style:text-properties officeooo:rsid="274785d5" fo:background-color="transparent" loext:char-shading-value="0"/>
    </style:style>
    <style:style style:name="T1194" style:family="text">
      <style:text-properties officeooo:rsid="273b9497" fo:background-color="transparent" loext:char-shading-value="0"/>
    </style:style>
    <style:style style:name="T1195" style:family="text">
      <style:text-properties officeooo:rsid="280ba99a" fo:background-color="transparent" loext:char-shading-value="0"/>
    </style:style>
    <style:style style:name="T1196" style:family="text">
      <style:text-properties officeooo:rsid="28113e50" fo:background-color="transparent" loext:char-shading-value="0"/>
    </style:style>
    <style:style style:name="T1197" style:family="text">
      <style:text-properties officeooo:rsid="2812b376" fo:background-color="transparent" loext:char-shading-value="0"/>
    </style:style>
    <style:style style:name="T1198" style:family="text">
      <style:text-properties officeooo:rsid="2815127c" fo:background-color="transparent" loext:char-shading-value="0"/>
    </style:style>
    <style:style style:name="T1199" style:family="text">
      <style:text-properties officeooo:rsid="25e1b87e"/>
    </style:style>
    <style:style style:name="T1200" style:family="text">
      <style:text-properties officeooo:rsid="25e5fd83"/>
    </style:style>
    <style:style style:name="T1201" style:family="text">
      <style:text-properties officeooo:rsid="25e77626"/>
    </style:style>
    <style:style style:name="T1202" style:family="text">
      <style:text-properties officeooo:rsid="25efa4d0"/>
    </style:style>
    <style:style style:name="T1203" style:family="text">
      <style:text-properties officeooo:rsid="25f765f3"/>
    </style:style>
    <style:style style:name="T1204" style:family="text">
      <style:text-properties officeooo:rsid="25fefa96"/>
    </style:style>
    <style:style style:name="T1205" style:family="text">
      <style:text-properties officeooo:rsid="26020f58"/>
    </style:style>
    <style:style style:name="T1206" style:family="text">
      <style:text-properties officeooo:rsid="2603a14f"/>
    </style:style>
    <style:style style:name="T1207" style:family="text">
      <style:text-properties officeooo:rsid="2605fe73"/>
    </style:style>
    <style:style style:name="T1208" style:family="text">
      <style:text-properties officeooo:rsid="26066da8"/>
    </style:style>
    <style:style style:name="T1209" style:family="text">
      <style:text-properties officeooo:rsid="26080d49"/>
    </style:style>
    <style:style style:name="T1210" style:family="text">
      <style:text-properties officeooo:rsid="260bd706"/>
    </style:style>
    <style:style style:name="T1211" style:family="text">
      <style:text-properties officeooo:rsid="260dddd8"/>
    </style:style>
    <style:style style:name="T1212" style:family="text">
      <style:text-properties officeooo:rsid="2619167c"/>
    </style:style>
    <style:style style:name="T1213" style:family="text">
      <style:text-properties officeooo:rsid="26270f32"/>
    </style:style>
    <style:style style:name="T1214" style:family="text">
      <style:text-properties officeooo:rsid="262eb23f"/>
    </style:style>
    <style:style style:name="T1215" style:family="text">
      <style:text-properties officeooo:rsid="263f1733"/>
    </style:style>
    <style:style style:name="T1216" style:family="text">
      <style:text-properties officeooo:rsid="264dcf99"/>
    </style:style>
    <style:style style:name="T1217" style:family="text">
      <style:text-properties officeooo:rsid="1f4b2485"/>
    </style:style>
    <style:style style:name="T1218" style:family="text">
      <style:text-properties officeooo:rsid="26586c92"/>
    </style:style>
    <style:style style:name="T1219" style:family="text">
      <style:text-properties officeooo:rsid="265a28b6"/>
    </style:style>
    <style:style style:name="T1220" style:family="text">
      <style:text-properties officeooo:rsid="265df33b"/>
    </style:style>
    <style:style style:name="T1221" style:family="text">
      <style:text-properties officeooo:rsid="1dc8db78"/>
    </style:style>
    <style:style style:name="T1222" style:family="text">
      <style:text-properties officeooo:rsid="1d631bec"/>
    </style:style>
    <style:style style:name="T1223" style:family="text">
      <style:text-properties officeooo:rsid="2668bbe5"/>
    </style:style>
    <style:style style:name="T1224" style:family="text">
      <style:text-properties officeooo:rsid="1f9cbe3e"/>
    </style:style>
    <style:style style:name="T1225" style:family="text">
      <style:text-properties officeooo:rsid="266fc3c7"/>
    </style:style>
    <style:style style:name="T1226" style:family="text">
      <style:text-properties officeooo:rsid="266ff55f"/>
    </style:style>
    <style:style style:name="T1227" style:family="text">
      <style:text-properties officeooo:rsid="1fa9862b"/>
    </style:style>
    <style:style style:name="T1228" style:family="text">
      <style:text-properties officeooo:rsid="26722ac6"/>
    </style:style>
    <style:style style:name="T1229" style:family="text">
      <style:text-properties officeooo:rsid="1fade0ed"/>
    </style:style>
    <style:style style:name="T1230" style:family="text">
      <style:text-properties officeooo:rsid="1faf23fb"/>
    </style:style>
    <style:style style:name="T1231" style:family="text">
      <style:text-properties officeooo:rsid="1fa5f3ed"/>
    </style:style>
    <style:style style:name="T1232" style:family="text">
      <style:text-properties officeooo:rsid="2673633b"/>
    </style:style>
    <style:style style:name="T1233" style:family="text">
      <style:text-properties officeooo:rsid="2676798e"/>
    </style:style>
    <style:style style:name="T1234" style:family="text">
      <style:text-properties officeooo:rsid="26776c49"/>
    </style:style>
    <style:style style:name="T1235" style:family="text">
      <style:text-properties officeooo:rsid="267b3a1f"/>
    </style:style>
    <style:style style:name="T1236" style:family="text">
      <style:text-properties officeooo:rsid="267fcd8b"/>
    </style:style>
    <style:style style:name="T1237" style:family="text">
      <style:text-properties officeooo:rsid="2683345e"/>
    </style:style>
    <style:style style:name="T1238" style:family="text">
      <style:text-properties officeooo:rsid="2684f7d7"/>
    </style:style>
    <style:style style:name="T1239" style:family="text">
      <style:text-properties officeooo:rsid="26989c8b"/>
    </style:style>
    <style:style style:name="T1240" style:family="text">
      <style:text-properties officeooo:rsid="269cbd15"/>
    </style:style>
    <style:style style:name="T1241" style:family="text">
      <style:text-properties officeooo:rsid="26a0a888"/>
    </style:style>
    <style:style style:name="T1242" style:family="text">
      <style:text-properties officeooo:rsid="26a0d4ee"/>
    </style:style>
    <style:style style:name="T1243" style:family="text">
      <style:text-properties officeooo:rsid="26a3c57e"/>
    </style:style>
    <style:style style:name="T1244" style:family="text">
      <style:text-properties officeooo:rsid="26a480f1"/>
    </style:style>
    <style:style style:name="T1245" style:family="text">
      <style:text-properties officeooo:rsid="26a52ed7"/>
    </style:style>
    <style:style style:name="T1246" style:family="text">
      <style:text-properties officeooo:rsid="26ae8a95"/>
    </style:style>
    <style:style style:name="T1247" style:family="text">
      <style:text-properties officeooo:rsid="26b7b3d9"/>
    </style:style>
    <style:style style:name="T1248" style:family="text">
      <style:text-properties officeooo:rsid="26bd9371"/>
    </style:style>
    <style:style style:name="T1249" style:family="text">
      <style:text-properties officeooo:rsid="26c07b6f"/>
    </style:style>
    <style:style style:name="T1250" style:family="text">
      <style:text-properties officeooo:rsid="26c472e1"/>
    </style:style>
    <style:style style:name="T1251" style:family="text">
      <style:text-properties officeooo:rsid="26c8ee92"/>
    </style:style>
    <style:style style:name="T1252" style:family="text">
      <style:text-properties officeooo:rsid="26ca9064"/>
    </style:style>
    <style:style style:name="T1253" style:family="text">
      <style:text-properties officeooo:rsid="26d2142e"/>
    </style:style>
    <style:style style:name="T1254" style:family="text">
      <style:text-properties officeooo:rsid="26d3dc8d"/>
    </style:style>
    <style:style style:name="T1255" style:family="text">
      <style:text-properties officeooo:rsid="26d5a06b"/>
    </style:style>
    <style:style style:name="T1256" style:family="text">
      <style:text-properties officeooo:rsid="26d6747e"/>
    </style:style>
    <style:style style:name="T1257" style:family="text">
      <style:text-properties officeooo:rsid="26dac5ef"/>
    </style:style>
    <style:style style:name="T1258" style:family="text">
      <style:text-properties officeooo:rsid="26dbf83e"/>
    </style:style>
    <style:style style:name="T1259" style:family="text">
      <style:text-properties officeooo:rsid="26dfd7f5"/>
    </style:style>
    <style:style style:name="T1260" style:family="text">
      <style:text-properties officeooo:rsid="26ee6688"/>
    </style:style>
    <style:style style:name="T1261" style:family="text">
      <style:text-properties officeooo:rsid="26ef4d1b"/>
    </style:style>
    <style:style style:name="T1262" style:family="text">
      <style:text-properties officeooo:rsid="26f112c4"/>
    </style:style>
    <style:style style:name="T1263" style:family="text">
      <style:text-properties officeooo:rsid="270d29dd"/>
    </style:style>
    <style:style style:name="T1264" style:family="text">
      <style:text-properties officeooo:rsid="27142c5c"/>
    </style:style>
    <style:style style:name="T1265" style:family="text">
      <style:text-properties officeooo:rsid="27166f7c"/>
    </style:style>
    <style:style style:name="T1266" style:family="text">
      <style:text-properties officeooo:rsid="2718b236"/>
    </style:style>
    <style:style style:name="T1267" style:family="text">
      <style:text-properties fo:font-weight="normal" style:font-weight-asian="normal" style:font-weight-complex="normal"/>
    </style:style>
    <style:style style:name="T1268" style:family="text">
      <style:text-properties officeooo:rsid="2719e06b"/>
    </style:style>
    <style:style style:name="T1269" style:family="text">
      <style:text-properties officeooo:rsid="2725b06c"/>
    </style:style>
    <style:style style:name="T1270" style:family="text">
      <style:text-properties officeooo:rsid="2727156d"/>
    </style:style>
    <style:style style:name="T1271" style:family="text">
      <style:text-properties officeooo:rsid="272ff773"/>
    </style:style>
    <style:style style:name="T1272" style:family="text">
      <style:text-properties officeooo:rsid="2730f552"/>
    </style:style>
    <style:style style:name="T1273" style:family="text">
      <style:text-properties officeooo:rsid="2739c00b"/>
    </style:style>
    <style:style style:name="T1274" style:family="text">
      <style:text-properties officeooo:rsid="273ba786"/>
    </style:style>
    <style:style style:name="T1275" style:family="text">
      <style:text-properties officeooo:rsid="273bb229"/>
    </style:style>
    <style:style style:name="T1276" style:family="text">
      <style:text-properties officeooo:rsid="27487751"/>
    </style:style>
    <style:style style:name="T1277" style:family="text">
      <style:text-properties officeooo:rsid="2748c9de"/>
    </style:style>
    <style:style style:name="T1278" style:family="text">
      <style:text-properties officeooo:rsid="2749bf0a"/>
    </style:style>
    <style:style style:name="T1279" style:family="text">
      <style:text-properties officeooo:rsid="274b6fb0"/>
    </style:style>
    <style:style style:name="T1280" style:family="text">
      <style:text-properties officeooo:rsid="275149cc"/>
    </style:style>
    <style:style style:name="T1281" style:family="text">
      <style:text-properties officeooo:rsid="27584768"/>
    </style:style>
    <style:style style:name="T1282" style:family="text">
      <style:text-properties officeooo:rsid="275960e8"/>
    </style:style>
    <style:style style:name="T1283" style:family="text">
      <style:text-properties officeooo:rsid="275da196"/>
    </style:style>
    <style:style style:name="T1284" style:family="text">
      <style:text-properties officeooo:rsid="27657ad4"/>
    </style:style>
    <style:style style:name="T1285" style:family="text">
      <style:text-properties officeooo:rsid="276d93f6"/>
    </style:style>
    <style:style style:name="T1286" style:family="text">
      <style:text-properties officeooo:rsid="2771fb77"/>
    </style:style>
    <style:style style:name="T1287" style:family="text">
      <style:text-properties officeooo:rsid="277393fc"/>
    </style:style>
    <style:style style:name="T1288" style:family="text">
      <style:text-properties officeooo:rsid="2773a9d1"/>
    </style:style>
    <style:style style:name="T1289" style:family="text">
      <style:text-properties officeooo:rsid="277a00f7"/>
    </style:style>
    <style:style style:name="T1290" style:family="text">
      <style:text-properties officeooo:rsid="277f84d2"/>
    </style:style>
    <style:style style:name="T1291" style:family="text">
      <style:text-properties officeooo:rsid="2780a676"/>
    </style:style>
    <style:style style:name="T1292" style:family="text">
      <style:text-properties officeooo:rsid="27811011"/>
    </style:style>
    <style:style style:name="T1293" style:family="text">
      <style:text-properties officeooo:rsid="27880124"/>
    </style:style>
    <style:style style:name="T1294" style:family="text">
      <style:text-properties officeooo:rsid="27897b12"/>
    </style:style>
    <style:style style:name="T1295" style:family="text">
      <style:text-properties officeooo:rsid="278b0b58"/>
    </style:style>
    <style:style style:name="T1296" style:family="text">
      <style:text-properties officeooo:rsid="27911d11"/>
    </style:style>
    <style:style style:name="T1297" style:family="text">
      <style:text-properties officeooo:rsid="279fe9ba"/>
    </style:style>
    <style:style style:name="T1298" style:family="text">
      <style:text-properties officeooo:rsid="27a1d455"/>
    </style:style>
    <style:style style:name="T1299" style:family="text">
      <style:text-properties officeooo:rsid="27a31630"/>
    </style:style>
    <style:style style:name="T1300" style:family="text">
      <style:text-properties officeooo:rsid="27b1fd4b"/>
    </style:style>
    <style:style style:name="T1301" style:family="text">
      <style:text-properties officeooo:rsid="27b9f7ba"/>
    </style:style>
    <style:style style:name="T1302" style:family="text">
      <style:text-properties officeooo:rsid="27bb8499"/>
    </style:style>
    <style:style style:name="T1303" style:family="text">
      <style:text-properties officeooo:rsid="27bd7b0c"/>
    </style:style>
    <style:style style:name="T1304" style:family="text">
      <style:text-properties officeooo:rsid="27be212f"/>
    </style:style>
    <style:style style:name="T1305" style:family="text">
      <style:text-properties officeooo:rsid="27c281d0"/>
    </style:style>
    <style:style style:name="T1306" style:family="text">
      <style:text-properties officeooo:rsid="27c4ff00"/>
    </style:style>
    <style:style style:name="T1307" style:family="text">
      <style:text-properties officeooo:rsid="27c703fc"/>
    </style:style>
    <style:style style:name="T1308" style:family="text">
      <style:text-properties officeooo:rsid="27c86e38"/>
    </style:style>
    <style:style style:name="T1309" style:family="text">
      <style:text-properties officeooo:rsid="27c9fd73"/>
    </style:style>
    <style:style style:name="T1310" style:family="text">
      <style:text-properties officeooo:rsid="27ca0434"/>
    </style:style>
    <style:style style:name="T1311" style:family="text">
      <style:text-properties officeooo:rsid="27d96928"/>
    </style:style>
    <style:style style:name="T1312" style:family="text">
      <style:text-properties officeooo:rsid="27dab443"/>
    </style:style>
    <style:style style:name="T1313" style:family="text">
      <style:text-properties officeooo:rsid="27db2d0d"/>
    </style:style>
    <style:style style:name="T1314" style:family="text">
      <style:text-properties officeooo:rsid="27dce3bb"/>
    </style:style>
    <style:style style:name="T1315" style:family="text">
      <style:text-properties officeooo:rsid="27ddf15f"/>
    </style:style>
    <style:style style:name="T1316" style:family="text">
      <style:text-properties officeooo:rsid="27dfeaae"/>
    </style:style>
    <style:style style:name="T1317" style:family="text">
      <style:text-properties officeooo:rsid="27e57063"/>
    </style:style>
    <style:style style:name="T1318" style:family="text">
      <style:text-properties officeooo:rsid="27e72a02"/>
    </style:style>
    <style:style style:name="T1319" style:family="text">
      <style:text-properties officeooo:rsid="27f3cab3"/>
    </style:style>
    <style:style style:name="T1320" style:family="text">
      <style:text-properties officeooo:rsid="27f6cc8e"/>
    </style:style>
    <style:style style:name="T1321" style:family="text">
      <style:text-properties officeooo:rsid="27f6d90e"/>
    </style:style>
    <style:style style:name="T1322" style:family="text">
      <style:text-properties officeooo:rsid="27f7964f"/>
    </style:style>
    <style:style style:name="T1323" style:family="text">
      <style:text-properties officeooo:rsid="27fae8d2"/>
    </style:style>
    <style:style style:name="T1324" style:family="text">
      <style:text-properties officeooo:rsid="27faf707"/>
    </style:style>
    <style:style style:name="T1325" style:family="text">
      <style:text-properties officeooo:rsid="27fcebd3"/>
    </style:style>
    <style:style style:name="T1326" style:family="text">
      <style:text-properties officeooo:rsid="27fe4e02"/>
    </style:style>
    <style:style style:name="T1327" style:family="text">
      <style:text-properties officeooo:rsid="27ff85eb"/>
    </style:style>
    <style:style style:name="T1328" style:family="text">
      <style:text-properties officeooo:rsid="2801dd04"/>
    </style:style>
    <style:style style:name="T1329" style:family="text">
      <style:text-properties officeooo:rsid="2805168e"/>
    </style:style>
    <style:style style:name="T1330" style:family="text">
      <style:text-properties officeooo:rsid="28064983"/>
    </style:style>
    <style:style style:name="T1331" style:family="text">
      <style:text-properties officeooo:rsid="2806c222"/>
    </style:style>
    <style:style style:name="T1332" style:family="text">
      <style:text-properties officeooo:rsid="280aa77e"/>
    </style:style>
    <style:style style:name="T1333" style:family="text">
      <style:text-properties officeooo:rsid="280f0850"/>
    </style:style>
    <style:style style:name="T1334" style:family="text">
      <style:text-properties officeooo:rsid="281b7f63"/>
    </style:style>
    <style:style style:name="T1335" style:family="text">
      <style:text-properties officeooo:rsid="281cc27a"/>
    </style:style>
    <style:style style:name="T1336" style:family="text">
      <style:text-properties officeooo:rsid="2820053f"/>
    </style:style>
    <style:style style:name="T1337" style:family="text">
      <style:text-properties officeooo:rsid="2820152a"/>
    </style:style>
    <style:style style:name="T1338" style:family="text">
      <style:text-properties officeooo:rsid="2824814a"/>
    </style:style>
    <style:style style:name="T1339" style:family="text">
      <style:text-properties officeooo:rsid="2826cb94"/>
    </style:style>
    <style:style style:name="T1340" style:family="text">
      <style:text-properties officeooo:rsid="28283694"/>
    </style:style>
    <style:style style:name="T1341" style:family="text">
      <style:text-properties officeooo:rsid="28291887"/>
    </style:style>
    <style:style style:name="T1342" style:family="text">
      <style:text-properties officeooo:rsid="2829c726"/>
    </style:style>
    <style:style style:name="T1343" style:family="text">
      <style:text-properties officeooo:rsid="282b36cc"/>
    </style:style>
    <style:style style:name="T1344" style:family="text">
      <style:text-properties officeooo:rsid="282d6ef1"/>
    </style:style>
    <style:style style:name="T1345" style:family="text">
      <style:text-properties officeooo:rsid="18859a18"/>
    </style:style>
    <style:style style:name="T1346" style:family="text">
      <style:text-properties officeooo:rsid="14545d88"/>
    </style:style>
    <style:style style:name="T1347" style:family="text">
      <style:text-properties officeooo:rsid="14585935"/>
    </style:style>
    <style:style style:name="T1348" style:family="text">
      <style:text-properties officeooo:rsid="14d3e335"/>
    </style:style>
    <style:style style:name="T1349" style:family="text">
      <style:text-properties officeooo:rsid="282f1ba6"/>
    </style:style>
    <style:style style:name="T1350" style:family="text">
      <style:text-properties officeooo:rsid="18552efa"/>
    </style:style>
    <style:style style:name="T1351" style:family="text">
      <style:text-properties officeooo:rsid="183e0810"/>
    </style:style>
    <style:style style:name="T1352" style:family="text">
      <style:text-properties officeooo:rsid="17d5718d"/>
    </style:style>
    <style:style style:name="T1353" style:family="text">
      <style:text-properties officeooo:rsid="20150b29"/>
    </style:style>
    <style:style style:name="T1354" style:family="text">
      <style:text-properties officeooo:rsid="1ffdc37c"/>
    </style:style>
    <style:style style:name="T1355" style:family="text">
      <style:text-properties officeooo:rsid="20163df5"/>
    </style:style>
    <style:style style:name="T1356" style:family="text">
      <style:text-properties officeooo:rsid="2830e9f4"/>
    </style:style>
    <style:style style:name="T1357" style:family="text">
      <style:text-properties officeooo:rsid="2831bfd1"/>
    </style:style>
    <style:style style:name="T1358" style:family="text">
      <style:text-properties officeooo:rsid="18d62670"/>
    </style:style>
    <style:style style:name="T1359" style:family="text">
      <style:text-properties officeooo:rsid="18cda4d1"/>
    </style:style>
    <style:style style:name="T1360" style:family="text">
      <style:text-properties officeooo:rsid="18d09906"/>
    </style:style>
    <style:style style:name="T1361" style:family="text">
      <style:text-properties officeooo:rsid="1bfdddae"/>
    </style:style>
    <style:style style:name="T1362" style:family="text">
      <style:text-properties officeooo:rsid="18a52896"/>
    </style:style>
    <style:style style:name="T1363" style:family="text">
      <style:text-properties officeooo:rsid="165ce3ce"/>
    </style:style>
    <style:style style:name="T1364" style:family="text">
      <style:text-properties officeooo:rsid="187b6b26"/>
    </style:style>
    <style:style style:name="T1365" style:family="text">
      <style:text-properties officeooo:rsid="165fa1e0"/>
    </style:style>
    <style:style style:name="T1366" style:family="text">
      <style:text-properties officeooo:rsid="165aad9b"/>
    </style:style>
    <style:style style:name="T1367" style:family="text">
      <style:text-properties officeooo:rsid="2561bfe9"/>
    </style:style>
    <style:style style:name="T1368" style:family="text">
      <style:text-properties officeooo:rsid="1bf6438f"/>
    </style:style>
    <style:style style:name="T1369" style:family="text">
      <style:text-properties officeooo:rsid="1bf74c1b"/>
    </style:style>
    <style:style style:name="T1370" style:family="text">
      <style:text-properties officeooo:rsid="2558afca"/>
    </style:style>
    <style:style style:name="T1371" style:family="text">
      <style:text-properties officeooo:rsid="1bf89ab7"/>
    </style:style>
    <style:style style:name="T1372" style:family="text">
      <style:text-properties officeooo:rsid="1bf76c92"/>
    </style:style>
    <style:style style:name="T1373" style:family="text">
      <style:text-properties officeooo:rsid="18b1f501"/>
    </style:style>
    <style:style style:name="T1374" style:family="text">
      <style:text-properties officeooo:rsid="18e0ba59"/>
    </style:style>
    <style:style style:name="T1375" style:family="text">
      <style:text-properties officeooo:rsid="1879d9ee"/>
    </style:style>
    <style:style style:name="T1376" style:family="text">
      <style:text-properties officeooo:rsid="1672345d"/>
    </style:style>
    <style:style style:name="T1377" style:family="text">
      <style:text-properties officeooo:rsid="1672b443"/>
    </style:style>
    <style:style style:name="T1378" style:family="text">
      <style:text-properties officeooo:rsid="1667579d"/>
    </style:style>
    <style:style style:name="T1379" style:family="text">
      <style:text-properties officeooo:rsid="18f44339"/>
    </style:style>
    <style:style style:name="T1380" style:family="text">
      <style:text-properties officeooo:rsid="1a5155d7"/>
    </style:style>
    <style:style style:name="T1381" style:family="text">
      <style:text-properties officeooo:rsid="1877b3ae"/>
    </style:style>
    <style:style style:name="T1382" style:family="text">
      <style:text-properties officeooo:rsid="1a499580"/>
    </style:style>
    <style:style style:name="T1383" style:family="text">
      <style:text-properties officeooo:rsid="18a2a3be"/>
    </style:style>
    <style:style style:name="T1384" style:family="text">
      <style:text-properties officeooo:rsid="1a4ae5d5"/>
    </style:style>
    <style:style style:name="T1385" style:family="text">
      <style:text-properties officeooo:rsid="1a4594f8"/>
    </style:style>
    <style:style style:name="T1386" style:family="text">
      <style:text-properties officeooo:rsid="132a7c4e"/>
    </style:style>
    <style:style style:name="T1387" style:family="text">
      <style:text-properties officeooo:rsid="283d2796"/>
    </style:style>
    <style:style style:name="T1388" style:family="text">
      <style:text-properties officeooo:rsid="19deae58"/>
    </style:style>
    <style:style style:name="T1389" style:family="text">
      <style:text-properties officeooo:rsid="28400f36"/>
    </style:style>
    <style:style style:name="T1390" style:family="text">
      <style:text-properties officeooo:rsid="1a269de7"/>
    </style:style>
    <style:style style:name="T1391" style:family="text">
      <style:text-properties officeooo:rsid="17803e14"/>
    </style:style>
    <style:style style:name="T1392" style:family="text">
      <style:text-properties officeooo:rsid="177977b7"/>
    </style:style>
    <style:style style:name="T1393" style:family="text">
      <style:text-properties officeooo:rsid="176cb349"/>
    </style:style>
    <style:style style:name="T1394" style:family="text">
      <style:text-properties officeooo:rsid="1a29dc0b"/>
    </style:style>
    <style:style style:name="T1395" style:family="text">
      <style:text-properties officeooo:rsid="17797c87"/>
    </style:style>
    <style:style style:name="T1396" style:family="text">
      <style:text-properties officeooo:rsid="1a2b313c"/>
    </style:style>
    <style:style style:name="T1397" style:family="text">
      <style:text-properties officeooo:rsid="1abf290e"/>
    </style:style>
    <style:style style:name="T1398" style:family="text">
      <style:text-properties officeooo:rsid="1abad9a5"/>
    </style:style>
    <style:style style:name="T1399" style:family="text">
      <style:text-properties officeooo:rsid="1abba150"/>
    </style:style>
    <style:style style:name="T1400" style:family="text">
      <style:text-properties officeooo:rsid="1abc08d4"/>
    </style:style>
    <style:style style:name="T1401" style:family="text">
      <style:text-properties officeooo:rsid="1ac0b799"/>
    </style:style>
    <style:style style:name="T1402" style:family="text">
      <style:text-properties officeooo:rsid="1abca89e"/>
    </style:style>
    <style:style style:name="T1403" style:family="text">
      <style:text-properties officeooo:rsid="1ac04dff"/>
    </style:style>
    <style:style style:name="T1404" style:family="text">
      <style:text-properties officeooo:rsid="1ac6f16f"/>
    </style:style>
    <style:style style:name="T1405" style:family="text">
      <style:text-properties officeooo:rsid="10a95430"/>
    </style:style>
    <style:style style:name="T1406" style:family="text">
      <style:text-properties officeooo:rsid="10aa56af"/>
    </style:style>
    <style:style style:name="T1407" style:family="text">
      <style:text-properties officeooo:rsid="12e923c4"/>
    </style:style>
    <style:style style:name="T1408" style:family="text">
      <style:text-properties officeooo:rsid="138d8f86"/>
    </style:style>
    <style:style style:name="T1409" style:family="text">
      <style:text-properties officeooo:rsid="138f2ce6"/>
    </style:style>
    <style:style style:name="T1410" style:family="text">
      <style:text-properties officeooo:rsid="14a7a394"/>
    </style:style>
    <style:style style:name="T1411" style:family="text">
      <style:text-properties officeooo:rsid="14a7d6c9"/>
    </style:style>
    <style:style style:name="T1412" style:family="text">
      <style:text-properties officeooo:rsid="1ac1f010"/>
    </style:style>
    <style:style style:name="T1413" style:family="text">
      <style:text-properties officeooo:rsid="15dce0d2"/>
    </style:style>
    <style:style style:name="T1414" style:family="text">
      <style:text-properties officeooo:rsid="1aca85a4"/>
    </style:style>
    <style:style style:name="T1415" style:family="text">
      <style:text-properties officeooo:rsid="12dbf0b7"/>
    </style:style>
    <style:style style:name="T1416" style:family="text">
      <style:text-properties officeooo:rsid="1acb326a"/>
    </style:style>
    <style:style style:name="T1417" style:family="text">
      <style:text-properties officeooo:rsid="17c4e1f7"/>
    </style:style>
    <style:style style:name="T1418" style:family="text">
      <style:text-properties officeooo:rsid="1ac8ae52"/>
    </style:style>
    <style:style style:name="T1419" style:family="text">
      <style:text-properties officeooo:rsid="12e74283"/>
    </style:style>
    <style:style style:name="T1420" style:family="text">
      <style:text-properties officeooo:rsid="1ac54bc5"/>
    </style:style>
    <style:style style:name="T1421" style:family="text">
      <style:text-properties officeooo:rsid="10a7e4d4"/>
    </style:style>
    <style:style style:name="T1422" style:family="text">
      <style:text-properties fo:color="#6482ff" fo:language="cs" fo:country="CZ"/>
    </style:style>
    <style:style style:name="T1423" style:family="text">
      <style:text-properties fo:color="#6482ff" fo:language="cs" fo:country="CZ" officeooo:rsid="1a1cdfe0"/>
    </style:style>
    <style:style style:name="T1424" style:family="text">
      <style:text-properties fo:color="#6482ff" fo:language="cs" fo:country="CZ" officeooo:rsid="27925bf3"/>
    </style:style>
    <style:style style:name="T1425" style:family="text">
      <style:text-properties officeooo:rsid="1b1aed4f"/>
    </style:style>
    <style:style style:name="T1426" style:family="text">
      <style:text-properties officeooo:rsid="1aae1c93"/>
    </style:style>
    <style:style style:name="T1427" style:family="text">
      <style:text-properties officeooo:rsid="1ab00e25"/>
    </style:style>
    <style:style style:name="T1428" style:family="text">
      <style:text-properties officeooo:rsid="2845c25f"/>
    </style:style>
    <style:style style:name="T1429" style:family="text">
      <style:text-properties officeooo:rsid="28476206"/>
    </style:style>
    <style:style style:name="T1430" style:family="text">
      <style:text-properties officeooo:rsid="1902e02a"/>
    </style:style>
    <style:style style:name="T1431" style:family="text">
      <style:text-properties officeooo:rsid="190285b5"/>
    </style:style>
    <style:style style:name="T1432" style:family="text">
      <style:text-properties officeooo:rsid="14763b02"/>
    </style:style>
    <style:style style:name="T1433" style:family="text">
      <style:text-properties officeooo:rsid="1493b5f7"/>
    </style:style>
    <style:style style:name="T1434" style:family="text">
      <style:text-properties officeooo:rsid="1bd8f198"/>
    </style:style>
    <style:style style:name="T1435" style:family="text">
      <style:text-properties officeooo:rsid="1bddadae"/>
    </style:style>
    <style:style style:name="T1436" style:family="text">
      <style:text-properties officeooo:rsid="1c1edfc2"/>
    </style:style>
    <style:style style:name="T1437" style:family="text">
      <style:text-properties officeooo:rsid="1c21ab56"/>
    </style:style>
    <style:style style:name="T1438" style:family="text">
      <style:text-properties officeooo:rsid="1bcee57e"/>
    </style:style>
    <style:style style:name="T1439" style:family="text">
      <style:text-properties officeooo:rsid="1be09be4"/>
    </style:style>
    <style:style style:name="T1440" style:family="text">
      <style:text-properties officeooo:rsid="1bb57343"/>
    </style:style>
    <style:style style:name="T1441" style:family="text">
      <style:text-properties officeooo:rsid="1baa6882"/>
    </style:style>
    <style:style style:name="T1442" style:family="text">
      <style:text-properties officeooo:rsid="1b1179e2"/>
    </style:style>
    <style:style style:name="T1443" style:family="text">
      <style:text-properties officeooo:rsid="1ba1c637"/>
    </style:style>
    <style:style style:name="T1444" style:family="text">
      <style:text-properties officeooo:rsid="1ba0195d"/>
    </style:style>
    <style:style style:name="T1445" style:family="text">
      <style:text-properties officeooo:rsid="1bad021f"/>
    </style:style>
    <style:style style:name="T1446" style:family="text">
      <style:text-properties officeooo:rsid="1bb0c015"/>
    </style:style>
    <style:style style:name="T1447" style:family="text">
      <style:text-properties officeooo:rsid="21185469"/>
    </style:style>
    <style:style style:name="T1448" style:family="text">
      <style:text-properties officeooo:rsid="17b00c43"/>
    </style:style>
    <style:style style:name="T1449" style:family="text">
      <style:text-properties officeooo:rsid="2111f746"/>
    </style:style>
    <style:style style:name="T1450" style:family="text">
      <style:text-properties officeooo:rsid="2116942b"/>
    </style:style>
    <style:style style:name="T1451" style:family="text">
      <style:text-properties officeooo:rsid="17b19a96"/>
    </style:style>
    <style:style style:name="T1452" style:family="text">
      <style:text-properties officeooo:rsid="210a360a"/>
    </style:style>
    <style:style style:name="T1453" style:family="text">
      <style:text-properties officeooo:rsid="1b305ff0"/>
    </style:style>
    <style:style style:name="T1454" style:family="text">
      <style:text-properties officeooo:rsid="212c219f"/>
    </style:style>
    <style:style style:name="T1455" style:family="text">
      <style:text-properties officeooo:rsid="212cc2f6"/>
    </style:style>
    <style:style style:name="T1456" style:family="text">
      <style:text-properties officeooo:rsid="1b5413ee"/>
    </style:style>
    <style:style style:name="T1457" style:family="text">
      <style:text-properties officeooo:rsid="21234565"/>
    </style:style>
    <style:style style:name="T1458" style:family="text">
      <style:text-properties officeooo:rsid="17b424d6"/>
    </style:style>
    <style:style style:name="T1459" style:family="text">
      <style:text-properties officeooo:rsid="1bc7b9d2"/>
    </style:style>
    <style:style style:name="T1460" style:family="text">
      <style:text-properties officeooo:rsid="210d8ae5"/>
    </style:style>
    <style:style style:name="T1461" style:family="text">
      <style:text-properties officeooo:rsid="210b2273"/>
    </style:style>
    <style:style style:name="T1462" style:family="text">
      <style:text-properties officeooo:rsid="1bb8b88b"/>
    </style:style>
    <style:style style:name="T1463" style:family="text">
      <style:text-properties officeooo:rsid="1bb9690e"/>
    </style:style>
    <style:style style:name="T1464" style:family="text">
      <style:text-properties officeooo:rsid="284e03ae"/>
    </style:style>
    <style:style style:name="T1465" style:family="text">
      <style:text-properties officeooo:rsid="15fdb2a3"/>
    </style:style>
    <style:style style:name="T1466" style:family="text">
      <style:text-properties officeooo:rsid="15fc6ee7"/>
    </style:style>
    <style:style style:name="T1467" style:family="text">
      <style:text-properties officeooo:rsid="15fea83f"/>
    </style:style>
    <style:style style:name="T1468" style:family="text">
      <style:text-properties officeooo:rsid="1607b349"/>
    </style:style>
    <style:style style:name="T1469" style:family="text">
      <style:text-properties officeooo:rsid="12d12b81"/>
    </style:style>
    <style:style style:name="T1470" style:family="text">
      <style:text-properties officeooo:rsid="12cdcbe4"/>
    </style:style>
    <style:style style:name="T1471" style:family="text">
      <style:text-properties officeooo:rsid="1618951c"/>
    </style:style>
    <style:style style:name="T1472" style:family="text">
      <style:text-properties officeooo:rsid="1b439d22"/>
    </style:style>
    <style:style style:name="T1473" style:family="text">
      <style:text-properties officeooo:rsid="1b425f52"/>
    </style:style>
    <style:style style:name="T1474" style:family="text">
      <style:text-properties officeooo:rsid="1b47e4a7"/>
    </style:style>
    <style:style style:name="T1475" style:family="text">
      <style:text-properties officeooo:rsid="1b41fd68"/>
    </style:style>
    <style:style style:name="T1476" style:family="text">
      <style:text-properties officeooo:rsid="1b41f5cf"/>
    </style:style>
    <style:style style:name="T1477" style:family="text">
      <style:text-properties officeooo:rsid="1becb894"/>
    </style:style>
    <style:style style:name="T1478" style:family="text">
      <style:text-properties officeooo:rsid="164875a4"/>
    </style:style>
    <style:style style:name="T1479" style:family="text">
      <style:text-properties officeooo:rsid="1621ff56"/>
    </style:style>
    <style:style style:name="T1480" style:family="text">
      <style:text-properties officeooo:rsid="1beea8bc"/>
    </style:style>
    <style:style style:name="T1481" style:family="text">
      <style:text-properties officeooo:rsid="1627e143"/>
    </style:style>
    <style:style style:name="T1482" style:family="text">
      <style:text-properties officeooo:rsid="19f6de63"/>
    </style:style>
    <style:style style:name="T1483" style:family="text">
      <style:text-properties officeooo:rsid="134332a4"/>
    </style:style>
    <style:style style:name="T1484" style:family="text">
      <style:text-properties officeooo:rsid="134518f6"/>
    </style:style>
    <style:style style:name="T1485" style:family="text">
      <style:text-properties officeooo:rsid="128031e0"/>
    </style:style>
    <style:style style:name="T1486" style:family="text">
      <style:text-properties officeooo:rsid="1a0f9434"/>
    </style:style>
    <style:style style:name="T1487" style:family="text">
      <style:text-properties officeooo:rsid="224aadd8"/>
    </style:style>
    <style:style style:name="T1488" style:family="text">
      <style:text-properties officeooo:rsid="2044b278"/>
    </style:style>
    <style:style style:name="T1489" style:family="text">
      <style:text-properties officeooo:rsid="2045cf92"/>
    </style:style>
    <style:style style:name="T1490" style:family="text">
      <style:text-properties officeooo:rsid="2861b7f6"/>
    </style:style>
    <style:style style:name="T1491" style:family="text">
      <style:text-properties officeooo:rsid="214e4d42"/>
    </style:style>
    <style:style style:name="T1492" style:family="text">
      <style:text-properties officeooo:rsid="28627fc3"/>
    </style:style>
    <style:style style:name="T1493" style:family="text">
      <style:text-properties officeooo:rsid="286dcff8"/>
    </style:style>
    <style:style style:name="T1494" style:family="text">
      <style:text-properties officeooo:rsid="286ee754"/>
    </style:style>
    <style:style style:name="T1495" style:family="text">
      <style:text-properties officeooo:rsid="2871d102"/>
    </style:style>
    <style:style style:name="T1496" style:family="text">
      <style:text-properties officeooo:rsid="28766b36"/>
    </style:style>
    <style:style style:name="T1497" style:family="text">
      <style:text-properties officeooo:rsid="2876ecbd"/>
    </style:style>
    <style:style style:name="T1498" style:family="text">
      <style:text-properties officeooo:rsid="287873d9"/>
    </style:style>
    <style:style style:name="T1499" style:family="text">
      <style:text-properties officeooo:rsid="287adeee"/>
    </style:style>
    <style:style style:name="T1500" style:family="text">
      <style:text-properties officeooo:rsid="287d94f3"/>
    </style:style>
    <style:style style:name="T1501" style:family="text">
      <style:text-properties officeooo:rsid="287e5b2b"/>
    </style:style>
    <style:style style:name="T1502" style:family="text">
      <style:text-properties officeooo:rsid="288afecb"/>
    </style:style>
    <style:style style:name="T1503" style:family="text">
      <style:text-properties officeooo:rsid="288ded12"/>
    </style:style>
    <style:style style:name="T1504" style:family="text">
      <style:text-properties officeooo:rsid="288f69b4"/>
    </style:style>
    <style:style style:name="T1505" style:family="text">
      <style:text-properties officeooo:rsid="2890662a"/>
    </style:style>
    <style:style style:name="T1506" style:family="text">
      <style:text-properties officeooo:rsid="28916dd4"/>
    </style:style>
    <style:style style:name="T1507" style:family="text">
      <style:text-properties officeooo:rsid="2893171e"/>
    </style:style>
    <style:style style:name="T1508" style:family="text">
      <style:text-properties officeooo:rsid="28935d8b"/>
    </style:style>
    <style:style style:name="T1509" style:family="text">
      <style:text-properties officeooo:rsid="28938250"/>
    </style:style>
    <style:style style:name="T1510" style:family="text">
      <style:text-properties officeooo:rsid="28a02d50"/>
    </style:style>
    <style:style style:name="T1511" style:family="text">
      <style:text-properties officeooo:rsid="28a780cb"/>
    </style:style>
    <style:style style:name="T1512" style:family="text">
      <style:text-properties officeooo:rsid="28ac1690"/>
    </style:style>
    <style:style style:name="T1513" style:family="text">
      <style:text-properties officeooo:rsid="21a37882"/>
    </style:style>
    <style:style style:name="T1514" style:family="text">
      <style:text-properties officeooo:rsid="28b58987"/>
    </style:style>
    <style:style style:name="T1515" style:family="text">
      <style:text-properties officeooo:rsid="28b5af98"/>
    </style:style>
    <style:style style:name="T1516" style:family="text">
      <style:text-properties officeooo:rsid="28ba1758"/>
    </style:style>
    <style:style style:name="T1517" style:family="text">
      <style:text-properties officeooo:rsid="28ba4526"/>
    </style:style>
    <style:style style:name="T1518" style:family="text">
      <style:text-properties officeooo:rsid="2134d3bf"/>
    </style:style>
    <style:style style:name="T1519" style:family="text">
      <style:text-properties officeooo:rsid="28c1aa0b"/>
    </style:style>
    <style:style style:name="T1520" style:family="text">
      <style:text-properties officeooo:rsid="28ce4623"/>
    </style:style>
    <style:style style:name="T1521" style:family="text">
      <style:text-properties officeooo:rsid="28ce8db9"/>
    </style:style>
    <style:style style:name="T1522" style:family="text">
      <style:text-properties officeooo:rsid="28d5621f"/>
    </style:style>
    <style:style style:name="T1523" style:family="text">
      <style:text-properties officeooo:rsid="28d89d7c"/>
    </style:style>
    <style:style style:name="T1524" style:family="text">
      <style:text-properties officeooo:rsid="28d912bd"/>
    </style:style>
    <style:style style:name="T1525" style:family="text">
      <style:text-properties officeooo:rsid="28dfd528"/>
    </style:style>
    <style:style style:name="T1526" style:family="text">
      <style:text-properties officeooo:rsid="28e0860b"/>
    </style:style>
    <style:style style:name="T1527" style:family="text">
      <style:text-properties officeooo:rsid="28e2628c"/>
    </style:style>
    <style:style style:name="T1528" style:family="text">
      <style:text-properties officeooo:rsid="28e4019d"/>
    </style:style>
    <style:style style:name="T1529" style:family="text">
      <style:text-properties officeooo:rsid="28e7f44c"/>
    </style:style>
    <style:style style:name="T1530" style:family="text">
      <style:text-properties officeooo:rsid="28ef31b0"/>
    </style:style>
    <style:style style:name="T1531" style:family="text">
      <style:text-properties officeooo:rsid="28fb28db"/>
    </style:style>
    <style:style style:name="T1532" style:family="text">
      <style:text-properties officeooo:rsid="28fc5a9a"/>
    </style:style>
    <style:style style:name="T1533" style:family="text">
      <style:text-properties officeooo:rsid="290035c8"/>
    </style:style>
    <style:style style:name="T1534" style:family="text">
      <style:text-properties officeooo:rsid="29075282"/>
    </style:style>
    <style:style style:name="T1535" style:family="text">
      <style:text-properties officeooo:rsid="290d12d8"/>
    </style:style>
    <style:style style:name="T1536" style:family="text">
      <style:text-properties officeooo:rsid="2915030e"/>
    </style:style>
    <style:style style:name="T1537" style:family="text">
      <style:text-properties officeooo:rsid="29175b96"/>
    </style:style>
    <style:style style:name="T1538" style:family="text">
      <style:text-properties officeooo:rsid="2918a14f"/>
    </style:style>
    <style:style style:name="T1539" style:family="text">
      <style:text-properties officeooo:rsid="291b0a74"/>
    </style:style>
    <style:style style:name="T1540" style:family="text">
      <style:text-properties officeooo:rsid="291d95ed"/>
    </style:style>
    <style:style style:name="T1541" style:family="text">
      <style:text-properties officeooo:rsid="2922d66e"/>
    </style:style>
    <style:style style:name="T1542" style:family="text">
      <style:text-properties officeooo:rsid="293044db"/>
    </style:style>
    <style:style style:name="T1543" style:family="text">
      <style:text-properties officeooo:rsid="29305f4d"/>
    </style:style>
    <style:style style:name="T1544" style:family="text">
      <style:text-properties officeooo:rsid="29318e95"/>
    </style:style>
    <style:style style:name="T1545" style:family="text">
      <style:text-properties officeooo:rsid="29335792"/>
    </style:style>
    <style:style style:name="T1546" style:family="text">
      <style:text-properties officeooo:rsid="2934b58e"/>
    </style:style>
    <style:style style:name="T1547" style:family="text">
      <style:text-properties officeooo:rsid="293916c7"/>
    </style:style>
    <style:style style:name="T1548" style:family="text">
      <style:text-properties officeooo:rsid="293bcf6c"/>
    </style:style>
    <style:style style:name="T1549" style:family="text">
      <style:text-properties officeooo:rsid="293bdb02"/>
    </style:style>
    <style:style style:name="T1550" style:family="text">
      <style:text-properties officeooo:rsid="293e33ce"/>
    </style:style>
    <style:style style:name="T1551" style:family="text">
      <style:text-properties officeooo:rsid="2948315e"/>
    </style:style>
    <style:style style:name="T1552" style:family="text">
      <style:text-properties officeooo:rsid="294f4b59"/>
    </style:style>
    <style:style style:name="T1553" style:family="text">
      <style:text-properties officeooo:rsid="294f4ce7"/>
    </style:style>
    <style:style style:name="T1554" style:family="text">
      <style:text-properties officeooo:rsid="2950f66b"/>
    </style:style>
    <style:style style:name="T1555" style:family="text">
      <style:text-properties officeooo:rsid="2958d1ed"/>
    </style:style>
    <style:style style:name="T1556" style:family="text">
      <style:text-properties officeooo:rsid="29601fa7"/>
    </style:style>
    <style:style style:name="T1557" style:family="text">
      <style:text-properties officeooo:rsid="296594e6"/>
    </style:style>
    <style:style style:name="T1558" style:family="text">
      <style:text-properties officeooo:rsid="296c1aee"/>
    </style:style>
    <style:style style:name="T1559" style:family="text">
      <style:text-properties officeooo:rsid="2239f255"/>
    </style:style>
    <style:style style:name="T1560" style:family="text">
      <style:text-properties officeooo:rsid="29748564"/>
    </style:style>
    <style:style style:name="T1561" style:family="text">
      <style:text-properties officeooo:rsid="29763f4f"/>
    </style:style>
    <style:style style:name="T1562" style:family="text">
      <style:text-properties officeooo:rsid="297aa911"/>
    </style:style>
    <style:style style:name="T1563" style:family="text">
      <style:text-properties officeooo:rsid="297d2004"/>
    </style:style>
    <style:style style:name="T1564" style:family="text">
      <style:text-properties officeooo:rsid="298145c2"/>
    </style:style>
    <style:style style:name="T1565" style:family="text">
      <style:text-properties officeooo:rsid="298276a7"/>
    </style:style>
    <style:style style:name="T1566" style:family="text">
      <style:text-properties officeooo:rsid="2983a806"/>
    </style:style>
    <style:style style:name="T1567" style:family="text">
      <style:text-properties officeooo:rsid="29915c7e"/>
    </style:style>
    <style:style style:name="T1568" style:family="text">
      <style:text-properties officeooo:rsid="29b32635"/>
    </style:style>
    <style:style style:name="T1569" style:family="text">
      <style:text-properties officeooo:rsid="29b4fce0"/>
    </style:style>
    <style:style style:name="T1570" style:family="text">
      <style:text-properties officeooo:rsid="29b56b55"/>
    </style:style>
    <style:style style:name="T1571" style:family="text">
      <style:text-properties officeooo:rsid="29b90808"/>
    </style:style>
    <style:style style:name="T1572" style:family="text">
      <style:text-properties officeooo:rsid="29c06837"/>
    </style:style>
    <style:style style:name="T1573" style:family="text">
      <style:text-properties officeooo:rsid="29c0dc06"/>
    </style:style>
    <style:style style:name="T1574" style:family="text">
      <style:text-properties officeooo:rsid="29c627b7"/>
    </style:style>
    <style:style style:name="T1575" style:family="text">
      <style:text-properties officeooo:rsid="29dfe9dd"/>
    </style:style>
    <style:style style:name="T1576" style:family="text">
      <style:text-properties officeooo:rsid="29e6c750"/>
    </style:style>
    <style:style style:name="T1577" style:family="text">
      <style:text-properties officeooo:rsid="2a209c82"/>
    </style:style>
    <style:style style:name="T1578" style:family="text">
      <style:text-properties officeooo:rsid="2a2487bf"/>
    </style:style>
    <style:style style:name="T1579" style:family="text">
      <style:text-properties officeooo:rsid="2a3baf2e"/>
    </style:style>
    <style:style style:name="T1580" style:family="text">
      <style:text-properties officeooo:rsid="240e4950"/>
    </style:style>
    <style:style style:name="T1581" style:family="text">
      <style:text-properties officeooo:rsid="2a48c148"/>
    </style:style>
    <style:style style:name="T1582" style:family="text">
      <style:text-properties officeooo:rsid="2a49436d"/>
    </style:style>
    <style:style style:name="T1583" style:family="text">
      <style:text-properties officeooo:rsid="241e318e"/>
    </style:style>
    <style:style style:name="T1584" style:family="text">
      <style:text-properties officeooo:rsid="2a4aadb0"/>
    </style:style>
    <style:style style:name="T1585" style:family="text">
      <style:text-properties officeooo:rsid="2a4c0690"/>
    </style:style>
    <style:style style:name="T1586" style:family="text">
      <style:text-properties officeooo:rsid="2a4c4ef7"/>
    </style:style>
    <style:style style:name="T1587" style:family="text">
      <style:text-properties officeooo:rsid="2a503bae"/>
    </style:style>
    <style:style style:name="T1588" style:family="text">
      <style:text-properties officeooo:rsid="2a690695"/>
    </style:style>
    <style:style style:name="T1589" style:family="text">
      <style:text-properties officeooo:rsid="2a6aad8c"/>
    </style:style>
    <style:style style:name="T1590" style:family="text">
      <style:text-properties officeooo:rsid="2a6b1264"/>
    </style:style>
    <style:style style:name="T1591" style:family="text">
      <style:text-properties officeooo:rsid="2a6d0230"/>
    </style:style>
    <style:style style:name="T1592" style:family="text">
      <style:text-properties officeooo:rsid="2a6fa0c8"/>
    </style:style>
    <style:style style:name="T1593" style:family="text">
      <style:text-properties officeooo:rsid="2a39d348"/>
    </style:style>
    <style:style style:name="T1594" style:family="text">
      <style:text-properties officeooo:rsid="2a75744d"/>
    </style:style>
    <style:style style:name="T1595" style:family="text">
      <style:text-properties officeooo:rsid="2a763424"/>
    </style:style>
    <style:style style:name="T1596" style:family="text">
      <style:text-properties officeooo:rsid="2a7bfaa0"/>
    </style:style>
    <style:style style:name="T1597" style:family="text">
      <style:text-properties officeooo:rsid="2a8b3125"/>
    </style:style>
    <style:style style:name="T1598" style:family="text">
      <style:text-properties officeooo:rsid="2a958a2c"/>
    </style:style>
    <style:style style:name="T1599" style:family="text">
      <style:text-properties officeooo:rsid="2a9ae13b"/>
    </style:style>
    <style:style style:name="T1600" style:family="text">
      <style:text-properties officeooo:rsid="2a9b6e91"/>
    </style:style>
    <style:style style:name="T1601" style:family="text">
      <style:text-properties officeooo:rsid="2a9b7b2e"/>
    </style:style>
    <style:style style:name="T1602" style:family="text">
      <style:text-properties officeooo:rsid="2a9d253c"/>
    </style:style>
    <style:style style:name="T1603" style:family="text">
      <style:text-properties officeooo:rsid="2aa18a2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7"/>
      <text:p text:style-name="P137"/>
      <text:p text:style-name="P4"/>
      <text:p text:style-name="Text_20_body"/>
      <text:p text:style-name="Text_20_body"/>
      <text:p text:style-name="P451">Dračák</text:p>
      <text:p text:style-name="P446"/>
      <text:p text:style-name="P446"/>
      <text:p text:style-name="P452">podle staré školy</text:p>
      <text:p text:style-name="P447"/>
      <text:p text:style-name="P448"/>
      <text:p text:style-name="P447"/>
      <text:p text:style-name="P447"/>
      <text:p text:style-name="P447"/>
      <text:p text:style-name="P447"/>
      <text:p text:style-name="P447"/>
      <text:p text:style-name="P449">Společenská hra na prožívání příběhů</text:p>
      <text:p text:style-name="P449"/>
      <text:p text:style-name="P450"/>
      <text:p text:style-name="P1">Michal Světlý</text:p>
      <text:p text:style-name="P16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64"><text:a xlink:type="simple" xlink:href="#__RefHeading___Toc21875_1991418811" text:style-name="Internet_20_link" text:visited-style-name="Internet_20_link">Tvoje postava</text:a><text:tab/>4</text:p>
          <text:p text:style-name="P565"><text:a xlink:type="simple" xlink:href="#__RefHeading___Toc21879_1991418811" text:style-name="Internet_20_link" text:visited-style-name="Internet_20_link">Rasy</text:a><text:tab/>4</text:p>
          <text:p text:style-name="P565"><text:a xlink:type="simple" xlink:href="#__RefHeading___Toc21881_1991418811" text:style-name="Internet_20_link" text:visited-style-name="Internet_20_link">Povolání tvé postavy</text:a><text:tab/>6</text:p>
          <text:p text:style-name="P565"><text:a xlink:type="simple" xlink:href="#__RefHeading___Toc36196_611713307" text:style-name="Internet_20_link" text:visited-style-name="Internet_20_link">Vlastnosti</text:a><text:tab/>6</text:p>
          <text:p text:style-name="P565"><text:a xlink:type="simple" xlink:href="#__RefHeading___Toc36198_611713307" text:style-name="Internet_20_link" text:visited-style-name="Internet_20_link">Počet životů</text:a><text:tab/>7</text:p>
          <text:p text:style-name="P565"><text:a xlink:type="simple" xlink:href="#__RefHeading___Toc1648_4210766435" text:style-name="Internet_20_link" text:visited-style-name="Internet_20_link">Kouzla, recepty a schopnosti</text:a><text:tab/>7</text:p>
          <text:p text:style-name="P565"><text:a xlink:type="simple" xlink:href="#__RefHeading___Toc17048_4210766435" text:style-name="Internet_20_link" text:visited-style-name="Internet_20_link">Dovednosti</text:a><text:tab/>7</text:p>
          <text:p text:style-name="P564"><text:a xlink:type="simple" xlink:href="#__RefHeading___Toc36200_611713307" text:style-name="Internet_20_link" text:visited-style-name="Internet_20_link">Povolání</text:a><text:tab/>10</text:p>
          <text:p text:style-name="P565"><text:a xlink:type="simple" xlink:href="#__RefHeading___Toc6999_1015327784" text:style-name="Internet_20_link" text:visited-style-name="Internet_20_link">Válečník</text:a><text:tab/>10</text:p>
          <text:p text:style-name="P565"><text:a xlink:type="simple" xlink:href="#__RefHeading___Toc7001_1015327784" text:style-name="Internet_20_link" text:visited-style-name="Internet_20_link">Hraničář</text:a><text:tab/>12</text:p>
          <text:p text:style-name="P565"><text:a xlink:type="simple" xlink:href="#__RefHeading___Toc7003_1015327784" text:style-name="Internet_20_link" text:visited-style-name="Internet_20_link">Alchymista</text:a><text:tab/>17</text:p>
          <text:p text:style-name="P565"><text:a xlink:type="simple" xlink:href="#__RefHeading___Toc7005_1015327784" text:style-name="Internet_20_link" text:visited-style-name="Internet_20_link">Kouzelník</text:a><text:tab/>22</text:p>
          <text:p text:style-name="P565"><text:a xlink:type="simple" xlink:href="#__RefHeading___Toc7007_1015327784" text:style-name="Internet_20_link" text:visited-style-name="Internet_20_link">Zloděj</text:a><text:tab/>35</text:p>
          <text:p text:style-name="P565"><text:a xlink:type="simple" xlink:href="#__RefHeading___Toc7009_1015327784" text:style-name="Internet_20_link" text:visited-style-name="Internet_20_link">Druid</text:a><text:tab/>38</text:p>
          <text:p text:style-name="P564"><text:a xlink:type="simple" xlink:href="#__RefHeading___Toc1650_4210766435" text:style-name="Internet_20_link" text:visited-style-name="Internet_20_link">Zranění a léčba</text:a><text:tab/>44</text:p>
          <text:p text:style-name="P564"><text:a xlink:type="simple" xlink:href="#__RefHeading___Toc17052_4210766435" text:style-name="Internet_20_link" text:visited-style-name="Internet_20_link">Magické předměty</text:a><text:tab/>45</text:p>
          <text:p text:style-name="P564"><text:a xlink:type="simple" xlink:href="#__RefHeading___Toc1652_4210766435" text:style-name="Internet_20_link" text:visited-style-name="Internet_20_link">Boj a jiná nebezpečí</text:a><text:tab/>46</text:p>
          <text:p text:style-name="P565"><text:a xlink:type="simple" xlink:href="#__RefHeading___Toc17054_4210766435" text:style-name="Internet_20_link" text:visited-style-name="Internet_20_link">Vzdálenost</text:a><text:tab/>46</text:p>
          <text:p text:style-name="P565"><text:a xlink:type="simple" xlink:href="#__RefHeading___Toc4067_1870267181" text:style-name="Internet_20_link" text:visited-style-name="Internet_20_link">Rychlost</text:a><text:tab/>46</text:p>
          <text:p text:style-name="P565"><text:a xlink:type="simple" xlink:href="#__RefHeading___Toc1654_4210766435" text:style-name="Internet_20_link" text:visited-style-name="Internet_20_link">Kola</text:a><text:tab/>47</text:p>
          <text:p text:style-name="P565"><text:a xlink:type="simple" xlink:href="#__RefHeading___Toc1656_4210766435" text:style-name="Internet_20_link" text:visited-style-name="Internet_20_link">Záměry</text:a><text:tab/>47</text:p>
          <text:p text:style-name="P565"><text:a xlink:type="simple" xlink:href="#__RefHeading___Toc1658_4210766435" text:style-name="Internet_20_link" text:visited-style-name="Internet_20_link">Hody</text:a><text:tab/>48</text:p>
          <text:p text:style-name="P565"><text:a xlink:type="simple" xlink:href="#__RefHeading___Toc1660_4210766435" text:style-name="Internet_20_link" text:visited-style-name="Internet_20_link">Výhody a nevýhody</text:a><text:tab/>49</text:p>
          <text:p text:style-name="P565"><text:a xlink:type="simple" xlink:href="#__RefHeading___Toc1662_4210766435" text:style-name="Internet_20_link" text:visited-style-name="Internet_20_link">Pasti a jedy</text:a><text:tab/>50</text:p>
          <text:p text:style-name="P565"><text:a xlink:type="simple" xlink:href="#__RefHeading___Toc17056_4210766435" text:style-name="Internet_20_link" text:visited-style-name="Internet_20_link">Zbraně, zbroje a štíty</text:a><text:tab/>50</text:p>
          <text:p text:style-name="P565"><text:a xlink:type="simple" xlink:href="#__RefHeading___Toc17058_4210766435" text:style-name="Internet_20_link" text:visited-style-name="Internet_20_link">Hlášení útoku</text:a><text:tab/>51</text:p>
          <text:p text:style-name="P564"><text:a xlink:type="simple" xlink:href="#__RefHeading___Toc36202_611713307" text:style-name="Internet_20_link" text:visited-style-name="Internet_20_link">Hledání, skrývání a plížení</text:a><text:tab/>52</text:p>
          <text:p text:style-name="P565"><text:a xlink:type="simple" xlink:href="#__RefHeading___Toc36204_611713307" text:style-name="Internet_20_link" text:visited-style-name="Internet_20_link">Hledání</text:a><text:tab/>52</text:p>
          <text:p text:style-name="P565"><text:a xlink:type="simple" xlink:href="#__RefHeading___Toc36206_611713307" text:style-name="Internet_20_link" text:visited-style-name="Internet_20_link">Postřeh a plížení</text:a><text:tab/>52</text:p>
          <text:p text:style-name="P564"><text:a xlink:type="simple" xlink:href="#__RefHeading___Toc12113_526618153" text:style-name="Internet_20_link" text:visited-style-name="Internet_20_link">Zvyšování vlastností</text:a><text:tab/>53</text:p>
          <text:p text:style-name="P564"><text:a xlink:type="simple" xlink:href="#__RefHeading___Toc12115_526618153" text:style-name="Internet_20_link" text:visited-style-name="Internet_20_link">Náhodný hod</text:a><text:tab/>54</text:p>
        </text:index-body>
      </text:table-of-content>
      <text:p text:style-name="P453"/>
      <text:p text:style-name="P3"/>
      <text:p text:style-name="P3"/>
      <text:p text:style-name="P3"/>
      <text:p text:style-name="P2"><text:soft-page-break/>Verze 0.<text:span text:style-name="T1081">5</text:span></text:p>
      <text:p text:style-name="P453">Poděkování</text:p>
      <text:p text:style-name="Example">Tato příručka <text:span text:style-name="T883">je silně inspirovaná titulem</text:span> Dračí Doupě vydan<text:span text:style-name="T976">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455">Nápady a připomínkami přispěli:</text:p>
      <text:p text:style-name="P497">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626" text:outline-level="1">TODO:</text:h>
      <text:p text:style-name="P247">Postavy v příkladech:</text:p>
      <text:p text:style-name="P361">Pavel - válečník Gorondar (trpaslík)<text:line-break/>Katka - hraničářka Naria – <text:span text:style-name="T1387">spíš asi Nera, líp se to skloňuje...</text:span> (elfka)<text:line-break/>Jana - kouzelnice Kara (člověk?)</text:p>
      <text:h text:style-name="P627" text:outline-level="1">Úvod</text:h>
      <text:p text:style-name="P571">Vítej, <text:span text:style-name="T1345">dobrodruhu</text:span>!</text:p>
      <text:p text:style-name="P284"><text:span text:style-name="T1346">Před sebou máš pravidla hry</text:span> <text:span text:style-name="T1110">Dračák podle staré školy</text:span>. <text:span text:style-name="T1347">Kromě této příručky potřebuješ ještě:</text:span></text:p>
      <text:list xml:id="list407088741" text:style-name="L1">
        <text:list-item>
          <text:p text:style-name="P718">2-5 spoluhráčů.</text:p>
        </text:list-item>
      </text:list>
      <text:list xml:id="list1124997303" text:style-name="L2">
        <text:list-item>
          <text:p text:style-name="P719"><text:span text:style-name="T1348">Šestistěnné k</text:span>ostky.</text:p>
          <text:list>
            <text:list-item>
              <text:p text:style-name="P720">V⁠ zásadě stačí i⁠ jedna <text:span text:style-name="T1587">pro celou skupinu</text:span>, ale pohodlnější je, když má každý hráč šest vlastních.</text:p>
            </text:list-item>
          </text:list>
        </text:list-item>
        <text:list-item>
          <text:p text:style-name="P721"><text:span text:style-name="T1349">N</text:span>ěco na psaní <text:span text:style-name="T1349">poznámek, kreslení plánků situace a ilustrativních náčrtů.</text:span></text:p>
        </text:list-item>
      </text:list>
      <text:h text:style-name="P637" text:outline-level="2"><text:span text:style-name="T1350">Pán jeskyně a h</text:span>ráči postav</text:h>
      <text:p text:style-name="P430">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Heading_20_2" text:outline-level="2"><text:span text:style-name="T1588">Váš h</text:span>erní svět</text:h>
      <text:p text:style-name="P1099"><text:span text:style-name="T237">V této</text:span><text:span text:style-name="T224"> příruč</text:span><text:span text:style-name="T237">ce</text:span><text:span text:style-name="T224"> </text:span><text:span text:style-name="T237">najdeš</text:span><text:span text:style-name="T224"> jen</text:span><text:span text:style-name="T1"> hrubé obrysy světa, </text:span><text:span text:style-name="T224">kde</text:span><text:span text:style-name="T1"> se budou vaše příběhy odehrávat:</text:span></text:p>
      <text:list xml:id="list3358805727" text:style-name="L4">
        <text:list-item>
          <text:p text:style-name="P723"><text:span text:style-name="T1">Žijí v </text:span><text:span text:style-name="T222">něm</text:span><text:span text:style-name="T1"> fantasy rasy jako elfové, hobiti nebo trpaslíci, ale také</text:span><text:span text:style-name="T198"> divoké kmeny skřetů a nebezpečné nestvůry jako zlobři, draci </text:span><text:span text:style-name="T222">nebo</text:span><text:span text:style-name="T198"> upíři.</text:span></text:p>
        </text:list-item>
        <text:list-item>
          <text:p text:style-name="P725"><text:soft-page-break/><text:span text:style-name="T198">J</text:span><text:span text:style-name="T1">sou v </text:span><text:span text:style-name="T223">něm</text:span><text:span text:style-name="T1"> běžná kouzla a </text:span><text:span text:style-name="T199">kouzelné předměty.</text:span></text:p>
        </text:list-item>
        <text:list-item>
          <text:p text:style-name="P726"><text:span text:style-name="T220">Civilizace se podobá středověku nebo starověku. </text:span><text:span text:style-name="T214">S</text:span><text:span text:style-name="T200">tátům </text:span><text:span text:style-name="T225">tedy</text:span><text:span text:style-name="T200"> vládnou králové nebo císaři, </text:span><text:span text:style-name="T201">pod nimi stojí šlechta </text:span><text:span text:style-name="T202">a</text:span><text:span text:style-name="T201"> měšťanstvo a na nejnižších příčkách </text:span><text:span text:style-name="T215">společenského žebříčku</text:span><text:span text:style-name="T201"> najdeš prosté rolníky, lapky </text:span><text:span text:style-name="T225">a jiné vyvrhele</text:span><text:span text:style-name="T201"> </text:span><text:span text:style-name="T225">a</text:span><text:span text:style-name="T201"> městkou chudinu.</text:span></text:p>
        </text:list-item>
      </text:list>
      <text:p text:style-name="P1100"><text:span text:style-name="T220">V</text:span><text:span text:style-name="T1">šechno ostatní, jako třeba jaká j</text:span><text:span text:style-name="T220">sou v něm města a království </text:span><text:span text:style-name="T218">a</text:span><text:span text:style-name="T220"> kdo jim vládne, </text:span><text:span text:style-name="T1">nebo</text:span><text:span text:style-name="T220"> jaké mají </text:span><text:span text:style-name="T219">jejich </text:span><text:span text:style-name="T220">obyvatelé zvyky, tradice a historii, </text:span><text:span text:style-name="T1">je na vás.</text:span></text:p>
      <text:list xml:id="list442783733" text:style-name="L120">
        <text:list-item>
          <text:p text:style-name="P1101"><text:span text:style-name="T229">Můžete</text:span><text:span text:style-name="T1"> </text:span><text:span text:style-name="T226">použít nějaký existují svět, ať už určený přímo pro hraní Dračáku nebo jiného fantasy RPGčka, nebo se třeba inspirovat nějakým filmem nebo knihou.</text:span></text:p>
        </text:list-item>
        <text:list-item>
          <text:p text:style-name="P1102"><text:span text:style-name="T236">Nebo si</text:span><text:span text:style-name="T1"> jej postupně sami vytvořit.</text:span></text:p>
        </text:list-item>
      </text:list>
      <text:p text:style-name="P722"><text:span text:style-name="T194">K </text:span><text:span text:style-name="T1">tomu, abys</text:span><text:span text:style-name="T196">te</text:span><text:span text:style-name="T1"> mohl</text:span><text:span text:style-name="T196">i začít</text:span><text:span text:style-name="T1"> </text:span><text:span text:style-name="T195">hrát</text:span><text:span text:style-name="T1">, nemusí</text:span><text:span text:style-name="T196">te </text:span><text:span text:style-name="T227">svůj herní svět</text:span><text:span text:style-name="T196"> </text:span><text:span text:style-name="T1">znát</text:span><text:span text:style-name="T221"> celý</text:span><text:span text:style-name="T1">. Stačí jen malý kousek, </text:span><text:span text:style-name="T213">kde</text:span><text:span text:style-name="T1"> se bude váš příběh odehrávat, třeba jedna vesnice a její okolí. </text:span><text:span text:style-name="T197">Při svých výpravách za dobrodružstvím pak bude</text:span><text:span text:style-name="T228">te</text:span><text:span text:style-name="T197"> postupně poznávat nové kraje, jejich obyvatele a zajímavá místa</text:span><text:span text:style-name="T195">.</text:span></text:p>
      <text:h text:style-name="Heading_20_2" text:outline-level="2"><text:span text:style-name="T235">Vaše p</text:span><text:span text:style-name="T1">ostavy</text:span></text:h>
      <text:p text:style-name="P431"><text:span text:style-name="T1">Postavy, jejichž příběh budete ve hře prožívat, </text:span><text:span text:style-name="T203">jsou </text:span><text:span text:style-name="T208">už od začátku</text:span><text:span text:style-name="T1"> zdatné v boji, ať už zbraněmi nebo kouzly, </text:span><text:span text:style-name="T203">umí přežít v nebezpečn</text:span><text:span text:style-name="T208">é</text:span><text:span text:style-name="T203"> divočině </text:span><text:span text:style-name="T211">a</text:span><text:span text:style-name="T203"> prozkoumávat ztracené ruiny plné dávno zapomenutých pokladů, tajemství, nástrah a kouzel. </text:span><text:span text:style-name="T208">P</text:span><text:span text:style-name="T207">ostupně</text:span><text:span text:style-name="T208"> budou získávat </text:span><text:span text:style-name="T230">nové</text:span><text:span text:style-name="T208"> schopnosti a magické předměty, až</text:span><text:span text:style-name="T207"> se z nich stanou </text:span><text:span text:style-name="T230">zkušení a</text:span><text:span text:style-name="T207"> mocní mágové a válečníci a budou schopny ovlivňovat významné události ve vašem herním světě.</text:span></text:p>
      <text:h text:style-name="Heading_20_2" text:outline-level="2"><text:soft-page-break/><text:span text:style-name="T1589">Váš příběh</text:span></text:h>
      <text:p text:style-name="P1103">Jak<text:span text:style-name="T1578">á</text:span> <text:span text:style-name="T1578">dobrodružství</text:span> budete <text:span text:style-name="T1577">zažívat</text:span>, záleží <text:span text:style-name="T1590">na vás a</text:span> na tom, kdo budou <text:span text:style-name="T1577">vaše postavy a co budou chtít dělat. Může to být průzkum opuštěných podzemních komplexů, či hrobek, ale také odkrývání spiknutí či konspirací, hrdinská výprava na draka terorizujícího vaše rodné město, nebo třeba likvidace náčelníka, který se snaží sjednotit skřetí kmeny a poštvat je do války a rabování.</text:span></text:p>
      <text:h text:style-name="P669" text:outline-level="2">Vaše postavy</text:h>
      <text:p text:style-name="P724"><text:span text:style-name="T231">Postavy obvykle začínají</text:span><text:span text:style-name="T216"> jako skupina dobrodruhů</text:span><text:span text:style-name="T204">, kteří se vydávají na nebezpečn</text:span><text:span text:style-name="T232">ou</text:span><text:span text:style-name="T204"> výprav</text:span><text:span text:style-name="T232">u</text:span><text:span text:style-name="T204"> v touze po </text:span><text:span text:style-name="T233">moci a</text:span><text:span text:style-name="T204"> pokladech, </text:span><text:span text:style-name="T206">a postupně se proprac</text:span><text:span text:style-name="T212">ují</text:span><text:span text:style-name="T206"> k vlastním cílům a zájmům.</text:span><text:span text:style-name="T204"> </text:span><text:span text:style-name="T216">M</text:span><text:span text:style-name="T208">ůžete </text:span><text:span text:style-name="T216">ale </text:span><text:span text:style-name="T234">už od začátku</text:span><text:span text:style-name="T205"> </text:span><text:span text:style-name="T217">hrát</text:span><text:span text:style-name="T205"> t</text:span><text:span text:style-name="T234">řeba </text:span><text:span text:style-name="T205">agent</text:span><text:span text:style-name="T217">y</text:span><text:span text:style-name="T205"> ve službách krále či </text:span><text:span text:style-name="T209">význam</text:span><text:span text:style-name="T210">n</text:span><text:span text:style-name="T209">ého</text:span><text:span text:style-name="T205"> šlechtice,</text:span><text:span text:style-name="T210"> </text:span><text:span text:style-name="T206">průzkumní</text:span><text:span text:style-name="T217">ky</text:span><text:span text:style-name="T206"> a dobyvatel</text:span><text:span text:style-name="T217">e</text:span><text:span text:style-name="T206"> nově objeveného kontinentu, </text:span><text:span text:style-name="T216">nebo </text:span><text:span text:style-name="T217">cokoliv jiného, na čem</text:span><text:span text:style-name="T216"> se </text:span><text:span text:style-name="T239">shodnete</text:span><text:span text:style-name="T216">.<text:line-break/><text:tab/></text:span><text:span text:style-name="T238">Jaké postavy budete hrát, se domluvte společně. Pán jeskyně pak podle toho připraví prostředí a protivníky.</text:span></text:p>
      <text:h text:style-name="Heading_20_2" text:outline-level="2">Než začnete hrát</text:h>
      <text:p text:style-name="P432">Před tím, než se pustíte do vašeho prvního příběhu, je třeba udělat několik věcí:</text:p>
      <text:list xml:id="list1400300515" text:style-name="L5">
        <text:list-item>
          <text:p text:style-name="P727">Pročtěte si pravidla.</text:p>
        </text:list-item>
      </text:list>
      <text:list xml:id="list2323571606" text:style-name="L6">
        <text:list-item>
          <text:p text:style-name="P728"><text:span text:style-name="T706">Rozhodněte</text:span><text:span text:style-name="T705"> se, z</text:span><text:span text:style-name="T701">da bud</text:span><text:span text:style-name="T708">ete mít</text:span><text:span text:style-name="T701"> </text:span><text:span text:style-name="T669">p</text:span><text:span text:style-name="T249">říběhov</text:span><text:span text:style-name="T701">ou</text:span><text:span text:style-name="T249"> imunit</text:span><text:span text:style-name="T701">u.</text:span></text:p>
        </text:list-item>
        <text:list-item>
          <text:p text:style-name="P1107"><text:span text:style-name="T701">V</text:span><text:span text:style-name="T249">yberte si, v jaké světě budete hrát.</text:span></text:p>
        </text:list-item>
        <text:list-item>
          <text:p text:style-name="P729"><text:span text:style-name="T706">Domluvte se, </text:span><text:span text:style-name="T249">kdo jsou vaše postavy </text:span><text:span text:style-name="T711">a</text:span><text:span text:style-name="T249"> jestli se </text:span><text:span text:style-name="T711">už od začátku</text:span><text:span text:style-name="T249"> znají.</text:span></text:p>
        </text:list-item>
        <text:list-item>
          <text:p text:style-name="P730"><text:span text:style-name="T1598">Společně v</text:span>ytvořte <text:span text:style-name="T1591">své</text:span> postavy.</text:p>
        </text:list-item>
      </text:list>
      <text:p text:style-name="P409"><text:soft-page-break/><text:span text:style-name="T707">Nemusíte se toho bát – k</text:span><text:span text:style-name="T670">dykoliv </text:span><text:span text:style-name="T703">později</text:span><text:span text:style-name="T670"> v průběhu hraní můžete </text:span><text:span text:style-name="T703">cokoliv </text:span><text:span text:style-name="T710">z toho</text:span><text:span text:style-name="T703"> </text:span><text:span text:style-name="T710">změnit nebo doplnit</text:span><text:span text:style-name="T670">, aby vám to co nejlépe vyhovovalo.</text:span></text:p>
      <text:h text:style-name="P587" text:outline-level="3">Čtení pravidel</text:h>
      <text:p text:style-name="P1104">Tato příručka <text:span text:style-name="T1592">se skládá ze dvou logických částí</text:span>.</text:p>
      <text:list xml:id="list2602624137" text:style-name="L121">
        <text:list-item>
          <text:p text:style-name="P1105"><text:span text:style-name="T1593">Kapitoly X, Y a Z (TODO) vysvětlují, jak se vlastně Dračák hraje a jak se používají pravidla.</text:span></text:p>
        </text:list-item>
      </text:list>
      <text:p text:style-name="P1106"><text:span text:style-name="T1593">Pán jeskyně by si je před první hrou určitě měl přečíst všechny, hráči postav nemusí číst kapitolu </text:span><text:span text:style-name="T1116">Vedení hry</text:span><text:span text:style-name="T1579"> </text:span><text:span text:style-name="T970">&lt;ODKAZ&gt;</text:span><text:span text:style-name="T1579">.</text:span></text:p>
      <text:list xml:id="list160032753614637" text:continue-numbering="true" text:style-name="L121">
        <text:list-item>
          <text:p text:style-name="P1105"><text:span text:style-name="T1579">Zbylé kapitoly obsahují seznamy kouzel, schopností, předmětů, nestvůr a podobně.</text:span></text:p>
        </text:list-item>
      </text:list>
      <text:p text:style-name="P1106"><text:span text:style-name="T1579">Něco z nich budete potřebovat hned, ale velkou většinu až za několik týdnů nebo měsíců.<text:line-break/><text:tab/>Pokud budeš hrát postavu, stačí, když si pročteš vždycky jen ta kouzla a schopnosti, kter</text:span><text:span text:style-name="T709">á</text:span><text:span text:style-name="T1579"> se tvoje postava může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umí ostatní povolání a čím jsou nebezpečné různé nestvůry, ale má něco do sebe, když to zjišťuješ postupně spolu se svou postavou. Nastudováním celých pravidel by ses o to zbytečně ochudil.</text:span></text:p>
      <text:h text:style-name="P588" text:outline-level="3">Domluva o příběhové imunitě</text:h>
      <text:p text:style-name="P442">Před začátkem hry se dohodněte, jestli budete hrát s možností smrti postav nebo bez ní. <text:span text:style-name="T1583">Pokud nevíte, co si máte vybrat, nebo se nemůžete dohodnout, hrajte s příběhovou imunitou.</text:span></text:p>
      <text:h text:style-name="Heading_20_4" text:outline-level="4"><text:soft-page-break/>Příběhová imunita</text:h>
      <text:p text:style-name="P445">Příběhová imunita znamená, že <text:span text:style-name="T1594">hráčská</text:span> postav<text:span text:style-name="T1594">a</text:span> nem<text:span text:style-name="T1594">ůže</text:span> umřít <text:span text:style-name="T1594">jinak než z rozhodnutí jejího hráče</text:span>. Říká se tomu tak, protože když umře hlavní postava, tak tím <text:span text:style-name="T1584">obvykle</text:span> příběh končí – není dál o kom vyprávět.<text:line-break/><text:tab/>Při hraní Dračáku <text:span text:style-name="T1595">by </text:span>to nemus<text:span text:style-name="T1595">elo</text:span> nutně znamenat konec hry: když ti umře postava, můžeš si vytvořit novou <text:span text:style-name="T1595">a pokračovat s ní</text:span>. Při<text:span text:style-name="T1595">šel bys</text:span> tím ale o její znalosti a <text:span text:style-name="T1585">roli v příběhu</text:span>. Nová postava by se navíc měla chovat jinak, <text:span text:style-name="T1586">takže</text:span> pokud ta původní byla zajímavá <text:span text:style-name="T1586">nebo</text:span> oblíbená, může to být velká ztráta pro společnou zábavu.<text:line-break/><text:tab/><text:span text:style-name="T1580">Když se rozhodnete hrát s příběhovou imunitou, tak je vaším úkolem společně s Pánem jeskyně zajistit, aby se vaše postavy nikdy nedostaly do situace, kdy by jejich přežití nedávalo smysl. Pán jeskyně tedy do hry nebude dávat pasti jako „padající několikatunový kamenný kvádr“ a hráči se nebudou pouštět se do nesmyslného rizika (nebudou tedy říkat věci jako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například popsat, jak se vlci mezi sebou začali rvát o právo na kořist, nebo třeba popsat jiné, větší nebezpečí, které vlky zažene a dá ostatním možnost tě zachránit.</text:span></text:p>
      <text:list xml:id="list1574532734" text:style-name="L7">
        <text:list-item>
          <text:p text:style-name="P779">Ve hře s příběhovou imunitou může tvoje postava umřít, jen když se pro to sám rozhodneš. Můžeš třeba usoudit, že ses do smrtelné situace dostal vlastní chybou a postava by to fakt přežít neměla, můžeš se chtít obětovat za ostatní a podobně.</text:p>
        </text:list-item>
      </text:list>
      <text:h text:style-name="Heading_20_4" text:outline-level="4"><text:soft-page-break/>Hraní bez příběhové imunity</text:h>
      <text:p text:style-name="P426"><text:span text:style-name="T1581">Pokud chcete mít ve hře reálné riziko smrti</text:span>, <text:span text:style-name="T1581">hrajte bez příběhové imunity. V této variantě tvoje postava může umřít, když se proto sám rozhodneš, stejně jako v případě příběhové imunity, nebo pokud to jednoznačně vyplývá ze situace.</text:span></text:p>
      <text:p text:style-name="Example_20_Header">Příklady:</text:p>
      <text:p text:style-name="Example">Rozdrtil <text:span text:style-name="T1582">tě</text:span> několikatunový kamenný blok.</text:p>
      <text:p text:style-name="Example">Spadl jsi do lávového jezírka.</text:p>
      <text:p text:style-name="Example">Zřítil ses do propasti.</text:p>
      <text:p text:style-name="P780"><text:span text:style-name="T1596">I když hrajete bez příběhové imunity, j</text:span>e <text:span text:style-name="T1596">vhodné</text:span>, <text:span text:style-name="T1596">aby postavy umíraly</text:span> co nejméně. <text:span text:style-name="T1596">K</text:span>dyby <text:span text:style-name="T1596">se to totiž stávalo</text:span> často, přestalo by vám na nich záležet a zmizel by tím pocit reálného nebezpečí, kvůli kterému možnost smrti postav do hry dáváte.</text:p>
      <text:h text:style-name="P589" text:outline-level="3">Domluva o světě</text:h>
      <text:p text:style-name="P1110"><text:span text:style-name="T1">Pokud se rozhodnete použít nějaký literární nebo filmový svět, počítejte s tím, že nebude vypadat přesně stejně jako v knize nebo ve filmu: </text:span><text:span text:style-name="T240">p</text:span><text:span text:style-name="T1">ostavy v Dračáku mají kouzla a schopnosti, která ve vámi zvoleném světě nemusí být a naopak. Cokoliv </text:span><text:span text:style-name="T146">v </text:span><text:span text:style-name="T34">pravidlech</text:span><text:span text:style-name="T1"> sice můžete upravit, ale velké </text:span><text:span text:style-name="T35">změny</text:span><text:span text:style-name="T1"> je lepší dělat, až když se s</text:span><text:span text:style-name="T241">e hrou</text:span><text:span text:style-name="T1"> </text:span><text:span text:style-name="T242">pořádně</text:span><text:span text:style-name="T1"> seznámíte. Rozhodně se tím ale nenechte odradit – </text:span><text:span text:style-name="T243">můžete hrát ve</text:span><text:span text:style-name="T1"> vlastní, Dračákov</text:span><text:span text:style-name="T244">é</text:span><text:span text:style-name="T1"> verzi zvoleného světa.<text:line-break/><text:tab/></text:span><text:span text:style-name="T245">Světy vytvořené přímo pro hraní Dračáku jsou v tomto směru na použití jednodušší.<text:line-break/><text:tab/>Když se rozhodnete vytvořit si vlastní svět, v kapitole </text:span><text:span text:style-name="T78">XY</text:span><text:span text:style-name="T245"> </text:span><text:span text:style-name="T147">&lt;TODO: odkaz&gt;</text:span><text:span text:style-name="T245"> najdete pár rad, jak na to.</text:span></text:p>
      <text:h text:style-name="P628" text:outline-level="1"><text:bookmark-start text:name="__RefHeading___Toc21875_1991418811"/>Tvoje postava<text:bookmark-end text:name="__RefHeading___Toc21875_1991418811"/></text:h>
      <text:p text:style-name="P367"><text:span text:style-name="T1493">Pokud ses rozhodl hrát za jednu z postav</text:span>, musíš si <text:span text:style-name="T1500">ji</text:span> <text:span text:style-name="T1493">nejprve vytvořit</text:span>.</text:p>
      <text:h text:style-name="P638" text:outline-level="2">Vlastnosti</text:h>
      <text:p text:style-name="P285">Tvoji postavu popisují tři <text:span text:style-name="T1352">vlastnosti</text:span>:</text:p>
      <text:p text:style-name="P289">Síla</text:p>
      <text:list xml:id="list3464885676" text:style-name="L8">
        <text:list-item>
          <text:p text:style-name="P815">Síla představuje tvou hrubou, fyzickou sílu, ale také výdrž, schopnost odolávat jedům, zranění a nepříznivým podmínkám a schopnost bojovat v těžké zbroji a s těžkými zbraněmi.</text:p>
        </text:list-item>
      </text:list>
      <text:p text:style-name="P286">Finesa</text:p>
      <text:list xml:id="list732305805" text:style-name="L9">
        <text:list-item>
          <text:p text:style-name="P816">Finesa představuje tvou mrštnost, hbitost a šikovnost, ale také postřeh, přesnost, výřečnost a vystupování. Hraje roli zejména při střelbě, při uhýbání před pastmi a útoky nepřátel a také při plížení.</text:p>
        </text:list-item>
      </text:list>
      <text:p text:style-name="P287">Duše</text:p>
      <text:list xml:id="list3442391219" text:style-name="L10">
        <text:list-item>
          <text:p text:style-name="P817"><text:span text:style-name="T675">Duše představuje odolnost proti</text:span><text:span text:style-name="T249"> </text:span><text:span text:style-name="T671">magii</text:span><text:span text:style-name="T249"> působící na </text:span><text:span text:style-name="T672">m</text:span><text:span text:style-name="T249">ysl </text:span><text:span text:style-name="T673">nebo duši </text:span><text:span text:style-name="T674">a útokům </text:span><text:span text:style-name="T677">duchů a jiných nehmotných bytostí</text:span><text:span text:style-name="T676">, ale určuje také sílu tvých kouzel, </text:span><text:span text:style-name="T677">ať už je sesíláš sám, nebo pomocí hůlek, prstenů či jiných kouzelných předmětů</text:span><text:span text:style-name="T676">.</text:span></text:p>
        </text:list-item>
      </text:list>
      <text:p text:style-name="P50">Abys mohl určit hodnoty vlastností své postavy, musíš si nejprve zvolit rasu a povolání.</text:p>
      <text:h text:style-name="Heading_20_2" text:outline-level="2"><text:bookmark-start text:name="__RefHeading___Toc21879_1991418811"/><text:soft-page-break/>Ras<text:span text:style-name="T1499">a tvé postavy</text:span><text:bookmark-end text:name="__RefHeading___Toc21879_1991418811"/></text:h>
      <text:p text:style-name="P368"><text:span text:style-name="T1493">Příběhy Dračáku se odehrávají ve fantastickém světě, takže</text:span> tvoje postava nemusí být pouze člověk. <text:span text:style-name="T1494">Můžeš si vybrat, jestli jsi člověk, barbar, hobit, kudůk, elf, trpaslík nebo kroll.</text:span><text:line-break/><text:tab/>Rasu je <text:span text:style-name="T149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495">neobratného</text:span>, <text:span text:style-name="T1494">ale</text:span> zato silného zloděje.<text:line-break/><text:tab/>Pečlivě si proto přečti následující stránky, <text:span text:style-name="T1497">kde</text:span> najdeš charakteristiky jednotlivých ras, <text:span text:style-name="T1498">včetně toho, v jakém rozsahu se mohou pohybovat hodnoty vlastností jejích příslušníků. Projdi si také popis jednotlivých povolání v následující kapitole.</text:span> Potom zvaž, jaká <text:span text:style-name="T1501">kombinace</text:span> ras<text:span text:style-name="T1501">y a povolání ti bude nejvíce</text:span> vyhovova<text:span text:style-name="T1501">t</text:span>.</text:p>
      <text:h text:style-name="P590" text:outline-level="3">Člověk</text:h>
      <text:p text:style-name="Text_20_body"><text:span text:style-name="T457">VELIKOST: 6<text:line-break/></text:span><text:span text:style-name="T456">VLASTNOSTI: Síla 1-3, Finesa 1-3, Duše 1-3 </text:span><text:span text:style-name="T458"><text:line-break/></text:span><text:span text:style-name="T459">SCHOPNOST: Všestrannost</text:span></text:p>
      <text:p text:style-name="P35">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454"><text:soft-page-break/>Všestrannost</text:p>
      <text:p text:style-name="P156">Jako člověk si můžeš <text:span text:style-name="T1030">vybrat jednu z následujících schopností, i když nemáš příslušné povolání:</text:span></text:p>
      <text:list xml:id="list2590466534" text:style-name="L11">
        <text:list-item>
          <text:p text:style-name="P818"><text:span text:style-name="T1031">Od válečníka: </text:span><text:span text:style-name="T712">Zastrašení, Útok na dva cíle, Ochránce</text:span></text:p>
        </text:list-item>
        <text:list-item>
          <text:p text:style-name="P818"><text:span text:style-name="T1031">Od hraničáře: </text:span><text:span text:style-name="T712">Pouto se zvířetem, Mluvení se zvířaty</text:span></text:p>
        </text:list-item>
        <text:list-item>
          <text:p text:style-name="P818"><text:span text:style-name="T1031">Od zloděje: </text:span><text:span text:style-name="T712">Získání důvěry, Bezpečný dopad, Obří skoky, Chytání střel</text:span></text:p>
        </text:list-item>
      </text:list>
      <text:p text:style-name="P240">Tuto schopnost budeš mít navíc k těm, které získáš díky svému povolání.</text:p>
      <text:h text:style-name="Heading_20_4" text:outline-level="4">Barbar</text:h>
      <text:p text:style-name="P369"><text:span text:style-name="T457">VELIKOST: 6<text:line-break/>VLASTNOSTI: Síla 2-3, Finesa 1-3, Duše 1-3</text:span><text:span text:style-name="T458"><text:line-break/></text:span><text:span text:style-name="T459">SCHOPNOST: Všestrannost (stejně jako ostatní lidé)</text:span></text:p>
      <text:p text:style-name="P370"><text:span text:style-name="T459">T</text:span><text:span text:style-name="T456">ODO: Dát barbarovi výběr z jiných schopností než člověku.</text:span></text:p>
      <text:p text:style-name="P36">Barbaři jsou lidé žijící daleko v odloučení od civilizace. Tyto tvrdé podmínky z nich dělají skvělé válečníky, ale uplatní se i ve všech ostatních povoláních.</text:p>
      <text:h text:style-name="P590" text:outline-level="3">Hobit</text:h>
      <text:p text:style-name="P5"><text:span text:style-name="T457">VELIKOST: </text:span><text:span text:style-name="T460">5</text:span><text:span text:style-name="T457"><text:line-break/>VLASTNOSTI: </text:span><text:span text:style-name="T462">Síla 1-2, Finesa 2-3, Duše 1-3</text:span><text:span text:style-name="T458"><text:line-break/></text:span><text:span text:style-name="T459">SCHOPNOST: </text:span><text:span text:style-name="T460">Vytříbená chuť a čich</text:span></text:p>
      <text:p text:style-name="P5"><text:span text:style-name="T460">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460">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884">to </text:span>díky tomu známí labužníci a velcí znalci různých nápojů, pokrmů a jiných poživatin, ale dává jim to výhodu i na dobrodružných výpravách: Neumí sice stopovat tak dobře jako psi, ale dokáží <text:span text:style-name="T885">například</text:span> čich<text:span text:style-name="T885">em poznat převlečenou osobu</text:span> a pouhým ochutnáním odhalí přítomnost jedů <text:span text:style-name="T886">nebo jiných nežádoucích přísad</text:span>.</text:p>
      <text:h text:style-name="P591" text:outline-level="3">Kudůk</text:h>
      <text:p text:style-name="P7"><text:span text:style-name="T457">VELIKOST: </text:span><text:span text:style-name="T460">5</text:span><text:span text:style-name="T457"><text:line-break/>VLASTNOSTI: </text:span><text:span text:style-name="T463">Síla 1-2, Finesa 2-3, Duše 1-3</text:span><text:span text:style-name="T458"><text:line-break/></text:span><text:span text:style-name="T459">SCHOPNOST: </text:span><text:span text:style-name="T460">Vytříbená chuť a čich </text:span><text:span text:style-name="T461">(jako hobit)</text:span></text:p>
      <text:p text:style-name="P371"><text:span text:style-name="T461">/</text:span><text:span text:style-name="T634">* </text:span><text:span text:style-name="T461">T</text:span><text:span text:style-name="T456">ODO: </text:span><text:span text:style-name="T632">Ideálně u</text:span><text:span text:style-name="T456">nikátní raciálka. </text:span><text:span text:style-name="T633">Možná dát přece jen hobitům „čich“ z DrD a kudůkům nechat vylepšení smyslů? Bude se to pak ale plést... </text:span><text:span text:style-name="T634">*/</text:span></text:p>
      <text:p text:style-name="P37">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592" text:outline-level="3">Elf</text:h>
      <text:p text:style-name="P8"><text:span text:style-name="T457">VELIKOST: </text:span><text:span text:style-name="T464">6</text:span><text:span text:style-name="T457"><text:line-break/>VLASTNOSTI: Síla 1-2, Finesa 2-3, Duše 2-3</text:span><text:span text:style-name="T463"><text:line-break/></text:span><text:span text:style-name="T459">SCHOPNOST: </text:span><text:span text:style-name="T466">Ostrý zrak</text:span></text:p>
      <text:p text:style-name="P38"><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465">O</text:span><text:span text:style-name="T456">strý zrak</text:span></text:p>
      <text:p text:style-name="P9"><text:span text:style-name="T456">Elfové mají ostřejší a citlivější zrak než ostatní rasy. Vidí dobře i za šera (ale ne v naprosté tmě) a rozeznají detaily </text:span><text:span text:style-name="T467">i </text:span><text:span text:style-name="T456">na v</text:span><text:span text:style-name="T467">elkou</text:span><text:span text:style-name="T456"> vzdálenost.</text:span></text:p>
      <text:h text:style-name="P592" text:outline-level="3">Trpaslík</text:h>
      <text:p text:style-name="P10"><text:span text:style-name="T457">VELIKOST: </text:span><text:span text:style-name="T464">6</text:span><text:span text:style-name="T457"><text:line-break/>VLASTNOSTI: Síla 2-3, Finesa 1-2, Duše 1-3</text:span><text:span text:style-name="T463"><text:line-break/></text:span><text:span text:style-name="T459">SCHOPNOST: </text:span><text:span text:style-name="T468">Infravidění</text:span></text:p>
      <text:p text:style-name="P10"><text:span text:style-name="T468">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468">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887">I v naprosté tmě tedy například uvidí teplokrevné tvory. Nedokáží ale rozeznat barvy ani detaily, nevidí skrz překážky a pokud má v podzemí všechno stejnou teplotu, musí tápat stejně jako všichni ostatní.</text:span></text:p>
      <text:h text:style-name="P592"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97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712">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372">Nyní, když víš, zda ses narodil jako sličný elf, robustní trpaslík nebo urostlý barbar, přišel čas vybrat tvé postavě dobrodružné povolání.<text:line-break/><text:tab/><text:span text:style-name="T1599">Společně se domluvte</text:span>, jakou postavu si kdo vezme. Určitě by neměl chybět silný válečník nebo hraničář a družina bez zloděje si s řadou překážek neporadí, ale zato dva nebo tři zloději nebo kouzelníci by se během hry mohli nudit.<text:line-break/><text:tab/><text:span text:style-name="T1602">Když bude více hráčů hrát stejné povolání, měli by se mezi sebou domluvit, jaké schopnosti si kdo z nich vezme. Vždycky je lepší se doplňovat, družina pak má více možností.</text:span></text:p>
      <text:h text:style-name="P595" text:outline-level="3">Válečník</text:h>
      <text:p text:style-name="P374"><text:span text:style-name="T457">VLASTNOST: </text:span><text:span text:style-name="T458">Síla 2</text:span></text:p>
      <text:p text:style-name="P33">Válečník je silný a houževnatý. <text:span text:style-name="T1488">Obvykle bojuje těžkými zbraněmi a nosí těžkou zbroj a v boji tedy hodně vydrží a dokáže rozdávat tvrdé rány</text:span>. <text:span text:style-name="T1506">Jako jediný také boj a zbraně skutečně studuje a dokáže skupinu dovést k vítězství i ve zdánlivě beznadějných situacích.</text:span> A vzhledem k tomu, že bitvy a souboje jsou <text:span text:style-name="T1504">pro hrdiny</text:span> v Drač<text:span text:style-name="T1502">áku</text:span> <text:span text:style-name="T1504">takřka denním chlebem</text:span>, <text:span text:style-name="T1503">družina bez válečníka to bude mít hodně těžké</text:span>.</text:p>
      <text:h text:style-name="P595" text:outline-level="3">Hraničář</text:h>
      <text:p text:style-name="P374"><text:span text:style-name="T457">VLASTNOST: </text:span><text:span text:style-name="T630">Finesa</text:span><text:span text:style-name="T458"> 2</text:span></text:p>
      <text:p text:style-name="P34"><text:soft-page-break/>Hraničář je silný a moudrý. Zná přírodu a tvory, kteří ji obývají, a umí svých znalostí využívat. <text:span text:style-name="T1505">Nesoustředí se sice na trénink a studium boje</text:span>, ale <text:span text:style-name="T1505">v případě potřeby dokáže stát</text:span> po boku válečníka, <text:span text:style-name="T1505">nebo jej podporovat přesnými ranami z luku nebo kuše</text:span>.<text:line-break/><text:tab/>Hraničáři <text:span text:style-name="T1505">nejčastěji provádí výpravy nebezpečnou divočinou, případně</text:span> střeží stezky a pomáhají těm, kdo pomoc potřebují. Proto jsou takřka všude vítanými hosty. <text:span text:style-name="T150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595" text:outline-level="3">Alchymista</text:h>
      <text:p text:style-name="P374"><text:span text:style-name="T457">VLASTNOST: </text:span><text:span text:style-name="T630">Finesa</text:span><text:span text:style-name="T458"> 2</text:span></text:p>
      <text:p text:style-name="P33">Alchymista je šikovný a leccos vydrží. Zabývá se výrobou lektvarů, <text:span text:style-name="T150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508">takový</text:span> strach. Přesto mají svým způsobem mnohem důvěrnější vztah k magenergii než jiná povolání nadaná schopností kouzlit.<text:line-break/><text:tab/>Alchymistovy <text:span text:style-name="T1509">lektvary a kouzelné</text:span> předměty mohou být užitečné v mnoha různých situacích. Jejich účinky se často liší od účinků kouzelníkových kouzel a žádná družina neprodělá, když bude mít alchymistu ve svém středu.</text:p>
      <text:h text:style-name="P595" text:outline-level="3"><text:soft-page-break/>Kouzelník</text:h>
      <text:p text:style-name="P374"><text:span text:style-name="T457">VLASTNOST: </text:span><text:span text:style-name="T630">Duše</text:span><text:span text:style-name="T458"> 2</text:span></text:p>
      <text:p text:style-name="P33">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48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593" text:outline-level="3">Zloděj</text:h>
      <text:p text:style-name="P374"><text:span text:style-name="T457">VLASTNOST: </text:span><text:span text:style-name="T631">Finesa</text:span><text:span text:style-name="T458"> 2</text:span></text:p>
      <text:p text:style-name="P357"><text:span text:style-name="T45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35">S</text:span><text:span text:style-name="T456">vé řemeslo </text:span><text:span text:style-name="T635">studují</text:span><text:span text:style-name="T456"> v obávaném zlodějském cechu a prostí lidé si vyprávějí bájné zkazky o jejich umění. O zlodějích, kteří pronikli do přísně střežených pevností nebo zakletých hrobek a ukradli královské poklady, </text:span><text:span text:style-name="T636">nebo</text:span><text:span text:style-name="T456">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text:span><text:soft-page-break/><text:span text:style-name="T456">prospěchu družiny. Jejich umění nalézt a odstranit pasti a </text:span><text:span text:style-name="T637">odhalovat</text:span><text:span text:style-name="T456"> tajné vchody či skrýše je nenahraditelné při průzkumu opuštěných hradů či podzemních komplexů a činí z nich žádané členy každé družiny.</text:span></text:p>
      <text:h text:style-name="P639" text:outline-level="2"><text:bookmark-start text:name="__RefHeading___Toc36196_611713307"/><text:span text:style-name="T1357">Určení v</text:span>lastnost<text:span text:style-name="T1357">í</text:span><text:bookmark-end text:name="__RefHeading___Toc36196_611713307"/></text:h>
      <text:p text:style-name="P375"><text:span text:style-name="Emphasis"><text:span text:style-name="T863">Pokud už víš, jakou budeš mít rasu a povolání, nastal čas rozhodnout o hodnotách tvých vlastností.<text:line-break/><text:tab/></text:span></text:span><text:span text:style-name="Emphasis"><text:span text:style-name="T803">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999">č</text:span></text:span><text:span text:style-name="Emphasis">á</text:span><text:span text:style-name="Emphasis"><text:span text:style-name="T999">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76">Pokud <text:span text:style-name="T1516">se chystáš </text:span>hr<text:span text:style-name="T1516">át</text:span> Dračák poprvé, vytvoř si raději postavu tak, aby měla ve vlastnosti požadované tvým povoláním trojku.</text:p>
      <text:p text:style-name="Example_20_Header">Příklad:</text:p>
      <text:p text:style-name="Example">Pokud ses rozhodl hrát válečníka, vyber si pokud možno mezi člověkem, barbarem, trpaslíkem nebo krollem <text:span text:style-name="T1517">a dej si Sílu 3</text:span>. Když by sis totiž vzal hobita, elfa nebo kudůka, mohl bys mít Sílu jenom 2 <text:span text:style-name="T1510">a</text:span> <text:span text:style-name="T1510">byl bys díky tomu citelně slabší v tom, co se od válečníka obvykle očekává.</text:span></text:p>
      <text:h text:style-name="P640" text:outline-level="2"><text:bookmark-start text:name="__RefHeading___Toc36198_611713307"/><text:soft-page-break/><text:span text:style-name="T1511">Určení p</text:span>očet životů<text:bookmark-end text:name="__RefHeading___Toc36198_611713307"/></text:h>
      <text:p text:style-name="P377">Počet životů udává, kolik zranění ustojíš, než budeš vyřazen z boje.</text:p>
      <text:list xml:id="list1763451910" text:style-name="L12">
        <text:list-item>
          <text:p text:style-name="P819">Tvůj počet životů je roven součtu Velikosti (tu najdeš v popisu své rasy) a Síly.</text:p>
        </text:list-item>
      </text:list>
      <text:h text:style-name="P641" text:outline-level="2">Úroveň</text:h>
      <text:p text:style-name="P39">Úroveň představuje tvojí celkovou sílu a zkušenosti. Čím více dobrodružství zažiješ, tím více získáš schopností a dovedností a tím obtížnější překážky dokážeš překonat.</text:p>
      <text:p text:style-name="P40">Úrovně rozdělujeme do tří skupin:</text:p>
      <text:list xml:id="list2307713642" text:style-name="L13">
        <text:list-item>
          <text:p text:style-name="P731">Začátečnické: první a druhá</text:p>
        </text:list-item>
        <text:list-item>
          <text:p text:style-name="P731">Pokročilé: třetí až šestá</text:p>
        </text:list-item>
        <text:list-item>
          <text:p text:style-name="P731">Mistrovské: <text:span text:style-name="T1601">s</text:span>edmá a vyšší</text:p>
        </text:list-item>
      </text:list>
      <text:p text:style-name="P41">Pokud se nedohodnete jinak, začín<text:span text:style-name="T1600">áte všichni</text:span> na první úrovni.</text:p>
      <text:h text:style-name="P639" text:outline-level="2"><text:bookmark-start text:name="__RefHeading___Toc1648_4210766435"/>Kouzla, <text:span text:style-name="T974">recepty a</text:span> schopnosti<text:bookmark-end text:name="__RefHeading___Toc1648_4210766435"/></text:h>
      <text:p text:style-name="P373"><text:span text:style-name="T638">Každá rasa má jednu zvláštní schopnost – tu získáš automaticky výběrem této rasy. </text:span><text:span text:style-name="T639">Ostatní kouzla, recepty a schopnosti získáš v rámci svého povolání (viz kapitola </text:span><text:span text:style-name="T665">Schopnosti podle povolání</text:span><text:span text:style-name="T639"> </text:span><text:span text:style-name="T968">&lt;ODKAZ&gt;)</text:span><text:span text:style-name="T638">.</text:span></text:p>
      <text:list xml:id="list3718026085" text:style-name="L14">
        <text:list-item>
          <text:p text:style-name="P732">Na začátečnických úrovních (1. a 2.) se můžeš učit a používat jen začátečnická kouzla, recepty a schopnosti.</text:p>
        </text:list-item>
        <text:list-item>
          <text:p text:style-name="P733">Na pokročilých úrovních úrovních se můžeš učit a používat začátečnická <text:span text:style-name="T1519">a</text:span> pokročilá kouzla, recepty a schopnosti.</text:p>
        </text:list-item>
        <text:list-item>
          <text:p text:style-name="P732"><text:soft-page-break/>Na mistrovských úrovních se můžeš učit a používat všechno.</text:p>
        </text:list-item>
      </text:list>
      <text:h text:style-name="P639" text:outline-level="2"><text:bookmark-start text:name="__RefHeading___Toc17048_4210766435"/>Dovednosti<text:bookmark-end text:name="__RefHeading___Toc17048_4210766435"/></text:h>
      <text:p text:style-name="P378"><text:span text:style-name="T696">Dovednosti se od kouzel, schopností a receptů liší tím, že se v nich můžeš postupně zlepšovat. </text:span><text:span text:style-name="T1513">Každá dovednost má tři stupně: Základní, pokročilý a mistrovský.</text:span></text:p>
      <text:list xml:id="list2047882338" text:style-name="L15">
        <text:list-item>
          <text:p text:style-name="P734"><text:span text:style-name="T1">V kapitole <text:s/></text:span><text:span text:style-name="T76">Schopnosti podle povolání</text:span><text:span text:style-name="T112"> </text:span><text:span text:style-name="T145">&lt;</text:span><text:span text:style-name="T107">ODKAZ</text:span><text:span text:style-name="T145">&gt; </text:span><text:span text:style-name="T114">u svého povolání</text:span><text:span text:style-name="T145"> </text:span><text:span text:style-name="T107">najdeš, s jakými dovednostmi začíná</text:span><text:span text:style-name="T113">š</text:span><text:span text:style-name="T107"> a na kterých úrovních se můžeš určit nové, případně zlepšovat stávající.</text:span></text:p>
        </text:list-item>
      </text:list>
      <text:p text:style-name="P379"><text:span text:style-name="T1">Stupeň dovednosti určuje, co dokážeš, </text:span><text:span text:style-name="T38">případně co znáš.</text:span></text:p>
      <text:p text:style-name="Example_20_Header"><text:span text:style-name="T38">P</text:span><text:span text:style-name="T1">říklad:</text:span></text:p>
      <text:p text:style-name="Example">Se <text:span text:style-name="T1044">základní</text:span> znalostí <text:span text:style-name="T712">Otevírání zámků</text:span> dokážeš otevřít jen jednoduché <text:span text:style-name="T1045">z</text:span>ámky. K otevření <text:span text:style-name="T1045">složitého zámku potřebuješ pokročilou dovednost a k otevření</text:span> mistrovského zámku mistrovskou.</text:p>
      <text:p text:style-name="Example_20_Header"><text:span text:style-name="T1518">P</text:span>říklad:</text:p>
      <text:p text:style-name="Example">Se základní znalostí jazyka se lámaně domluvíš. S pokročilou znalostí jazyka hovoříš plynně. S mistrovskou znalostí jazyka perfektně ovládáš jeho gramatiku, dokážeš skládat eposy a<text:span text:style-name="T1514">td</text:span>.</text:p>
      <text:p text:style-name="P1111">Podobně jako při výběru povolání se je vhodné domluvit, jaké se kdo naučí dovednosti, abyste jako družina měli co nejvíce možností.</text:p>
      <text:h text:style-name="P596" text:outline-level="3">Znalosti povolání</text:h>
      <text:p text:style-name="P123">Každé povolání <text:span text:style-name="T1515">zahrnuje</text:span> balíček znalostí, <text:span text:style-name="T977">které nezmiňujeme zvlášť jako dovednost</text:span>: Válečník se vyzná ve zbraních, kouzelník <text:span text:style-name="T975">pozná různá kouzla, alchymista zná magické suroviny, ze kterých pak vyrábí kouzelné předměty, atd.</text:span></text:p>
      <text:list xml:id="list3539795826" text:style-name="L16">
        <text:list-item>
          <text:p text:style-name="P820"><text:soft-page-break/><text:span text:style-name="T37">Znalosti </text:span><text:span text:style-name="T39">dané</text:span><text:span text:style-name="T37"> povolání</text:span><text:span text:style-name="T39">m</text:span><text:span text:style-name="T37"> automaticky</text:span><text:span text:style-name="T1"> rostou s úrovní: Na 1.-</text:span><text:span text:style-name="T40">2.</text:span><text:span text:style-name="T1"> jsou </text:span><text:span text:style-name="T41">základní</text:span><text:span text:style-name="T1">, na </text:span><text:span text:style-name="T40">3.</text:span><text:span text:style-name="T1">-</text:span><text:span text:style-name="T40">6.</text:span><text:span text:style-name="T1"> pokročilé, na </text:span><text:span text:style-name="T40">7.</text:span><text:span text:style-name="T1">-1</text:span><text:span text:style-name="T40">2.</text:span><text:span text:style-name="T1"> mistrovské.</text:span></text:p>
        </text:list-item>
      </text:list>
      <text:h text:style-name="P596" text:outline-level="3"><text:span text:style-name="T1004">Seznam</text:span> <text:span text:style-name="T972">dovedností</text:span></text:h>
      <text:p text:style-name="P380">Následující seznam dovedností je zde uvedený proto, abyste<text:span text:style-name="T1522"> se mohli snadno domluvit, které dovednosti se kdo naučí – v závorce za každou dovedností v seznamu je uvedeno, která povolání ji umí automaticky. J</text:span>e lepší, když pokryjete co nejvíc různých oblastí, než když <text:span text:style-name="T1523">budete například </text:span>všichni <text:span text:style-name="T1523">umět</text:span> otevírat zámky.<text:line-break/><text:tab/>Až si ale budeš vybírat schopnosti a dovednosti, nemusíš <text:span text:style-name="T1524">se vracet</text:span> sem – v popisu schopností v kapitole <text:span text:style-name="T1103">Schopnosti podle povolání</text:span> <text:span text:style-name="T961">&lt;ODKAZ&gt; </text:span><text:span text:style-name="T969">j</text:span><text:span text:style-name="T697">e </text:span><text:span text:style-name="T698">tento</text:span><text:span text:style-name="T697"> seznam uvedený</text:span><text:span text:style-name="T249"> znovu</text:span><text:span text:style-name="T698">, rovnou</text:span><text:span text:style-name="T249"> rozdělený podle toho, jaké dovednosti umíš automaticky </text:span><text:span text:style-name="T699">díky výběru povolání</text:span><text:span text:style-name="T249"> a ze kterých si můžeš vybírat.</text:span></text:p>
      <text:p text:style-name="List_20_of_20_Items">Cizí jazyk <text:span text:style-name="T1005">(každý je samostatná dovednost)</text:span></text:p>
      <text:p text:style-name="List_20_of_20_Items">Čtení a psaní (alchymista, kouzelník)</text:p>
      <text:p text:style-name="List_20_of_20_Items">Lov a stopování (hraničář)</text:p>
      <text:p text:style-name="List_20_of_20_Items">Odezírání ze rtů</text:p>
      <text:p text:style-name="List_20_of_20_Items">Orientace a přežití v divočině (hraničář, druid)</text:p>
      <text:p text:style-name="List_20_of_20_Items">Ošetřování zranění (válečník, hraničář, druid)</text:p>
      <text:p text:style-name="List_20_of_20_Items">Otevírání zámků (zloděj)</text:p>
      <text:p text:style-name="List_20_of_20_Items">Plavání</text:p>
      <text:p text:style-name="List_20_of_20_Items">Přetvářka a převleky (zloděj)</text:p>
      <text:p text:style-name="List_20_of_20_Items">Star<text:span text:style-name="T1006">ý </text:span>jazyk<text:span text:style-name="T1007"> (každý je samostatná dovednost) (alchymista, kouzelník)</text:span></text:p>
      <text:p text:style-name="List_20_of_20_Items"><text:span text:style-name="T249">Š</text:span>plhání (zloděj)</text:p>
      <text:p text:style-name="List_20_of_20_Items"><text:span text:style-name="T653">Výroba a o</text:span><text:span text:style-name="T962">dstra</text:span><text:span text:style-name="T654">ňování</text:span> pastí (zloděj)</text:p>
      <text:p text:style-name="List_20_of_20_Items">Znalost jedů (alchymista, zloděj)</text:p>
      <text:h text:style-name="P642" text:outline-level="2"><text:soft-page-break/>Jméno <text:span text:style-name="T1569">nebo přezdívka</text:span></text:h>
      <text:p text:style-name="P422">Vymýšlení jména bývá pro některé hráče velice obtížný úkol, přesto je ale důležité, aby ostatní mohli tvé postavě nějak říkat. Pokud tě <text:span text:style-name="T1570">nic</text:span> nenapadá, nech si poradit od svých spoluhráčů.<text:line-break/><text:tab/><text:span text:style-name="T1571">Je při tom dobré brát ohled na to, že jména obvykle prozrazují, odkud jsi. Proberte společně, jestli budou ve vašem světě jazykově odlišné oblasti a případně jak budou znít jména, která se v nich vyskytují.<text:line-break/><text:tab/>Klidně ale můžeš začít jen s přezdívkou a své pravé jméno vymyslet až později v průběhu hry.</text:span></text:p>
      <text:p text:style-name="P421">TODO: <text:span text:style-name="T1568">Příklady „generických“ fantasy jmen? (možná podle ras?)</text:span></text:p>
      <text:h text:style-name="Heading_20_2" text:outline-level="2">Minulost</text:h>
      <text:p text:style-name="P423">Tvoje postava <text:span text:style-name="T1574">někým byla</text:span> už předtím, než se vydala na svou první dobrodružnou výpravu. Pravděpodobně se někde učila své povolání, možná už i zažila něco zajímavého.<text:line-break/><text:tab/><text:span text:style-name="T1572">Nemusíš to ale vymýšlet hned teď a sám a dokonce to ani není vhodné. Když si totiž každý hráč nezávisle vymyslí podrobnou minulost své postavy, výsledkem téměř určitě bude několik zajímavých životních příběhů, které ale spolu nemají vůbec nic společného. Určitě je možné s takovými postavami hrát a pokud jste na to zvyklí a vyhovuje vám to, klidně v tom pokračujte, ale pro Pána jeskyně je jednodušší, když postavy rovnou mají něco společného.</text:span></text:p>
      <text:p text:style-name="P424">TODO: Zmínka, že minulost jde dotvářet až v průběhu hry.</text:p>
      <text:p text:style-name="P424">TODO: Odkaz na kapitolu o společné tvorbě minulosti.</text:p>
      <text:p text:style-name="P425">(Asi ji teda beztak hodím před tvorbu postav).</text:p>
      <text:h text:style-name="P643" text:outline-level="2"><text:soft-page-break/>Rysy</text:h>
      <text:p text:style-name="P288">/<text:span text:style-name="T1356">* Experimentální pravidlo. Nutno důkladně otestovat. Možná bude zrušeno. */</text:span></text:p>
      <text:list xml:id="list1688460214" text:style-name="L17">
        <text:list-item>
          <text:p text:style-name="P821">Maska na tváři</text:p>
        </text:list-item>
        <text:list-item>
          <text:p text:style-name="P822">Páska přes oko</text:p>
        </text:list-item>
        <text:list-item>
          <text:p text:style-name="P822">Zavalitý</text:p>
        </text:list-item>
        <text:list-item>
          <text:p text:style-name="P822">Hrbatý</text:p>
        </text:list-item>
        <text:list-item>
          <text:p text:style-name="P823">Vždy hladový</text:p>
        </text:list-item>
        <text:list-item>
          <text:p text:style-name="P822">Vysoký</text:p>
        </text:list-item>
        <text:list-item>
          <text:p text:style-name="P824">Malý</text:p>
        </text:list-item>
        <text:list-item>
          <text:p text:style-name="P822">Jizvy od popálenin</text:p>
        </text:list-item>
        <text:list-item>
          <text:p text:style-name="P822">Jizvy z boje</text:p>
        </text:list-item>
        <text:list-item>
          <text:p text:style-name="P822">Albín</text:p>
        </text:list-item>
        <text:list-item>
          <text:p text:style-name="P822">Zlomený nos</text:p>
        </text:list-item>
        <text:list-item>
          <text:p text:style-name="P822">Chybějící prst</text:p>
        </text:list-item>
        <text:list-item>
          <text:p text:style-name="P825">Chybějící ucho</text:p>
        </text:list-item>
        <text:list-item>
          <text:p text:style-name="P826">Holohlavý</text:p>
        </text:list-item>
        <text:list-item>
          <text:p text:style-name="P822">Rituální tetování</text:p>
        </text:list-item>
        <text:list-item>
          <text:p text:style-name="P822">Námořnické tetování</text:p>
        </text:list-item>
        <text:list-item>
          <text:p text:style-name="P822">Otrocký cejch</text:p>
        </text:list-item>
        <text:list-item>
          <text:p text:style-name="P822">Exotický přízvuk</text:p>
        </text:list-item>
        <text:list-item>
          <text:p text:style-name="P827">Ráčk<text:span text:style-name="T1353">uje</text:span></text:p>
        </text:list-item>
        <text:list-item>
          <text:p text:style-name="P828"><text:soft-page-break/>Šišlá</text:p>
        </text:list-item>
        <text:list-item>
          <text:p text:style-name="P829">Veselý</text:p>
        </text:list-item>
        <text:list-item>
          <text:p text:style-name="P830">Strohý</text:p>
        </text:list-item>
        <text:list-item>
          <text:p text:style-name="P831">Všem vyká</text:p>
        </text:list-item>
        <text:list-item>
          <text:p text:style-name="P832">Sprostý</text:p>
        </text:list-item>
        <text:list-item>
          <text:p text:style-name="P832">Květnatá mluva</text:p>
        </text:list-item>
        <text:list-item>
          <text:p text:style-name="P833">Flegmati<text:span text:style-name="T1354">cký</text:span></text:p>
        </text:list-item>
        <text:list-item>
          <text:p text:style-name="P834">Vznětlivý</text:p>
        </text:list-item>
        <text:list-item>
          <text:p text:style-name="P835">Paranoidní</text:p>
        </text:list-item>
        <text:list-item>
          <text:p text:style-name="P836">Pomstychtivý</text:p>
        </text:list-item>
        <text:list-item>
          <text:p text:style-name="P837">Odvážný</text:p>
        </text:list-item>
        <text:list-item>
          <text:p text:style-name="P838">Družný</text:p>
        </text:list-item>
        <text:list-item>
          <text:p text:style-name="P839">Vůdčí typ</text:p>
        </text:list-item>
        <text:list-item>
          <text:p text:style-name="P840">Mluví sám k sobě</text:p>
        </text:list-item>
        <text:list-item>
          <text:p text:style-name="P841">Svůdník</text:p>
        </text:list-item>
        <text:list-item>
          <text:p text:style-name="P842">Muž činu</text:p>
        </text:list-item>
        <text:list-item>
          <text:p text:style-name="P843">Přehnaně čistotný</text:p>
        </text:list-item>
        <text:list-item>
          <text:p text:style-name="P844">Černý humor</text:p>
        </text:list-item>
        <text:list-item>
          <text:p text:style-name="P845">Milovník alkoholu</text:p>
        </text:list-item>
        <text:list-item>
          <text:p text:style-name="P846">Gurmán a skvělý kuchař</text:p>
        </text:list-item>
        <text:list-item>
          <text:p text:style-name="P847">Zvědavý</text:p>
        </text:list-item>
        <text:list-item>
          <text:p text:style-name="P848"><text:soft-page-break/>Nenechá <text:span text:style-name="T1355">přítele</text:span> ve štychu</text:p>
        </text:list-item>
        <text:list-item>
          <text:p text:style-name="P849">Ztratil víru</text:p>
        </text:list-item>
      </text:list>
      <text:h text:style-name="Heading_20_1" text:outline-level="1"><text:bookmark-start text:name="__RefHeading___Toc36200_611713307"/><text:span text:style-name="T1512">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8"><text:span text:style-name="T474">1. </text:span><text:span text:style-name="T458">úroveň</text:span></text:p>
      <text:list xml:id="list4117900908" text:style-name="L18">
        <text:list-item>
          <text:p text:style-name="P851"><text:span text:style-name="T571">Umíš </text:span><text:span text:style-name="T588">základy</text:span><text:span text:style-name="T517"> </text:span><text:span text:style-name="T286">O</text:span><text:span text:style-name="T260">šetřov</text:span><text:span text:style-name="T284">ání</text:span><text:span text:style-name="T260"> zranění</text:span><text:span text:style-name="T342"> </text:span><text:span text:style-name="T351">(ošetřením vrátíš 2 životy).</text:span></text:p>
        </text:list-item>
        <text:list-item>
          <text:p text:style-name="P853"><text:span text:style-name="T642">Nauč se</text:span><text:span text:style-name="T613"> základy dvou dalších dovedností podle svého výběru</text:span><text:span text:style-name="T520">.</text:span></text:p>
          <text:p text:style-name="P1122"><text:span text:style-name="T520">(Cizí jazyk, Čtení a psaní, Lov a stopování, Odezírání ze rtů, Orientace a přežití v divočině, Otevírání zámků, Plavání, Přetvářka a převleky, Starý jazyk, Šplhání, Výroba a odstraňování pastí </text:span><text:span text:style-name="T643">nebo</text:span><text:span text:style-name="T520"> Znalost jedů).</text:span></text:p>
        </text:list-item>
        <text:list-item>
          <text:p text:style-name="P854"><text:span text:style-name="T458">Vyber si jednu z</text:span><text:span text:style-name="T573">e </text:span><text:span text:style-name="T595">základních</text:span><text:span text:style-name="T458"> </text:span><text:span text:style-name="T493">válečnických</text:span><text:span text:style-name="T458"> schopností.</text:span></text:p>
        </text:list-item>
        <text:list-item>
          <text:p text:style-name="P850">Můžeš si připoutat jeden magický předmět, který <text:span text:style-name="T1042">získáš</text:span> na výpravách za dobrodružstvím.</text:p>
        </text:list-item>
      </text:list>
      <text:p text:style-name="P125"><text:span text:style-name="T484">2</text:span><text:span text:style-name="T474">. </text:span><text:span text:style-name="T458">úroveň</text:span></text:p>
      <text:list xml:id="list160033355296218" text:continue-numbering="true" text:style-name="L18">
        <text:list-item>
          <text:p text:style-name="P735">Vyber si jednu ze <text:span text:style-name="T1046">základních</text:span> válečnických schopností.</text:p>
        </text:list-item>
        <text:list-item>
          <text:p text:style-name="P852"><text:span text:style-name="T640">Nauč se</text:span><text:span text:style-name="T458"> </text:span><text:span text:style-name="T641">základy jedné </text:span><text:span text:style-name="T642">další</text:span><text:span text:style-name="T641"> dovednosti.</text:span></text:p>
        </text:list-item>
        <text:list-item>
          <text:p text:style-name="P745"><text:span text:style-name="T1033">M</text:span>ůžeš si připoutat <text:span text:style-name="T1036">celkem</text:span> dva magické předměty.</text:p>
        </text:list-item>
      </text:list>
      <text:p text:style-name="P125"><text:span text:style-name="T484">3</text:span><text:span text:style-name="T474">. </text:span><text:span text:style-name="T458">úroveň</text:span></text:p>
      <text:list xml:id="list160033014147862" text:continue-numbering="true" text:style-name="L18">
        <text:list-item>
          <text:p text:style-name="P746">Zvyš si jednu vlastnost (rozdíl mezi tvou nejvyšší a nejnižší může být nejvýše 3).</text:p>
        </text:list-item>
        <text:list-item>
          <text:p text:style-name="P736"><text:soft-page-break/><text:span text:style-name="T1032">Nauč se základy</text:span> jedn<text:span text:style-name="T1047">é nové</text:span> dovednost<text:span text:style-name="T1047">i</text:span> <text:span text:style-name="T1035">nebo si zvyš jednu dovednost na pokročilou.</text:span></text:p>
        </text:list-item>
      </text:list>
      <text:p text:style-name="P125"><text:span text:style-name="T484">4</text:span><text:span text:style-name="T474">. </text:span><text:span text:style-name="T458">úroveň</text:span></text:p>
      <text:list xml:id="list160033624265147" text:continue-numbering="true" text:style-name="L18">
        <text:list-item>
          <text:p text:style-name="P737">Vyber si jednu ze <text:span text:style-name="T1048">základních</text:span> nebo pokročilých válečnických schopností.</text:p>
        </text:list-item>
        <text:list-item>
          <text:p text:style-name="P738">Zvyš si jednu dovednost na pokročilou.</text:p>
        </text:list-item>
        <text:list-item>
          <text:p text:style-name="P745"><text:span text:style-name="T1033">M</text:span>ůžeš si připoutat <text:span text:style-name="T1036">celkem</text:span> tři magické předměty.</text:p>
        </text:list-item>
      </text:list>
      <text:p text:style-name="P125"><text:span text:style-name="T484">5</text:span><text:span text:style-name="T474">. </text:span><text:span text:style-name="T458">úroveň</text:span></text:p>
      <text:list xml:id="list160033222103016" text:continue-numbering="true" text:style-name="L18">
        <text:list-item>
          <text:p text:style-name="P739">Zvyš si jednu vlastnost (rozdíl mezi tvou nejvyšší a nejnižší může být nejvýše 3).</text:p>
        </text:list-item>
        <text:list-item>
          <text:p text:style-name="P740"><text:span text:style-name="T1032">Nauč se základy</text:span> jedn<text:span text:style-name="T1049">é</text:span> dovednost<text:span text:style-name="T1049">i</text:span> <text:span text:style-name="T1035">nebo si zvyš jednu dovednost na pokročilou.</text:span></text:p>
        </text:list-item>
      </text:list>
      <text:p text:style-name="P127"><text:span text:style-name="T572">6</text:span><text:span text:style-name="T474">. </text:span><text:span text:style-name="T458">úroveň</text:span></text:p>
      <text:list xml:id="list160034239695144" text:continue-numbering="true" text:style-name="L18">
        <text:list-item>
          <text:p text:style-name="P741">Vyber si jednu ze <text:span text:style-name="T1050">základních</text:span> nebo pokročilých válečnických schopností.</text:p>
        </text:list-item>
        <text:list-item>
          <text:p text:style-name="P749"><text:span text:style-name="T1033">Z</text:span>vyš si <text:span text:style-name="T1034">jednu</text:span> dovednost na pokročil<text:span text:style-name="T1051">ou</text:span>.</text:p>
        </text:list-item>
        <text:list-item>
          <text:p text:style-name="P745"><text:span text:style-name="T1033">M</text:span>ůžeš si připoutat <text:span text:style-name="T1036">celkem</text:span> čtyři magické předměty.</text:p>
        </text:list-item>
      </text:list>
      <text:h text:style-name="Heading_20_3" text:outline-level="3"><text:span text:style-name="T574">Z</text:span><text:span text:style-name="T594">ákladní</text:span><text:span text:style-name="T574"> v</text:span><text:span text:style-name="T486">álečnické s</text:span><text:span text:style-name="T456">chopnosti</text:span></text:h>
      <text:h text:style-name="Heading_20_5" text:outline-level="5">Zastrašení</text:h>
      <text:p text:style-name="P155">Zastrašení musíš vždy <text:span text:style-name="T1029">něčím</text:span> spustit: Rozpůlit jednoho z nepřátel, zasadit protivníkovi těžkou ránu, dostat ho do nevýhodné situace, nebo mu třeba připomenout, kolik takových jako on jsi už zabil.<text:line-break/><text:tab/>Zastrašovat můžeš v<text:span text:style-name="T1028"> boji i mimo boj. Protivníci se zamyslí, jestli </text:span><text:soft-page-break/><text:span text:style-name="T1028">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672" text:outline-level="5">Sehranost</text:h>
      <text:p text:style-name="P51">Vyžaduje alespoň týden společného tréninku a potom průběžné udržování (sem tam si zatrénovat).<text:line-break/><text:tab/><text:span text:style-name="T979">Kdykoliv</text:span> bojuje<text:span text:style-name="T979">š</text:span> bok po boku <text:span text:style-name="T890">někoho, s kým jsi sehraný</text:span>, <text:span text:style-name="T888">můžeš si v každém kole vybrat:</text:span></text:p>
      <text:list xml:id="list3505782989" text:style-name="L19">
        <text:list-item>
          <text:p text:style-name="P855">Dá<text:span text:style-name="T979">š</text:span> výhodu <text:span text:style-name="T888">tomuto spolubojovníkovi</text:span>.</text:p>
        </text:list-item>
        <text:list-item>
          <text:p text:style-name="P855"><text:span text:style-name="T980">Nebo získáš výhodu sám</text:span>.</text:p>
        </text:list-item>
      </text:list>
      <text:h text:style-name="P673" text:outline-level="5">Ochránce</text:h>
      <text:p text:style-name="P133">Můžeš protivníkovi zabránit v útoku, i když není v nevýhodě.</text:p>
      <text:h text:style-name="Heading_20_5" text:outline-level="5">Velení</text:h>
      <text:p text:style-name="P157">V každém kole můžeš dát povel jedné postavě. Pokud tě poslechne, započítá si výhodu. <text:span text:style-name="T986">Povel musí dávat smysl.</text:span> Tato výhoda se nesčítá s výhodou za <text:span text:style-name="T712">sehranost</text:span>.</text:p>
      <text:h text:style-name="Heading_20_3" text:outline-level="3"><text:span text:style-name="T574">Pokročilé v</text:span><text:span text:style-name="T486">álečnické s</text:span><text:span text:style-name="T456">chopnosti</text:span></text:h>
      <text:h text:style-name="P674" text:outline-level="5">Útok na <text:span text:style-name="T889">dva cíle</text:span></text:h>
      <text:p text:style-name="P158"><text:span text:style-name="T575">Postih je jen -1. </text:span><text:span text:style-name="T57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0">MAGENERGIE: Duše + úroveň</text:p>
      <text:p text:style-name="P124"><text:span text:style-name="T474">1. </text:span><text:span text:style-name="T456">úroveň</text:span></text:p>
      <text:list xml:id="list368441481" text:style-name="L20">
        <text:list-item>
          <text:p text:style-name="P861"><text:soft-page-break/><text:span text:style-name="T483">U</text:span><text:span text:style-name="T456">míš získávat magenergii meditací </text:span><text:span text:style-name="T581">(</text:span><text:span text:style-name="T584">po </text:span><text:span text:style-name="T629">několika</text:span><text:span text:style-name="T584"> minutách </text:span><text:span text:style-name="T283">soustředění</text:span><text:span text:style-name="T584"> se ti</text:span><text:span text:style-name="T583"> doplní </text:span><text:span text:style-name="T586">na maximum</text:span><text:span text:style-name="T581">)</text:span><text:span text:style-name="T456">.</text:span></text:p>
        </text:list-item>
        <text:list-item>
          <text:p text:style-name="P866"><text:span text:style-name="T456">Umíš </text:span><text:span text:style-name="T589">základy</text:span><text:span text:style-name="T456"> </text:span><text:span text:style-name="T577">následující</text:span><text:span text:style-name="T589">ch</text:span><text:span text:style-name="T456"> dovednost</text:span><text:span text:style-name="T589">í</text:span><text:span text:style-name="T516">:</text:span></text:p>
          <text:list>
            <text:list-item>
              <text:p text:style-name="P758">Orientace a přežití v divočině</text:p>
            </text:list-item>
            <text:list-item>
              <text:p text:style-name="P781">Ošetřování zranění<text:span text:style-name="T871"> </text:span><text:span text:style-name="T872">(ošetřením vrátíš 2 žt)</text:span></text:p>
            </text:list-item>
            <text:list-item>
              <text:p text:style-name="P781">Lov a stopování</text:p>
            </text:list-item>
          </text:list>
        </text:list-item>
        <text:list-item>
          <text:p text:style-name="P856"><text:span text:style-name="T25">Nauč se základy j</text:span><text:span text:style-name="T24">edn</text:span><text:span text:style-name="T25">é</text:span><text:span text:style-name="T24"> další dovednost</text:span><text:span text:style-name="T25">i</text:span><text:span text:style-name="T24"> podle svého výběru.</text:span></text:p>
          <text:p text:style-name="P1123"><text:span text:style-name="T1520">(</text:span>Cizí jazyk, Čtení a psaní, Odezírání ze rtů, Otevírání zámků, Plavání, Přetvářka a převleky, Starý jazyk, Šplhání, Výroba a odstraňování pastí, Znalost jedů<text:span text:style-name="T1520">)</text:span></text:p>
        </text:list-item>
        <text:list-item>
          <text:p text:style-name="P862"><text:span text:style-name="T483">Umíš sesílat jedno </text:span><text:span text:style-name="T596">ze základních kouzel</text:span><text:span text:style-name="T483"> podle svého výběru</text:span><text:span text:style-name="T456">.</text:span></text:p>
          <text:list>
            <text:list-item>
              <text:p text:style-name="P871"><text:span text:style-name="T472">K </text:span><text:span text:style-name="T482">hraničářským kouzlům se nepočítá postih za zbroj.</text:span></text:p>
            </text:list-item>
          </text:list>
        </text:list-item>
        <text:list-item>
          <text:p text:style-name="P873"><text:span text:style-name="T456">Vyber si </text:span><text:span text:style-name="T598">jedno ze základních kouzel</text:span><text:span text:style-name="T456"> nebo</text:span><text:span text:style-name="T338"> </text:span><text:span text:style-name="T358">jednu ze základních schopností</text:span><text:span text:style-name="T456">.</text:span></text:p>
        </text:list-item>
        <text:list-item>
          <text:p text:style-name="P857">Můžeš si připoutat jeden magický předmět, který <text:span text:style-name="T1042">získáš</text:span> na výpravách za dobrodružstvím.</text:p>
        </text:list-item>
      </text:list>
      <text:p text:style-name="P14">2. úroveň</text:p>
      <text:list xml:id="list160034372893790" text:continue-numbering="true" text:style-name="L20">
        <text:list-item>
          <text:p text:style-name="P874"><text:span text:style-name="T456">Vyber si jedno </text:span><text:span text:style-name="T599">ze základních kouzel </text:span><text:span text:style-name="T359">nebo jednu ze základních schopností</text:span><text:span text:style-name="T456">.</text:span></text:p>
        </text:list-item>
        <text:list-item>
          <text:p text:style-name="P750">Můžeš si připoutat celkem dva magické předměty.</text:p>
        </text:list-item>
        <text:list-item>
          <text:p text:style-name="P750">Nauč se <text:span text:style-name="T1052">základy jedné dovednosti</text:span>.</text:p>
        </text:list-item>
      </text:list>
      <text:p text:style-name="P16">3. úroveň</text:p>
      <text:list xml:id="list160033454172904" text:continue-list="list160034239695144" text:style-name="L18">
        <text:list-item>
          <text:p text:style-name="P747">Zvyš si jednu vlastnost (rozdíl mezi tvou nejvyšší a nejnižší může být nejvýše 3).</text:p>
        </text:list-item>
      </text:list>
      <text:list xml:id="list185172749" text:style-name="L21">
        <text:list-item>
          <text:p text:style-name="P877"><text:soft-page-break/><text:span text:style-name="T483">Vyber si </text:span><text:span text:style-name="T585">jedno</text:span><text:span text:style-name="T483"> kouzlo </text:span><text:span text:style-name="T582">nebo schopnost </text:span><text:span text:style-name="T585">ze </text:span><text:span text:style-name="T600">základních</text:span><text:span text:style-name="T585"> nebo pokročilých</text:span><text:span text:style-name="T483">.</text:span></text:p>
        </text:list-item>
      </text:list>
      <text:list xml:id="list160034155825540" text:continue-list="list160034372893790" text:style-name="L20">
        <text:list-item>
          <text:p text:style-name="P760">Nauč se <text:span text:style-name="T1053">základy jedné dovednosti</text:span> nebo si zvyš jednu dovednost na pokročil<text:span text:style-name="T1053">ou</text:span>.</text:p>
        </text:list-item>
      </text:list>
      <text:p text:style-name="P16">4. úroveň</text:p>
      <text:list xml:id="list160034668330019" text:continue-numbering="true" text:style-name="L20">
        <text:list-item>
          <text:p text:style-name="P858"><text:span text:style-name="T582">N</text:span><text:span text:style-name="T469">auč </text:span><text:span text:style-name="T582">se</text:span><text:span text:style-name="T469"> jednu z mimosmyslových schopností </text:span><text:span text:style-name="T471">(</text:span><text:span text:style-name="T282">telekinezi</text:span><text:span text:style-name="T471">, </text:span><text:span text:style-name="T282">pyrokinezi</text:span><text:span text:style-name="T471"> nebo </text:span><text:span text:style-name="T282">telepatii</text:span><text:span text:style-name="T471">)</text:span><text:span text:style-name="T469">.</text:span></text:p>
        </text:list-item>
        <text:list-item>
          <text:p text:style-name="P752">Můžeš si připoutat celkem tři magické předměty.</text:p>
        </text:list-item>
        <text:list-item>
          <text:p text:style-name="P752">Zvyš si jednu dovednost na pokročil<text:span text:style-name="T1054">ou</text:span>.</text:p>
        </text:list-item>
      </text:list>
      <text:p text:style-name="P151"><text:span text:style-name="T469">5. </text:span><text:span text:style-name="T456">úroveň</text:span></text:p>
      <text:list xml:id="list160033453878840" text:continue-list="list160033454172904" text:style-name="L18">
        <text:list-item>
          <text:p text:style-name="P747">Zvyš si jednu vlastnost (rozdíl mezi tvou nejvyšší a nejnižší může být nejvýše 3).</text:p>
        </text:list-item>
      </text:list>
      <text:list xml:id="list160033177728072" text:continue-list="list160034668330019" text:style-name="L20">
        <text:list-item>
          <text:p text:style-name="P878"><text:span text:style-name="T483">Vyber si </text:span><text:span text:style-name="T585">jedno</text:span><text:span text:style-name="T483"> kouzlo </text:span><text:span text:style-name="T582">nebo schopnost </text:span><text:span text:style-name="T585">ze </text:span><text:span text:style-name="T601">základních</text:span><text:span text:style-name="T585"> nebo pokročilých</text:span><text:span text:style-name="T483">.</text:span></text:p>
        </text:list-item>
        <text:list-item>
          <text:p text:style-name="P761">Nauč se <text:span text:style-name="T1055">základy jedné</text:span> dovednost<text:span text:style-name="T1055">i</text:span> nebo si zvyš jednu dovednost na pokročil<text:span text:style-name="T1040">ou</text:span>.</text:p>
        </text:list-item>
      </text:list>
      <text:p text:style-name="P152"><text:span text:style-name="T353">6</text:span><text:span text:style-name="T352">. </text:span><text:span text:style-name="T339">úroveň</text:span></text:p>
      <text:list xml:id="list208427020" text:style-name="L22">
        <text:list-item>
          <text:p text:style-name="P763">Můžeš si připoutat celkem čtyři magické předměty.</text:p>
        </text:list-item>
        <text:list-item>
          <text:p text:style-name="P880"><text:span text:style-name="T354">Vyber si </text:span><text:span text:style-name="T356">jedno</text:span><text:span text:style-name="T354"> kouzlo </text:span><text:span text:style-name="T355">nebo schopnost </text:span><text:span text:style-name="T356">ze </text:span><text:span text:style-name="T360">základních</text:span><text:span text:style-name="T356"> nebo pokročilých</text:span><text:span text:style-name="T354">.</text:span></text:p>
        </text:list-item>
        <text:list-item>
          <text:p text:style-name="P767">Zvyš si jednu dovednost na pokročil<text:span text:style-name="T1041">ou</text:span>.</text:p>
        </text:list-item>
      </text:list>
      <text:h text:style-name="Heading_20_3" text:outline-level="3"><text:soft-page-break/><text:span text:style-name="T578">Z</text:span><text:span text:style-name="T593">ákladní</text:span><text:span text:style-name="T578"> </text:span><text:span text:style-name="T579">hraničářské</text:span><text:span text:style-name="T578"> s</text:span><text:span text:style-name="T456">chopnosti</text:span></text:h>
      <text:h text:style-name="P675" text:outline-level="5">Zvířecí společník</text:h>
      <text:p text:style-name="P189"><text:span text:style-name="T62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20">Hodnota </text:span><text:span text:style-name="T622">Nebezpečnost</text:span><text:span text:style-name="T620">i</text:span><text:span text:style-name="T622"> zvířete může být </text:span><text:span text:style-name="T625">nejvýše</text:span><text:span text:style-name="T622"> rovna tvé úrovni. </text:span><text:span text:style-name="T626">M</text:span><text:span text:style-name="T622">ůže </text:span><text:span text:style-name="T626">to</text:span><text:span text:style-name="T622"> ale </text:span><text:span text:style-name="T626">být</text:span><text:span text:style-name="T622"> mládě –</text:span><text:span text:style-name="T626"> pak </text:span><text:span text:style-name="T622">mu </text:span><text:span text:style-name="T621">N</text:span><text:span text:style-name="T622">ebezpečnost postupně poroste </text:span><text:span text:style-name="T470">s tím, jak se ti bude zvyšovat úroveň</text:span><text:span text:style-name="T622">.</text:span><text:span text:style-name="T623"> </text:span><text:span text:style-name="T456">Vyber si, které zvíře tě provází </text:span><text:span text:style-name="T624">na začátku hry</text:span><text:span text:style-name="T456">.</text:span></text:p>
      <text:h text:style-name="Heading_20_5" text:outline-level="5">Mluvení se zvířaty</text:h>
      <text:p text:style-name="P25">Zvíře dokáže „mluvit“ jen o tom, čemu samo rozumí. <text:span text:style-name="T1101">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52"><text:span text:style-name="T712">Dosah:</text:span> <text:span text:style-name="T1038">krátká vzdálenost</text:span></text:p>
      <text:p text:style-name="P52"><text:span text:style-name="T892">Pomocí </text:span><text:span text:style-name="T713">soustředění</text:span> <text:span text:style-name="T892">můžeš pomalu </text:span>hýbat předměty, <text:span text:style-name="T1037">jako kdybys měl Sílu rovnou tvé Duši</text:span>.</text:p>
      <text:h text:style-name="P679" text:outline-level="5">Pyrokineze</text:h>
      <text:p text:style-name="P53"><text:span text:style-name="T712">Dosah:</text:span> <text:span text:style-name="T1038">krátká vzdálenost</text:span></text:p>
      <text:p text:style-name="P54"><text:span text:style-name="T892">Dokážeš zapálit oheň pomocí </text:span><text:span text:style-name="T713">soustředění</text:span>. Živé tvory <text:span text:style-name="T892">pyrokineze</text:span> přímo nezraňuje, následný oheň je <text:span text:style-name="T1039">ale</text:span> zranit může.</text:p>
      <text:h text:style-name="P680" text:outline-level="5"><text:soft-page-break/>Tele<text:span text:style-name="T891">patie</text:span></text:h>
      <text:p text:style-name="P53"><text:span text:style-name="T712">Dosah:</text:span> <text:span text:style-name="T1038">krátká vzdálenost</text:span></text:p>
      <text:p text:style-name="P107"><text:span text:style-name="T892">Po dobu </text:span><text:span text:style-name="T713">soustředění</text:span><text:span text:style-name="T892"> můžeš </text:span>s někým „mluvit“ v myšlenkách. Bez znalosti jazyka si nebudete rozum<text:span text:style-name="T892">ě</text:span>t. <text:span text:style-name="T893">Cíl se může po navázání spojení vzdálit z dosahu.</text:span></text:p>
      <text:h text:style-name="Heading_20_3" text:outline-level="3"><text:span text:style-name="T602">Základní</text:span><text:span text:style-name="T580"> h</text:span><text:span text:style-name="T481">raničářská k</text:span><text:span text:style-name="T456">ouzla</text:span></text:h>
      <text:h text:style-name="Heading_20_5" text:outline-level="5">Uzdrav zranění</text:h>
      <text:p text:style-name="P55"><text:span text:style-name="T256">Magenergie</text:span><text:span text:style-name="T257">:</text:span> 3 magy<text:line-break/><text:span text:style-name="T712">Dosah:</text:span> kontaktní<text:line-break/><text:span text:style-name="T717">Sesílání:</text:span><text:span text:style-name="T971"> 1 minuta (mimo boj)</text:span></text:p>
      <text:p text:style-name="P84">Vyléčí <text:span text:style-name="T896">(</text:span>Duše <text:span text:style-name="T897">hraničáře + k6)</text:span> životů. <text:span text:style-name="T412">Další léčivé kouzlo (ať už ho sešle druid, kněz či hraničář)</text:span><text:span text:style-name="T410"> účinkuje na stejný cíl až poté, co se doléčí do plných životů.</text:span></text:p>
      <text:h text:style-name="P681" text:outline-level="5">Zpomalení jedu</text:h>
      <text:p text:style-name="P160"><text:span text:style-name="T256">Magenergie</text:span><text:span text:style-name="T250">:</text:span><text:span text:style-name="T803"> 1 mag<text:line-break/></text:span><text:span text:style-name="T714">Dosah:</text:span><text:span text:style-name="T894"> </text:span>d<text:span text:style-name="T894">otyk</text:span></text:p>
      <text:p text:style-name="P159">Kouzlo prodlouží latenci jedu <text:span text:style-name="T895">v cíli</text:span> o 1 den.</text:p>
      <text:h text:style-name="P682" text:outline-level="5">Najdi pachovou stopu</text:h>
      <text:p text:style-name="P161"><text:span text:style-name="T256">Magenergie</text:span><text:span text:style-name="T257">:</text:span> 1 mag</text:p>
      <text:p text:style-name="P161">Po dobu <text:span text:style-name="T712">soustředění</text:span> dokážeš stopovat čichem jako pes.</text:p>
      <text:h text:style-name="Heading_20_3" text:outline-level="3"><text:soft-page-break/><text:span text:style-name="T580">Pokročilá h</text:span><text:span text:style-name="T481">raničářská k</text:span><text:span text:style-name="T456">ouzla</text:span></text:h>
      <text:h text:style-name="P683" text:outline-level="5">Uzdrav nemocného</text:h>
      <text:p text:style-name="P77"><text:span text:style-name="T256">Magenergie</text:span><text:span text:style-name="T257">:</text:span> 3 magy<text:line-break/><text:span text:style-name="T712">Dosah:</text:span> kontaktní<text:line-break/><text:span text:style-name="T715">Sesílání:</text:span><text:span text:style-name="T898"> 10 minut</text:span></text:p>
      <text:p text:style-name="P26">Vyléčí většinu běžných (nemagických) nemocí. Smrtelné nemoci pouze zmírní natolik, že pacient přežije.</text:p>
      <text:h text:style-name="Heading_20_5" text:outline-level="5">Uklidni bestii</text:h>
      <text:p text:style-name="P85"><text:span text:style-name="T256">Magenergie</text:span><text:span text:style-name="T257">:</text:span> 2 magy<text:line-break/><text:span text:style-name="T712">Dosah:</text:span> krátký</text:p>
      <text:p text:style-name="P86">Kouzlo zklidní obyčejné, nemagické zvíře natolik, že ztratí chuť útočit. Pokud je ale něco znovu rozdráždí, účinek pomine.</text:p>
      <text:h text:style-name="P682" text:outline-level="5"><text:span text:style-name="T472">N</text:span><text:span text:style-name="T456">ajdi zvíře</text:span></text:h>
      <text:p text:style-name="P160"><text:span text:style-name="T256">Magenergie</text:span><text:span text:style-name="T250">:</text:span><text:span text:style-name="T338"> 1 mag<text:line-break/></text:span><text:span text:style-name="T251">Dosah:</text:span><text:span text:style-name="T473"> </text:span><text:span text:style-name="T616">několik</text:span><text:span text:style-name="T473"> hodin cesty.</text:span></text:p>
      <text:p text:style-name="P27">Vycítíš směr k nejbližšímu zvířeti druhu, na který pomyslíš.</text:p>
      <text:h text:style-name="Heading_20_2" text:outline-level="2"><text:bookmark-start text:name="__RefHeading___Toc7003_1015327784"/>Alchymista<text:bookmark-end text:name="__RefHeading___Toc7003_1015327784"/></text:h>
      <text:p text:style-name="P196"><text:span text:style-name="T474">TODO: „Nevyprchávající“ lektvary a ostatní předměty se vyrábí přidáním vzácných magických surovin, které je povětšinou potřeba najít na výpravách – pro každý lektvar </text:span><text:span text:style-name="T627">bude</text:span><text:span text:style-name="T474"> jiná.</text:span></text:p>
      <text:p text:style-name="P139"><text:span text:style-name="T474">1. </text:span><text:span text:style-name="T458">úroveň</text:span></text:p>
      <text:list xml:id="list1837269655" text:style-name="L23">
        <text:list-item>
          <text:p text:style-name="P868"><text:span text:style-name="T518">Umíš </text:span><text:span text:style-name="T590">základy</text:span><text:span text:style-name="T518"> </text:span><text:span text:style-name="T577">následující</text:span><text:span text:style-name="T590">ch</text:span><text:span text:style-name="T518"> dovednost</text:span><text:span text:style-name="T590">í</text:span><text:span text:style-name="T516">:</text:span></text:p>
          <text:list>
            <text:list-item>
              <text:p text:style-name="P783">Čtení a psaní</text:p>
            </text:list-item>
            <text:list-item>
              <text:p text:style-name="P786">Znalost jedů</text:p>
            </text:list-item>
            <text:list-item>
              <text:p text:style-name="P810"><text:soft-page-break/><text:span text:style-name="T343">J</text:span><text:span text:style-name="T338">eden </text:span><text:span text:style-name="T456">Starý jazyk</text:span></text:p>
            </text:list-item>
          </text:list>
        </text:list-item>
        <text:list-item>
          <text:p text:style-name="P789">Nauč se základy jedné další dovednosti podle svého výběru.</text:p>
          <text:p text:style-name="P1124"><text:span text:style-name="T1521">(</text:span>Cizí jazyk, Lov a stopování, Odezírání ze rtů, Orientace a přežití v divočině, Ošetřování zranění, Otevírání zámků, Plavání, Přetvářka a převleky, Starý jazyk, Šplhání, Výroba a odstraňování pastí<text:span text:style-name="T1521">)</text:span></text:p>
        </text:list-item>
        <text:list-item>
          <text:p text:style-name="P881"><text:span text:style-name="T485">P</text:span><text:span text:style-name="T458">oznáš </text:span><text:span text:style-name="T519">alchymistické</text:span><text:span text:style-name="T458"> suroviny a můžeš z nich vyrábět předměty, jejichž recepty se naučíš.</text:span></text:p>
        </text:list-item>
        <text:list-item>
          <text:p text:style-name="P883"><text:span text:style-name="T458">V</text:span><text:span text:style-name="T456">yber si dva </text:span><text:span text:style-name="T606">ze základních receptů</text:span><text:span text:style-name="T456">, </text:span><text:span text:style-name="T591">které umíš používat</text:span><text:span text:style-name="T456">.</text:span></text:p>
        </text:list-item>
        <text:list-item>
          <text:p text:style-name="P882">Můžeš si připoutat jeden magický předmět, který <text:span text:style-name="T1042">získáš</text:span> na výpravách za dobrodružstvím.</text:p>
        </text:list-item>
      </text:list>
      <text:p text:style-name="P126"><text:span text:style-name="T484">2</text:span><text:span text:style-name="T474">. </text:span><text:span text:style-name="T458">úroveň</text:span></text:p>
      <text:list xml:id="list296125153" text:style-name="L24">
        <text:list-item>
          <text:p text:style-name="P884"><text:span text:style-name="T458">V</text:span><text:span text:style-name="T487">yber si další </text:span><text:span text:style-name="T606">ze základních</text:span><text:span text:style-name="T487"> recept</text:span><text:span text:style-name="T606">ů</text:span><text:span text:style-name="T487">.</text:span></text:p>
        </text:list-item>
        <text:list-item>
          <text:p text:style-name="P754">Můžeš si připoutat celkem dva magické předměty.</text:p>
        </text:list-item>
        <text:list-item>
          <text:p text:style-name="P754">Nauč se <text:span text:style-name="T1056">základy jedné dovednosti</text:span>.</text:p>
        </text:list-item>
      </text:list>
      <text:p text:style-name="P126"><text:span text:style-name="T484">3</text:span><text:span text:style-name="T474">. </text:span><text:span text:style-name="T458">úroveň</text:span></text:p>
      <text:list xml:id="list160032891533750" text:continue-list="list160033453878840" text:style-name="L18">
        <text:list-item>
          <text:p text:style-name="P742">Zvyš si jednu vlastnost (rozdíl mezi tvou nejvyšší a nejnižší může být nejvýše 3).</text:p>
        </text:list-item>
      </text:list>
      <text:list xml:id="list160034237990489" text:continue-list="list1837269655" text:style-name="L23">
        <text:list-item>
          <text:p text:style-name="P793">Vyber si další základní nebo pokročilý recept.</text:p>
        </text:list-item>
        <text:list-item>
          <text:p text:style-name="P802">Nauč se základy jedné dovednosti nebo si zvyš jednu dovednost na pokročilou.</text:p>
        </text:list-item>
      </text:list>
      <text:p text:style-name="P126"><text:span text:style-name="T484">4</text:span><text:span text:style-name="T474">. </text:span><text:span text:style-name="T458">úroveň</text:span></text:p>
      <text:list xml:id="list160034010614901" text:continue-list="list296125153" text:style-name="L24">
        <text:list-item>
          <text:p text:style-name="P794">Vyber si další základní nebo pokročilý recept.</text:p>
        </text:list-item>
        <text:list-item>
          <text:p text:style-name="P754">Zvyš si jednu dovednost na pokročilou.</text:p>
        </text:list-item>
        <text:list-item>
          <text:p text:style-name="P754">Můžeš si připoutat celkem tři magické předměty.</text:p>
        </text:list-item>
      </text:list>
      <text:p text:style-name="P126"><text:soft-page-break/><text:span text:style-name="T484">5</text:span><text:span text:style-name="T474">. </text:span><text:span text:style-name="T458">úroveň</text:span></text:p>
      <text:list xml:id="list160033641550538" text:continue-list="list160032891533750" text:style-name="L18">
        <text:list-item>
          <text:p text:style-name="P742">Zvyš si jednu vlastnost (rozdíl mezi tvou nejvyšší a nejnižší může být nejvýše 3).</text:p>
        </text:list-item>
      </text:list>
      <text:list xml:id="list160033574064324" text:continue-list="list160034010614901" text:style-name="L24">
        <text:list-item>
          <text:p text:style-name="P794">Vyber si další základní nebo pokročilý recept.</text:p>
        </text:list-item>
      </text:list>
      <text:list xml:id="list160034691588839" text:continue-list="list160034237990489" text:style-name="L23">
        <text:list-item>
          <text:p text:style-name="P796">Nauč se základy jedné dovednosti nebo si zvyš jednu dovednost na pokročilou.</text:p>
        </text:list-item>
      </text:list>
      <text:p text:style-name="P153"><text:span text:style-name="T353">6</text:span><text:span text:style-name="T352">. </text:span><text:span text:style-name="T339">úroveň</text:span></text:p>
      <text:list xml:id="list160034001904406" text:continue-list="list208427020" text:style-name="L22">
        <text:list-item>
          <text:p text:style-name="P799">Zvyš si jednu dovednost na pokročilou.</text:p>
        </text:list-item>
        <text:list-item>
          <text:p text:style-name="P795">Vyber si další základní nebo pokročilý recept.</text:p>
        </text:list-item>
        <text:list-item>
          <text:p text:style-name="P797">Můžeš si připoutat celkem čtyři magické předměty.</text:p>
        </text:list-item>
      </text:list>
      <text:h text:style-name="P573" text:outline-level="4">Výroba magických předmětů</text:h>
      <text:list xml:id="list2124836312" text:style-name="L25">
        <text:list-item>
          <text:p text:style-name="P885">Za den (mezi dvěma vydatnými spánky) můžeš zpracovat jen určité množství magenergie: Duše + úroveň.</text:p>
        </text:list-item>
      </text:list>
      <text:list xml:id="list612338562" text:style-name="L26">
        <text:list-item>
          <text:list>
            <text:list-item>
              <text:p text:style-name="P887">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888">Na výrobu předmětů je potřeba <text:span text:style-name="T995">alchymistická</text:span> aparatura, která se vejde do malé truhlice <text:span text:style-name="T993">(dá se pohodlně nosit v ruce nebo v torně)</text:span>. <text:span text:style-name="T973">V této truhlici nosíš také suroviny.</text:span></text:p>
        </text:list-item>
        <text:list-item>
          <text:p text:style-name="P889"><text:span text:style-name="T996">Předměty se vyrábí z připravených polotovarů, takže v</text:span>ýroba každého <text:span text:style-name="T996">z nich</text:span> zabere <text:span text:style-name="T996">jen</text:span> několik minut.</text:p>
        </text:list-item>
        <text:list-item>
          <text:p text:style-name="P886"><text:span text:style-name="T994">V</text:span>yrobené <text:span text:style-name="T994">předměty</text:span> si své magické vlastnosti uchovají jen několik hodin.</text:p>
        </text:list-item>
      </text:list>
      <text:h text:style-name="Heading_20_3" text:outline-level="3"><text:soft-page-break/><text:span text:style-name="T1058">Základní alchymistické r</text:span>ecepty</text:h>
      <text:h text:style-name="Heading_20_5" text:outline-level="5">Léčivý lektvar</text:h>
      <text:p text:style-name="P87"><text:span text:style-name="T735">M</text:span><text:span text:style-name="T716">agenergie</text:span><text:span text:style-name="T712">:</text:span> 1 mag</text:p>
      <text:p text:style-name="P92"><text:span text:style-name="T899">V průběhu krátkého odpočinku v</text:span>yléčí (Duše <text:span text:style-name="T899">alchymisty + k6</text:span>) životů <text:span text:style-name="T899">(nevrací životy v boji)</text:span>. <text:span text:style-name="T1080">Další léčivý lektvar (libovolného druhu) bude na stejný cíl účinkovat až poté, co se doléčí do plných životů.</text:span></text:p>
      <text:h text:style-name="P684" text:outline-level="5">Megacloumák</text:h>
      <text:p text:style-name="P94"><text:span text:style-name="T949">M</text:span><text:span text:style-name="T943">agenergie</text:span><text:span text:style-name="T942">:</text:span><text:span text:style-name="T904"> 1 mag<text:line-break/></text:span><text:span text:style-name="T945">Trvání:</text:span><text:span text:style-name="T905"> </text:span><text:span text:style-name="T902">Několik minut</text:span></text:p>
      <text:p text:style-name="P93"><text:span text:style-name="T904">Odstraní mdloby, ochromení, paralýzu </text:span><text:span text:style-name="T956">a</text:span><text:span text:style-name="T904"> křeče </text:span><text:span text:style-name="T956">a </text:span><text:span text:style-name="T907">po dobu trvání</text:span><text:span text:style-name="T956"> probere postavu z bezv</text:span><text:span text:style-name="T907">ědomí.</text:span></text:p>
      <text:h text:style-name="P699" text:outline-level="5">Lakmusový papírek</text:h>
      <text:p text:style-name="P94"><text:span text:style-name="T949">M</text:span><text:span text:style-name="T943">agenergie</text:span><text:span text:style-name="T942">:</text:span><text:span text:style-name="T904"> </text:span><text:span text:style-name="T908">2</text:span><text:span text:style-name="T904"> mag</text:span><text:span text:style-name="T908">y</text:span></text:p>
      <text:p text:style-name="P162"><text:span text:style-name="T908">Z</text:span><text:span text:style-name="T907">jistí složení jakékoliv kapaliny (mimo jiné rozpozná účinek lektvaru).</text:span></text:p>
      <text:h text:style-name="P685" text:outline-level="5">Vlčí mor</text:h>
      <text:p text:style-name="P94"><text:span text:style-name="T949">M</text:span><text:span text:style-name="T943">agenergie</text:span><text:span text:style-name="T942">:</text:span><text:span text:style-name="T944"> </text:span><text:span text:style-name="T912">1</text:span><text:span text:style-name="T904"> mag<text:line-break/></text:span><text:span text:style-name="T947">S</text:span><text:span text:style-name="T948">íla jedu:</text:span><text:span text:style-name="T910"> </text:span><text:span text:style-name="T913">6 </text:span><text:span text:style-name="T935">(proti lykantropům 10)</text:span><text:span text:style-name="T910"><text:line-break/></text:span><text:span text:style-name="T946">Latence:</text:span><text:span text:style-name="T911"> </text:span><text:span text:style-name="T913">30</text:span><text:span text:style-name="T911"> minut </text:span><text:span text:style-name="T935">(proti lykantropům 3 minuty)</text:span></text:p>
      <text:p text:style-name="P163"><text:span text:style-name="T911">J</text:span><text:span text:style-name="T907">ed na otravu </text:span><text:span text:style-name="T918">zbraní a</text:span><text:span text:style-name="T907"> šípů. </text:span><text:span text:style-name="T927">Velmi účinný proti vlkodlakům a jiným lykantropům.</text:span></text:p>
      <text:h text:style-name="P686" text:outline-level="5">Detekční hůlka</text:h>
      <text:p text:style-name="P94"><text:span text:style-name="T949">M</text:span><text:span text:style-name="T943">agenergie</text:span><text:span text:style-name="T942">:</text:span><text:span text:style-name="T904"> </text:span><text:span text:style-name="T908">2</text:span><text:span text:style-name="T904"> mag</text:span><text:span text:style-name="T908">y</text:span><text:span text:style-name="T904"><text:line-break/></text:span><text:span text:style-name="T945">Trvání:</text:span><text:span text:style-name="T905"> </text:span><text:span text:style-name="T902">Několik minut</text:span></text:p>
      <text:p text:style-name="P164"><text:span text:style-name="T902">U</text:span><text:span text:style-name="T907">možní najít tajné vchody nebo schránky. Nedává ale znalost, jak je otevřít, ani jestli jsou zapas</text:span><text:span text:style-name="T909">tě</text:span><text:span text:style-name="T907">né.</text:span></text:p>
      <text:h text:style-name="P687" text:outline-level="5"><text:soft-page-break/>Pavoučí lektvar</text:h>
      <text:p text:style-name="P94"><text:span text:style-name="T949">M</text:span><text:span text:style-name="T943">agenergie</text:span><text:span text:style-name="T942">:</text:span><text:span text:style-name="T904"> 1 mag<text:line-break/></text:span><text:span text:style-name="T945">Trvání:</text:span><text:span text:style-name="T905"> </text:span><text:span text:style-name="T902">Několik minut</text:span></text:p>
      <text:p text:style-name="P362"><text:span text:style-name="T902">P</text:span><text:span text:style-name="T907">o dobu trvání se postava udrží na jakémkoliv pevném povrchu, </text:span><text:span text:style-name="T919">klidně i hlavou dolů</text:span><text:span text:style-name="T907">.</text:span></text:p>
      <text:h text:style-name="P688" text:outline-level="5">Ohnivá hlína</text:h>
      <text:p text:style-name="P98"><text:span text:style-name="T949">M</text:span><text:span text:style-name="T943">agenergie</text:span><text:span text:style-name="T942">:</text:span><text:span text:style-name="T904"> 1 mag</text:span><text:span text:style-name="T902"><text:line-break/></text:span><text:span text:style-name="T955">Zranění:</text:span><text:span text:style-name="T939"> 4kz </text:span><text:span text:style-name="T955">ohněm</text:span><text:span text:style-name="T939"> po dobu 3 kol nebo do uhašení</text:span></text:p>
      <text:p text:style-name="P363"><text:span text:style-name="T937">T</text:span><text:span text:style-name="T901">ODO</text:span></text:p>
      <text:h text:style-name="P689" text:outline-level="5">Dýmovnice</text:h>
      <text:p text:style-name="P94"><text:span text:style-name="T949">M</text:span><text:span text:style-name="T943">agenergie</text:span><text:span text:style-name="T942">:</text:span><text:span text:style-name="T904"> 1 mag<text:line-break/></text:span><text:span text:style-name="T945">Trvání:</text:span><text:span text:style-name="T905"> </text:span><text:span text:style-name="T902">Několik minut</text:span></text:p>
      <text:p text:style-name="P199"><text:span text:style-name="T902">D</text:span><text:span text:style-name="T901">ýmovnice je velká asi jako vlašský ořech. Po nárazu z ní budou několik minut vycházet oblaka řídkého dýmu – je v něm vidět zhruba na střední vzdálenost, </text:span><text:span text:style-name="T953">infravidění</text:span><text:span text:style-name="T937"> ani </text:span><text:span text:style-name="T953">ultrasluch</text:span><text:span text:style-name="T937"> ale nijak neomezuje</text:span><text:span text:style-name="T901">. Malou místnost zaplní za jedno kolo, velký sál nebo jeskyni </text:span><text:span text:style-name="T922">za několik minut</text:span><text:span text:style-name="T901">. </text:span><text:span text:style-name="T923">Pokud </text:span><text:span text:style-name="T924">jej vítr</text:span><text:span text:style-name="T923"> nerozfouká dříve, rozplyne se za několik hodin.</text:span><text:span text:style-name="T901"><text:line-break/><text:tab/>Když dýmovnici před použití</text:span><text:span text:style-name="T925">m</text:span><text:span text:style-name="T901"> promneš v rukou nebo jinak zahřeješ (1 kolo), dým </text:span><text:span text:style-name="T926">bude</text:span><text:span text:style-name="T901"> tak hustý, že v něm bude vidět jen na kontaktní vzdálenost </text:span><text:span text:style-name="T936">a bude bránit i v </text:span><text:span text:style-name="T954">infravidění</text:span><text:span text:style-name="T901"> </text:span><text:span text:style-name="T937">(</text:span><text:span text:style-name="T953">ultrasluch</text:span><text:span text:style-name="T937"> stále funguje bez omezení).</text:span></text:p>
      <text:h text:style-name="P690" text:outline-level="5">Kýchací prášek</text:h>
      <text:p text:style-name="P95"><text:span text:style-name="T949">M</text:span><text:span text:style-name="T943">agenergie</text:span><text:span text:style-name="T942">:</text:span><text:span text:style-name="T904"> 1 mag<text:line-break/></text:span><text:span text:style-name="T945">Trvání:</text:span><text:span text:style-name="T905"> </text:span><text:span text:style-name="T902">Několik minut<text:line-break/></text:span><text:span text:style-name="T950">Účinek:</text:span><text:span text:style-name="T928"> Nevýhoda a vyřazený čich několik minut po nadýchání</text:span></text:p>
      <text:p text:style-name="P200"><text:soft-page-break/><text:span text:style-name="T942">Kýchací prášek</text:span><text:span text:style-name="T90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929">k</text:span><text:span text:style-name="T901">ýchá je i velmi malé množství.<text:line-break/><text:tab/></text:span><text:span text:style-name="T933">P</text:span><text:span text:style-name="T928">oužívá </text:span><text:span text:style-name="T933">se nejčastěji</text:span><text:span text:style-name="T928"> k zakrytí pachové stopy. Je ho také možné rozprášit po okolí – kdokoliv pak do tohoto prostoru vstoupí, zaručeně </text:span><text:span text:style-name="T932">se</text:span><text:span text:style-name="T928"> prozradí.<text:line-break/><text:tab/></text:span><text:span text:style-name="T951">Kýchací p</text:span><text:span text:style-name="T952">rášek</text:span><text:span text:style-name="T930"> přestane účinkovat po několika hodinách </text:span><text:span text:style-name="T934">po rozprášení</text:span><text:span text:style-name="T930">. </text:span><text:span text:style-name="T931">Z posypané oblasti je jej také možné odstranit vodou.</text:span></text:p>
      <text:h text:style-name="Heading_20_3" text:outline-level="3"><text:span text:style-name="T1058">Pokročilé alchymistické r</text:span>ecepty</text:h>
      <text:h text:style-name="Heading_20_5" text:outline-level="5">Antigravitační cloumák</text:h>
      <text:p text:style-name="P94"><text:span text:style-name="T735">M</text:span><text:span text:style-name="T716">agenergie</text:span><text:span text:style-name="T712">:</text:span> 1 mag<text:line-break/><text:span text:style-name="T716">Trvání:</text:span><text:span text:style-name="T900"> několik minut</text:span></text:p>
      <text:p text:style-name="P365">Cíl spolu se vším, co nese, bude po dobu působení pociťovat slabší gravitaci (zhruba jako na Měsíci).</text:p>
      <text:h text:style-name="P691" text:outline-level="5">Bomba</text:h>
      <text:p text:style-name="P99"><text:span text:style-name="T949">M</text:span><text:span text:style-name="T943">agenergie</text:span><text:span text:style-name="T942">:</text:span><text:span text:style-name="T904"> 1 mag</text:span><text:span text:style-name="T902"><text:line-break/></text:span><text:span text:style-name="T955">Zranění:</text:span><text:span text:style-name="T939"> </text:span><text:span text:style-name="T940">+</text:span><text:span text:style-name="T939">4kz</text:span><text:span text:style-name="T940">? (TODO)</text:span></text:p>
      <text:p text:style-name="P364"><text:span text:style-name="T937">T</text:span><text:span text:style-name="T901">ODO</text:span></text:p>
      <text:p text:style-name="P364"><text:span text:style-name="T901">- </text:span><text:span text:style-name="T940">střepiny? Nebo jen tlaková? (Možná by mohlo jít obojí, </text:span><text:span text:style-name="T941">ale ne najednou</text:span><text:span text:style-name="T940">).<text:line-break/> (střepiny by měly delší rozsah a menší zranění).</text:span></text:p>
      <text:p text:style-name="P106">- zapalování doutnákem</text:p>
      <text:h text:style-name="Heading_20_5" text:outline-level="5">Čarovná rtuť</text:h>
      <text:p text:style-name="P94"><text:span text:style-name="T301">M</text:span><text:span text:style-name="T252">agenergie</text:span><text:span text:style-name="T250">:</text:span><text:span text:style-name="T456"> 1 mag<text:line-break/></text:span><text:span text:style-name="T253">Trvání:</text:span><text:span text:style-name="T478"> Do prvního úspěšného použití</text:span></text:p>
      <text:p text:style-name="P100"><text:soft-page-break/><text:span text:style-name="T456">Jestliže se někde v </text:span><text:span text:style-name="T476">krátké</text:span><text:span text:style-name="T456"> vzdálenosti, vyskytuje zlato, </text:span>stříbro či drahé kamení, kulička<text:span text:style-name="T249"> </text:span><text:span text:style-name="T456">se </text:span><text:span text:style-name="T475">k němu</text:span><text:span text:style-name="T456"> začne kutálet. </text:span><text:span text:style-name="T477">Po úspěšném použití své schopnosti ztrácí.</text:span></text:p>
      <text:h text:style-name="P676" text:outline-level="5">Lektvar chladných vod</text:h>
      <text:p text:style-name="P94"><text:span text:style-name="T301">M</text:span><text:span text:style-name="T252">agenergie</text:span><text:span text:style-name="T250">:</text:span><text:span text:style-name="T477"> 1 mag<text:line-break/></text:span><text:span text:style-name="T253">Trvání:</text:span><text:span text:style-name="T478"> </text:span><text:span text:style-name="T479">Několik minut</text:span></text:p>
      <text:p text:style-name="P105">Postavě, která tento lektvar vypila, se po dobu jeho působení jakékoliv utrpěné zranění ohněm snižuje o 3.</text:p>
      <text:h text:style-name="P700" text:outline-level="5"><text:span text:style-name="T477">Lektvar mlhovin</text:span><text:span text:style-name="T480">y</text:span></text:h>
      <text:p text:style-name="P94"><text:span text:style-name="T301">M</text:span><text:span text:style-name="T252">agenergie</text:span><text:span text:style-name="T250">:</text:span><text:span text:style-name="T477"> 1 mag<text:line-break/></text:span><text:span text:style-name="T253">Trvání:</text:span><text:span text:style-name="T478"> </text:span><text:span text:style-name="T479">Několik minut</text:span></text:p>
      <text:p text:style-name="P88"><text:span text:style-name="T903">Mlžná forma po dobu působení (bez výbavy a oblečení)</text:span><text:span text:style-name="T902">.</text:span></text:p>
      <text:h text:style-name="P692" text:outline-level="5">Lektvar zmenšování</text:h>
      <text:p text:style-name="P94"><text:span text:style-name="T949">M</text:span><text:span text:style-name="T943">agenergie</text:span><text:span text:style-name="T942">:</text:span><text:span text:style-name="T904"> 1 mag<text:line-break/></text:span><text:span text:style-name="T945">Trvání:</text:span><text:span text:style-name="T905"> </text:span><text:span text:style-name="T902">Několik minut</text:span></text:p>
      <text:p text:style-name="P198"><text:span text:style-name="T902">P</text:span><text:span text:style-name="T906">o dobu trvání se postava zmenší na polovinu spolu se vším, co nese. Na polovinu se jí tím sníží </text:span><text:span text:style-name="T921">Síla a</text:span><text:span text:style-name="T906"> Velikost (a tedy počet životů – aktuální i maximální). </text:span><text:span text:style-name="T920">Finesa a Duše</text:span><text:span text:style-name="T906"> se nezmění.</text:span></text:p>
      <text:h text:style-name="P693" text:outline-level="5">Lektvar rychlosti</text:h>
      <text:p text:style-name="P94"><text:span text:style-name="T949">M</text:span><text:span text:style-name="T943">agenergie</text:span><text:span text:style-name="T942">:</text:span><text:span text:style-name="T904"> 1 mag<text:line-break/></text:span><text:span text:style-name="T945">Trvání:</text:span><text:span text:style-name="T905"> </text:span><text:span text:style-name="T902">Několik minut</text:span></text:p>
      <text:p text:style-name="P101"><text:span text:style-name="T902">Z</text:span><text:span text:style-name="T901">dvojnásobí rychlost běhu (postava bude běhat zhruba stejně rychle jako kůň).</text:span></text:p>
      <text:h text:style-name="P694" text:outline-level="5">Černá zhouba</text:h>
      <text:p text:style-name="P89"><text:span text:style-name="T943">Magenergie:</text:span><text:span text:style-name="T944"> </text:span><text:span text:style-name="T912">1</text:span><text:span text:style-name="T904"> mag<text:line-break/></text:span><text:span text:style-name="T947">S</text:span><text:span text:style-name="T948">íla jedu:</text:span><text:span text:style-name="T910"> 7<text:line-break/></text:span><text:span text:style-name="T946">Latence:</text:span><text:span text:style-name="T911"> 1 minuta</text:span></text:p>
      <text:p text:style-name="P103"><text:soft-page-break/><text:span text:style-name="T910">P</text:span><text:span text:style-name="T901">aralytický jed.</text:span></text:p>
      <text:h text:style-name="P695" text:outline-level="5">Jablečná vůně</text:h>
      <text:p text:style-name="P90"><text:span text:style-name="T943">Magenergie:</text:span><text:span text:style-name="T944"> </text:span><text:span text:style-name="T912">1</text:span><text:span text:style-name="T904"> mag<text:line-break/></text:span><text:span text:style-name="T947">S</text:span><text:span text:style-name="T948">íla jedu:</text:span><text:span text:style-name="T910"> </text:span><text:span text:style-name="T912">6</text:span><text:span text:style-name="T910"><text:line-break/></text:span><text:span text:style-name="T946">Latence:</text:span><text:span text:style-name="T911"> </text:span><text:span text:style-name="T912">5 kol</text:span></text:p>
      <text:p text:style-name="P104"><text:span text:style-name="T912">P</text:span><text:span text:style-name="T901">lynný jed. </text:span><text:span text:style-name="T915">Oblak zaplní několik metrů chodby nebo malou místnost.</text:span></text:p>
      <text:h text:style-name="P696" text:outline-level="5">Melenova pomsta</text:h>
      <text:p text:style-name="P91"><text:span text:style-name="T943">Magenergie:</text:span><text:span text:style-name="T944"> </text:span><text:span text:style-name="T912">1</text:span><text:span text:style-name="T904"> mag<text:line-break/></text:span><text:span text:style-name="T947">S</text:span><text:span text:style-name="T948">íla jedu:</text:span><text:span text:style-name="T910"> </text:span><text:span text:style-name="T914">7</text:span><text:span text:style-name="T910"><text:line-break/></text:span><text:span text:style-name="T946">Latence:</text:span><text:span text:style-name="T911"> </text:span><text:span text:style-name="T914">1</text:span><text:span text:style-name="T911"> </text:span><text:span text:style-name="T914">hodina</text:span></text:p>
      <text:p text:style-name="P358"><text:span text:style-name="T914">J</text:span><text:span text:style-name="T901">ed do nápojů.</text:span></text:p>
      <text:h text:style-name="Heading_20_3" text:outline-level="3">Mistrovské alchymistické předměty</text:h>
      <text:h text:style-name="P697" text:outline-level="5">Éterický olej</text:h>
      <text:p text:style-name="P96"><text:span text:style-name="T949">M</text:span><text:span text:style-name="T943">agenergie</text:span><text:span text:style-name="T942">:</text:span><text:span text:style-name="T904"> 1 mag<text:line-break/></text:span><text:span text:style-name="T945">Trvání:</text:span><text:span text:style-name="T905"> </text:span><text:span text:style-name="T902">Několik minut</text:span></text:p>
      <text:p text:style-name="P359"><text:span text:style-name="T902">T</text:span><text:span text:style-name="T901">ODO</text:span></text:p>
      <text:h text:style-name="P698" text:outline-level="5">Metamorfóza</text:h>
      <text:p text:style-name="P97"><text:span text:style-name="T949">M</text:span><text:span text:style-name="T943">agenergie</text:span><text:span text:style-name="T942">:</text:span><text:span text:style-name="T904"> 1 mag<text:line-break/></text:span><text:span text:style-name="T945">Trvání:</text:span><text:span text:style-name="T905"> </text:span><text:span text:style-name="T902">Několik minut</text:span></text:p>
      <text:p text:style-name="P360"><text:span text:style-name="T902">T</text:span><text:span text:style-name="T901">ODO</text:span></text:p>
      <text:p text:style-name="P360"><text:span text:style-name="T901">/</text:span><text:span text:style-name="T938">* Možná to nechat jen kouzelníkovi */</text:span></text:p>
      <text:h text:style-name="Heading_20_2" text:outline-level="2"><text:bookmark-start text:name="__RefHeading___Toc7005_1015327784"/>Kouzelník<text:bookmark-end text:name="__RefHeading___Toc7005_1015327784"/></text:h>
      <text:p text:style-name="P21">MAGENERGIE: Duše + úroveň</text:p>
      <text:p text:style-name="P126"><text:soft-page-break/><text:span text:style-name="T474">1. </text:span><text:span text:style-name="T458">úroveň</text:span></text:p>
      <text:list xml:id="list160034192311050" text:continue-list="list160034691588839" text:style-name="L23">
        <text:list-item>
          <text:p text:style-name="P869"><text:span text:style-name="T518">Umíš </text:span><text:span text:style-name="T592">základy</text:span><text:span text:style-name="T518"> </text:span><text:span text:style-name="T577">následující</text:span><text:span text:style-name="T592">ch</text:span><text:span text:style-name="T518"> dovednost</text:span><text:span text:style-name="T592">í</text:span><text:span text:style-name="T516">:</text:span></text:p>
          <text:list>
            <text:list-item>
              <text:p text:style-name="P784">Čtení a psaní</text:p>
            </text:list-item>
            <text:list-item>
              <text:p text:style-name="P787"><text:span text:style-name="T804">J</text:span><text:span text:style-name="T803">eden </text:span>Starý jazyk</text:p>
            </text:list-item>
          </text:list>
        </text:list-item>
        <text:list-item>
          <text:p text:style-name="P790">Nauč se základy jedné další dovednosti podle svého výběru.</text:p>
          <text:p text:style-name="P1124"><text:span text:style-name="T26">(</text:span><text:span text:style-name="T25">Cizí jazyk, Lov a stopování, Odezírání ze rtů, Orientace a přežití v divočině, Ošetřování zranění, Otevírání zámků, Plavání, Přetvářka a převleky, Starý jazyk, Šplhání, Výroba a odstraňování pastí, Znalost jedů</text:span><text:span text:style-name="T26">)</text:span></text:p>
        </text:list-item>
      </text:list>
      <text:list xml:id="list160034165383650" text:continue-list="list160033177728072" text:style-name="L20">
        <text:list-item>
          <text:p text:style-name="P863"><text:span text:style-name="T483">U</text:span><text:span text:style-name="T456">míš získávat magenergii </text:span><text:span text:style-name="T357">zaostřením vůle</text:span><text:span text:style-name="T254"> </text:span><text:span text:style-name="T581">(</text:span><text:span text:style-name="T584">po </text:span><text:span text:style-name="T628">několika</text:span><text:span text:style-name="T584"> minutách </text:span><text:span text:style-name="T283">soustředění</text:span><text:span text:style-name="T584"> se ti</text:span><text:span text:style-name="T583"> doplní </text:span><text:span text:style-name="T587">na maximum</text:span><text:span text:style-name="T581">)</text:span><text:span text:style-name="T456">.</text:span></text:p>
        </text:list-item>
        <text:list-item>
          <text:p text:style-name="P864"><text:span text:style-name="T483">Umíš sesílat </text:span><text:span text:style-name="T597">dvě ze základních kouzel</text:span><text:span text:style-name="T483"> podle svého výběru</text:span><text:span text:style-name="T458">.</text:span></text:p>
        </text:list-item>
        <text:list-item>
          <text:p text:style-name="P890"><text:span text:style-name="T458">M</text:span><text:span text:style-name="T456">áš schopnost </text:span><text:span text:style-name="T250">spřádání kouzel</text:span><text:span text:style-name="T456">:</text:span></text:p>
          <text:list>
            <text:list-item>
              <text:p text:style-name="P804"><text:span text:style-name="T458">Kdykoliv sešleš kouzlo, které jsi v předchozích několika minutách ještě </text:span><text:span text:style-name="T1019">nepoužil</text:span><text:span text:style-name="T458">, bude tě stát o 1 mag méně (nejméně ale 1 mag).</text:span></text:p>
            </text:list-item>
          </text:list>
        </text:list-item>
        <text:list-item>
          <text:p text:style-name="P857">Můžeš si připoutat jeden magický předmět, který <text:span text:style-name="T1042">získáš</text:span> na výpravách za dobrodružstvím. <text:span text:style-name="T1043">Pokud si takto připoutáš svitek s kouzlem, můžeš toto kouzlo sesílat, jako bys ho uměl.</text:span></text:p>
        </text:list-item>
      </text:list>
      <text:p text:style-name="P126"><text:span text:style-name="T484">2</text:span><text:span text:style-name="T474">. </text:span><text:span text:style-name="T458">úroveň</text:span></text:p>
      <text:list xml:id="list1903942033" text:style-name="L27">
        <text:list-item>
          <text:p text:style-name="P891"><text:span text:style-name="T458">V</text:span><text:span text:style-name="T456">yber si </text:span><text:span text:style-name="T604">další</text:span><text:span text:style-name="T456"> dvě </text:span><text:span text:style-name="T604">ze základních kouzel</text:span><text:span text:style-name="T456">.</text:span></text:p>
        </text:list-item>
        <text:list-item>
          <text:p text:style-name="P755">Můžeš si připoutat celkem dva magické předměty.</text:p>
        </text:list-item>
        <text:list-item>
          <text:p text:style-name="P755">Nauč se základy jedné dovednosti.</text:p>
        </text:list-item>
      </text:list>
      <text:p text:style-name="P126"><text:span text:style-name="T484">3</text:span><text:span text:style-name="T474">. </text:span><text:span text:style-name="T458">úroveň</text:span></text:p>
      <text:list xml:id="list160033068175204" text:continue-list="list160033641550538" text:style-name="L18">
        <text:list-item>
          <text:p text:style-name="P742"><text:soft-page-break/>Zvyš si jednu vlastnost (rozdíl mezi tvou nejvyšší a nejnižší může být nejvýše 3).</text:p>
        </text:list-item>
      </text:list>
      <text:list xml:id="list160034503935701" text:continue-list="list160034165383650" text:style-name="L20">
        <text:list-item>
          <text:p text:style-name="P892"><text:span text:style-name="T458">V</text:span><text:span text:style-name="T456">yber si dvě </text:span><text:span text:style-name="T605">ze základních nebo pokročilých kouzel</text:span><text:span text:style-name="T456">.</text:span></text:p>
        </text:list-item>
        <text:list-item>
          <text:p text:style-name="P803">Nauč se základy jedné dovednosti nebo si zvyš jednu dovednost na pokročilou.</text:p>
        </text:list-item>
      </text:list>
      <text:p text:style-name="P126"><text:span text:style-name="T484">4</text:span><text:span text:style-name="T474">. </text:span><text:span text:style-name="T458">úroveň</text:span></text:p>
      <text:list xml:id="list160034929614470" text:continue-list="list1903942033" text:style-name="L27">
        <text:list-item>
          <text:p text:style-name="P756"><text:span text:style-name="T1033">V</text:span>yber si dvě <text:span text:style-name="T1057">ze základních nebo pokročilých kouzel</text:span>.</text:p>
        </text:list-item>
        <text:list-item>
          <text:p text:style-name="P743">Můžeš si připoutat celkem tři magické předměty.</text:p>
        </text:list-item>
        <text:list-item>
          <text:p text:style-name="P743">Zvyš si jednu dovednost na pokročilou.</text:p>
        </text:list-item>
      </text:list>
      <text:p text:style-name="P126"><text:span text:style-name="T484">5</text:span><text:span text:style-name="T474">. </text:span><text:span text:style-name="T458">úroveň</text:span></text:p>
      <text:list xml:id="list160033260307070" text:continue-list="list160033068175204" text:style-name="L18">
        <text:list-item>
          <text:p text:style-name="P742">Zvyš si jednu vlastnost (rozdíl mezi tvou nejvyšší a nejnižší může být nejvýše 3).</text:p>
        </text:list-item>
      </text:list>
      <text:list xml:id="list160034011591478" text:continue-list="list160034503935701" text:style-name="L20">
        <text:list-item>
          <text:p text:style-name="P757"><text:span text:style-name="T1033">V</text:span>yber si dvě <text:span text:style-name="T1057">ze základních nebo pokročilých kouzel</text:span>.</text:p>
        </text:list-item>
        <text:list-item>
          <text:p text:style-name="P798">Nauč se základy jedné dovednosti nebo si zvyš jednu dovednost na pokročilou.</text:p>
        </text:list-item>
      </text:list>
      <text:p text:style-name="P153"><text:span text:style-name="T353">6</text:span><text:span text:style-name="T352">. </text:span><text:span text:style-name="T339">úroveň</text:span></text:p>
      <text:list xml:id="list160033950694927" text:continue-list="list160034001904406" text:style-name="L22">
        <text:list-item>
          <text:p text:style-name="P801"><text:span text:style-name="T1033">V</text:span>yber si dvě <text:span text:style-name="T1057">ze základních nebo pokročilých kouzel</text:span>.</text:p>
        </text:list-item>
        <text:list-item>
          <text:p text:style-name="P800">Zvyš si jednu dovednost na pokročilou.</text:p>
        </text:list-item>
        <text:list-item>
          <text:p text:style-name="P797">Můžeš si připoutat celkem čtyři magické předměty.</text:p>
        </text:list-item>
      </text:list>
      <text:h text:style-name="P574" text:outline-level="4"><text:span text:style-name="T488">S</text:span><text:span text:style-name="T456">vitky s kouzly</text:span></text:h>
      <text:p text:style-name="P140"><text:span text:style-name="T6">Na výpravách můžeš najít svitky s kouzelnickými kouzly. Když si takový svitek připoutáš, můžeš toto </text:span><text:span text:style-name="T13">kouzlo</text:span><text:span text:style-name="T6"> sesílat stejně, jako kdybys ho měl naučené.</text:span></text:p>
      <text:list xml:id="list570194579" text:style-name="L28">
        <text:list-item>
          <text:p text:style-name="P805"><text:soft-page-break/>Připoutaný svitek při sesílání kouzla nemusíš držet v ruce, ale musíš ho mít u sebe (třeba v torně).</text:p>
        </text:list-item>
        <text:list-item>
          <text:p text:style-name="P893"><text:span text:style-name="T6">Seslání kouzla ze svitku stojí magenergii uvedenou na svitku. Schopnost </text:span><text:span text:style-name="T19">spřádání kouzel</text:span><text:span text:style-name="T6"> může cenu snížit o 1 mag jako u </text:span><text:span text:style-name="T14">ostatních</text:span><text:span text:style-name="T6"> kouzel.</text:span></text:p>
        </text:list-item>
        <text:list-item>
          <text:p text:style-name="P806">Když potřebnou magenergii nemáš nebo nechceš zaplatit, kouzlo stále můžeš seslat, ale svitek se při tom nenávratně zničí.</text:p>
        </text:list-item>
        <text:list-item>
          <text:p text:style-name="P805">Při přestupu na další úroveň se místo kouzla z pravidel můžeš naučit kouzlo ze svitku. Od té chvíle ho budeš moci sesílat, i když svitek nebudeš mít připoutaný.</text:p>
        </text:list-item>
        <text:list-item>
          <text:p text:style-name="P894"><text:span text:style-name="T6">Kouzelnická kouzla může ze svitk</text:span><text:span text:style-name="T12">ů</text:span><text:span text:style-name="T6"> sesílat jen kouzelník.</text:span></text:p>
        </text:list-item>
      </text:list>
      <text:h text:style-name="P575" text:outline-level="4">Sesílání kouzel</text:h>
      <text:p text:style-name="P108"><text:span text:style-name="T7">Na sesílání kouzel se vždycky hází </text:span><text:span text:style-name="T9">D</text:span><text:span text:style-name="T7">uší. </text:span><text:span text:style-name="T15">Když sesíláš kouzelnická kouzla v lehké zbroji,</text:span><text:span text:style-name="T7"> </text:span><text:span text:style-name="T15">počítáš si postih -1</text:span><text:span text:style-name="T8">. </text:span><text:span text:style-name="T15">Když v těžké, tak dokonce -2.</text:span></text:p>
      <text:list xml:id="list1590414476" text:style-name="L29">
        <text:list-item>
          <text:p text:style-name="P895"><text:span text:style-name="T6">Při</text:span><text:span text:style-name="T8"> </text:span><text:span text:style-name="T6">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059">Základní k</text:span>ouzelnická kouzla</text:h>
      <text:h text:style-name="P701" text:outline-level="5"><text:span text:style-name="T1011">Dým </text:span>*Fumideó*</text:h>
      <text:p text:style-name="P56"><text:span text:style-name="T256">Magenergie</text:span><text:span text:style-name="T257">:</text:span> <text:span text:style-name="T988">2</text:span> mag<text:span text:style-name="T988">y</text:span><text:line-break/><text:span text:style-name="T712">Dosah:</text:span> místo ve střední vzdálenosti<text:span text:style-name="T1021"><text:line-break/></text:span><text:span text:style-name="T725">Trvání:</text:span><text:span text:style-name="T987"> několik minut</text:span></text:p>
      <text:p text:style-name="P134"><text:soft-page-break/>Kouzlo vytvoří všude v krátké vzdálenosti <text:span text:style-name="T1020">od cílového místa</text:span> hustý, neprůhledný dým. Kouř je těžší než vzduch, <text:span text:style-name="T1018">ale vítr jej snadno rozfouká</text:span>.</text:p>
      <text:h text:style-name="P702" text:outline-level="5">Hyperprostor<text:span text:style-name="T456"> *Hye archom*</text:span></text:h>
      <text:p text:style-name="P76"><text:span text:style-name="T256">Magenergie</text:span><text:span text:style-name="T257">:</text:span> <text:span text:style-name="T1025">1</text:span> mag<text:span text:style-name="T989"><text:line-break/></text:span><text:span text:style-name="T726">Rozsah:</text:span><text:span text:style-name="T1023"> 1 tvor předmět nebo do velikosti krolla v kontaktní vzdálenosti</text:span><text:line-break/><text:span text:style-name="T712">Dosah:</text:span> <text:span text:style-name="T1023">místo v krátké vzdálenosti</text:span></text:p>
      <text:p text:style-name="P19">Pomocí tohoto kouzla můžeš jednoho tvora nebo předmět do velikosti krolla přemístit na jiné místo v <text:span text:style-name="T712">krátké vzdálenosti</text:span>. Pokud je cílem živý tvor, ne<text:span text:style-name="T1074">potřebuješ jeho souhlas</text:span>.<text:line-break/><text:tab/><text:span text:style-name="T1074">Hyperprostor je možný pouze v případě, že jsi přesvědčený, že cílové místo teleportovaného tvora nebo předmět udrží, a že tam bude moci stabilně stát. N</text:span>ení tedy možné teleportovat třeba do vzduchu, <text:span text:style-name="T1072">do vody</text:span> nebo na tenké větve stromu. <text:span text:style-name="T1073">Můžeš ale někoho přemístit na propadlo, o kterém jsi nevěděl a byl jsi tudíž přesvědčený, že tam je pevná podlaha.</text:span><text:line-break/><text:tab/><text:span text:style-name="T1022">Pokud jsi na cílovém místě</text:span> osobně byl od chvíle, kdy se<text:span text:style-name="T989">s</text:span> naposledy probudil, <text:span text:style-name="T1022">tak ho při sesílání nemusíš vidět</text:span>. <text:span text:style-name="T1022">Když</text:span> je <text:span text:style-name="T1022">ale</text:span> obsazeno, ať už předmětem nebo jiným tvorem, kouzlo nemá žádný efekt, ale magenergie je stejně spotřebována.<text:lin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1072">nese, včetně případných živých tvorů</text:span>. <text:span text:style-name="T1072">Cíl, který se pevně drží někoho nebo něčeho, co sám nezvedne nebo neunese, nebo je to pevně spojené s něčím těžkým, není možné teleportovat.</text:span> To například znamená, že je-li svázán, <text:soft-page-break/>přenese se i s pouty <text:span text:style-name="T1072">(protože je nese)</text:span>, <text:span text:style-name="T1024">ale</text:span> <text:span text:style-name="T1024">když je</text:span> někde přivázán nebo připoután, není jej možné přenést.<text:line-break/><text:tab/><text:span text:style-name="T1026">Když cíl teleportuješ někomu do zad, bude mít v příštím kole bonus +2 za přípravu.</text:span></text:p>
      <text:p text:style-name="P185"><text:span text:style-name="T618">/</text:span><text:span text:style-name="T619">* </text:span><text:span text:style-name="T1083">teleportuješ se spolu se vším, co uneseš</text:span> <text:s/><text:span text:style-name="T1082">*/</text:span></text:p>
      <text:h text:style-name="P703" text:outline-level="5">Magický štít *Magomágen*</text:h>
      <text:p text:style-name="P78"><text:span text:style-name="T256">Magenergie</text:span><text:span text:style-name="T257">:</text:span><text:span text:style-name="T456"> </text:span><text:span text:style-name="T495">2</text:span><text:span text:style-name="T456"> mag</text:span><text:span text:style-name="T496">y<text:line-break/></text:span><text:span text:style-name="T258">Dosah:</text:span><text:span text:style-name="T496"> </text:span><text:span text:style-name="T497">krátký</text:span></text:p>
      <text:p text:style-name="P28"><text:span text:style-name="T989">K</text:span>olem tvého cíle se na okamžik vytvoří neviditelný magický štít. <text:span text:style-name="T1060">Proti</text:span> vše<text:span text:style-name="T1060">m</text:span> útok<text:span text:style-name="T1060">ům</text:span> veden<text:span text:style-name="T1061">ým</text:span> proti němu v tomto kole si házíš na obranu Duší s bonusem +2 za plnou obranu. <text:span text:style-name="T1062">Když se brání také, počítá se lepší z výsledků.</text:span></text:p>
      <text:h text:style-name="P704" text:outline-level="5">Modrý blesk *Artak bárak*</text:h>
      <text:p text:style-name="P79"><text:span text:style-name="T256">Magenergie</text:span><text:span text:style-name="T257">:</text:span><text:span text:style-name="T456"> </text:span><text:span text:style-name="T521">3</text:span><text:span text:style-name="T456"> mag</text:span><text:span text:style-name="T496">y<text:line-break/></text:span><text:span text:style-name="T258">Dosah:</text:span><text:span text:style-name="T496"> </text:span><text:span text:style-name="T552">střední</text:span><text:span text:style-name="T497"><text:line-break/></text:span><text:span text:style-name="T261">Rozsah:</text:span><text:span text:style-name="T521"> 1 cíl<text:line-break/></text:span><text:span text:style-name="T262">Hod:</text:span><text:span text:style-name="T522"> Duše + k6 proti Síle</text:span><text:span text:style-name="T521"><text:line-break/></text:span><text:span text:style-name="T262">Zranění:</text:span><text:span text:style-name="T522"> </text:span><text:span text:style-name="T553">4</text:span><text:span text:style-name="T522">kz bleskem</text:span></text:p>
      <text:p text:style-name="P24">Ode zranění se odečítá zbroj a štít.</text:p>
      <text:h text:style-name="P705" text:outline-level="5">Protoplazma *Prorep tohabet*</text:h>
      <text:p text:style-name="P81"><text:span text:style-name="T256">Magenergie</text:span><text:span text:style-name="T257">:</text:span><text:span text:style-name="T456"> </text:span><text:span text:style-name="T521">3</text:span><text:span text:style-name="T456"> mag</text:span><text:span text:style-name="T496">y<text:line-break/></text:span><text:span text:style-name="T258">Dosah:</text:span><text:span text:style-name="T496"> </text:span><text:span text:style-name="T497">k</text:span><text:span text:style-name="T524">o</text:span><text:span text:style-name="T557">n</text:span><text:span text:style-name="T524">taktní</text:span><text:span text:style-name="T497"><text:line-break/></text:span><text:span text:style-name="T261">Rozsah:</text:span><text:span text:style-name="T521"> 1 cíl<text:line-break/></text:span><text:span text:style-name="T276">Trvání:</text:span><text:span text:style-name="T556"> několik minut<text:line-break/></text:span><text:span text:style-name="T610">Hod: Duše + k6 proti Finese</text:span><text:span text:style-name="T496"><text:line-break/></text:span><text:span text:style-name="T275">Možnosti v případě </text:span><text:span text:style-name="T277">zásahu</text:span><text:span text:style-name="T275">:</text:span><text:span text:style-name="T555"> nevýhoda, zpomalení</text:span></text:p>
      <text:p text:style-name="P31">Po chvíli soustředění z <text:span text:style-name="T1015">tvých</text:span> rozpažených rukou vytrysknou proudy lepkavého protoplazmatického slizu.</text:p>
      <text:h text:style-name="P706" text:outline-level="5"><text:soft-page-break/>Sugesce *Inirinsico*</text:h>
      <text:p text:style-name="P80"><text:span text:style-name="T256">Magenergie</text:span><text:span text:style-name="T257">:</text:span><text:span text:style-name="T456"> </text:span><text:span text:style-name="T557">2</text:span><text:span text:style-name="T456"> mag</text:span><text:span text:style-name="T496">y<text:line-break/></text:span><text:span text:style-name="T258">Dosah:</text:span><text:span text:style-name="T496"> </text:span><text:span text:style-name="T558">k</text:span><text:span text:style-name="T569">ontaktní</text:span><text:span text:style-name="T497"><text:line-break/></text:span><text:span text:style-name="T261">Rozsah:</text:span><text:span text:style-name="T521"> 1 </text:span><text:span text:style-name="T559">inteligentní tvor</text:span><text:span text:style-name="T521"><text:line-break/></text:span><text:span text:style-name="T276">Trvání:</text:span><text:span text:style-name="T556"> několik minut<text:line-break/></text:span><text:span text:style-name="T280">Hod:</text:span><text:span text:style-name="T563"> Duše + k6 proti Duši</text:span></text:p>
      <text:p text:style-name="P30">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027">si</text:span> pravý stav věcí a vzpomene si, že tě slyšel vyslovit kouzelné slovo. Co z toho vyvodí a jak zareaguje, je na úvaze Pána jeskyně.</text:p>
      <text:h text:style-name="P706" text:outline-level="5">Světlo <text:span text:style-name="T456">*Luxmen*</text:span></text:h>
      <text:p text:style-name="P80"><text:span text:style-name="T256">Magenergie</text:span><text:span text:style-name="T257">:</text:span><text:span text:style-name="T456"> </text:span><text:span text:style-name="T495">2</text:span><text:span text:style-name="T456"> mag</text:span><text:span text:style-name="T496">y<text:line-break/></text:span><text:span text:style-name="T269">Dosah:</text:span><text:span text:style-name="T536"> Dotyk<text:line-break/></text:span><text:span text:style-name="T281">Trvání:</text:span><text:span text:style-name="T564"> několik minut</text:span><text:span text:style-name="T536"><text:line-break/></text:span><text:span text:style-name="T270">Oslepení:</text:span><text:span text:style-name="T537"> Duše + k6 proti Finese</text:span></text:p>
      <text:p text:style-name="P29">Předmět, kterého se dotkneš, bude <text:span text:style-name="T1064">několik minut </text:span>svítit <text:span text:style-name="T1065">asi jako lucerna</text:span>. <text:span text:style-name="T1065">Kdykoliv v průběhu trvání můžeš pomocí </text:span><text:span text:style-name="T727">s</text:span><text:span text:style-name="T728">oustředění</text:span><text:span text:style-name="T1067"> libovolně měnit barvu světla a jeho intenzitu. Nejvyšší možná je zhruba jako maják. </text:span><text:span text:style-name="T729">Světlo</text:span><text:span text:style-name="T1065"> pak ozáří i velký sál a je natolik jasné, že oslepí každého, kdo nemá předem zakryté oči a neuspěje v hodu na odolání. Když se přestaneš </text:span><text:span text:style-name="T730">soustředit</text:span><text:span text:style-name="T1066">, barva a intenzita světla se vrátí na původní a případné oslepení odezní.</text:span></text:p>
      <text:h text:style-name="Heading_20_3" text:outline-level="3"><text:soft-page-break/><text:span text:style-name="T1063">Pokročilá k</text:span>ouzelnická kouzla</text:h>
      <text:h text:style-name="P702" text:outline-level="5">Hypnóza *Sómnos*</text:h>
      <text:p text:style-name="P57"><text:span text:style-name="T256">Magenergie</text:span><text:span text:style-name="T257">:</text:span> <text:span text:style-name="T989">3</text:span> mag<text:span text:style-name="T989">y<text:line-break/></text:span><text:span text:style-name="T720">Vyvolání:</text:span><text:span text:style-name="T989"> 1 minuta</text:span><text:line-break/><text:span text:style-name="T712">Dosah:</text:span> <text:span text:style-name="T991">kontaktní</text:span></text:p>
      <text:p text:style-name="P135">Po dobu <text:span text:style-name="T719">soustředění</text:span> bude cíl plnit všechny tvoje příkazy a nebude dělat nic jiného. <text:span text:style-name="T990">Instrukce musí být jednoduché, jednoznačné věty. Může jít o nebezpečný příkaz, ale ne o sebevražedný. Dotyčný neprozradí nic, co považuje za tajemství.<text:line-break/><text:tab/>Můžeš také cíli</text:span><text:span text:style-name="T45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494">cíl</text:span><text:span text:style-name="T456"> všechno pamatuje, ledaže by dostal posthypnotický příkaz, aby na všechno zapomněl. V případě, že dojde ke konfliktu různých posthypnotických příkazů, platit bude ten, který byl zadaný nejpozději.</text:span></text:p>
      <text:h text:style-name="P702" text:outline-level="5">Levitace *Planere*</text:h>
      <text:p text:style-name="P18"><text:span text:style-name="T721">Magenergie</text:span><text:span text:style-name="T718">:</text:span> <text:span text:style-name="T992">2</text:span> mag<text:span text:style-name="T989">y<text:line-break/></text:span><text:span text:style-name="T720">Dosah:</text:span><text:span text:style-name="T989"> dotyk</text:span></text:p>
      <text:p text:style-name="P165"><text:span text:style-name="T456">Jedna osoba spolu se vším, co nese, nebo </text:span><text:span text:style-name="T607">podobně těžký</text:span><text:span text:style-name="T456"> předmět, kterého se dotýkáš, po dobu tvého soustředění nebude nic vážit. Když sešleš </text:span><text:span text:style-name="T250">levitaci</text:span><text:span text:style-name="T456"> na něco těžšího, tak to ztratí váhu jen částečně: Asi jako kdyby to zvedal někdo se stejnou Silou, jakou máš Duši.<text:line-break/><text:tab/></text:span><text:span text:style-name="T608">Měj na paměti, že i když cíl zdánlivě nic neváží, zachovává si svou hmotnost a setrvačnost, takže si s ním například není možné pohazovat jako s balónkem.<text:line-break/></text:span><text:soft-page-break/><text:span text:style-name="T608"><text:tab/></text:span><text:span text:style-name="T456">Když sešleš levitaci na sebe, můžeš se po dobu </text:span><text:span text:style-name="T250">soustředění</text:span><text:span text:style-name="T456"> volně pohybovat jako ve stavu beztíže.<text:line-break/><text:tab/></text:span><text:span text:style-name="T608">Pokud přerušíš </text:span><text:span text:style-name="T285">soustředění</text:span><text:span text:style-name="T608">, nebo když se cíl</text:span><text:span text:style-name="T456">e přestaneš dotýkat</text:span><text:span text:style-name="T608">, kouzlo pomine a začne opět normálně působit gravitace.</text:span></text:p>
      <text:h text:style-name="P702" text:outline-level="5">Mágův velký mix<text:span text:style-name="T456"> *Magomegamix*</text:span></text:h>
      <text:p text:style-name="P58"><text:span text:style-name="T256">Magenergie</text:span><text:span text:style-name="T257">:</text:span><text:span text:style-name="T456"> </text:span><text:span text:style-name="T495">2</text:span><text:span text:style-name="T456"> mag</text:span><text:span text:style-name="T496">y<text:line-break/></text:span><text:span text:style-name="T258">Dosah:</text:span><text:span text:style-name="T496"> </text:span><text:span text:style-name="T497">krátký<text:line-break/></text:span><text:span text:style-name="T498">Zranění: </text:span><text:span text:style-name="T499">6</text:span><text:span text:style-name="T498">kz </text:span><text:span text:style-name="T499">(cíl si nepočítá zbroj)</text:span></text:p>
      <text:p text:style-name="P129"><text:span text:style-name="T456">Toto kouzlo nejprve vytvoří kolem zvoleného protivníka žlutý mlhovinový opar a posléze se pokusí zcela náhodně prohodit umístění všech molekul jeho těla. </text:span><text:span text:style-name="T501">Kouzlo působí jen na </text:span><text:span text:style-name="T502">tvory z masa a kostí (včetně nemrtvých, </text:span><text:span text:style-name="T503">kteří mají nějaké tělo</text:span><text:span text:style-name="T502">)</text:span><text:span text:style-name="T501">.</text:span><text:span text:style-name="T456"><text:line-break/><text:tab/></text:span><text:span text:style-name="T499">Hází se, jako by šlo o zraňující útok, </text:span><text:span text:style-name="T50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56"><text:line-break/><text:tab/>Seslání dalšího </text:span><text:span text:style-name="T250">mágova velkého mixu</text:span><text:span text:style-name="T456"> na takto vzniklý rosol celý efekt zvrátí, takže se místo rosolu objeví zase původní cíl. </text:span><text:span text:style-name="T500">B</text:span><text:span text:style-name="T456">ude úplně nahý, ve stejné kondici jako před sesláním prvního magomegamixu a z doby, kdy z něj byl rosol, si nebude vůbec nic pamatovat.</text:span></text:p>
      <text:h text:style-name="P702" text:outline-level="5">Melenina krása *Melenebeau*</text:h>
      <text:p text:style-name="P59"><text:span text:style-name="T256">Magenergie</text:span><text:span text:style-name="T257">:</text:span><text:span text:style-name="T456"> </text:span><text:span text:style-name="T504">3</text:span><text:span text:style-name="T456"> mag</text:span><text:span text:style-name="T496">y<text:line-break/></text:span><text:span text:style-name="T258">Dosah:</text:span><text:span text:style-name="T496"> </text:span><text:span text:style-name="T504">dotyk</text:span></text:p>
      <text:p text:style-name="P136"><text:span text:style-name="T504">T</text:span><text:span text:style-name="T456">oto kouzlo změní vzezření cílové osoby tak, že bude pro ostatní jedince své rasy neobyčejně krásná, </text:span><text:span text:style-name="T506">a to</text:span><text:span text:style-name="T456"> až do chvíle, než </text:span><text:span text:style-name="T505">dotyčný</text:span><text:span text:style-name="T456"> usne.<text:line-break/><text:tab/>Poněkud nepříjemný vedlejší účinek kouzla je, že po celý další den bude cíl naopak vypadat mimořádně odpudivě.</text:span></text:p>
      <text:h text:style-name="P707" text:outline-level="5"><text:soft-page-break/>Metamorfóza *Aloiósis*</text:h>
      <text:p text:style-name="P73"><text:span text:style-name="T256">Magenergie</text:span><text:span text:style-name="T257">:</text:span><text:span text:style-name="T456"> </text:span><text:span text:style-name="T546">4</text:span><text:span text:style-name="T456"> mag</text:span><text:span text:style-name="T496">y<text:line-break/></text:span><text:span text:style-name="T258">Dosah:</text:span><text:span text:style-name="T496"> </text:span><text:span text:style-name="T546">dotyk</text:span><text:span text:style-name="T497"><text:line-break/></text:span><text:span text:style-name="T261">Rozsah:</text:span><text:span text:style-name="T521"> 1 humanoidní osoba<text:line-break/></text:span><text:span text:style-name="T273">Sesílání:</text:span><text:span text:style-name="T546"> 1 minuta<text:line-break/></text:span><text:span text:style-name="T274">Trvání:</text:span><text:span text:style-name="T547"> několik minut</text:span></text:p>
      <text:p text:style-name="P149"><text:span text:style-name="T45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548">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549">nezíská</text:span><text:span text:style-name="T548"> jiné </text:span><text:span text:style-name="T549">než rasové</text:span><text:span text:style-name="T548"> schopnosti ani dovednosti cílového tvora, </text:span><text:span text:style-name="T549">vlastnosti získané kouzlem nebo magickým původem, ani specifické zranitelnosti </text:span><text:span text:style-name="T521">(v podobě lykantropa mu tedy </text:span><text:span text:style-name="T549">například</text:span><text:span text:style-name="T521"> nebude vadit stříbro)</text:span><text:span text:style-name="T548">.<text:line-break/><text:tab/></text:span><text:span text:style-name="T550">Zpětná proměna </text:span><text:span text:style-name="T551">nastane samovolně a</text:span><text:span text:style-name="T550"> trvá stejně dlouho jako sesílání.</text:span></text:p>
      <text:h text:style-name="P708" text:outline-level="5">Montvho čardáš *Montymero*</text:h>
      <text:p text:style-name="P67"><text:span text:style-name="T256">Magenergie</text:span><text:span text:style-name="T257">:</text:span><text:span text:style-name="T456"> </text:span><text:span text:style-name="T545">4</text:span><text:span text:style-name="T456"> mag</text:span><text:span text:style-name="T496">y<text:line-break/></text:span><text:span text:style-name="T258">Dosah:</text:span><text:span text:style-name="T496"> </text:span><text:span text:style-name="T497">krátký<text:line-break/></text:span><text:span text:style-name="T261">Rozsah:</text:span><text:span text:style-name="T521"> 1-</text:span><text:span text:style-name="T527">3</text:span><text:span text:style-name="T521"> cíl</text:span><text:span text:style-name="T527">e</text:span><text:span text:style-name="T525"><text:line-break/></text:span><text:span text:style-name="T262">Hod:</text:span><text:span text:style-name="T522"> Duše + k6 proti </text:span><text:span text:style-name="T525">Duši </text:span><text:span text:style-name="T527">(ověření každé kolo)</text:span><text:span text:style-name="T525"><text:line-break/></text:span><text:span text:style-name="T264">Trvání:</text:span><text:span text:style-name="T526"> Soustředění</text:span></text:p>
      <text:p text:style-name="P68"><text:soft-page-break/><text:span text:style-name="T525">Toto kouzlo účinkuje pouze na inteligentní cíle (tedy s vyšší než zvířecí inteligencí). Protivníci, kteří neuspějí v hodu na obranu proti kouzlu, jsou postiženi těžkým psychickým šokem a po dobu </text:span><text:span text:style-name="T263">soustředění</text:span><text:span text:style-name="T525"> </text:span><text:span text:style-name="T527">mají potřebu </text:span><text:span text:style-name="T525">zběsile tančit a křepčit. </text:span><text:span text:style-name="T527">Nemohou útočit, kouzlit a podobně a brání se s nevýhodou. </text:span><text:span text:style-name="T528">Každé kolo se hází znovu a cíle tedy mají možnost se probrat. Efekt kouzla také pomine</text:span><text:span text:style-name="T525"> </text:span><text:span text:style-name="T528">p</text:span><text:span text:style-name="T525">ři prvním utrpěném zranění.</text:span></text:p>
      <text:h text:style-name="P708" text:outline-level="5">Najdi nevid<text:span text:style-name="T1012">itel</text:span>né *Heurískon avidia*</text:h>
      <text:p text:style-name="P69"><text:span text:style-name="T256">Magenergie</text:span><text:span text:style-name="T257">:</text:span><text:span text:style-name="T456"> </text:span><text:span text:style-name="T529">2</text:span><text:span text:style-name="T456"> mag</text:span><text:span text:style-name="T496">y<text:line-break/></text:span><text:span text:style-name="T258">Dosah:</text:span><text:span text:style-name="T496"> </text:span><text:span text:style-name="T497">k</text:span><text:span text:style-name="T529">ontaktní</text:span><text:span text:style-name="T497"><text:line-break/></text:span><text:span text:style-name="T261">Rozsah:</text:span><text:span text:style-name="T521"> 1 cíl</text:span><text:span text:style-name="T525"><text:line-break/></text:span><text:span text:style-name="T264">Trvání:</text:span><text:span text:style-name="T526"> </text:span><text:span text:style-name="T534">Několik minut</text:span></text:p>
      <text:p text:style-name="P147"><text:span text:style-name="T526">C</text:span><text:span text:style-name="T456">íl kouzla po dobu tvého soustředění uvidí neviditelné tvory a předměty. Sem patří postavy zneviditel</text:span><text:span text:style-name="T531">ně</text:span><text:span text:style-name="T456">né kouzlem, alchymistickým lektvarem či magickým předmětem, ale také bytosti, které jsou ze své podstaty neviditelné, například nevidění.<text:line-break/><text:tab/></text:span><text:span text:style-name="T530">Kouzlo ale neúčinkuje na bytosti, které nemají hmotnou podstatu (různí duchové a podobně).</text:span></text:p>
      <text:h text:style-name="P708" text:outline-level="5">Neviditelnost<text:span text:style-name="T456"> *Avidius*</text:span></text:h>
      <text:p text:style-name="P70"><text:span text:style-name="T256">Magenergie</text:span><text:span text:style-name="T257">:</text:span><text:span text:style-name="T456"> </text:span><text:span text:style-name="T532">3</text:span><text:span text:style-name="T456"> mag</text:span><text:span text:style-name="T496">y<text:line-break/></text:span><text:span text:style-name="T265">Trvání:</text:span><text:span text:style-name="T533"> Několik minut<text:line-break/></text:span><text:span text:style-name="T261">Rozsah:</text:span><text:span text:style-name="T521"> 1 cíl</text:span></text:p>
      <text:p text:style-name="P32">Cíl kouzla spolu se vším, co nes<text:span text:style-name="T1294">l ve chvíli seslání</text:span>, bude po dobu trvání <text:span text:style-name="T1295">kouzla</text:span> neviditelný. <text:span text:style-name="T1294">Odložené věci zůstávají neviditelné po celou dobu působení. Předměty sebrané po seslání kouzla zůstávají viditelné.</text:span><text:line-break/><text:tab/>Dotyčný by se měl mít na pozoru<text:span text:style-name="T1127">, protože ti, kdo jsou zvyklí proti magii bojovat, znají různé triky, jak neviditelného odhalit: Mohou například zaplnit prostor řídkou mlhou nebo dýmem, takže spatří jeho obrys, nebo třeba rozpráší </text:span><text:span text:style-name="T737">kýchací prášek</text:span><text:span text:style-name="T1127">, takže se pak sám prozradí.</text:span></text:p>
      <text:h text:style-name="P708" text:outline-level="5"><text:soft-page-break/>Oheň *Igneum*</text:h>
      <text:p text:style-name="P75"><text:span text:style-name="T256">Magenergie</text:span><text:span text:style-name="T257">:</text:span><text:span text:style-name="T456"> </text:span><text:span text:style-name="T562">4</text:span><text:span text:style-name="T456"> mag</text:span><text:span text:style-name="T496">y<text:line-break/></text:span><text:span text:style-name="T265">Trvání:</text:span><text:span text:style-name="T533"> Několik minut<text:line-break/></text:span><text:span text:style-name="T258">Dosah:</text:span><text:span text:style-name="T496"> </text:span><text:span text:style-name="T535">krátký<text:line-break/></text:span><text:span text:style-name="T278">Rozsah:</text:span><text:span text:style-name="T560"> oblast v kontaktní vzdálenosti od cílového místa<text:line-break/></text:span><text:span text:style-name="T279">Zranění</text:span><text:span text:style-name="T561">: každé kolo 4kz ohněm - Zbroj</text:span></text:p>
      <text:p text:style-name="P150">Tímto kouzlem stvoříš na cílovém místě magické plameny. Můžeš jimi například zahradit chodbu nebo zcela zaplnit malou místnost. <text:span text:style-name="T1016">Na cílovém místě nemusí být nic hořlavého, musí tam ale být schopen normální oheň – nelze tedy například vyvolat </text:span><text:span text:style-name="T724">oheň</text:span><text:span text:style-name="T1016"> pod vodou. </text:span><text:span text:style-name="T712">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017">Pokud na tebe při sesílání někdo útočí, musíš se bránit Finesou, i když sesíláš plameny pod něj.</text:span> Kouzlo také zapálí nebo spálí všechno, co by za stejnou dobu zapálil obyčejný oheň.</text:p>
      <text:h text:style-name="P708" text:outline-level="5">Ohnivý déšť<text:span text:style-name="T456"> *Nefelé ignea*</text:span></text:h>
      <text:p text:style-name="P71"><text:span text:style-name="T256">Magenergie</text:span><text:span text:style-name="T257">:</text:span><text:span text:style-name="T456"> </text:span><text:span text:style-name="T535">4</text:span><text:span text:style-name="T456"> mag</text:span><text:span text:style-name="T496">y<text:line-break/></text:span><text:span text:style-name="T258">Dosah:</text:span><text:span text:style-name="T496"> </text:span><text:span text:style-name="T535">krátký</text:span><text:span text:style-name="T497"><text:line-break/></text:span><text:span text:style-name="T266">Rozsah:</text:span><text:span text:style-name="T344"> </text:span><text:span text:style-name="T350">v</text:span><text:span text:style-name="T345">šechno v </text:span><text:span text:style-name="T346">krátké vzdálenosti </text:span><text:span text:style-name="T347">od cílového místa<text:line-break/></text:span><text:span text:style-name="T267">Trvání:</text:span><text:span text:style-name="T349"> </text:span><text:span text:style-name="T350">s</text:span><text:span text:style-name="T349">oustředění</text:span><text:span text:style-name="T347"><text:line-break/></text:span><text:span text:style-name="T268">Zranění:</text:span><text:span text:style-name="T348"> +0</text:span></text:p>
      <text:p text:style-name="P148">V oblasti před tebou začne sršet ohnivý déšť. <text:span text:style-name="T1013">V každém kole </text:span><text:span text:style-name="T723">soustředění</text:span><text:span text:style-name="T1013"> si znovu házíš.</text:span></text:p>
      <text:p text:style-name="P148">/<text:span text:style-name="T1014">* Tohle by asi fakt mělo bejt mistrovské kouzlo */</text:span></text:p>
      <text:h text:style-name="P708" text:outline-level="5"><text:soft-page-break/>Rychlost *Hyperio*</text:h>
      <text:p text:style-name="P66"><text:span text:style-name="T256">Magenergie</text:span><text:span text:style-name="T257">:</text:span><text:span text:style-name="T456"> </text:span><text:span text:style-name="T521">3</text:span><text:span text:style-name="T456"> mag</text:span><text:span text:style-name="T496">y<text:line-break/></text:span><text:span text:style-name="T258">Dosah:</text:span><text:span text:style-name="T496"> </text:span><text:span text:style-name="T497">k</text:span><text:span text:style-name="T524">oktaktní</text:span><text:span text:style-name="T497"><text:line-break/></text:span><text:span text:style-name="T261">Rozsah:</text:span><text:span text:style-name="T521"> 1 cíl</text:span></text:p>
      <text:p text:style-name="P102"><text:span text:style-name="T902">Z</text:span><text:span text:style-name="T916">dvojnásobí rychlost běhu (</text:span><text:span text:style-name="T917">postava</text:span><text:span text:style-name="T916"> bude běhat zhruba stejně rychle jako kůň).</text:span></text:p>
      <text:h text:style-name="P709" text:outline-level="5">Ticho *Silenció*</text:h>
      <text:p text:style-name="P63"><text:span text:style-name="T256">Magenergie</text:span><text:span text:style-name="T257">:</text:span><text:span text:style-name="T456"> </text:span><text:span text:style-name="T495">2</text:span><text:span text:style-name="T456"> mag</text:span><text:span text:style-name="T496">y</text:span></text:p>
      <text:p text:style-name="P145"><text:span text:style-name="T496">P</text:span><text:span text:style-name="T456">o dobu </text:span><text:span text:style-name="T250">soustředění</text:span><text:span text:style-name="T456"> bude všude kolem tebe až do vzdálenosti (Duše) metrů naprosté ticho. Znamená to mimo jiné, že v tomto prostoru nepůjde sesílat kouzla. </text:span><text:span text:style-name="T512">Slyšet není nic, tedy ani zvuky zvenku.</text:span><text:span text:style-name="T456"> Kroll uvnitř této oblasti nebude moci použít svůj utrasluch vůbec, z vnějšku pro něj bude pouze představovat „temnou“, neprůhlednou </text:span><text:span text:style-name="T513">kouli</text:span><text:span text:style-name="T456">. </text:span></text:p>
      <text:h text:style-name="P709" text:outline-level="5">Tma *Obscurum*</text:h>
      <text:p text:style-name="P64"><text:span text:style-name="T256">Magenergie</text:span><text:span text:style-name="T257">:</text:span><text:span text:style-name="T456"> </text:span><text:span text:style-name="T495">2</text:span><text:span text:style-name="T456"> mag</text:span><text:span text:style-name="T496">y</text:span></text:p>
      <text:p text:style-name="P144"><text:span text:style-name="T496">P</text:span><text:span text:style-name="T456">o dobu </text:span><text:span text:style-name="T250">soustředění</text:span><text:span text:style-name="T456"> bude všude kolem tebe až do vzdálenosti (Duše) metrů naprostá tma. Trpaslíkovo </text:span><text:span text:style-name="T250">infravidění</text:span><text:span text:style-name="T456"> je také vyřazeno. </text:span><text:span text:style-name="T510">Lucerny, svíčky a další zdroje světla tím nebudou uhašeny. Když je někdo vynese ven, budou opět svítit. Zvenku bude vidět nepřirozená koule temnoty zakrývající vše, co je za ní. Zevnitř není vidět </text:span><text:span text:style-name="T511">nic, tedy ani</text:span><text:span text:style-name="T510"> ven.</text:span></text:p>
      <text:h text:style-name="P709" text:outline-level="5">Vodní dech *Aqua spiro*</text:h>
      <text:p text:style-name="P62"><text:span text:style-name="T256">Magenergie</text:span><text:span text:style-name="T257">:</text:span><text:span text:style-name="T456"> </text:span><text:span text:style-name="T609">1</text:span><text:span text:style-name="T456"> mag</text:span><text:span text:style-name="T496"><text:line-break/></text:span><text:span text:style-name="T258">Dosah:</text:span><text:span text:style-name="T496"> </text:span><text:span text:style-name="T509">kontaktní<text:line-break/></text:span><text:span text:style-name="T609">Trvání: několik minut</text:span></text:p>
      <text:p text:style-name="P143"><text:span text:style-name="T509">C</text:span><text:span text:style-name="T456">íl bude po dobu </text:span><text:span text:style-name="T609">trvání </text:span><text:span text:style-name="T456">schopen pod vodou dýchat stejně jako ve vzduchu.</text:span></text:p>
      <text:h text:style-name="P709" text:outline-level="5"><text:soft-page-break/>Zaklep *Taptap*</text:h>
      <text:p text:style-name="P61"><text:span text:style-name="T256">Magenergie</text:span><text:span text:style-name="T257">:</text:span><text:span text:style-name="T456"> </text:span><text:span text:style-name="T495">2</text:span><text:span text:style-name="T456"> mag</text:span><text:span text:style-name="T496">y<text:line-break/></text:span><text:span text:style-name="T258">Dosah:</text:span><text:span text:style-name="T496"> </text:span><text:span text:style-name="T508">dotyk</text:span></text:p>
      <text:p text:style-name="P141"><text:span text:style-name="T1000">Kouzlo </text:span><text:span text:style-name="T722">zaklep</text:span><text:span text:style-name="T1000"> po dobu </text:span><text:span text:style-name="T722">soustředění</text:span><text:span text:style-name="T1000"> potlačí jakékoliv zamykací kouzlo, které působí na cílový zámek</text:span>. <text:span text:style-name="T1001">Zámek neodemkne, pouze umožní, aby šel</text:span> vypáčit nebo odemknout klíčem. Zamykací kouzlo <text:span text:style-name="T1002">tím navíc není zrušeno</text:span>, takže když <text:span text:style-name="T1003">jej někdo</text:span> <text:span text:style-name="T1000">znovu zamkne</text:span>, bud<text:span text:style-name="T1000">e</text:span> opět <text:span text:style-name="T1000">chráněný proti odemknutí a vypáčení</text:span>.</text:p>
      <text:h text:style-name="P709" text:outline-level="5">Zamkni *Linol*</text:h>
      <text:p text:style-name="P60"><text:span text:style-name="T256">Magenergie</text:span><text:span text:style-name="T257">:</text:span><text:span text:style-name="T456"> </text:span><text:span text:style-name="T495">2</text:span><text:span text:style-name="T456"> mag</text:span><text:span text:style-name="T496">y<text:line-break/></text:span><text:span text:style-name="T258">Dosah:</text:span><text:span text:style-name="T496"> </text:span><text:span text:style-name="T507">dotyk<text:line-break/></text:span><text:span text:style-name="T259">Trvání:</text:span><text:span text:style-name="T514"> </text:span><text:span text:style-name="T565">několik minut </text:span><text:span text:style-name="T566">(</text:span><text:span text:style-name="T565">při pomalém seslání je účinek trvalý</text:span><text:span text:style-name="T566">)</text:span></text:p>
      <text:p text:style-name="P142"><text:span text:style-name="T497">T</text:span><text:span text:style-name="T45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70">sám</text:span><text:span text:style-name="T456"> odemkne.<text:line-break/><text:tab/></text:span><text:span text:style-name="T567">Toto kouzlo můžeš také seslat formou krátkého rituálu. Zabere to </text:span><text:span text:style-name="T568">zhruba minutu</text:span><text:span text:style-name="T567">, ale účinek je pak trvalý.</text:span></text:p>
      <text:h text:style-name="P709" text:outline-level="5">Zelen<text:span text:style-name="T1010">ý</text:span> blesk *Járak bárak*</text:h>
      <text:p text:style-name="P74"><text:span text:style-name="T256">Magenergie</text:span><text:span text:style-name="T257">:</text:span><text:span text:style-name="T456"> </text:span><text:span text:style-name="T521">3</text:span><text:span text:style-name="T456"> mag</text:span><text:span text:style-name="T496">y<text:line-break/></text:span><text:span text:style-name="T258">Dosah:</text:span><text:span text:style-name="T496"> </text:span><text:span text:style-name="T552">střední</text:span><text:span text:style-name="T497"><text:line-break/></text:span><text:span text:style-name="T261">Rozsah:</text:span><text:span text:style-name="T521"> 1-</text:span><text:span text:style-name="T523">2</text:span><text:span text:style-name="T521"> cíl</text:span><text:span text:style-name="T523">e</text:span><text:span text:style-name="T521"><text:line-break/></text:span><text:span text:style-name="T262">Hod:</text:span><text:span text:style-name="T522"> Duše + k6 proti Síle</text:span><text:span text:style-name="T521"><text:line-break/></text:span><text:span text:style-name="T262">Zranění:</text:span><text:span text:style-name="T522"> </text:span><text:span text:style-name="T554">3</text:span><text:span text:style-name="T522">kz bleskem</text:span></text:p>
      <text:p text:style-name="P23">Ode zranění se odečítá zbroj a štít.</text:p>
      <text:h text:style-name="P709" text:outline-level="5"><text:soft-page-break/>Zenerova karta<text:span text:style-name="T456"> *Zenerchart*</text:span></text:h>
      <text:p text:style-name="P72"><text:span text:style-name="T256">Magenergie</text:span><text:span text:style-name="T257">:</text:span><text:span text:style-name="T456"> </text:span><text:span text:style-name="T521">3</text:span><text:span text:style-name="T456"> mag</text:span><text:span text:style-name="T496">y<text:line-break/></text:span><text:span text:style-name="T271">Dosah:</text:span><text:span text:style-name="T538"> krátký<text:line-break/></text:span><text:span text:style-name="T271">Rozsah:</text:span><text:span text:style-name="T538"> 1 inteligentní tvor<text:line-break/></text:span><text:span text:style-name="T272">Hod:</text:span><text:span text:style-name="T539"> Duše + k6 proti Duši</text:span><text:span text:style-name="T538"><text:line-break/></text:span><text:span text:style-name="T272">Trvání:</text:span><text:span text:style-name="T539"> </text:span><text:span text:style-name="T543">Několik minut</text:span></text:p>
      <text:p text:style-name="P130"><text:span text:style-name="T540">Toto kouzlo</text:span><text:span text:style-name="T456"> vytvoří opalizující obláček, v němž se začnou zjevovat magické karty. </text:span><text:span text:style-name="T538">Když na něj pohlédne</text:span><text:span text:style-name="T456"> inteligentní tvor, </text:span><text:span text:style-name="T538">hází si </text:span><text:span text:style-name="T540">proti tobě </text:span><text:span text:style-name="T538">Duší</text:span><text:span text:style-name="T456"> a když neuspěje, tak po </text:span><text:span text:style-name="T540">dobu </text:span><text:span text:style-name="T543">trvání kouzla </text:span><text:span text:style-name="T456">ustrne a nebude vůbec vnímat svoje okolí. Pokud bude po tuto dobu cílem útoku, brání se </text:span><text:span text:style-name="T541">s nevýhodou</text:span><text:span text:style-name="T456"> a jakékoliv utrpěné zranění jej z efektu kouzla vysvobodí. Další možností, jak </text:span><text:span text:style-name="T544">cíl vysvobodit</text:span><text:span text:style-name="T456">, je odtáhnout </text:span><text:span text:style-name="T544">jej</text:span><text:span text:style-name="T456"> z výhledu na obláček. Obláček může </text:span><text:span text:style-name="T542">v jednu chvíli</text:span><text:span text:style-name="T456"> „lapit“ pouze jednoho tvora. </text:span><text:span text:style-name="T544">Pokud se ale cíl z jeho vlivu dostane, může se opět někdo chytit.</text:span><text:span text:style-name="T957"><text:line-break/><text:tab/>Je také dobré poznamenat, že obláček nerozlišuje mezi přáteli a nepřáteli. </text:span><text:span text:style-name="T959">N</text:span><text:span text:style-name="T958">a t</text:span><text:span text:style-name="T960">oho, kdo ho seslal,</text:span><text:span text:style-name="T958"> </text:span><text:span text:style-name="T959">ale</text:span><text:span text:style-name="T958"> nepůsobí.</text:span></text:p>
      <text:h text:style-name="P709" text:outline-level="5">Zlom kouzlo *Frangoetia*</text:h>
      <text:p text:style-name="P65"><text:span text:style-name="T256">Magenergie</text:span><text:span text:style-name="T257">:</text:span><text:span text:style-name="T456"> </text:span><text:span text:style-name="T515">3</text:span><text:span text:style-name="T456"> mag</text:span><text:span text:style-name="T496">y<text:line-break/></text:span><text:span text:style-name="T258">Dosah:</text:span><text:span text:style-name="T496"> </text:span><text:span text:style-name="T515">krátký</text:span></text:p>
      <text:p text:style-name="P146"><text:span text:style-name="T515">T</text:span><text:span text:style-name="T456">oto kouzlo zruší působení jakéhokoliv kouzla s dlouhodobým účinkem – musíš ale znát zaklínací slovo rušeného kouzla a vyslovit ho při sesílání. Kouzla, jejichž účinek trvá po dobu </text:span><text:span text:style-name="T250">soustředění</text:span><text:span text:style-name="T456">, takto není možné zrušit.</text:span></text:p>
      <text:h text:style-name="Heading_20_2" text:outline-level="2"><text:bookmark-start text:name="__RefHeading___Toc7007_1015327784"/>Zloděj<text:bookmark-end text:name="__RefHeading___Toc7007_1015327784"/></text:h>
      <text:p text:style-name="P139"><text:span text:style-name="T474">1. </text:span><text:span text:style-name="T458">úroveň</text:span></text:p>
      <text:list xml:id="list160033487957487" text:continue-list="list160034192311050" text:style-name="L23">
        <text:list-item>
          <text:p text:style-name="P870"><text:span text:style-name="T518">Umíš </text:span><text:span text:style-name="T603">základy </text:span><text:span text:style-name="T577">následující</text:span><text:span text:style-name="T603">ch</text:span><text:span text:style-name="T518"> dovednost</text:span><text:span text:style-name="T603">í</text:span><text:span text:style-name="T516">:</text:span></text:p>
          <text:list>
            <text:list-item>
              <text:p text:style-name="P785">Šplhání</text:p>
            </text:list-item>
            <text:list-item>
              <text:p text:style-name="P785"><text:soft-page-break/>Otevírání zámků</text:p>
            </text:list-item>
            <text:list-item>
              <text:p text:style-name="P788"><text:span text:style-name="T1006">Výroba a o</text:span><text:span text:style-name="T963">dstra</text:span><text:span text:style-name="T1006">ňování pastí</text:span></text:p>
            </text:list-item>
            <text:list-item>
              <text:p text:style-name="P785">Přetvářka a převleky</text:p>
            </text:list-item>
            <text:list-item>
              <text:p text:style-name="P785">Znalost jedů</text:p>
            </text:list-item>
          </text:list>
        </text:list-item>
        <text:list-item>
          <text:p text:style-name="P791">Nauč se základy jedné další dovednosti podle svého výběru.</text:p>
          <text:p text:style-name="P1124"><text:span text:style-name="T27">(</text:span><text:span text:style-name="T25">Cizí jazyk, Čtení a psaní, Lov a stopování, Odezírání ze rtů, Orientace a přežití v divočině, Ošetřování zranění, Otevírání zámků, Plavání, Starý jazyk</text:span><text:span text:style-name="T27">)</text:span></text:p>
        </text:list-item>
      </text:list>
      <text:list xml:id="list4188393028" text:style-name="L30">
        <text:list-item>
          <text:p text:style-name="P897"><text:span text:style-name="T458">V</text:span><text:span text:style-name="T456">yber si </text:span><text:span text:style-name="T492">jednu </text:span><text:span text:style-name="T611">ze základních</text:span><text:span text:style-name="T492"> schopnost</text:span><text:span text:style-name="T611">í</text:span><text:span text:style-name="T456">.</text:span></text:p>
        </text:list-item>
        <text:list-item>
          <text:p text:style-name="P896">Můžeš si připoutat jeden magický předmět, který <text:span text:style-name="T1042">získáš</text:span> na výpravách za dobrodružstvím.</text:p>
        </text:list-item>
      </text:list>
      <text:p text:style-name="P126"><text:span text:style-name="T484">2</text:span><text:span text:style-name="T474">. </text:span><text:span text:style-name="T458">úroveň</text:span></text:p>
      <text:list xml:id="list1641132831" text:style-name="L31">
        <text:list-item>
          <text:p text:style-name="P769">Nauč se základy jedné dovednosti.</text:p>
        </text:list-item>
        <text:list-item>
          <text:p text:style-name="P771">Vyber si <text:span text:style-name="T1069">jednu</text:span> <text:span text:style-name="T1068">ze</text:span> <text:span text:style-name="T1068">základních</text:span> schopnost<text:span text:style-name="T1068">í</text:span>.</text:p>
        </text:list-item>
        <text:list-item>
          <text:p text:style-name="P769">Můžeš si připoutat celkem dva magické předměty.</text:p>
        </text:list-item>
      </text:list>
      <text:p text:style-name="P126"><text:span text:style-name="T484">3</text:span><text:span text:style-name="T474">. </text:span><text:span text:style-name="T458">úroveň</text:span></text:p>
      <text:list xml:id="list160034274307226" text:continue-list="list160033260307070" text:style-name="L18">
        <text:list-item>
          <text:p text:style-name="P742">Zvyš si jednu vlastnost (rozdíl mezi tvou nejvyšší a nejnižší může být nejvýše 3).</text:p>
        </text:list-item>
      </text:list>
      <text:list xml:id="list160033634232367" text:continue-list="list4188393028" text:style-name="L30">
        <text:list-item>
          <text:p text:style-name="P744">Nauč se základy jedné dovednosti nebo si zvyš jednu dovednost na pokročilou.</text:p>
        </text:list-item>
      </text:list>
      <text:p text:style-name="P126"><text:span text:style-name="T484">4</text:span><text:span text:style-name="T474">. </text:span><text:span text:style-name="T458">úroveň</text:span></text:p>
      <text:list xml:id="list160033053716240" text:continue-numbering="true" text:style-name="L30">
        <text:list-item>
          <text:p text:style-name="P770">Zvyš si jednu dovednost na pokročilou.</text:p>
        </text:list-item>
        <text:list-item>
          <text:p text:style-name="P772">Vyber si jednu <text:span text:style-name="T1070">ze základních nebo pokročilých schopností</text:span>.</text:p>
        </text:list-item>
        <text:list-item>
          <text:p text:style-name="P770"><text:soft-page-break/>Můžeš si připoutat celkem tři magické předměty.</text:p>
        </text:list-item>
      </text:list>
      <text:p text:style-name="P126"><text:span text:style-name="T484">5</text:span><text:span text:style-name="T474">. </text:span><text:span text:style-name="T458">úroveň</text:span></text:p>
      <text:list xml:id="list160033606807240" text:continue-list="list160034274307226" text:style-name="L18">
        <text:list-item>
          <text:p text:style-name="P742">Zvyš si jednu vlastnost (rozdíl mezi tvou nejvyšší a nejnižší může být nejvýše 3).</text:p>
        </text:list-item>
      </text:list>
      <text:list xml:id="list160033390123091" text:continue-list="list160033053716240" text:style-name="L30">
        <text:list-item>
          <text:p text:style-name="P765">Nauč se základy jedné dovednosti nebo si zvyš jednu dovednost na pokročilou.</text:p>
        </text:list-item>
      </text:list>
      <text:p text:style-name="P153"><text:span text:style-name="T353">6</text:span><text:span text:style-name="T352">. </text:span><text:span text:style-name="T339">úroveň</text:span></text:p>
      <text:list xml:id="list160033239654757" text:continue-list="list160033950694927" text:style-name="L22">
        <text:list-item>
          <text:p text:style-name="P768">Zvyš si jednu dovednost na pokročilou.</text:p>
        </text:list-item>
        <text:list-item>
          <text:p text:style-name="P773">Vyber si jednu <text:span text:style-name="T1070">ze základních nebo pokročilých schopností</text:span>.</text:p>
        </text:list-item>
        <text:list-item>
          <text:p text:style-name="P764">Můžeš si připoutat celkem čtyři magické předměty.</text:p>
        </text:list-item>
      </text:list>
      <text:h text:style-name="Heading_20_3" text:outline-level="3"><text:span text:style-name="T612">Základní z</text:span><text:span text:style-name="T489">lodějské s</text:span><text:span text:style-name="T456">chopnosti</text:span></text:h>
      <text:h text:style-name="P710" text:outline-level="5">Bezpečný dopad</text:h>
      <text:p text:style-name="P166"><text:span text:style-name="T340">Dokážeš</text:span><text:span text:style-name="T338"> bezpečně dopadnout z </text:span><text:span text:style-name="T341">dvojnásobné výšky než ostatní</text:span><text:span text:style-name="T338">.</text:span></text:p>
      <text:h text:style-name="P710" text:outline-level="5">Obří skoky</text:h>
      <text:p text:style-name="P42"><text:span text:style-name="T982">Vyskočíš dvakrát výše a doskočíš dvakrát dále než ostatní</text:span><text:span text:style-name="T338">.</text:span></text:p>
      <text:h text:style-name="P711" text:outline-level="5"><text:span text:style-name="T984">Útok</text:span> ze zálohy</text:h>
      <text:p text:style-name="P131"><text:span text:style-name="T985">Pokud o tobě cíl nevěděl, počítáš si +2 ke zranění</text:span>.</text:p>
      <text:h text:style-name="P711" text:outline-level="5">Získání důvěry</text:h>
      <text:p text:style-name="P167"><text:span text:style-name="T361">Když se se tebou bude někdo </text:span><text:span text:style-name="T362">několik minut</text:span><text:span text:style-name="T361"> bavit na nějaké téma, získá pocit, že ti v tomto ohledu může zcela věřit.</text:span></text:p>
      <text:h text:style-name="Heading_20_3" text:outline-level="3"><text:soft-page-break/><text:span text:style-name="T1071">Pokročilé zlodějské s</text:span>chopnosti</text:h>
      <text:h text:style-name="P711" text:outline-level="5">Chůze beze stop</text:h>
      <text:p text:style-name="P131">S výjimkou naprosto nevhodného terénu (bahno, čerstvě napadaný sníh) se dokáže<text:span text:style-name="T983">š</text:span> pohybovat tak, že nezanechá<text:span text:style-name="T983">š </text:span>žádné stopy. <text:span text:style-name="T983">A to včetně pachových, takže tě nevystopují ani psi</text:span> (na krátkou vzdálenost <text:span text:style-name="T983">tě však</text:span> stále ucítí).</text:p>
      <text:h text:style-name="P711" text:outline-level="5">Chytání střel</text:h>
      <text:p text:style-name="P132"><text:span text:style-name="T490">Když uspěješ v </text:span><text:span text:style-name="T255">plné obraně</text:span><text:span text:style-name="T490">, </text:span><text:span text:style-name="T491">bezpečně </text:span><text:span text:style-name="T490">chytíš střelu v letu. Pokud máš volné obě ruce, můžeš v jenom kole do každé z nich chytit jednu střelu.</text:span></text:p>
      <text:h text:style-name="P711" text:outline-level="5">Splynutí s okolím</text:h>
      <text:p text:style-name="P43">Dokud jsi nehybný a nevyčníváš, jsi <text:span text:style-name="T1129">prakticky</text:span> neviditelný.<text:line-break/><text:tab/><text:span text:style-name="T1128">Měj se ale na pozoru, protože ti, kdo jsou zvyklí proti magii bojovat, znají různé triky, jak tě odhalit: Mohou například zaplnit prostor řídkou mlhou nebo dýmem, takže spatří tvůj obrys, nebo třeba rozpráší </text:span><text:span text:style-name="T736">kýchací prášek</text:span><text:span text:style-name="T1128">, takže se pak sám prozradíš.</text:span></text:p>
      <text:h text:style-name="Heading_20_2" text:outline-level="2"><text:bookmark-start text:name="__RefHeading___Toc7009_1015327784"/>Druid<text:bookmark-end text:name="__RefHeading___Toc7009_1015327784"/></text:h>
      <text:p text:style-name="P22">MAGENERGIE: Duše + úroveň</text:p>
      <text:p text:style-name="P128"><text:span text:style-name="T474">1. </text:span><text:span text:style-name="T456">úroveň</text:span></text:p>
      <text:list xml:id="list160034457321429" text:continue-list="list160034011591478" text:style-name="L20">
        <text:list-item>
          <text:p text:style-name="P865"><text:span text:style-name="T483">U</text:span><text:span text:style-name="T456">míš získávat magenergii meditací </text:span><text:span text:style-name="T581">(</text:span><text:span text:style-name="T584">po deseti minutách </text:span><text:span text:style-name="T283">soustředění</text:span><text:span text:style-name="T584"> se ti</text:span><text:span text:style-name="T583"> doplní </text:span><text:span text:style-name="T586">na maximum</text:span><text:span text:style-name="T581">)</text:span><text:span text:style-name="T456">.</text:span></text:p>
        </text:list-item>
        <text:list-item>
          <text:p text:style-name="P867"><text:span text:style-name="T456">Umíš </text:span><text:span text:style-name="T589">základy</text:span><text:span text:style-name="T456"> </text:span><text:span text:style-name="T577">následující</text:span><text:span text:style-name="T589">ch</text:span><text:span text:style-name="T456"> dovednost</text:span><text:span text:style-name="T589">í</text:span><text:span text:style-name="T516">:</text:span></text:p>
          <text:list>
            <text:list-item>
              <text:p text:style-name="P759">Orientace a přežití v divočině</text:p>
            </text:list-item>
            <text:list-item>
              <text:p text:style-name="P782">Ošetřování zranění<text:span text:style-name="T871"> </text:span><text:span text:style-name="T872">(ošetřením vrátíš 2 žt)</text:span></text:p>
            </text:list-item>
          </text:list>
        </text:list-item>
        <text:list-item>
          <text:p text:style-name="P792">Nauč se základy jedné další dovednosti podle svého výběru.</text:p>
          <text:p text:style-name="P1123"><text:soft-page-break/><text:span text:style-name="T28">(</text:span><text:span text:style-name="T25">Cizí jazyk, Čtení a psaní, Lov a stopování, Odezírání ze rtů, Otevírání zámků, Plavání, Přetvářka a převleky, Starý jazyk, Šplhání, Výroba a odstraňování pastí, Znalost jedů</text:span><text:span text:style-name="T28">)</text:span></text:p>
        </text:list-item>
        <text:list-item>
          <text:p text:style-name="P875"><text:span text:style-name="T456">Vyber si </text:span><text:span text:style-name="T617">dvě</text:span><text:span text:style-name="T598"> ze základních kouzel</text:span><text:span text:style-name="T456"> </text:span><text:span text:style-name="T617">a</text:span><text:span text:style-name="T358"> schopností</text:span><text:span text:style-name="T456">.</text:span></text:p>
          <text:list>
            <text:list-item>
              <text:p text:style-name="P872"><text:span text:style-name="T614">Když sesíláš druidská kouzla v těžké zbroji, počítáš si postih -2</text:span><text:span text:style-name="T482">. </text:span><text:span text:style-name="T614">Za lehkou zbroj postih ne</text:span><text:span text:style-name="T615">máš</text:span><text:span text:style-name="T614">.</text:span></text:p>
            </text:list-item>
          </text:list>
        </text:list-item>
        <text:list-item>
          <text:p text:style-name="P859">Můžeš si připoutat jeden magický předmět, který <text:span text:style-name="T1042">získáš</text:span> na výpravách za dobrodružstvím.</text:p>
        </text:list-item>
      </text:list>
      <text:p text:style-name="P15">2. úroveň</text:p>
      <text:list xml:id="list160033632768383" text:continue-numbering="true" text:style-name="L20">
        <text:list-item>
          <text:p text:style-name="P876"><text:span text:style-name="T456">Vyber si jedno </text:span><text:span text:style-name="T599">ze základních kouzel </text:span><text:span text:style-name="T359">nebo jednu ze základních schopností</text:span><text:span text:style-name="T456">.</text:span></text:p>
        </text:list-item>
        <text:list-item>
          <text:p text:style-name="P751">Můžeš si připoutat celkem dva magické předměty.</text:p>
        </text:list-item>
        <text:list-item>
          <text:p text:style-name="P751">Nauč se <text:span text:style-name="T1052">základy jedné dovednosti</text:span>.</text:p>
        </text:list-item>
      </text:list>
      <text:p text:style-name="P17">3. úroveň</text:p>
      <text:list xml:id="list1618556078" text:style-name="L32">
        <text:list-item>
          <text:p text:style-name="P748">Zvyš si jednu vlastnost (rozdíl mezi tvou nejvyšší a nejnižší může být nejvýše 3).</text:p>
        </text:list-item>
      </text:list>
      <text:list xml:id="list3124248408" text:style-name="L33">
        <text:list-item>
          <text:p text:style-name="P898"><text:span text:style-name="T483">Vyber si </text:span><text:span text:style-name="T585">jedno</text:span><text:span text:style-name="T483"> kouzlo </text:span><text:span text:style-name="T582">nebo schopnost </text:span><text:span text:style-name="T585">ze </text:span><text:span text:style-name="T600">základních</text:span><text:span text:style-name="T585"> nebo pokročilých</text:span><text:span text:style-name="T483">.</text:span></text:p>
        </text:list-item>
      </text:list>
      <text:list xml:id="list160034109776520" text:continue-list="list160033632768383" text:style-name="L20">
        <text:list-item>
          <text:p text:style-name="P762">Nauč se <text:span text:style-name="T1053">základy jedné dovednosti</text:span> nebo si zvyš jednu dovednost na pokročil<text:span text:style-name="T1053">ou</text:span>.</text:p>
        </text:list-item>
      </text:list>
      <text:p text:style-name="P17">4. úroveň</text:p>
      <text:list xml:id="list160033121909994" text:continue-numbering="true" text:style-name="L20">
        <text:list-item>
          <text:p text:style-name="P860"><text:span text:style-name="T354">Vyber si </text:span><text:span text:style-name="T356">jedno</text:span><text:span text:style-name="T354"> kouzlo </text:span><text:span text:style-name="T355">nebo schopnost </text:span><text:span text:style-name="T356">ze </text:span><text:span text:style-name="T360">základních</text:span><text:span text:style-name="T356"> nebo pokročilých</text:span><text:span text:style-name="T354">.</text:span></text:p>
        </text:list-item>
        <text:list-item>
          <text:p text:style-name="P753">Můžeš si připoutat celkem tři magické předměty.</text:p>
        </text:list-item>
        <text:list-item>
          <text:p text:style-name="P753">Zvyš si jednu dovednost na pokročil<text:span text:style-name="T1054">ou</text:span>.</text:p>
        </text:list-item>
      </text:list>
      <text:p text:style-name="P154"><text:soft-page-break/><text:span text:style-name="T469">5. </text:span><text:span text:style-name="T456">úroveň</text:span></text:p>
      <text:list xml:id="list160034411064725" text:continue-list="list1618556078" text:style-name="L32">
        <text:list-item>
          <text:p text:style-name="P748">Zvyš si jednu vlastnost (rozdíl mezi tvou nejvyšší a nejnižší může být nejvýše 3).</text:p>
        </text:list-item>
      </text:list>
      <text:list xml:id="list160033915021036" text:continue-list="list160033121909994" text:style-name="L20">
        <text:list-item>
          <text:p text:style-name="P879"><text:span text:style-name="T483">Vyber si </text:span><text:span text:style-name="T585">jedno</text:span><text:span text:style-name="T483"> kouzlo </text:span><text:span text:style-name="T582">nebo schopnost </text:span><text:span text:style-name="T585">ze </text:span><text:span text:style-name="T601">základních</text:span><text:span text:style-name="T585"> nebo pokročilých</text:span><text:span text:style-name="T483">.</text:span></text:p>
        </text:list-item>
        <text:list-item>
          <text:p text:style-name="P762">Nauč se <text:span text:style-name="T1055">základy jedné</text:span> dovednost<text:span text:style-name="T1055">i</text:span> nebo si zvyš jednu dovednost na pokročil<text:span text:style-name="T1040">ou</text:span>.</text:p>
        </text:list-item>
      </text:list>
      <text:p text:style-name="P154"><text:span text:style-name="T353">6</text:span><text:span text:style-name="T352">. </text:span><text:span text:style-name="T339">úroveň</text:span></text:p>
      <text:list xml:id="list3034654117" text:style-name="L34">
        <text:list-item>
          <text:p text:style-name="P766">Můžeš si připoutat celkem čtyři magické předměty.</text:p>
        </text:list-item>
        <text:list-item>
          <text:p text:style-name="P899"><text:span text:style-name="T354">Vyber si </text:span><text:span text:style-name="T356">jedno</text:span><text:span text:style-name="T354"> kouzlo </text:span><text:span text:style-name="T355">nebo schopnost </text:span><text:span text:style-name="T356">ze </text:span><text:span text:style-name="T360">základních</text:span><text:span text:style-name="T356"> nebo pokročilých</text:span><text:span text:style-name="T354">.</text:span></text:p>
        </text:list-item>
        <text:list-item>
          <text:p text:style-name="P774">Zvyš si jednu dovednost na pokročilou.</text:p>
        </text:list-item>
      </text:list>
      <text:h text:style-name="Heading_20_3" text:outline-level="3"><text:span text:style-name="T363">Základní druidské s</text:span><text:span text:style-name="T364">chopnosti </text:span><text:span text:style-name="T407">a kouzla</text:span></text:h>
      <text:h text:style-name="P712" text:outline-level="5">Uzdrav zranění</text:h>
      <text:p text:style-name="P82"><text:span text:style-name="T256">Magenergie</text:span><text:span text:style-name="T257">:</text:span> 3 magy<text:line-break/><text:span text:style-name="T712">Dosah:</text:span> kontaktní<text:line-break/><text:span text:style-name="T717">Sesílání:</text:span><text:span text:style-name="T971"> 1 minuta (mimo boj)</text:span></text:p>
      <text:p text:style-name="P83"><text:span text:style-name="T364">Vyléčí </text:span><text:span text:style-name="T408">(</text:span><text:span text:style-name="T364">Duše </text:span><text:span text:style-name="T411">druida</text:span><text:span text:style-name="T409"> + k6)</text:span><text:span text:style-name="T364"> životů. </text:span><text:span text:style-name="T412">Další léčivé kouzlo (ať už ho sešle druid, kněz či hraničář)</text:span><text:span text:style-name="T410"> účinkuje na stejný cíl až poté, co se doléčí do plných životů.</text:span></text:p>
      <text:h text:style-name="P713" text:outline-level="5"><text:span text:style-name="T364">Z</text:span><text:span text:style-name="T338">apůjčení</text:span></text:h>
      <text:p text:style-name="P174"><text:span text:style-name="T287">C</text:span><text:span text:style-name="T289">ena:</text:span><text:span text:style-name="T367"> </text:span><text:span text:style-name="T372">1</text:span><text:span text:style-name="T367"> mag<text:line-break/></text:span><text:span text:style-name="T287">Sesílání:</text:span><text:span text:style-name="T365"> </text:span><text:span text:style-name="T368">1 kolo<text:line-break/></text:span><text:span text:style-name="T290">Dosah:</text:span><text:span text:style-name="T373"> dlouhý</text:span></text:p>
      <text:p text:style-name="P177"><text:soft-page-break/><text:span text:style-name="T338">Po dobu </text:span><text:span text:style-name="T250">soustředění</text:span><text:span text:style-name="T338"> uvidíš, uslyšíš a ucítíš vše, co vidí, slyší a cítí zvíře, </text:span><text:span text:style-name="T375">na které jsi </text:span><text:span text:style-name="T291">zapůjčení</text:span><text:span text:style-name="T375"> seslal</text:span><text:span text:style-name="T338">. Nedokážeš při tom ovšem vnímat svými vlastními smysly </text:span><text:span text:style-name="T377">a nemůžeš ovlivnit, co bude </text:span><text:span text:style-name="T378">zapůjčené </text:span><text:span text:style-name="T377">zvíře dělat</text:span><text:span text:style-name="T338">.<text:line-break/><text:tab/></text:span><text:span text:style-name="T376">Ukončení </text:span><text:span text:style-name="T292">zapůjčení</text:span><text:span text:style-name="T370"> vyžaduje 1 kolo soustředění, ale nestojí už žádnou magenergii.</text:span></text:p>
      <text:h text:style-name="P714" text:outline-level="5"><text:span text:style-name="T364">Č</text:span><text:span text:style-name="T338">ástečná proměna</text:span></text:h>
      <text:p text:style-name="P173"><text:span text:style-name="T287">C</text:span><text:span text:style-name="T250">ena:</text:span><text:span text:style-name="T338"> </text:span><text:span text:style-name="T372">1</text:span><text:span text:style-name="T338"> mag<text:line-break/></text:span><text:span text:style-name="T287">Sesílání:</text:span><text:span text:style-name="T365"> </text:span><text:span text:style-name="T368">1 kolo</text:span></text:p>
      <text:p text:style-name="P172"><text:span text:style-name="T365">M</text:span><text:span text:style-name="T338">ůžeš si takto například nechat narůst ostré zuby nebo drápy (zranění 1), přeměnit své oči, nos či uši (čímž získáš zrak, čich nebo sluch příslušného zvířete) a podobně. </text:span><text:span text:style-name="T379">Proměna je vždycky viditelná – budeš mít zřetelně psí čenich, oči s kočičí zornicí, prodlouženou čelist s vystouplými tesáky a podobně.</text:span><text:span text:style-name="T338"><text:line-break/><text:tab/></text:span><text:span text:style-name="T370">Zpětná proměna vyžaduje 1 kolo </text:span><text:span text:style-name="T295">soustředění</text:span><text:span text:style-name="T370">, ale nestojí už žádnou magenergii.</text:span></text:p>
      <text:h text:style-name="Heading_20_5" text:outline-level="5"><text:span text:style-name="T370">K</text:span><text:span text:style-name="T338">líčení</text:span></text:h>
      <text:p text:style-name="P176"><text:span text:style-name="T287">C</text:span><text:span text:style-name="T250">ena:</text:span><text:span text:style-name="T338"> </text:span><text:span text:style-name="T400">1</text:span><text:span text:style-name="T338"> mag<text:line-break/></text:span><text:span text:style-name="T288">Sesílání:</text:span><text:span text:style-name="T371"> </text:span><text:span text:style-name="T401">několik minut</text:span></text:p>
      <text:p text:style-name="P184"><text:span text:style-name="T338">Toto kouzlo </text:span><text:span text:style-name="T402">způsobí zrychlené klíčení </text:span><text:span text:style-name="T403">existujících</text:span><text:span text:style-name="T338"> semen či pupen</text:span><text:span text:style-name="T402">ů</text:span><text:span text:style-name="T338">. </text:span><text:span text:style-name="T390">Kořínky dokáží roztrhat i kámen, pokud jsem v něm alespoň nějaké pukliny.<text:line-break/><text:tab/></text:span><text:span text:style-name="T404">Pokud se toto kouzlo naučíš, není od věci zvyknout si nosit po kapsách vždy aspoň hrst semínek, abys měl s čím pracovat, </text:span><text:span text:style-name="T406">když v okolí</text:span><text:span text:style-name="T405"> žádná nejsou</text:span><text:span text:style-name="T404">.</text:span></text:p>
      <text:h text:style-name="Heading_20_3" text:outline-level="3"><text:soft-page-break/><text:span text:style-name="T366">Pokročilé druidské schopnosti </text:span><text:span text:style-name="T407">a kouzla</text:span></text:h>
      <text:h text:style-name="P677" text:outline-level="5">Proměna ve zvíře</text:h>
      <text:p text:style-name="P174"><text:span text:style-name="T287">C</text:span><text:span text:style-name="T250">ena:</text:span><text:span text:style-name="T338"> </text:span><text:span text:style-name="T372">2</text:span><text:span text:style-name="T338"> magy<text:line-break/></text:span><text:span text:style-name="T288">Sesílání:</text:span><text:span text:style-name="T371"> </text:span><text:span text:style-name="T369">1 kolo</text:span></text:p>
      <text:p text:style-name="P171"><text:span text:style-name="T338">Tímto krátkým rituálem se můžeš proměnit ve </text:span><text:span text:style-name="T380">čtyřnohé</text:span><text:span text:style-name="T338"> zvíře. Mění se pouze tvoje tělo a předměty připoutané skrze </text:span><text:span text:style-name="T250">pouto s předmětem</text:span><text:span text:style-name="T338">. </text:span><text:span text:style-name="T389">Z</text:span><text:span text:style-name="T383">vířete, do kterého se měníš, </text:span><text:span text:style-name="T384">nemůže mít žádnou z vlastností vyšší než je tvoje Duše </text:span><text:span text:style-name="T389">a jeho Velikost</text:span><text:span text:style-name="T383"> se může od tvé Velikosti lišit nejvýše o hodnotu tvé Duše.</text:span><text:span text:style-name="T338"><text:line-break/><text:tab/></text:span><text:span text:style-name="T370">Zpětná proměna vyžaduje 1 kolo </text:span><text:span text:style-name="T295">soustředění</text:span><text:span text:style-name="T370">, ale nestojí už žádnou magenergii.</text:span></text:p>
      <text:h text:style-name="Heading_20_5" text:outline-level="5">Pouto s předmětem</text:h>
      <text:p text:style-name="P170"><text:span text:style-name="T712">Sesílání:</text:span> několik minut<text:line-break/><text:span text:style-name="T732">Dosah:</text:span><text:span text:style-name="T1077"> Dotyk</text:span></text:p>
      <text:p text:style-name="P169">Tímto krátkým rituálem si můžeš vytvořit osobní pouto s nějakým předmětem. <text:span text:style-name="T1079">Tento předmět nemůže mít žádnou z částí z kovu – to mimo jiné znamená, že nemůžeš vytvořit pouto s těžkou zbrojí.<text:line-break/><text:tab/></text:span>Všechny takto připoutané předměty se při <text:span text:style-name="T733">úplně proměně</text:span> do zvířecí podoby mění s tebou.</text:p>
      <text:h text:style-name="P715" text:outline-level="5">Pouto se zvířetem</text:h>
      <text:p text:style-name="P178"><text:span text:style-name="T712">Sesílání:</text:span> několik minut<text:line-break/><text:span text:style-name="T732">Dosah:</text:span><text:span text:style-name="T1077"> Dotyk</text:span></text:p>
      <text:p text:style-name="P180">Na zvíře, se kterým máš vytvořené pouto, můžeš sesílat <text:span text:style-name="T712">zapůjčení</text:span> na libovolnou vzdálenost <text:span text:style-name="T1076">a když to uděláš, tak se tímto zvířetem doslova staneš – budeš moci rozhodovat, co bude dělat a jak se bude chovat</text:span>.<text:line-break/><text:tab/>V jednu chvíli můžeš mít pouto pouze s jedním zvířetem. <text:span text:style-name="T1075">Nemůžeš vytvořit pouto se zvířetem, se kterým má pouto někdo jiný.</text:span> <text:span text:style-name="T1075">Není také možné vytvořit pouto se zvířetem, které má někdo zrovna</text:span> <text:span text:style-name="T731">za</text:span><text:soft-page-break/><text:span text:style-name="T731">půjčené</text:span>.<text:line-break/><text:tab/><text:span text:style-name="T1078">Zvíře</text:span><text:span text:style-name="T383">, </text:span><text:span text:style-name="T388">se kterým chceš vytvořit pouto</text:span><text:span text:style-name="T383">, </text:span><text:span text:style-name="T384">nemůže mít žádnou z vlastností vyšší než je tvoje Duše </text:span><text:span text:style-name="T388">a jeho velikost</text:span><text:span text:style-name="T383"> se může od tvé Velikosti lišit nejvýše o hodnotu tvé Duše.</text:span></text:p>
      <text:h text:style-name="P716" text:outline-level="5"><text:span text:style-name="T364">R</text:span><text:span text:style-name="T338">ychlý růst</text:span></text:h>
      <text:p text:style-name="P181"><text:span text:style-name="T297">Cena:</text:span><text:span text:style-name="T391"> 2 magy<text:line-break/></text:span><text:span text:style-name="T296">Dosah:</text:span><text:span text:style-name="T392"> kontaktní<text:line-break/></text:span><text:span text:style-name="T296">Sesílání:</text:span><text:span text:style-name="T392"> několik minut<text:line-break/></text:span><text:span text:style-name="T298">Trvání:</text:span><text:span text:style-name="T393"> několik </text:span><text:span text:style-name="T395">hodin</text:span></text:p>
      <text:p text:style-name="P183"><text:span text:style-name="T393">M</text:span><text:span text:style-name="T338">ůžeš takto například nechat zarůst chodbu, nechat kořeny vyrůst přes propast a vytvořit tak most, a podobně. </text:span><text:span text:style-name="T394">Rostliny mohou zaujmout jen takový tvar a velikost, do jaké by mohly s dostatkem času vyrůst přirozeně. Kořeny stromů tedy mohou například překlenout i několik metrů, tráva to ale nedokáže.</text:span><text:span text:style-name="T338"><text:line-break/><text:tab/>Vegetace roste doslova před očima – nechat zarůst celou chodbu zabere jen několik </text:span><text:span text:style-name="T414">minut</text:span><text:span text:style-name="T338">. </text:span><text:span text:style-name="T394">Růst ale není tak rychlý, aby bylo možné někoho chytit nebo jinak přímo ohrozit.<text:line-break/><text:tab/></text:span><text:span text:style-name="T396">Po skončení trvání </text:span><text:span text:style-name="T397">kouzla</text:span><text:span text:style-name="T396"> narostlá hmota zetlí a v několika dalších hodinách se zcela rozpadne.</text:span></text:p>
      <text:h text:style-name="P678" text:outline-level="5">Oživlé šlahouny</text:h>
      <text:p text:style-name="P182"><text:span text:style-name="T250">Cena:</text:span><text:span text:style-name="T338"> 2 magy<text:line-break/></text:span><text:span text:style-name="T296">Dosah:</text:span><text:span text:style-name="T392"> </text:span><text:span text:style-name="T398">krátký<text:line-break/></text:span><text:span text:style-name="T299">Rozsah:</text:span><text:span text:style-name="T399"> Až 3 cíle najednou<text:line-break/></text:span><text:span text:style-name="T300">Trvání:</text:span><text:span text:style-name="T413"> soustředění</text:span></text:p>
      <text:p text:style-name="P182"><text:span text:style-name="T338">Po dobu tvého </text:span><text:span text:style-name="T250">soustředění</text:span><text:span text:style-name="T338"> ožij</text:span><text:span text:style-name="T398">í</text:span><text:span text:style-name="T338"> větve nebo šlahouny v dosahu. Mohou někoho zranit (šlahouny mají zranění 1, silné větve 2), chytit a omotat, dokonce i uškrtit.</text:span></text:p>
      <text:h text:style-name="Heading_20_3" text:outline-level="3"><text:soft-page-break/><text:span text:style-name="T374">Mistrovské</text:span><text:span text:style-name="T366"> druidské schopnosti </text:span><text:span text:style-name="T407">a kouzla</text:span></text:h>
      <text:h text:style-name="Heading_20_5" text:outline-level="5"><text:span text:style-name="T385">Mistrovská</text:span><text:span text:style-name="T338"> proměna</text:span></text:h>
      <text:p text:style-name="P175"><text:span text:style-name="T287">C</text:span><text:span text:style-name="T250">ena:</text:span><text:span text:style-name="T338"> </text:span><text:span text:style-name="T374">3</text:span><text:span text:style-name="T338"> magy<text:line-break/></text:span><text:span text:style-name="T288">Sesílání:</text:span><text:span text:style-name="T371"> </text:span><text:span text:style-name="T369">1 kolo</text:span></text:p>
      <text:p text:style-name="P179"><text:span text:style-name="T294">Mistrovská</text:span><text:span text:style-name="T293"> proměna</text:span><text:span text:style-name="T382"> funguje stejně</text:span><text:span text:style-name="T338"> jako </text:span><text:span text:style-name="T250">proměna </text:span><text:span text:style-name="T294">ve zvíře</text:span><text:span text:style-name="T338">, ale </text:span><text:span text:style-name="T386">umožňuje</text:span><text:span text:style-name="T380"> měnit </text:span><text:span text:style-name="T387">se</text:span><text:span text:style-name="T380"> v jiná než čtyřnohá zvířata – tedy například v ptáky, hady, ryby a podobně. Stále se ale nemůžeš proměňovat v humanoidní tvory </text:span><text:span text:style-name="T381">ani v hmyz</text:span><text:span text:style-name="T380">.</text:span></text:p>
      <text:h text:style-name="P644" text:outline-level="2">Šaman</text:h>
      <text:p text:style-name="P366">/<text:span text:style-name="T1490">* zatím jen koncept */</text:span></text:p>
      <text:list xml:id="list2691158271" text:style-name="L35">
        <text:list-item>
          <text:p text:style-name="P900">šaman komunikuje s duchy</text:p>
          <text:list>
            <text:list-item>
              <text:p text:style-name="P900">může <text:span text:style-name="T1491">tedy</text:span> mít <text:span text:style-name="T1491">například</text:span> nějakého spřízněného ducha, který pak posedává zvířata. Díky tomu pak může se zvířetem komunikovat a duch také zvířeti propůjčuje schopnosti.</text:p>
            </text:list-item>
          </text:list>
        </text:list-item>
        <text:list-item>
          <text:p text:style-name="P901"><text:span text:style-name="T1492">oproti tomu </text:span>druid přenáší své vědomí (zapůjčení), případně se rovnou mění ve zvíře</text:p>
        </text:list-item>
      </text:list>
      <text:h text:style-name="P629" text:outline-level="1"><text:span text:style-name="T193">Jak se hraje</text:span><text:span text:style-name="T46"> </text:span><text:span text:style-name="T158">Dračák</text:span></text:h>
      <text:p text:style-name="P902">Když bys chvíli sledoval rozehranou hru, mohl bys slyšet například něco takového:</text:p>
      <text:p text:style-name="P563"><text:span text:style-name="Emphasis"><text:span text:style-name="T432">Pán jeskyně:</text:span></text:span><text:span text:style-name="T712"> </text:span><text:span text:style-name="T803">"</text:span><text:span text:style-name="T868">Vešel jsi do malé místnosti osvětlené olejovou lampičkou. </text:span><text:span text:style-name="T803">Je tu stůl a židle, na stěně visí obraz. </text:span><text:span text:style-name="T869">Místnost nemá žádnej jinej východ a</text:span><text:span text:style-name="T803"> </text:span><text:span text:style-name="T869">n</text:span><text:span text:style-name="T868">ikdo tu není.</text:span><text:span text:style-name="T803">"</text:span></text:p>
      <text:p text:style-name="P563"><text:span text:style-name="Emphasis"><text:span text:style-name="T873">Hráč:</text:span></text:span><text:span text:style-name="T712"> „</text:span><text:span text:style-name="T803">Prohlídnu si stůl. Mrknu i pod něj, jestli zespodu není něco přilepen</text:span><text:span text:style-name="T831">ý</text:span><text:span text:style-name="T803">ho.“</text:span></text:p>
      <text:p text:style-name="P563"><text:span text:style-name="Emphasis"><text:span text:style-name="T432">Pán jeskyně:</text:span></text:span><text:span text:style-name="T712"> </text:span><text:span text:style-name="T803">„</text:span><text:span text:style-name="T870">Přilepenýho tam nic není, ale všiml sis, že pod deskou stolu je</text:span><text:span text:style-name="T803"> šuplík.“</text:span></text:p>
      <text:p text:style-name="P563"><text:span text:style-name="Emphasis"><text:span text:style-name="T873">Hráč:</text:span></text:span><text:span text:style-name="T712"> </text:span><text:span text:style-name="T803">„</text:span><text:span text:style-name="T832">Jde otevřít?</text:span><text:span text:style-name="T803">“</text:span></text:p>
      <text:p text:style-name="P535"><text:span text:style-name="T436">Pán jeskyně:</text:span><text:span text:style-name="T1351"> </text:span><text:span text:style-name="T832">„Nejde, zřejmě j</text:span><text:span text:style-name="T803">e zamčen</text:span><text:span text:style-name="T831">ej</text:span><text:span text:style-name="T803">.“</text:span></text:p>
      <text:p text:style-name="P563"><text:span text:style-name="Emphasis"><text:span text:style-name="T873">Hráč:</text:span></text:span><text:span text:style-name="T712"> „</text:span><text:span text:style-name="T803">Pořádně si posvítím a zkontroluju, jestli tam není nějaká past.“</text:span></text:p>
      <text:p text:style-name="P563"><text:span text:style-name="Emphasis"><text:span text:style-name="T432">Pán jeskyně:</text:span></text:span><text:span text:style-name="T712"> „</text:span><text:span text:style-name="T803">Vedle zámku jsi našel malou dírku. Vešla by se do ní tak akorát jehla, nebo možná malá šipka.“</text:span></text:p>
      <text:p text:style-name="P563"><text:span text:style-name="Emphasis"><text:span text:style-name="T873">Hráč:</text:span></text:span><text:span text:style-name="T712"> „</text:span><text:span text:style-name="T803">Půjde ten zámek vypáčit dýkou?“</text:span></text:p>
      <text:p text:style-name="P563"><text:span text:style-name="Emphasis"><text:span text:style-name="T432">Pán jeskyně:</text:span></text:span><text:span text:style-name="T712"> „</text:span><text:span text:style-name="T803">Chvíli to asi zabere, ale ten šuplík je dřevěnej, takže </text:span><text:span text:style-name="T867">to</text:span><text:span text:style-name="T803"> určitě </text:span><text:span text:style-name="T833">půjde</text:span><text:span text:style-name="T803">. Chceš to udělat?“</text:span></text:p>
      <text:p text:style-name="P563"><text:span text:style-name="Emphasis"><text:span text:style-name="T873">Hráč:</text:span></text:span><text:span text:style-name="T712"> </text:span><text:span text:style-name="T803">„Jo, pustím se do toho. Dám si při tom pozor, abych nestál před tou dírkou, ani před ni nestrkal ruce.“</text:span></text:p>
      <text:p text:style-name="P562"><text:span text:style-name="Emphasis"><text:span text:style-name="T432">Pán jeskyně:</text:span></text:span><text:span text:style-name="T712"> </text:span><text:span text:style-name="T803">„Po chvíli zápolení jsi zámek vylomil. Opravdu to byla jehlicová past, v pohodě ses jí ale vyhnul. </text:span><text:span text:style-name="T834">V</text:span><text:span text:style-name="T803"> šuplíku jsou nějak</text:span><text:span text:style-name="T831">ý</text:span><text:span text:style-name="T803"> papíry a mal</text:span><text:span text:style-name="T831">ej</text:span><text:span text:style-name="T803"> měšec.“</text:span></text:p>
      <text:p text:style-name="P429"><text:soft-page-break/><text:span text:style-name="T118">Tato</text:span><text:span text:style-name="T116"> krátká ukázka zdaleka nezahrnuje všechno, co se </text:span><text:span text:style-name="T123">v Dračáku</text:span><text:span text:style-name="T116"> může dít, je na ní </text:span><text:span text:style-name="T128">ale</text:span><text:span text:style-name="T116"> vidět, </text:span><text:span text:style-name="T119">jak</text:span><text:span text:style-name="T116"> hra po většinu času probíhá: </text:span><text:span text:style-name="T121">Nejprve Pán jeskyně </text:span><text:span text:style-name="T126">představí</text:span><text:span text:style-name="T121"> situaci </text:span><text:span text:style-name="T122">a </text:span><text:span text:style-name="T126">popíše</text:span><text:span text:style-name="T122">, co dělají a říkají případné nestvůry nebo nehráčské postavy</text:span><text:span text:style-name="T121">.</text:span><text:span text:style-name="T117"> </text:span><text:span text:style-name="T121">H</text:span><text:span text:style-name="T117">ráči </text:span><text:span text:style-name="T121">potom </text:span><text:span text:style-name="T127">řeknou</text:span><text:span text:style-name="T117">, co dělají a říkají jejich postavy. </text:span><text:span text:style-name="T124">Pokud postavám nehrozí žádné přímé nebezpečí, </text:span><text:span text:style-name="T122">Pán jeskyně </text:span><text:span text:style-name="T124">rovnou</text:span><text:span text:style-name="T122"> oznámí</text:span><text:span text:style-name="T120">, jak to dopadlo </text:span><text:span text:style-name="T125">a co se děje dál</text:span><text:span text:style-name="T120">. </text:span><text:span text:style-name="T124">V boji nebo jiné nebezpečné situaci o výsledku rozhodují kostky.</text:span></text:p>
      <text:h text:style-name="P645" text:outline-level="2"><text:span text:style-name="T171">Hraje se</text:span><text:span text:style-name="T1"> ve vašich hlavách</text:span></text:h>
      <text:p text:style-name="P428"><text:span text:style-name="T44">Dračák je</text:span><text:span text:style-name="T42"> mnohem blíž dětským hrám „na hasiče“, „na vojáky“ a podobně, než hrám jako „Člověče, nezlob se“. </text:span><text:span text:style-name="T43">Když </text:span><text:span text:style-name="T45">ho</text:span><text:span text:style-name="T43"> jdete hrát, tak vlastně říkáte: „Pojďme si hrát na kouzelníky válečníky </text:span><text:span text:style-name="T67">a </text:span><text:span text:style-name="T192">jiné dobrodruhy</text:span><text:span text:style-name="T43"> ve světě plném kouzel, draků a jiných fantastických tvorů“ </text:span><text:span text:style-name="T188">a k</text:span><text:span text:style-name="T187">dyž</text:span><text:span text:style-name="T46"> </text:span><text:span text:style-name="T68">Pán jeskyně</text:span><text:span text:style-name="T46"> </text:span><text:span text:style-name="T187">řekne: </text:span><text:span text:style-name="T57">„Sestupujete do podzemí“, </text:span><text:span text:style-name="T187">tak tím ve skutečnosti myslí:</text:span><text:span text:style-name="T46"> „Představte si, že sestupujete do temného podzemí, kam po staletí nevstoupila noha smrtelníka“.<text:line-break/><text:tab/></text:span><text:span text:style-name="T144">Znamená to, že ke hraní Dračáku nepotřebujete figurky ani hrací plán. Je sice fajn je mít, protože pomáhají představit si situaci v herním světě, ale není to klíčový prvek hry. </text:span><text:span text:style-name="T189">Můžete v pohodě hrát i ve vlaku nebo na výletě, stačí vám na to jen kousek místa na hození kostkou, nebo mobilní aplikace na házení </text:span><text:span text:style-name="T190">šestistěnkou</text:span><text:span text:style-name="T189">.</text:span></text:p>
      <text:h text:style-name="Heading_20_2" text:outline-level="2"><text:span text:style-name="T46">V</text:span><text:span text:style-name="T1">ytváření společné představy</text:span></text:h>
      <text:p text:style-name="P110">Přestože <text:span text:style-name="T1603">prostředí a</text:span> situaci obvykle popisuje Pán jeskyně, <text:span text:style-name="T1603">můžete mu s tím pomáhat</text:span>.</text:p>
      <text:list xml:id="list1475698553" text:style-name="L36">
        <text:list-item>
          <text:p text:style-name="P903"><text:span text:style-name="T1">Neboj se doplňovat a navrhovat věci, které Pán jeskyně nezmínil.</text:span></text:p>
        </text:list-item>
      </text:list>
      <text:p text:style-name="P1134"><text:span text:style-name="T48">P</text:span><text:span text:style-name="T1">říklad:</text:span></text:p>
      <text:p text:style-name="P1132"><text:span text:style-name="T77">Hráč:</text:span><text:span text:style-name="T148"> </text:span><text:span text:style-name="T48">„</text:span><text:span text:style-name="T49">Jestli jsou ti skřeti na lovu, neměli by mít střelný zbraně?</text:span><text:span text:style-name="T48">“</text:span></text:p>
      <text:list xml:id="list160034330679973" text:continue-numbering="true" text:style-name="L36">
        <text:list-item>
          <text:p text:style-name="P904"><text:soft-page-break/><text:span text:style-name="T1">Ptej se na všechno, co ti není jasné. </text:span><text:span text:style-name="T48">A klidně rovnou navrhni řešení.</text:span></text:p>
        </text:list-item>
      </text:list>
      <text:p text:style-name="Example_20_Header"><text:span text:style-name="T48">P</text:span><text:span text:style-name="T1">říklad:</text:span></text:p>
      <text:p text:style-name="P1131"><text:span text:style-name="T77">Hráč:</text:span><text:span text:style-name="T148"> </text:span>„Říkáš, že se v místnosti svítí. Neměli jsme to světlo vidět už z dálky?“</text:p>
      <text:p text:style-name="P191"><text:span text:style-name="T1">Nikdy si nebudete všichni představovat situaci úplně přesně stejně,</text:span><text:span text:style-name="T47"> </text:span><text:span text:style-name="T1">ale to ani není nutné. Důležité je, abyste si hned vyjasnili případné nejasnosti. </text:span><text:span text:style-name="T69">N</text:span><text:span text:style-name="T1">enech</text:span><text:span text:style-name="T69">ávej</text:span><text:span text:style-name="T1"> si </text:span><text:span text:style-name="T69">je</text:span><text:span text:style-name="T1"> </text:span><text:span text:style-name="T69">tedy</text:span><text:span text:style-name="T1"> pro sebe a hned se pt</text:span><text:span text:style-name="T69">ej.</text:span></text:p>
      <text:p text:style-name="Example_20_Header"><text:span text:style-name="T69">P</text:span><text:span text:style-name="T1">říklad:</text:span></text:p>
      <text:p text:style-name="P498"><text:span text:style-name="T73">Hráč:</text:span><text:span text:style-name="T70"> </text:span><text:span text:style-name="T1">„Počkej, myslel </text:span><text:span text:style-name="T53">jsem</text:span><text:span text:style-name="T1">, že se ta chodba svažuje jen mírně. Jak to teda je?“</text:span></text:p>
      <text:p text:style-name="P498"><text:span text:style-name="T72">Pán jeskyně:</text:span><text:span text:style-name="T59"> „</text:span><text:span text:style-name="T70">Promiň, špatně jsem to popsal. Je to spíš šikmá šachta dolů než chodba.“</text:span></text:p>
      <text:h text:style-name="Heading_20_3" text:outline-level="3"><text:span text:style-name="T70">K</text:span><text:span text:style-name="T1">do má </text:span><text:span text:style-name="T156">kdy</text:span><text:span text:style-name="T1"> konečné slovo</text:span></text:h>
      <text:p text:style-name="P388"><text:span text:style-name="T150">H</text:span><text:span text:style-name="T149">ráči rozhodují </text:span><text:span text:style-name="T150">o</text:span><text:span text:style-name="T149"> všem, co se týká jejich postav: </text:span><text:span text:style-name="T246">koho</text:span><text:span text:style-name="T149"> bud</text:span><text:span text:style-name="T151">ou hrát</text:span><text:span text:style-name="T149">, co </text:span><text:span text:style-name="T151">bud</text:span><text:span text:style-name="T191">ou</text:span><text:span text:style-name="T151"> mít</text:span><text:span text:style-name="T149"> za schopnosti, co bud</text:span><text:span text:style-name="T191">ou</text:span><text:span text:style-name="T149"> říkat</text:span><text:span text:style-name="T191"> a</text:span><text:span text:style-name="T150"> děla</text:span><text:span text:style-name="T157">t</text:span><text:span text:style-name="T149">, atd. P</text:span><text:span text:style-name="T70">án jeskyně </text:span><text:span text:style-name="T149">rozhoduje všechno ostatní, </text:span><text:span text:style-name="T247">včetně případných nejasností v pravidlech</text:span><text:span text:style-name="T70">.<text:line-break/><text:tab/></text:span><text:span text:style-name="T151">To znamená, že Pán jeskyně ti může například navrhnout, že by sis možná mohl vzít plášť, protože prší, ale jestli to opravdu uděláš, je na tobě. Stejně tak když </text:span><text:span text:style-name="T155">P</text:span><text:span text:style-name="T151">án jeskyně popisuje místnost nebo protivníky, tak všechno, co k tomu dodají hráči postav, jsou jenom návrhy.</text:span></text:p>
      <text:h text:style-name="P597" text:outline-level="3"><text:soft-page-break/>Snaž se nápady <text:span text:style-name="T1533">s</text:span>vých spoluhráčů využí<text:span text:style-name="T1534">vat</text:span></text:h>
      <text:p text:style-name="P1112"><text:span text:style-name="T151">Přestože máš pravomoc zamítnout návrhy </text:span><text:span text:style-name="T152">týkající se</text:span><text:span text:style-name="T151"> toho, v čem máš rozhodovací pravomoc, měl bys to dělat co nejméně. </text:span><text:span text:style-name="T1">Snaž se</text:span><text:span text:style-name="T151"> návrhy </text:span><text:span text:style-name="T152">svých spoluhráčů</text:span><text:span text:style-name="T1"> vždycky nějak využít, i když třeba trochu jinak, než to </text:span><text:span text:style-name="T154">řekli nebo</text:span><text:span text:style-name="T1"> mysleli. </text:span><text:span text:style-name="T248">Platí to jak pro Pána jeskyně, tak pro hráče postav.</text:span></text:p>
      <text:p text:style-name="Example_20_Header">Příklad:</text:p>
      <text:p text:style-name="Example"><text:span text:style-name="T71">Hráč:</text:span><text:span text:style-name="T1"> „Co kdyby vládce tohohle města sídlil v pyramidě? Přijde mi, že se vůbec nezajímá o to, co se ve městě děje a tohle by to pěkně symbolizovalo.“</text:span></text:p>
      <text:p text:style-name="Example"><text:span text:style-name="T71">Pán jeskyně:</text:span><text:span text:style-name="T1"> „Pyramidy se sem ale vůbec nehoděj, všude kolem jsou středověk</text:span><text:span text:style-name="T153">ý</text:span><text:span text:style-name="T1"> hrady a města. Mohla by to bejt třeba vysoká věž?“</text:span></text:p>
      <text:p text:style-name="Example"><text:span text:style-name="T71">Hráč:</text:span><text:span text:style-name="T1"> „Jo, to by šlo.“</text:span></text:p>
      <text:h text:style-name="Heading_20_3" text:outline-level="3"><text:span text:style-name="T46">P</text:span><text:span text:style-name="T1">lánky, mapy a jiné názorné pomůcky</text:span></text:h>
      <text:p text:style-name="P190"><text:span text:style-name="T1">K </text:span><text:span text:style-name="T79">získání</text:span><text:span text:style-name="T1"> představ</text:span><text:span text:style-name="T79">y</text:span><text:span text:style-name="T1"> o situaci obvykle </text:span><text:span text:style-name="T52">výrazně</text:span><text:span text:style-name="T1"> pomůže</text:span><text:span text:style-name="T47"> načrtnout mapu </text:span><text:span text:style-name="T80">nebo</text:span><text:span text:style-name="T47"> </text:span><text:span text:style-name="T60">nákres</text:span><text:span text:style-name="T47">.</text:span></text:p>
      <text:list xml:id="list4197835841" text:style-name="L37">
        <text:list-item>
          <text:p text:style-name="P906"><text:span text:style-name="T61">K</text:span><text:span text:style-name="T1">reslit </text:span><text:span text:style-name="T61">nemusí nutně jen</text:span><text:span text:style-name="T1"> Pán jeskyně. Obzvlášť pokud je mezi vámi výtvarník, tak je lepší, když to udělá on.</text:span></text:p>
        </text:list-item>
        <text:list-item>
          <text:p text:style-name="P905"><text:span text:style-name="T52">Ten, kdo bude plánek kreslit, by měl být připravený ho měnit a zapojovat návrhy a připomínky ostatních. </text:span><text:span text:style-name="T81">Pán jeskyně má sice poslední slovo, ale neznamená to, že musí všechno vymýšlet sám. Předkládání návrhů a připomínek mu </text:span><text:span text:style-name="T82">s tím</text:span><text:span text:style-name="T81"> můžete </text:span><text:span text:style-name="T82">pomoci</text:span><text:span text:style-name="T81">.</text:span></text:p>
        </text:list-item>
      </text:list>
      <text:h text:style-name="P647" text:outline-level="2"><text:soft-page-break/>Cíl hry</text:h>
      <text:p text:style-name="P1114"><text:span text:style-name="T1545">C</text:span>ílem hry je společně s přáteli příjemně strávit čas <text:span text:style-name="T1542">hraním hry, která vás všechny baví</text:span>.<text:line-break/><text:tab/><text:span text:style-name="T1543">Tahle zdánlivě jednoduchá věta v sobě ale skrývá několik dost zásadních myšlenek, takže si je raději projdeme detailněji.</text:span></text:p>
      <text:list xml:id="list637925988" text:style-name="L40">
        <text:list-item>
          <text:p text:style-name="P913">Dračák dobře funguje, <text:span text:style-name="T1544">jen když</text:span> <text:span text:style-name="T1544">vás hra všechny baví,</text:span> a <text:span text:style-name="T1544">když si</text:span> vzájemně si rozumíte.</text:p>
          <text:list>
            <text:list-item>
              <text:p text:style-name="P913">Pokud ses zrovna s nějakým hráčem nepohodl, nebo máš pocit, že na hru chodíš vlastně už jen z povinnosti, je nejvyšší čas zvážit změnu, nebo alespoň pauzu.</text:p>
            </text:list-item>
          </text:list>
        </text:list-item>
        <text:list-item>
          <text:p text:style-name="P916">Hra by měla bavit všechny hráče u stolu, včetně Pána jeskyně.</text:p>
          <text:list>
            <text:list-item>
              <text:p text:style-name="P916">Hraní Dračáku se v tomto směru výrazně liší od sledování filmu nebo knihy. Zábava při hře není výhradním úkolem Pána jeskyně, ale společnou zodpovědností všech hráčů.</text:p>
            </text:list-item>
            <text:list-item>
              <text:p text:style-name="P916">Při hraní postavy mysli na to, že nehraješ jen pro sebe, ale také pro ostatní.</text:p>
            </text:list-item>
            <text:list-item>
              <text:p text:style-name="P916">Pán jeskyně je také váš spoluhráč a má právo se u hry bavit úplně stejně jako hráči postav.</text:p>
            </text:list-item>
            <text:list-item>
              <text:p text:style-name="P916"><text:span text:style-name="T1547">K</text:span>dyž <text:span text:style-name="T1547">hra</text:span> někoho z <text:span text:style-name="T1547">vás</text:span> nebude <text:span text:style-name="T1547">bavit</text:span>, projeví <text:span text:style-name="T1547">se to</text:span> na zážitku <text:span text:style-name="T1547">vás všech</text:span>. <text:span text:style-name="T1547">A když ho bude štvát fakt hodně, tak se s vámi může kvůli tomu pohádat, případně přestat hrát. Cokoliv z toho</text:span> je obvykle obzvlášť nepříjemné, když je to zrovna P<text:span text:style-name="T1547">án jeskyně</text:span>.</text:p>
            </text:list-item>
          </text:list>
        </text:list-item>
      </text:list>
      <text:h text:style-name="P625" text:outline-level="3"><text:soft-page-break/>Cíl<text:span text:style-name="T1546">e</text:span> postav</text:h>
      <text:p text:style-name="P1120"><text:span text:style-name="T1552">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Je možné, že postavy neuspějí. To ale neznamená, že jste jako hráči prohráli. Leckdy je to právě naopak – na hrdinskou smrt postav při pokusu o záchranu království budete nejspíš ještě dlouho vzpomínat.<text:line-break/><text:tab/>Z toho také plyne, že přestože Pán jeskyně hraje za všechny vaše protivníky a nestvůry, není vaším</text:span> protihráčem <text:span text:style-name="T1553">a ve skutečnosti nehraje proti vám</text:span>. <text:span text:style-name="T1532">Stejně tak se z vás nestávají protihráči, když se dostanou do sporu vaše postavy.</text:span></text:p>
      <text:h text:style-name="P670" text:outline-level="2"><text:span text:style-name="T1380">Chyby a n</text:span>edorozumění</text:h>
      <text:p text:style-name="P1117">Když uděláš chybu, řekni to nahlas, omluv se a domluv se s Pánem jeskyně a ostatními hráči, jak to vyřešíte.</text:p>
      <text:p text:style-name="P1136">Příklad:</text:p>
      <text:p text:style-name="P1133"><text:span text:style-name="T1103">Ty:</text:span> <text:span text:style-name="T712">„Ehm, omlouvám se, špatně jsem se podíval. Sekeru ve skutečnosti nemám. Takže ten žebřík jsem asi vyrobit nemohl.“</text:span></text:p>
      <text:p text:style-name="P1133"><text:span text:style-name="T1103">Pán jeskyně:</text:span> <text:span text:style-name="T800">„V pohodě, stane se. Máte někdo jinej nějakej nástroj, kterej jste na to mohli použít?“</text:span></text:p>
      <text:p text:style-name="P1133"><text:span text:style-name="T873">Jiný hráč:</text:span><text:span text:style-name="T800"> „Já mám meč, šl</text:span><text:span text:style-name="T801">o</text:span><text:span text:style-name="T800"> by </text:span><text:span text:style-name="T801">to s ním</text:span><text:span text:style-name="T800">?“</text:span></text:p>
      <text:p text:style-name="P1133"><text:span text:style-name="T873">Pán jeskyně:</text:span><text:span text:style-name="T800"> „</text:span><text:span text:style-name="T802">Určitě</text:span><text:span text:style-name="T800">. Takže jste to udělali mečem.“</text:span></text:p>
      <text:p text:style-name="P1120">Když <text:span text:style-name="T1380">něco přeslechne nebo zapomene</text:span> Pán jeskyně, <text:span text:style-name="T1381">nebo třeba když špatně použije nějaké pravidlo, upozorni jej na to.</text:span></text:p>
      <text:p text:style-name="P1136"><text:soft-page-break/>Příklad:</text:p>
      <text:p text:style-name="P1133"><text:span text:style-name="T1114">Hráč:</text:span><text:span text:style-name="T1554"> </text:span>„<text:span text:style-name="T1381">Hele, já jsem ale přece před chvílí říkal, že zapálím lucernu, kleknu si a podlahu v chodbě pomalu prohledám.</text:span>“</text:p>
      <text:p text:style-name="P1118">P<text:span text:style-name="T1382">án jeskyně</text:span> by se nad tím měl zamyslet, chybu uznat a buď vrátit hru, nebo se s tebou domluvit na nějakém rozumném řešení.</text:p>
      <text:p text:style-name="P1135">Příklad:</text:p>
      <text:p text:style-name="P1133">„<text:span text:style-name="T1383">Aha, promiň, to jsem přeslechl. V tom případě jsi našel spouštěcí dlaždici a past jsi nespustil.</text:span>“</text:p>
      <text:p text:style-name="P1118">Když to ale neudělá <text:span text:style-name="T1384">a bude trvat na svém</text:span>, nehádej se s ním. Chybu může udělat každý, buď shovívavý.</text:p>
      <text:h text:style-name="P670" text:outline-level="2">Rozhodování <text:span text:style-name="T1531">a řešení sporů</text:span></text:h>
      <text:p text:style-name="P1119">Když se do sporu dostanou vaše postavy, tak je na nich, jak si ho vyřeší. Dejte ale pozor, aby se z toho nestal spor mezi hráči.<text:line-break/><text:tab/><text:span text:style-name="T1551">Spory mezi hráči, ať už o pravidlech nebo o čemkoliv jiném, co se týká hry, rozhoduje Pán jeskyně. Snaž se jeho rozhodnutí respektovat, i když s ním nesouhlasíš, a pokračovat ve hře. Po hře se k tomu případně můžeš vrátit.</text:span></text:p>
      <text:h text:style-name="P625" text:outline-level="3">Přetrvávající spory</text:h>
      <text:p text:style-name="P1113"><text:span text:style-name="T129">Pokud</text:span><text:span text:style-name="T130"> </text:span><text:span text:style-name="T129">se budete</text:span><text:span text:style-name="T131"> k nějakému sporu vr</text:span><text:span text:style-name="T129">acet</text:span><text:span text:style-name="T130">, </text:span><text:span text:style-name="T132">pokuste se to</text:span><text:span text:style-name="T130"> </text:span><text:span text:style-name="T133">vyřeš</text:span><text:span text:style-name="T132">it</text:span><text:span text:style-name="T130"> mimo hru – nejlépe úplně mimo herní sezení, nebo alespoň na začátku příštího před tím, než začnete hrát.<text:line-break/><text:tab/></text:span><text:span text:style-name="T134">V ten moment přestanou platit herní rozhodovací pravomoc</text:span><text:span text:style-name="T135">e </text:span><text:span text:style-name="T136">a </text:span><text:span text:style-name="T134">budete si moci promluvit jako přátelé a spoluhráči místo jako Pán jeskyně a hráči postav. Myslete při tom ale na to, že se se s</text:span><text:span text:style-name="T137">cházíte</text:span><text:span text:style-name="T134">, abyste se společně bavili při hře – takže opravdu nestojí za to se kvůli tomu hádat. Rada „moudřejší ustoupí“ tady platí víc než kde jinde.</text:span><text:span text:style-name="T130"><text:line-break/></text:span><text:soft-page-break/><text:span text:style-name="T130"><text:tab/>Dejte si </text:span><text:span text:style-name="T138">také</text:span><text:span text:style-name="T130"> pozor,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P671" text:outline-level="2">Co dělat, když tě hra nebaví</text:h>
      <text:p text:style-name="P1116">Když tě hra nebaví, rozhodně si to nenechávej pro sebe. <text:span text:style-name="T1548">Společně si o tom promluvte a pokuste se nalézt řešení.<text:line-break/><text:tab/>Pokud má podobný pocit více hráčů, je možná na místě nějaká větší změna:</text:span></text:p>
      <text:list xml:id="list1547683839" text:style-name="L123">
        <text:list-item>
          <text:p text:style-name="P920">Zvažte předčasné ukončení rozehrané kapitoly. Můžete zkusit posunout děj o nějaký čas dopředu, nebo se třeba ve vašem herní světě přesunout na jiné místo.</text:p>
        </text:list-item>
        <text:list-item>
          <text:p text:style-name="P920">Zvažte nový začátek s jinými postavami a v jiném prostředí. Pokud je stávající téma vyčerpané, může vám to zase vrátit nadšení ze hry.</text:p>
        </text:list-item>
        <text:list-item>
          <text:p text:style-name="P920">Zvažte výměnu Pána jeskyně. Vedení hr<text:span text:style-name="T1549">y</text:span> je náročné a dělat to dlouhodobě může být vyčerpávající. I kdyby to mělo být třeba jen na jedno dobrodružství, může to pomoci.</text:p>
        </text:list-item>
      </text:list>
      <text:p text:style-name="P924">Když problém přetrvává dlouhodobě, zvaž následující možnosti:</text:p>
      <text:list xml:id="list2140177432" text:style-name="L125">
        <text:list-item>
          <text:p text:style-name="P927">Vzít si jinou postavu.</text:p>
          <text:list>
            <text:list-item>
              <text:p text:style-name="P927">Pokud ta stávající z nějakých důvodů moc dobře nezapadá do skupiny nebo do příběhu, může to výrazně pomoci.</text:p>
            </text:list-item>
          </text:list>
        </text:list-item>
        <text:list-item>
          <text:p text:style-name="P927"><text:span text:style-name="T1550">Nabídnout, že p</text:span>řev<text:span text:style-name="T1550">e</text:span>z<text:span text:style-name="T1550">meš</text:span> vedení hry.</text:p>
          <text:list>
            <text:list-item>
              <text:p text:style-name="P930"><text:soft-page-break/>Každý Pán jeskyně má vlastní osobitý styl a je dost možné, že ten tvůj bude všem vyhovovat lépe. Rozhodně to stojí za pokus.</text:p>
            </text:list-item>
          </text:list>
        </text:list-item>
        <text:list-item>
          <text:p text:style-name="P927">Dát si na chvíli pauzu.</text:p>
          <text:list>
            <text:list-item>
              <text:p text:style-name="P933">Tohle je obzvláště rozumné, pokud zrovna řešíš nějakou složitou životní situaci a nedokážeš se při hře uvolnit.</text:p>
            </text:list-item>
          </text:list>
        </text:list-item>
        <text:list-item>
          <text:p text:style-name="P923">Najít si jinou skupinu.</text:p>
          <text:list>
            <text:list-item>
              <text:p text:style-name="P935"><text:span text:style-name="T130">Někteří lidé si prostě vzájemně nesednou a některým skupinám není souzeno fungovat. V takovém případě z toho nedělej vědu: prostě poděkuj za hru, rozluč se a zkus to s někým jiným.</text:span></text:p>
            </text:list-item>
          </text:list>
        </text:list-item>
      </text:list>
      <text:h text:style-name="Heading_20_1" text:outline-level="1">Hraní za postavu</text:h>
      <text:h text:style-name="P646" text:outline-level="2">Hráči nejsou postavy</text:h>
      <text:p text:style-name="P392">Tvoje postava nezná většinu z toho, co znáš ty. Neumí například pracovat s počítačem a ani netuší, že by něco takového mohlo existovat. Nezná fyzikální zákony a chemické <text:span text:style-name="T1573">reakce</text:span>. <text:span text:style-name="T1535">Snaž se vždycky hrát jen s tím, co by mohl vědět obyvatel fantastického světa.<text:line-break/><text:tab/>Platí to ale i obráceně. Když například hraješ kouzelníka, tak tvoje postava, na rozdíl od tebe, umí sesílat kouzla. Na to, abys ji mohl hrát, se ale nemusíš se učit texty zaklínadel – stačí říct: „Sesílám na skřeta modrý blesk!“</text:span></text:p>
      <text:h text:style-name="Heading_20_3" text:outline-level="3">Oddělování <text:span text:style-name="T1536">informací hráče a postavy</text:span></text:h>
      <text:p text:style-name="P393">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537">Při hře bys tedy měl rozlišovat, co opravdu ví tvoje postava a rozhodovat se jen podle toho. Jsou ale případy, kdy to neplatí:</text:span></text:p>
      <text:p text:style-name="P394">1) Vždycky ber v potaz, co bude tvoje rozhodnutí znamenat pro vaše společné hraní. Pokud by ses kvůli tomu například měl rozhádat se svými spoluhráči, rozhodně to za to nestojí.</text:p>
      <text:p text:style-name="P394">2) <text:span text:style-name="T1538">Měl bys také myslet na to, zda tvoje rozhodnutí povede k zábavné hře pro všechny hráče u stolu. Není například moc dobrý nápad, aby se tvoje postava sama vydala na dlouhou pouť někam do pustiny a nikomu o tom neřekla.<text:line-break/><text:tab/>Když si nejsi jistý, jestli je něco dobrý nápad, řekni to nahlas a promluvte si o tom společně.</text:span></text:p>
      <text:p text:style-name="P395"><text:soft-page-break/><text:span text:style-name="T1540">3</text:span>) <text:span text:style-name="T1539">Striktní oddělování informací hráče a postavy je sice obvyklý a doporučený styl hry, ale není jediný možný. Některé skupiny hrají se „společným vědomím“, kdy hráči uvažují v taktické rovině a tolik se nevžívají do rolí postav. Pokud vás to tak baví, není na tom nic špatného – nezapomeňte na to ale upozornit případné nové hráče, ti na to totiž nemusejí být zvyklí.</text:span></text:p>
      <text:p text:style-name="P396"><text:span text:style-name="T1540">4</text:span>) <text:span text:style-name="T1540">Když byste chtěli hrát opravdu důsledně v rolích, tak byste měli informace zopakovat pokaždé, když je některé z postav slyší poprvé.</text:span></text:p>
      <text:p text:style-name="Example_20_Header">Příklad:</text:p>
      <text:p text:style-name="Example">Naria na výzvědách narazí na tábor skřetů. Pán jeskyně popíše, jak to tam vypadá. Tyhle informace má teď ale pouze Naria, takže až se vrátí do tábora, měla by je Katka svými slovy zopakovat.</text:p>
      <text:p text:style-name="P397">V uvedeném příkladě všichni hráči u stolu popis slyšeli, takže není nezbytně nutné ho doslova zopakovat. Katka může říct prostě jen „Řeknu ostatním, co jsem tam viděla“.<text:line-break/><text:tab/>Někdy ale může mít smysl, aby to přece jen hráč svými slovy přeříkal. Postava (a ani její hráč) totiž obvykle nemá dokonalou paměť, případně si může své zážitky vyložit po svém. Tato drobná nedorozumění mohou vést k zábavným herním situacím, takže je škoda se o ně zcela připravit.</text:p>
      <text:h text:style-name="P625" text:outline-level="3">Říkej rovnou, čeho se snažíš dosáhnout</text:h>
      <text:p text:style-name="P1121">Mnoha nedorozuměním můžeš předejít, když nebudeš pouze popisovat, co děláš, ale řekneš také, čeho se tím snažíš dosáhnout. Představ si následující situaci:</text:p>
      <text:p text:style-name="P1133"><text:span text:style-name="T1113">Hráč</text:span><text:span text:style-name="T1111">:</text:span> <text:span text:style-name="T712">„V jedn</text:span><text:span text:style-name="T775">ý</text:span><text:span text:style-name="T712"> z předchozích místností byla hromada dřeva. Nanosím ho sem.“</text:span></text:p>
      <text:p text:style-name="P1133"><text:span text:style-name="T1103">Pán jeskyně:</text:span> <text:span text:style-name="T712">„Jasně, není problém. Zabere to pár desítek minut.“</text:span></text:p>
      <text:p text:style-name="P1133"><text:span text:style-name="T1113">Hráč</text:span><text:span text:style-name="T1111">:</text:span><text:span text:style-name="T1385"> </text:span><text:span text:style-name="T775">„Zapálím ho.“</text:span></text:p>
      <text:p text:style-name="P1133"><text:soft-page-break/><text:span text:style-name="T1111">Pán jeskyně:</text:span><text:span text:style-name="T1385"> </text:span><text:span text:style-name="T775">„Hele, to asi nepůjde. </text:span><text:span text:style-name="T776">T</text:span><text:span text:style-name="T775">o dřevo tam prakticky leželo ve vodě. Je totálně nasáklý a napůl shnilý.“</text:span></text:p>
      <text:p text:style-name="P909"><text:span text:style-name="T864">P</text:span><text:span text:style-name="T850">ostava by si určitě všimla, že nosí dřevo, které rozhodně nepůjde zapálit. Pán jeskyně ale nevěděl, že </text:span><text:span text:style-name="T865">zrovna</text:span><text:span text:style-name="T850"> </text:span><text:span text:style-name="T865">to chce udělat</text:span><text:span text:style-name="T850">, takže neměl důvod to </text:span><text:span text:style-name="T866">hráči</text:span><text:span text:style-name="T850"> říct.<text:line-break/><text:tab/></text:span><text:span text:style-name="T852">Podobná nedorozumění jsou nepříjemná zvláště v boji. </text:span><text:span text:style-name="T875">Ř</text:span><text:span text:style-name="T1111">íkej proto vždycky nahlas, o co se snažíš</text:span><text:span text:style-name="T1103">.</text:span></text:p>
      <text:list xml:id="list1318481277" text:style-name="L38">
        <text:list-item>
          <text:p text:style-name="P908">Zapojíš tím do hry ostatní hráče, mohou pak nad tím přemýšlet také.</text:p>
        </text:list-item>
        <text:list-item>
          <text:p text:style-name="P908"><text:span text:style-name="T851">Pán jeskyně ti </text:span><text:span text:style-name="T850">díky tomu bude moci</text:span><text:span text:style-name="T851"> rovnou říct, co bude a nebude fungovat a případně navrhnout alternativu.</text:span></text:p>
        </text:list-item>
      </text:list>
      <text:h text:style-name="Heading_20_3" text:outline-level="3">Nenechávejte si své informace pro sebe!</text:h>
      <text:p text:style-name="P398">Představ si, že by Naria na dotaz, co při svém průzkumu viděla, řekla: „Nic zajímavýho.“ Ostatní hráči by teď museli hrát s tím, že jejich postavy o skřetím táboru nevědí. To povede ke dvěma věcem:</text:p>
      <text:list xml:id="list3920969082" text:style-name="L39">
        <text:list-item>
          <text:p text:style-name="P910">Až na něj ostatní postavy narazí, uvědomí si, že jim o něm Naria neřekla, a budou na ni po právu naštvané, protože to je docela důležitá informace.</text:p>
        </text:list-item>
        <text:list-item>
          <text:p text:style-name="P911">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399">Pokud by se vám tohle stávalo často, <text:span text:style-name="T1541">tak</text:span> hrát se „společným vědomím“, kdy všichni hráči mohou používat všechny informace, je nejspíš docela dobrý nápad.</text:p>
      <text:h text:style-name="Heading_20_2" text:outline-level="2"><text:soft-page-break/><text:span text:style-name="T704">Před p</text:span><text:span text:style-name="T249">rvní hr</text:span><text:span text:style-name="T704">ou</text:span></text:h>
      <text:p text:style-name="P408"><text:span text:style-name="T249">Než začnete hrát, </text:span><text:span text:style-name="T669">domluvte se na následujících věcech:</text:span></text:p>
      <text:list xml:id="list160033313951314" text:continue-list="list2323571606" text:style-name="L6">
        <text:list-item>
          <text:p text:style-name="P936"><text:span text:style-name="T701">Zda budou mít </text:span><text:span text:style-name="T702">vaše</text:span><text:span text:style-name="T701"> postavy </text:span><text:span text:style-name="T669">p</text:span><text:span text:style-name="T249">říběhov</text:span><text:span text:style-name="T701">ou</text:span><text:span text:style-name="T249"> imunit</text:span><text:span text:style-name="T701">u.</text:span></text:p>
        </text:list-item>
        <text:list-item>
          <text:p text:style-name="P775">Jak rychle budete postupovat na nové úrovně.</text:p>
        </text:list-item>
        <text:list-item>
          <text:p text:style-name="P937"><text:span text:style-name="T702">C</text:span><text:span text:style-name="T249">o budete hrát, kdo jsou vaše postavy a jestli se znají.</text:span></text:p>
        </text:list-item>
      </text:list>
      <text:p text:style-name="P433"><text:span text:style-name="T670">Kdykoliv </text:span><text:span text:style-name="T703">později</text:span><text:span text:style-name="T670"> v průběhu hraní můžete </text:span><text:span text:style-name="T703">cokoliv z toho</text:span><text:span text:style-name="T670"> přehodnotit a upravit, aby vám to co nejlépe vyhovovalo.</text:span></text:p>
      <text:h text:style-name="P600" text:outline-level="3">Domluva o příběhové imunitě</text:h>
      <text:p text:style-name="P434">Před začátkem hry se dohodněte, jestli budete hrát s možností smrti postav nebo bez ní.</text:p>
      <text:list xml:id="list3967411275" text:style-name="L43">
        <text:list-item>
          <text:p text:style-name="P938">Když se rozhodnete hrát <text:span text:style-name="T1575">s tím, že postavy nemohou umřít</text:span>, tak je vaším úkolem společně <text:span text:style-name="T1089">s Pánem jeskyně</text:span> zajistit, aby se nikdy nedostaly do situace, kde by přežití nedávalo smysl. Pán jeskyně tedy do hry nebude dávat pasti jako „<text:span text:style-name="T1125">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p>
          <text:p text:style-name="P938">I tak se vám občas stane, že budete muset trochu přiohnout pravděpodobnost – když <text:span text:style-name="T1091">je</text:span> například postava <text:span text:style-name="T1090">vyřazena</text:span> při boji se smečkou vlků a ostatní musí prchnout a nechat ji tam, Pán jeskyně může například popsat, jak se vlci mezi sebou začali rvát o právo na kořist, <text:span text:style-name="T1086">nebo třeba do hry vložit jiné, větší nebezpečí, které vlky zažene a dá ostatním možnost postavu zachránit.</text:span></text:p>
          <text:list>
            <text:list-item>
              <text:p text:style-name="P939"><text:soft-page-break/>Ve hře bez umírání postav může stále postava umřít, pokud se pro to rozhodne její hráč. <text:span text:style-name="T1088">Může třeba sám usoudit, že se do smrtelné situace dostal vlastní chybou a postava by to fakt přežít neměla, může jít o hrdinskou smrt, kdy se postava obětuje za ostatní a podobně.</text:span></text:p>
            </text:list-item>
          </text:list>
        </text:list-item>
        <text:list-item>
          <text:p text:style-name="P939">Když se rozhodnete hrát s možností smrti postav, <text:span text:style-name="T1087">tak postavy nemohou umřít jen tak při špatném hodu kostkou, ale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by vám postavy umíraly často, přestalo by vám na nich záležet a zmizel by tím pocit reálného nebezpečí, kvůli kterému možnost smrti postav do hry dáváte.</text:span></text:p>
        </text:list-item>
      </text:list>
      <text:p text:style-name="P435">Pokud nevíte, co si máte vybrat, nebo se ne<text:span text:style-name="T1576">můžete</text:span> dohodnout, hrajte s příběhovou imunitou, tedy bez umírání postav.</text:p>
      <text:h text:style-name="P600" text:outline-level="3">Domluva o rychlosti <text:span text:style-name="T1560">postupu po úrovních</text:span></text:h>
      <text:p text:style-name="P436">Pokud se nedomluvíte jinak, budete<text:span text:style-name="T1563"> nové úrovně získávat </text:span>takto:</text:p>
      <text:list xml:id="list4092441933" text:style-name="L44">
        <text:list-item>
          <text:p text:style-name="P940">Druhou a třetí jednou měsíčně</text:p>
        </text:list-item>
        <text:list-item>
          <text:p text:style-name="P941"><text:span text:style-name="T1564">Čtvrtou až sedmou</text:span> jednou za 2 měsíce</text:p>
        </text:list-item>
        <text:list-item>
          <text:p text:style-name="P942"><text:span text:style-name="T1564">Osmou a vyšší</text:span> jednou za <text:span text:style-name="T1561">3</text:span> měsíce</text:p>
        </text:list-item>
      </text:list>
      <text:p text:style-name="P437">Jde o čas v reálném světě, nikoliv ve hře. Znamená to tedy, že pokud se bude scházet například jednou týdně, tak na první úrovni strávíte zhruba 4 sezení.</text:p>
      <text:p text:style-name="P437">/<text:span text:style-name="T1565">*</text:span></text:p>
      <text:p text:style-name="P438">TODO: Tohle ještě zvážit.</text:p>
      <text:p text:style-name="P439"><text:soft-page-break/>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566">Prozatím plánuju 12 úrovní celkem...)</text:span>.</text:p>
      <text:p text:style-name="P439">*/</text:p>
      <text:h text:style-name="P600" text:outline-level="3">Domluva o <text:span text:style-name="T1558">příběhu</text:span></text:h>
      <text:p text:style-name="P440">Domluvte se, co budete hrát, ať si můžete vytvořit postavy, které se budou do vašeho příběhu hodit. Proberte také, jak bude hra začínat (náhodným setkáním v hospodě, přijetím společného úkolu, společným problémem apod.) a jestli se vaše postavy od začátku znají.</text:p>
      <text:h text:style-name="P600" text:outline-level="3">Domluva o postavách</text:h>
      <text:p text:style-name="P441">Domluvte se, jaké kdo bude mít jaké povolání a jaké si kdo vezme schopnosti a dovednosti. Obvykle je lepší se doplňovat, než si konkurovat.</text:p>
      <text:h text:style-name="Heading_20_2" text:outline-level="2">Postup po úrovních</text:h>
      <text:p text:style-name="P427">Pokud se nedomluvíte jinak, budete<text:span text:style-name="T1563"> nové úrovně získávat </text:span>takto:</text:p>
      <text:list xml:id="list771833612" text:style-name="L45">
        <text:list-item>
          <text:p text:style-name="P943">Druhou a třetí jednou měsíčně</text:p>
        </text:list-item>
        <text:list-item>
          <text:p text:style-name="P944"><text:span text:style-name="T1564">Čtvrtou až sedmou</text:span> jednou za 2 měsíce</text:p>
        </text:list-item>
        <text:list-item>
          <text:p text:style-name="P945"><text:span text:style-name="T1564">Osmou a vyšší</text:span> jednou za <text:span text:style-name="T1561">3</text:span> měsíce</text:p>
        </text:list-item>
      </text:list>
      <text:p text:style-name="P427"><text:soft-page-break/>Jde o čas v reálném světě, nikoliv ve hře. Znamená to tedy, že pokud se bude scházet například jednou týdně, tak na první úrovni strávíte zhruba 4 sezení.</text:p>
      <text:p text:style-name="P427">/<text:span text:style-name="T1565">*</text:span></text:p>
      <text:p text:style-name="P443">TODO: Tohle ještě zvážit.</text:p>
      <text:p text:style-name="P444">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566">Prozatím plánuju 12 úrovní celkem...)</text:span>.</text:p>
      <text:p text:style-name="P444">*/</text:p>
      <text:h text:style-name="P601" text:outline-level="3">Co <text:span text:style-name="T1562">přestup znamená pravidlově</text:span></text:h>
      <text:p text:style-name="P411">Při přestupu na <text:span text:style-name="T998">každou</text:span> lichou úroveň <text:span text:style-name="T998">(třetí, pátou atd.)</text:span> <text:span text:style-name="T997">se zvyšuje hodnota jedné z vlastností o 1.</text:span></text:p>
      <text:list xml:id="list868628215" text:style-name="L46">
        <text:list-item>
          <text:p text:style-name="P947"><text:span text:style-name="T56">Můžeš si </text:span><text:span text:style-name="T172">zvýšit</text:span><text:span text:style-name="T56"> kterou chceš, ale rozdíl mezi tvou nejvyšší a nejnižší vlastností nemůže být větší než 3.</text:span></text:p>
        </text:list-item>
        <text:list-item>
          <text:p text:style-name="P946"><text:span text:style-name="T56">P</text:span><text:span text:style-name="T170">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948"><text:span text:style-name="T170">K</text:span><text:span text:style-name="T1">dyž si zvýšíš Duši, zvedne se tím zároveň i tvá Magenergie (aktuální i maximální).</text:span></text:p>
        </text:list-item>
      </text:list>
      <text:h text:style-name="Heading_20_3" text:outline-level="3"><text:soft-page-break/>Co <text:span text:style-name="T1562">přestup znamená příběhově</text:span></text:h>
      <text:p text:style-name="P414"><text:span text:style-name="T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8">I k</text:span><text:span text:style-name="T1">dyž </text:span><text:span text:style-name="T168">na to ale v kampani dost času nemáte</text:span><text:span text:style-name="T1">, </text:span><text:span text:style-name="T173">třeba proto, že se události valí jedna za druhou a postavy si nemohou dovolit na delší dobu někam zmizet,</text:span><text:span text:style-name="T169"> přestupy</text:span><text:span text:style-name="T1"> kvůli tomu neodkládejte, </text:span><text:span text:style-name="T174">z</text:span><text:span text:style-name="T1">ískávání nových schopností je důležitou součástí </text:span><text:span text:style-name="T173">zážitku</text:span><text:span text:style-name="T1"> hry. </text:span><text:span text:style-name="T173">Prostě si zvyšte úroveň a neřešte, </text:span><text:span text:style-name="T175">kdy a </text:span><text:span text:style-name="T173">jak přesně postavy k novým schopnostem přišly.</text:span></text:p>
      <text:h text:style-name="P630" text:outline-level="1">Náhodný hod</text:h>
      <text:p text:style-name="P413"><text:span text:style-name="T249">Náhodný hod </text:span><text:span text:style-name="T645">může</text:span><text:span text:style-name="T249"> P</text:span><text:span text:style-name="T646">án jeskyně </text:span><text:span text:style-name="T645">použít, když chce</text:span><text:span text:style-name="T249"> </text:span><text:span text:style-name="T647">nestranně</text:span><text:span text:style-name="T249"> rozhodnout něco, co nezávisí na schopnostech postav. </text:span><text:span text:style-name="T652">Hází se k6 a</text:span><text:span text:style-name="T648"> P</text:span><text:span text:style-name="T650">án jeskyně</text:span><text:span text:style-name="T648"> </text:span><text:span text:style-name="T649">vždy</text:span><text:span text:style-name="T648"> před hodem určí, co budou znamenat jednotlivé výsledky.</text:span></text:p>
      <text:p text:style-name="P496"><text:span text:style-name="T648">P</text:span><text:span text:style-name="T249">říklad:</text:span></text:p>
      <text:p text:style-name="P561"><text:span text:style-name="T437">Hráč:</text:span><text:span text:style-name="T644"> </text:span><text:span text:style-name="T249">„Jak</text:span><text:span text:style-name="T700">ý</text:span><text:span text:style-name="T249"> je zrovna počasí?“<text:line-break/></text:span><text:span text:style-name="T437">P</text:span><text:span text:style-name="T438">án jeskyně</text:span><text:span text:style-name="T437">:</text:span><text:span text:style-name="T644"> </text:span><text:span text:style-name="T249">„</text:span><text:span text:style-name="T651">Nevím, hodím si. </text:span><text:span text:style-name="T249">Jednička – je krásně, šestka – je bouřka.“</text:span></text:p>
      <text:p text:style-name="P560"><text:span text:style-name="T29">Hráč:</text:span><text:span text:style-name="T31"> </text:span><text:span text:style-name="T32">„</text:span><text:span text:style-name="T31">Je v t</text:span><text:span text:style-name="T33">ý</text:span><text:span text:style-name="T31">hle vesnici zbrojíř?“<text:line-break/></text:span><text:span text:style-name="T29">P</text:span><text:span text:style-name="T30">án jeskyně</text:span><text:span text:style-name="T29">:</text:span><text:span text:style-name="T31"> „To není moc pravděpodobn</text:span><text:span text:style-name="T33">ý</text:span><text:span text:style-name="T31"> – jedna z šesti.“</text:span></text:p>
      <text:h text:style-name="Heading_20_1" text:outline-level="1"><text:span text:style-name="T56">P</text:span><text:span text:style-name="T1">utování</text:span></text:h>
      <text:p text:style-name="P415"><text:span text:style-name="T63">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3556480929" text:style-name="L47">
        <text:list-item>
          <text:p text:style-name="P811">Přepadení.</text:p>
        </text:list-item>
        <text:list-item>
          <text:p text:style-name="P811">Překonávání obtížných překážek.</text:p>
        </text:list-item>
        <text:list-item>
          <text:p text:style-name="P811">Průzkum zajímavých míst.</text:p>
        </text:list-item>
      </text:list>
      <text:p text:style-name="P120">Můžete také občas někoho potkat a vyměnit si s ním novinky z míst, odkud každý z vás putuje. Ve světě Dračáku je to běžný způsob, jak se šíří informace.</text:p>
      <text:h text:style-name="Heading_20_2" text:outline-level="2"><text:span text:style-name="T63">Z</text:span><text:span text:style-name="T1">ásoby</text:span></text:h>
      <text:p text:style-name="P121">Vaše postavy jsou zkušení dobrodruzi a samozřejmě vědí, že si na výpravu musí sehnat zásoby a dostatek tekutin, a jak to všechno pobrat. Můžete to tedy s klidným srdcem nechat na nich a prostě říct „Bereme si dostatek zásob“.</text:p>
      <text:h text:style-name="Heading_20_2" text:outline-level="2">Hlídky</text:h>
      <text:p text:style-name="P416"><text:span text:style-name="T1567">To, zda budete přes noc držet hlídky, a případně v jakém pořadí, může být důležité a zajímavé, protože to určí výchozí situaci, když vás někdo přepadne.<text:line-break/><text:tab/>To se ale obvykle stane za celou cestu jen jednou nebo dvakrát, nebo také vůbec, takže kvůli tomu nemusíte každý den cesty hlásit, </text:span><text:soft-page-break/><text:span text:style-name="T1567">v jakém pořadí hlídáte. Stačí, když řeknete, jestli hlídky držíte nebo ne. Pokud se zrovna v danou noc něco stane, Pán jeskyně se vás zeptá, kdo kdy hlídá, případně si můžete hodit kostkou, na čí hlídku to zrovna vyjde.</text:span></text:p>
      <text:h text:style-name="P631" text:outline-level="1"><text:span text:style-name="T1008">Hledání, s</text:span>krývání a plížení</text:h>
      <text:h text:style-name="P650" text:outline-level="2"><text:bookmark-start text:name="__RefHeading___Toc36204_611713307"/>Hledání<text:bookmark-end text:name="__RefHeading___Toc36204_611713307"/></text:h>
      <text:p text:style-name="P407">Na hledání skrytých věcí se nehází – když hledáš tam, kde něco skutečně je, tak to najdeš.</text:p>
      <text:h text:style-name="P650" text:outline-level="2"><text:bookmark-start text:name="__RefHeading___Toc36206_611713307"/>Postřeh a plížení<text:bookmark-end text:name="__RefHeading___Toc36206_611713307"/></text:h>
      <text:p text:style-name="P407">Na plížení se hází Finesou.</text:p>
      <text:list xml:id="list258311432" text:style-name="L48">
        <text:list-item>
          <text:p text:style-name="P949">Musíš se mít za co schovat.</text:p>
        </text:list-item>
        <text:list-item>
          <text:p text:style-name="P949">Ve vhodných podmínkách (šero, hustý podrost a podobně) si při plížení počítáš výhodu.</text:p>
        </text:list-item>
        <text:list-item>
          <text:p text:style-name="P949">Když se nehýbeš, počítáš si další výhodu.</text:p>
        </text:list-item>
      </text:list>
      <text:p text:style-name="P407">Ten, kdo tě hledá, si také hodí Finesou.</text:p>
      <text:list xml:id="list1383559617" text:style-name="L49">
        <text:list-item>
          <text:p text:style-name="P950">Když hodí víc, všiml si tě.</text:p>
        </text:list-item>
        <text:list-item>
          <text:p text:style-name="P950">Když vám padne stejně, všiml si něčeho podezřelého, ale není si jistý, co <text:span text:style-name="T1009">to</text:span> je.</text:p>
        </text:list-item>
      </text:list>
      <text:p text:style-name="P410"><text:span text:style-name="T1559">Povšimni si, že ve hře není dovednost </text:span><text:span text:style-name="T792">Plížení</text:span><text:span text:style-name="T1559">. Je to záměrně – jak dobře se umíš plížit a všímat si skrytých protivníků určuje tvoje Finesa.</text:span></text:p>
      <text:h text:style-name="Heading_20_1" text:outline-level="1">Překonávání překážek</text:h>
      <text:p text:style-name="P293">TODO: Přeformulovat pro Dračák („na výpravě“ místo „v podzemí“).</text:p>
      <text:p text:style-name="P290">V podzemí může být spousta překážek: Pobořené zdi a stropy, zamčené dveře, smrtící pasti, průrvy a propasti, a podobně.</text:p>
      <text:list xml:id="list2826901238" text:style-name="L50">
        <text:list-item>
          <text:p text:style-name="P951">Každou překážku můžete překonat, když vymyslíte jak.</text:p>
        </text:list-item>
      </text:list>
      <text:p text:style-name="P291">V této hře se na překonávání překážek nehází kostkou, není to tedy o náhodě. <text:span text:style-name="T1359">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1735056246" text:style-name="L51">
        <text:list-item>
          <text:p text:style-name="P952">Používej svoji výbavu a to, co najdeš v podzemí.</text:p>
        </text:list-item>
      </text:list>
      <text:p text:style-name="P292"><text:span text:style-name="T1360">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769">„Hele, v předchozí místnosti byly stoly. Nešlo by je rozštípat a udělat z nich žebřík?“</text:span><text:span text:style-name="T1360"> ale nech pak hráče tesaře, ať popíše, jak to dělá.<text:line-break/><text:tab/>Pokud ovšem zrovna tesaře v družině nemáte, pusť se do toho klidně sám.<text:line-break/><text:tab/></text:span></text:p>
      <text:h text:style-name="P602" text:outline-level="3"><text:soft-page-break/>Náklad a zranění</text:h>
      <text:p text:style-name="P116">Při překonávání překážek ber v úvahu, co všechno s sebou neseš a jestli jsi případně zraněn.<text:line-break/><text:tab/><text:span text:style-name="T1358">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603" text:outline-level="3">Když to nejde silou…</text:h>
      <text:p text:style-name="P294">Na rozdíl od počítačových her zde není pevn<text:span text:style-name="T1362">ě</text:span> <text:span text:style-name="T1362">dáno</text:span>, jak jdou překážky překonat. <text:span text:style-name="T1363">Fungovat bude c</text:span>okoliv, co dává smysl. Pokud vás tedy nenapadá lepší možnost, můžete se například někam prokopat nebo probourat, <text:span text:style-name="T1364">dveře</text:span> můžete prostě rozmlátit, skálu rozštípat opakov<text:span text:style-name="T1365">aný</text:span>m rozpalováním a chlazením a podobně.<text:line-break/><text:tab/><text:span text:style-name="T1366">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651" text:outline-level="2"><text:bookmark-start text:name="__RefHeading___Toc13231_3822832400"/><text:soft-page-break/>Sv<text:span text:style-name="T1367">ícení</text:span> v podzemí<text:bookmark-end text:name="__RefHeading___Toc13231_3822832400"/></text:h>
      <text:p text:style-name="P295">Když vstoupíte do temného podzemí, nebo třeba když v noci držíte hlídky, domluvte se, kdo bude svítit a čím.</text:p>
      <text:list xml:id="list2834182961" text:style-name="L52">
        <text:list-item>
          <text:p text:style-name="P953">Lucerna nebo louč se obvykle drží v ruce, takže při tom nejde dost dobře bojovat se štítem nebo s dvojruční zbraní.</text:p>
        </text:list-item>
      </text:list>
      <text:p text:style-name="P296">Nemusí<text:span text:style-name="T1368">š</text:span> přesně počítat, jak dlouho vydrží svítit louč a kdy je potřeba zapálit novou. <text:span text:style-name="T1368">Měl bys ale popisovat, třeba že před bojem postavíš lucernu na zem, abys mohl vzít kopí do obou rukou. Lucerna je totiž herní prvek – někdo ji může zkusit rozkopnout a zhasnout, můžete se od ní v průběhu boje vzdálit a podobně.</text:span></text:p>
      <text:h text:style-name="P652" text:outline-level="2"><text:bookmark-start text:name="__RefHeading___Toc13233_3822832400"/>Kreslení mapy<text:bookmark-end text:name="__RefHeading___Toc13233_3822832400"/></text:h>
      <text:p text:style-name="P297"><text:span text:style-name="T1369">Domluvte se, kdo bude kreslit mapu</text:span>. <text:span text:style-name="T1370">Nejvíc se na to hodí</text:span> písař, <text:span text:style-name="T1371">protože na to má nástroje</text:span>, ale nemusí to chtít dělat a nemusí ve skupině vůbec být.</text:p>
      <text:list xml:id="list1845144984" text:style-name="L53">
        <text:list-item>
          <text:p text:style-name="P954"><text:span text:style-name="T1372">U stolu</text:span> vám bude nejspíš kreslit mapu Pán jeskyně, protože je to o dost rychlejší, než kdyby vám měl diktovat tvary místností.</text:p>
        </text:list-item>
      </text:list>
      <text:p text:style-name="P117">Mapa, kterou si <text:span text:style-name="T1361">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653" text:outline-level="2"><text:span text:style-name="T56">P</text:span><text:span text:style-name="T1">rohledávání</text:span></text:h>
      <text:p text:style-name="P298"><text:span text:style-name="T1">- </text:span><text:span text:style-name="T64">hledání tajných dveří a schránek</text:span></text:p>
      <text:p text:style-name="P115">- otevírání tajných dveří a schránek</text:p>
      <text:p text:style-name="P299"><text:soft-page-break/>Snaž se pozorně poslouchat, co Pán jeskyně popisuje. Všechno, co řekne, jsou věci, se kterými můžeš dál něco dělat. Když například popíše:</text:p>
      <text:p text:style-name="P299"><text:tab/><text:span text:style-name="T712">„V místnosti je stůl, židle a na stěně obraz.“</text:span></text:p>
      <text:p text:style-name="P300">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317228945" text:style-name="L54">
        <text:list-item>
          <text:p text:style-name="P955">Můžeš například lucernu pověsit na hůl, nebo ji přivázat na lano aby sis mohl někam posvítit a nemusel tam chodit nebo šplhat. Nebo tam hodit zapálenou louč.</text:p>
        </text:list-item>
      </text:list>
      <text:h text:style-name="P604" text:outline-level="3">Pořád jdeme opatrně</text:h>
      <text:p text:style-name="P301">Možná si říkáš, že nejjednodušší by bylo na začátku podzemí říct, že pořád půjdete opatrně, budete si dávat pozor na pasti a budete prohledávat úplně všechno. <text:span text:style-name="T1373">Přesně tak to je</text:span> – <text:span text:style-name="T1373">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373">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604" text:outline-level="3"><text:soft-page-break/>Prohledávám místnost</text:h>
      <text:p text:style-name="P302">Když oznámíš, že prohledáváš celou místnost nebo chodbu, tak to znamená, že si pořádně prohlédneš stěny, stop, podlahu a vybavení v místnosti.<text:line-break/><text:tab/>Pán jeskyně ti <text:span text:style-name="T1374">popíše</text:span> všechno, co jsi našel, ale obvykle ti neřekne, co přesně to je. Takže se můžeš dozvědět například:</text:p>
      <text:p text:style-name="P302"><text:tab/><text:span text:style-name="T712">„Na východní stěně jsi našel spáru ve tvaru čtverce, asi tak půl metru na půl metru“.</text:span></text:p>
      <text:p text:style-name="P302"><text:span text:style-name="T803">Spáru pak můžeš zkoumat dál: Proklepat ohraničený čtverec, jestli není dutý, zkusit do spáry něco strčit, </text:span><text:span text:style-name="T835">nebo třeba</text:span><text:span text:style-name="T803">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836">pak</text:span><text:span text:style-name="T803"> </text:span><text:span text:style-name="T836">nejspíš</text:span><text:span text:style-name="T803"> řekne, </text:span><text:span text:style-name="T836">třeba</text:span><text:span text:style-name="T803"> že jsi na stěně našel malou dírku a ty ji pak můžeš zkoumat dál.</text:span></text:p>
      <text:h text:style-name="P604" text:outline-level="3">Zapomněli jsme na něco?</text:h>
      <text:p text:style-name="P303"><text:span text:style-name="T1375">Na rozdíl od tvé postavy, která v místnosti stojí, si ty musíš všechno</text:span> představit <text:span text:style-name="T1376">čistě</text:span> <text:span text:style-name="T1377">podle</text:span> popisu Pána jeskyně. <text:span text:style-name="T1378">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303"><text:tab/><text:span text:style-name="T712">„</text:span><text:span text:style-name="T770">Prohledal</text:span><text:span text:style-name="T771">i</text:span><text:span text:style-name="T770"> jsem to tu všechno?</text:span><text:span text:style-name="T712">“</text:span></text:p>
      <text:p text:style-name="P304"><text:span text:style-name="T1375">On</text:span> na to odpoví třeba:</text:p>
      <text:p text:style-name="P304"><text:span text:style-name="T803"><text:tab/></text:span><text:span text:style-name="T712">„</text:span><text:span text:style-name="T772">Prošl</text:span><text:span text:style-name="T771">i</text:span><text:span text:style-name="T772"> js</text:span><text:span text:style-name="T771">te</text:span><text:span text:style-name="T772"> důkladně všechny stěny a nic js</text:span><text:span text:style-name="T771">te</text:span><text:span text:style-name="T772"> tam nenašl</text:span><text:span text:style-name="T771">i</text:span><text:span text:style-name="T772">. Je tu ale ještě stůl se šuplíkem, tomu </text:span><text:span text:style-name="T771">jste se</text:span><text:span text:style-name="T772"> zatím nevěnoval</text:span><text:span text:style-name="T771">i</text:span><text:span text:style-name="T772">. A nijak zvlášť podrobně js</text:span><text:span text:style-name="T771">te</text:span><text:span text:style-name="T772"> nezkoumal</text:span><text:span text:style-name="T771">i</text:span><text:span text:style-name="T772"> ani podlahu a strop.</text:span><text:span text:style-name="T712">“</text:span></text:p>
      <text:h text:style-name="P604" text:outline-level="3"><text:soft-page-break/>Hledání pastí</text:h>
      <text:p text:style-name="P301"><text:span text:style-name="T837">H</text:span><text:span text:style-name="T838">ledání pastí </text:span><text:span text:style-name="T839">je stejné jako prohledávání místností</text:span><text:span text:style-name="T838">. Když řekneš například </text:span><text:span text:style-name="T773">„Jdu pomalu chodbou a dávám si pozor na pasti“</text:span><text:span text:style-name="T838">, </text:span><text:span text:style-name="T840">tak ti PJ sdělí pouze případná vodítka, pokud tam nějaká jsou.</text:span></text:p>
      <text:p text:style-name="P305"><text:tab/>„Asi po dvou metrech sis všimnul, že v pravé stěně chodby je ve svislé řadě několik děr.“</text:p>
      <text:p text:style-name="P239">A je opět na tobě, jak s touto informací naložíš. Může se také stát, že tam žádné vodítko nebude – některé pasti jsou prostě příliš dobře zamaskované, případně může být náznak někde jinde, než kde se past spouští.</text:p>
      <text:list xml:id="list3430456300" text:style-name="L55">
        <text:list-item>
          <text:p text:style-name="P956"><text:span text:style-name="T841">Když spustíš past poté, co jsi popsal, že jdeš opatrně a dáváš si pozor na pasti, tak si počítáš výhodu na obranu </text:span><text:span text:style-name="T842">(+1).</text:span></text:p>
          <text:list>
            <text:list-item>
              <text:p text:style-name="P956"><text:span text:style-name="T841">J</text:span><text:span text:style-name="T838">ak se brání proti pastem se dočteš v kapitole TODO.</text:span></text:p>
            </text:list-item>
          </text:list>
        </text:list-item>
      </text:list>
      <text:p text:style-name="P310"><text:span text:style-name="T803">Také u hledání pastí je dobré popisovat, co přesně děláš – když například řekneš </text:span><text:span text:style-name="T712">„Vezmu si tyč a budu před sebou proklepávat podlahu, jestli není dutá“</text:span><text:span text:style-name="T803">, tak najdeš případné propadlo, i když jsi </text:span><text:span text:style-name="T843">neměl žádné vodítko</text:span><text:span text:style-name="T803">, že tam může být.</text:span></text:p>
      <text:h text:style-name="P576" text:outline-level="4">Co s nalezenou pastí?</text:h>
      <text:p text:style-name="P311"><text:span text:style-name="T803">Když máš pocit, že jsi našel past, </text:span><text:span text:style-name="T844">můžeš ji zkusit zneškodnit, spustit ji tak, aby tě nezasáhla, nebo zjistit, jak se deaktivuje.<text:line-break/><text:tab/>Většinu pastí můžeš něčím ucpat, přemostit nebo zatarasit:</text:span></text:p>
      <text:list xml:id="list90318862" text:style-name="L56">
        <text:list-item>
          <text:p text:style-name="P958">Když například najdeš ve stěně dírku, ze které vylétává šipka, můžeš do ní zatlouct dřevěný kolík nebo před ni třeba postavit skříň.</text:p>
        </text:list-item>
        <text:list-item>
          <text:p text:style-name="P957"><text:span text:style-name="T844">Můžeš ale také zkusit rozbít zeď, rám dveří, nebo v čem je zrovna past zabudovaná, </text:span><text:span text:style-name="T845">a</text:span><text:span text:style-name="T844"> dostat se tak k jejímu mechanismu, </text:span><text:span text:style-name="T845">abys jej mohl</text:span><text:span text:style-name="T844"> zablokovat nebo rozbít.</text:span></text:p>
        </text:list-item>
      </text:list>
      <text:p text:style-name="P311"><text:soft-page-break/><text:span text:style-name="T846">Další možnost je spustit past na prázdno. </text:span><text:span text:style-name="T847">T</text:span><text:span text:style-name="T846">o se </text:span><text:span text:style-name="T847">obvykle stává</text:span><text:span text:style-name="T846"> </text:span><text:span text:style-name="T847">nechtěně</text:span><text:span text:style-name="T846">, když tušíš, že tam nějaká past může být, ale nevíš přesně jaká, </text:span><text:span text:style-name="T847">ale můžeš to udělat i záměrně:</text:span></text:p>
      <text:list xml:id="list518925066" text:style-name="L57">
        <text:list-item>
          <text:p text:style-name="P959">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11"><text:span text:style-name="T803">Pasti </text:span><text:span text:style-name="T846">také</text:span><text:span text:style-name="T803"> obvykle jdou někde vypnout – ten, kdo do chodby nalíčil propadlo, do něj nejspíš nechtěl spadnout pokaždé, když se v noci vracel domů. </text:span><text:span text:style-name="T848">Vypínací mechanismus ale většinou bývá dobře schovaný a často je až za vlastní pastí, </text:span><text:span text:style-name="T849">protože</text:span><text:span text:style-name="T848"> kdo </text:span><text:span text:style-name="T849">ji</text:span><text:span text:style-name="T848"> zná, se jí </text:span><text:span text:style-name="T849">snadno</text:span><text:span text:style-name="T848"> dokáže vyhnout.</text:span></text:p>
      <text:h text:style-name="P604" text:outline-level="3">Nezneužívej n<text:span text:style-name="T1379">epřím</text:span>é informace</text:h>
      <text:p text:style-name="P298">Pán jeskyně vám může občas položit návodnou otázku, jako třeba: <text:span text:style-name="T712">„V jakém jdete pořadí?“</text:span> nebo <text:span text:style-name="T712">„Kdo prohledává ten stůl?“</text:span>. V tom případě už samozřejmě nemůžete říct <text:span text:style-name="T712">„My do té chodby rad</text:span><text:span text:style-name="T774">š</text:span><text:span text:style-name="T712">i ani nepůjdeme“</text:span>.</text:p>
      <text:h text:style-name="Heading_20_2" text:outline-level="2"><text:span text:style-name="T1117">Spouštění</text:span> pastí</text:h>
      <text:h text:style-name="Heading_20_2" text:outline-level="2">Infiltrace</text:h>
      <text:p text:style-name="Text_20_body">- <text:span text:style-name="T1118">jak na plížení, převleky, apod.</text:span></text:p>
      <text:h text:style-name="Heading_20_2" text:outline-level="2"><text:soft-page-break/>Zjišťování informací</text:h>
      <text:p text:style-name="P194">Informace nejspíš bude<text:span text:style-name="T1121">te</text:span> zjišťovat <text:span text:style-name="T1121">samostatně</text:span> – <text:span text:style-name="T1121">měla by to pokud možno dělat</text:span> <text:span text:style-name="T1121">vždy</text:span> ta <text:span text:style-name="T1121">postava</text:span>, která se na to nejlíp hodí: válečník <text:span text:style-name="T1121">se může vyptávat</text:span> v armádě, hraničář v divočině, zloděj v městském podsvětí a podobně.<text:line-break/><text:tab/>Hledání obvykle končí rozhovorem s někým, kdo má příslušné informace. Při tomto rozhovoru <text:span text:style-name="T1122">byste pokud možno měli</text:span> být všichni. Jsou pro to dva dobré důvody:</text:p>
      <text:list xml:id="list871433813" text:style-name="L58">
        <text:list-item>
          <text:p text:style-name="P968">Hráči, jejichž postavy zrovna nejsou na scéně, se nemohou naplno zapojit do hry.</text:p>
        </text:list-item>
        <text:list-item>
          <text:p text:style-name="P968"><text:span text:style-name="T1123">K</text:span>dyž jste na místě všichni, <text:span text:style-name="T1123">snáze si poradíte</text:span> s případnou léčkou či jinou <text:span text:style-name="T1123">nečekanou</text:span> nepříjemností.</text:p>
        </text:list-item>
      </text:list>
      <text:p text:style-name="P194">Bývá ale zvykem nechat vést rozhovor hráče postavy, která zařídila schůzku – dává to obvykle smysl, protože se v daném prostředí nejlépe vyzná, a kromě toho tím <text:span text:style-name="T1124">pomůžete tomu</text:span>, <text:span text:style-name="T1124">aby</text:span> se všichni hráči čas od času dosta<text:span text:style-name="T1124">li</text:span> ke slovu.</text:p>
      <text:p text:style-name="Text_20_body">- <text:span text:style-name="T1119">známosti</text:span></text:p>
      <text:p text:style-name="Text_20_body">- <text:span text:style-name="T1119">knihovny</text:span></text:p>
      <text:p text:style-name="P192">Pro PJ:</text:p>
      <text:p text:style-name="P192">- <text:span text:style-name="T1120">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93">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5"><text:soft-page-break/>- Neodehrávej, jak se postava několik hodin vyptává, přeskoč k rozhovoru s osobou, která skutečně něco ví (to ještě nemusí znamenat, že to postavám opravdu řekne).</text:p>
      <text:h text:style-name="P654" text:outline-level="2">Rozhovory</text:h>
      <text:p text:style-name="P112">V Dračáku se při rozhovorech nehází. Výsledek závisí na tom, co řekneš, <text:span text:style-name="T1134">případně</text:span> na co se zeptáš.</text:p>
      <text:p text:style-name="Example_20_Header">Příklad:</text:p>
      <text:p text:style-name="Example"><text:span text:style-name="T1103">Pán jeskyně:</text:span> Večeru jste dorazili k městu. Brána je ale zavřená a stojí před ní dva vojáci na stráži. Jeden z nich říká: „Je nám líto, vstup do města je zakázán. Budete si muset najít nocleh jinde“.</text:p>
      <text:p text:style-name="Example"><text:span text:style-name="T1103">Hráč:</text:span> „Kdo to nařídil?“</text:p>
      <text:p text:style-name="Example"><text:span text:style-name="T1103">Pán jeskyně:</text:span> „Náš velitel, kapitán Bregund.“</text:p>
      <text:p text:style-name="Example"><text:span text:style-name="T1103">Hráč:</text:span> <text:s/>„Tomu ale neseme zprávu! <text:span text:style-name="T1134">P</text:span>odívejte, tohle je jeho pečeť.“</text:p>
      <text:p text:style-name="Example"><text:span text:style-name="T1103">Pán jeskyně:</text:span> „Hmm, to skutečně vypadá jako pečeť našeho kapitána. Andire, otevři bránu!“</text:p>
      <text:p text:style-name="P111">Pro PJ:</text:p>
      <text:p text:style-name="P111"><text:span text:style-name="T1135">V průběhu rozhovoru mysli na to</text:span>, co NPCčko chce, případně co pro něj má nějakou hodnotu (peníze, život dcery, atd.). <text:span text:style-name="T1135">Nemusíš to mít rozmyšlené předem – když hráči navrhnou něco rozumného či pravděpodobného, kývni na to.</text:span></text:p>
      <text:p text:style-name="P111"><text:span text:style-name="T1136">Obdobně </text:span>když hráči něco navrhnou („<text:span text:style-name="T1136">N</text:span>emá náhodou nějaké příbuzné?“), snaž se to využít (třeba s nějakým twistem), i když jsi to původně neplánoval.</text:p>
      <text:p text:style-name="P197"><text:span text:style-name="T1">- </text:span><text:span text:style-name="T65">pokud není </text:span><text:span text:style-name="T66">velmi pádný</text:span><text:span text:style-name="T65"> důvod, proč by NPCčko něco říct nemělo, tak </text:span><text:span text:style-name="T66">ať to řekne. Pro hráče je velice otravné, když potkávají samé tajemné osoby, ze kterých se nedají vypáčit žádné informace.</text:span></text:p>
      <text:h text:style-name="P655" text:outline-level="2"><text:soft-page-break/>Umírání hráčských postav</text:h>
      <text:p text:style-name="P258"><text:span text:style-name="T66">Pravidla </text:span><text:span text:style-name="T96">pro boj</text:span><text:span text:style-name="T66"> záměrně neříkají, kdy </text:span><text:span text:style-name="T97">tvoje</text:span><text:span text:style-name="T66"> postava umře. Když její životy klesnou na 0 nebo méně, je vyřazena z boje, </text:span><text:span text:style-name="T98">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656" text:outline-level="2">Smrt protivníků</text:h>
      <text:p text:style-name="P259">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470">Příklad:</text:p>
      <text:p text:style-name="P533"><text:span text:style-name="T1108">Pavel:</text:span><text:span text:style-name="T1296"> </text:span><text:span text:style-name="T712">„Obejdu vyřazený skřety a dám jim všem poslední pomoc.“</text:span></text:p>
      <text:p text:style-name="P45"><text:span text:style-name="T98">Dorazit takto můžeš pouze vyřazeného nebo znehybněného protivníka </text:span><text:span text:style-name="T99">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202"><text:span text:style-name="T36">Když </text:span><text:span text:style-name="T89">ti</text:span><text:span text:style-name="T36"> hrozí </text:span><text:span text:style-name="T90">zranění nebo jiný druh újmy</text:span><text:span text:style-name="T36">, </text:span><text:span text:style-name="T91">přichází na řadu kostky a následující pravidla</text:span><text:span text:style-name="T36">.</text:span></text:p>
      <text:h text:style-name="P657" text:outline-level="2"><text:span text:style-name="T36">P</text:span><text:span text:style-name="T92">ředstavení</text:span><text:span text:style-name="T36"> situace</text:span></text:h>
      <text:p text:style-name="P44">Boj vždy začíná <text:span text:style-name="T1150">představením</text:span> situace. <text:span text:style-name="T1148">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457"><text:span text:style-name="T36">P</text:span><text:span text:style-name="T1">říklad:</text:span></text:p>
      <text:p text:style-name="P500"><text:span text:style-name="T659">Naria s</text:span><text:span text:style-name="T656"> </text:span><text:span text:style-name="T249">Gorondar</text:span><text:span text:style-name="T659">em</text:span><text:span text:style-name="T249">, </text:span><text:span text:style-name="T657">se snaží dohnat zbytek družiny. Zřejmě při tom ale z</text:span><text:span text:style-name="T667">a</text:span><text:span text:style-name="T657">bloudil</text:span><text:span text:style-name="T659">i</text:span><text:span text:style-name="T657"> do neprozkoumané části podzemí.</text:span></text:p>
      <text:p text:style-name="P506"><text:span text:style-name="T663">Pán jeskyně:</text:span><text:span text:style-name="T666"> </text:span><text:span text:style-name="T330">„</text:span><text:span text:style-name="T331">Vběhl</text:span><text:span text:style-name="T332">i</text:span><text:span text:style-name="T333"> js</text:span><text:span text:style-name="T332">te</text:span><text:span text:style-name="T333"> do obdélníkové místnosti. Na šířku má </text:span><text:span text:style-name="T334">tak čtyři metry</text:span><text:span text:style-name="T333">, na délku </text:span><text:span text:style-name="T334">osm</text:span><text:span text:style-name="T333">. </text:span><text:span text:style-name="T335">Strop podpírají čtyři sloupy.<text:line-break/><text:tab/></text:span><text:span text:style-name="T336">U stěn jsou dlouhé stoly, </text:span><text:span text:style-name="T337">další je uprostřed</text:span><text:span text:style-name="T336">. Na nich jsou </text:span><text:span text:style-name="T337">holé</text:span><text:span text:style-name="T336"> kosti, spousta různých váčků, svázané otýpky bylin </text:span><text:span text:style-name="T337">a velké, čadící, zapálené svíčky.</text:span><text:span text:style-name="T333"><text:line-break/><text:tab/></text:span><text:span text:style-name="T337">U prostředního stolu</text:span><text:span text:style-name="T333"> </text:span><text:span text:style-name="T334">stojí</text:span><text:span text:style-name="T333"> velký, svalnatý ork a mnohem menší goblin. Ork má zbroj ze silné kůže a dvojruční kyj. Goblin má na sobě plášť z ptačího peří. Nemá žádnou zbraň, v ruce drží lebku.“</text:span></text:p>
      <text:p text:style-name="P206"><text:span text:style-name="T441">Pokud ti z popisu něco není jasné, po</text:span><text:span text:style-name="T446">žádej</text:span><text:span text:style-name="T441"> Pána jeskyně o upřesnění. </text:span><text:span text:style-name="T447">Můžeš mu také s vymýšlením prostředí pomáhat svými návrhy, případně návodnými dotazy.</text:span></text:p>
      <text:p text:style-name="P459"><text:soft-page-break/><text:span text:style-name="T36">P</text:span><text:span text:style-name="T1">říklad:</text:span></text:p>
      <text:p text:style-name="P501"><text:span text:style-name="T874">Hráč:</text:span><text:span text:style-name="T805"> </text:span><text:span text:style-name="T739">„</text:span><text:span text:style-name="T743">Čím si svítěj, když někam jdou?</text:span><text:span text:style-name="T740">“</text:span></text:p>
      <text:p text:style-name="P501"><text:span text:style-name="T874">Pán jeskyně:</text:span><text:span text:style-name="T805"> </text:span><text:span text:style-name="T739">„</text:span><text:span text:style-name="T743">Hmm, něčím by asi měli. Na stole uprostřed jsou dvě lojové lampy. Jedna z nich je zapálená.</text:span><text:span text:style-name="T739">“</text:span></text:p>
      <text:p text:style-name="P206"><text:span text:style-name="T20">Další popis může být potřeba, </text:span><text:span text:style-name="T23">když se třeba</text:span><text:span text:style-name="T20"> v průběhu boje</text:span><text:span text:style-name="T21"> přesunete</text:span><text:span text:style-name="T20"> do jiné místnosti, když </text:span><text:span text:style-name="T22">někomu dorazí posily</text:span><text:span text:style-name="T20"> a podobně.</text:span></text:p>
      <text:h text:style-name="P658" text:outline-level="2">Kola</text:h>
      <text:p text:style-name="P203"><text:span text:style-name="T658">Když je jasné, kde se bude bojovat a kdo se boje účastní, začínají bojová kola. </text:span><text:span text:style-name="T1137">Každé představuje zhruba 3 vteřiny. Nejsou to tedy kola ve smyslu, že by se hráči střídali v tom, kdo je zrovna na tahu, jsou to prostě jen krátké časové úseky a všechno se v nich děje současně.</text:span></text:p>
      <text:h text:style-name="P659" text:outline-level="2"><text:bookmark-start text:name="__RefHeading___Toc1656_4210766435"/>Záměry<text:bookmark-end text:name="__RefHeading___Toc1656_4210766435"/></text:h>
      <text:p text:style-name="P226">Na začátku každého kola vám Pán jeskyně popíše, co dělají vaši protivníci. <text:span text:style-name="T1202">Mějte přitom na paměti, že to jsou jenom záměry, a co se opravdu stane, závisí na tom, co budete dělat vy a z části také na náhodě. </text:span></text:p>
      <text:p text:style-name="P456">Příklad<text:span text:style-name="T1149">:</text:span></text:p>
      <text:p text:style-name="P508"><text:span text:style-name="T432">Pán jeskyně:</text:span><text:span text:style-name="T249"> </text:span><text:span text:style-name="T304">„Ork </text:span><text:span text:style-name="T312">zved</text:span><text:span text:style-name="T323">á</text:span><text:span text:style-name="T312"> svůj kyj,</text:span><text:span text:style-name="T304"> </text:span><text:span text:style-name="T323">kousek popojde</text:span><text:span text:style-name="T312"> a zastav</text:span><text:span text:style-name="T323">í</text:span><text:span text:style-name="T312"> se v bojovém postoji</text:span><text:span text:style-name="T304">. </text:span><text:span text:style-name="T306">Goblin</text:span><text:span text:style-name="T304"> se drží </text:span><text:span text:style-name="T305">vzadu</text:span><text:span text:style-name="T304">. </text:span><text:span text:style-name="T307">Jednou</text:span><text:span text:style-name="T308"> rukou </text:span><text:span text:style-name="T304">ukazuje na </text:span><text:span text:style-name="T310">Gorondara</text:span><text:span text:style-name="T304"> a cosi u toho </text:span><text:span text:style-name="T309">mumlá</text:span><text:span text:style-name="T304">. Co dělá</text:span><text:span text:style-name="T324">te</text:span><text:span text:style-name="T304">?“</text:span></text:p>
      <text:p text:style-name="P226">Potom každý hráč popíše, co bude dělat jeho postava.</text:p>
      <text:h text:style-name="Heading_20_3" text:outline-level="3">Proveditelnost záměrů</text:h>
      <text:p text:style-name="P207">Když si nejsi jistý, jestli něco půjde udělat, zeptej se <text:span text:style-name="T1247">Pána jeskyně</text:span>.</text:p>
      <text:p text:style-name="P458"><text:soft-page-break/>Příklad:</text:p>
      <text:p text:style-name="P505"><text:span text:style-name="T661">Pavel</text:span><text:span text:style-name="T660">:</text:span><text:span text:style-name="T249"> </text:span><text:span text:style-name="T304">„Půjde kolem toho orka proběhnout ke goblinovi?“</text:span></text:p>
      <text:p text:style-name="P503"><text:span text:style-name="T662">Pán jeskyně:</text:span><text:span text:style-name="T655"> </text:span><text:span text:style-name="T319">„</text:span><text:span text:style-name="T314">Určitě, místnost je dost široká.</text:span><text:span text:style-name="T315"> </text:span><text:span text:style-name="T314">Ork se ti v tom ale </text:span><text:span text:style-name="T317">nejspíš</text:span><text:span text:style-name="T314"> </text:span><text:span text:style-name="T316">bude</text:span><text:span text:style-name="T314"> snažit zabránit.</text:span><text:span text:style-name="T319">“</text:span></text:p>
      <text:p text:style-name="P205"><text:span text:style-name="T440">V</text:span><text:span text:style-name="T441">šimni si, že se </text:span><text:span text:style-name="T440">Pavel</text:span><text:span text:style-name="T441"> neptá, </text:span><text:span text:style-name="T449">jak je místnost široká</text:span><text:span text:style-name="T441">, ale </text:span><text:span text:style-name="T442">jestli půjde udělat to, co ho napadlo</text:span><text:span text:style-name="T441">. </text:span><text:span text:style-name="T443">A Pán jeskyně rovnou dodal, jaké to bude mít důsledky, aby s tím Pavel mohl počítat. </text:span><text:span text:style-name="T448">Když by něco udělat nešlo, měl by také navrhnout jiné možnosti:</text:span></text:p>
      <text:p text:style-name="P507"><text:span text:style-name="T661">Pavel</text:span><text:span text:style-name="T660">:</text:span><text:span text:style-name="T249"> </text:span><text:span text:style-name="T304">„</text:span><text:span text:style-name="T321">Zvládnu zvednout jeden z těch stolů, co jsou u stěn, a hodit ho orkovi na hlavu</text:span><text:span text:style-name="T304">?“</text:span></text:p>
      <text:p text:style-name="P504"><text:span text:style-name="T435">Pán jeskyně:</text:span><text:span text:style-name="T441"> </text:span><text:span text:style-name="T319">„</text:span><text:span text:style-name="T321">To asi </text:span><text:span text:style-name="T322">nedáš</text:span><text:span text:style-name="T321">, jsou fakt masivní</text:span><text:span text:style-name="T314">. </text:span><text:span text:style-name="T321">Ten uprostřed je ale mnohem menší, s tím </text:span><text:span text:style-name="T327">by to šlo</text:span><text:span text:style-name="T321">.</text:span><text:span text:style-name="T319">“</text:span></text:p>
      <text:h text:style-name="Heading_20_3" text:outline-level="3"><text:span text:style-name="T444">Ú</text:span><text:span text:style-name="T439">pravy záměrů</text:span></text:h>
      <text:p text:style-name="P282"><text:span text:style-name="T445">Co kdo chcete udělat, ř</text:span><text:span text:style-name="T444">íkejte samozřejmě postupně, abyste si rozuměli. Vaše postavy a jejich nepřátelé to ale budou dělat současně, takže </text:span><text:span text:style-name="T450">to můžete brát v úvahu</text:span><text:span text:style-name="T444"> a své plány </text:span><text:span text:style-name="T450">upravovat</text:span><text:span text:style-name="T444">. Stejně tak Pán jeskyně může </text:span><text:span text:style-name="T451">měnit</text:span><text:span text:style-name="T444"> záměry protivníků.</text:span></text:p>
      <text:p text:style-name="Example_20_Header">Příklad:</text:p>
      <text:p text:style-name="P510"><text:span text:style-name="T434">Katka:</text:span><text:span text:style-name="T444"> </text:span><text:span text:style-name="T318">„Zavolám </text:span><text:span text:style-name="T325">na Gorondara</text:span><text:span text:style-name="T318">: „</text:span><text:span text:style-name="T311">Utíkáme</text:span><text:span text:style-name="T318">!“ a běžím zp</text:span><text:span text:style-name="T326">átky</text:span><text:span text:style-name="T318">.“</text:span></text:p>
      <text:p text:style-name="P509"><text:span text:style-name="T433">Pavel</text:span><text:span text:style-name="T434">:</text:span><text:span text:style-name="T444"> </text:span><text:span text:style-name="T318">„</text:span><text:span text:style-name="T320">Z</text:span><text:span text:style-name="T313">kusím oběhnout orka a dostat se ke goblinovi, abych mu zabránil v mumlání.</text:span><text:span text:style-name="T318">“</text:span></text:p>
      <text:p text:style-name="Example"><text:span text:style-name="T1105">Katka</text:span><text:span text:style-name="T1103">:</text:span> <text:span text:style-name="T712">„</text:span><text:span text:style-name="T741">Aha, </text:span><text:span text:style-name="T748">tak</text:span><text:span text:style-name="T741"> v</text:span><text:span text:style-name="T712"> tom případě </text:span><text:span text:style-name="T748">se zastavím a připravím si luk</text:span><text:span text:style-name="T712">. </text:span><text:span text:style-name="T749">Rozhodně tady Gorondara nenechám.</text:span><text:span text:style-name="T712">“</text:span></text:p>
      <text:p text:style-name="P499"><text:span text:style-name="T793">P</text:span><text:span text:style-name="T794">án jeskyně</text:span><text:span text:style-name="T793">:</text:span><text:span text:style-name="T712"> „</text:span><text:span text:style-name="T742">Dobře. </text:span><text:span text:style-name="T750">Ork vyráží Gorondarovi naproti, aby mu zablokoval cestu ke goblinovi</text:span><text:span text:style-name="T742">. Goblin dál mumlá.</text:span><text:span text:style-name="T712">“</text:span></text:p>
      <text:p text:style-name="P201"><text:span text:style-name="T421">S</text:span><text:span text:style-name="T425">nažte</text:span><text:span text:style-name="T421"> se </text:span><text:span text:style-name="T430">ale</text:span><text:span text:style-name="T421"> své záměry měnit </text:span><text:span text:style-name="T428">co nejméně</text:span><text:span text:style-name="T424">. </text:span><text:span text:style-name="T426">T</text:span><text:span text:style-name="T427">uto možnost máte</text:span><text:span text:style-name="T425">, aby</text:span><text:span text:style-name="T427">ste</text:span><text:span text:style-name="T425"> </text:span><text:span text:style-name="T427">mohli</text:span><text:span text:style-name="T425"> reagovat na </text:span><text:span text:style-name="T431">to, co dělají ostatní</text:span><text:span text:style-name="T425">, nikoliv</text:span><text:span text:style-name="T422"> abys</text:span><text:span text:style-name="T425">te </text:span><text:span text:style-name="T429">se s Pánem jeskyně snažili</text:span><text:span text:style-name="T425"> vzájemně</text:span><text:span text:style-name="T422"> přechytračit</text:span><text:span text:style-name="T423">.</text:span></text:p>
      <text:h text:style-name="Heading_20_3" text:outline-level="3"><text:soft-page-break/>Co se dá stihnout v jednom kole</text:h>
      <text:p text:style-name="P204">Kolo trvá zhruba tři vteřiny, takže v něm můžeš udělat víc věcí, než jen máchnout mečem. <text:span text:style-name="T1139">Stihneš například:</text:span></text:p>
      <text:list xml:id="list2593704165" text:style-name="L59">
        <text:list-item>
          <text:p text:style-name="P969"><text:span text:style-name="T1140">T</text:span>asit zbraň a <text:span text:style-name="T1141">rovnou</text:span> zaútočit.</text:p>
        </text:list-item>
      </text:list>
      <text:list xml:id="list2320187250" text:style-name="L60">
        <text:list-item>
          <text:p text:style-name="P971"><text:span text:style-name="T1140">U</text:span>běhnout <text:span text:style-name="T712">krátkou vzdálenost</text:span> a <text:span text:style-name="T1142">rovnou</text:span> <text:span text:style-name="T1143">zaútočit</text:span> na blízko.</text:p>
        </text:list-item>
        <text:list-item>
          <text:p text:style-name="P972">Srazit protivníka k zemi a bodnout ho <text:span text:style-name="T1151">svou</text:span> zbraní.</text:p>
        </text:list-item>
        <text:list-item>
          <text:p text:style-name="P970"><text:span text:style-name="T1144">N</text:span>abít luk a vystřelit.</text:p>
        </text:list-item>
        <text:list-item>
          <text:p text:style-name="P973">Vystřelit na někoho z kuše.</text:p>
        </text:list-item>
        <text:list-item>
          <text:p text:style-name="P974">Sundat ze zad luk nebo jinou zbraň.</text:p>
        </text:list-item>
        <text:list-item>
          <text:p text:style-name="P975">Opatrně něco položit na zem.</text:p>
        </text:list-item>
        <text:list-item>
          <text:p text:style-name="P974">Vytáhnout z opasku lektvar.</text:p>
        </text:list-item>
        <text:list-item>
          <text:p text:style-name="P974">Sundat ze zad tornu.</text:p>
        </text:list-item>
        <text:list-item>
          <text:p text:style-name="P974">Vyndat něco z<text:span text:style-name="T1145">e sundané</text:span> torny.</text:p>
        </text:list-item>
        <text:list-item>
          <text:p text:style-name="P976">Vypít <text:span text:style-name="T1138">připravený</text:span> lektvar.</text:p>
        </text:list-item>
        <text:list-item>
          <text:p text:style-name="P976">Seslat kouzlo.</text:p>
        </text:list-item>
        <text:list-item>
          <text:p text:style-name="P977">Zamířit.</text:p>
        </text:list-item>
        <text:list-item>
          <text:p text:style-name="P978">Soustředit se na obranu.</text:p>
        </text:list-item>
        <text:list-item>
          <text:p text:style-name="P979"><text:span text:style-name="T1146">Pokusit se dostat</text:span> z nevýhodné situace.</text:p>
        </text:list-item>
        <text:list-item>
          <text:p text:style-name="P980"><text:span text:style-name="T1147">P</text:span>očíhat <text:span text:style-name="T1147">si</text:span> na vhodnou chvíli k útoku.</text:p>
        </text:list-item>
      </text:list>
      <text:p text:style-name="P211">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8">Vzdálenost odhadujeme <text:s/><text:span text:style-name="T1152">v počtech kol běhu</text:span>:</text:p>
      <text:list xml:id="list296542538" text:style-name="L61">
        <text:list-item>
          <text:p text:style-name="P981"><text:span text:style-name="T1103">Kontaktní</text:span> – <text:span text:style-name="T1161">jeden či dva kroky od tebe</text:span></text:p>
          <text:list>
            <text:list-item>
              <text:p text:style-name="P982">Protivník<text:span text:style-name="T1130">y</text:span> v kontaktní vzdálenosti můžeš <text:span text:style-name="T1131">ohrozit</text:span> zblízka, <text:span text:style-name="T1132">i když se od tebe v tomto kole snaží utéct</text:span>.</text:p>
            </text:list-item>
          </text:list>
        </text:list-item>
        <text:list-item>
          <text:p text:style-name="P981"><text:span text:style-name="T1103">Krátká</text:span> – v dostřelu malé vrhací zbraně</text:p>
          <text:list>
            <text:list-item>
              <text:p text:style-name="P983"><text:span text:style-name="T1162">Krátkou vzdálenost můžeš</text:span> uběhnout za 1 kolo a rovnou útočit <text:span text:style-name="T1154">na blízko. Pokud ovšem od tebe protivník utíká, tak ho nejdřív musíš dohonit.</text:span></text:p>
            </text:list-item>
          </text:list>
        </text:list-item>
        <text:list-item>
          <text:p text:style-name="P981"><text:span text:style-name="T1103">Střední</text:span> – v dostřelu <text:span text:style-name="T1155">oštěpu</text:span> nebo kuše</text:p>
          <text:list>
            <text:list-item>
              <text:p text:style-name="P984">Dá se uběhnout za <text:span text:style-name="T1153">2-4</text:span> kola.</text:p>
            </text:list-item>
          </text:list>
        </text:list-item>
        <text:list-item>
          <text:p text:style-name="P981"><text:span text:style-name="T1103">Dlouhá</text:span> – v dostřelu dlouhého luku</text:p>
          <text:list>
            <text:list-item>
              <text:p text:style-name="P984">Dá se uběhnout za <text:span text:style-name="T1156">5-16</text:span> kol.</text:p>
            </text:list-item>
          </text:list>
        </text:list-item>
      </text:list>
      <text:p text:style-name="P241">Při běhu nezvládneš dělat nic moc jiného – <text:span text:style-name="T1248">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9"><text:span text:style-name="T1163">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744">krátkou vzdálenost</text:span><text:span text:style-name="T1157"> jim zabere dvě kola nebo i více.<text:line-break/><text:tab/>K popsání rychlosti různých tvorů proto používáme následující stupnici:</text:span></text:p>
      <text:list xml:id="list3158846944" text:style-name="L62">
        <text:list-item>
          <text:p text:style-name="P985">pomalá chůze – rychlá chůze – běh – koňský běh</text:p>
        </text:list-item>
      </text:list>
      <text:p text:style-name="P229"><text:soft-page-break/>Každý <text:span text:style-name="T1249">další</text:span> stupeň je dvojnásobkem předchozího. Vzdálenost, kterou pomalu ujdeš za 8 kol, tedy rychlou chůzí zabere jen 4 kola, během 2 kola a kůň nebo vlk ji uběhne za 1 kolo.</text:p>
      <text:list xml:id="list1077801955" text:style-name="L63">
        <text:list-item>
          <text:p text:style-name="P986">Pokud nějaké kouzlo nebo schopnost vyžaduje <text:span text:style-name="T712">soustředění</text:span>, můžeš se u toho <text:span text:style-name="T1222">pohybovat pouze </text:span><text:span text:style-name="T756">pomalou chůzí</text:span><text:span text:style-name="T1222">. V jednom kole </text:span><text:span text:style-name="T756">soustředění</text:span><text:span text:style-name="T1222"> tedy zvládneš ujít jen pár kroků</text:span>.</text:p>
        </text:list-item>
        <text:list-item>
          <text:p text:style-name="P986"><text:span text:style-name="T1221">Když</text:span> jsi <text:span text:style-name="T712">vyřazený z boje</text:span><text:span text:style-name="T803">, </text:span><text:span text:style-name="T826">zvládneš se jen pomalu plazit, případně se s něčí pomocí belhat</text:span><text:span text:style-name="T803">. </text:span><text:span text:style-name="T827">Můžeš se tedy také pohybovat jen rychlostí </text:span><text:span text:style-name="T757">pomalé chůze</text:span><text:span text:style-name="T827">.</text:span></text:p>
        </text:list-item>
      </text:list>
      <text:h text:style-name="Heading_20_4" text:outline-level="4">Zrychlení a zpomalení</text:h>
      <text:p text:style-name="P210"><text:span text:style-name="T1164">Když nějaká schopnost nebo kouzlo způsobuje </text:span><text:span text:style-name="T745">zpomalení</text:span><text:span text:style-name="T1158">, znamená to snížení rychlosti na polovinu, tedy posun o stupeň rychlosti dolů. </text:span><text:span text:style-name="T738">Z</text:span><text:span text:style-name="T745">rychlující</text:span><text:span text:style-name="T1158"> kouzla a efekty naopak zvyšují rychlost pohybu na dvojnásobek a posouvají tedy o stupeň rychlosti nahoru.</text:span></text:p>
      <text:h text:style-name="P660" text:outline-level="2">Vyhodnocení</text:h>
      <text:p text:style-name="P212"><text:span text:style-name="T1159">Když je jasné, co kdo chce udělat, je třeba určit, jak to dopadne</text:span>.</text:p>
      <text:list xml:id="list2505526148" text:style-name="L64">
        <text:list-item>
          <text:p text:style-name="P987"><text:span text:style-name="T1160">Když chceš někoho zranit, srazit k zemi, vyrazit mu zbraň, v něčem mu zabránit, ovlivnit ho kouzlem, nebo jej jakkoliv jinak ohrozit nebo omezit, házíš si proti němu </text:span><text:span text:style-name="T746">na úspěch</text:span><text:span text:style-name="T1160">.</text:span></text:p>
          <text:list>
            <text:list-item>
              <text:p text:style-name="P988">Když tě tvůj cíl chce také ohrozit,<text:span text:style-name="T1206"> tvůj </text:span><text:span text:style-name="T751">hod na úspěch</text:span><text:span text:style-name="T1206"> se porovná s jeho </text:span><text:span text:style-name="T751">hodem</text:span><text:span text:style-name="T712"> na úspěch</text:span>.</text:p>
            </text:list-item>
            <text:list-item>
              <text:p text:style-name="P988">Pokud tě v tomto kole ohrozit nechce, třeba proto, že útočí na někoho jiného, hází si proti tobě <text:span text:style-name="T712">na obranu</text:span>.</text:p>
            </text:list-item>
          </text:list>
        </text:list-item>
        <text:list-item>
          <text:p text:style-name="P989">Když v tomto kole nikoho neohrožuješ, <text:span text:style-name="T712">na úspěch</text:span> si <text:span text:style-name="T1205">házet nemusíš. To, co chceš udělat, se ti nepovede pouze v případě, že ti v tom někdo úspěšně zabrání.</text:span></text:p>
        </text:list-item>
      </text:list>
      <text:p text:style-name="P230"><text:soft-page-break/>Takto se postupně hází za všechny účastníky boje. Za hráčské postavy a jejich pomocníky hází hráči postav, za nestvůry a protivníky hází Pán jeskyně.</text:p>
      <text:h text:style-name="Heading_20_3" text:outline-level="3">Hod <text:span text:style-name="T1133">na úspěch</text:span></text:h>
      <text:p text:style-name="P257">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1"><text:span text:style-name="T876">Síla se přičítá</text:span><text:span text:style-name="T882">, když</text:span><text:span text:style-name="T876">:</text:span></text:p>
      <text:list xml:id="list943117589" text:style-name="L65">
        <text:list-item>
          <text:p text:style-name="P963">Snažíš se někomu utéct nebo ho naopak doběhnout.</text:p>
        </text:list-item>
        <text:list-item>
          <text:p text:style-name="P963">S někým se přetlačuješ nebo přetahuješ.</text:p>
        </text:list-item>
        <text:list-item>
          <text:p text:style-name="P963">Snažíš se protivníka někam zatlačit nebo ho srazit k zemi.</text:p>
        </text:list-item>
        <text:list-item>
          <text:p text:style-name="P965">Bojuješ <text:span text:style-name="T1219">na blízko</text:span> v těžké zbroji <text:span text:style-name="T1223">(s libovolnou zbraní)</text:span>.</text:p>
        </text:list-item>
        <text:list-item>
          <text:p text:style-name="P963">Bojuješ beze zbraně.</text:p>
        </text:list-item>
        <text:list-item>
          <text:p text:style-name="P963">Bojuješ <text:span text:style-name="T1217">nebo házíš</text:span> těžkou zbraní.</text:p>
        </text:list-item>
        <text:list-item>
          <text:p text:style-name="P990"><text:span text:style-name="T876">Bojuješ </text:span><text:span text:style-name="T878">nebo házíš</text:span><text:span text:style-name="T876"> lehkou zbraní a spoléháš se spíš na hrubou sílu než na techniku.</text:span></text:p>
        </text:list-item>
      </text:list>
      <text:p text:style-name="P232">Finesa se přičítá, když:</text:p>
      <text:list xml:id="list4228604713" text:style-name="L66">
        <text:list-item>
          <text:p text:style-name="P964">Střílíš libovolnou zbraní.</text:p>
        </text:list-item>
        <text:list-item>
          <text:p text:style-name="P964">Snažíš se někomu podrazit nohy.</text:p>
        </text:list-item>
        <text:list-item>
          <text:p text:style-name="P966">Při útěku kličkuješ nebo využíváš překážky.</text:p>
        </text:list-item>
        <text:list-item>
          <text:p text:style-name="P967">Chceš se kolem někoho prosmýknout, nebo vyklouznout z nevýhodné pozice.</text:p>
        </text:list-item>
        <text:list-item>
          <text:p text:style-name="P991"><text:soft-page-break/><text:span text:style-name="T876">Bojuješ </text:span><text:span text:style-name="T879">nebo házíš</text:span><text:span text:style-name="T876"> lehkou zbraní a spoléháš se na rychlost, technik</text:span><text:span text:style-name="T880">u </text:span><text:span text:style-name="T881">nebo</text:span><text:span text:style-name="T880"> přesnost.</text:span></text:p>
        </text:list-item>
      </text:list>
      <text:p text:style-name="P232">Duše se počítá, když:</text:p>
      <text:list xml:id="list160034219557312" text:continue-numbering="true" text:style-name="L66">
        <text:list-item>
          <text:p text:style-name="P964">Sesíláš kouzlo (je jedno jestli ze svitku, z hůlky nebo z čehokoliv jiného).</text:p>
        </text:list-item>
      </text:list>
      <text:p text:style-name="P570"><text:span text:style-name="T877">N</text:span><text:span text:style-name="T876">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12">Když chceš protivníka <text:span text:style-name="T1207">po</text:span>valit, h<text:span text:style-name="T1209">áz</text:span>íš si Silou. Když mu chceš podrazit nohy, h<text:span text:style-name="T1209">áz</text:span>íš si Finesou. <text:span text:style-name="T1208">V obou případech ho v případě úspěchu dostaneš na zem. Rozdíl je jen v tom, jak to uděláš.</text:span></text:p>
      <text:p text:style-name="Text_20_body"><text:span text:style-name="T1250">Stejně postupujte, k</text:span>dyž chceš udělat něco, u čeho pravidla <text:span text:style-name="T1218">použitou vlastnost neurčují.</text:span></text:p>
      <text:h text:style-name="Heading_20_3" text:outline-level="3">Hod na obranu</text:h>
      <text:p text:style-name="P227"><text:span text:style-name="T712">Na obranu</text:span> se hází stejně jako <text:span text:style-name="T712">na úspěch</text:span>: 1k6 + vlastnost + postihy a bonusy. Rozdíl je jen v tom, jakou vlastnost si přič<text:span text:style-name="T1220">ítáš</text:span>.</text:p>
      <text:list xml:id="list1155135864" text:style-name="L67">
        <text:list-item>
          <text:p text:style-name="P992">Když před něčím uhýbáš, ať už před střelbou, před ránou mečem, nebo třeba před letící <text:span text:style-name="T712">ohnivou koulí</text:span>, házíš si na obranu Finesou.</text:p>
        </text:list-item>
        <text:list-item>
          <text:p text:style-name="P992"><text:span text:style-name="T1204">Pokud</text:span> se bráníš před něčím, čemu nejde uhnout, třeba <text:span text:style-name="T1204">když</text:span> odoláváš jedu nebo kouzlu, které se sesílá přímo na cíl (například <text:span text:style-name="T712">vzplanutí</text:span>), házíš si na obranu Silou.</text:p>
        </text:list-item>
        <text:list-item>
          <text:p text:style-name="P992">Když se bráníš zbraní <text:span text:style-name="T1210">nebo štítem</text:span>, tak si házíš stejnou vlastností jako <text:span text:style-name="T712">na </text:span><text:span text:style-name="T755">úspěch</text:span><text:span text:style-name="T712">.</text:span></text:p>
        </text:list-item>
        <text:list-item>
          <text:p text:style-name="P992"><text:soft-page-break/>Když odoláváš psychickému nebo duševnímu kouzlu nebo nehmotnému útoku, házíš si na obranu Duší.</text:p>
        </text:list-item>
      </text:list>
      <text:p text:style-name="P227"><text:span text:style-name="T808">Mysli na to</text:span>, že na obranu si házíš pouze proti útočníkům, které v tomto <text:span text:style-name="T1211">kole</text:span> neohrožuješ. Když se tedy s někým přetlačuješ, šermuješ s ním, sesíláš na něj kouzlo a podobně, neházíš si proti němu <text:span text:style-name="T712">na obranu</text:span>, ale <text:span text:style-name="T712">na úspěch</text:span>.</text:p>
      <text:p text:style-name="P460">Příklad:</text:p>
      <text:p text:style-name="P511"><text:span text:style-name="T1212">Gorondar chce proběhnout kolem orka, aby se dostal ke goblinovi. Pavel si tedy proti orkovi bude házet </text:span><text:span text:style-name="T752">na obranu</text:span><text:span text:style-name="T806">, </text:span><text:span text:style-name="T807">protože chce ohrozit goblina, nikoliv orka. </text:span><text:span text:style-name="T809">Když se mu podaří proběhnout kolem orka, tak si proti goblinovi bude házet </text:span><text:span text:style-name="T753">na úspěch</text:span><text:span text:style-name="T809">.</text:span></text:p>
      <text:h text:style-name="Heading_20_4" text:outline-level="4">Obrana proti kouzlům</text:h>
      <text:p text:style-name="P228">U kouzel je vždy uvedeno, jakou vlastností si cíle hází na obranu. Platí to ale pouze <text:span text:style-name="T1215">pro</text:span> <text:span text:style-name="T712">hod na obranu</text:span> – pokud kouzelníka v tomto kole ohrožuješ, neházíš si <text:span text:style-name="T712">na obranu</text:span>, ale <text:span text:style-name="T712">na úspěch</text:span>, a přičítáš si tedy vlastnost podle toho, co děláš, nikoliv podle toho, proti čemu se bráníš.</text:p>
      <text:p text:style-name="Example_20_Header">Příklad:</text:p>
      <text:p text:style-name="P553"><text:span text:style-name="T1213">Pokud se </text:span>Gorondar <text:span text:style-name="T1213">neubrání před orkem, bude to znamenat, že mu ork zabránil v tom, aby se dostal ke goblinovi. Nebude ho tedy moci ohrozit a místo </text:span><text:span text:style-name="T753">na úspěch</text:span><text:span text:style-name="T1213"> si proti němu bude házet </text:span><text:span text:style-name="T753">na obranu</text:span><text:span text:style-name="T1213">.</text:span></text:p>
      <text:h text:style-name="Heading_20_4" text:outline-level="4">Nehybný cíl</text:h>
      <text:p text:style-name="P316">Když se cíl nemůže hýbat, například proto, že je pevně svázaný, je v bezvědomí, nebo je to třeba nehybný sloup, na obranu si hází 0 + k6 <text:span text:style-name="T1388">a nepočítá si žádné postihy ani bonusy</text:span>.</text:p>
      <text:h text:style-name="P577" text:outline-level="4">Nulová obrana je nejhorší možná</text:h>
      <text:p text:style-name="P316"><text:span text:style-name="T1389">Nemůžeš mít horší obranu, než když se vůbec nebráníš</text:span>.</text:p>
      <text:list xml:id="list2446129842" text:style-name="L68">
        <text:list-item>
          <text:p text:style-name="P993"><text:soft-page-break/>Když máš tak velké postihy, že bys měl na obranu házet méně než 0 + k6, <text:span text:style-name="T1389">házíš</text:span> si místo toho 0 + k6.</text:p>
        </text:list-item>
      </text:list>
      <text:h text:style-name="P605" text:outline-level="3">Pořadí házení</text:h>
      <text:p text:style-name="P566"><text:span text:style-name="T828">V</text:span><text:span text:style-name="T810"> některých případech záleží na tom</text:span><text:span text:style-name="T809">, v jakém pořadí se hází.</text:span></text:p>
      <text:p text:style-name="P461">Příklad:</text:p>
      <text:p text:style-name="Example"><text:span text:style-name="T1214">Předtím, než si budeme moci hodit, jak dopadne střetnutí Gorondara s goblinem, musíme nejprve zjistit</text:span>, jestli se Gorondar <text:span text:style-name="T1214">prosmýkne kolem orka</text:span>. Nejdřív tedy musí Pán jeskyně hodit za orka na úspěch a Pavel za Gorondara na obranu. Výsledek rozhodne o tom, j<text:span text:style-name="T1216">estli</text:span> si Gorondar bude <text:span text:style-name="T1216">proti goblinovi moci hodit </text:span><text:span text:style-name="T754">na úspěch</text:span><text:span text:style-name="T1216">, nebo si bude házet jen </text:span><text:span text:style-name="T754">na obranu</text:span>.</text:p>
      <text:p text:style-name="P568"><text:span text:style-name="T829">Na pořadí hodů může záležet</text:span><text:span text:style-name="T823">, i když se zrovna nesnažíš</text:span><text:span text:style-name="T803"> protivníkovi zabránit v zamýšlené akci.</text:span></text:p>
      <text:p text:style-name="Example_20_Header">Příklad:</text:p>
      <text:p text:style-name="Example"><text:span text:style-name="T803">Když by měla Naria připravený luk a chtěla střílet na orka, mohlo by se jí podařit </text:span><text:span text:style-name="T816">ho zranit nebo jinak </text:span><text:span text:style-name="T824">z</text:span><text:span text:style-name="T825">nevýhodnit</text:span><text:span text:style-name="T816">. Ork by potom měl nižší šanci zabránit Gorondarovi v tom, aby se dostal ke goblinovi.</text:span></text:p>
      <text:p text:style-name="P569"><text:span text:style-name="T803">Na tomto příkladu je také vidět, že záměry mohou být zřetězené: Nejdřív si musí hodit Katka, abychom zjistili, jestli se jí podaří orka vyřadit, nebo alespoň </text:span><text:span text:style-name="T817">znevýhodnit</text:span><text:span text:style-name="T803">. Pokud orka nevyřadí, bude Pán jeskyně házet na jeho pokus zastavit Gorondara. Když se mu to nepodaří, bude si teprve Pavel moci hodit na Gorondarův pokus zabránit goblinovi v mumlání.</text:span></text:p>
      <text:list xml:id="list733199619" text:style-name="L69">
        <text:list-item>
          <text:p text:style-name="P994"><text:span text:style-name="T815">K</text:span><text:span text:style-name="T813">dykoliv se někdo snaží ohrozit protivníka, který zamýšlí ohrozit někoho jiného, hází přednostně</text:span><text:span text:style-name="T811">. </text:span><text:span text:style-name="T818">A to v pořadí, v jakém na sebe akce logicky navazují.</text:span></text:p>
        </text:list-item>
      </text:list>
      <text:p text:style-name="P567"><text:soft-page-break/><text:span text:style-name="T814">Když se </text:span><text:span text:style-name="T819">stejného</text:span><text:span text:style-name="T814"> protivník</text:span><text:span text:style-name="T812">a </text:span><text:span text:style-name="T813">snaží ohrozit více </text:span><text:span text:style-name="T830">hráčských</text:span><text:span text:style-name="T813"> postav </text:span><text:span text:style-name="T822">nebo jejich pomocníků</text:span><text:span text:style-name="T814">, </text:span><text:span text:style-name="T820">tak se </text:span><text:span text:style-name="T813">na</text:span><text:span text:style-name="T814"> </text:span><text:span text:style-name="T813">pořadí </text:span><text:span text:style-name="T820">házení</text:span><text:span text:style-name="T813"> můžete domluvit</text:span><text:span text:style-name="T814">. </text:span><text:span text:style-name="T821">K</text:span><text:span text:style-name="T814">dyž se více protivníků snaží </text:span><text:span text:style-name="T812">ohrozit</text:span><text:span text:style-name="T814"> stejn</text:span><text:span text:style-name="T812">ou</text:span><text:span text:style-name="T814"> postav</text:span><text:span text:style-name="T812">u</text:span><text:span text:style-name="T814">, o pořadí </text:span><text:span text:style-name="T813">jejich hodů</text:span><text:span text:style-name="T814"> rozhoduje Pán jeskyně.</text:span></text:p>
      <text:h text:style-name="P606" text:outline-level="3"><text:span text:style-name="T1199">V</text:span>ýhod<text:span text:style-name="T1199">y</text:span> a nevýhod<text:span text:style-name="T1203">y</text:span></text:h>
      <text:p text:style-name="P215"><text:span text:style-name="T1224">Podmínky při boji nejsou vždycky vyrovnané</text:span>. <text:span text:style-name="T1224">Když například stojíš po pás ve vodě a tvůj protivník je na břehu, budeš mít proti němu nevýhodu.</text:span></text:p>
      <text:list xml:id="list1947802882" text:style-name="L70">
        <text:list-item>
          <text:p text:style-name="P995">Za každou výhodu si k hodu přičti 1 a za každou nevýhodu si naopak odečti 1.</text:p>
        </text:list-item>
      </text:list>
      <text:p text:style-name="P250">Bonus <text:span text:style-name="T1274">za výhodu</text:span> si počítáš <text:span text:style-name="T1275">až od chvíle, kdy se do ní skutečně dostaneš</text:span>.</text:p>
      <text:p text:style-name="P465">Příklad:</text:p>
      <text:p text:style-name="P529">Když boj začíná popisem že se vykláníš zpoza rohu a někdo na tebe střílí, počítáš si výhodu za kryt. <text:span text:style-name="T1184">Když </text:span><text:span text:style-name="T1186">ale</text:span><text:span text:style-name="T1184"> boj začíná popisem, že jsi uprostřed místnosti a někdo na tebe střílí, a ty ohlásíš, že se </text:span><text:span text:style-name="T1185">skočíš za stůl</text:span><text:span text:style-name="T1184">, </text:span><text:span text:style-name="T1185">tak si výhodu za kryt budeš počítat až od příštího kola, </text:span><text:span text:style-name="T1187">protože do krytu se dostaneš až v průběhu tohoto kola</text:span><text:span text:style-name="T1185">.</text:span></text:p>
      <text:p text:style-name="P220">Postih za nevýhodu si počítáš už od chvíle, kdy se do ní dostaneš.</text:p>
      <text:p text:style-name="P466">Příklad:</text:p>
      <text:p text:style-name="P515">Gorondar chytil skřeta pod krkem a přimáčkne ho ke stěně. Naria na skřeta střílí z luku. Jelikož Katka hází až po Pavlovi, přičte si k hodu bonus za výhodu, protože skřet už je Gorondarem přitisknutý ke zdi.</text:p>
      <text:p text:style-name="P217"><text:span text:style-name="T1165">B</text:span>onus nebo postih si vždy přičítá hráč <text:span text:style-name="T1165">postavy</text:span>. <text:span text:style-name="T1256">Vždycky také říkej nahlas, jaké postihy a bonusy si počítáš a za co jsou.</text:span></text:p>
      <text:p text:style-name="Example_20_Header"><text:soft-page-break/>Příklad:</text:p>
      <text:p text:style-name="P526">Gorondar stojí na břehu řeky a útočí na skřeta, který se z ní snaží vyběhnout. V této situaci můžeme říct, že skřet má proti Gorondarovi nevýhodu, nebo <text:span text:style-name="T1258">také</text:span> že Gorondar má proti skřetovi výhodu – znamená to to samé, <text:span text:style-name="T1253">pořád je to ta samá situace</text:span>. <text:span text:style-name="T1254">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103">Pavel:</text:span> <text:span text:style-name="T712">„</text:span><text:span text:style-name="T761">Házím Silou a počítám si +1, </text:span><text:span text:style-name="T762">proto</text:span><text:span text:style-name="T761">že jsem na břehu řeky a skřet se brodí vodou.</text:span><text:span text:style-name="T712">“</text:span></text:p>
      <text:p text:style-name="P217">Jsou k tomu <text:span text:style-name="T1166">tři</text:span> důvody:</text:p>
      <text:list xml:id="list916376147" text:style-name="L71">
        <text:list-item>
          <text:p text:style-name="P996">Když <text:span text:style-name="T1255">bonus nebo postih</text:span> <text:span text:style-name="T1165">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997">Nestane se vám, že byste stejnou okolnost započítali dvakrát.</text:p>
        </text:list-item>
        <text:list-item>
          <text:p text:style-name="P998">Ulehčíte t<text:span text:style-name="T1167">ím</text:span> práci Pánovi jeskyně, který jí má v boji víc než dost.</text:p>
        </text:list-item>
      </text:list>
      <text:p text:style-name="P216"><text:span text:style-name="T1227">Když se něco vztahuje na tebe stejně jako na tvého protivníka, výhodu za to nebude mít žádný z vás</text:span>.</text:p>
      <text:p text:style-name="P462">Příklad:</text:p>
      <text:p text:style-name="P513">Když bojuješ <text:span text:style-name="T1228">po tmě</text:span> a ani ty ani tvůj protivník nemáte <text:span text:style-name="T758">infravidění</text:span><text:span text:style-name="T1226"> ani </text:span><text:span text:style-name="T758">ultrasluch</text:span>, tak vás tma omezuje oba stejně <text:span text:style-name="T1259">a postih ani bonus si nepočítáš</text:span>.</text:p>
      <text:p text:style-name="P218">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text:soft-page-break/>Druhy výhod a nevýhod</text:h>
      <text:p text:style-name="P242">Nejčastější druhy <text:span text:style-name="T1234">výhod a</text:span> nevýhod <text:span text:style-name="T1234">v boji</text:span> jsou:</text:p>
      <text:list xml:id="list4291565420" text:style-name="L72">
        <text:list-item>
          <text:p text:style-name="P1006"><text:span text:style-name="T1229">Ztížení</text:span> pohybu</text:p>
          <text:list>
            <text:list-header>
              <text:p text:style-name="P1126">Jsi zalehnutý, jsi zatlačený do rohu nebo přimáčknutý ke stěně, jsi po pás ve vodě, brodíš se v bahně, <text:span text:style-name="T1235">balancuješ na hraně propasti,</text:span> <text:span text:style-name="T1230">máš vážně zraněnou nohu, neseš spolubojovníka nebo jiný nadměrný náklad.</text:span></text:p>
            </text:list-header>
          </text:list>
        </text:list-item>
        <text:list-item>
          <text:p text:style-name="P1007"><text:span text:style-name="T1229">Ztížení</text:span> viditelnosti</text:p>
          <text:list>
            <text:list-header>
              <text:p text:style-name="P1126">Bojuješ se zavázanýma očima, <text:span text:style-name="T1232">neseš světlo a někdo na tebe střílí ze tmy</text:span>, <text:span text:style-name="T1231">máš písek v očích, protivník je neviditelný, cíl je schovaný v křoví.</text:span></text:p>
            </text:list-header>
          </text:list>
        </text:list-item>
        <text:list-item>
          <text:p text:style-name="P1008">Nevhodná zbraň</text:p>
          <text:list>
            <text:list-header>
              <text:p text:style-name="P1126">Bojuješ s kopím v úzkém prostoru, používáš meč při zápasení na zemi.</text:p>
            </text:list-header>
          </text:list>
        </text:list-item>
        <text:list-item>
          <text:p text:style-name="P1009">Nadměrný náklad</text:p>
          <text:list>
            <text:list-header>
              <text:p text:style-name="P1125">Neseš těžkou truhlu, táhneš vyřazeného spolubojovníka, neseš několik velkých zbraní.</text:p>
            </text:list-header>
          </text:list>
        </text:list-item>
        <text:list-item>
          <text:p text:style-name="P1010">Kryt</text:p>
          <text:list>
            <text:list-header>
              <text:p text:style-name="P1126">Střílíš zpoza rohu, bráníš hradby před ztečí.</text:p>
            </text:list-header>
          </text:list>
        </text:list-item>
        <text:list-item>
          <text:p text:style-name="P1011">Dezorientace</text:p>
          <text:list>
            <text:list-header>
              <text:p text:style-name="P1126"><text:span text:style-name="T1235">Máš vážné zranění hlavy, působí na tebe kouzlo nebo schopnost způsobující halucinace, zmatení nebo ztrátu paměti</text:span>.</text:p>
            </text:list-header>
          </text:list>
        </text:list-item>
        <text:list-item>
          <text:p text:style-name="P1012">Strach</text:p>
          <text:list>
            <text:list-header>
              <text:p text:style-name="P1127">Působí na tebe kouzlo nebo schopnost způsobující magický <text:span text:style-name="T712">strach</text:span>.</text:p>
            </text:list-header>
          </text:list>
        </text:list-item>
        <text:list-item>
          <text:p text:style-name="P1013">Vyvedení z rovnováhy</text:p>
          <text:list>
            <text:list-header>
              <text:p text:style-name="P1126"><text:soft-page-break/>Dostal jsi těžký zásah, někdo do tebe narazil.</text:p>
            </text:list-header>
          </text:list>
        </text:list-item>
        <text:list-item>
          <text:p text:style-name="P1014">Překvapení</text:p>
          <text:list>
            <text:list-header>
              <text:p text:style-name="P1126">O útočníkovi jsi nevěděl a útok jsi nečekal.</text:p>
            </text:list-header>
          </text:list>
        </text:list-item>
        <text:list-item>
          <text:p text:style-name="P1015">Střelba na protivníka, který k tobě běží</text:p>
          <text:list>
            <text:list-header>
              <text:p text:style-name="P1128">Když chceš zaútočit zblízka na protivníka, který útočí na dálku (střílí z luku, sesílá <text:span text:style-name="T712">modrý blesk</text:span> a podobně) a na začátku kola nejste v kontaktní vzdálenosti, takže k němu musíš nejdřív doběhnout, střelec má proti tobě výhodu.</text:p>
            </text:list-header>
          </text:list>
        </text:list-item>
        <text:list-item>
          <text:p text:style-name="P1015">Střelba na <text:span text:style-name="T1264">útočníka zblízka</text:span></text:p>
          <text:list>
            <text:list-header>
              <text:p text:style-name="P1129">Když <text:span text:style-name="T1252">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016">Střelba na běžící cíl</text:p>
          <text:list>
            <text:list-header>
              <text:p text:style-name="P1130">Běžící cíl se hůře zasahuje, střelec má tedy nevýhodu. Platí to i pro útoky vrhací zbraní nebo kouzlem, kterému se cíl brání Finesou (jde tedy před ním uhýbat).</text:p>
            </text:list-header>
          </text:list>
        </text:list-item>
        <text:list-item>
          <text:p text:style-name="P1017">Útok <text:span text:style-name="T1233">do zad</text:span></text:p>
          <text:list>
            <text:list-header>
              <text:p text:style-name="P1126">Protivník utíká z boje nebo probíhá kolem tebe, protivník je obklíčený, v tomto kole tě neohrožuje a máš dost prostoru, aby ses mu dostal do zad.</text:p>
            </text:list-header>
          </text:list>
        </text:list-item>
      </text:list>
      <text:h text:style-name="P578" text:outline-level="4">Sčítání výhod a nevýhod</text:h>
      <text:p text:style-name="P219"><text:span text:style-name="T1269">Postihy a bonusy za v</text:span>ýhody <text:span text:style-name="T1269">nebo</text:span> nevýhody stejného druhu se nesčítají.</text:p>
      <text:p text:style-name="P464">Příklad:</text:p>
      <text:p text:style-name="P527"><text:span text:style-name="T1225">Když</text:span> tě někdo zatlačí do rohu místnosti a pak tě <text:span text:style-name="T1257">přitiskne ke zdi</text:span>, tak si počítáš jen -1, protože obojí ti omezuje pohyb.</text:p>
      <text:p text:style-name="P219"><text:soft-page-break/><text:span text:style-name="T1269">Postihy a bonusy za v</text:span>ýhody <text:span text:style-name="T1269">nebo</text:span> nevýhody <text:span text:style-name="T1270">různ</text:span>ého druhu se sčítají.</text:p>
      <text:p text:style-name="P464">Příklad:</text:p>
      <text:p text:style-name="P516">Když Gorondar skočí na skřeta, zalehne ho a mázne mu bláto do očí, tak si skřet bude počítat postih celkem -2, protože zalehnutí mu omezuje pohyb a bláto v očích viditelnost.</text:p>
      <text:p text:style-name="P248"><text:span text:style-name="T1236">Přestože se postihy za nevýhody stejného druhu nesčítají</text:span>, každá z nich <text:span text:style-name="T1236">omezuje, co můžeš dělat, a pokud se chceš zbavit postihu, musíš se zbavit každé z nich.</text:span></text:p>
      <text:p text:style-name="P464">Příklad:</text:p>
      <text:p text:style-name="P514"><text:span text:style-name="T1178">Gorondar srazí goblina k zemi a zalehne ho. Goblin si odteď počítá -1, </text:span><text:span text:style-name="T1179">protože</text:span><text:span text:style-name="T1178"> je zalehnutý, </text:span><text:span text:style-name="T1180">a navíc nemůže vstát, dokud na něm Gorondar leží.</text:span><text:span text:style-name="T1178"> </text:span><text:span text:style-name="T1181">P</text:span><text:span text:style-name="T1178">ořád </text:span><text:span text:style-name="T1181">má ale</text:span><text:span text:style-name="T1178"> volné obě ruce a může s nimi něco dělat – třeba se pokusit Gorondara škrtit.<text:line-break/><text:tab/></text:span><text:span text:style-name="T1182">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3"><text:span text:style-name="T1">Výhody a nevýhody jsou nedílně spojené </text:span><text:span text:style-name="T94">s nějakým stavem nebo situací</text:span><text:span text:style-name="T1"> ve hře. </text:span><text:span text:style-name="T93">Jakmile </text:span><text:span text:style-name="T94">tento stav nebo</text:span><text:span text:style-name="T93"> </text:span><text:span text:style-name="T62">situace</text:span><text:span text:style-name="T93"> pomine, zmizí i výhoda či nevýhoda z ní plynoucí.</text:span></text:p>
      <text:p text:style-name="P463">Příklad:</text:p>
      <text:p text:style-name="P525"><text:span text:style-name="T1">Když </text:span><text:span text:style-name="T1126">ležíš a tvůj protivník stojí</text:span><text:span text:style-name="T1">, máš </text:span><text:span text:style-name="T88">proti němu</text:span><text:span text:style-name="T1"> </text:span><text:span text:style-name="T1126">v boji</text:span><text:span text:style-name="T1"> nevýhodu. Jakmile se postavíš na nohy, </text:span><text:span text:style-name="T94">nevýhody se zbavíš</text:span><text:span text:style-name="T1">.</text:span></text:p>
      <text:list xml:id="list3700294506" text:style-name="L73">
        <text:list-item>
          <text:p text:style-name="P1018"><text:span text:style-name="T1173">J</text:span><text:span text:style-name="T1174">ednorázové výhody a nevýhody, jako třeba překvapení, vyvedení z rovnováhy </text:span><text:span text:style-name="T1176">nebo útok do zad se</text:span><text:span text:style-name="T1174"> </text:span><text:span text:style-name="T1176">počítají</text:span><text:span text:style-name="T1174"> pouze </text:span><text:span text:style-name="T1183">na jeden hod</text:span><text:span text:style-name="T1174">.</text:span></text:p>
        </text:list-item>
        <text:list-item>
          <text:p text:style-name="P999"><text:soft-page-break/>Situační výhody a nevýhody, jako třeba ztížení pohybu, tma, kryt, nevhodná zbraň, střelba na ležící cíl, střelba na útočníka zblízka a podobně trvají, dokud trvá příslušná situace.</text:p>
        </text:list-item>
        <text:list-item>
          <text:p text:style-name="P1000">Nevýhody plynoucí z pozice v boji, třeba když tě protivník zatlačil do rohu, trvají, dokud se z nich nedostaneš (viz <text:span text:style-name="T966">kapitola</text:span> <text:span text:style-name="T1103">Prolomení nevýhody</text:span><text:span text:style-name="T1267"> </text:span><text:span text:style-name="T965">&lt;ODKAZ&gt;</text:span>).</text:p>
        </text:list-item>
        <text:list-item>
          <text:p text:style-name="P1001">Krátkodobá omezení, třeba když ti někdo hodí písek nebo bahno do očí, trvají do té doby, než se jich zbavíš, <text:span text:style-name="T1268">třeba než si bahno z očí otřeš</text:span>. <text:span text:style-name="T1268">To</text:span> obvykle zabere jedno kolo.</text:p>
        </text:list-item>
        <text:list-item>
          <text:p text:style-name="P1002">Výhody a nevýhody plynoucí z účinků kouzel trvají po dobu působení kouzla.</text:p>
        </text:list-item>
        <text:list-item>
          <text:p text:style-name="P1001">Nevýhody plynoucí z působení jedů trvají po dobu působení jedu (<text:span text:style-name="T1265">viz kapitola</text:span> <text:span text:style-name="T1107">Jedy</text:span><text:span text:style-name="T1266"> </text:span><text:span text:style-name="T964">&lt;ODKAZ&gt;</text:span>).</text:p>
        </text:list-item>
      </text:list>
      <text:list xml:id="list3410300608" text:style-name="L74">
        <text:list-item>
          <text:p text:style-name="P1019"><text:span text:style-name="T1173">Nevýhod</text:span><text:span text:style-name="T1177">y</text:span><text:span text:style-name="T1173"> za v</text:span><text:span text:style-name="T1171">ážn</text:span><text:span text:style-name="T1173">é</text:span><text:span text:style-name="T1171"> zranění trv</text:span><text:span text:style-name="T1177">ají</text:span><text:span text:style-name="T1171">, dokud si nevyléčíš všechny ztracené životy </text:span><text:span text:style-name="T668">(viz kapitola </text:span><text:span text:style-name="T664">Zranění a léčba</text:span><text:span text:style-name="T668"> </text:span><text:span text:style-name="T967">&lt;ODKAZ&gt;</text:span><text:span text:style-name="T668">)</text:span><text:span text:style-name="T1171">.</text:span></text:p>
        </text:list-item>
      </text:list>
      <text:h text:style-name="Heading_20_2" text:outline-level="2">Speciální akce</text:h>
      <text:p text:style-name="P249">V této kapitole si projdeme několik akcí, <text:span text:style-name="T1271">pro která platí zvláštní pravidla</text:span>. „Akcí“ <text:span text:style-name="T1271">myslíme</text:span> <text:span text:style-name="T1272">to</text:span>, co plánuješ udělat v jednom kole.</text:p>
      <text:h text:style-name="P607" text:outline-level="3">Ohrožení více protivníků</text:h>
      <text:p text:style-name="P225">Když chceš v jednom kole <text:span text:style-name="T1200">současně</text:span> ohrozit více než jednoho protivníka, počítáš si k hodu postih rovný jejich počtu. <text:span text:style-name="T747">Na úspěch</text:span><text:span text:style-name="T1200"> si házíš pouze jednou, ale každý soupeř si proti tobě hází zvlášť.</text:span></text:p>
      <text:p text:style-name="Example_20_Header"><text:soft-page-break/>Příklad:</text:p>
      <text:p text:style-name="P528"><text:span text:style-name="T1237">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759">hodu na úspěch</text:span><text:span text:style-name="T1237"> si tedy započítá postih -2.</text:span></text:p>
      <text:p text:style-name="P225"><text:span text:style-name="T1201">Pokud</text:span> <text:span text:style-name="T1200">útočíš něčím, co zasahuje víc cílů najednou, například granátem, kouzlem s plošným účinkem a podobně</text:span>, <text:span text:style-name="T1273">tento postih si nepočítáš</text:span>.</text:p>
      <text:p text:style-name="Example_20_Header">Příklad:</text:p>
      <text:p text:style-name="P524"><text:span text:style-name="T1246">Kara sesílá </text:span><text:span text:style-name="T760">ohnivou kouli</text:span><text:span text:style-name="T1238"> na dva skřety. Toto kouzlo zasahuje víc cílů najednou, takže Jana hází </text:span><text:span text:style-name="T760">na úspěch</text:span><text:span text:style-name="T1238"> bez postihu.</text:span></text:p>
      <text:h text:style-name="P608" text:outline-level="3">Míření</text:h>
      <text:p text:style-name="P251">Když strávíš kolo mířením, <text:span text:style-name="T1279">na následující výstřel si</text:span> počítáš +2.</text:p>
      <text:list xml:id="list4240969192" text:style-name="L75">
        <text:list-item>
          <text:p text:style-name="P1020">Mířit jde i <text:span text:style-name="T1281">s</text:span> vrhací zbraní, ale nikoliv <text:span text:style-name="T1282">při sesílání</text:span> kouzl<text:span text:style-name="T1282">a</text:span>.</text:p>
        </text:list-item>
        <text:list-item>
          <text:p text:style-name="P1021">Můžeš si také předem zamířit na místo, kde čekáš, že se někdo objeví, nebo na cíl s tím, že vystřelíš, až když něco udělá (nebo neudělá).</text:p>
        </text:list-item>
      </text:list>
      <text:p text:style-name="P253">Bonus za míření se sčítá s případnými bonusy za výhody a nevýhody.</text:p>
      <text:h text:style-name="P609" text:outline-level="3">Klamný útok nebo jiná finta v boji</text:h>
      <text:p text:style-name="P252">Když v tomto kole děláš klamný útok, házíš soupeři židli pod nohy, nebo se ho nějak jinak snažíš rozptýlit, rozhodit či odvést jeho pozornost, tak:</text:p>
      <text:list xml:id="list1136452634" text:style-name="L76">
        <text:list-item>
          <text:p text:style-name="P1022"><text:span text:style-name="T1280">Nikoho neohrožuješ, takže si neházíš </text:span><text:span text:style-name="T764">na úspěch</text:span><text:span text:style-name="T1280">.</text:span></text:p>
        </text:list-item>
        <text:list-item>
          <text:p text:style-name="P1022"><text:soft-page-break/><text:span text:style-name="T1280">Pokud ti v tom nikdo nezabrání, protivník bude mít jednorázovou nevýhodu. A to buď už v tomto kole – pak z ní budou moci těžit tví protivníci, nebo až v příštím – pak z ní budeš moci těžit ty při svém následujícím </text:span><text:span text:style-name="T764">hodu na útok</text:span><text:span text:style-name="T1280">.</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283">nesnaží se mu tím ublížit, chce pouze rozptýlit jeho pozornost</text:span>.<text:line-break/><text:tab/>Zlobr bojuje s Gorondarem, takže se ne<text:span text:style-name="T1283">pokouší</text:span> Naraii v házení kamenů bránit. <text:span text:style-name="T1283">Naraia je tedy automaticky úspěšná a Pavel si bude při </text:span><text:span text:style-name="T765">hodu na úspěch</text:span><text:span text:style-name="T1283"> počítat +1 za to, že je zlobr rozptýlený (tímto si také připomínáme, že bonusy a postihy si vždy přičítá hráč).</text:span></text:p>
      <text:h text:style-name="Heading_20_3" text:outline-level="3">Plná obrana</text:h>
      <text:p text:style-name="P213">Když se soustředíš na obranu, <text:span text:style-name="T1276">tak:</text:span></text:p>
      <text:list xml:id="list2461314591" text:style-name="L77">
        <text:list-item>
          <text:p text:style-name="P1003">Nemůžeš v tomto kole nikoho zranit ani jinak ohrozit či omezit.</text:p>
        </text:list-item>
        <text:list-item>
          <text:p text:style-name="P1005"><text:span text:style-name="T1277">N</text:span>emůžeš u toho dělat <text:span text:style-name="T1278">nic</text:span> jiného: utíkat, nabíjet apod.</text:p>
        </text:list-item>
        <text:list-item>
          <text:p text:style-name="P1023"><text:span text:style-name="T1188">N</text:span><text:span text:style-name="T1172">a všechny obrany v tomto kole </text:span><text:span text:style-name="T1188">si</text:span><text:span text:style-name="T1172"> </text:span><text:span text:style-name="T1175">počítáš</text:span><text:span text:style-name="T1172"> +2.</text:span></text:p>
        </text:list-item>
      </text:list>
      <text:p text:style-name="P468">Příklad:</text:p>
      <text:p text:style-name="P531"><text:span text:style-name="T1189">Z</text:span><text:span text:style-name="T1169">lobrovi se podařilo odhodit nebohého Gorondara, takže Naria teď proti němu stojí sama. Má pořád jen dýku, takže se rozhodne raději ustupovat a počkat, až se Gorondar vrátí do boje.<text:line-break/><text:tab/>Katka si bude proti zlobrovi házet </text:span><text:span text:style-name="T795">na obranu</text:span><text:span text:style-name="T1169"> s bonusem +2, protože ho </text:span><text:span text:style-name="T1191">Naria </text:span><text:span text:style-name="T1169">nijak neohrožuje a soustředí se na obranu.</text:span></text:p>
      <text:h text:style-name="P594" text:outline-level="3"><text:soft-page-break/>Únik z nevýhody</text:h>
      <text:p text:style-name="P214">Když se soustředíš na <text:span text:style-name="T1084">to, aby ses dostal</text:span> z nevýhody, <text:span text:style-name="T1284">například se</text:span> <text:span text:style-name="T1085">snažíš se </text:span>odstrčit toho, kdo na tebe leží, prorazit z obklíčení, vyčistit si oči od písku a podobně, <text:span text:style-name="T1168">tak:</text:span></text:p>
      <text:list xml:id="list2412761900" text:style-name="L78">
        <text:list-item>
          <text:p text:style-name="P1004">Nemůžeš v tomto kole nikoho zranit ani jinak ohrozit či omezit.</text:p>
        </text:list-item>
        <text:list-item>
          <text:p text:style-name="P1024"><text:span text:style-name="T1170">P</text:span><text:span text:style-name="T1172">očítáš si +2 </text:span><text:span text:style-name="T1192">k hodu </text:span><text:span text:style-name="T797">na úspěch</text:span><text:span text:style-name="T1192"> na to, aby ses dostal z nevýhody</text:span><text:span text:style-name="T1172">.</text:span></text:p>
          <text:list>
            <text:list-item>
              <text:p text:style-name="P1024"><text:span text:style-name="T1172">N</text:span><text:span text:style-name="T1193">a rozdíl od </text:span><text:span text:style-name="T798">plné obrany</text:span><text:span text:style-name="T1193"> si </text:span><text:span text:style-name="T1192">tento </text:span><text:span text:style-name="T1193">bonus nepočítáš k </text:span><text:span text:style-name="T797">hodům na obranu</text:span><text:span text:style-name="T1193">.</text:span></text:p>
            </text:list-item>
          </text:list>
        </text:list-item>
      </text:list>
      <text:p text:style-name="P467">Příklad:</text:p>
      <text:p text:style-name="P530"><text:span text:style-name="T1189">G</text:span><text:span text:style-name="T1169">orondar drží skřeta přitisknutého ke zdi. Naria na něj střílí. Skřet se snaží Gorondarovi vysmýknout.<text:line-break/><text:tab/></text:span><text:span text:style-name="T1190">Proti Gorondarovi si skřet si bude házet s bonusem +2 a když uspěje, uvolní se. Nebude mu ale moci nijak ublížit, ani když si hodí výjimečně dobře.<text:line-break/><text:tab/>Proti Nariině střelbě si bude házet </text:span><text:span text:style-name="T796">na obranu</text:span><text:span text:style-name="T1190"> bez bonusu, protože Naria mu nebrání v tom, aby se dostal z nevýhody.</text:span></text:p>
      <text:h text:style-name="Heading_20_2" text:outline-level="2">Boj na dálku</text:h>
      <text:p text:style-name="P315">Při boji na dálku, ať už střelnou zbraní, vrhací zbraní, kouzlem, nebo čímkoliv jiným si počítáš postih podle vzdálenosti cíle:</text:p>
      <text:list xml:id="list652312960" text:style-name="L79">
        <text:list-item>
          <text:p text:style-name="P1025">Kontaktní nebo krátká: <text:span text:style-name="T712">bez postihu</text:span></text:p>
        </text:list-item>
        <text:list-item>
          <text:p text:style-name="P1025">Střední: <text:span text:style-name="T712">postih -1</text:span></text:p>
        </text:list-item>
        <text:list-item>
          <text:p text:style-name="P1025">Dlouhá: <text:span text:style-name="T712">postih -2</text:span></text:p>
        </text:list-item>
      </text:list>
      <text:h text:style-name="Heading_20_3" text:outline-level="3"><text:soft-page-break/>Munice</text:h>
      <text:p text:style-name="P314">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Určení <text:span text:style-name="T1239">výsledku</text:span></text:h>
      <text:p text:style-name="P244"><text:span text:style-name="T1263">Zda se ti podaří to, co zamýšlíš, </text:span>závisí na rozdílu tvého hodu a hodu tvého protivníka:</text:p>
      <text:list xml:id="list1897737532" text:style-name="L80">
        <text:list-item>
          <text:p text:style-name="P1026">Pokud jsi hodil stejně, nebo jsi ho přehodil o 1 či 2, máš <text:span text:style-name="T1241">proti němu</text:span> jeden úspěch.</text:p>
        </text:list-item>
        <text:list-item>
          <text:p text:style-name="P1026">Jestliže jsi ho přehodil o 3-5, máš <text:span text:style-name="T1241">proti němu</text:span> <text:span text:style-name="T1242">dva</text:span> úspěchy.</text:p>
        </text:list-item>
        <text:list-item>
          <text:p text:style-name="P1026">Pokud jsi ho přehodil o 6 nebo víc, máš <text:span text:style-name="T1241">proti němu dokonce</text:span> tři úspěchy.</text:p>
        </text:list-item>
      </text:list>
      <text:p text:style-name="P254">Když ty i tvůj protivník házíte <text:span text:style-name="T712">na úspěch</text:span> a padne vám stejně, tak oba máte jeden úspěch <text:span text:style-name="T1285">a můžete ho použít podle následujících pravidel</text:span>. <text:span text:style-name="T1285">Pokud jeden z vás házel </text:span><text:span text:style-name="T766">na obranu</text:span><text:span text:style-name="T1285">, tak úspěch má jen útočník (protože </text:span><text:span text:style-name="T766">hodu na obranu</text:span><text:span text:style-name="T1285"> vyjadřuje to, že se nesnažíš protivníka nijak ohrozit, jen se proti němu bráníš).</text:span></text:p>
      <text:h text:style-name="P610" text:outline-level="3">Úspěchy</text:h>
      <text:p text:style-name="P245">Za každý úspěch můžeš <text:span text:style-name="T1240">svému soupeři</text:span> udělat jednu <text:span text:style-name="T1302">věc</text:span>, <text:span text:style-name="T1286">k</text:span>aždou pouze jednou. <text:span text:style-name="T1303">Například:</text:span></text:p>
      <text:list xml:id="list3219165799" text:style-name="L81">
        <text:list-item>
          <text:p text:style-name="P1027">Zranit ho.</text:p>
          <text:list>
            <text:list-item>
              <text:p text:style-name="P1028"><text:soft-page-break/>Za další úspěch můžeš <text:span text:style-name="T1245">říct, že jsi zasáhnul nějaké citlivé místo (hlavu, kyklopovo oko, ocas obřího štíra a podobně).</text:span></text:p>
            </text:list-item>
          </text:list>
        </text:list-item>
        <text:list-item>
          <text:p text:style-name="P1029">Nějak ho znevýhodnit, <text:span text:style-name="T1300">n</text:span>ěkam ho zatlačit či odtáhnout.</text:p>
          <text:list>
            <text:list-item>
              <text:p text:style-name="P1031">Současně mu tím můžeš zabránit v tom, aby se někam dostal.</text:p>
            </text:list-item>
          </text:list>
        </text:list-item>
        <text:list-item>
          <text:p text:style-name="P1029">Dostat se z nevýhody, ve které tě <text:span text:style-name="T1303">protivník</text:span> drží.</text:p>
        </text:list-item>
        <text:list-item>
          <text:p text:style-name="P1029">Utéct od něj.</text:p>
        </text:list-item>
      </text:list>
      <text:p text:style-name="P246">Pokud je proti tobě v nevýhodě, ať už dané <text:span text:style-name="T1243">okolnostmi</text:span> nebo tím, že ho do ní <text:span text:style-name="T1260">nejdříve</text:span> <text:span text:style-name="T1244">za jeden úspěch</text:span> dosta<text:span text:style-name="T1260">neš</text:span>, tak můžeš <text:span text:style-name="T1293">také</text:span>:</text:p>
      <text:list xml:id="list160033663459516" text:continue-numbering="true" text:style-name="L81">
        <text:list-item>
          <text:p text:style-name="P1030">Odzbrojit <text:span text:style-name="T1287">ho.</text:span></text:p>
        </text:list-item>
        <text:list-item>
          <text:p text:style-name="P1032">Srazit <text:span text:style-name="T1288">ho do propasti</text:span> <text:span text:style-name="T1288">nebo zatlačit</text:span> <text:span text:style-name="T1288">do</text:span> <text:span text:style-name="T1287">pasti.</text:span></text:p>
        </text:list-item>
        <text:list-item>
          <text:p text:style-name="P1031">Zabránit mu, aby něco udělal.</text:p>
        </text:list-item>
      </text:list>
      <text:p text:style-name="P280">Protivníkovi můžeš udělat jen to, co jsi ohlásil na začátku kola.</text:p>
      <text:p text:style-name="Example_20_Header">Příklad:</text:p>
      <text:p text:style-name="Example">Když se orkovi podaří Gorondarovi zabránit v tom, aby se dostal ke goblinovi, <text:span text:style-name="T1251">Gorondar</text:span> už v tomto kole nemůže po goblinovi hod<text:span text:style-name="T1251">it</text:span> dýku, protože to nebylo součástí <text:span text:style-name="T1261">Pavlova záměru</text:span>. Může to udělat až v dalším kole a protivníci na to budou moci reagovat.</text:p>
      <text:p text:style-name="P255"><text:span text:style-name="T1289">N</text:span>a začátku kola <text:span text:style-name="T1289">ale nemusíš</text:span> do detailů pop<text:span text:style-name="T1289">isova</text:span>t, jak přesně svůj plán provedeš. <text:span text:style-name="T1289">To stačí udělat, až když víš, kolik máš úspěchů.</text:span></text:p>
      <text:p text:style-name="P469">Příklad:</text:p>
      <text:p text:style-name="P532"><text:span text:style-name="T1106">Pavel:</text:span><text:span text:style-name="T1262"> </text:span><text:span text:style-name="T763">„Ještě z rozběhu vrazím do goblina, abych ho vyvedl z rovnováhy. Pak mu levou rukou zacpu pusu, aby nemohl mluvit.“</text:span></text:p>
      <text:p text:style-name="P256"><text:soft-page-break/><text:span text:style-name="T1304">Nemůžeš popisovat protivníkovy reakce, to je práce Pána jeskyně.</text:span> Popisuj jen to, <text:span text:style-name="T1291">jsi mu udělal</text:span>. <text:span text:style-name="T1292">Stejně tak Pán jeskyně nemůže popisovat, jak zareaguje tvoje postava, protože o tom vždy rozhoduješ ty.</text:span></text:p>
      <text:p text:style-name="Example_20_Header">Příklad:</text:p>
      <text:p text:style-name="Example">Pavel nemůže říct, <text:span text:style-name="T1290">že</text:span> goblin uskočil směrem od orka. Může ale říct, že do něj vrazil tak, <text:span text:style-name="T1290">aby ho</text:span> směrem k orkovi <text:span text:style-name="T1290">strčil</text:span>.</text:p>
      <text:p text:style-name="P281">Tvůj popis také musí dávat smysl vzhledem k situaci ve hře a musí to jít provést nástroji, které máš k dispozici.</text:p>
      <text:h text:style-name="P611" text:outline-level="3">Zranění</text:h>
      <text:p text:style-name="P263">Když se rozhodneš protivníka zranit, ubereš mu počet životů, <text:span text:style-name="T1314">který spočítáš takto</text:span>:</text:p>
      <text:list xml:id="list1655238546" text:style-name="L82">
        <text:list-item>
          <text:p text:style-name="P1033">Základem zranění je to, o kolik jsi protivníka přehodil. Může to být i nula, pokud jste hodili stejně.</text:p>
        </text:list-item>
        <text:list-item>
          <text:p text:style-name="P1033">K <text:span text:style-name="T1313">rozdílu hodů</text:span> se přičítá zranění uvedené u zbraně, případně výsledek hodu na zranění kouzla. Jak se hází na zranění kouzla si řekneme v dalším odstavci.</text:p>
        </text:list-item>
        <text:list-item>
          <text:p text:style-name="P1033">Protivník si <text:span text:style-name="T1315">nakonec</text:span> odeč<text:span text:style-name="T1315">te</text:span> kvalitu své zbroje a štítu <text:span text:style-name="T1305">a případnou odolnost proti tomuto druhu zranění</text:span>.</text:p>
        </text:list-item>
      </text:list>
      <text:p text:style-name="P480"><text:span text:style-name="T262">P</text:span><text:span text:style-name="T250">říklad:</text:span></text:p>
      <text:p text:style-name="P542"><text:span text:style-name="T419">Gorondar bojuje se zlobrem. Pavel hodil na úspěch 4 (Gorondar má Sílu 3, Pavlovi na kostce padlo 1)</text:span><text:span text:style-name="T417">. </text:span><text:span text:style-name="T419">Pán jeskyně hodil za zlobra 8 (zlobr má sílu 6, Pánovi jeskyně na kostce padlo 2). </text:span><text:span text:style-name="T420">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579" text:outline-level="4"><text:soft-page-break/>Zranění improvizovanou zbraní</text:h>
      <text:p text:style-name="P270">Improvizované zbraně mají o 1 nižší zranění než odpovídající pořádná zbraň.</text:p>
      <text:h text:style-name="P581" text:outline-level="4">Hlášení útoku <text:span text:style-name="T1319">zbraní</text:span></text:h>
      <text:p text:style-name="P262">Když chceš protivníka zranit <text:span text:style-name="T1319">zbraní</text:span>, obvykle se <text:span text:style-name="T1311">výsledek hodu</text:span> hlásí rovnou s „plus <text:span text:style-name="T1306">zranění</text:span>“ na konci.</text:p>
      <text:p text:style-name="P483">Příklad:</text:p>
      <text:p text:style-name="P543">Když máš Finesu 3, bojuješ dýkou, která má zranění 1, chceš protivníka zranit a na kostce ti padlo 2, tak řekneš:</text:p>
      <text:p text:style-name="P534">„Mám proti němu pět plus jedna.“</text:p>
      <text:p text:style-name="P233">Pokud zasáhneš, Pán jeskyně pak může rovnou spočítat, o kolik životů tvůj protivník přijde.</text:p>
      <text:h text:style-name="P580" text:outline-level="4">Zranění kouzlem</text:h>
      <text:p text:style-name="P267">Základ zranění kouzlem je rozdíl mezi hody na úspěch (případně na obranu), stejně jako u zbraní.</text:p>
      <text:p text:style-name="P477"><text:span text:style-name="T262">P</text:span><text:span text:style-name="T250">říklad:</text:span></text:p>
      <text:p text:style-name="P541"><text:span text:style-name="T338">Kara sesílá </text:span><text:span text:style-name="T250">modrý blesk</text:span><text:span text:style-name="T338"> na orka. Ork bojuje s Gorondarem, proti Kaře si tedy hází na obranu. Janě na úspěch padlo celkem 7 (Duše 3 + 4 na kostce), Pánovi jeskyně padlo na obranu za orka 6 (Síla 4 + 2 na kostce). </text:span><text:span text:style-name="T417">Jana má tedy jeden úspěch a rozhodne se ho zranit.</text:span></text:p>
      <text:p text:style-name="P265">Kouzla mají zranění uvedeno v počtu „kostek zranění“ <text:span text:style-name="T1316">(zkráceně „kz“)</text:span>. <text:span text:style-name="T1316">Za tím je ještě uvedeno, o jaký druh zranění se jedná – podle toho se pozná, jestli má nestvůra proti tomuto kouzlu odolnost.</text:span></text:p>
      <text:p text:style-name="Example_20_Header"><text:span text:style-name="T262">P</text:span><text:span text:style-name="T250">říklad:</text:span></text:p>
      <text:p text:style-name="Example"><text:span text:style-name="T415">Kouzlo </text:span><text:span text:style-name="T302">modrý blesk</text:span><text:span text:style-name="T415"> má zranění</text:span><text:span text:style-name="T416">:</text:span><text:span text:style-name="T522"> </text:span><text:span text:style-name="T553">4</text:span><text:span text:style-name="T522">kz bleskem.</text:span></text:p>
      <text:p text:style-name="P266"><text:soft-page-break/>Kostky zranění jsou obyčejné šestistěnné kostky, kolik padlo se ale počítá jinak:</text:p>
      <text:list xml:id="list242579295" text:style-name="L83">
        <text:list-item>
          <text:p text:style-name="P1034">Zranění kouzla určíš tak, že hodíš příslušný počet kostek <text:span text:style-name="T1317">zranění</text:span> a spočítáš ty, na kterých padlo 4 nebo víc.</text:p>
        </text:list-item>
      </text:list>
      <text:p text:style-name="P476"><text:span text:style-name="T262">P</text:span><text:span text:style-name="T250">říklad:</text:span></text:p>
      <text:p text:style-name="P540"><text:span text:style-name="T303">M</text:span><text:span text:style-name="T250">odrý blesk</text:span><text:span text:style-name="T338"> má zranění 4kz, Jana tedy hodí čtyřmi šestistěnnými kostkami (neb</text:span><text:span text:style-name="T418">o</text:span><text:span text:style-name="T338"> čtyřikrát jednou kostkou). Padne jí: 1, 3, 4 a 6. Na dvou kostkách padlo 4 nebo víc, tento modrý blesk má tedy zranění 2.</text:span></text:p>
      <text:p text:style-name="P267">Číslo hozené na kostkách zranění se přičítá k rozdílu hodů na úspěch (nebo hodu na úspěch a hodu na obranu), stejně jako zranění zbraně. <text:span text:style-name="T1318">Od výsledku se pak odečítá zbroj a štít zasaženého a odolnost proti použitému druhu zranění.</text:span></text:p>
      <text:p text:style-name="P478"><text:span text:style-name="T262">P</text:span><text:span text:style-name="T250">říklad:</text:span></text:p>
      <text:p text:style-name="P502">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Odolnost proti zranění</text:h>
      <text:p text:style-name="P268">Některé nestvůry jsou odolné proti určitým druhům zranění.</text:p>
      <text:p text:style-name="P479"><text:span text:style-name="T262">P</text:span><text:span text:style-name="T250">říklad:</text:span></text:p>
      <text:p text:style-name="P549">Bodat do kostlivce nemá moc velký smysl – proto má odolnost 2 proti zranění bodem. Když do něj tedy Naria vystřelí z luku, od zranění si odečte 2.</text:p>
      <text:p text:style-name="P269">U kouzel je vždy napsáno, jaký druh zranění způsobují. U zbraní to výslovně napsané není – šípy způsobují bodné zranění, palice a kladiva drtivé, mečem se dá bodat nebo sekat atd.</text:p>
      <text:h text:style-name="Heading_20_4" text:outline-level="4"><text:soft-page-break/><text:span text:style-name="T692">P</text:span><text:span text:style-name="T249">řidané zranění</text:span></text:h>
      <text:p text:style-name="P49">TODO</text:p>
      <text:p text:style-name="P323"><text:span text:style-name="T249">Některá kouzla nebo magické předměty přidávají k útoku další zranění, například </text:span><text:span text:style-name="T1422">bleskem</text:span><text:span text:style-name="T249"> za </text:span><text:span text:style-name="T688">3</text:span><text:span text:style-name="T249">kz </text:span><text:span text:style-name="T693">(tedy </text:span><text:span text:style-name="T688">tři</text:span><text:span text:style-name="T693"> </text:span><text:span text:style-name="T328">kostky zranění</text:span><text:span text:style-name="T693">)</text:span><text:span text:style-name="T249">.</text:span></text:p>
      <text:list xml:id="list3823363162" text:style-name="L84">
        <text:list-item>
          <text:p text:style-name="P776">Přidané zranění se přičítá pouze v případě zásahu, stejně jako obyčejné zranění.</text:p>
        </text:list-item>
        <text:list-item>
          <text:p text:style-name="P777">Od každé složky zranění s<text:span text:style-name="T1425">i zasažený</text:span> odečte <text:span text:style-name="T1425">Z</text:span>broj<text:span text:style-name="T1426"> proti příslušnému druhu zranění</text:span>.</text:p>
        </text:list-item>
        <text:list-item>
          <text:p text:style-name="P1035"><text:span text:style-name="T249">Každ</text:span><text:span text:style-name="T694">á složka</text:span><text:span text:style-name="T249"> se zvlášť porovná se Silou (pokud je to </text:span><text:span text:style-name="T304">fyzické zranění</text:span><text:span text:style-name="T249">) nebo Duší </text:span><text:span text:style-name="T695">(pokud je to </text:span><text:span text:style-name="T329">duševní zranění</text:span><text:span text:style-name="T695">)</text:span><text:span text:style-name="T249"> cíle, jestli jde o vážné zranění. Rána s přidaným zraněním tedy může způsobit více vážných zranění.</text:span></text:p>
        </text:list-item>
        <text:list-item>
          <text:p text:style-name="P778">Každá složka se také zvlášť porovná s plnou kondicí cíle, jestli jde o <text:span text:style-name="T1427">okamžitou</text:span> smrt.</text:p>
        </text:list-item>
      </text:list>
      <text:p text:style-name="P492">Příklad</text:p>
      <text:p text:style-name="P556"><text:span text:style-name="T691">Gorondar útočí očarovaným kladivem na oživlou sochu. Kladivo má 1/2 a navíc při zásahu způsobí zranění </text:span><text:span text:style-name="T1423">bleskem</text:span><text:span text:style-name="T691"> za 3kz. Socha je z kamene a je tedy těžké ji poškodit – má Zbroj 3. Je ovšem náchylná na drtivá zranění </text:span><text:span text:style-name="T687">a</text:span><text:span text:style-name="T691"> proti Gorondarovu kladivu má Zbroj pouze 1.<text:line-break/><text:tab/>Gorondar ji přehodil o 3. Kladivo má zranění 2, celkem </text:span><text:span text:style-name="T688">tedy</text:span><text:span text:style-name="T691"> 5. </text:span><text:span text:style-name="T689">S</text:span><text:span text:style-name="T691">ocha </text:span><text:span text:style-name="T689">si</text:span><text:span text:style-name="T691"> odečte </text:span><text:span text:style-name="T689">Z</text:span><text:span text:style-name="T691">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423">bleskem</text:span><text:span text:style-name="T691"> 2. Od toho si socha odečte svou zbroj proti </text:span><text:span text:style-name="T1423">blesk</text:span><text:span text:style-name="T1424">u</text:span><text:span text:style-name="T691">, což je 3. Přidaným zraněním tedy není vůbec poškozena. </text:span><text:span text:style-name="T690">Kdyby zraněna byla, tak by si toto číslo opět porovnala se svou Silou, jestli nejde o vážné zranění nebo smrt jednou ranou.</text:span></text:p>
      <text:h text:style-name="P582" text:outline-level="4"><text:soft-page-break/>Vyřazení</text:h>
      <text:p text:style-name="P271">Když ti klesnou životy na 0 nebo méně, jsi vyřazený z boje. Pokud jsi ještě neházel, nejspíš ti to také znemožní provést to, co jsi zamýšlel.</text:p>
      <text:p text:style-name="P481"><text:span text:style-name="T262">P</text:span><text:span text:style-name="T250">říklad:</text:span></text:p>
      <text:p text:style-name="P544">Goblin se řítí na Gorondara, Naria na něj ale střílí z luku. Goblin má celkem 4 životy, takže pokud ho Naria zraní alespoň za 4, ke Gorondarovi nedoběhne.</text:p>
      <text:h text:style-name="P583" text:outline-level="4">Vážný zásah</text:h>
      <text:p text:style-name="P272">Pokud máš alespoň 2 úspěchy <text:span text:style-name="T1323">a</text:span> za první z nich dáš soupeři zranění nejméně za 1 život, <text:span text:style-name="T1323">tak</text:span> můžeš za druhý úspěch říct, že <text:span text:style-name="T1321">jsi mu tímto zásahem vyřadil nějakou část těla</text:span>. <text:span text:style-name="T1322">Nemůžeš ale takhle vyřadit celého protivníka, takže když ho zasáhneš do těla nebo do hlavy, tak sice bude mít nevýhodu, ale bude dál schopen boje.</text:span></text:p>
      <text:p text:style-name="P482"><text:span text:style-name="T55">P</text:span><text:span text:style-name="T1">říklad:</text:span></text:p>
      <text:p text:style-name="P519"><text:span text:style-name="T71">Katka:</text:span><text:span text:style-name="T1"> „Prostřelila jsem mu levou nohu, takže se na ní nemůže postavit.“</text:span></text:p>
      <text:p text:style-name="P273"><text:span text:style-name="T1324">Vážný zásah</text:span> může způsobit několik věcí:</text:p>
      <text:list xml:id="list1364564282" text:style-name="L85">
        <text:list-item>
          <text:p text:style-name="P1036"><text:span text:style-name="T1325">Protivník</text:span> nebude moci zasaženou část těla používat. Když takto například zasáhneš kyklopovo oko, tak ho tím oslepíš. Když trefíš ocas obřího štíra, nebude <text:span text:style-name="T1326">jím</text:span> moci útočit. S vážně zraněnou nohou se nedá běhat atd.</text:p>
        </text:list-item>
        <text:list-item>
          <text:p text:style-name="P1036">Zasažený díky tomu může mít na některé věci nevýhodu. <text:span text:style-name="T1320">S vážně zraněnou nohou budeš mít například určitě nevýhodu v boji zblízka, ale ne při střelbě z luku.</text:span></text:p>
        </text:list-item>
      </text:list>
      <text:p text:style-name="P283">Důsledky vážného zásahu zmizí ve chvíli, kdy si zasažený doléčí všechny ztracené životy.</text:p>
      <text:h text:style-name="Heading_20_3" text:outline-level="3"><text:soft-page-break/>Znevýhodnění, <text:span text:style-name="T1327">zatlačení nebo odtažení protivníka</text:span></text:h>
      <text:p text:style-name="P260"><text:span text:style-name="T1">Jak už jsme si řekli, výhody a nevýhody jsou vždy pevně svázané s nějakou situací. Pokud tedy chceš použít jeden ze svých úspěchů na to, abys protivníka znevýhodnil,</text:span><text:span text:style-name="T100"> </text:span><text:span text:style-name="T1">n</text:span><text:span text:style-name="T100">estačí říct: </text:span><text:span text:style-name="T54">„Dostal jsem ho do nevýhody“</text:span><text:span text:style-name="T100">, musíš </text:span><text:span text:style-name="T1">popsat, co přesně to znamená.</text:span></text:p>
      <text:p text:style-name="P472"><text:span text:style-name="T55">P</text:span><text:span text:style-name="T1">říklad:</text:span></text:p>
      <text:p text:style-name="P518"><text:span text:style-name="T75">Katka</text:span><text:span text:style-name="T71">:</text:span><text:span text:style-name="T107"> „</text:span><text:span text:style-name="T108">Jak se ork opírá o dveře, tak mu prostřelím </text:span><text:span text:style-name="T110">rukáv na levé ruce tak</text:span><text:span text:style-name="T108">, aby </text:span><text:span text:style-name="T111">mu ho</text:span><text:span text:style-name="T108"> šíp </text:span><text:span text:style-name="T111">přibodnul ke</text:span><text:span text:style-name="T108"> dveří</text:span><text:span text:style-name="T111">m</text:span><text:span text:style-name="T108">.</text:span><text:span text:style-name="T107">“</text:span></text:p>
      <text:p text:style-name="P520"><text:span text:style-name="T109">O</text:span><text:span text:style-name="T107">rk má teď přibodnutou ruku ke dveřím. Dokud s tím něco neudělá, bude si počítat nevýhodu a navíc nebude moci levou ruku používat.</text:span></text:p>
      <text:p text:style-name="P260"><text:span text:style-name="T55">T</text:span><text:span text:style-name="T1">o, co popíšeš, může </text:span><text:span text:style-name="T106">kromě</text:span><text:span text:style-name="T1"> situac</text:span><text:span text:style-name="T106">e</text:span><text:span text:style-name="T1"> tvého protivníka </text:span><text:span text:style-name="T106">změnit</text:span><text:span text:style-name="T1"> tak</text:span><text:span text:style-name="T105">é</text:span><text:span text:style-name="T1"> tvoji </text:span><text:span text:style-name="T143">pozici</text:span><text:span text:style-name="T1">.</text:span></text:p>
      <text:p text:style-name="P471"><text:span text:style-name="T55">P</text:span><text:span text:style-name="T1">říklad:</text:span></text:p>
      <text:p text:style-name="P517"><text:span text:style-name="T74">P</text:span><text:span text:style-name="T71">avel:</text:span><text:span text:style-name="T1"> „Srazím goblina na zem a zalehnu ho.“</text:span></text:p>
      <text:p text:style-name="P550">Goblin teď bude mít nevýhodu proti Gorondarovi, protože leží pod ním. Současně ale bude mít Gorondar nevýhodu proti orkovi, protože leží na goblinovi, zatímco ork stojí.</text:p>
      <text:p text:style-name="P261">Tvůj popis také určí, jak se bude moci protivník nevýhody <text:span text:style-name="T1301">zbavit</text:span>.</text:p>
      <text:p text:style-name="P473"><text:span text:style-name="T55">P</text:span><text:span text:style-name="T1">říklad:</text:span></text:p>
      <text:p text:style-name="Example">Orkovi s rukou přistřelenou ke dveřím bude stačit například šíp zlomit – to ho nejspíš nijak zvlášť nezpomalí. <text:span text:style-name="T1297">I tak</text:span> si ale bude v příštím kole počítat nevýhodu – když někdo zaplatí úspěchem za znevýhodnění protivníka, tak <text:span text:style-name="T1298">se to musí opravdu započítat jako</text:span> nevýhoda, byť jen na jedno kolo.</text:p>
      <text:p text:style-name="P536">Kdyby Naria chtěl orka v nevýhodě udržet, bude mu muset aktivně bránit v tom, aby šíp zlomil – třeba ho chytit za druhou ruku, kterou to bude chtít udělat. Bude si tedy muset proti orkovi házet, <text:span text:style-name="T1299">mít proti němu alespoň jeden</text:span> úspěch a použít ho na zabránění v orkově akci.</text:p>
      <text:p text:style-name="P473"><text:soft-page-break/><text:span text:style-name="T139">Jiný p</text:span><text:span text:style-name="T1">říklad:</text:span></text:p>
      <text:p text:style-name="P521"><text:span text:style-name="T83">G</text:span><text:span text:style-name="T1">oblin zalehnutý Gorondarem to bude mít o dost těžší. Aby mohl vstát, musí nejdřív Gorondara odvalit (tedy si nejspíš proti němu hodit Silou </text:span><text:span text:style-name="T140">a bude potřebovat alespoň jeden úspěch na </text:span><text:span text:style-name="T115">prolomení nevýhody</text:span><text:span text:style-name="T1">), nebo se zpod něj vysmýknout (hodit si proti němu Finesou). Gorondar každopádně </text:span><text:span text:style-name="T141">nepotřebuje</text:span><text:span text:style-name="T1"> další úspěchy na to, aby goblina v nevýhodě udržel – snažit se musí goblin.</text:span></text:p>
      <text:p text:style-name="P221"><text:span text:style-name="T143">Současně se z</text:span><text:span text:style-name="T1">nevýhodněním můžeš </text:span><text:span text:style-name="T142">také</text:span><text:span text:style-name="T1"> protivníkovi zabránit v pohybu a znemožnit mu tím udělat to, co měl v plánu. Musí to ale vyplývat z toho, že se nedostal tam, kam se chtěl dostat.</text:span></text:p>
      <text:p text:style-name="P474"><text:span text:style-name="T55">P</text:span><text:span text:style-name="T1">říklad:</text:span></text:p>
      <text:p text:style-name="P537"><text:span text:style-name="T101">Goblin </text:span><text:span text:style-name="T102">doběhnout ke stolu a sebrat z něj svou hůl</text:span><text:span text:style-name="T101">. </text:span><text:span text:style-name="T103">Pavel ale hodil víc a za jeden úspěch</text:span><text:span text:style-name="T101"> Gorondar na </text:span><text:span text:style-name="T103">goblina</text:span><text:span text:style-name="T101"> skočí a srazí ho k zemi. Obdobně by ho mohl přimáčknout štítem ke stěně, chytit ho za ruku nebo za nohu, a podobně. </text:span><text:span text:style-name="T104">Goblinovi se každopádně nepodaří </text:span><text:span text:style-name="T103">sebrat hůl, protože se k ní nedostal,</text:span><text:span text:style-name="T104"> a současně bude proti Gorondarovi v nevýhodě.</text:span></text:p>
      <text:p text:style-name="P274"><text:span text:style-name="T104">M</text:span><text:span text:style-name="T101">ůžeš také protivníka zatlačit nebo odtáhnout od jeho zamýšleného cíle:</text:span></text:p>
      <text:p text:style-name="P475"><text:span text:style-name="T55">P</text:span><text:span text:style-name="T1">říklad:</text:span></text:p>
      <text:p text:style-name="P551">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612" text:outline-level="3">Bránění v pohybu</text:h>
      <text:p text:style-name="P275">Když blokuješ úzký prostor, ležíš na protivníkovi a podobně, tak bráníš v pohybu automaticky. Protivník tě bude muset zatlačit, přirazit ke zdi, shodit ze sebe a podobně a on tedy proti tobě bude potřebovat úspěch.<text:line-break/><text:soft-pag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3">Už jsme si probrali možnost, jak můžeš za jeden úspěch někomu znemožnit zamýšlenou akci tím, že mu zabráníš v tom, aby se dostal ke svému cíli, případně jej odtáhneš či odstrčíš z dosahu. To ale nemusí být možné.</text:p>
      <text:p text:style-name="P488">Příklad:</text:p>
      <text:p text:style-name="Example">Gorondar chce zabránit goblinovi v mumlání, protože tuší, že goblin sesílá kouzlo. <text:span text:style-name="T1328">Na to mu ale nebude stačit ho někam zatlačit nebo odtáhnout – v tom případě bude goblin prostě mumlat dál.</text:span></text:p>
      <text:p text:style-name="P276">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330">Takto můžeš někomu zabránit například v kouzlení, v nabití či tasení zbraně, nebo také v útoku – třeba tím, že mu chytíš ruku se zbraní.</text:span></text:p>
      <text:p text:style-name="P484">Příklad:</text:p>
      <text:p text:style-name="P545">Gorondar <text:span text:style-name="T1329">chce zabránit goblinovi v mumlání. Bude potřebovat alespoň dva úspěchy: Jeden na to, aby ho dostal do nevýhody a až za druhý mu pak může zabránit v kouzlení. Pavel to pak popíše následovně:</text:span></text:p>
      <text:p text:style-name="P546"><text:span text:style-name="T1103">Pavel:</text:span> „Levou rukou chytnu goblina pod krkem, pravou pustím meč, seberu ze stolu svazek bylin a nacpu mu ho do pusy.“</text:p>
      <text:h text:style-name="Heading_20_4" text:outline-level="4"><text:soft-page-break/>Rozdíl mezi obranou a zabráněním v útoku</text:h>
      <text:p text:style-name="P277">Když si házíš na obranu, tak to znamená, že se snažíš útoku uhnout, <text:span text:style-name="T1331">nebo ho třeba </text:span>vykrýt <text:span text:style-name="T1331">svou zbraní či štítem.</text:span> <text:span text:style-name="T1331">K</text:span>dyž <text:span text:style-name="T1331">ale</text:span> použiješ úspěch na to, abys protivníkovi v útoku zabránil, tak se vůbec nedostane k máchnutí zbraní, k výstřelu či k seslání kouzla.<text:line-break/><text:tab/>Důležité to je zejména u <text:span text:style-name="T1331">plošných</text:span> kouzel, nebo třeba když se útočník snaží hodit granát<text:span text:style-name="T1331">: Přestože kouzlo či granát nezasáhne tebe, může pořád zranit někoho jiného.</text:span></text:p>
      <text:p text:style-name="P485">Příklad:</text:p>
      <text:p text:style-name="P547">Kara sesílá <text:span text:style-name="T712">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4">Obdobně můžeš někoho ubránit tím, že útočníkovi zabráníš v útoku.</text:p>
      <text:h text:style-name="Heading_20_3" text:outline-level="3">Prolomení nevýhody</text:h>
      <text:p text:style-name="P222">Podobně jako u bránění v pohybu i při prolamování nevýhody musíš protivníka přehodit pouze v případě, když ti v tom brání přímo svou pozicí.</text:p>
      <text:p text:style-name="P486">Příklad:</text:p>
      <text:p text:style-name="P548"><text:span text:style-name="T1169">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195">Orkovi se tedy stačí ubránit.</text:span></text:p>
      <text:p text:style-name="P486"><text:soft-page-break/><text:span text:style-name="T1332">Opačný p</text:span>říklad:</text:p>
      <text:p text:style-name="P523">Orkovi se podařilo Nariu chytit za ruku. Na to, aby se vyprostila, bude tentokrát potřebovat úspěch ona.</text:p>
      <text:p text:style-name="P223">Stejným způsobem můžeš z nevýhody dostat i někoho jiného.</text:p>
      <text:p text:style-name="P487">Příklad:</text:p>
      <text:p text:style-name="P522">Ork stále drží Nariu za ruku. Gorondar jí přispěchá na pomoc. Pavel proti orkovi hodí dva úspěchy a popíše to takto:</text:p>
      <text:p text:style-name="P522"><text:span text:style-name="T1103">Pavel:</text:span> „<text:span text:style-name="T1333">Seknul jsem orka do ruku, kterou drží Nariu. Zranil jsem ho </text:span><text:span text:style-name="T767">(za jeden úspěch)</text:span><text:span text:style-name="T1333"> a navíc ji musel pustit </text:span><text:span text:style-name="T767">(za druhý úspěch)</text:span><text:span text:style-name="T1333">.</text:span>“</text:p>
      <text:h text:style-name="Heading_20_3" text:outline-level="3"><text:span text:style-name="T1194">Ú</text:span><text:span text:style-name="T1169">těk</text:span></text:h>
      <text:p text:style-name="P278"><text:span text:style-name="T1169">Utéct z boje nemusí být vždy jednoduché. Když se protivník rozhodne běžet za tebou a je rychlejší než ty, akorát mu tím vystavíš záda (bude mít proti tobě výhodu).<text:line-break/><text:tab/></text:span><text:span text:style-name="T1196">Když ho přehodíš a použiješ jeden úspěch na útěk, může to znamenat, třeba že jsi do něj strčil, využil jsi vhodné chvíle </text:span><text:span text:style-name="T1198">k útěku</text:span><text:span text:style-name="T1196">, nebo jsi nějak jinak získal malý náskok.<text:line-break/><text:tab/>V řeči pravidel to znamená, že na konci kola mezi vámi bude </text:span><text:span text:style-name="T799">krátká vzdálenost</text:span><text:span text:style-name="T1196">. Protivník tě stále může pronásledovat, ale nebude tě moci hned v příštím kole ohrozit z blízka, protože to jde jen na </text:span><text:span text:style-name="T799">kontaktní vzdálenost</text:span><text:span text:style-name="T1196">.</text:span></text:p>
      <text:h text:style-name="Heading_20_4" text:outline-level="4"><text:span text:style-name="T1196">P</text:span><text:span text:style-name="T1169">ronásledování</text:span></text:h>
      <text:p text:style-name="P279"><text:span text:style-name="T1169">Když je jedna strana výrazně rychlejší, třeba když na koni pronásleduješ běžícího, a on se ti nemá kde ztratit, výsledek je zřejmý a jde jen o to, kdy ho dojedeš.<text:line-break/><text:tab/>Když jste oba srovnatelně rychlí, tak </text:span><text:span text:style-name="T1197"><text:s/>popisujte, co děláte, stejně jako v boji. Pokud </text:span><text:span text:style-name="T1169">výsledek vyplyne</text:span><text:span text:style-name="T1197"> z prostředí a situace, nemusíte házet. V opačném případě záleží na tom, o co se bude prchající snažit:</text:span></text:p>
      <text:list xml:id="list272074357" text:style-name="L86">
        <text:list-item>
          <text:p text:style-name="P1037"><text:soft-page-break/><text:span text:style-name="T1197">Pokud se ti snaží z</text:span><text:span text:style-name="T1169">trat</text:span><text:span text:style-name="T1197">it</text:span><text:span text:style-name="T1169"> z dohledu nebo ut</text:span><text:span text:style-name="T1197">éct</text:span><text:span text:style-name="T1169"> někam, kam ty nemůžeš, </text:span><text:span text:style-name="T1197">házíte si oba Finesou.</text:span></text:p>
        </text:list-item>
        <text:list-item>
          <text:p text:style-name="P1037"><text:span text:style-name="T1197">Když takovou možnost nemá, jde o to, komu dřív dojdou síly. V tom případě házíte oba Silou</text:span><text:span text:style-name="T1169">.</text:span></text:p>
        </text:list-item>
      </text:list>
      <text:p text:style-name="P224">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4">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712">modrým bleskem</text:span> <text:span text:style-name="T1307">přepálit lano, na kterém visí těžký lustr, aby spadl na hlavu zlobrovi, se kterým zrovna Gorondar bojuje.</text:span></text:p>
      <text:p text:style-name="Example"><text:span text:style-name="T1103">Pán jeskyně:</text:span> „Čeho tím chceš dosáhnout? Chceš ho tím zranit? Nebo ho tím jen rozhodit?“</text:p>
      <text:p text:style-name="P538"><text:span text:style-name="T1109">Jana</text:span><text:span text:style-name="T1103">:</text:span> „<text:span text:style-name="T1309">Chtěl bych hlavně, aby se mu lustr zavěsil na hlavu a překážel mu v dalším boji. Pokud ho to zraní, tím líp.“</text:span></text:p>
      <text:p text:style-name="P539"><text:span text:style-name="T1103">Pán jeskyně:</text:span> „<text:span text:style-name="T1308">Ok, to by šlo. Hoď si na úspěch“.</text:span></text:p>
      <text:p text:style-name="P557">Jana by ale také mohla říct, že chce zlobra jen rozptýlit. V tom případě by to byla finta <text:span text:style-name="T1310">(speciální akce)</text:span> a nemusela by si házet vůbec. <text:span text:style-name="T1310">Přišla by tím ale o možnost zlobra lustrem zranit.<text:line-break/><text:tab/>Když totiž bude proti zlobrovi házet a padnou jí dva úspěchy, tak za jeden bude moci popsat, jak se lustr zavěsil zlobrovi na hlavu a za druhý </text:span><text:soft-page-break/><text:span text:style-name="T1310">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661" text:outline-level="2">Zajímání</text:h>
      <text:p text:style-name="P324">TODO:</text:p>
      <text:p text:style-name="P324">- můžeš protivníka vyzvat k tomu, aby se vzdal (nejlépe ho nejdřív dostat do několika nevýhod)</text:p>
      <text:p text:style-name="P324">- nebo ho prostě utlouct do vyřazení (ideálně obuškem, pěstmi a podobně)</text:p>
      <text:h text:style-name="P632" text:outline-level="1"><text:span text:style-name="T95">J</text:span><text:span text:style-name="T36">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344">í</text:span> nebo jed<text:span text:style-name="T1344">em</text:span></text:h>
      <text:p text:style-name="P109"><text:span text:style-name="T1334">Když spustíš past, nebo </text:span>když jsi otrávený jedem, <text:span text:style-name="T1334">hází se stejně jako v boji</text:span>: Past nebo jed si h<text:span text:style-name="T1335">odí</text:span> <text:span text:style-name="T712">na </text:span><text:span text:style-name="T768">úspěch</text:span>, ty si h<text:span text:style-name="T1335">odíš</text:span> <text:span text:style-name="T712">na obranu</text:span>.</text:p>
      <text:list xml:id="list3934388713" text:style-name="L87">
        <text:list-item>
          <text:p text:style-name="P812">Proti pasti se obvykle hází Finesou. Když máš <text:span text:style-name="T1334">připravený</text:span> štít <text:span text:style-name="T1334">a dává smyl, že ti proti této pasti pomůže</text:span>, můžeš si hodit Silou.</text:p>
        </text:list-item>
        <text:list-item>
          <text:p text:style-name="P812">Proti jedu se vždy hází Silou.</text:p>
        </text:list-item>
      </text:list>
      <text:p text:style-name="Example_20_Header">Příklad <text:span text:style-name="T1341">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336">proti ní</text:span> 2 úspěchy. Past si samozřejmě nevybírá, co udělá, to záleží na tom, jak je zkonstruovaná. Šipková past tedy určitě způsobí zranění a druhý úspěch <text:span text:style-name="T1337">z něj pravděpodobně udělá</text:span> vážné zranění. Jiné druhy pastí by mohou třeba zasaženého odhodit, srazit k zemi a podobně.<text:line-break/><text:tab/>Základem zranění je rozdíl hodů, <text:span text:style-name="T1339">což je v tomto případě</text:span> 3. K tomu se přičte zranění pasti <text:span text:style-name="T1340">(</text:span>+2<text:span text:style-name="T1340">)</text:span>. Naria má na sobě lehkou zbroj, takže si nakonec odečte 1. Celkem je tedy zraněna za 4 životy. A je to vážné zranění, takže Pán jeskyně zásah popíše například takto:</text:p>
      <text:p text:style-name="Example"><text:span text:style-name="T1103">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342">úvahou</text:span> ze situace, nebo náhodně. Když by například past střílela z levé stěny chodby zhruba ve výšce ramen, z<text:span text:style-name="T1343">a</text:span>s<text:span text:style-name="T1343">áhla by nejspíš právě levé rameno</text:span>. Kdyby to chtěl určit náhodně, mohl by říct třeba: „Jednička je hlava, dva až čtyři levá ruka, pět nebo šest je levý bok“ a pak hodit šestistěnnou kostkou.</text:p>
      <text:p text:style-name="P489">Příklad <text:span text:style-name="T1341">zranění jedem</text:span>:</text:p>
      <text:p text:style-name="P554">Gorondar porazil orka a vyváznul jen s několika škrábanci. Po chvíli se ale ukázalo, že orkova zbraň byla otrávená – začal se silně potit a špatně se mu dýchá. Po uplynutí <text:span text:style-name="T712">latence</text:span> jedu se hází na jeho účinek. Jed má sílu 6 a Pánovi jeskyně padlo 5, celkem je to 11/0. Gorondar má sílu 3 a Pavlovi padlo 4, na obranu má tedy 7.<text:line-break/><text:tab/><text:span text:style-name="T1338">Rozdíl hodů je 4 a jed má tedy proti Gorondarovi 2 úspěchy.</text:span></text:p>
      <text:h text:style-name="P662" text:outline-level="2">Jed<text:span text:style-name="T1390">y</text:span></text:h>
      <text:p text:style-name="P317"><text:span text:style-name="T1391">Jedy nepůsobí okamžitě. U každého trvá různě dlouho, než se otrava projeví</text:span>. <text:span text:style-name="T1392">Této době říkáme </text:span><text:span text:style-name="T777">latence</text:span><text:span text:style-name="T1393">.</text:span></text:p>
      <text:list xml:id="list1416463824" text:style-name="L88">
        <text:list-item>
          <text:p text:style-name="P1038"><text:span text:style-name="T1394">V průběhu</text:span> <text:span text:style-name="T712">latence</text:span> nemá jed žádný účinek, <text:span text:style-name="T1394">ale otrávený</text:span> začne pociťovat <text:span text:style-name="T712">příznaky</text:span> <text:span text:style-name="T1395">otravy. P</text:span>odle nich j<text:span text:style-name="T1394">de</text:span> poznat, o jaký jed se jedná.</text:p>
        </text:list-item>
        <text:list-item>
          <text:p text:style-name="P1038">Po skončení <text:span text:style-name="T712">latence</text:span> <text:span text:style-name="T1396">jed způsobí zranění.</text:span></text:p>
          <text:list>
            <text:list-item>
              <text:p text:style-name="P1039">Hází se stejně jako jakýkoliv jiný <text:span text:style-name="T712">útok</text:span>, jed má svou vlastní sílu a zranění <text:span text:style-name="T1397">(nepřičítá se žádná vlastnost, pouze hod k6)</text:span>.</text:p>
            </text:list-item>
            <text:list-item>
              <text:p text:style-name="P1038"><text:span text:style-name="T1396">Otrávený se brání hodem </text:span><text:span text:style-name="T778">Síla + k6</text:span><text:span text:style-name="T1396">.</text:span></text:p>
              <text:list>
                <text:list-item>
                  <text:p text:style-name="P1040">Od zranění jedem se neodečítá zbroj.</text:p>
                </text:list-item>
              </text:list>
            </text:list-item>
          </text:list>
        </text:list-item>
        <text:list-item>
          <text:p text:style-name="P1039">Některé jedy místo vážného zranění <text:span text:style-name="T1398">způsobují něco jiného</text:span>: Slepotu, paralýzu a podobně.</text:p>
          <text:list>
            <text:list-item>
              <text:p text:style-name="P1039"><text:soft-page-break/>Tento účinek nahrazuje vážné zranění. Nastane tedy pouze když jed způsobí větší zranění než je Síla otráveného.</text:p>
            </text:list-item>
            <text:list-item>
              <text:p text:style-name="P1039"><text:span text:style-name="T712">Trvání</text:span> jedu říká, jak dlouho účin<text:span text:style-name="T1399">e</text:span>k působí. Pokud jed pouze zraňuje, <text:span text:style-name="T712">trvání</text:span> uvedeno nemá. <text:span text:style-name="T1400">Způsobené vážné zranění se léčí jako jakékoliv jiné</text:span>.</text:p>
            </text:list-item>
          </text:list>
        </text:list-item>
      </text:list>
      <text:p text:style-name="P318">Některé jedy můžeš neutralizovat, když máš správné sérum, <text:span text:style-name="T1401">kouzlo</text:span> nebo protijed.</text:p>
      <text:list xml:id="list3394166426" text:style-name="L89">
        <text:list-item>
          <text:p text:style-name="P1041"><text:span text:style-name="T1402">Když je jed neutralizován v době </text:span><text:span text:style-name="T779">latence</text:span><text:span text:style-name="T1403">, tak vůbec nezačne působit a otrávenému se tedy nic nestane.</text:span></text:p>
        </text:list-item>
        <text:list-item>
          <text:p text:style-name="P1041"><text:span text:style-name="T1403">Neutralizace jiného než zraňujícího jedu po skončení </text:span><text:span text:style-name="T779">latence</text:span><text:span text:style-name="T1403"> zruší jeho případný účinek ale nevrátí ztracenou kondici.</text:span></text:p>
        </text:list-item>
      </text:list>
      <text:list xml:id="list2727788035" text:style-name="L90">
        <text:list-item>
          <text:p text:style-name="P1042"><text:span text:style-name="T1403">Neutralizovat zraňující jed po skončení </text:span><text:span text:style-name="T779">latence</text:span><text:span text:style-name="T1403"> je zbytečné – jed už způsobil zranění, které je potřeba vyléčit jako každé jiné.</text:span></text:p>
        </text:list-item>
      </text:list>
      <text:p text:style-name="P491">Příklad</text:p>
      <text:p text:style-name="P555">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662" text:outline-level="2"><text:soft-page-break/>Pád</text:h>
      <text:p text:style-name="P319"><text:span text:style-name="T1408">Zranění pádem se hází jako ú</text:span>tok se silou 1 za každý metr pádu a zraněním podle toho, kam <text:span text:style-name="T1409">padáš: od</text:span> <text:span text:style-name="T1410">+</text:span>0 za měkkou lesní půdu <text:span text:style-name="T1411">po</text:span> <text:span text:style-name="T1410">+3</text:span> za nastražené bodce.</text:p>
      <text:list xml:id="list160034828126232" text:continue-list="list1416463824" text:style-name="L88">
        <text:list-item>
          <text:p text:style-name="P1043">Brání se <text:span text:style-name="T1412">hodem</text:span> <text:span text:style-name="T712">Fine</text:span><text:span text:style-name="T780">sa + k6</text:span>.</text:p>
        </text:list-item>
        <text:list-item>
          <text:p text:style-name="P1043">Od zranění se odečítá zbroj.</text:p>
        </text:list-item>
      </text:list>
      <text:h text:style-name="P662" text:outline-level="2"><text:bookmark-start text:name="__RefHeading___Toc13245_3822832400"/>Pasti<text:bookmark-end text:name="__RefHeading___Toc13245_3822832400"/></text:h>
      <text:p text:style-name="P320"><text:span text:style-name="T1413">Při h</text:span>ledání a zneškodňování <text:span text:style-name="T1414">pastí, nebo i při obyčejném průzkumu podzemí či otevírání dveří</text:span> <text:span text:style-name="T1413">popisuj</text:span> <text:span text:style-name="T1414">co mačkáš</text:span>, kam si <text:span text:style-name="T1414">u toho</text:span> stoupá<text:span text:style-name="T1415">š</text:span> a podobně. <text:span text:style-name="T1415">Když při spuštění pasti nejsi v prostoru, který past zasáhne, nic se ti nestane. Když ale naopak uděláš to, co past spouští, tak si rovnou házíš na obranu.</text:span></text:p>
      <text:h text:style-name="P613" text:outline-level="3"><text:bookmark-start text:name="__RefHeading___Toc1633_1936223890"/>Účinek pasti<text:bookmark-end text:name="__RefHeading___Toc1633_1936223890"/></text:h>
      <text:p text:style-name="P321">Při spuštění pasti <text:span text:style-name="T1416">za ni Pán jeskyně</text:span> hází na <text:span text:style-name="T712">útok</text:span>:</text:p>
      <text:list xml:id="list718278609" text:style-name="L91">
        <text:list-item>
          <text:p text:style-name="P1044">Past má vlastní sílu a zranění. Nepřičítá se žádná vlastnost, jen hod k6.</text:p>
          <text:list>
            <text:list-item>
              <text:p text:style-name="P1045">Pasti si nepočítají bonus za přípravu (ani když je nalíčí postava). Jediná výjimka je v případě, že do ní někdo oběť cíleně naláká<text:span text:style-name="T1417">.</text:span></text:p>
            </text:list-item>
          </text:list>
        </text:list-item>
        <text:list-item>
          <text:p text:style-name="P1044">Všichni zasažení si hází na obranu. Jakou si počítají vlastnost je vždy uvedeno v popisu pasti, obvykle to je Finesa.</text:p>
          <text:list>
            <text:list-item>
              <text:p text:style-name="P1044">Pokud máš štít a dává smysl, že ti pomůže, můžeš se bránit Silou nebo Finesou a přičíst si za něj +1.</text:p>
            </text:list-item>
          </text:list>
        </text:list-item>
      </text:list>
      <text:h text:style-name="P613" text:outline-level="3"><text:bookmark-start text:name="__RefHeading___Toc1635_1936223890"/><text:soft-page-break/>Líčení pastí<text:bookmark-end text:name="__RefHeading___Toc1635_1936223890"/></text:h>
      <text:p text:style-name="P322"><text:span text:style-name="T1418">Když chceš nalíčit past,</text:span> <text:span text:style-name="T1418">popiš</text:span>, jak bude vypadat, z čeho ji vyrábí<text:span text:style-name="T1419">š</text:span> a <text:span text:style-name="T1418">jak</text:span> se bude spouštět. Útok pasti <text:span text:style-name="T1420">bude</text:span> stejný, jako <text:span text:style-name="T1557">kdy</text:span>by<text:span text:style-name="T1421">s</text:span> útočil Finesou s použitím zbraně srovnatelného účinku.</text:p>
      <text:p text:style-name="P491">Příklad</text:p>
      <text:p text:style-name="P555"><text:span text:style-name="T1404">Máš Finesu 3 a vyrobíš</text:span> <text:span text:style-name="T1405">improvizovanou</text:span> past z<text:span text:style-name="T1406">e</text:span> svojí kuše, <text:span text:style-name="T1404">která má 2/3</text:span>. <text:span text:style-name="T1404">Tvoje p</text:span>ast bude mít <text:span text:style-name="T1407">útok</text:span> <text:span text:style-name="T1404">5/3 + k6.</text:span></text:p>
      <text:h text:style-name="P633" text:outline-level="1">Léčení <text:span text:style-name="T1428">zranění</text:span></text:h>
      <text:p text:style-name="P384">Dobrodružný život je plný nástrah a nebezpečí, takže zranění nejsou pro postavy nic vzácného. Na štěstí ale ve světě Dračáku existují léčivá kouzla a lektvary a také byliny, které léčení výrazně zrychlují.</text:p>
      <text:h text:style-name="P614" text:outline-level="3">Ošetření zranění</text:h>
      <text:p text:style-name="P405">Ošetřením můžeš zranění výrazně zmírnit a napomoci jejich rychlejší léčbě. Zabere to několik minut a jsou k tomu potřeba alespoň základní pomůcky a léčitelské potřeby: čistá voda, alkohol na vyčištění ran, obvazy a podobně.</text:p>
      <text:list xml:id="list3864758341" text:style-name="L92">
        <text:list-item>
          <text:p text:style-name="P1046">Ošetření vrátí 1 <text:span text:style-name="T1428">život</text:span> <text:span text:style-name="T1428">plus stupeň dovednosti </text:span><text:span text:style-name="T791">Ošetřování zranění</text:span>.</text:p>
          <text:list>
            <text:list-item>
              <text:p text:style-name="P1047">Ošetřovat zranění tedy můžeš, i když nemáš dovednost <text:span text:style-name="T712">Ošetřování zranění</text:span>, ale vrátíš tím pouze 1 život.</text:p>
            </text:list-item>
            <text:list-item>
              <text:p text:style-name="P1048">Se začátečnickým <text:span text:style-name="T712">Ošetřováním zraněním</text:span> vrátíš pacientovi 2 životy, s pokročilým 4 a s mistrovským stupněm mu vrátíš dokonce 5 životů.</text:p>
            </text:list-item>
          </text:list>
        </text:list-item>
        <text:list-item>
          <text:p text:style-name="P1049">Když při ošetřování použiješ léčivé byliny (jsou běžnou součástí cestovní výbavy nebo léčitelských potřeb), výrazně tím zrychlíš následné hojení (viz odstavec <text:span text:style-name="T1115">Účinek</text:span><text:span text:style-name="T1103"> léčivých bylin</text:span> <text:span text:style-name="T961">&lt;</text:span><text:span text:style-name="T249">ODKAZ</text:span><text:span text:style-name="T961">&gt;</text:span>).</text:p>
        </text:list-item>
      </text:list>
      <text:p text:style-name="P385"><text:span text:style-name="T1528">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529">é</text:span> zranění.</text:p>
      <text:p text:style-name="P386">Stále má ale smysl ošetřovat nová zranění pomocí léčivých bylin, protože tím zrychlíš následné hojení.</text:p>
      <text:h text:style-name="P615" text:outline-level="3">Neléčená zranění</text:h>
      <text:p text:style-name="P384">Pokud tvá zranění nejsou ošetřena, <text:span text:style-name="T1526">uzdravení</text:span> se může táhnout týdny <text:span text:style-name="T1526">nebo i měsíce</text:span>. <text:span text:style-name="T1527">Vyléčíš si zhruba jeden život za týden strávený v klidu na lůžku.</text:span></text:p>
      <text:h text:style-name="Heading_20_3" text:outline-level="3"><text:span text:style-name="T1556">Účinek</text:span> léčivých bylin</text:h>
      <text:p text:style-name="Text_20_body"><text:span text:style-name="T1525">Pokud jsou tvá zranění ošetřena pomocí léčivých bylin, jednou za den se ti p</text:span>o <text:span text:style-name="T1429">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406">Vážné zásahy (a nevýhody z nich plynoucí) zmizí, až když si doléčíš všechny ztracené životy <text:span text:style-name="T1530">na maximum</text:span>.</text:p>
      <text:h text:style-name="P616" text:outline-level="3"><text:soft-page-break/><text:span text:style-name="T5">L</text:span><text:span text:style-name="T1">éčivá kouzla a lektvary</text:span></text:h>
      <text:p text:style-name="P119"><text:span text:style-name="T1555">Jakékoliv léčivé</text:span> kouzlo, i kdyby ho seslal někdo jiný, bude znovu na stejný cíl účinkovat až poté, co se dotyčný doléčí do plných životů. <text:span text:style-name="T1555">Obdobně libovolný léčivý lektvar bude na tebe znovu účinkovat až poté, co si doléčíš životy do maxima</text:span>.</text:p>
      <text:list xml:id="list1082650382" text:style-name="L93">
        <text:list-item>
          <text:p text:style-name="P813">Spolu s pravidlem pro ošetřování zranění to znamená, že dokud si nedoléčíš všechny ztracené životy do maxima, tak si můžeš životy obnovit vyléčit jen třemi způsoby:</text:p>
          <text:list>
            <text:list-item>
              <text:p text:style-name="P1050"><text:span text:style-name="T162">Jednou ti může někdo </text:span><text:span text:style-name="T163">vyléčit část ztracených životů</text:span><text:span text:style-name="T162"> ošetřením tvých zranění.</text:span></text:p>
            </text:list-item>
            <text:list-item>
              <text:p text:style-name="P1051"><text:span text:style-name="T1">Jednou ti někdo může </text:span><text:span text:style-name="T163">vyléčit část ztracených životů</text:span><text:span text:style-name="T1"> léčivým kouzlem.</text:span></text:p>
            </text:list-item>
            <text:list-item>
              <text:p text:style-name="P1051"><text:span text:style-name="T1">Jednou ti může </text:span><text:span text:style-name="T163">část ztracených životů</text:span><text:span text:style-name="T1"> </text:span><text:span text:style-name="T163">vyléčit</text:span><text:span text:style-name="T1"> léčivý lektvar.</text:span></text:p>
            </text:list-item>
          </text:list>
        </text:list-item>
        <text:list-item>
          <text:p text:style-name="P1052"><text:span text:style-name="T1">Na přirozené hojení zranění, ať už podpořené léčivými bylinami nebo ne, se toto omezení nevztahuje. </text:span><text:span text:style-name="T164">Č</text:span><text:span text:style-name="T1">asem se </text:span><text:span text:style-name="T164">tedy</text:span><text:span text:style-name="T1"> můžeš </text:span><text:span text:style-name="T165">samovolně</text:span><text:span text:style-name="T1"> doléčit, i když jsi už vyčerpal všechny tři uvedené metody léčby.</text:span></text:p>
        </text:list-item>
      </text:list>
      <text:h text:style-name="P634" text:outline-level="1">Výbava</text:h>
      <text:h text:style-name="P584" text:outline-level="4">Zbraně, zbroje <text:span text:style-name="T981">a štíty</text:span></text:h>
      <text:p text:style-name="P412">/<text:span text:style-name="T1312">* Přesunuto z boje, zatím needitováno. Asi by tady mohla bejt tabulka. */</text:span></text:p>
      <text:list xml:id="list1876297541" text:style-name="L94">
        <text:list-item>
          <text:p text:style-name="P1053">Zbraně mají zranění, které se přičítá pouze v případě zásahu (tedy když hodíš stejně nebo více než tvůj protivník a jako jednu z možností si vybereš ho zranit).</text:p>
        </text:list-item>
        <text:list-item>
          <text:p text:style-name="P1054">Boj beze zbraně má zranění 0 a hází se vždy Silou.</text:p>
        </text:list-item>
        <text:list-item>
          <text:p text:style-name="P1054">Jednoruční lehké zbraně (například dýka) mají zranění +1, dvojruční lehké zbraně (třeba kopí) mají zranění +2. Můžeš si s nimi počítat <text:s/>Sílu nebo Finesu podle svého výběru.</text:p>
        </text:list-item>
        <text:list-item>
          <text:p text:style-name="P1054">Jednoruční těžké zbraně (například palcát nebo bojová sekera) mají zranění +2, dvojruční těžké zbraně (třeba dvojruční meč) mají zranění +3. Počítáš si s nimi vždy Sílu.</text:p>
        </text:list-item>
        <text:list-item>
          <text:p text:style-name="P1055">Improvizované nebo primitivní zbraně (obušek, hůl, kámen, kyj a podobně) mají zranění o 1 nižší (může být i 0 – v tom případě od pěstí liší jen v tom, co přesně můžeš protivníkovi udělat).</text:p>
        </text:list-item>
        <text:list-item>
          <text:p text:style-name="P1054">Pokud máš dvě jednoruční zbraně, ke zranění té, kterou zrovna útočíš, si přičti 1. Pokud je alespoň jedna z nich těžká, počítáš si Sílu. Když jsou obě lehké, můžeš si vybrat mezi Silou a Finesou.</text:p>
        </text:list-item>
        <text:list-item>
          <text:p text:style-name="P1054">Štít snižuje zranění o 1. Můžeš si s ním počítat Sílu nebo Finesu podle svého výběru.</text:p>
        </text:list-item>
        <text:list-item>
          <text:p text:style-name="P1056"><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635" text:outline-level="1"><text:span text:style-name="T5">M</text:span><text:span text:style-name="T1">agické předměty</text:span></text:h>
      <text:p text:style-name="P381"><text:span text:style-name="T10">V</text:span><text:span text:style-name="T6">lastnosti magických předmětů se projeví až po jejich připoutání.</text:span></text:p>
      <text:list xml:id="list4240828840" text:style-name="L95">
        <text:list-item>
          <text:p text:style-name="P1058"><text:span text:style-name="T10">P</text:span><text:span text:style-name="T6">řipoutání zabere 1 kolo </text:span><text:span text:style-name="T19">soustředění</text:span><text:span text:style-name="T6">.</text:span></text:p>
        </text:list-item>
        <text:list-item>
          <text:p text:style-name="P807">Není možné připoutat předmět, který má připoutaný někdo jiný.</text:p>
        </text:list-item>
        <text:list-item>
          <text:p text:style-name="P1057"><text:span text:style-name="T10">Na první úrovni si můžeš připoutat </text:span><text:span text:style-name="T11">jeden</text:span><text:span text:style-name="T10"> magick</text:span><text:span text:style-name="T11">ý</text:span><text:span text:style-name="T10"> předmět, </text:span><text:span text:style-name="T16">od druhé</text:span><text:span text:style-name="T11"> dva, </text:span><text:span text:style-name="T16">od čtvrté</text:span><text:span text:style-name="T11"> tři, </text:span><text:span text:style-name="T16">od šesté čtyři, atd</text:span><text:span text:style-name="T10">.</text:span></text:p>
        </text:list-item>
      </text:list>
      <text:p text:style-name="P387"><text:span text:style-name="T10">L</text:span><text:span text:style-name="T6">ektvary není třeba připoutávat, účinkují automaticky po vypití.</text:span></text:p>
      <text:p text:style-name="P118">Svitky (TODO)</text:p>
      <text:list xml:id="list4031794121" text:style-name="L96">
        <text:list-item>
          <text:p text:style-name="P808">Kouzlo ze svitku může seslat jen povolání, pro které je určeno.</text:p>
        </text:list-item>
        <text:list-item>
          <text:p text:style-name="P809">Můžeš sesílat jen kouzla, na které máš úroveň (na začátečnických úrovních jen začátečnická, na pokročilých úrovních začátečnická a pokročilá, atd.)</text:p>
        </text:list-item>
        <text:list-item>
          <text:p text:style-name="P1059"><text:span text:style-name="T18">Kouzlo ze svitku se můžeš i naučit (při dalším přestupu jako jakékoliv jiné – počítá se do počtu kouzel, která se můžeš naučit při přestupu). </text:span><text:span text:style-name="T17">Opět jen povolání, pro které je kouzlo určeno.</text:span></text:p>
        </text:list-item>
      </text:list>
      <text:h text:style-name="Heading_20_1" text:outline-level="1">Vedení hry</text:h>
      <text:h text:style-name="P663" text:outline-level="2">Obecné rady</text:h>
      <text:h text:style-name="P617" text:outline-level="3">Buď fér</text:h>
      <text:p text:style-name="P326">Nikomu nenadržuj, nedělej hráčům naschvály. Nepodváděj, a to ani když to myslíš dobře a chceš hráčům pomoct.</text:p>
      <text:h text:style-name="P617" text:outline-level="3">Hraj otevřeně</text:h>
      <text:p text:style-name="P327">Kostky házej <text:span text:style-name="T1430">tak</text:span>, aby na ně hráči dobře viděli.</text:p>
      <text:p text:style-name="P337">TODO: Zvážit a případně přeformulovat.</text:p>
      <text:p text:style-name="P355">Počítej nahlas všechny výhody a nevýhody, a to jak postavám, tak jejich protivníkům.</text:p>
      <text:h text:style-name="P618" text:outline-level="3">Když někdo udělá chybu</text:h>
      <text:p text:style-name="P328">Když uděláš chybu ty, řekni to nahlas a omluv se za to. Když udělá chybu jiný hráč, <text:span text:style-name="T1431">tak mu to řekni, ale</text:span> nevyčítej mu to. V každém případě si o tom promluvte a domluvte se, jak náprava chyby změní situaci ve hře.</text:p>
      <text:h text:style-name="P617" text:outline-level="3"><text:soft-page-break/>Pomáhej hráčům, <text:span text:style-name="T1432">ale ne postavám</text:span></text:h>
      <text:p text:style-name="P329">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617" text:outline-level="3">Neraď hráčům, co mají <text:span text:style-name="T1433">dělat</text:span> jejich postavy</text:h>
      <text:p text:style-name="P336">Když se hráči zaseknou:</text:p>
      <text:list xml:id="list2066910987" text:style-name="L97">
        <text:list-item>
          <text:p text:style-name="P1060">Můžeš zopakovat věci, které postavy vidí nebo <text:span text:style-name="T1434">vědí</text:span>.</text:p>
          <text:list>
            <text:list-item>
              <text:p text:style-name="P1061">„Nahoře byly dřevěné trámy.“</text:p>
            </text:list-item>
          </text:list>
        </text:list-item>
        <text:list-item>
          <text:p text:style-name="P1067">Můžeš připomenout, co postavy dokáží:</text:p>
          <text:list>
            <text:list-item>
              <text:p text:style-name="P1062">„Jsi tesař, určitě dokážeš vyrobit žebřík.“</text:p>
            </text:list-item>
          </text:list>
        </text:list-item>
        <text:list-item>
          <text:p text:style-name="P960">Můžeš také nápady hráčů rozvádět a upřesňovat:</text:p>
          <text:list>
            <text:list-item>
              <text:p text:style-name="P1063">„<text:span text:style-name="T1435">Ze shnilého dřeva asi žebřík nepostavíš, ale o místnost předem byl velkej stůl, z toho by to možná šlo.</text:span>“</text:p>
            </text:list-item>
          </text:list>
        </text:list-item>
      </text:list>
      <text:p text:style-name="P234">Neříkej jim ale přímo, co mají dělat. Když řekneš třeba: <text:span text:style-name="T712">„</text:span><text:span text:style-name="T781">P</text:span><text:span text:style-name="T712">ostav žebřík, jsi přece tesař“</text:span>, <text:span text:style-name="T1435">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664" text:outline-level="2"><text:bookmark-start text:name="__RefHeading___Toc13253_3822832400"/>Situační rozhodnutí<text:bookmark-end text:name="__RefHeading___Toc13253_3822832400"/></text:h>
      <text:p text:style-name="P330">/*</text:p>
      <text:p text:style-name="P330"><text:soft-page-break/>TODO: Tenhle text se mi nelíbí (ale nemám teď sílu napsat to líp). <text:span text:style-name="T1436">Asi bych úplně vyhodil, co pravidla řeší a neřeší.</text:span></text:p>
      <text:list xml:id="list121856110" text:style-name="L98">
        <text:list-item>
          <text:p text:style-name="P1068">Prostě se domluv s hráči a rozhodni, situaci od situace.</text:p>
        </text:list-item>
        <text:list-item>
          <text:p text:style-name="P1068">Nevymýšlej nová pravidla, <text:span text:style-name="T1437">interpretuj ta stávající.</text:span></text:p>
        </text:list-item>
      </text:list>
      <text:p text:style-name="P331">*/</text:p>
      <text:p text:style-name="P332">Pravidla jsou jako zákony: <text:span text:style-name="T1438">Je dobré se jimi řídit, aby hra byla férová a zábavná pro všechny</text:span>. <text:span text:style-name="T1438">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2218318274" text:style-name="L99">
        <text:list-item>
          <text:p text:style-name="P1069">Snaž se hráčům vycházet vstříc. <text:span text:style-name="T1439">Když si nejsi absolutně jistý, že to, co hráč navrhuje, nemůže fungovat, kývni, že to fungovat bude.</text:span></text:p>
        </text:list-item>
        <text:list-item>
          <text:p text:style-name="P1070">I když si jistý jsi, ale všichni ostatní hráči se shodnou na opaku, je lepší dát na ně.</text:p>
          <text:list>
            <text:list-item>
              <text:p text:style-name="P1071">Mysli na to, že hrajete ve vymyšleném světě. Mnohem důležitější, než aby fungoval naprosto realisticky, je, aby hráče hra bavila.</text:p>
            </text:list-item>
          </text:list>
        </text:list-item>
      </text:list>
      <text:p text:style-name="P333">TODO: Nevytvářej nová pravidla. Vyber nějaké z existujících, nebo o výsledku rovnou rozhodni.</text:p>
      <text:h text:style-name="P617" text:outline-level="3"><text:soft-page-break/>Po<text:span text:style-name="T1440">čítání</text:span> vlastností</text:h>
      <text:p text:style-name="P334"><text:span text:style-name="T1441">J</text:span>ak<text:span text:style-name="T1442">á</text:span> se kd<text:span text:style-name="T1442">y</text:span> počítá <text:span text:style-name="T1442">vlastnost, není tesané do kamene</text:span>. <text:span text:style-name="T1443">Ba právě naopak: Je tvým úkolem zohledňovat konkrétní situaci ve vaší hře.</text:span> Ber při tom v úvahu názor hráčů a to, jak akci popíšou: Když například někdo kličkuje mezi překážkami, může si určitě na <text:span text:style-name="T712">útěk</text:span> z boje hodit Finesou, přestože běh je normálně od Síly.</text:p>
      <text:list xml:id="list3980434589" text:style-name="L100">
        <text:list-item>
          <text:p text:style-name="P1072"><text:span text:style-name="T1112">Určitě ale neměň, čím se hází na</text:span><text:span text:style-name="T1444"> </text:span><text:span text:style-name="T782">útok</text:span><text:span text:style-name="T853"> </text:span><text:span text:style-name="T854">(ať už kouzlem, zbraní nebo čímkoliv jiným)</text:span><text:span text:style-name="T853">,</text:span><text:span text:style-name="T1444"> protože to může nabourat rovnováhu hry.</text:span></text:p>
          <text:list>
            <text:list-item>
              <text:p text:style-name="P1073">Mohlo by se třeba stát, že všichni hráči budou maxovat Sílu, protože se nic jiného nevyplatí.</text:p>
            </text:list-item>
          </text:list>
        </text:list-item>
      </text:list>
      <text:p text:style-name="P335">Když ale nejde o útok, tak se neboj hráčům povolit cokoliv, co dává smysl.</text:p>
      <text:h text:style-name="P617" text:outline-level="3">Přidělování výhod a nevýhod</text:h>
      <text:p text:style-name="P334">Co se kdy počítá za výhody a nevýhody, <text:span text:style-name="T1445">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457419971" text:style-name="L101">
        <text:list-item>
          <text:p text:style-name="P1074">Když se hráč rozhoduje, co by mohl udělat, <text:span text:style-name="T1446">můžeš</text:span> mu <text:span text:style-name="T1446">připomenout</text:span>, jaké má jeho postava možnosti:</text:p>
          <text:list>
            <text:list-item>
              <text:p text:style-name="P1064">„V místnosti jsou sloupy, za které by se šlo schovat.“</text:p>
            </text:list-item>
          </text:list>
        </text:list-item>
      </text:list>
      <text:h text:style-name="P617" text:outline-level="3">Kreativní použití kouzel</text:h>
      <text:p text:style-name="P325">TODO</text:p>
      <text:p text:style-name="P325"><text:soft-page-break/>/* Možná to spíš hodit do části pro hráče. Smyslem je, abych nemusel všechna možná použití vypisovat na karty kouzel. */</text:p>
      <text:p text:style-name="P325">Kouzlem <text:span text:style-name="T712">Vzplanutí</text:span> je například možné něco zapálit, kouzlem <text:span text:style-name="T712">Telekinetický úder</text:span> může hráč někomu v něčem zabránit, srazit jej na zem, shodit někomu na hlavu knihy z police, atd.</text:p>
      <text:h text:style-name="Heading_20_2" text:outline-level="2">Použití magických předmětů</text:h>
      <text:p text:style-name="P338">Karty se rámečkem s drobounkými stříbrnými runami představují magické předměty a kouzla. Když některá z postav holou rukou dotkne libovolného z těchto předmětů, ucítí jemné brnění.</text:p>
      <text:list xml:id="list928077914" text:style-name="L102">
        <text:list-item>
          <text:p text:style-name="P1075">Až se to poprvé stane, nezapomeň to hráčům popsat.</text:p>
        </text:list-item>
        <text:list-item>
          <text:p text:style-name="P1076">Postavy takto poznají, jestli je libovolný předmět magický, musí se jej ale na to dotknout.</text:p>
        </text:list-item>
      </text:list>
      <text:p text:style-name="P339"><text:span text:style-name="T1447">Předmět se následně pokusí s postavou</text:span> „sladit“. <text:span text:style-name="T1448">Ta to může odmítnout, v tom případě se nic nestane. Když tomu nechá volný průběh, brnění se změní v příjemný, hřejivý pocit. Od té chvíle má postava předmět </text:span><text:span text:style-name="T783">připoutaný</text:span><text:span text:style-name="T1448">.</text:span></text:p>
      <text:list xml:id="list1899851035" text:style-name="L103">
        <text:list-item>
          <text:p text:style-name="P1077"><text:span text:style-name="T1447">Připoutání předmětu zabere jedno kolo </text:span><text:span text:style-name="T784">soustředění</text:span><text:span text:style-name="T1449">.</text:span></text:p>
        </text:list-item>
        <text:list-item>
          <text:p text:style-name="P1078"><text:span text:style-name="T1450">Na odpoutání stačí pomyslet (nestojí to akci)</text:span>.</text:p>
        </text:list-item>
      </text:list>
      <text:p text:style-name="P339">Některé předměty není možné připoutat. <text:span text:style-name="T1451">Při dotyku se s postavou nepokusí sladit</text:span>.</text:p>
      <text:list xml:id="list2019660736" text:style-name="L104">
        <text:list-item>
          <text:p text:style-name="P1079">Není možné připoutat předmět, který má již připoutaný někdo jiný.</text:p>
        </text:list-item>
        <text:list-item>
          <text:p text:style-name="P1079">Připoutat také nejdou různé <text:span text:style-name="T1452">magické</text:span> pasti, <text:span text:style-name="T1452">očarované</text:span> truhly a podobně, které jsou „pořád aktivní“.</text:p>
        </text:list-item>
      </text:list>
      <text:p text:style-name="P340"><text:soft-page-break/>Předměty přestanou být připoutané, když postava umře. <text:span text:style-name="T1453">Spánek ani bezvědomí ale připoutání nezruší.</text:span></text:p>
      <text:h text:style-name="P619" text:outline-level="3">Jak postava pozná, co předmět dělá?</text:h>
      <text:p text:style-name="P341">Když si postava připoutá nějaký magický předmět <text:span text:style-name="T1454">(včetně lektvarů a svitků s kouzly)</text:span>, tak tím také zjistí, jak se používá a co dělá. Můžeš tedy rovnou dát hráči <text:span text:style-name="T1455">příslušnou</text:span> kartu <text:span text:style-name="T1455">a pokud je to kouzlo, tak mu také vysvětlit, jak se sesílá (viz následující odstavec)</text:span>.</text:p>
      <text:list xml:id="list2752283192" text:style-name="L105">
        <text:list-item>
          <text:p text:style-name="P1080">Některé magické předměty <text:span text:style-name="T1456">skrývají, co umí</text:span>, případně <text:span text:style-name="T1457">o sobě</text:span> neprozradí úplně všechno. <text:span text:style-name="T1457">Co dělají a jak se používají, musí postavy zjistit jinak – například si to přečíst v nějaké staré knize.</text:span></text:p>
          <text:list>
            <text:list-item>
              <text:p text:style-name="P1081"><text:span text:style-name="T1458">Na kartě je pak napsáno například: </text:span><text:span text:style-name="T785">Magický předmět neznámé funkce</text:span><text:span text:style-name="T712">.</text:span></text:p>
            </text:list-item>
          </text:list>
        </text:list-item>
      </text:list>
      <text:p text:style-name="P235">Lektvary účinkují, i když nejsou připoutané. Připoutat ale jdou a postava tím zjistí, co lektvar dělá.</text:p>
      <text:h text:style-name="P620" text:outline-level="3">Sesílání kouzel <text:span text:style-name="T1464">ze svitků</text:span></text:h>
      <text:p text:style-name="P345"><text:span text:style-name="T1460">Aby mohla postava seslat kouzlo, musí si nejprve připoutat svitek, na kterém je napsané. Na to se jej musí dotknout a strávit jedno kolo </text:span><text:span text:style-name="T786">soustředěním</text:span><text:span text:style-name="T855"> </text:span><text:span text:style-name="T856">(stejně jako když připoutává jakýkoliv jiný magický předmět)</text:span><text:span text:style-name="T855">.</text:span></text:p>
      <text:list xml:id="list152306197" text:style-name="L106">
        <text:list-item>
          <text:p text:style-name="P961">Svitky s kouzly a rituály jsou magické předměty počítají se tedy do počtu předmětů, které může mít postava současně připoutané.</text:p>
        </text:list-item>
      </text:list>
      <text:p text:style-name="P345"><text:span text:style-name="T146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787">zaklínací formuli</text:span><text:span text:style-name="T1461">, která je </text:span><text:soft-page-break/><text:span text:style-name="T1461">uvedená na kartě s kouzlem.<text:line-break/><text:tab/>Formuli ovšem nemusí vyslovit hned. Kouzlo tedy může mít připravené a kdykoliv později jej seslat vyslovením zaklínací formule, což vyžaduje jen jedno kolo </text:span><text:span text:style-name="T786">soustředění</text:span><text:span text:style-name="T1460">.</text:span></text:p>
      <text:list xml:id="list1188967495" text:style-name="L107">
        <text:list-item>
          <text:p text:style-name="P1082">Při vyslovení zaklínací formule <text:span text:style-name="T1462">postava</text:span> nemusí svitek držet, dokonce jej ani nemusí mít u sebe (při připoutávání a čtení kouzla samozřejmě ano).</text:p>
        </text:list-item>
        <text:list-item>
          <text:p text:style-name="P1084">Když si postava svitek odpoutá a znovu připoutá, kouzlo přestane být připravené. Před použitím ho musí znovu celé přečíst.</text:p>
        </text:list-item>
      </text:list>
      <text:p text:style-name="P342">Když chce <text:span text:style-name="T1463">postava</text:span> kouzlo seslat znovu, musí opět přečíst celý text svitku.</text:p>
      <text:list xml:id="list4136988931" text:style-name="L108">
        <text:list-item>
          <text:p text:style-name="P1083">Od druhé úrovně si postavy mohou připoutat víc magických předmětů současně, takže mohou mít připravených víc kouzel a každé z nich seslat v jednom kole.</text:p>
        </text:list-item>
      </text:list>
      <text:p text:style-name="P343">Rituály sesílací formuli nemají, nejdou tedy připravit a dokončit později. Účinkují vždy hned po dokončení sesílání.</text:p>
      <text:h text:style-name="Heading_20_3" text:outline-level="3">Sesílání kouzel z hůlek</text:h>
      <text:p text:style-name="P344">Hůlky, magické prsteny a podobně mohou také umožňovat sesílat kouzla. Na rozdíl od svitků na nich ale není kouzlo celé napsané, je tam jen <text:span text:style-name="T712">sesílací formule</text:span>. Stejně jako u svitků si ale postava předmět musí nejdříve připoutat.</text:p>
      <text:list xml:id="list4009495992" text:style-name="L109">
        <text:list-item>
          <text:p text:style-name="P1085">Kouzla z hůlek, prstenů a podobných předmětů není třeba připravovat. Sesílají se rovnou vyslovením <text:span text:style-name="T712">sesílací formule</text:span>.</text:p>
        </text:list-item>
        <text:list-item>
          <text:p text:style-name="P1085">Jsou vždy ale o poznání slabší než kouzla na svitcích.</text:p>
        </text:list-item>
      </text:list>
      <text:h text:style-name="Heading_20_3" text:outline-level="3"><text:soft-page-break/>Sesílání kouzel z holí</text:h>
      <text:p text:style-name="P236">Některé kouzelné hole, případně jiné <text:span text:style-name="T1459">podobné</text:span> předměty, umožňují bez přípravy sesílat kouzla v plné síle. Mají vždy v sobě vsazené drahokamy zářící vnitřním světlem. Po každém seslání kouzla (vyslovením <text:span text:style-name="T712">zaklínací formule</text:span>) jeden z těchto drahokamů pohasne. Kouzlo nejde seslat, když už žádný nezáří.</text:p>
      <text:h text:style-name="P665" text:outline-level="2">Putování</text:h>
      <text:p text:style-name="P417"><text:span text:style-name="T63">K</text:span><text:span text:style-name="T1">dyž postavy někam putují, jsou v zásadě tři možnosti, jak k tomu můžeš přistoupit:</text:span></text:p>
      <text:list xml:id="list2744710565" text:style-name="L110">
        <text:list-item>
          <text:p text:style-name="P814">Shrnout to jednou větou: „Po týdnu jste dorazili do hlavního města. Po cestě se nic zajímavého nestalo“.</text:p>
        </text:list-item>
        <text:list-item>
          <text:p text:style-name="P814">Určit úvahou, k čemu po cestě dojde.</text:p>
        </text:list-item>
        <text:list-item>
          <text:p text:style-name="P814">Hodit si na to kostkou.</text:p>
        </text:list-item>
      </text:list>
      <text:p text:style-name="P122">První možnost se hodí, když cesta není zajímavá z hlediska příběhu, a odehrává se v bezpečných končinách.</text:p>
      <text:h text:style-name="P621" text:outline-level="3">Připravená událost</text:h>
      <text:p text:style-name="P418"><text:span text:style-name="T179">Setkání nebo událost si připrav předem</text:span><text:span text:style-name="T1">, pokud chceš nějak posunout příběh, </text:span><text:span text:style-name="T178">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420"><text:span text:style-name="T176">N</text:span><text:span text:style-name="T1">áhodné setkání znamená, </text:span><text:span text:style-name="T185">že si </text:span><text:span text:style-name="T1">dopředu </text:span><text:span text:style-name="T185">připravíš</text:span><text:span text:style-name="T1"> několik možností, co se po cestě může stát. Při hře si potom hodíš kostkou a odehraješ to, co padlo. </text:span><text:span text:style-name="T185">N</text:span><text:span text:style-name="T1">apříklad:</text:span></text:p>
      <text:p text:style-name="P572">(1)<text:tab/>přepadení postav<text:line-break/>(2)<text:tab/>přepadení jiné výpravy<text:line-break/>(3)<text:tab/>útok nebezpečné nestvůry<text:line-break/>(4 – 6)<text:tab/>nic se nestalo</text:p>
      <text:p text:style-name="P419"><text:span text:style-name="T1">V tomto případě hráčům </text:span><text:span text:style-name="T186">před hodem</text:span><text:span text:style-name="T1"> neříkej, co znamenají jednotlivé možnosti, ale řekni jim, že házíš na náhodné setkání.<text:line-break/><text:tab/></text:span><text:span text:style-name="T180">Smyslem </text:span><text:span text:style-name="T181">tohoto</text:span><text:span text:style-name="T180"> hodu je vytvořit dojem, že herní svět funguje sám o sobě, a že události nezávisí na tvojí libovůli, nebo alespoň ne všechny. </text:span><text:span text:style-name="T182">Hodí se,</text:span><text:span text:style-name="T176"> zejména když se postavy vydávají do nebezpečných končin.<text:line-break/><text:tab/></text:span><text:span text:style-name="T177">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83">příležitost</text:span><text:span text:style-name="T1"> své protivníky přechytračit – můžeš třeba nejdřív zmínit ohořelé pozůstatky vozu, nebo jiné zmínky, že zde v nedávné době došlo k přepadení. </text:span><text:span text:style-name="T184">Hráči pak budou moci</text:span><text:span text:style-name="T1"> vyslat </text:span><text:span text:style-name="T184">zvědy</text:span><text:span text:style-name="T1"> a zjistit předem, že na ně někdo číhá.</text:span></text:p>
      <text:h text:style-name="P666" text:outline-level="2">Překonávání překážek</text:h>
      <text:p text:style-name="P346">Na <text:span text:style-name="T1465">překonávání překážek</text:span> se nehá<text:span text:style-name="T1466">zí</text:span>. Cílem není dobře si hodit na kostce, ale vymyslet, jak si s <text:span text:style-name="T1467">problémem</text:span> poradit.</text:p>
      <text:h text:style-name="P585" text:outline-level="4"><text:soft-page-break/>Přeskakování propasti</text:h>
      <text:p text:style-name="P347">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040560165" text:style-name="L111">
        <text:list-item>
          <text:p text:style-name="P1086">Je to dost daleko, ale zvládne to každý, kdo nemá vážné zranění a odloží veškerou zátěž.</text:p>
        </text:list-item>
      </text:list>
      <text:p text:style-name="P352"><text:span text:style-name="T1468">Když se tě pak hráč zeptá </text:span><text:span text:style-name="T788">„Jak je to </text:span><text:span text:style-name="T789">ta díra široká</text:span><text:span text:style-name="T788">?“</text:span><text:span text:style-name="T859">, můžeš odpovědět třeba takhle:</text:span></text:p>
      <text:p text:style-name="P306"><text:tab/>„Asi to všichni zvládnete přeskočit, ale je to fakt docela daleko a není tu moc místa k roz<text:span text:style-name="T1469">e</text:span>běhu. <text:span text:style-name="T1470">Bude to dost natěsno.</text:span>“</text:p>
      <text:p text:style-name="P307"><text:span text:style-name="T860">Je možné, že si hráči nesprávně vyloží, co jsi tím popisem myslel. </text:span><text:span text:style-name="T803">Nikdy nepředpokládej, že chce postava dobrovolně skočit do propasti, vždycky hráči </text:span><text:span text:style-name="T861">jasně</text:span><text:span text:style-name="T803"> řekni, že se chce pokusit o něco nemožného, </text:span><text:span text:style-name="T862">respektive smrtelného</text:span><text:span text:style-name="T803">:</text:span></text:p>
      <text:p text:style-name="P308"><text:tab/>„Hele, s batohem na zádech to určitě nedáš.“</text:p>
      <text:p text:style-name="P308"><text:tab/>„Ty chceš skákat s probodnutým břichem? To si můžeš rovnou dole vykopat hrob.“</text:p>
      <text:p text:style-name="P237">Ale můžeš taky říct:</text:p>
      <text:p text:style-name="P309"><text:tab/>„Asi to půjde i s batohem, ale nejspíš se na druhé straně zachytíš jen rukama a nohy ti budou viset dolů.“</text:p>
      <text:p text:style-name="P238">Tímhle popisem dáš hráči možnost překonat překážku za cenu toho, že se dostane do jiné problematické situace. Může to být zajímavé, například pokud postavu někdo pronásleduje.</text:p>
      <text:h text:style-name="P585" text:outline-level="4">Šplhání</text:h>
      <text:p text:style-name="P348">Pro šplhání platí to samé, co pro přeskakování: Nehází se, ale mohou nastat problémy, které bude hráč muset nějak překonat:</text:p>
      <text:list xml:id="list405669688" text:style-name="L112">
        <text:list-item>
          <text:p text:style-name="P1087"><text:soft-page-break/>Stěna je tak příkrá, že na ni bez pomůcek </text:p>
        </text:list-item>
      </text:list>
      <text:h text:style-name="P622" text:outline-level="3">Může vůbec postava <text:span text:style-name="T1471">spadnout</text:span>?</text:h>
      <text:p text:style-name="P349">Postava může <text:span text:style-name="T1472">odněkud</text:span> spadnout jen v jednom z těchto případů:</text:p>
      <text:list xml:id="list2413485695" text:style-name="L113">
        <text:list-item>
          <text:p text:style-name="P1088">J<text:span text:style-name="T1473">d</text:span>e o past <text:span text:style-name="T1474">a hráč neuspěje v hodu na obranu</text:span>.</text:p>
        </text:list-item>
        <text:list-item>
          <text:p text:style-name="P1088">Někdo ji shodí <text:span text:style-name="T1475">(viz akce </text:span><text:span text:style-name="T790">zatlačení</text:span><text:span text:style-name="T1475">)</text:span>.</text:p>
        </text:list-item>
        <text:list-item>
          <text:p text:style-name="P1088">Rozhodne se <text:span text:style-name="T1476">tak</text:span> její hráč.</text:p>
        </text:list-item>
      </text:list>
      <text:h text:style-name="P622" text:outline-level="3"><text:span text:style-name="T1477">R</text:span>ozbilo se ti něco?</text:h>
      <text:p text:style-name="P350">Při různém skákání, <text:span text:style-name="T1478">šplhání</text:span> a padání tě může svádět říct něco ve stylu:</text:p>
      <text:p text:style-name="P350"><text:tab/><text:span text:style-name="T712">„Rozbily se ti ty flakónky, co máš v batohu“.</text:span></text:p>
      <text:p text:style-name="P351">To bys ale dělat neměl. <text:span text:style-name="T1479">Když to totiž řekneš takhle, tak hráči nedáš možnost pro něj nepříjemný výsledek jakkoliv ovlivnit a bude to znít, jako že jsi mu to způsobil ty.</text:span></text:p>
      <text:list xml:id="list1600804796" text:style-name="L114">
        <text:list-item>
          <text:p text:style-name="P1089">Pokud tě napadne předem, že by se postavě mohlo něco rozbít, nabídni to hráči <text:span text:style-name="T1480">jako cenu za bezpečné provedení akce</text:span>:</text:p>
          <text:list>
            <text:list-header>
              <text:p text:style-name="P1065">„Když dole uděláš parakotoul, nic se ti nestane, ale asi to nepřežijou křehké věci, co máš v torně. Chceš to udělat?“</text:p>
            </text:list-header>
          </text:list>
        </text:list-item>
        <text:list-item>
          <text:p text:style-name="P1089">Když tě to napadne až potom, co výsledek popíšeš, neoznamuj to jako hotovou věc, ale nech na hráči, ať si sám rozhodne, co (a jestli) se mu rozbilo:</text:p>
          <text:list>
            <text:list-header>
              <text:p text:style-name="P1066">„<text:span text:style-name="T1481">Hele, jak jsi dole udělal parakotoul, tak jsi určitě dal svý torně zabrat. Nerozbilo se ti něco?</text:span>“</text:p>
            </text:list-header>
          </text:list>
        </text:list-item>
      </text:list>
      <text:p text:style-name="P352"><text:soft-page-break/><text:span text:style-name="T857">Když dáš hráči najevo, že spoléháš na jeho úsudek, </text:span><text:span text:style-name="T858">velmi pravděpodobně si rozbité věci popíše sám. Pokud to ale odmítne, nenuť ho do toho.</text:span></text:p>
      <text:h text:style-name="P667" text:outline-level="2">Vedení soubojů</text:h>
      <text:h text:style-name="Heading_20_3" text:outline-level="3"><text:span text:style-name="T1386">Z</text:span>áměr<text:span text:style-name="T1386">y</text:span></text:h>
      <text:p text:style-name="P313"><text:span text:style-name="T678">T</text:span><text:span text:style-name="T249">ODO (pro PJ): </text:span><text:span text:style-name="T679">Na začá</text:span><text:span text:style-name="T680">t</text:span><text:span text:style-name="T679">ku každého kola boje vždycky </text:span><text:span text:style-name="T681">jednoho po druhém projdi všechny hráče, na každého se</text:span><text:span text:style-name="T679"> </text:span><text:span text:style-name="T681">podívej </text:span><text:span text:style-name="T679">zeptej </text:span><text:span text:style-name="T681">se</text:span><text:span text:style-name="T679">, co </text:span><text:span text:style-name="T682">bude jeho postava dělat</text:span><text:span text:style-name="T679">.</text:span></text:p>
      <text:list xml:id="list3944446664" text:style-name="L115">
        <text:list-item>
          <text:p text:style-name="P1090"><text:span text:style-name="T680">N</text:span><text:span text:style-name="T683">ěkterým hráčům </text:span><text:span text:style-name="T682">totiž</text:span><text:span text:style-name="T683"> může být nepříjemné skákat ostatním do řeči, nebo se neustále hlásit o slovo, což vede k tomu, že většinu hry mlčí a nebaví se. J</text:span><text:span text:style-name="T684">edním z tvých hlavních úkolů </text:span><text:span text:style-name="T683">je zajistit, aby k tomu nedošlo</text:span><text:span text:style-name="T684">. Boj je rozdělen na kola právě proto, abys </text:span><text:span text:style-name="T685">to měl jednodušší</text:span><text:span text:style-name="T684">.</text:span></text:p>
        </text:list-item>
        <text:list-item>
          <text:p text:style-name="P1091"><text:span text:style-name="T684">O</text:span><text:span text:style-name="T249">ční kontakt je velmi důležitý – </text:span><text:span text:style-name="T686">díky němu dáš pasivnějším hráčům jasně najevo, že jsi tam i pro ně. Velice jim tím pomůžeš zapojit se do hry.</text:span></text:p>
        </text:list-item>
      </text:list>
      <text:h text:style-name="Heading_20_3" text:outline-level="3"><text:span text:style-name="T686">H</text:span><text:span text:style-name="T249">ody</text:span></text:h>
      <text:p text:style-name="P47">TODO: Tohle bude jinak – postihy a bonusy si vyjmenovávají hráči.</text:p>
      <text:p text:style-name="P46">Počítej nahlas a vyjmenuj všechno, za co má kdo postih nebo bonus.</text:p>
      <text:p text:style-name="P490">Příklad:</text:p>
      <text:p text:style-name="P552">Ork má 6 základ, +2 za přípravu, -1 za probodnutý rameno a -2, protože na něm ležíš. Takže 5 plus na kostce 3, celkem 8. Kolik máš ty?</text:p>
      <text:p text:style-name="P312">Je to důležité, protože jednak tím dáš hráčům možnost opravit případné chyby a navíc je ujistíš, že to, co protivníkům, dělají, se opravdu projevilo. </text:p>
      <text:h text:style-name="P623" text:outline-level="3"><text:soft-page-break/>Boj s nestvůrami</text:h>
      <text:p text:style-name="P353"><text:span text:style-name="T1482">TODO:</text:span> <text:span text:style-name="T1482">Možná to hodit do kapitoly pro PJ</text:span></text:p>
      <text:p text:style-name="P353">Některé <text:span text:style-name="T1483">obzvláště nebezpečné</text:span> nestvůry používají speciální pravidla.</text:p>
      <text:h text:style-name="P586" text:outline-level="4"><text:bookmark-start text:name="__RefHeading___Toc2537_690236890"/><text:span text:style-name="T1484">V</text:span>ícenásob<text:span text:style-name="T1484">né</text:span> útoky<text:bookmark-end text:name="__RefHeading___Toc2537_690236890"/></text:h>
      <text:p text:style-name="P354">Některé nestvůry, jako třeba obří štír nebo hydra, mají tělo stavěné tak, že mohou současně útočit z několika směrů.</text:p>
      <text:list xml:id="list3899295035" text:style-name="L116">
        <text:list-item>
          <text:p text:style-name="P1092">Tyto nestvůry mohou <text:span text:style-name="T1485">provést více akcí</text:span> v jednom kole, a to i na stejný cíl.</text:p>
        </text:list-item>
      </text:list>
      <text:h text:style-name="P623" text:outline-level="3"><text:bookmark-start text:name="__RefHeading___Toc2539_690236890"/>Zranitelnost nestvůr<text:bookmark-end text:name="__RefHeading___Toc2539_690236890"/></text:h>
      <text:p text:style-name="P48"><text:span text:style-name="T1486">Nezapomeň </text:span>dát hráčům vědět, že jejich <text:span text:style-name="T1486">útok</text:span> má jiný než očekávaný účinek: <text:span text:style-name="T712">„Po zásahu palicí se na soše udělaly pukliny a odpadl z ní velký kus kamene. Vypadá to, že tvoje zbraň je proti ní velmi účinná.“</text:span></text:p>
      <text:h text:style-name="P623" text:outline-level="3">Boj s nehmotným protivníkem</text:h>
      <text:list xml:id="list2776981032" text:style-name="L117">
        <text:list-item>
          <text:p text:style-name="P1093">Může procházet zdmi nebo se třeba někde vynořit ze země.</text:p>
        </text:list-item>
        <text:list-item>
          <text:p text:style-name="P1094">Nemagické zbraně a jiná než duševní kouzla skrz něj projdou a nic mu neudělají.</text:p>
        </text:list-item>
        <text:list-item>
          <text:p text:style-name="P1095">Bránit se proti němu dá pouze Finesou (úhyb) nebo Duší (odolávání). Bonus za zbraň ani štít se nepočítá.</text:p>
        </text:list-item>
        <text:list-item>
          <text:p text:style-name="P962"><text:span text:style-name="T452">Pokud p</text:span><text:span text:style-name="T453">ostava </text:span><text:span text:style-name="T452">nemá </text:span><text:span text:style-name="T454">nehmotnou bytost</text:span><text:span text:style-name="T452"> jak ohrozit, </text:span><text:span text:style-name="T454">tak si proti ní vždycky hází na obranu a nemůže si počítat zbraň</text:span><text:span text:style-name="T455">.</text:span></text:p>
        </text:list-item>
      </text:list>
      <text:h text:style-name="Heading_20_2" text:outline-level="2"><text:soft-page-break/>Smrt hráčských postav</text:h>
      <text:p text:style-name="P186">Pokud jste se dohodli, že ve hře chcete mít možnost smrti hráčských postav, <text:span text:style-name="T1092">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093">jsi umístil</text:span> chodbu, skrz kterou přeskakují blesky, s tím, že něco takového nikdo nemůže přežít. Hráč následně řekne: „Zkusím to proběhnout.“</text:p>
      <text:p text:style-name="P187">V tenhle moment rozhodně nestačí oznámit, že je postava mrtvá, přestože by to k tomu mohlo svádět. <text:span text:style-name="T1094">Zeptej se hráče, proč to chce udělat:</text:span></text:p>
      <text:p text:style-name="Example"><text:span text:style-name="T734">PJ:</text:span><text:span text:style-name="T1094"> </text:span>„<text:span text:style-name="T1094">Uvědomuješ si, doufám, že tohle nemůžeš v žádném případě přežít?“</text:span></text:p>
      <text:p text:style-name="Example"><text:span text:style-name="T712">Hráč:</text:span> „<text:span text:style-name="T1098">Tak to jsem fakt nečekal. </text:span>Myslel jsem, že si normálně hodím na obranu a dá mi to jen nějaký zranění.“</text:p>
      <text:p text:style-name="P188">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65204002" text:style-name="L118">
        <text:list-item>
          <text:p text:style-name="P1096">Aby k takovým situacím nedocházelo, <text:span text:style-name="T1102">tak </text:span><text:span text:style-name="T1104">kdykoliv chce hráč udělat něco zjevně sebevražedného,</text:span><text:span text:style-name="T1103"> vždycky </text:span><text:span text:style-name="T1104">se ho</text:span><text:span text:style-name="T1103"> zeptej, </text:span><text:span text:style-name="T1104">proč to dělá a čeho se tím snaží dosáhnout</text:span>, a ujisti se, že si plně uvědomuje riziko smrti své postavy.</text:p>
        </text:list-item>
      </text:list>
      <text:p text:style-name="P188"><text:soft-page-break/>Hráč se potom může rozhodnout, že to <text:span text:style-name="T1099">i</text:span> přesto riskne. Může <text:span text:style-name="T1096">to také chtít udělat třeba proto, že</text:span> se <text:span text:style-name="T1096">tím jeho</text:span> postava obětuje za ostatní - <text:span text:style-name="T1100">na takovou smrt </text:span>budete <text:span text:style-name="T1096">jistě</text:span> ještě dlouho vzpomínat. V takov<text:span text:style-name="T1097">ých</text:span> případě postava opravdu umře. <text:span text:style-name="T1095">Vždycky se ale ujisti, že to dělá s plným vědomím rizika a nikoliv proto, že si představuje situaci a její důsledky jinak než ty.</text:span></text:p>
      <text:h text:style-name="P668" text:outline-level="2">Vedení kampaně</text:h>
      <text:h text:style-name="P624" text:outline-level="3"><text:span text:style-name="T1597">Začátek hry</text:span></text:h>
      <text:p text:style-name="P1108">Příklady:</text:p>
      <text:list xml:id="list2963925844" text:style-name="L122">
        <text:list-item>
          <text:p text:style-name="P1109">Jedna z postav hledá parťáky na výpravu za pokladem.</text:p>
        </text:list-item>
        <text:list-item>
          <text:p text:style-name="P1109">Postavy společně přijmou nějaký úkol.</text:p>
        </text:list-item>
        <text:list-item>
          <text:p text:style-name="P1109">Postavy společně začínají v nebezpečné situaci: Jsou na potápějící lodi, doprovází karavanu, která je zrovna pod útokem a podobně.</text:p>
        </text:list-item>
      </text:list>
      <text:h text:style-name="Heading_20_3" text:outline-level="3">Růst síly postav</text:h>
      <text:p text:style-name="P356">Postavy v Dračáku začínají jako čerstvě zaškolení dobrodruzi a s tím, jak zažívají dobrodružství, získávají nové, silnější schopnosti a dokáží porazit silnější protivníky.<text:line-break/><text:tab/><text:span text:style-name="T1487">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636" text:outline-level="1">Domlouvání hry</text:h>
      <text:list xml:id="list3005834141" text:style-name="L119">
        <text:list-item>
          <text:p text:style-name="P1097">Pokud nemůžeš nebo nechceš na hru dorazit, řekni to ostatním co nejdřív, ať si mohou udělat jiné plány.</text:p>
        </text:list-item>
        <text:list-item>
          <text:p text:style-name="P1097">Dejte vždycky všem hráčům vědět, že je hra zrušená, ať se na ní někdo netrmácí zbytečně.</text:p>
        </text:list-item>
        <text:list-item>
          <text:p text:style-name="P1098">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75b96"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06T15:38:58.552000000</dc:date>
    <meta:print-date>2113-01-01T00:00:00</meta:print-date>
    <meta:editing-cycles>15643</meta:editing-cycles>
    <meta:editing-duration>P46DT31M58S</meta:editing-duration>
    <meta:generator>LibreOffice/6.0.5.2$Windows_X86_64 LibreOffice_project/54c8cbb85f300ac59db32fe8a675ff7683cd5a16</meta:generator>
    <dc:creator>York </dc:creator>
    <meta:document-statistic meta:table-count="0" meta:image-count="0" meta:object-count="0" meta:page-count="156" meta:paragraph-count="1635" meta:word-count="28201" meta:character-count="168468" meta:non-whitespace-character-count="142148"/>
  </office:meta>
</office:document-meta>
</file>